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01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33.0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322.04pt"/>
    </style:style>
    <style:style style:name="co7" style:family="table-column">
      <style:table-column-properties fo:break-before="auto" style:column-width="136.01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67.01pt"/>
    </style:style>
    <style:style style:name="co10" style:family="table-column">
      <style:table-column-properties fo:break-before="auto" style:column-width="85.01pt"/>
    </style:style>
    <style:style style:name="co11" style:family="table-column">
      <style:table-column-properties fo:break-before="auto" style:column-width="108pt"/>
    </style:style>
    <style:style style:name="co12" style:family="table-column">
      <style:table-column-properties fo:break-before="auto" style:column-width="94.99pt"/>
    </style:style>
    <style:style style:name="co13" style:family="table-column">
      <style:table-column-properties fo:break-before="auto" style:column-width="74.01pt"/>
    </style:style>
    <style:style style:name="co14" style:family="table-column">
      <style:table-column-properties fo:break-before="auto" style:column-width="87pt"/>
    </style:style>
    <style:style style:name="co15" style:family="table-column">
      <style:table-column-properties fo:break-before="auto" style:column-width="119.99pt"/>
    </style:style>
    <style:style style:name="co16" style:family="table-column">
      <style:table-column-properties fo:break-before="auto" style:column-width="151.99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84.99pt"/>
    </style:style>
    <style:style style:name="co19" style:family="table-column">
      <style:table-column-properties fo:break-before="auto" style:column-width="151.06pt"/>
    </style:style>
    <style:style style:name="co20" style:family="table-column">
      <style:table-column-properties fo:break-before="auto" style:column-width="61pt"/>
    </style:style>
    <style:style style:name="co21" style:family="table-column">
      <style:table-column-properties fo:break-before="auto" style:column-width="87.99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5.25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0.76pt" fo:break-before="auto" style:use-optimal-row-height="true"/>
    </style:style>
    <style:style style:name="ro6" style:family="table-row">
      <style:table-row-properties style:row-height="21.74pt" fo:break-before="auto" style:use-optimal-row-height="false"/>
    </style:style>
    <style:style style:name="ro7" style:family="table-row">
      <style:table-row-properties style:row-height="45.75pt" fo:break-before="auto" style:use-optimal-row-height="true"/>
    </style:style>
    <style:style style:name="ro8" style:family="table-row">
      <style:table-row-properties style:row-height="37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style:rotation-align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e7e6e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fo:background-color="#e7e6e6" style:rotation-align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4" style:family="table-cell" style:parent-style-name="Default">
      <style:table-cell-properties fo:border-bottom="none" fo:background-color="#b4c6e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 style:data-style-name="N125">
      <style:table-cell-properties style:rotation-align="none"/>
    </style:style>
    <style:style style:name="ce4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style:rotation-align="non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6" style:family="table-cell" style:parent-style-name="Default">
      <style:table-cell-properties fo:border-bottom="none" fo:background-color="#e7e6e6" style:diagonal-bl-tr="none" style:diagonal-tl-br="none" fo:border-left="0.74pt solid #000000" fo:border-right="none" style:rotation-align="none" fo:border-top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27">
      <style:table-cell-properties style:rotation-align="none"/>
    </style:style>
    <style:style style:name="ce51" style:family="table-cell" style:parent-style-name="Default" style:data-style-name="N127">
      <style:table-cell-properties fo:border-bottom="none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solid" svg:stroke-width="0.74pt" svg:stroke-color="#000000" draw:stroke-linejoin="miter" draw:fill="solid" draw:fill-color="#ffffff" draw:textarea-vertical-align="top" draw:auto-grow-height="false" fo:min-height="742.9pt" fo:min-width="1301.64pt" fo:padding-top="3.54pt" fo:padding-bottom="3.54pt" fo:padding-left="7.09pt" fo:padding-right="7.09pt" fo:wrap-option="wrap"/>
    </style:style>
    <style:style style:name="gr2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742.88pt" fo:min-width="981.38pt" fo:padding-top="3.54pt" fo:padding-bottom="3.54pt" fo:padding-left="7.09pt" fo:padding-right="7.09pt" fo:wrap-option="wrap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0.6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2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8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1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0.3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0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#REF!.$A$1:.$A$1048576])" table:allow-empty-cell="true" table:display-list="unsorted" table:base-cell-address="Building_data_audits_2.F11">
          <table:help-message table:title="Building serie" table:display="true"/>
          <table:error-message table:message-type="stop" table:display="true"/>
        </table:content-validation>
        <table:content-validation table:name="val2" table:base-cell-address="Building_data_audits_2.G6">
          <table:help-message table:title="Building serie" table:display="true"/>
          <table:error-message table:message-type="stop" table:display="true"/>
        </table:content-validation>
        <table:content-validation table:name="val3" table:condition="of:cell-content-is-in-list([$#REF!.$A$1:.$A$1048576])" table:allow-empty-cell="true" table:display-list="unsorted" table:base-cell-address="Building_data_audits_2.O6">
          <table:help-message table:display="true"/>
          <table:error-message table:message-type="stop" table:display="true"/>
        </table:content-validation>
        <table:content-validation table:name="val4" table:condition="of:cell-content-is-in-list([$#REF!.$A$10:.$A$12])" table:allow-empty-cell="true" table:display-list="unsorted" table:base-cell-address="Building_data_audits_2.W6">
          <table:help-message table:display="true"/>
          <table:error-message table:message-type="stop" table:display="true"/>
        </table:content-validation>
        <table:content-validation table:name="val5" table:condition="of:cell-content-is-in-list([$#REF!.$A$15:.$A$18])" table:allow-empty-cell="true" table:display-list="unsorted" table:base-cell-address="Building_data_audits_2.X6">
          <table:help-message table:display="true"/>
          <table:error-message table:message-type="stop" table:display="true"/>
        </table:content-validation>
      </table:content-validations>
      <table:table table:name="Building_data_audit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number-columns-repeated="985" table:default-cell-style-name="Default"/>
        <table:table-row table:style-name="ro1">
          <table:table-cell>
            <draw:custom-shape table:end-cell-address="Building_data_audits_2.L37" table:end-x="18.71pt" table:end-y="8.99pt" draw:z-index="23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3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3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3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3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3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3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4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5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6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7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8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29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0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1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2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3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4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5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6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7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8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39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0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1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2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3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4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6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7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8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59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60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61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62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63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64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L37" table:end-x="18.71pt" table:end-y="8.99pt" draw:z-index="465" draw:name="_x0000_t202" draw:style-name="gr1" draw:text-style-name="P1" drawooo:display="printer" svg:width="1315.79pt" svg:height="749.96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2.H37" table:end-x="13.46pt" table:end-y="8.99pt" draw:z-index="466" draw:name="AutoShape 46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67" draw:name="AutoShape 46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68" draw:name="AutoShape 46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69" draw:name="AutoShape 46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0" draw:name="AutoShape 45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1" draw:name="AutoShape 45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2" draw:name="AutoShape 45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3" draw:name="AutoShape 45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4" draw:name="AutoShape 45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5" draw:name="AutoShape 44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6" draw:name="AutoShape 44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7" draw:name="AutoShape 44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8" draw:name="AutoShape 44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79" draw:name="AutoShape 44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0" draw:name="AutoShape 43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1" draw:name="AutoShape 43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2" draw:name="AutoShape 43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3" draw:name="AutoShape 43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4" draw:name="AutoShape 43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5" draw:name="AutoShape 42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6" draw:name="AutoShape 42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7" draw:name="AutoShape 42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8" draw:name="AutoShape 42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89" draw:name="AutoShape 42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0" draw:name="AutoShape 41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1" draw:name="AutoShape 41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2" draw:name="AutoShape 41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3" draw:name="AutoShape 41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4" draw:name="AutoShape 41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5" draw:name="AutoShape 40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6" draw:name="AutoShape 40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7" draw:name="AutoShape 40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8" draw:name="AutoShape 40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499" draw:name="AutoShape 40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0" draw:name="AutoShape 39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1" draw:name="AutoShape 39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2" draw:name="AutoShape 39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3" draw:name="AutoShape 39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4" draw:name="AutoShape 39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5" draw:name="AutoShape 38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6" draw:name="AutoShape 38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7" draw:name="AutoShape 38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8" draw:name="AutoShape 38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09" draw:name="AutoShape 38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0" draw:name="AutoShape 37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1" draw:name="AutoShape 37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2" draw:name="AutoShape 37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3" draw:name="AutoShape 37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4" draw:name="AutoShape 37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5" draw:name="AutoShape 36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6" draw:name="AutoShape 36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7" draw:name="AutoShape 36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8" draw:name="AutoShape 36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19" draw:name="AutoShape 36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0" draw:name="AutoShape 35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1" draw:name="AutoShape 35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2" draw:name="AutoShape 35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3" draw:name="AutoShape 35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4" draw:name="AutoShape 35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5" draw:name="AutoShape 34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6" draw:name="AutoShape 34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7" draw:name="AutoShape 34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8" draw:name="AutoShape 34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29" draw:name="AutoShape 34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0" draw:name="AutoShape 33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1" draw:name="AutoShape 33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2" draw:name="AutoShape 33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3" draw:name="AutoShape 33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4" draw:name="AutoShape 33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5" draw:name="AutoShape 32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6" draw:name="AutoShape 32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7" draw:name="AutoShape 32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8" draw:name="AutoShape 32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39" draw:name="AutoShape 32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0" draw:name="AutoShape 31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1" draw:name="AutoShape 31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2" draw:name="AutoShape 31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3" draw:name="AutoShape 31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4" draw:name="AutoShape 31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5" draw:name="AutoShape 30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6" draw:name="AutoShape 30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7" draw:name="AutoShape 30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8" draw:name="AutoShape 30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49" draw:name="AutoShape 30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0" draw:name="AutoShape 29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1" draw:name="AutoShape 29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2" draw:name="AutoShape 29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3" draw:name="AutoShape 29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4" draw:name="AutoShape 29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5" draw:name="AutoShape 28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6" draw:name="AutoShape 28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7" draw:name="AutoShape 28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8" draw:name="AutoShape 28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59" draw:name="AutoShape 28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0" draw:name="AutoShape 27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1" draw:name="AutoShape 27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2" draw:name="AutoShape 27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3" draw:name="AutoShape 27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4" draw:name="AutoShape 27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5" draw:name="AutoShape 26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6" draw:name="AutoShape 26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7" draw:name="AutoShape 26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8" draw:name="AutoShape 26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69" draw:name="AutoShape 26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0" draw:name="AutoShape 25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1" draw:name="AutoShape 25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2" draw:name="AutoShape 25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3" draw:name="AutoShape 25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4" draw:name="AutoShape 25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5" draw:name="AutoShape 24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6" draw:name="AutoShape 24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7" draw:name="AutoShape 24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8" draw:name="AutoShape 24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79" draw:name="AutoShape 24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0" draw:name="AutoShape 23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1" draw:name="AutoShape 23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2" draw:name="AutoShape 23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3" draw:name="AutoShape 23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4" draw:name="AutoShape 23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5" draw:name="AutoShape 22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6" draw:name="AutoShape 22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7" draw:name="AutoShape 22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8" draw:name="AutoShape 22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89" draw:name="AutoShape 22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0" draw:name="AutoShape 21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1" draw:name="AutoShape 21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2" draw:name="AutoShape 21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3" draw:name="AutoShape 21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4" draw:name="AutoShape 21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5" draw:name="AutoShape 20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6" draw:name="AutoShape 20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7" draw:name="AutoShape 20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8" draw:name="AutoShape 20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599" draw:name="AutoShape 20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0" draw:name="AutoShape 19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1" draw:name="AutoShape 19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2" draw:name="AutoShape 19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3" draw:name="AutoShape 19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4" draw:name="AutoShape 19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5" draw:name="AutoShape 18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6" draw:name="AutoShape 18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7" draw:name="AutoShape 18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8" draw:name="AutoShape 18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09" draw:name="AutoShape 18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0" draw:name="AutoShape 17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1" draw:name="AutoShape 17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2" draw:name="AutoShape 17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3" draw:name="AutoShape 17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4" draw:name="AutoShape 17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5" draw:name="AutoShape 16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6" draw:name="AutoShape 16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7" draw:name="AutoShape 16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8" draw:name="AutoShape 16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19" draw:name="AutoShape 16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0" draw:name="AutoShape 15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1" draw:name="AutoShape 15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2" draw:name="AutoShape 15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3" draw:name="AutoShape 15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4" draw:name="AutoShape 15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5" draw:name="AutoShape 14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6" draw:name="AutoShape 14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7" draw:name="AutoShape 14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8" draw:name="AutoShape 14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29" draw:name="AutoShape 14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0" draw:name="AutoShape 13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1" draw:name="AutoShape 13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2" draw:name="AutoShape 13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3" draw:name="AutoShape 13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4" draw:name="AutoShape 13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5" draw:name="AutoShape 12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6" draw:name="AutoShape 12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7" draw:name="AutoShape 12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8" draw:name="AutoShape 12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39" draw:name="AutoShape 12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0" draw:name="AutoShape 11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1" draw:name="AutoShape 11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2" draw:name="AutoShape 11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3" draw:name="AutoShape 11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4" draw:name="AutoShape 11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5" draw:name="AutoShape 10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6" draw:name="AutoShape 10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7" draw:name="AutoShape 10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8" draw:name="AutoShape 10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49" draw:name="AutoShape 10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0" draw:name="AutoShape 9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1" draw:name="AutoShape 9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2" draw:name="AutoShape 9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3" draw:name="AutoShape 9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4" draw:name="AutoShape 9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5" draw:name="AutoShape 8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6" draw:name="AutoShape 8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7" draw:name="AutoShape 8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8" draw:name="AutoShape 8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59" draw:name="AutoShape 8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0" draw:name="AutoShape 7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1" draw:name="AutoShape 7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2" draw:name="AutoShape 7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3" draw:name="AutoShape 7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4" draw:name="AutoShape 7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5" draw:name="AutoShape 6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6" draw:name="AutoShape 6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7" draw:name="AutoShape 6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8" draw:name="AutoShape 6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69" draw:name="AutoShape 6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0" draw:name="AutoShape 5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1" draw:name="AutoShape 5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2" draw:name="AutoShape 5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3" draw:name="AutoShape 5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4" draw:name="AutoShape 5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5" draw:name="AutoShape 4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6" draw:name="AutoShape 4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7" draw:name="AutoShape 4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8" draw:name="AutoShape 4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79" draw:name="AutoShape 4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0" draw:name="AutoShape 3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1" draw:name="AutoShape 3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2" draw:name="AutoShape 3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3" draw:name="AutoShape 3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4" draw:name="AutoShape 3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5" draw:name="AutoShape 2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6" draw:name="AutoShape 2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7" draw:name="AutoShape 2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8" draw:name="AutoShape 2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89" draw:name="AutoShape 2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0" draw:name="AutoShape 1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1" draw:name="AutoShape 1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2" draw:name="AutoShape 1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3" draw:name="AutoShape 1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4" draw:name="AutoShape 10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5" draw:name="AutoShape 8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6" draw:name="AutoShape 6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7" draw:name="AutoShape 4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  <draw:custom-shape table:end-cell-address="Building_data_audits_2.H37" table:end-x="13.46pt" table:end-y="8.99pt" draw:z-index="698" draw:name="AutoShape 2" draw:style-name="gr2" draw:text-style-name="P1" svg:width="995.56pt" svg:height="749.96pt" svg:x="0pt" svg:y="0pt">
              <text:p/>
              <draw:enhanced-geometry draw:mirror-horizontal="false" draw:mirror-vertical="false" draw:text-areas="0 0 0 0" svg:viewBox="0 0 12644011 9524701" draw:type="ooxml-non-primitive" draw:enhanced-path="M"/>
            </draw:custom-shape>
          </table:table-cell>
          <table:table-cell table:number-columns-repeated="2"/>
          <table:table-cell table:style-name="ce12" office:value-type="string" calcext:value-type="string" table:number-columns-spanned="14" table:number-rows-spanned="1">
            <text:p>Building characteristics</text:p>
          </table:table-cell>
          <table:covered-table-cell table:number-columns-repeated="13" table:style-name="ce12"/>
          <table:table-cell table:style-name="ce12" office:value-type="string" calcext:value-type="string" table:number-columns-spanned="15" table:number-rows-spanned="1">
            <text:p>Energy use calculation data from energy audit</text:p>
          </table:table-cell>
          <table:covered-table-cell table:number-columns-repeated="14" table:style-name="ce12"/>
          <table:table-cell table:style-name="ce49" office:value-type="string" calcext:value-type="string" table:number-columns-spanned="2" table:number-rows-spanned="1">
            <text:p>Projected investment costs (estimations from energy audit) </text:p>
          </table:table-cell>
          <table:covered-table-cell table:style-name="ce49"/>
          <table:table-cell table:number-columns-repeated="990"/>
        </table:table-row>
        <table:table-row table:style-name="ro2">
          <table:table-cell table:number-columns-repeated="3"/>
          <table:table-cell table:style-name="ce13"/>
          <table:table-cell table:style-name="ce18" table:number-columns-repeated="12"/>
          <table:table-cell table:style-name="ce35"/>
          <table:table-cell table:style-name="ce37"/>
          <table:table-cell table:style-name="ce41" table:number-columns-repeated="4"/>
          <table:table-cell table:style-name="ce37"/>
          <table:table-cell table:style-name="ce41" table:number-columns-repeated="7"/>
          <table:table-cell table:style-name="ce37"/>
          <table:table-cell table:style-name="ce48"/>
          <table:table-cell table:style-name="ce37"/>
          <table:table-cell table:style-name="ce48"/>
          <table:table-cell table:number-columns-repeated="990"/>
        </table:table-row>
        <table:table-row table:style-name="ro2">
          <table:table-cell table:number-columns-repeated="3"/>
          <table:table-cell table:style-name="ce14" office:value-type="string" calcext:value-type="string">
            <text:p>*Values in red inserted by the user</text:p>
          </table:table-cell>
          <table:table-cell table:style-name="ce19" table:number-columns-repeated="12"/>
          <table:table-cell table:style-name="ce36"/>
          <table:table-cell table:style-name="ce38" office:value-type="string" calcext:value-type="string" table:number-columns-spanned="5" table:number-rows-spanned="1">
            <text:p>Information on calculation zones and groups of premises</text:p>
          </table:table-cell>
          <table:covered-table-cell table:number-columns-repeated="4" table:style-name="ce38"/>
          <table:table-cell table:style-name="ce38" office:value-type="string" calcext:value-type="string" table:number-columns-spanned="8" table:number-rows-spanned="1">
            <text:p>Distribution of energy consumption (Enerģijas patēriņa sadalījums)</text:p>
          </table:table-cell>
          <table:covered-table-cell table:number-columns-repeated="7" table:style-name="ce38"/>
          <table:table-cell table:style-name="ce38" office:value-type="string" calcext:value-type="string" table:number-columns-spanned="2" table:number-rows-spanned="1">
            <text:p>Building envelope</text:p>
          </table:table-cell>
          <table:covered-table-cell table:style-name="ce38"/>
          <table:table-cell table:style-name="ce38" table:number-columns-spanned="2" table:number-rows-spanned="1"/>
          <table:covered-table-cell table:style-name="ce38"/>
          <table:table-cell table:number-columns-repeated="990"/>
        </table:table-row>
        <table:table-row table:style-name="ro3">
          <table:table-cell table:style-name="ce2" office:value-type="string" calcext:value-type="string">
            <text:p>Sample data set</text:p>
          </table:table-cell>
          <table:table-cell table:style-name="ce2"/>
          <table:table-cell table:style-name="ce8"/>
          <table:table-cell table:style-name="ce15" office:value-type="string" calcext:value-type="string">
            <office:annotation draw:style-name="gr3" draw:text-style-name="P3" svg:width="134.25pt" svg:height="236.32pt" svg:x="412.3pt" svg:y="3.32pt" draw:caption-point-x="-11.54pt" draw:caption-point-y="64.46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Šīs vērtības ievada rīka lietotājs/ User inserts these values</text:p>
            </office:annotation>
            <text:p>Address</text:p>
          </table:table-cell>
          <table:table-cell table:style-name="ce15" office:value-type="string" calcext:value-type="string">
            <text:p>Cadaster number</text:p>
          </table:table-cell>
          <table:table-cell table:style-name="ce15" office:value-type="string" calcext:value-type="string">
            <text:p>Type of apartment building (building serie)</text:p>
          </table:table-cell>
          <table:table-cell table:style-name="ce24" office:value-type="string" calcext:value-type="string">
            <text:p>Building Serie Code</text:p>
          </table:table-cell>
          <table:table-cell table:style-name="ce15" office:value-type="string" calcext:value-type="string">
            <text:p>Building length</text:p>
          </table:table-cell>
          <table:table-cell table:style-name="ce15" office:value-type="string" calcext:value-type="string">
            <text:p>Building width</text:p>
          </table:table-cell>
          <table:table-cell table:style-name="ce15" office:value-type="string" calcext:value-type="string">
            <text:p>Building height </text:p>
          </table:table-cell>
          <table:table-cell table:style-name="ce26" office:value-type="string" calcext:value-type="string">
            <office:annotation draw:style-name="gr5" draw:text-style-name="P3" svg:width="129.26pt" svg:height="364.45pt" svg:x="1308.33pt" svg:y="0pt" draw:caption-point-x="-11.54pt" draw:caption-point-y="67.78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nodefinēt pašiem attiecīgajām sērijām</text:p>
              <text:p text:style-name="P2">Reply:</text:p>
              <text:p text:style-name="P2"><text:s text:c="4"/>vai nu ievada iedzīvotājs, vai AI paņem pēc atbilstošās sērijas</text:p>
              <text:p text:style-name="P2">Reply:</text:p>
              <text:p text:style-name="P2"><text:s text:c="4"/>Either entered by the user or autofilled depending on the selected serie</text:p>
            </office:annotation>
            <text:p>Avg. indoor height</text:p>
          </table:table-cell>
          <table:table-cell table:style-name="ce26" office:value-type="string" calcext:value-type="string">
            <text:p>Heated area</text:p>
          </table:table-cell>
          <table:table-cell table:style-name="ce30" office:value-type="string" calcext:value-type="string">
            <text:p>Building volume</text:p>
          </table:table-cell>
          <table:table-cell table:style-name="ce15" office:value-type="string" calcext:value-type="string">
            <text:p>Number of floors (excl basement)</text:p>
          </table:table-cell>
          <table:table-cell table:style-name="ce32" office:value-type="string" calcext:value-type="string">
            <text:p>Type of heating</text:p>
          </table:table-cell>
          <table:table-cell table:style-name="ce34" office:value-type="string" calcext:value-type="string">
            <office:annotation draw:style-name="gr7" draw:text-style-name="P3" svg:width="147.74pt" svg:height="223.51pt" svg:x="1789.34pt" svg:y="0pt" draw:caption-point-x="-11.54pt" draw:caption-point-y="67.78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Nav būtiski AI rīkam, taču būtiski apkopot priekš REA</text:p>
            </office:annotation>
            <text:p>Building operating year</text:p>
          </table:table-cell>
          <table:table-cell table:style-name="ce34" office:value-type="string" calcext:value-type="string">
            <office:annotation draw:style-name="gr7" draw:text-style-name="P3" svg:width="144.99pt" svg:height="223.51pt" svg:x="1874.35pt" svg:y="0pt" draw:caption-point-x="-11.54pt" draw:caption-point-y="67.78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Nav būtiski AI rīkam, taču būtiski apkopot priekš REA</text:p>
            </office:annotation>
            <text:p>Number of apartments</text:p>
          </table:table-cell>
          <table:table-cell table:style-name="ce2" office:value-type="string" calcext:value-type="string">
            <text:p>Total area (calculation)</text:p>
          </table:table-cell>
          <table:table-cell table:style-name="ce42" office:value-type="string" calcext:value-type="string">
            <text:p>Building volume (calculation)</text:p>
          </table:table-cell>
          <table:table-cell table:style-name="ce42" office:value-type="string" calcext:value-type="string">
            <text:p>Calculation temperature</text:p>
          </table:table-cell>
          <table:table-cell table:style-name="ce2" office:value-type="string" calcext:value-type="string">
            <text:p>Length of the heating period</text:p>
          </table:table-cell>
          <table:table-cell table:style-name="ce2" office:value-type="string" calcext:value-type="string">
            <text:p>Air exchange (methodologically accepted in the audit)</text:p>
          </table:table-cell>
          <table:table-cell table:style-name="ce44" office:value-type="string" calcext:value-type="string">
            <text:p>Heating system type </text:p>
          </table:table-cell>
          <table:table-cell table:style-name="ce2" office:value-type="string" calcext:value-type="string">
            <text:p>Hot water system</text:p>
          </table:table-cell>
          <table:table-cell table:style-name="ce47" office:value-type="string" calcext:value-type="string">
            <text:p>Heating system energy consumption (average annual)</text:p>
          </table:table-cell>
          <table:table-cell table:style-name="ce47" office:value-type="string" calcext:value-type="string">
            <text:p>Hot water preparation energy consumption (average annual)</text:p>
          </table:table-cell>
          <table:table-cell table:style-name="ce47" office:value-type="string" calcext:value-type="string">
            <text:p>Total energy consumption</text:p>
          </table:table-cell>
          <table:table-cell table:style-name="ce2" office:value-type="string" calcext:value-type="string">
            <text:p>Benefit utilization factor (Ieguvumu</text:p>
            <text:p>izmantošanas</text:p>
            <text:p>koeficients)</text:p>
          </table:table-cell>
          <table:table-cell table:style-name="ce30" office:value-type="string" calcext:value-type="string">
            <text:p>Kopējie</text:p>
            <text:p>siltuma</text:p>
            <text:p>ieguvumi</text:p>
          </table:table-cell>
          <table:table-cell table:style-name="ce30" office:value-type="string" calcext:value-type="string">
            <text:p>Kopējie</text:p>
            <text:p>siltuma</text:p>
            <text:p>ieguvumi</text:p>
          </table:table-cell>
          <table:table-cell table:style-name="ce2" office:value-type="string" calcext:value-type="string">
            <text:p>Structure heat loss coefficient</text:p>
          </table:table-cell>
          <table:table-cell table:style-name="ce30" office:value-type="string" calcext:value-type="string">
            <text:p>Energy consumption = 10 x 9 x number of heating days x hours</text:p>
          </table:table-cell>
          <table:table-cell table:style-name="ce2" office:value-type="string" calcext:value-type="string">
            <text:p>Total renovation cost</text:p>
          </table:table-cell>
          <table:table-cell table:style-name="ce30" office:value-type="string" calcext:value-type="string">
            <text:p>Total renovation cost per m2</text:p>
          </table:table-cell>
          <table:table-cell table:style-name="ce2" table:number-columns-repeated="990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Units</text:p>
          </table:table-cell>
          <table:table-cell table:style-name="ce16" office:value-type="string" calcext:value-type="string">
            <text:p>[text]</text:p>
          </table:table-cell>
          <table:table-cell table:style-name="ce20" office:value-type="string" calcext:value-type="string">
            <text:p>[number]</text:p>
          </table:table-cell>
          <table:table-cell table:style-name="ce23" office:value-type="string" calcext:value-type="string">
            <text:p>[building serie]</text:p>
          </table:table-cell>
          <table:table-cell table:style-name="ce23" office:value-type="string" calcext:value-type="string">
            <text:p>Building Serie Code</text:p>
          </table:table-cell>
          <table:table-cell table:number-columns-repeated="3" table:style-name="ce23" office:value-type="string" calcext:value-type="string">
            <text:p>[m] </text:p>
          </table:table-cell>
          <table:table-cell table:style-name="ce27" office:value-type="string" calcext:value-type="string">
            <text:p>[m]</text:p>
          </table:table-cell>
          <table:table-cell table:style-name="ce29" office:value-type="string" calcext:value-type="string">
            <text:p>[m2]</text:p>
          </table:table-cell>
          <table:table-cell table:style-name="ce31" office:value-type="string" calcext:value-type="string">
            <text:p>[m3]</text:p>
          </table:table-cell>
          <table:table-cell table:style-name="ce23" office:value-type="string" calcext:value-type="string">
            <text:p>[number]</text:p>
          </table:table-cell>
          <table:table-cell table:style-name="ce23" office:value-type="string" calcext:value-type="string">
            <text:p>[type]</text:p>
          </table:table-cell>
          <table:table-cell table:style-name="ce23" office:value-type="string" calcext:value-type="string">
            <text:p>[year]</text:p>
          </table:table-cell>
          <table:table-cell table:style-name="ce9" office:value-type="string" calcext:value-type="string">
            <text:p>[number]</text:p>
          </table:table-cell>
          <table:table-cell table:style-name="ce39" office:value-type="string" calcext:value-type="string">
            <text:p>[m2]</text:p>
          </table:table-cell>
          <table:table-cell table:style-name="ce9" office:value-type="string" calcext:value-type="string">
            <text:p>[m3]</text:p>
          </table:table-cell>
          <table:table-cell table:style-name="ce9" office:value-type="string" calcext:value-type="string">
            <text:p>[oC]</text:p>
          </table:table-cell>
          <table:table-cell table:style-name="ce9" office:value-type="string" calcext:value-type="string">
            <text:p>[days] </text:p>
          </table:table-cell>
          <table:table-cell table:style-name="ce23" office:value-type="string" calcext:value-type="string">
            <text:p>[1/h]</text:p>
          </table:table-cell>
          <table:table-cell table:style-name="ce9" office:value-type="string" calcext:value-type="string">
            <text:p>[single or double pipe]</text:p>
          </table:table-cell>
          <table:table-cell table:style-name="ce39" office:value-type="string" calcext:value-type="string">
            <text:p>[district heating or electricity]</text:p>
          </table:table-cell>
          <table:table-cell table:number-columns-repeated="3" table:style-name="ce39" office:value-type="string" calcext:value-type="string">
            <text:p>[annual kWh]</text:p>
          </table:table-cell>
          <table:table-cell table:style-name="ce39" office:value-type="string" calcext:value-type="string">
            <text:p>[coeficient]</text:p>
          </table:table-cell>
          <table:table-cell table:style-name="ce39" office:value-type="string" calcext:value-type="string">
            <text:p>[annual kWh]</text:p>
          </table:table-cell>
          <table:table-cell table:style-name="ce39" office:value-type="string" calcext:value-type="string">
            <text:p>kWh/m2</text:p>
          </table:table-cell>
          <table:table-cell table:style-name="ce39" office:value-type="string" calcext:value-type="string">
            <text:p>W/K</text:p>
          </table:table-cell>
          <table:table-cell table:style-name="ce39" office:value-type="string" calcext:value-type="string">
            <text:p>kwh</text:p>
          </table:table-cell>
          <table:table-cell table:style-name="ce39" office:value-type="string" calcext:value-type="string">
            <text:p>[EUR]</text:p>
          </table:table-cell>
          <table:table-cell table:style-name="ce39" office:value-type="string" calcext:value-type="string">
            <text:p>[EUR/m2]</text:p>
          </table:table-cell>
          <table:table-cell table:style-name="ce3" table:number-columns-repeated="990"/>
        </table:table-row>
        <table:table-row table:style-name="ro5">
          <table:table-cell table:style-name="ce4" office:value-type="string" calcext:value-type="string">
            <text:p>BUILDING A</text:p>
          </table:table-cell>
          <table:table-cell/>
          <table:table-cell table:style-name="ce10"/>
          <table:table-cell office:value-type="string" calcext:value-type="string">
            <text:p>Nīcgales iela 4, Rīga, LV-1035</text:p>
          </table:table-cell>
          <table:table-cell table:style-name="ce21" office:value-type="float" office:value="1000702031001" calcext:value-type="float">
            <text:p>1000702031001</text:p>
          </table:table-cell>
          <table:table-cell table:content-validation-name="val1" office:value-type="string" calcext:value-type="string">
            <text:p>Čehu projekts</text:p>
          </table:table-cell>
          <table:table-cell table:style-name="ce25" table:content-validation-name="val2" table:formula="of:=VLOOKUP([.F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table:content-validation-name="val1" office:value-type="float" office:value="166.65" calcext:value-type="float">
            <text:p>166.65</text:p>
          </table:table-cell>
          <table:table-cell office:value-type="float" office:value="9.78" calcext:value-type="float">
            <text:p>9.78</text:p>
          </table:table-cell>
          <table:table-cell office:value-type="float" office:value="25.7" calcext:value-type="float">
            <text:p>25.7</text:p>
          </table:table-cell>
          <table:table-cell table:style-name="ce28" table:formula="of:=VLOOKUP([.F6];['file:///home/mixalako/Documents/EPU/rea-uc/datasets/Dataset-for-AI-tool_renovated-buildings-AUDITIEM-AR-1-ZONU-228-auditi-updated_ENG.xlsx'#$'Building series'.A$1:.C$1048576];2;0)" office:value-type="float" office:value="2.49" calcext:value-type="float">
            <text:p>2.49</text:p>
          </table:table-cell>
          <table:table-cell office:value-type="float" office:value="2000" calcext:value-type="float">
            <text:p>2000</text:p>
          </table:table-cell>
          <table:table-cell table:style-name="ce10" table:formula="of:=[.L6]*[.K6]" office:value-type="float" office:value="4980" calcext:value-type="float">
            <text:p>4980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7.33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Other</text:p>
          </table:table-cell>
          <table:table-cell office:value-type="string" calcext:value-type="string">
            <text:p>n/a</text:p>
          </table:table-cell>
          <table:table-cell table:style-name="ce10" office:value-type="float" office:value="252" calcext:value-type="float">
            <text:p>252</text:p>
          </table:table-cell>
          <table:table-cell table:style-name="ce40" office:value-type="float" office:value="13916.2" calcext:value-type="float">
            <text:p>13916.2</text:p>
          </table:table-cell>
          <table:table-cell office:value-type="float" office:value="35625.5" calcext:value-type="float">
            <text:p>35625.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350237.7" calcext:value-type="float">
            <text:p>1350237.7</text:p>
          </table:table-cell>
          <table:table-cell office:value-type="float" office:value="828677.3" calcext:value-type="float">
            <text:p>828677.3</text:p>
          </table:table-cell>
          <table:table-cell table:formula="of:=SUM([.Y6:.Z6])" office:value-type="float" office:value="2178915" calcext:value-type="float">
            <text:p>2178915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/>
          <table:table-cell table:formula="of:=['file:///home/mixalako/Documents/EPU/rea-uc/datasets/Dataset-for-AI-tool_renovated-buildings-AUDITIEM-AR-1-ZONU-228-auditi-updated_ENG.xlsx'#$'Building envelope'.D24]" office:value-type="float" office:value="15357.6" calcext:value-type="float">
            <text:p>15357.6</text:p>
          </table:table-cell>
          <table:table-cell table:style-name="ce10" table:formula="of:=['file:///home/mixalako/Documents/EPU/rea-uc/datasets/Dataset-for-AI-tool_renovated-buildings-AUDITIEM-AR-1-ZONU-228-auditi-updated_ENG.xlsx'#$'Building envelope'.E24]" office:value-type="float" office:value="1394570.6" calcext:value-type="float">
            <text:p>1394570.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]" office:value-type="currency" office:currency="EUR" office:value="1466500" calcext:value-type="currency">
            <text:p><text:s/>€ 1,466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6">
          <table:table-cell table:style-name="ce6"/>
          <table:table-cell table:number-columns-repeated="5"/>
          <table:table-cell table:style-name="ce25" table:content-validation-name="val2" table:formula="of:=VLOOKUP([.F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</text:p>
          </table:table-cell>
          <table:table-cell/>
          <table:table-cell table:style-name="ce10"/>
          <table:table-cell office:value-type="string" calcext:value-type="string">
            <text:p>F.Candera iela 12, Rīga, LV-1046</text:p>
          </table:table-cell>
          <table:table-cell table:style-name="ce21" office:value-type="float" office:value="1000762047001" calcext:value-type="float">
            <text:p>1000762047001</text:p>
          </table:table-cell>
          <table:table-cell table:content-validation-name="val1" office:value-type="string" calcext:value-type="string">
            <text:p>Divstāvu ķieģeļu mūru ēka ar divām kāpņu telpām </text:p>
          </table:table-cell>
          <table:table-cell table:style-name="ce25" table:content-validation-name="val2" table:formula="of:=VLOOKUP([.F1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11.61" calcext:value-type="float">
            <text:p>11.61</text:p>
          </table:table-cell>
          <table:table-cell office:value-type="float" office:value="5.52" calcext:value-type="float">
            <text:p>5.52</text:p>
          </table:table-cell>
          <table:table-cell table:style-name="ce28" table:formula="of:=VLOOKUP([.F11];['file:///home/mixalako/Documents/EPU/rea-uc/datasets/Dataset-for-AI-tool_renovated-buildings-AUDITIEM-AR-1-ZONU-228-auditi-updated_ENG.xlsx'#$'Building series'.A$1:.C$1048576];2;0)" office:value-type="float" office:value="2.94" calcext:value-type="float">
            <text:p>2.94</text:p>
          </table:table-cell>
          <table:table-cell office:value-type="float" office:value="804.2" calcext:value-type="float">
            <text:p>804.2</text:p>
          </table:table-cell>
          <table:table-cell table:style-name="ce10" table:formula="of:=[.L11]*[.K11]" office:value-type="float" office:value="2364.348" calcext:value-type="float">
            <text:p>2364.348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4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string" calcext:value-type="string">
            <text:p>n/a</text:p>
          </table:table-cell>
          <table:table-cell table:style-name="ce10" office:value-type="float" office:value="16" calcext:value-type="float">
            <text:p>16</text:p>
          </table:table-cell>
          <table:table-cell table:style-name="ce40" office:value-type="float" office:value="804.2" calcext:value-type="float">
            <text:p>804.2</text:p>
          </table:table-cell>
          <table:table-cell office:value-type="float" office:value="2364.35" calcext:value-type="float">
            <text:p>2364.35</text:p>
          </table:table-cell>
          <table:table-cell table:style-name="ce43" office:value-type="float" office:value="17.84" calcext:value-type="float">
            <text:p>17.840</text:p>
          </table:table-cell>
          <table:table-cell office:value-type="float" office:value="203" calcext:value-type="float">
            <text:p>203</text:p>
          </table:table-cell>
          <table:table-cell office:value-type="float" office:value="0.53" calcext:value-type="float">
            <text:p>0.53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31718.4" calcext:value-type="float">
            <text:p>131718.4</text:p>
          </table:table-cell>
          <table:table-cell office:value-type="float" office:value="28881.6" calcext:value-type="float">
            <text:p>28881.6</text:p>
          </table:table-cell>
          <table:table-cell table:formula="of:=SUM([.Y11:.Z11])" office:value-type="float" office:value="160600" calcext:value-type="float">
            <text:p>160600</text:p>
          </table:table-cell>
          <table:table-cell office:value-type="float" office:value="0.921" calcext:value-type="float">
            <text:p>0.921</text:p>
          </table:table-cell>
          <table:table-cell office:value-type="float" office:value="19205.53" calcext:value-type="float">
            <text:p>19205.53</text:p>
          </table:table-cell>
          <table:table-cell table:style-name="ce10" office:value-type="float" office:value="23.88" calcext:value-type="float">
            <text:p>23.88</text:p>
          </table:table-cell>
          <table:table-cell table:formula="of:=['file:///home/mixalako/Documents/EPU/rea-uc/datasets/Dataset-for-AI-tool_renovated-buildings-AUDITIEM-AR-1-ZONU-228-auditi-updated_ENG.xlsx'#$'Building envelope'.D40]" office:value-type="float" office:value="1393.76" calcext:value-type="float">
            <text:p>1393.76</text:p>
          </table:table-cell>
          <table:table-cell table:style-name="ce10" table:formula="of:=['file:///home/mixalako/Documents/EPU/rea-uc/datasets/Dataset-for-AI-tool_renovated-buildings-AUDITIEM-AR-1-ZONU-228-auditi-updated_ENG.xlsx'#$'Building envelope'.E40]" office:value-type="float" office:value="121140.69" calcext:value-type="float">
            <text:p>121140.6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]" office:value-type="currency" office:currency="EUR" office:value="70755" calcext:value-type="currency">
            <text:p><text:s/>€ 70,755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6"/>
          <table:table-cell table:number-columns-repeated="5"/>
          <table:table-cell table:style-name="ce25" table:content-validation-name="val2" table:formula="of:=VLOOKUP([.F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25" table:content-validation-name="val2" table:formula="of:=VLOOKUP([.F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</text:p>
          </table:table-cell>
          <table:table-cell/>
          <table:table-cell table:style-name="ce10"/>
          <table:table-cell office:value-type="string" calcext:value-type="string">
            <text:p>Juglas iela 5 k-2, Rīga, LV-1024</text:p>
          </table:table-cell>
          <table:table-cell table:style-name="ce21" office:value-type="float" office:value="1000920056001" calcext:value-type="float">
            <text:p>1000920056001</text:p>
          </table:table-cell>
          <table:table-cell table:content-validation-name="val1" office:value-type="string" calcext:value-type="string">
            <text:p>Lietuviešu projekts</text:p>
          </table:table-cell>
          <table:table-cell table:style-name="ce25" table:content-validation-name="val2" table:formula="of:=VLOOKUP([.F1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3.42" calcext:value-type="float">
            <text:p>53.42</text:p>
          </table:table-cell>
          <table:table-cell office:value-type="float" office:value="11.85" calcext:value-type="float">
            <text:p>11.85</text:p>
          </table:table-cell>
          <table:table-cell office:value-type="float" office:value="13.7" calcext:value-type="float">
            <text:p>13.7</text:p>
          </table:table-cell>
          <table:table-cell table:style-name="ce28" table:formula="of:=VLOOKUP([.F1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834.74" calcext:value-type="float">
            <text:p>2834.74</text:p>
          </table:table-cell>
          <table:table-cell table:style-name="ce10" table:formula="of:=[.L16]*[.K16]" office:value-type="float" office:value="7086.85" calcext:value-type="float">
            <text:p>7086.8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25.6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50" calcext:value-type="float">
            <text:p>50</text:p>
          </table:table-cell>
          <table:table-cell table:style-name="ce40" office:value-type="float" office:value="2834.74" calcext:value-type="float">
            <text:p>2834.7</text:p>
          </table:table-cell>
          <table:table-cell office:value-type="float" office:value="7086.85" calcext:value-type="float">
            <text:p>7086.85</text:p>
          </table:table-cell>
          <table:table-cell table:style-name="ce43" office:value-type="float" office:value="20" calcext:value-type="float">
            <text:p>20.0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98034" calcext:value-type="float">
            <text:p>298034</text:p>
          </table:table-cell>
          <table:table-cell office:value-type="float" office:value="94824" calcext:value-type="float">
            <text:p>94824</text:p>
          </table:table-cell>
          <table:table-cell table:formula="of:=SUM([.Y16:.Z16])" office:value-type="float" office:value="392858" calcext:value-type="float">
            <text:p>392858</text:p>
          </table:table-cell>
          <table:table-cell office:value-type="float" office:value="0.92" calcext:value-type="float">
            <text:p>0.92</text:p>
          </table:table-cell>
          <table:table-cell office:value-type="float" office:value="122590" calcext:value-type="float">
            <text:p>122590</text:p>
          </table:table-cell>
          <table:table-cell table:style-name="ce10" office:value-type="float" office:value="43.25" calcext:value-type="float">
            <text:p>43.25</text:p>
          </table:table-cell>
          <table:table-cell table:formula="of:=['file:///home/mixalako/Documents/EPU/rea-uc/datasets/Dataset-for-AI-tool_renovated-buildings-AUDITIEM-AR-1-ZONU-228-auditi-updated_ENG.xlsx'#$'Building envelope'.D54]" office:value-type="float" office:value="3556.782" calcext:value-type="float">
            <text:p>3556.782</text:p>
          </table:table-cell>
          <table:table-cell table:style-name="ce10" table:formula="of:=['file:///home/mixalako/Documents/EPU/rea-uc/datasets/Dataset-for-AI-tool_renovated-buildings-AUDITIEM-AR-1-ZONU-228-auditi-updated_ENG.xlsx'#$'Building envelope'.E54]" office:value-type="float" office:value="306106" calcext:value-type="float">
            <text:p>30610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9]" office:value-type="currency" office:currency="EUR" office:value="220039.63" calcext:value-type="currency">
            <text:p><text:s/>€ 220,039.63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6"/>
          <table:table-cell table:number-columns-repeated="5"/>
          <table:table-cell table:style-name="ce25" table:content-validation-name="val2" table:formula="of:=VLOOKUP([.F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25" table:content-validation-name="val2" table:formula="of:=VLOOKUP([.F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</text:p>
          </table:table-cell>
          <table:table-cell/>
          <table:table-cell table:style-name="ce10"/>
          <table:table-cell office:value-type="string" calcext:value-type="string">
            <text:p>Mārupes iela 41, Rīga, LV-1002</text:p>
          </table:table-cell>
          <table:table-cell table:style-name="ce21" office:value-type="float" office:value="1000562028001" calcext:value-type="float">
            <text:p>1000562028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2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2.25" calcext:value-type="float">
            <text:p>62.25</text:p>
          </table:table-cell>
          <table:table-cell office:value-type="float" office:value="12.6" calcext:value-type="float">
            <text:p>12.6</text:p>
          </table:table-cell>
          <table:table-cell office:value-type="float" office:value="14.3" calcext:value-type="float">
            <text:p>14.3</text:p>
          </table:table-cell>
          <table:table-cell table:style-name="ce28" table:formula="of:=VLOOKUP([.F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53.81" calcext:value-type="float">
            <text:p>553.81</text:p>
          </table:table-cell>
          <table:table-cell table:style-name="ce10" table:formula="of:=[.L21]*[.K21]" office:value-type="float" office:value="1384.525" calcext:value-type="float">
            <text:p>1384.5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16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30" calcext:value-type="float">
            <text:p>30</text:p>
          </table:table-cell>
          <table:table-cell table:style-name="ce40" office:value-type="float" office:value="3146.9" calcext:value-type="float">
            <text:p>3146.9</text:p>
          </table:table-cell>
          <table:table-cell office:value-type="float" office:value="7867.25" calcext:value-type="float">
            <text:p>7867.25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6185" calcext:value-type="float">
            <text:p>256185</text:p>
          </table:table-cell>
          <table:table-cell office:value-type="float" office:value="59923" calcext:value-type="float">
            <text:p>59923</text:p>
          </table:table-cell>
          <table:table-cell table:formula="of:=SUM([.Y21:.Z21])" office:value-type="float" office:value="316108" calcext:value-type="float">
            <text:p>316108</text:p>
          </table:table-cell>
          <table:table-cell office:value-type="float" office:value="0.916" calcext:value-type="float">
            <text:p>0.916</text:p>
          </table:table-cell>
          <table:table-cell office:value-type="float" office:value="128732" calcext:value-type="float">
            <text:p>128732</text:p>
          </table:table-cell>
          <table:table-cell table:style-name="ce10" office:value-type="float" office:value="40.91" calcext:value-type="float">
            <text:p>40.91</text:p>
          </table:table-cell>
          <table:table-cell table:formula="of:=['file:///home/mixalako/Documents/EPU/rea-uc/datasets/Dataset-for-AI-tool_renovated-buildings-AUDITIEM-AR-1-ZONU-228-auditi-updated_ENG.xlsx'#$'Building envelope'.D70]" office:value-type="float" office:value="3573.802" calcext:value-type="float">
            <text:p>3573.802</text:p>
          </table:table-cell>
          <table:table-cell table:style-name="ce10" table:formula="of:=['file:///home/mixalako/Documents/EPU/rea-uc/datasets/Dataset-for-AI-tool_renovated-buildings-AUDITIEM-AR-1-ZONU-228-auditi-updated_ENG.xlsx'#$'Building envelope'.E70]" office:value-type="float" office:value="294206.38" calcext:value-type="float">
            <text:p>294206.3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1]" office:value-type="currency" office:currency="EUR" office:value="183250.1" calcext:value-type="currency">
            <text:p><text:s/>€ 183,250.1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</text:p>
          </table:table-cell>
          <table:table-cell/>
          <table:table-cell table:style-name="ce10"/>
          <table:table-cell office:value-type="string" calcext:value-type="string">
            <text:p>Riekstu iela 22 k-2, Rīga, LV-1055</text:p>
          </table:table-cell>
          <table:table-cell table:style-name="ce21" office:value-type="float" office:value="1000672060001" calcext:value-type="float">
            <text:p>1000672060001</text:p>
          </table:table-cell>
          <table:table-cell table:content-validation-name="val1" office:value-type="string" calcext:value-type="string">
            <text:p>Specprojekts 2.817</text:p>
          </table:table-cell>
          <table:table-cell table:style-name="ce25" table:content-validation-name="val2" table:formula="of:=VLOOKUP([.F2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10.26" calcext:value-type="float">
            <text:p>10.26</text:p>
          </table:table-cell>
          <table:table-cell office:value-type="float" office:value="9" calcext:value-type="float">
            <text:p>9</text:p>
          </table:table-cell>
          <table:table-cell table:style-name="ce28" table:formula="of:=VLOOKUP([.F26];['file:///home/mixalako/Documents/EPU/rea-uc/datasets/Dataset-for-AI-tool_renovated-buildings-AUDITIEM-AR-1-ZONU-228-auditi-updated_ENG.xlsx'#$'Building series'.A$1:.C$1048576];2;0)" office:value-type="float" office:value="2.817" calcext:value-type="float">
            <text:p>2.817</text:p>
          </table:table-cell>
          <table:table-cell office:value-type="float" office:value="551.2" calcext:value-type="float">
            <text:p>551.2</text:p>
          </table:table-cell>
          <table:table-cell table:style-name="ce10" table:formula="of:=[.L26]*[.K26]" office:value-type="float" office:value="1552.7304" calcext:value-type="float">
            <text:p>1552.730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07.08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– electric and gas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51.2" calcext:value-type="float">
            <text:p>551.2</text:p>
          </table:table-cell>
          <table:table-cell office:value-type="float" office:value="1552.82" calcext:value-type="float">
            <text:p>1552.82</text:p>
          </table:table-cell>
          <table:table-cell table:style-name="ce43" office:value-type="float" office:value="18.16" calcext:value-type="float">
            <text:p>18.16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88836" calcext:value-type="float">
            <text:p>88836</text:p>
          </table:table-cell>
          <table:table-cell office:value-type="float" office:value="22567.72" calcext:value-type="float">
            <text:p>22567.72</text:p>
          </table:table-cell>
          <table:table-cell table:formula="of:=SUM([.Y26:.Z26])" office:value-type="float" office:value="111403.72" calcext:value-type="float">
            <text:p>111403.72</text:p>
          </table:table-cell>
          <table:table-cell office:value-type="float" office:value="0.872" calcext:value-type="float">
            <text:p>0.872</text:p>
          </table:table-cell>
          <table:table-cell office:value-type="float" office:value="22596.71" calcext:value-type="float">
            <text:p>22596.71</text:p>
          </table:table-cell>
          <table:table-cell table:style-name="ce10" office:value-type="float" office:value="41" calcext:value-type="float">
            <text:p>41</text:p>
          </table:table-cell>
          <table:table-cell table:formula="of:=['file:///home/mixalako/Documents/EPU/rea-uc/datasets/Dataset-for-AI-tool_renovated-buildings-AUDITIEM-AR-1-ZONU-228-auditi-updated_ENG.xlsx'#$'Building envelope'.D84]" office:value-type="float" office:value="1123.79" calcext:value-type="float">
            <text:p>1123.79</text:p>
          </table:table-cell>
          <table:table-cell table:style-name="ce10" table:formula="of:=['file:///home/mixalako/Documents/EPU/rea-uc/datasets/Dataset-for-AI-tool_renovated-buildings-AUDITIEM-AR-1-ZONU-228-auditi-updated_ENG.xlsx'#$'Building envelope'.E84]" office:value-type="float" office:value="88079.89" calcext:value-type="float">
            <text:p>88079.8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2]" office:value-type="currency" office:currency="EUR" office:value="68587.43" calcext:value-type="currency">
            <text:p><text:s/>€ 68,587.43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</text:p>
          </table:table-cell>
          <table:table-cell/>
          <table:table-cell table:style-name="ce10"/>
          <table:table-cell office:value-type="string" calcext:value-type="string">
            <text:p>Zilupes iela 14 k-1, Rīga, LV-1019</text:p>
          </table:table-cell>
          <table:table-cell table:style-name="ce21" office:value-type="float" office:value="1000720160001" calcext:value-type="float">
            <text:p>1000720160001</text:p>
          </table:table-cell>
          <table:table-cell table:content-validation-name="val1" office:value-type="string" calcext:value-type="string">
            <text:p>Staļina laika projekts 2.73</text:p>
          </table:table-cell>
          <table:table-cell table:style-name="ce25" table:content-validation-name="val2" table:formula="of:=VLOOKUP([.F3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24.59" calcext:value-type="float">
            <text:p>24.59</text:p>
          </table:table-cell>
          <table:table-cell office:value-type="float" office:value="10.18" calcext:value-type="float">
            <text:p>10.18</text:p>
          </table:table-cell>
          <table:table-cell office:value-type="float" office:value="9.15" calcext:value-type="float">
            <text:p>9.15</text:p>
          </table:table-cell>
          <table:table-cell table:style-name="ce28" table:formula="of:=VLOOKUP([.F31];['file:///home/mixalako/Documents/EPU/rea-uc/datasets/Dataset-for-AI-tool_renovated-buildings-AUDITIEM-AR-1-ZONU-228-auditi-updated_ENG.xlsx'#$'Building series'.A$1:.C$1048576];2;0)" office:value-type="float" office:value="2.73" calcext:value-type="float">
            <text:p>2.73</text:p>
          </table:table-cell>
          <table:table-cell office:value-type="float" office:value="553.81" calcext:value-type="float">
            <text:p>553.81</text:p>
          </table:table-cell>
          <table:table-cell table:style-name="ce10" table:formula="of:=[.L31]*[.K31]" office:value-type="float" office:value="1511.9013" calcext:value-type="float">
            <text:p>1511.9013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97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53.81" calcext:value-type="float">
            <text:p>553.8</text:p>
          </table:table-cell>
          <table:table-cell office:value-type="float" office:value="1511.901" calcext:value-type="float">
            <text:p>1511.901</text:p>
          </table:table-cell>
          <table:table-cell table:style-name="ce43" office:value-type="float" office:value="18.4" calcext:value-type="float">
            <text:p>18.4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4088" calcext:value-type="float">
            <text:p>84088</text:p>
          </table:table-cell>
          <table:table-cell office:value-type="float" office:value="18346" calcext:value-type="float">
            <text:p>18346</text:p>
          </table:table-cell>
          <table:table-cell table:formula="of:=SUM([.Y31:.Z31])" office:value-type="float" office:value="102434" calcext:value-type="float">
            <text:p>102434</text:p>
          </table:table-cell>
          <table:table-cell office:value-type="float" office:value="0.92" calcext:value-type="float">
            <text:p>0.92</text:p>
          </table:table-cell>
          <table:table-cell office:value-type="float" office:value="22767" calcext:value-type="float">
            <text:p>22767</text:p>
          </table:table-cell>
          <table:table-cell table:style-name="ce10" office:value-type="float" office:value="41.11" calcext:value-type="float">
            <text:p>41.11</text:p>
          </table:table-cell>
          <table:table-cell table:formula="of:=['file:///home/mixalako/Documents/EPU/rea-uc/datasets/Dataset-for-AI-tool_renovated-buildings-AUDITIEM-AR-1-ZONU-228-auditi-updated_ENG.xlsx'#$'Building envelope'.D99]" office:value-type="float" office:value="1105.502" calcext:value-type="float">
            <text:p>1105.502</text:p>
          </table:table-cell>
          <table:table-cell table:style-name="ce10" table:formula="of:=['file:///home/mixalako/Documents/EPU/rea-uc/datasets/Dataset-for-AI-tool_renovated-buildings-AUDITIEM-AR-1-ZONU-228-auditi-updated_ENG.xlsx'#$'Building envelope'.E99]" office:value-type="float" office:value="88712.27" calcext:value-type="float">
            <text:p>88712.2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6]" office:value-type="currency" office:currency="EUR" office:value="75260.7" calcext:value-type="currency">
            <text:p><text:s/>€ 75,260.7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</text:p>
          </table:table-cell>
          <table:table-cell/>
          <table:table-cell table:style-name="ce10"/>
          <table:table-cell office:value-type="string" calcext:value-type="string">
            <text:p>Brīvības gatve 237 k-2, Rīga, LV-1006</text:p>
          </table:table-cell>
          <table:table-cell table:style-name="ce21" office:value-type="float" office:value="1000860242002" calcext:value-type="float">
            <text:p>1000860242002</text:p>
          </table:table-cell>
          <table:table-cell table:content-validation-name="val1" office:value-type="string" calcext:value-type="string">
            <text:p>Specprojekts 2.55</text:p>
          </table:table-cell>
          <table:table-cell table:style-name="ce25" table:content-validation-name="val2" table:formula="of:=VLOOKUP([.F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7.2" calcext:value-type="float">
            <text:p>17.2</text:p>
          </table:table-cell>
          <table:table-cell table:style-name="ce28" table:formula="of:=VLOOKUP([.F36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2444.3" calcext:value-type="float">
            <text:p>2444.3</text:p>
          </table:table-cell>
          <table:table-cell table:style-name="ce10" table:formula="of:=[.L36]*[.K36]" office:value-type="float" office:value="6232.965" calcext:value-type="float">
            <text:p>6232.965</text:p>
          </table:table-cell>
          <table:table-cell office:value-type="float" office:value="7" calcext:value-type="float">
            <text:p>7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88.59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444.3" calcext:value-type="float">
            <text:p>2444.3</text:p>
          </table:table-cell>
          <table:table-cell office:value-type="float" office:value="6233" calcext:value-type="float">
            <text:p>6233</text:p>
          </table:table-cell>
          <table:table-cell table:style-name="ce43" office:value-type="float" office:value="18.37" calcext:value-type="float">
            <text:p>18.37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85657" calcext:value-type="float">
            <text:p>285657</text:p>
          </table:table-cell>
          <table:table-cell office:value-type="float" office:value="108225" calcext:value-type="float">
            <text:p>108225</text:p>
          </table:table-cell>
          <table:table-cell table:formula="of:=SUM([.Y36:.Z36])" office:value-type="float" office:value="393882" calcext:value-type="float">
            <text:p>393882</text:p>
          </table:table-cell>
          <table:table-cell office:value-type="float" office:value="0.9" calcext:value-type="float">
            <text:p>0.9</text:p>
          </table:table-cell>
          <table:table-cell office:value-type="float" office:value="119177.1" calcext:value-type="float">
            <text:p>119177.1</text:p>
          </table:table-cell>
          <table:table-cell table:style-name="ce10" office:value-type="float" office:value="48.76" calcext:value-type="float">
            <text:p>48.76</text:p>
          </table:table-cell>
          <table:table-cell table:formula="of:=['file:///home/mixalako/Documents/EPU/rea-uc/datasets/Dataset-for-AI-tool_renovated-buildings-AUDITIEM-AR-1-ZONU-228-auditi-updated_ENG.xlsx'#$'Building envelope'.D120]" office:value-type="float" office:value="3258.98" calcext:value-type="float">
            <text:p>3258.98</text:p>
          </table:table-cell>
          <table:table-cell table:style-name="ce10" table:formula="of:=['file:///home/mixalako/Documents/EPU/rea-uc/datasets/Dataset-for-AI-tool_renovated-buildings-AUDITIEM-AR-1-ZONU-228-auditi-updated_ENG.xlsx'#$'Building envelope'.E120]" office:value-type="float" office:value="279758" calcext:value-type="float">
            <text:p>27975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95]" office:value-type="currency" office:currency="EUR" office:value="254900" calcext:value-type="currency">
            <text:p><text:s/>€ 254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9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</text:p>
          </table:table-cell>
          <table:table-cell/>
          <table:table-cell table:style-name="ce10"/>
          <table:table-cell office:value-type="string" calcext:value-type="string">
            <text:p>J.Vācieša iela 1, Rīga, LV-1021</text:p>
          </table:table-cell>
          <table:table-cell table:style-name="ce21" office:value-type="float" office:value="1001211289034" calcext:value-type="float">
            <text:p>1001211289034</text:p>
          </table:table-cell>
          <table:table-cell table:content-validation-name="val1" office:value-type="string" calcext:value-type="string">
            <text:p>Tipveida projekts</text:p>
          </table:table-cell>
          <table:table-cell table:style-name="ce25" table:content-validation-name="val2" table:formula="of:=VLOOKUP([.F4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6.58" calcext:value-type="float">
            <text:p>26.58</text:p>
          </table:table-cell>
          <table:table-cell office:value-type="float" office:value="11.85" calcext:value-type="float">
            <text:p>11.85</text:p>
          </table:table-cell>
          <table:table-cell office:value-type="float" office:value="22.6" calcext:value-type="float">
            <text:p>22.6</text:p>
          </table:table-cell>
          <table:table-cell table:style-name="ce28" table:formula="of:=VLOOKUP([.F4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985.9" calcext:value-type="float">
            <text:p>1985.9</text:p>
          </table:table-cell>
          <table:table-cell table:style-name="ce10" table:formula="of:=[.L41]*[.K41]" office:value-type="float" office:value="4964.75" calcext:value-type="float">
            <text:p>4964.75</text:p>
          </table:table-cell>
          <table:table-cell office:value-type="float" office:value="8" calcext:value-type="float">
            <text:p>8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79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6" calcext:value-type="float">
            <text:p>1986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985.9" calcext:value-type="float">
            <text:p>1985.9</text:p>
          </table:table-cell>
          <table:table-cell office:value-type="float" office:value="4964.7" calcext:value-type="float">
            <text:p>4964.7</text:p>
          </table:table-cell>
          <table:table-cell table:style-name="ce43" office:value-type="float" office:value="18.35" calcext:value-type="float">
            <text:p>18.35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49185" calcext:value-type="float">
            <text:p>249185</text:p>
          </table:table-cell>
          <table:table-cell office:value-type="float" office:value="120345" calcext:value-type="float">
            <text:p>120345</text:p>
          </table:table-cell>
          <table:table-cell table:formula="of:=SUM([.Y41:.Z41])" office:value-type="float" office:value="369530" calcext:value-type="float">
            <text:p>369530</text:p>
          </table:table-cell>
          <table:table-cell office:value-type="float" office:value="0.9" calcext:value-type="float">
            <text:p>0.9</text:p>
          </table:table-cell>
          <table:table-cell office:value-type="float" office:value="96100.3" calcext:value-type="float">
            <text:p>96100.3</text:p>
          </table:table-cell>
          <table:table-cell table:style-name="ce10" office:value-type="float" office:value="48.39" calcext:value-type="float">
            <text:p>48.39</text:p>
          </table:table-cell>
          <table:table-cell table:formula="of:=['file:///home/mixalako/Documents/EPU/rea-uc/datasets/Dataset-for-AI-tool_renovated-buildings-AUDITIEM-AR-1-ZONU-228-auditi-updated_ENG.xlsx'#$'Building envelope'.D141]" office:value-type="float" office:value="3057.01" calcext:value-type="float">
            <text:p>3057.01</text:p>
          </table:table-cell>
          <table:table-cell table:style-name="ce10" table:formula="of:=['file:///home/mixalako/Documents/EPU/rea-uc/datasets/Dataset-for-AI-tool_renovated-buildings-AUDITIEM-AR-1-ZONU-228-auditi-updated_ENG.xlsx'#$'Building envelope'.E141]" office:value-type="float" office:value="247333" calcext:value-type="float">
            <text:p>24733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3]" office:value-type="currency" office:currency="EUR" office:value="129700" calcext:value-type="currency">
            <text:p><text:s/>€ 129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</text:p>
          </table:table-cell>
          <table:table-cell/>
          <table:table-cell table:style-name="ce10"/>
          <table:table-cell office:value-type="string" calcext:value-type="string">
            <text:p>Kalnciema iela 91, Rīga, LV-1046</text:p>
          </table:table-cell>
          <table:table-cell table:style-name="ce21" office:value-type="float" office:value="1000762045001" calcext:value-type="float">
            <text:p>1000762045001</text:p>
          </table:table-cell>
          <table:table-cell table:content-validation-name="val1" office:value-type="string" calcext:value-type="string">
            <text:p>Hruščova (316. un 318. sērija) laika projekts</text:p>
          </table:table-cell>
          <table:table-cell table:style-name="ce25" table:content-validation-name="val2" table:formula="of:=VLOOKUP([.F4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7.9" calcext:value-type="float">
            <text:p>37.9</text:p>
          </table:table-cell>
          <table:table-cell office:value-type="float" office:value="11.06" calcext:value-type="float">
            <text:p>11.06</text:p>
          </table:table-cell>
          <table:table-cell office:value-type="float" office:value="11.4" calcext:value-type="float">
            <text:p>11.4</text:p>
          </table:table-cell>
          <table:table-cell table:style-name="ce28" table:formula="of:=VLOOKUP([.F46];['file:///home/mixalako/Documents/EPU/rea-uc/datasets/Dataset-for-AI-tool_renovated-buildings-AUDITIEM-AR-1-ZONU-228-auditi-updated_ENG.xlsx'#$'Building series'.A$1:.C$1048576];2;0)" office:value-type="float" office:value="2.53" calcext:value-type="float">
            <text:p>2.53</text:p>
          </table:table-cell>
          <table:table-cell office:value-type="float" office:value="1321.68" calcext:value-type="float">
            <text:p>1321.68</text:p>
          </table:table-cell>
          <table:table-cell table:style-name="ce10" table:formula="of:=[.L46]*[.K46]" office:value-type="float" office:value="3343.8504" calcext:value-type="float">
            <text:p>3343.8504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70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321.68" calcext:value-type="float">
            <text:p>1321.7</text:p>
          </table:table-cell>
          <table:table-cell office:value-type="float" office:value="3343.9" calcext:value-type="float">
            <text:p>3343.9</text:p>
          </table:table-cell>
          <table:table-cell table:style-name="ce43" office:value-type="float" office:value="18.73" calcext:value-type="float">
            <text:p>18.73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69693" calcext:value-type="float">
            <text:p>169693</text:p>
          </table:table-cell>
          <table:table-cell office:value-type="float" office:value="51719" calcext:value-type="float">
            <text:p>51719</text:p>
          </table:table-cell>
          <table:table-cell table:formula="of:=SUM([.Y46:.Z46])" office:value-type="float" office:value="221412" calcext:value-type="float">
            <text:p>221412</text:p>
          </table:table-cell>
          <table:table-cell office:value-type="float" office:value="0.89" calcext:value-type="float">
            <text:p>0.89</text:p>
          </table:table-cell>
          <table:table-cell office:value-type="float" office:value="65385.8" calcext:value-type="float">
            <text:p>65385.8</text:p>
          </table:table-cell>
          <table:table-cell table:style-name="ce10" office:value-type="float" office:value="49.47" calcext:value-type="float">
            <text:p>49.47</text:p>
          </table:table-cell>
          <table:table-cell table:formula="of:=['file:///home/mixalako/Documents/EPU/rea-uc/datasets/Dataset-for-AI-tool_renovated-buildings-AUDITIEM-AR-1-ZONU-228-auditi-updated_ENG.xlsx'#$'Building envelope'.D157]" office:value-type="float" office:value="2186.31" calcext:value-type="float">
            <text:p>2186.31</text:p>
          </table:table-cell>
          <table:table-cell table:style-name="ce10" table:formula="of:=['file:///home/mixalako/Documents/EPU/rea-uc/datasets/Dataset-for-AI-tool_renovated-buildings-AUDITIEM-AR-1-ZONU-228-auditi-updated_ENG.xlsx'#$'Building envelope'.E157]" office:value-type="float" office:value="169852" calcext:value-type="float">
            <text:p>16985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8]" office:value-type="currency" office:currency="EUR" office:value="221100" calcext:value-type="currency">
            <text:p><text:s/>€ 221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</text:p>
          </table:table-cell>
          <table:table-cell/>
          <table:table-cell table:style-name="ce10"/>
          <table:table-cell office:value-type="string" calcext:value-type="string">
            <text:p>Kalnciema iela 91A, Rīga, LV-1046</text:p>
          </table:table-cell>
          <table:table-cell table:style-name="ce21" office:value-type="float" office:value="1000760374003" calcext:value-type="float">
            <text:p>1000760374003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5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8.67" calcext:value-type="float">
            <text:p>28.67</text:p>
          </table:table-cell>
          <table:table-cell office:value-type="float" office:value="10.85" calcext:value-type="float">
            <text:p>10.85</text:p>
          </table:table-cell>
          <table:table-cell office:value-type="float" office:value="8.45" calcext:value-type="float">
            <text:p>8.45</text:p>
          </table:table-cell>
          <table:table-cell table:style-name="ce28" table:formula="of:=VLOOKUP([.F5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773.6" calcext:value-type="float">
            <text:p>773.6</text:p>
          </table:table-cell>
          <table:table-cell table:style-name="ce10" table:formula="of:=[.L51]*[.K51]" office:value-type="float" office:value="1934" calcext:value-type="float">
            <text:p>193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60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773.6" calcext:value-type="float">
            <text:p>773.6</text:p>
          </table:table-cell>
          <table:table-cell office:value-type="float" office:value="1934" calcext:value-type="float">
            <text:p>1934</text:p>
          </table:table-cell>
          <table:table-cell table:style-name="ce43" office:value-type="float" office:value="18.28" calcext:value-type="float">
            <text:p>18.28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6350" calcext:value-type="float">
            <text:p>96350</text:p>
          </table:table-cell>
          <table:table-cell office:value-type="float" office:value="26514" calcext:value-type="float">
            <text:p>26514</text:p>
          </table:table-cell>
          <table:table-cell table:formula="of:=SUM([.Y51:.Z51])" office:value-type="float" office:value="122864" calcext:value-type="float">
            <text:p>122864</text:p>
          </table:table-cell>
          <table:table-cell office:value-type="float" office:value="0.89" calcext:value-type="float">
            <text:p>0.89</text:p>
          </table:table-cell>
          <table:table-cell office:value-type="float" office:value="36096.5" calcext:value-type="float">
            <text:p>36096.5</text:p>
          </table:table-cell>
          <table:table-cell table:style-name="ce10" office:value-type="float" office:value="46.66" calcext:value-type="float">
            <text:p>46.66</text:p>
          </table:table-cell>
          <table:table-cell table:formula="of:=['file:///home/mixalako/Documents/EPU/rea-uc/datasets/Dataset-for-AI-tool_renovated-buildings-AUDITIEM-AR-1-ZONU-228-auditi-updated_ENG.xlsx'#$'Building envelope'.D173]" office:value-type="float" office:value="1340.65" calcext:value-type="float">
            <text:p>1340.65</text:p>
          </table:table-cell>
          <table:table-cell table:style-name="ce10" table:formula="of:=['file:///home/mixalako/Documents/EPU/rea-uc/datasets/Dataset-for-AI-tool_renovated-buildings-AUDITIEM-AR-1-ZONU-228-auditi-updated_ENG.xlsx'#$'Building envelope'.E173]" office:value-type="float" office:value="96861" calcext:value-type="float">
            <text:p>9686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3]" office:value-type="currency" office:currency="EUR" office:value="83480" calcext:value-type="currency">
            <text:p><text:s/>€ 83,48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0</text:p>
          </table:table-cell>
          <table:table-cell/>
          <table:table-cell table:style-name="ce10"/>
          <table:table-cell office:value-type="string" calcext:value-type="string">
            <text:p>Kalnciema iela 91 k-1, Rīga, LV-1046</text:p>
          </table:table-cell>
          <table:table-cell table:style-name="ce21" office:value-type="float" office:value="1000760374002" calcext:value-type="float">
            <text:p>1000760374002</text:p>
          </table:table-cell>
          <table:table-cell table:content-validation-name="val1" office:value-type="string" calcext:value-type="string">
            <text:p>Hruščova (316. un 318. sērija) laika projekts</text:p>
          </table:table-cell>
          <table:table-cell table:style-name="ce25" table:content-validation-name="val2" table:formula="of:=VLOOKUP([.F5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47" calcext:value-type="float">
            <text:p>24.47</text:p>
          </table:table-cell>
          <table:table-cell office:value-type="float" office:value="10.21" calcext:value-type="float">
            <text:p>10.21</text:p>
          </table:table-cell>
          <table:table-cell office:value-type="float" office:value="8.55" calcext:value-type="float">
            <text:p>8.55</text:p>
          </table:table-cell>
          <table:table-cell table:style-name="ce28" table:formula="of:=VLOOKUP([.F56];['file:///home/mixalako/Documents/EPU/rea-uc/datasets/Dataset-for-AI-tool_renovated-buildings-AUDITIEM-AR-1-ZONU-228-auditi-updated_ENG.xlsx'#$'Building series'.A$1:.C$1048576];2;0)" office:value-type="float" office:value="2.53" calcext:value-type="float">
            <text:p>2.53</text:p>
          </table:table-cell>
          <table:table-cell office:value-type="float" office:value="574.53" calcext:value-type="float">
            <text:p>574.53</text:p>
          </table:table-cell>
          <table:table-cell table:style-name="ce10" table:formula="of:=[.L56]*[.K56]" office:value-type="float" office:value="1453.5609" calcext:value-type="float">
            <text:p>1453.5609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51.5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74.53" calcext:value-type="float">
            <text:p>574.5</text:p>
          </table:table-cell>
          <table:table-cell office:value-type="float" office:value="1453.6" calcext:value-type="float">
            <text:p>1453.6</text:p>
          </table:table-cell>
          <table:table-cell table:style-name="ce43" office:value-type="float" office:value="18.28" calcext:value-type="float">
            <text:p>18.28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6350" calcext:value-type="float">
            <text:p>96350</text:p>
          </table:table-cell>
          <table:table-cell office:value-type="float" office:value="26514" calcext:value-type="float">
            <text:p>26514</text:p>
          </table:table-cell>
          <table:table-cell table:formula="of:=SUM([.Y56:.Z56])" office:value-type="float" office:value="122864" calcext:value-type="float">
            <text:p>122864</text:p>
          </table:table-cell>
          <table:table-cell office:value-type="float" office:value="0.89" calcext:value-type="float">
            <text:p>0.89</text:p>
          </table:table-cell>
          <table:table-cell office:value-type="float" office:value="28233.9" calcext:value-type="float">
            <text:p>28233.9</text:p>
          </table:table-cell>
          <table:table-cell table:style-name="ce10" office:value-type="float" office:value="49.14" calcext:value-type="float">
            <text:p>49.14</text:p>
          </table:table-cell>
          <table:table-cell table:formula="of:=['file:///home/mixalako/Documents/EPU/rea-uc/datasets/Dataset-for-AI-tool_renovated-buildings-AUDITIEM-AR-1-ZONU-228-auditi-updated_ENG.xlsx'#$'Building envelope'.D190]" office:value-type="float" office:value="995.4" calcext:value-type="float">
            <text:p>995.4</text:p>
          </table:table-cell>
          <table:table-cell table:style-name="ce10" table:formula="of:=['file:///home/mixalako/Documents/EPU/rea-uc/datasets/Dataset-for-AI-tool_renovated-buildings-AUDITIEM-AR-1-ZONU-228-auditi-updated_ENG.xlsx'#$'Building envelope'.E190]" office:value-type="float" office:value="77730" calcext:value-type="float">
            <text:p>7773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8]" office:value-type="currency" office:currency="EUR" office:value="62200" calcext:value-type="currency">
            <text:p><text:s/>€ 62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1</text:p>
          </table:table-cell>
          <table:table-cell/>
          <table:table-cell table:style-name="ce10"/>
          <table:table-cell office:value-type="string" calcext:value-type="string">
            <text:p>Kalnciema iela 116C, Rīga, LV-1046</text:p>
          </table:table-cell>
          <table:table-cell table:style-name="ce21" office:value-type="float" office:value="1000750529003" calcext:value-type="float">
            <text:p>1000750529003</text:p>
          </table:table-cell>
          <table:table-cell table:content-validation-name="val1" office:value-type="string" calcext:value-type="string">
            <text:p>Hruščova (316. un 318. sērija) laika projekts 2.54</text:p>
          </table:table-cell>
          <table:table-cell table:style-name="ce25" table:content-validation-name="val2" table:formula="of:=VLOOKUP([.F6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7.84" calcext:value-type="float">
            <text:p>37.84</text:p>
          </table:table-cell>
          <table:table-cell office:value-type="float" office:value="11" calcext:value-type="float">
            <text:p>11</text:p>
          </table:table-cell>
          <table:table-cell office:value-type="float" office:value="11.55" calcext:value-type="float">
            <text:p>11.55</text:p>
          </table:table-cell>
          <table:table-cell table:style-name="ce28" table:formula="of:=VLOOKUP([.F61];['file:///home/mixalako/Documents/EPU/rea-uc/datasets/Dataset-for-AI-tool_renovated-buildings-AUDITIEM-AR-1-ZONU-228-auditi-updated_ENG.xlsx'#$'Building series'.A$1:.C$1048576];2;0)" office:value-type="float" office:value="2.54" calcext:value-type="float">
            <text:p>2.54</text:p>
          </table:table-cell>
          <table:table-cell office:value-type="float" office:value="1326.7" calcext:value-type="float">
            <text:p>1326.7</text:p>
          </table:table-cell>
          <table:table-cell table:style-name="ce10" table:formula="of:=[.L61]*[.K61]" office:value-type="float" office:value="3369.818" calcext:value-type="float">
            <text:p>3369.81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42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326.7" calcext:value-type="float">
            <text:p>1326.7</text:p>
          </table:table-cell>
          <table:table-cell office:value-type="float" office:value="3369.8" calcext:value-type="float">
            <text:p>3369.8</text:p>
          </table:table-cell>
          <table:table-cell table:style-name="ce43" office:value-type="float" office:value="18.75" calcext:value-type="float">
            <text:p>18.75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79753" calcext:value-type="float">
            <text:p>179753</text:p>
          </table:table-cell>
          <table:table-cell office:value-type="float" office:value="64995" calcext:value-type="float">
            <text:p>64995</text:p>
          </table:table-cell>
          <table:table-cell table:formula="of:=SUM([.Y61:.Z61])" office:value-type="float" office:value="244748" calcext:value-type="float">
            <text:p>244748</text:p>
          </table:table-cell>
          <table:table-cell office:value-type="float" office:value="0.91" calcext:value-type="float">
            <text:p>0.91</text:p>
          </table:table-cell>
          <table:table-cell office:value-type="float" office:value="59172.6" calcext:value-type="float">
            <text:p>59172.6</text:p>
          </table:table-cell>
          <table:table-cell table:style-name="ce10" office:value-type="float" office:value="44.6" calcext:value-type="float">
            <text:p>44.6</text:p>
          </table:table-cell>
          <table:table-cell table:formula="of:=['file:///home/mixalako/Documents/EPU/rea-uc/datasets/Dataset-for-AI-tool_renovated-buildings-AUDITIEM-AR-1-ZONU-228-auditi-updated_ENG.xlsx'#$'Building envelope'.D206]" office:value-type="float" office:value="2294.95" calcext:value-type="float">
            <text:p>2294.95</text:p>
          </table:table-cell>
          <table:table-cell table:style-name="ce10" table:formula="of:=['file:///home/mixalako/Documents/EPU/rea-uc/datasets/Dataset-for-AI-tool_renovated-buildings-AUDITIEM-AR-1-ZONU-228-auditi-updated_ENG.xlsx'#$'Building envelope'.E206]" office:value-type="float" office:value="178071" calcext:value-type="float">
            <text:p>17807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3]" office:value-type="currency" office:currency="EUR" office:value="139700" calcext:value-type="currency">
            <text:p><text:s/>€ 139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2</text:p>
          </table:table-cell>
          <table:table-cell/>
          <table:table-cell table:style-name="ce10"/>
          <table:table-cell office:value-type="string" calcext:value-type="string">
            <text:p>Kastrānes iela 14, Rīga, LV-1039</text:p>
          </table:table-cell>
          <table:table-cell table:style-name="ce21" office:value-type="float" office:value="1000890353001" calcext:value-type="float">
            <text:p>1000890353001</text:p>
          </table:table-cell>
          <table:table-cell table:content-validation-name="val1" office:value-type="string" calcext:value-type="string">
            <text:p>103. sērija</text:p>
          </table:table-cell>
          <table:table-cell table:style-name="ce25" table:content-validation-name="val2" table:formula="of:=VLOOKUP([.F66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60.05" calcext:value-type="float">
            <text:p>60.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3" calcext:value-type="float">
            <text:p>15.3</text:p>
          </table:table-cell>
          <table:table-cell table:style-name="ce28" table:formula="of:=VLOOKUP([.F66];['file:///home/mixalako/Documents/EPU/rea-uc/datasets/Dataset-for-AI-tool_renovated-buildings-AUDITIEM-AR-1-ZONU-228-auditi-updated_ENG.xlsx'#$'Building series'.A$1:.C$1048576];2;0)" office:value-type="float" office:value="2.82" calcext:value-type="float">
            <text:p>2.82</text:p>
          </table:table-cell>
          <table:table-cell office:value-type="float" office:value="2595.02" calcext:value-type="float">
            <text:p>2595.02</text:p>
          </table:table-cell>
          <table:table-cell table:style-name="ce10" table:formula="of:=[.L66]*[.K66]" office:value-type="float" office:value="7317.9564" calcext:value-type="float">
            <text:p>7317.956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33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595.02" calcext:value-type="float">
            <text:p>2595.0</text:p>
          </table:table-cell>
          <table:table-cell office:value-type="float" office:value="7317.9" calcext:value-type="float">
            <text:p>7317.9</text:p>
          </table:table-cell>
          <table:table-cell table:style-name="ce43" office:value-type="float" office:value="18.35" calcext:value-type="float">
            <text:p>18.35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42957" calcext:value-type="float">
            <text:p>242957</text:p>
          </table:table-cell>
          <table:table-cell office:value-type="float" office:value="155189" calcext:value-type="float">
            <text:p>155189</text:p>
          </table:table-cell>
          <table:table-cell table:formula="of:=SUM([.Y66:.Z66])" office:value-type="float" office:value="398146" calcext:value-type="float">
            <text:p>398146</text:p>
          </table:table-cell>
          <table:table-cell office:value-type="float" office:value="0.84" calcext:value-type="float">
            <text:p>0.84</text:p>
          </table:table-cell>
          <table:table-cell office:value-type="float" office:value="152649" calcext:value-type="float">
            <text:p>152649</text:p>
          </table:table-cell>
          <table:table-cell table:style-name="ce10" office:value-type="float" office:value="58.82" calcext:value-type="float">
            <text:p>58.82</text:p>
          </table:table-cell>
          <table:table-cell table:formula="of:=['file:///home/mixalako/Documents/EPU/rea-uc/datasets/Dataset-for-AI-tool_renovated-buildings-AUDITIEM-AR-1-ZONU-228-auditi-updated_ENG.xlsx'#$'Building envelope'.D233]" office:value-type="float" office:value="4065.02" calcext:value-type="float">
            <text:p>4065.02</text:p>
          </table:table-cell>
          <table:table-cell table:style-name="ce10" table:formula="of:=['file:///home/mixalako/Documents/EPU/rea-uc/datasets/Dataset-for-AI-tool_renovated-buildings-AUDITIEM-AR-1-ZONU-228-auditi-updated_ENG.xlsx'#$'Building envelope'.E233]" office:value-type="float" office:value="304398" calcext:value-type="float">
            <text:p>30439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2]" office:value-type="currency" office:currency="EUR" office:value="269400" calcext:value-type="currency">
            <text:p><text:s/>€ 269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3</text:p>
          </table:table-cell>
          <table:table-cell/>
          <table:table-cell table:style-name="ce10"/>
          <table:table-cell office:value-type="string" calcext:value-type="string">
            <text:p>Kastrānes iela 2A, Rīga, LV-1039</text:p>
          </table:table-cell>
          <table:table-cell table:style-name="ce21" office:value-type="float" office:value="1000890652001" calcext:value-type="float">
            <text:p>1000890652001</text:p>
          </table:table-cell>
          <table:table-cell table:content-validation-name="val1" office:value-type="string" calcext:value-type="string">
            <text:p>Hruščova (316. un 318. sērija) laika projekts 2.8</text:p>
          </table:table-cell>
          <table:table-cell table:style-name="ce25" table:content-validation-name="val2" table:formula="of:=VLOOKUP([.F7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7.82" calcext:value-type="float">
            <text:p>37.82</text:p>
          </table:table-cell>
          <table:table-cell office:value-type="float" office:value="10.97" calcext:value-type="float">
            <text:p>10.97</text:p>
          </table:table-cell>
          <table:table-cell office:value-type="float" office:value="9.6" calcext:value-type="float">
            <text:p>9.6</text:p>
          </table:table-cell>
          <table:table-cell table:style-name="ce28" table:formula="of:=VLOOKUP([.F71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948.62" calcext:value-type="float">
            <text:p>948.62</text:p>
          </table:table-cell>
          <table:table-cell table:style-name="ce10" table:formula="of:=[.L71]*[.K71]" office:value-type="float" office:value="2656.136" calcext:value-type="float">
            <text:p>2656.13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23.8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24" calcext:value-type="float">
            <text:p>24</text:p>
          </table:table-cell>
          <table:table-cell table:style-name="ce40" office:value-type="float" office:value="948.62" calcext:value-type="float">
            <text:p>948.6</text:p>
          </table:table-cell>
          <table:table-cell office:value-type="float" office:value="2656.1" calcext:value-type="float">
            <text:p>2656.1</text:p>
          </table:table-cell>
          <table:table-cell table:style-name="ce43" office:value-type="float" office:value="18.74" calcext:value-type="float">
            <text:p>18.74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67379" calcext:value-type="float">
            <text:p>167379</text:p>
          </table:table-cell>
          <table:table-cell office:value-type="float" office:value="31997" calcext:value-type="float">
            <text:p>31997</text:p>
          </table:table-cell>
          <table:table-cell table:formula="of:=SUM([.Y71:.Z71])" office:value-type="float" office:value="199376" calcext:value-type="float">
            <text:p>199376</text:p>
          </table:table-cell>
          <table:table-cell office:value-type="float" office:value="0.9" calcext:value-type="float">
            <text:p>0.9</text:p>
          </table:table-cell>
          <table:table-cell office:value-type="float" office:value="45380.9" calcext:value-type="float">
            <text:p>45380.9</text:p>
          </table:table-cell>
          <table:table-cell table:style-name="ce10" office:value-type="float" office:value="47.84" calcext:value-type="float">
            <text:p>47.84</text:p>
          </table:table-cell>
          <table:table-cell table:formula="of:=['file:///home/mixalako/Documents/EPU/rea-uc/datasets/Dataset-for-AI-tool_renovated-buildings-AUDITIEM-AR-1-ZONU-228-auditi-updated_ENG.xlsx'#$'Building envelope'.D249]" office:value-type="float" office:value="1941.18" calcext:value-type="float">
            <text:p>1941.18</text:p>
          </table:table-cell>
          <table:table-cell table:style-name="ce10" table:formula="of:=['file:///home/mixalako/Documents/EPU/rea-uc/datasets/Dataset-for-AI-tool_renovated-buildings-AUDITIEM-AR-1-ZONU-228-auditi-updated_ENG.xlsx'#$'Building envelope'.E249]" office:value-type="float" office:value="147882" calcext:value-type="float">
            <text:p>14788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7]" office:value-type="currency" office:currency="EUR" office:value="117600" calcext:value-type="currency">
            <text:p><text:s/>€ 117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4</text:p>
          </table:table-cell>
          <table:table-cell/>
          <table:table-cell table:style-name="ce10"/>
          <table:table-cell office:value-type="string" calcext:value-type="string">
            <text:p>Kuršu iela 25A, Rīga, LV-1006</text:p>
          </table:table-cell>
          <table:table-cell table:style-name="ce21" office:value-type="float" office:value="1000920468001" calcext:value-type="float">
            <text:p>1000920468001</text:p>
          </table:table-cell>
          <table:table-cell table:content-validation-name="val1" office:value-type="string" calcext:value-type="string">
            <text:p>Staļina laika projekts 2.68</text:p>
          </table:table-cell>
          <table:table-cell table:style-name="ce25" table:content-validation-name="val2" table:formula="of:=VLOOKUP([.F7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24.37" calcext:value-type="float">
            <text:p>24.37</text:p>
          </table:table-cell>
          <table:table-cell office:value-type="float" office:value="10.17" calcext:value-type="float">
            <text:p>10.17</text:p>
          </table:table-cell>
          <table:table-cell office:value-type="float" office:value="9" calcext:value-type="float">
            <text:p>9</text:p>
          </table:table-cell>
          <table:table-cell table:style-name="ce28" table:formula="of:=VLOOKUP([.F76];['file:///home/mixalako/Documents/EPU/rea-uc/datasets/Dataset-for-AI-tool_renovated-buildings-AUDITIEM-AR-1-ZONU-228-auditi-updated_ENG.xlsx'#$'Building series'.A$1:.C$1048576];2;0)" office:value-type="float" office:value="2.68" calcext:value-type="float">
            <text:p>2.68</text:p>
          </table:table-cell>
          <table:table-cell office:value-type="float" office:value="576.5" calcext:value-type="float">
            <text:p>576.5</text:p>
          </table:table-cell>
          <table:table-cell table:style-name="ce10" table:formula="of:=[.L76]*[.K76]" office:value-type="float" office:value="1545.02" calcext:value-type="float">
            <text:p>1545.02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14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76.5" calcext:value-type="float">
            <text:p>576.5</text:p>
          </table:table-cell>
          <table:table-cell office:value-type="float" office:value="1545" calcext:value-type="float">
            <text:p>1545</text:p>
          </table:table-cell>
          <table:table-cell table:style-name="ce43" office:value-type="float" office:value="18.33" calcext:value-type="float">
            <text:p>18.33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7802" calcext:value-type="float">
            <text:p>87802</text:p>
          </table:table-cell>
          <table:table-cell office:value-type="float" office:value="30578" calcext:value-type="float">
            <text:p>30578</text:p>
          </table:table-cell>
          <table:table-cell table:formula="of:=SUM([.Y76:.Z76])" office:value-type="float" office:value="118380" calcext:value-type="float">
            <text:p>118380</text:p>
          </table:table-cell>
          <table:table-cell office:value-type="float" office:value="0.88" calcext:value-type="float">
            <text:p>0.88</text:p>
          </table:table-cell>
          <table:table-cell office:value-type="float" office:value="29843.6" calcext:value-type="float">
            <text:p>29843.6</text:p>
          </table:table-cell>
          <table:table-cell table:style-name="ce10" office:value-type="float" office:value="51.77" calcext:value-type="float">
            <text:p>51.77</text:p>
          </table:table-cell>
          <table:table-cell table:formula="of:=['file:///home/mixalako/Documents/EPU/rea-uc/datasets/Dataset-for-AI-tool_renovated-buildings-AUDITIEM-AR-1-ZONU-228-auditi-updated_ENG.xlsx'#$'Building envelope'.D265]" office:value-type="float" office:value="1207.65" calcext:value-type="float">
            <text:p>1207.65</text:p>
          </table:table-cell>
          <table:table-cell table:style-name="ce10" table:formula="of:=['file:///home/mixalako/Documents/EPU/rea-uc/datasets/Dataset-for-AI-tool_renovated-buildings-AUDITIEM-AR-1-ZONU-228-auditi-updated_ENG.xlsx'#$'Building envelope'.E265]" office:value-type="float" office:value="89171" calcext:value-type="float">
            <text:p>8917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22]" office:value-type="currency" office:currency="EUR" office:value="81500" calcext:value-type="currency">
            <text:p><text:s/>€ 81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2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5</text:p>
          </table:table-cell>
          <table:table-cell/>
          <table:table-cell table:style-name="ce10"/>
          <table:table-cell office:value-type="string" calcext:value-type="string">
            <text:p>Ropažu iela 76, Rīga, LV-1006</text:p>
          </table:table-cell>
          <table:table-cell table:style-name="ce21" office:value-type="float" office:value="1000860174001" calcext:value-type="float">
            <text:p>1000860174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8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95.05" calcext:value-type="float">
            <text:p>95.05</text:p>
          </table:table-cell>
          <table:table-cell office:value-type="float" office:value="11.06" calcext:value-type="float">
            <text:p>11.06</text:p>
          </table:table-cell>
          <table:table-cell office:value-type="float" office:value="14.1" calcext:value-type="float">
            <text:p>14.1</text:p>
          </table:table-cell>
          <table:table-cell table:style-name="ce28" table:formula="of:=VLOOKUP([.F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182.7" calcext:value-type="float">
            <text:p>4182.7</text:p>
          </table:table-cell>
          <table:table-cell table:style-name="ce10" table:formula="of:=[.L81]*[.K81]" office:value-type="float" office:value="10456.75" calcext:value-type="float">
            <text:p>10456.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05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85" calcext:value-type="float">
            <text:p>85</text:p>
          </table:table-cell>
          <table:table-cell table:style-name="ce40" office:value-type="float" office:value="4182.7" calcext:value-type="float">
            <text:p>4182.7</text:p>
          </table:table-cell>
          <table:table-cell office:value-type="float" office:value="10456.8" calcext:value-type="float">
            <text:p>10456.8</text:p>
          </table:table-cell>
          <table:table-cell table:style-name="ce43" office:value-type="float" office:value="18.7" calcext:value-type="float">
            <text:p>18.7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66981" calcext:value-type="float">
            <text:p>466981</text:p>
          </table:table-cell>
          <table:table-cell office:value-type="float" office:value="303061" calcext:value-type="float">
            <text:p>303061</text:p>
          </table:table-cell>
          <table:table-cell table:formula="of:=SUM([.Y81:.Z81])" office:value-type="float" office:value="770042" calcext:value-type="float">
            <text:p>770042</text:p>
          </table:table-cell>
          <table:table-cell office:value-type="float" office:value="0.88" calcext:value-type="float">
            <text:p>0.88</text:p>
          </table:table-cell>
          <table:table-cell office:value-type="float" office:value="216448.1" calcext:value-type="float">
            <text:p>216448.1</text:p>
          </table:table-cell>
          <table:table-cell table:style-name="ce10" office:value-type="float" office:value="51.75" calcext:value-type="float">
            <text:p>51.75</text:p>
          </table:table-cell>
          <table:table-cell table:formula="of:=['file:///home/mixalako/Documents/EPU/rea-uc/datasets/Dataset-for-AI-tool_renovated-buildings-AUDITIEM-AR-1-ZONU-228-auditi-updated_ENG.xlsx'#$'Building envelope'.D284]" office:value-type="float" office:value="5768.89" calcext:value-type="float">
            <text:p>5768.89</text:p>
          </table:table-cell>
          <table:table-cell table:style-name="ce10" table:formula="of:=['file:///home/mixalako/Documents/EPU/rea-uc/datasets/Dataset-for-AI-tool_renovated-buildings-AUDITIEM-AR-1-ZONU-228-auditi-updated_ENG.xlsx'#$'Building envelope'.E284]" office:value-type="float" office:value="458422" calcext:value-type="float">
            <text:p>45842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9]" office:value-type="currency" office:currency="EUR" office:value="412100" calcext:value-type="currency">
            <text:p><text:s/>€ 412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6</text:p>
          </table:table-cell>
          <table:table-cell/>
          <table:table-cell table:style-name="ce10"/>
          <table:table-cell office:value-type="string" calcext:value-type="string">
            <text:p>Auduma iela 35, Rīga, LV-1024</text:p>
          </table:table-cell>
          <table:table-cell table:style-name="ce21" office:value-type="float" office:value="1000912032001" calcext:value-type="float">
            <text:p>1000912032001</text:p>
          </table:table-cell>
          <table:table-cell table:content-validation-name="val1" office:value-type="string" calcext:value-type="string">
            <text:p>Hruščova (316. un 318. sērija) laika projekts 2.58</text:p>
          </table:table-cell>
          <table:table-cell table:style-name="ce25" table:content-validation-name="val2" table:formula="of:=VLOOKUP([.F8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3.2" calcext:value-type="float">
            <text:p>63.2</text:p>
          </table:table-cell>
          <table:table-cell office:value-type="float" office:value="11" calcext:value-type="float">
            <text:p>11</text:p>
          </table:table-cell>
          <table:table-cell office:value-type="float" office:value="13.82" calcext:value-type="float">
            <text:p>13.82</text:p>
          </table:table-cell>
          <table:table-cell table:style-name="ce28" table:formula="of:=VLOOKUP([.F86];['file:///home/mixalako/Documents/EPU/rea-uc/datasets/Dataset-for-AI-tool_renovated-buildings-AUDITIEM-AR-1-ZONU-228-auditi-updated_ENG.xlsx'#$'Building series'.A$1:.C$1048576];2;0)" office:value-type="float" office:value="2.58" calcext:value-type="float">
            <text:p>2.58</text:p>
          </table:table-cell>
          <table:table-cell office:value-type="float" office:value="2635.98" calcext:value-type="float">
            <text:p>2635.98</text:p>
          </table:table-cell>
          <table:table-cell table:style-name="ce10" table:formula="of:=[.L86]*[.K86]" office:value-type="float" office:value="6800.8284" calcext:value-type="float">
            <text:p>6800.828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96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635.98" calcext:value-type="float">
            <text:p>2636.0</text:p>
          </table:table-cell>
          <table:table-cell office:value-type="float" office:value="6800.83" calcext:value-type="float">
            <text:p>6800.83</text:p>
          </table:table-cell>
          <table:table-cell table:style-name="ce43" office:value-type="float" office:value="17.94" calcext:value-type="float">
            <text:p>17.94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20033.6" calcext:value-type="float">
            <text:p>320033.6</text:p>
          </table:table-cell>
          <table:table-cell office:value-type="float" office:value="175622.4" calcext:value-type="float">
            <text:p>175622.4</text:p>
          </table:table-cell>
          <table:table-cell table:formula="of:=SUM([.Y86:.Z86])" office:value-type="float" office:value="495656" calcext:value-type="float">
            <text:p>495656</text:p>
          </table:table-cell>
          <table:table-cell office:value-type="float" office:value="0.896" calcext:value-type="float">
            <text:p>0.896</text:p>
          </table:table-cell>
          <table:table-cell office:value-type="float" office:value="119060.26" calcext:value-type="float">
            <text:p>119060.26</text:p>
          </table:table-cell>
          <table:table-cell table:style-name="ce10" office:value-type="float" office:value="45.17" calcext:value-type="float">
            <text:p>45.17</text:p>
          </table:table-cell>
          <table:table-cell table:formula="of:=['file:///home/mixalako/Documents/EPU/rea-uc/datasets/Dataset-for-AI-tool_renovated-buildings-AUDITIEM-AR-1-ZONU-228-auditi-updated_ENG.xlsx'#$'Building envelope'.D299]" office:value-type="float" office:value="3460.2" calcext:value-type="float">
            <text:p>3460.2</text:p>
          </table:table-cell>
          <table:table-cell table:style-name="ce10" table:formula="of:=['file:///home/mixalako/Documents/EPU/rea-uc/datasets/Dataset-for-AI-tool_renovated-buildings-AUDITIEM-AR-1-ZONU-228-auditi-updated_ENG.xlsx'#$'Building envelope'.E299]" office:value-type="float" office:value="302434.2" calcext:value-type="float">
            <text:p>302434.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8]" office:value-type="currency" office:currency="EUR" office:value="243187" calcext:value-type="currency">
            <text:p><text:s/>€ 243,187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17</text:p>
          </table:table-cell>
          <table:table-cell/>
          <table:table-cell table:style-name="ce10"/>
          <table:table-cell office:value-type="string" calcext:value-type="string">
            <text:p>Čiekurkalna 4. šķērslīnija 15, Rīga, LV-1026</text:p>
          </table:table-cell>
          <table:table-cell table:style-name="ce21" office:value-type="float" office:value="1000870096001" calcext:value-type="float">
            <text:p>1000870096001</text:p>
          </table:table-cell>
          <table:table-cell table:content-validation-name="val1" office:value-type="string" calcext:value-type="string">
            <text:p>Specprojekts 2.65</text:p>
          </table:table-cell>
          <table:table-cell table:style-name="ce25" table:content-validation-name="val2" table:formula="of:=VLOOKUP([.F9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.5" calcext:value-type="float">
            <text:p>19.5</text:p>
          </table:table-cell>
          <table:table-cell office:value-type="float" office:value="19.66" calcext:value-type="float">
            <text:p>19.66</text:p>
          </table:table-cell>
          <table:table-cell table:style-name="ce28" table:formula="of:=VLOOKUP([.F91];['file:///home/mixalako/Documents/EPU/rea-uc/datasets/Dataset-for-AI-tool_renovated-buildings-AUDITIEM-AR-1-ZONU-228-auditi-updated_ENG.xlsx'#$'Building series'.A$1:.C$1048576];2;0)" office:value-type="float" office:value="2.65" calcext:value-type="float">
            <text:p>2.65</text:p>
          </table:table-cell>
          <table:table-cell office:value-type="float" office:value="3488" calcext:value-type="float">
            <text:p>3488</text:p>
          </table:table-cell>
          <table:table-cell table:style-name="ce10" table:formula="of:=[.L91]*[.K91]" office:value-type="float" office:value="9243.2" calcext:value-type="float">
            <text:p>9243.2</text:p>
          </table:table-cell>
          <table:table-cell office:value-type="float" office:value="7" calcext:value-type="float">
            <text:p>7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86.83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8" calcext:value-type="float">
            <text:p>1988</text:p>
          </table:table-cell>
          <table:table-cell table:style-name="ce10" office:value-type="float" office:value="54" calcext:value-type="float">
            <text:p>54</text:p>
          </table:table-cell>
          <table:table-cell table:style-name="ce40" office:value-type="float" office:value="3488" calcext:value-type="float">
            <text:p>3488.0</text:p>
          </table:table-cell>
          <table:table-cell office:value-type="float" office:value="9243.2" calcext:value-type="float">
            <text:p>9243.2</text:p>
          </table:table-cell>
          <table:table-cell table:style-name="ce43" office:value-type="float" office:value="18.26" calcext:value-type="float">
            <text:p>18.260</text:p>
          </table:table-cell>
          <table:table-cell office:value-type="float" office:value="203" calcext:value-type="float">
            <text:p>203</text:p>
          </table:table-cell>
          <table:table-cell office:value-type="float" office:value="0.67" calcext:value-type="float">
            <text:p>0.6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9622.8" calcext:value-type="float">
            <text:p>339622.8</text:p>
          </table:table-cell>
          <table:table-cell office:value-type="float" office:value="217387.2" calcext:value-type="float">
            <text:p>217387.2</text:p>
          </table:table-cell>
          <table:table-cell table:formula="of:=SUM([.Y91:.Z91])" office:value-type="float" office:value="557010" calcext:value-type="float">
            <text:p>557010</text:p>
          </table:table-cell>
          <table:table-cell office:value-type="float" office:value="0.886" calcext:value-type="float">
            <text:p>0.886</text:p>
          </table:table-cell>
          <table:table-cell office:value-type="float" office:value="156732.46" calcext:value-type="float">
            <text:p>156732.46</text:p>
          </table:table-cell>
          <table:table-cell table:style-name="ce10" office:value-type="float" office:value="44.93" calcext:value-type="float">
            <text:p>44.93</text:p>
          </table:table-cell>
          <table:table-cell table:formula="of:=['file:///home/mixalako/Documents/EPU/rea-uc/datasets/Dataset-for-AI-tool_renovated-buildings-AUDITIEM-AR-1-ZONU-228-auditi-updated_ENG.xlsx'#$'Building envelope'.D319]" office:value-type="float" office:value="3809.32" calcext:value-type="float">
            <text:p>3809.32</text:p>
          </table:table-cell>
          <table:table-cell table:style-name="ce10" table:formula="of:=['file:///home/mixalako/Documents/EPU/rea-uc/datasets/Dataset-for-AI-tool_renovated-buildings-AUDITIEM-AR-1-ZONU-228-auditi-updated_ENG.xlsx'#$'Building envelope'.E319]" office:value-type="float" office:value="338887.46" calcext:value-type="float">
            <text:p>338887.4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3]" office:value-type="currency" office:currency="EUR" office:value="325911" calcext:value-type="currency">
            <text:p><text:s/>€ 325,91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8</text:p>
          </table:table-cell>
          <table:table-cell/>
          <table:table-cell table:style-name="ce10"/>
          <table:table-cell office:value-type="string" calcext:value-type="string">
            <text:p>Dzelzavas iela 57, Rīga, LV-1084</text:p>
          </table:table-cell>
          <table:table-cell table:style-name="ce21" office:value-type="float" office:value="1000710016005" calcext:value-type="float">
            <text:p>1000710016005</text:p>
          </table:table-cell>
          <table:table-cell table:content-validation-name="val1" office:value-type="string" calcext:value-type="string">
            <text:p>467. sērija</text:p>
          </table:table-cell>
          <table:table-cell table:style-name="ce25" table:content-validation-name="val2" table:formula="of:=VLOOKUP([.F9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3" calcext:value-type="float">
            <text:p>26.3</text:p>
          </table:table-cell>
          <table:table-cell office:value-type="float" office:value="11.78" calcext:value-type="float">
            <text:p>11.78</text:p>
          </table:table-cell>
          <table:table-cell office:value-type="float" office:value="26.25" calcext:value-type="float">
            <text:p>26.25</text:p>
          </table:table-cell>
          <table:table-cell table:style-name="ce28" table:formula="of:=VLOOKUP([.F96];['file:///home/mixalako/Documents/EPU/rea-uc/datasets/Dataset-for-AI-tool_renovated-buildings-AUDITIEM-AR-1-ZONU-228-auditi-updated_ENG.xlsx'#$'Building series'.A$1:.C$1048576];2;0)" office:value-type="float" office:value="2.75" calcext:value-type="float">
            <text:p>2.75</text:p>
          </table:table-cell>
          <table:table-cell office:value-type="float" office:value="2399.63" calcext:value-type="float">
            <text:p>2399.63</text:p>
          </table:table-cell>
          <table:table-cell table:style-name="ce10" table:formula="of:=[.L96]*[.K96]" office:value-type="float" office:value="6598.9825" calcext:value-type="float">
            <text:p>6598.9825</text:p>
          </table:table-cell>
          <table:table-cell office:value-type="float" office:value="8" calcext:value-type="float">
            <text:p>8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92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2399.63" calcext:value-type="float">
            <text:p>2399.6</text:p>
          </table:table-cell>
          <table:table-cell office:value-type="float" office:value="6598.98" calcext:value-type="float">
            <text:p>6598.98</text:p>
          </table:table-cell>
          <table:table-cell table:style-name="ce43" office:value-type="float" office:value="17.97" calcext:value-type="float">
            <text:p>17.97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06072" calcext:value-type="float">
            <text:p>306072</text:p>
          </table:table-cell>
          <table:table-cell office:value-type="float" office:value="123292" calcext:value-type="float">
            <text:p>123292</text:p>
          </table:table-cell>
          <table:table-cell table:formula="of:=SUM([.Y96:.Z96])" office:value-type="float" office:value="429364" calcext:value-type="float">
            <text:p>429364</text:p>
          </table:table-cell>
          <table:table-cell office:value-type="float" office:value="0.849" calcext:value-type="float">
            <text:p>0.849</text:p>
          </table:table-cell>
          <table:table-cell office:value-type="float" office:value="107568.69" calcext:value-type="float">
            <text:p>107568.69</text:p>
          </table:table-cell>
          <table:table-cell table:style-name="ce10" office:value-type="float" office:value="44.83" calcext:value-type="float">
            <text:p>44.83</text:p>
          </table:table-cell>
          <table:table-cell table:formula="of:=['file:///home/mixalako/Documents/EPU/rea-uc/datasets/Dataset-for-AI-tool_renovated-buildings-AUDITIEM-AR-1-ZONU-228-auditi-updated_ENG.xlsx'#$'Building envelope'.D339]" office:value-type="float" office:value="3629.59" calcext:value-type="float">
            <text:p>3629.59</text:p>
          </table:table-cell>
          <table:table-cell table:style-name="ce10" table:formula="of:=['file:///home/mixalako/Documents/EPU/rea-uc/datasets/Dataset-for-AI-tool_renovated-buildings-AUDITIEM-AR-1-ZONU-228-auditi-updated_ENG.xlsx'#$'Building envelope'.E339]" office:value-type="float" office:value="317770" calcext:value-type="float">
            <text:p>31777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78]" office:value-type="currency" office:currency="EUR" office:value="245204" calcext:value-type="currency">
            <text:p><text:s/>€ 245,204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7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9</text:p>
          </table:table-cell>
          <table:table-cell/>
          <table:table-cell table:style-name="ce10"/>
          <table:table-cell office:value-type="string" calcext:value-type="string">
            <text:p>Garozes iela 32, Rīga, LV-1004</text:p>
          </table:table-cell>
          <table:table-cell table:style-name="ce21" office:value-type="float" office:value="1000740274001" calcext:value-type="float">
            <text:p>1000740274001</text:p>
          </table:table-cell>
          <table:table-cell table:content-validation-name="val1" office:value-type="string" calcext:value-type="string">
            <text:p>Hruščova ( 3 stāvu ķieģeļu mūra ēka)</text:p>
          </table:table-cell>
          <table:table-cell table:style-name="ce25" table:content-validation-name="val2" table:formula="of:=VLOOKUP([.F10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7.82" calcext:value-type="float">
            <text:p>37.82</text:p>
          </table:table-cell>
          <table:table-cell office:value-type="float" office:value="11.02" calcext:value-type="float">
            <text:p>11.02</text:p>
          </table:table-cell>
          <table:table-cell office:value-type="float" office:value="8.98" calcext:value-type="float">
            <text:p>8.98</text:p>
          </table:table-cell>
          <table:table-cell table:style-name="ce28" table:formula="of:=VLOOKUP([.F101];['file:///home/mixalako/Documents/EPU/rea-uc/datasets/Dataset-for-AI-tool_renovated-buildings-AUDITIEM-AR-1-ZONU-228-auditi-updated_ENG.xlsx'#$'Building series'.A$1:.C$1048576];2;0)" office:value-type="float" office:value="2.69" calcext:value-type="float">
            <text:p>2.69</text:p>
          </table:table-cell>
          <table:table-cell office:value-type="float" office:value="996.7" calcext:value-type="float">
            <text:p>996.7</text:p>
          </table:table-cell>
          <table:table-cell table:style-name="ce10" table:formula="of:=[.L101]*[.K101]" office:value-type="float" office:value="2681.123" calcext:value-type="float">
            <text:p>2681.123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83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24" calcext:value-type="float">
            <text:p>24</text:p>
          </table:table-cell>
          <table:table-cell table:style-name="ce40" office:value-type="float" office:value="996.7" calcext:value-type="float">
            <text:p>996.7</text:p>
          </table:table-cell>
          <table:table-cell office:value-type="float" office:value="2681.12" calcext:value-type="float">
            <text:p>2681.12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51" calcext:value-type="float">
            <text:p>0.51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62789.2" calcext:value-type="float">
            <text:p>162789.2</text:p>
          </table:table-cell>
          <table:table-cell office:value-type="float" office:value="26908.8" calcext:value-type="float">
            <text:p>26908.8</text:p>
          </table:table-cell>
          <table:table-cell table:formula="of:=SUM([.Y101:.Z101])" office:value-type="float" office:value="189698" calcext:value-type="float">
            <text:p>189698</text:p>
          </table:table-cell>
          <table:table-cell office:value-type="float" office:value="0.9" calcext:value-type="float">
            <text:p>0.9</text:p>
          </table:table-cell>
          <table:table-cell office:value-type="float" office:value="38432.75" calcext:value-type="float">
            <text:p>38432.75</text:p>
          </table:table-cell>
          <table:table-cell table:style-name="ce10" office:value-type="float" office:value="38.56" calcext:value-type="float">
            <text:p>38.56</text:p>
          </table:table-cell>
          <table:table-cell table:formula="of:=['file:///home/mixalako/Documents/EPU/rea-uc/datasets/Dataset-for-AI-tool_renovated-buildings-AUDITIEM-AR-1-ZONU-228-auditi-updated_ENG.xlsx'#$'Building envelope'.D353]" office:value-type="float" office:value="1834.59" calcext:value-type="float">
            <text:p>1834.59</text:p>
          </table:table-cell>
          <table:table-cell table:style-name="ce10" table:formula="of:=['file:///home/mixalako/Documents/EPU/rea-uc/datasets/Dataset-for-AI-tool_renovated-buildings-AUDITIEM-AR-1-ZONU-228-auditi-updated_ENG.xlsx'#$'Building envelope'.E353]" office:value-type="float" office:value="160886.2" calcext:value-type="float">
            <text:p>160886.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2]" office:value-type="currency" office:currency="EUR" office:value="111559" calcext:value-type="currency">
            <text:p><text:s/>€ 111,559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0</text:p>
          </table:table-cell>
          <table:table-cell/>
          <table:table-cell table:style-name="ce10"/>
          <table:table-cell office:value-type="string" calcext:value-type="string">
            <text:p>Hāpsalas iela 1 k-3, Rīga, LV-1005</text:p>
          </table:table-cell>
          <table:table-cell table:style-name="ce21" office:value-type="float" office:value="1000160168001" calcext:value-type="float">
            <text:p>1000160168001</text:p>
          </table:table-cell>
          <table:table-cell table:content-validation-name="val1" office:value-type="string" calcext:value-type="string">
            <text:p>Specprojekts 2.63</text:p>
          </table:table-cell>
          <table:table-cell table:style-name="ce25" table:content-validation-name="val2" table:formula="of:=VLOOKUP([.F10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2.65" calcext:value-type="float">
            <text:p>12.65</text:p>
          </table:table-cell>
          <table:table-cell office:value-type="float" office:value="58.35" calcext:value-type="float">
            <text:p>58.35</text:p>
          </table:table-cell>
          <table:table-cell office:value-type="float" office:value="12.1" calcext:value-type="float">
            <text:p>12.1</text:p>
          </table:table-cell>
          <table:table-cell table:style-name="ce28" table:formula="of:=VLOOKUP([.F106];['file:///home/mixalako/Documents/EPU/rea-uc/datasets/Dataset-for-AI-tool_renovated-buildings-AUDITIEM-AR-1-ZONU-228-auditi-updated_ENG.xlsx'#$'Building series'.A$1:.C$1048576];2;0)" office:value-type="float" office:value="2.63" calcext:value-type="float">
            <text:p>2.63</text:p>
          </table:table-cell>
          <table:table-cell office:value-type="float" office:value="2377.87" calcext:value-type="float">
            <text:p>2377.87</text:p>
          </table:table-cell>
          <table:table-cell table:style-name="ce10" table:formula="of:=[.L106]*[.K106]" office:value-type="float" office:value="6253.7981" calcext:value-type="float">
            <text:p>6253.7981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74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30" calcext:value-type="float">
            <text:p>30</text:p>
          </table:table-cell>
          <table:table-cell table:style-name="ce40" office:value-type="float" office:value="2377.87" calcext:value-type="float">
            <text:p>2377.9</text:p>
          </table:table-cell>
          <table:table-cell office:value-type="float" office:value="6253.8" calcext:value-type="float">
            <text:p>6253.8</text:p>
          </table:table-cell>
          <table:table-cell table:style-name="ce43" office:value-type="float" office:value="17.65" calcext:value-type="float">
            <text:p>17.65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7361.71" calcext:value-type="float">
            <text:p>257361.71</text:p>
          </table:table-cell>
          <table:table-cell office:value-type="float" office:value="36158.76" calcext:value-type="float">
            <text:p>36158.76</text:p>
          </table:table-cell>
          <table:table-cell table:formula="of:=SUM([.Y106:.Z106])" office:value-type="float" office:value="293520.47" calcext:value-type="float">
            <text:p>293520.47</text:p>
          </table:table-cell>
          <table:table-cell office:value-type="float" office:value="0.887" calcext:value-type="float">
            <text:p>0.887</text:p>
          </table:table-cell>
          <table:table-cell office:value-type="float" office:value="109107.4" calcext:value-type="float">
            <text:p>109107.4</text:p>
          </table:table-cell>
          <table:table-cell table:style-name="ce10" office:value-type="float" office:value="45.88" calcext:value-type="float">
            <text:p>45.88</text:p>
          </table:table-cell>
          <table:table-cell table:formula="of:=['file:///home/mixalako/Documents/EPU/rea-uc/datasets/Dataset-for-AI-tool_renovated-buildings-AUDITIEM-AR-1-ZONU-228-auditi-updated_ENG.xlsx'#$'Building envelope'.D371]" office:value-type="float" office:value="3386.51" calcext:value-type="float">
            <text:p>3386.51</text:p>
          </table:table-cell>
          <table:table-cell table:style-name="ce10" table:formula="of:=['file:///home/mixalako/Documents/EPU/rea-uc/datasets/Dataset-for-AI-tool_renovated-buildings-AUDITIEM-AR-1-ZONU-228-auditi-updated_ENG.xlsx'#$'Building envelope'.E371]" office:value-type="float" office:value="291208.71" calcext:value-type="float">
            <text:p>291208.7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7]" office:value-type="currency" office:currency="EUR" office:value="233221" calcext:value-type="currency">
            <text:p><text:s/>€ 233,22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1</text:p>
          </table:table-cell>
          <table:table-cell/>
          <table:table-cell table:style-name="ce10"/>
          <table:table-cell office:value-type="string" calcext:value-type="string">
            <text:p>Ikšķiles iela 9, Rīga, LV-1057</text:p>
          </table:table-cell>
          <table:table-cell table:style-name="ce21" office:value-type="float" office:value="1000782075001" calcext:value-type="float">
            <text:p>1000782075001</text:p>
          </table:table-cell>
          <table:table-cell table:content-validation-name="val1" office:value-type="string" calcext:value-type="string">
            <text:p>Čehu projekts</text:p>
          </table:table-cell>
          <table:table-cell table:style-name="ce25" table:content-validation-name="val2" table:formula="of:=VLOOKUP([.F111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3.82" calcext:value-type="float">
            <text:p>23.82</text:p>
          </table:table-cell>
          <table:table-cell office:value-type="float" office:value="21.98" calcext:value-type="float">
            <text:p>21.98</text:p>
          </table:table-cell>
          <table:table-cell office:value-type="float" office:value="33.2" calcext:value-type="float">
            <text:p>33.2</text:p>
          </table:table-cell>
          <table:table-cell table:style-name="ce28" table:formula="of:=VLOOKUP([.F111];['file:///home/mixalako/Documents/EPU/rea-uc/datasets/Dataset-for-AI-tool_renovated-buildings-AUDITIEM-AR-1-ZONU-228-auditi-updated_ENG.xlsx'#$'Building series'.A$1:.C$1048576];2;0)" office:value-type="float" office:value="2.49" calcext:value-type="float">
            <text:p>2.49</text:p>
          </table:table-cell>
          <table:table-cell office:value-type="float" office:value="3587.01" calcext:value-type="float">
            <text:p>3587.01</text:p>
          </table:table-cell>
          <table:table-cell table:style-name="ce10" table:formula="of:=[.L111]*[.K111]" office:value-type="float" office:value="8931.6549" calcext:value-type="float">
            <text:p>8931.6549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64.83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4" calcext:value-type="float">
            <text:p>1974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587.01" calcext:value-type="float">
            <text:p>3587.0</text:p>
          </table:table-cell>
          <table:table-cell office:value-type="float" office:value="8931.65" calcext:value-type="float">
            <text:p>8931.65</text:p>
          </table:table-cell>
          <table:table-cell table:style-name="ce43" office:value-type="float" office:value="18.71" calcext:value-type="float">
            <text:p>18.71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49749.2" calcext:value-type="float">
            <text:p>449749.2</text:p>
          </table:table-cell>
          <table:table-cell office:value-type="float" office:value="199132.8" calcext:value-type="float">
            <text:p>199132.8</text:p>
          </table:table-cell>
          <table:table-cell table:formula="of:=SUM([.Y111:.Z111])" office:value-type="float" office:value="648882" calcext:value-type="float">
            <text:p>648882</text:p>
          </table:table-cell>
          <table:table-cell office:value-type="float" office:value="0.875" calcext:value-type="float">
            <text:p>0.875</text:p>
          </table:table-cell>
          <table:table-cell office:value-type="float" office:value="133046.68" calcext:value-type="float">
            <text:p>133046.68</text:p>
          </table:table-cell>
          <table:table-cell table:style-name="ce10" office:value-type="float" office:value="37.09" calcext:value-type="float">
            <text:p>37.09</text:p>
          </table:table-cell>
          <table:table-cell table:formula="of:=['file:///home/mixalako/Documents/EPU/rea-uc/datasets/Dataset-for-AI-tool_renovated-buildings-AUDITIEM-AR-1-ZONU-228-auditi-updated_ENG.xlsx'#$'Building envelope'.D393]" office:value-type="float" office:value="4719.38" calcext:value-type="float">
            <text:p>4719.38</text:p>
          </table:table-cell>
          <table:table-cell table:style-name="ce10" table:formula="of:=['file:///home/mixalako/Documents/EPU/rea-uc/datasets/Dataset-for-AI-tool_renovated-buildings-AUDITIEM-AR-1-ZONU-228-auditi-updated_ENG.xlsx'#$'Building envelope'.E393]" office:value-type="float" office:value="430195.65" calcext:value-type="float">
            <text:p>430195.6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1]" office:value-type="currency" office:currency="EUR" office:value="391820" calcext:value-type="currency">
            <text:p><text:s/>€ 391,82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2</text:p>
          </table:table-cell>
          <table:table-cell/>
          <table:table-cell table:style-name="ce10"/>
          <table:table-cell office:value-type="string" calcext:value-type="string">
            <text:p>Jaunrozes iela 9 k-2, Rīga, LV-1035</text:p>
          </table:table-cell>
          <table:table-cell table:style-name="ce21" office:value-type="float" office:value="1000712256001" calcext:value-type="float">
            <text:p>1000712256001</text:p>
          </table:table-cell>
          <table:table-cell table:content-validation-name="val1" office:value-type="string" calcext:value-type="string">
            <text:p>Specprojekts 2.83</text:p>
          </table:table-cell>
          <table:table-cell table:style-name="ce25" table:content-validation-name="val2" table:formula="of:=VLOOKUP([.F11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46" calcext:value-type="float">
            <text:p>24.46</text:p>
          </table:table-cell>
          <table:table-cell office:value-type="float" office:value="10.26" calcext:value-type="float">
            <text:p>10.26</text:p>
          </table:table-cell>
          <table:table-cell office:value-type="float" office:value="9.1" calcext:value-type="float">
            <text:p>9.1</text:p>
          </table:table-cell>
          <table:table-cell table:style-name="ce28" table:formula="of:=VLOOKUP([.F116];['file:///home/mixalako/Documents/EPU/rea-uc/datasets/Dataset-for-AI-tool_renovated-buildings-AUDITIEM-AR-1-ZONU-228-auditi-updated_ENG.xlsx'#$'Building series'.A$1:.C$1048576];2;0)" office:value-type="float" office:value="2.83" calcext:value-type="float">
            <text:p>2.83</text:p>
          </table:table-cell>
          <table:table-cell office:value-type="float" office:value="549.75" calcext:value-type="float">
            <text:p>549.75</text:p>
          </table:table-cell>
          <table:table-cell table:style-name="ce10" table:formula="of:=[.L116]*[.K116]" office:value-type="float" office:value="1555.7925" calcext:value-type="float">
            <text:p>1555.79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55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7" calcext:value-type="float">
            <text:p>1957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49.75" calcext:value-type="float">
            <text:p>549.8</text:p>
          </table:table-cell>
          <table:table-cell office:value-type="float" office:value="1557.23" calcext:value-type="float">
            <text:p>1557.23</text:p>
          </table:table-cell>
          <table:table-cell table:style-name="ce43" office:value-type="float" office:value="17.96" calcext:value-type="float">
            <text:p>17.960</text:p>
          </table:table-cell>
          <table:table-cell office:value-type="float" office:value="203" calcext:value-type="float">
            <text:p>203</text:p>
          </table:table-cell>
          <table:table-cell office:value-type="float" office:value="0.51" calcext:value-type="float">
            <text:p>0.51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28438" calcext:value-type="float">
            <text:p>128438</text:p>
          </table:table-cell>
          <table:table-cell office:value-type="float" office:value="40585" calcext:value-type="float">
            <text:p>40585</text:p>
          </table:table-cell>
          <table:table-cell table:formula="of:=SUM([.Y116:.Z116])" office:value-type="float" office:value="169023" calcext:value-type="float">
            <text:p>169023</text:p>
          </table:table-cell>
          <table:table-cell office:value-type="float" office:value="0.894" calcext:value-type="float">
            <text:p>0.894</text:p>
          </table:table-cell>
          <table:table-cell office:value-type="float" office:value="25286.47" calcext:value-type="float">
            <text:p>25286.47</text:p>
          </table:table-cell>
          <table:table-cell table:style-name="ce10" office:value-type="float" office:value="46" calcext:value-type="float">
            <text:p>46</text:p>
          </table:table-cell>
          <table:table-cell table:formula="of:=['file:///home/mixalako/Documents/EPU/rea-uc/datasets/Dataset-for-AI-tool_renovated-buildings-AUDITIEM-AR-1-ZONU-228-auditi-updated_ENG.xlsx'#$'Building envelope'.D409]" office:value-type="float" office:value="1082.88" calcext:value-type="float">
            <text:p>1082.88</text:p>
          </table:table-cell>
          <table:table-cell table:style-name="ce10" table:formula="of:=['file:///home/mixalako/Documents/EPU/rea-uc/datasets/Dataset-for-AI-tool_renovated-buildings-AUDITIEM-AR-1-ZONU-228-auditi-updated_ENG.xlsx'#$'Building envelope'.E409]" office:value-type="float" office:value="94753.22" calcext:value-type="float">
            <text:p>94753.2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3]" office:value-type="currency" office:currency="EUR" office:value="82296" calcext:value-type="currency">
            <text:p><text:s/>€ 82,29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3</text:p>
          </table:table-cell>
          <table:table-cell/>
          <table:table-cell table:style-name="ce10"/>
          <table:table-cell office:value-type="string" calcext:value-type="string">
            <text:p>Krustpils iela 73 k-2, Rīga, LV-1057</text:p>
          </table:table-cell>
          <table:table-cell table:style-name="ce21" office:value-type="float" office:value="1001211333003" calcext:value-type="float">
            <text:p>1001211333003</text:p>
          </table:table-cell>
          <table:table-cell table:content-validation-name="val1" office:value-type="string" calcext:value-type="string">
            <text:p>Mazģimeņu projekts</text:p>
          </table:table-cell>
          <table:table-cell table:style-name="ce25" table:content-validation-name="val2" table:formula="of:=VLOOKUP([.F121];['file:///home/mixalako/Documents/EPU/rea-uc/datasets/Dataset-for-AI-tool_renovated-buildings-AUDITIEM-AR-1-ZONU-228-auditi-updated_ENG.xlsx'#$'Building series'.A$1:.F$1048576];6;0)" office:value-type="float" office:value="102" calcext:value-type="float">
            <text:p>102</text:p>
          </table:table-cell>
          <table:table-cell office:value-type="float" office:value="24.45" calcext:value-type="float">
            <text:p>24.45</text:p>
          </table:table-cell>
          <table:table-cell office:value-type="float" office:value="10.26" calcext:value-type="float">
            <text:p>10.26</text:p>
          </table:table-cell>
          <table:table-cell office:value-type="float" office:value="8.88" calcext:value-type="float">
            <text:p>8.88</text:p>
          </table:table-cell>
          <table:table-cell table:style-name="ce28" table:formula="of:=VLOOKUP([.F121];['file:///home/mixalako/Documents/EPU/rea-uc/datasets/Dataset-for-AI-tool_renovated-buildings-AUDITIEM-AR-1-ZONU-228-auditi-updated_ENG.xlsx'#$'Building series'.A$1:.C$1048576];2;0)" office:value-type="float" office:value="2.52" calcext:value-type="float">
            <text:p>2.52</text:p>
          </table:table-cell>
          <table:table-cell office:value-type="float" office:value="556.29" calcext:value-type="float">
            <text:p>556.29</text:p>
          </table:table-cell>
          <table:table-cell table:style-name="ce10" table:formula="of:=[.L121]*[.K121]" office:value-type="float" office:value="1401.8508" calcext:value-type="float">
            <text:p>1401.850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46.34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56.29" calcext:value-type="float">
            <text:p>556.3</text:p>
          </table:table-cell>
          <table:table-cell office:value-type="float" office:value="1399.89" calcext:value-type="float">
            <text:p>1399.89</text:p>
          </table:table-cell>
          <table:table-cell table:style-name="ce43" office:value-type="float" office:value="18.85" calcext:value-type="float">
            <text:p>18.85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0768.05" calcext:value-type="float">
            <text:p>80768.05</text:p>
          </table:table-cell>
          <table:table-cell office:value-type="float" office:value="20740.6" calcext:value-type="float">
            <text:p>20740.6</text:p>
          </table:table-cell>
          <table:table-cell table:formula="of:=SUM([.Y121:.Z121])" office:value-type="float" office:value="101508.65" calcext:value-type="float">
            <text:p>101508.65</text:p>
          </table:table-cell>
          <table:table-cell office:value-type="float" office:value="0.869" calcext:value-type="float">
            <text:p>0.869</text:p>
          </table:table-cell>
          <table:table-cell office:value-type="float" office:value="32321.19" calcext:value-type="float">
            <text:p>32321.19</text:p>
          </table:table-cell>
          <table:table-cell table:style-name="ce10" office:value-type="float" office:value="58.1" calcext:value-type="float">
            <text:p>58.1</text:p>
          </table:table-cell>
          <table:table-cell table:formula="of:=['file:///home/mixalako/Documents/EPU/rea-uc/datasets/Dataset-for-AI-tool_renovated-buildings-AUDITIEM-AR-1-ZONU-228-auditi-updated_ENG.xlsx'#$'Building envelope'.D427]" office:value-type="float" office:value="1046.79" calcext:value-type="float">
            <text:p>1046.79</text:p>
          </table:table-cell>
          <table:table-cell table:style-name="ce10" table:formula="of:=['file:///home/mixalako/Documents/EPU/rea-uc/datasets/Dataset-for-AI-tool_renovated-buildings-AUDITIEM-AR-1-ZONU-228-auditi-updated_ENG.xlsx'#$'Building envelope'.E427]" office:value-type="float" office:value="96291.31" calcext:value-type="float">
            <text:p>96291.3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45]" office:value-type="currency" office:currency="EUR" office:value="62999" calcext:value-type="currency">
            <text:p><text:s/>€ 62,999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4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4</text:p>
          </table:table-cell>
          <table:table-cell/>
          <table:table-cell table:style-name="ce10"/>
          <table:table-cell office:value-type="string" calcext:value-type="string">
            <text:p>Nīcgales iela 25, Rīga, LV-1035</text:p>
          </table:table-cell>
          <table:table-cell table:style-name="ce21" office:value-type="float" office:value="1000701015001" calcext:value-type="float">
            <text:p>1000701015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12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4.32" calcext:value-type="float">
            <text:p>64.32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239.7" calcext:value-type="float">
            <text:p>3239.7</text:p>
          </table:table-cell>
          <table:table-cell table:style-name="ce10" table:formula="of:=[.L126]*[.K126]" office:value-type="float" office:value="8099.25" calcext:value-type="float">
            <text:p>8099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237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3" calcext:value-type="float">
            <text:p>1973</text:p>
          </table:table-cell>
          <table:table-cell table:style-name="ce10" office:value-type="float" office:value="42" calcext:value-type="float">
            <text:p>42</text:p>
          </table:table-cell>
          <table:table-cell table:style-name="ce40" office:value-type="float" office:value="3239.7" calcext:value-type="float">
            <text:p>3239.7</text:p>
          </table:table-cell>
          <table:table-cell office:value-type="float" office:value="8099.25" calcext:value-type="float">
            <text:p>8099.25</text:p>
          </table:table-cell>
          <table:table-cell table:style-name="ce43" office:value-type="float" office:value="18.62" calcext:value-type="float">
            <text:p>18.620</text:p>
          </table:table-cell>
          <table:table-cell office:value-type="float" office:value="203" calcext:value-type="float">
            <text:p>203</text:p>
          </table:table-cell>
          <table:table-cell office:value-type="float" office:value="0.53" calcext:value-type="float">
            <text:p>0.53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51080.4" calcext:value-type="float">
            <text:p>351080.4</text:p>
          </table:table-cell>
          <table:table-cell office:value-type="float" office:value="210057.6" calcext:value-type="float">
            <text:p>210057.6</text:p>
          </table:table-cell>
          <table:table-cell table:formula="of:=SUM([.Y126:.Z126])" office:value-type="float" office:value="561138" calcext:value-type="float">
            <text:p>561138</text:p>
          </table:table-cell>
          <table:table-cell office:value-type="float" office:value="0.866" calcext:value-type="float">
            <text:p>0.866</text:p>
          </table:table-cell>
          <table:table-cell office:value-type="float" office:value="106247.32" calcext:value-type="float">
            <text:p>106247.32</text:p>
          </table:table-cell>
          <table:table-cell table:style-name="ce10" office:value-type="float" office:value="32.8" calcext:value-type="float">
            <text:p>32.8</text:p>
          </table:table-cell>
          <table:table-cell table:formula="of:=['file:///home/mixalako/Documents/EPU/rea-uc/datasets/Dataset-for-AI-tool_renovated-buildings-AUDITIEM-AR-1-ZONU-228-auditi-updated_ENG.xlsx'#$'Building envelope'.D446]" office:value-type="float" office:value="3825.55" calcext:value-type="float">
            <text:p>3825.55</text:p>
          </table:table-cell>
          <table:table-cell table:style-name="ce10" table:formula="of:=['file:///home/mixalako/Documents/EPU/rea-uc/datasets/Dataset-for-AI-tool_renovated-buildings-AUDITIEM-AR-1-ZONU-228-auditi-updated_ENG.xlsx'#$'Building envelope'.E446]" office:value-type="float" office:value="347041.04" calcext:value-type="float">
            <text:p>347041.0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59]" office:value-type="currency" office:currency="EUR" office:value="287309" calcext:value-type="currency">
            <text:p><text:s/>€ 287,309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5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5</text:p>
          </table:table-cell>
          <table:table-cell/>
          <table:table-cell table:style-name="ce10"/>
          <table:table-cell office:value-type="string" calcext:value-type="string">
            <text:p>Saulgožu iela 4, Rīga, LV-1055</text:p>
          </table:table-cell>
          <table:table-cell table:style-name="ce21" office:value-type="float" office:value="1000672074001" calcext:value-type="float">
            <text:p>1000672074001</text:p>
          </table:table-cell>
          <table:table-cell table:content-validation-name="val1" office:value-type="string" calcext:value-type="string">
            <text:p>Lietuviešu projekts</text:p>
          </table:table-cell>
          <table:table-cell table:style-name="ce25" table:content-validation-name="val2" table:formula="of:=VLOOKUP([.F13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3.14" calcext:value-type="float">
            <text:p>63.14</text:p>
          </table:table-cell>
          <table:table-cell office:value-type="float" office:value="11.9" calcext:value-type="float">
            <text:p>11.9</text:p>
          </table:table-cell>
          <table:table-cell office:value-type="float" office:value="13.6" calcext:value-type="float">
            <text:p>13.6</text:p>
          </table:table-cell>
          <table:table-cell table:style-name="ce28" table:formula="of:=VLOOKUP([.F1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931.96" calcext:value-type="float">
            <text:p>2931.96</text:p>
          </table:table-cell>
          <table:table-cell table:style-name="ce10" table:formula="of:=[.L131]*[.K131]" office:value-type="float" office:value="7329.9" calcext:value-type="float">
            <text:p>7329.9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327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2931.96" calcext:value-type="float">
            <text:p>2932.0</text:p>
          </table:table-cell>
          <table:table-cell office:value-type="float" office:value="7329.9" calcext:value-type="float">
            <text:p>7329.9</text:p>
          </table:table-cell>
          <table:table-cell table:style-name="ce43" office:value-type="float" office:value="17.95" calcext:value-type="float">
            <text:p>17.95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61248.8" calcext:value-type="float">
            <text:p>261248.8</text:p>
          </table:table-cell>
          <table:table-cell office:value-type="float" office:value="185347.2" calcext:value-type="float">
            <text:p>185347.2</text:p>
          </table:table-cell>
          <table:table-cell table:formula="of:=SUM([.Y131:.Z131])" office:value-type="float" office:value="446596" calcext:value-type="float">
            <text:p>446596</text:p>
          </table:table-cell>
          <table:table-cell office:value-type="float" office:value="0.816" calcext:value-type="float">
            <text:p>0.816</text:p>
          </table:table-cell>
          <table:table-cell office:value-type="float" office:value="145797.69" calcext:value-type="float">
            <text:p>145797.69</text:p>
          </table:table-cell>
          <table:table-cell table:style-name="ce10" office:value-type="float" office:value="49.73" calcext:value-type="float">
            <text:p>49.73</text:p>
          </table:table-cell>
          <table:table-cell table:formula="of:=['file:///home/mixalako/Documents/EPU/rea-uc/datasets/Dataset-for-AI-tool_renovated-buildings-AUDITIEM-AR-1-ZONU-228-auditi-updated_ENG.xlsx'#$'Building envelope'.D466]" office:value-type="float" office:value="3705.97" calcext:value-type="float">
            <text:p>3705.97</text:p>
          </table:table-cell>
          <table:table-cell table:style-name="ce10" table:formula="of:=['file:///home/mixalako/Documents/EPU/rea-uc/datasets/Dataset-for-AI-tool_renovated-buildings-AUDITIEM-AR-1-ZONU-228-auditi-updated_ENG.xlsx'#$'Building envelope'.E466]" office:value-type="float" office:value="324095.96" calcext:value-type="float">
            <text:p>324095.9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74]" office:value-type="currency" office:currency="EUR" office:value="284032" calcext:value-type="currency">
            <text:p><text:s/>€ 284,032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7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6</text:p>
          </table:table-cell>
          <table:table-cell/>
          <table:table-cell table:style-name="ce10"/>
          <table:table-cell office:value-type="string" calcext:value-type="string">
            <text:p>Ezermalas iela 27, Rīga, LV-1014</text:p>
          </table:table-cell>
          <table:table-cell table:style-name="ce21" office:value-type="float" office:value="1000842046001" calcext:value-type="float">
            <text:p>1000842046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1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.5" calcext:value-type="float">
            <text:p>23.5</text:p>
          </table:table-cell>
          <table:table-cell office:value-type="float" office:value="33.3" calcext:value-type="float">
            <text:p>33.3</text:p>
          </table:table-cell>
          <table:table-cell table:style-name="ce28" table:formula="of:=VLOOKUP([.F13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19.1" calcext:value-type="float">
            <text:p>3819.1</text:p>
          </table:table-cell>
          <table:table-cell table:style-name="ce10" table:formula="of:=[.L136]*[.K136]" office:value-type="float" office:value="9547.75" calcext:value-type="float">
            <text:p>9547.7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418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3" calcext:value-type="float">
            <text:p>1983</text:p>
          </table:table-cell>
          <table:table-cell table:style-name="ce10" office:value-type="float" office:value="70" calcext:value-type="float">
            <text:p>70</text:p>
          </table:table-cell>
          <table:table-cell table:style-name="ce40" office:value-type="float" office:value="3819.1" calcext:value-type="float">
            <text:p>3819.1</text:p>
          </table:table-cell>
          <table:table-cell office:value-type="float" office:value="9547.75" calcext:value-type="float">
            <text:p>9547.75</text:p>
          </table:table-cell>
          <table:table-cell table:style-name="ce43" office:value-type="float" office:value="18.45" calcext:value-type="float">
            <text:p>18.45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19431.68" calcext:value-type="float">
            <text:p>519431.68</text:p>
          </table:table-cell>
          <table:table-cell office:value-type="float" office:value="250458.31" calcext:value-type="float">
            <text:p>250458.31</text:p>
          </table:table-cell>
          <table:table-cell table:formula="of:=SUM([.Y136:.Z136])" office:value-type="float" office:value="769889.99" calcext:value-type="float">
            <text:p>769889.99</text:p>
          </table:table-cell>
          <table:table-cell office:value-type="float" office:value="0.909" calcext:value-type="float">
            <text:p>0.909</text:p>
          </table:table-cell>
          <table:table-cell office:value-type="float" office:value="151015.3" calcext:value-type="float">
            <text:p>151015.3</text:p>
          </table:table-cell>
          <table:table-cell table:style-name="ce10" office:value-type="float" office:value="39.54" calcext:value-type="float">
            <text:p>39.54</text:p>
          </table:table-cell>
          <table:table-cell table:formula="of:=['file:///home/mixalako/Documents/EPU/rea-uc/datasets/Dataset-for-AI-tool_renovated-buildings-AUDITIEM-AR-1-ZONU-228-auditi-updated_ENG.xlsx'#$'Building envelope'.D487]" office:value-type="float" office:value="5582.85" calcext:value-type="float">
            <text:p>5582.85</text:p>
          </table:table-cell>
          <table:table-cell table:style-name="ce10" table:formula="of:=['file:///home/mixalako/Documents/EPU/rea-uc/datasets/Dataset-for-AI-tool_renovated-buildings-AUDITIEM-AR-1-ZONU-228-auditi-updated_ENG.xlsx'#$'Building envelope'.E487]" office:value-type="float" office:value="501760.16" calcext:value-type="float">
            <text:p>501760.1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89]" office:value-type="currency" office:currency="EUR" office:value="393995" calcext:value-type="currency">
            <text:p><text:s/>€ 393,995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8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7</text:p>
          </table:table-cell>
          <table:table-cell/>
          <table:table-cell table:style-name="ce10"/>
          <table:table-cell office:value-type="string" calcext:value-type="string">
            <text:p>Jūrmalas gatve 37A, Rīga, LV-1067</text:p>
          </table:table-cell>
          <table:table-cell table:style-name="ce21" office:value-type="float" office:value="1000930324001" calcext:value-type="float">
            <text:p>1000930324001</text:p>
          </table:table-cell>
          <table:table-cell table:content-validation-name="val1" office:value-type="string" calcext:value-type="string">
            <text:p>Ķieģeļu mūra ēka</text:p>
          </table:table-cell>
          <table:table-cell table:style-name="ce25" table:content-validation-name="val2" table:formula="of:=VLOOKUP([.F14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8" table:formula="of:=VLOOKUP([.F141];['file:///home/mixalako/Documents/EPU/rea-uc/datasets/Dataset-for-AI-tool_renovated-buildings-AUDITIEM-AR-1-ZONU-228-auditi-updated_ENG.xlsx'#$'Building series'.A$1:.C$1048576];2;0)" office:value-type="float" office:value="3.17" calcext:value-type="float">
            <text:p>3.17</text:p>
          </table:table-cell>
          <table:table-cell office:value-type="float" office:value="1670.25" calcext:value-type="float">
            <text:p>1670.25</text:p>
          </table:table-cell>
          <table:table-cell table:style-name="ce10" table:formula="of:=[.L141]*[.K141]" office:value-type="float" office:value="5294.6925" calcext:value-type="float">
            <text:p>5294.69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509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6" calcext:value-type="float">
            <text:p>1956</text:p>
          </table:table-cell>
          <table:table-cell table:style-name="ce10" office:value-type="float" office:value="22" calcext:value-type="float">
            <text:p>22</text:p>
          </table:table-cell>
          <table:table-cell table:style-name="ce40" office:value-type="float" office:value="1670.25" calcext:value-type="float">
            <text:p>1670.3</text:p>
          </table:table-cell>
          <table:table-cell office:value-type="float" office:value="5294.69" calcext:value-type="float">
            <text:p>5294.69</text:p>
          </table:table-cell>
          <table:table-cell table:style-name="ce43" office:value-type="float" office:value="17.95" calcext:value-type="float">
            <text:p>17.95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34610" calcext:value-type="float">
            <text:p>234610</text:p>
          </table:table-cell>
          <table:table-cell office:value-type="float" office:value="47232" calcext:value-type="float">
            <text:p>47232</text:p>
          </table:table-cell>
          <table:table-cell table:formula="of:=SUM([.Y141:.Z141])" office:value-type="float" office:value="281842" calcext:value-type="float">
            <text:p>281842</text:p>
          </table:table-cell>
          <table:table-cell office:value-type="float" office:value="0.904" calcext:value-type="float">
            <text:p>0.904</text:p>
          </table:table-cell>
          <table:table-cell office:value-type="float" office:value="69627.87" calcext:value-type="float">
            <text:p>69627.87</text:p>
          </table:table-cell>
          <table:table-cell table:style-name="ce10" office:value-type="float" office:value="41.69" calcext:value-type="float">
            <text:p>41.69</text:p>
          </table:table-cell>
          <table:table-cell table:formula="of:=['file:///home/mixalako/Documents/EPU/rea-uc/datasets/Dataset-for-AI-tool_renovated-buildings-AUDITIEM-AR-1-ZONU-228-auditi-updated_ENG.xlsx'#$'Building envelope'.D507]" office:value-type="float" office:value="2834.37" calcext:value-type="float">
            <text:p>2834.37</text:p>
          </table:table-cell>
          <table:table-cell table:style-name="ce10" table:formula="of:=['file:///home/mixalako/Documents/EPU/rea-uc/datasets/Dataset-for-AI-tool_renovated-buildings-AUDITIEM-AR-1-ZONU-228-auditi-updated_ENG.xlsx'#$'Building envelope'.E507]" office:value-type="float" office:value="247872.45" calcext:value-type="float">
            <text:p>247872.4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02]" office:value-type="currency" office:currency="EUR" office:value="198827" calcext:value-type="currency">
            <text:p><text:s/>€ 198,827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0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8</text:p>
          </table:table-cell>
          <table:table-cell/>
          <table:table-cell table:style-name="ce10"/>
          <table:table-cell office:value-type="string" calcext:value-type="string">
            <text:p>Kaņiera iela 18, Rīga, LV-1063</text:p>
          </table:table-cell>
          <table:table-cell table:style-name="ce21" office:value-type="float" office:value="1000720115001" calcext:value-type="float">
            <text:p>1000720115001</text:p>
          </table:table-cell>
          <table:table-cell table:content-validation-name="val1" office:value-type="string" calcext:value-type="string">
            <text:p>Specprojekts 2.49</text:p>
          </table:table-cell>
          <table:table-cell table:style-name="ce25" table:content-validation-name="val2" table:formula="of:=VLOOKUP([.F14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28" table:formula="of:=VLOOKUP([.F146];['file:///home/mixalako/Documents/EPU/rea-uc/datasets/Dataset-for-AI-tool_renovated-buildings-AUDITIEM-AR-1-ZONU-228-auditi-updated_ENG.xlsx'#$'Building series'.A$1:.C$1048576];2;0)" office:value-type="float" office:value="2.49" calcext:value-type="float">
            <text:p>2.49</text:p>
          </table:table-cell>
          <table:table-cell office:value-type="float" office:value="4216.64" calcext:value-type="float">
            <text:p>4216.64</text:p>
          </table:table-cell>
          <table:table-cell table:style-name="ce10" table:formula="of:=[.L146]*[.K146]" office:value-type="float" office:value="10499.4336" calcext:value-type="float">
            <text:p>10499.4336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600.1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102" calcext:value-type="float">
            <text:p>102</text:p>
          </table:table-cell>
          <table:table-cell table:style-name="ce40" office:value-type="float" office:value="4216.64" calcext:value-type="float">
            <text:p>4216.6</text:p>
          </table:table-cell>
          <table:table-cell office:value-type="float" office:value="10507.28" calcext:value-type="float">
            <text:p>10507.28</text:p>
          </table:table-cell>
          <table:table-cell table:style-name="ce43" office:value-type="float" office:value="17.63" calcext:value-type="float">
            <text:p>17.63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95867" calcext:value-type="float">
            <text:p>495867</text:p>
          </table:table-cell>
          <table:table-cell office:value-type="float" office:value="283577" calcext:value-type="float">
            <text:p>283577</text:p>
          </table:table-cell>
          <table:table-cell table:formula="of:=SUM([.Y146:.Z146])" office:value-type="float" office:value="779444" calcext:value-type="float">
            <text:p>779444</text:p>
          </table:table-cell>
          <table:table-cell office:value-type="float" office:value="0.864" calcext:value-type="float">
            <text:p>0.864</text:p>
          </table:table-cell>
          <table:table-cell office:value-type="float" office:value="139570.11" calcext:value-type="float">
            <text:p>139570.11</text:p>
          </table:table-cell>
          <table:table-cell table:style-name="ce10" office:value-type="float" office:value="33.1" calcext:value-type="float">
            <text:p>33.1</text:p>
          </table:table-cell>
          <table:table-cell table:formula="of:=['file:///home/mixalako/Documents/EPU/rea-uc/datasets/Dataset-for-AI-tool_renovated-buildings-AUDITIEM-AR-1-ZONU-228-auditi-updated_ENG.xlsx'#$'Building envelope'.D535]" office:value-type="float" office:value="5162.91" calcext:value-type="float">
            <text:p>5162.91</text:p>
          </table:table-cell>
          <table:table-cell table:style-name="ce10" table:formula="of:=['file:///home/mixalako/Documents/EPU/rea-uc/datasets/Dataset-for-AI-tool_renovated-buildings-AUDITIEM-AR-1-ZONU-228-auditi-updated_ENG.xlsx'#$'Building envelope'.E535]" office:value-type="float" office:value="443459.69" calcext:value-type="float">
            <text:p>443459.6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16]" office:value-type="currency" office:currency="EUR" office:value="378499" calcext:value-type="currency">
            <text:p><text:s/>€ 378,499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1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9</text:p>
          </table:table-cell>
          <table:table-cell/>
          <table:table-cell table:style-name="ce10"/>
          <table:table-cell office:value-type="string" calcext:value-type="string">
            <text:p>K.Valdemāra iela 109, Rīga, LV-1013</text:p>
          </table:table-cell>
          <table:table-cell table:style-name="ce21" office:value-type="float" office:value="1000242018001" calcext:value-type="float">
            <text:p>1000242018001</text:p>
          </table:table-cell>
          <table:table-cell table:content-validation-name="val1" office:value-type="string" calcext:value-type="string">
            <text:p>Specprojekts 2.61</text:p>
          </table:table-cell>
          <table:table-cell table:style-name="ce25" table:content-validation-name="val2" table:formula="of:=VLOOKUP([.F15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8" table:formula="of:=VLOOKUP([.F151];['file:///home/mixalako/Documents/EPU/rea-uc/datasets/Dataset-for-AI-tool_renovated-buildings-AUDITIEM-AR-1-ZONU-228-auditi-updated_ENG.xlsx'#$'Building series'.A$1:.C$1048576];2;0)" office:value-type="float" office:value="2.61" calcext:value-type="float">
            <text:p>2.61</text:p>
          </table:table-cell>
          <table:table-cell office:value-type="float" office:value="1962.1" calcext:value-type="float">
            <text:p>1962.1</text:p>
          </table:table-cell>
          <table:table-cell table:style-name="ce10" table:formula="of:=[.L151]*[.K151]" office:value-type="float" office:value="5121.081" calcext:value-type="float">
            <text:p>5121.081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690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4" calcext:value-type="float">
            <text:p>1974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962.1" calcext:value-type="float">
            <text:p>1962.1</text:p>
          </table:table-cell>
          <table:table-cell office:value-type="float" office:value="5121.08" calcext:value-type="float">
            <text:p>5121.08</text:p>
          </table:table-cell>
          <table:table-cell table:style-name="ce43" office:value-type="float" office:value="18.63" calcext:value-type="float">
            <text:p>18.63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66953" calcext:value-type="float">
            <text:p>266953</text:p>
          </table:table-cell>
          <table:table-cell office:value-type="float" office:value="94219" calcext:value-type="float">
            <text:p>94219</text:p>
          </table:table-cell>
          <table:table-cell table:formula="of:=SUM([.Y151:.Z151])" office:value-type="float" office:value="361172" calcext:value-type="float">
            <text:p>361172</text:p>
          </table:table-cell>
          <table:table-cell office:value-type="float" office:value="0.915" calcext:value-type="float">
            <text:p>0.915</text:p>
          </table:table-cell>
          <table:table-cell office:value-type="float" office:value="89909.7" calcext:value-type="float">
            <text:p>89909.7</text:p>
          </table:table-cell>
          <table:table-cell table:style-name="ce10" office:value-type="float" office:value="45.82" calcext:value-type="float">
            <text:p>45.82</text:p>
          </table:table-cell>
          <table:table-cell table:formula="of:=['file:///home/mixalako/Documents/EPU/rea-uc/datasets/Dataset-for-AI-tool_renovated-buildings-AUDITIEM-AR-1-ZONU-228-auditi-updated_ENG.xlsx'#$'Building envelope'.D559]" office:value-type="float" office:value="2897.09" calcext:value-type="float">
            <text:p>2897.09</text:p>
          </table:table-cell>
          <table:table-cell table:style-name="ce10" table:formula="of:=['file:///home/mixalako/Documents/EPU/rea-uc/datasets/Dataset-for-AI-tool_renovated-buildings-AUDITIEM-AR-1-ZONU-228-auditi-updated_ENG.xlsx'#$'Building envelope'.E559]" office:value-type="float" office:value="262955.43" calcext:value-type="float">
            <text:p>262955.4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28]" office:value-type="currency" office:currency="EUR" office:value="192008" calcext:value-type="currency">
            <text:p><text:s/>€ 192,008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2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0</text:p>
          </table:table-cell>
          <table:table-cell/>
          <table:table-cell table:style-name="ce10"/>
          <table:table-cell office:value-type="string" calcext:value-type="string">
            <text:p>Kristapa iela 20, Rīga, LV-1046</text:p>
          </table:table-cell>
          <table:table-cell table:style-name="ce21" office:value-type="float" office:value="1000602022001" calcext:value-type="float">
            <text:p>1000602022001</text:p>
          </table:table-cell>
          <table:table-cell table:content-validation-name="val1" office:value-type="string" calcext:value-type="string">
            <text:p>Hruščova (316. un 318. sērija) laika projekts 2.72</text:p>
          </table:table-cell>
          <table:table-cell table:style-name="ce25" table:content-validation-name="val2" table:formula="of:=VLOOKUP([.F15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.44" calcext:value-type="float">
            <text:p>53.44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table:style-name="ce28" table:formula="of:=VLOOKUP([.F156];['file:///home/mixalako/Documents/EPU/rea-uc/datasets/Dataset-for-AI-tool_renovated-buildings-AUDITIEM-AR-1-ZONU-228-auditi-updated_ENG.xlsx'#$'Building series'.A$1:.C$1048576];2;0)" office:value-type="float" office:value="2.72" calcext:value-type="float">
            <text:p>2.72</text:p>
          </table:table-cell>
          <table:table-cell office:value-type="float" office:value="2182.92" calcext:value-type="float">
            <text:p>2182.92</text:p>
          </table:table-cell>
          <table:table-cell table:style-name="ce10" table:formula="of:=[.L156]*[.K156]" office:value-type="float" office:value="5937.5424" calcext:value-type="float">
            <text:p>5937.542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781.6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182.92" calcext:value-type="float">
            <text:p>2182.9</text:p>
          </table:table-cell>
          <table:table-cell office:value-type="float" office:value="5937.54" calcext:value-type="float">
            <text:p>5937.54</text:p>
          </table:table-cell>
          <table:table-cell table:style-name="ce43" office:value-type="float" office:value="18.96" calcext:value-type="float">
            <text:p>18.96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92162.8" calcext:value-type="float">
            <text:p>392162.8</text:p>
          </table:table-cell>
          <table:table-cell office:value-type="float" office:value="77299.2" calcext:value-type="float">
            <text:p>77299.2</text:p>
          </table:table-cell>
          <table:table-cell table:formula="of:=SUM([.Y156:.Z156])" office:value-type="float" office:value="469462" calcext:value-type="float">
            <text:p>469462</text:p>
          </table:table-cell>
          <table:table-cell office:value-type="float" office:value="0.935" calcext:value-type="float">
            <text:p>0.935</text:p>
          </table:table-cell>
          <table:table-cell office:value-type="float" office:value="57557.05" calcext:value-type="float">
            <text:p>57557.05</text:p>
          </table:table-cell>
          <table:table-cell table:style-name="ce10" office:value-type="float" office:value="26.37" calcext:value-type="float">
            <text:p>26.37</text:p>
          </table:table-cell>
          <table:table-cell table:formula="of:=['file:///home/mixalako/Documents/EPU/rea-uc/datasets/Dataset-for-AI-tool_renovated-buildings-AUDITIEM-AR-1-ZONU-228-auditi-updated_ENG.xlsx'#$'Building envelope'.D575]" office:value-type="float" office:value="3768.45" calcext:value-type="float">
            <text:p>3768.45</text:p>
          </table:table-cell>
          <table:table-cell table:style-name="ce10" table:formula="of:=['file:///home/mixalako/Documents/EPU/rea-uc/datasets/Dataset-for-AI-tool_renovated-buildings-AUDITIEM-AR-1-ZONU-228-auditi-updated_ENG.xlsx'#$'Building envelope'.E575]" office:value-type="float" office:value="348103.48" calcext:value-type="float">
            <text:p>348103.4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41]" office:value-type="currency" office:currency="EUR" office:value="232356" calcext:value-type="currency">
            <text:p><text:s/>€ 232,35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4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1</text:p>
          </table:table-cell>
          <table:table-cell/>
          <table:table-cell table:style-name="ce10"/>
          <table:table-cell office:value-type="string" calcext:value-type="string">
            <text:p>Matīsa iela 48 (001), Rīga, LV-1009</text:p>
          </table:table-cell>
          <table:table-cell table:style-name="ce21" office:value-type="float" office:value="1000330113001" calcext:value-type="float">
            <text:p>1000330113001</text:p>
          </table:table-cell>
          <table:table-cell table:content-validation-name="val1" office:value-type="string" calcext:value-type="string">
            <text:p>Pirmskara laika projekts 2.91</text:p>
          </table:table-cell>
          <table:table-cell table:style-name="ce25" table:content-validation-name="val2" table:formula="of:=VLOOKUP([.F16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8" table:formula="of:=VLOOKUP([.F161];['file:///home/mixalako/Documents/EPU/rea-uc/datasets/Dataset-for-AI-tool_renovated-buildings-AUDITIEM-AR-1-ZONU-228-auditi-updated_ENG.xlsx'#$'Building series'.A$1:.C$1048576];2;0)" office:value-type="float" office:value="2.91" calcext:value-type="float">
            <text:p>2.91</text:p>
          </table:table-cell>
          <table:table-cell office:value-type="float" office:value="501.5" calcext:value-type="float">
            <text:p>501.5</text:p>
          </table:table-cell>
          <table:table-cell table:style-name="ce10" table:formula="of:=[.L161]*[.K161]" office:value-type="float" office:value="1459.365" calcext:value-type="float">
            <text:p>1459.36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872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90" calcext:value-type="float">
            <text:p>1890</text:p>
          </table:table-cell>
          <table:table-cell table:style-name="ce10" office:value-type="float" office:value="6" calcext:value-type="float">
            <text:p>6</text:p>
          </table:table-cell>
          <table:table-cell table:style-name="ce40" office:value-type="float" office:value="501.5" calcext:value-type="float">
            <text:p>501.5</text:p>
          </table:table-cell>
          <table:table-cell office:value-type="float" office:value="1459.16" calcext:value-type="float">
            <text:p>1459.16</text:p>
          </table:table-cell>
          <table:table-cell table:style-name="ce43" office:value-type="float" office:value="17.82" calcext:value-type="float">
            <text:p>17.82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3445" calcext:value-type="float">
            <text:p>63445</text:p>
          </table:table-cell>
          <table:table-cell office:value-type="float" office:value="11789" calcext:value-type="float">
            <text:p>11789</text:p>
          </table:table-cell>
          <table:table-cell table:formula="of:=SUM([.Y161:.Z161])" office:value-type="float" office:value="75234" calcext:value-type="float">
            <text:p>75234</text:p>
          </table:table-cell>
          <table:table-cell office:value-type="float" office:value="0.799" calcext:value-type="float">
            <text:p>0.799</text:p>
          </table:table-cell>
          <table:table-cell office:value-type="float" office:value="18920.98" calcext:value-type="float">
            <text:p>18920.98</text:p>
          </table:table-cell>
          <table:table-cell table:style-name="ce10" office:value-type="float" office:value="37.73" calcext:value-type="float">
            <text:p>37.73</text:p>
          </table:table-cell>
          <table:table-cell table:formula="of:=['file:///home/mixalako/Documents/EPU/rea-uc/datasets/Dataset-for-AI-tool_renovated-buildings-AUDITIEM-AR-1-ZONU-228-auditi-updated_ENG.xlsx'#$'Building envelope'.D599]" office:value-type="float" office:value="941.56" calcext:value-type="float">
            <text:p>941.56</text:p>
          </table:table-cell>
          <table:table-cell table:style-name="ce10" table:formula="of:=['file:///home/mixalako/Documents/EPU/rea-uc/datasets/Dataset-for-AI-tool_renovated-buildings-AUDITIEM-AR-1-ZONU-228-auditi-updated_ENG.xlsx'#$'Building envelope'.E599]" office:value-type="float" office:value="81745.35" calcext:value-type="float">
            <text:p>81745.3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54]" office:value-type="currency" office:currency="EUR" office:value="75382" calcext:value-type="currency">
            <text:p><text:s/>€ 75,382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5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2</text:p>
          </table:table-cell>
          <table:table-cell/>
          <table:table-cell table:style-name="ce10"/>
          <table:table-cell office:value-type="string" calcext:value-type="string">
            <text:p>Matīsa iela 48 (002), Rīga, LV-1009</text:p>
          </table:table-cell>
          <table:table-cell table:style-name="ce21" office:value-type="float" office:value="1000330113002" calcext:value-type="float">
            <text:p>1000330113002</text:p>
          </table:table-cell>
          <table:table-cell table:content-validation-name="val1" office:value-type="string" calcext:value-type="string">
            <text:p>Pirmskara laika projekts 2.92</text:p>
          </table:table-cell>
          <table:table-cell table:style-name="ce25" table:content-validation-name="val2" table:formula="of:=VLOOKUP([.F16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8" table:formula="of:=VLOOKUP([.F166];['file:///home/mixalako/Documents/EPU/rea-uc/datasets/Dataset-for-AI-tool_renovated-buildings-AUDITIEM-AR-1-ZONU-228-auditi-updated_ENG.xlsx'#$'Building series'.A$1:.C$1048576];2;0)" office:value-type="float" office:value="2.92" calcext:value-type="float">
            <text:p>2.92</text:p>
          </table:table-cell>
          <table:table-cell office:value-type="float" office:value="571.4" calcext:value-type="float">
            <text:p>571.4</text:p>
          </table:table-cell>
          <table:table-cell table:style-name="ce10" table:formula="of:=[.L166]*[.K166]" office:value-type="float" office:value="1668.488" calcext:value-type="float">
            <text:p>1668.488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963.08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571.4" calcext:value-type="float">
            <text:p>571.4</text:p>
          </table:table-cell>
          <table:table-cell office:value-type="float" office:value="1670.53" calcext:value-type="float">
            <text:p>1670.53</text:p>
          </table:table-cell>
          <table:table-cell table:style-name="ce43" office:value-type="float" office:value="17.46" calcext:value-type="float">
            <text:p>17.46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4020" calcext:value-type="float">
            <text:p>74020</text:p>
          </table:table-cell>
          <table:table-cell office:value-type="float" office:value="13752" calcext:value-type="float">
            <text:p>13752</text:p>
          </table:table-cell>
          <table:table-cell table:formula="of:=SUM([.Y166:.Z166])" office:value-type="float" office:value="87772" calcext:value-type="float">
            <text:p>87772</text:p>
          </table:table-cell>
          <table:table-cell office:value-type="float" office:value="0.804" calcext:value-type="float">
            <text:p>0.804</text:p>
          </table:table-cell>
          <table:table-cell office:value-type="float" office:value="20250.6" calcext:value-type="float">
            <text:p>20250.6</text:p>
          </table:table-cell>
          <table:table-cell table:style-name="ce10" office:value-type="float" office:value="35.44" calcext:value-type="float">
            <text:p>35.44</text:p>
          </table:table-cell>
          <table:table-cell table:formula="of:=['file:///home/mixalako/Documents/EPU/rea-uc/datasets/Dataset-for-AI-tool_renovated-buildings-AUDITIEM-AR-1-ZONU-228-auditi-updated_ENG.xlsx'#$'Building envelope'.D620]" office:value-type="float" office:value="1110.74" calcext:value-type="float">
            <text:p>1110.74</text:p>
          </table:table-cell>
          <table:table-cell table:style-name="ce10" table:formula="of:=['file:///home/mixalako/Documents/EPU/rea-uc/datasets/Dataset-for-AI-tool_renovated-buildings-AUDITIEM-AR-1-ZONU-228-auditi-updated_ENG.xlsx'#$'Building envelope'.E620]" office:value-type="float" office:value="94485.23" calcext:value-type="float">
            <text:p>94485.2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67]" office:value-type="currency" office:currency="EUR" office:value="85948" calcext:value-type="currency">
            <text:p><text:s/>€ 85,948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6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3</text:p>
          </table:table-cell>
          <table:table-cell/>
          <table:table-cell table:style-name="ce10"/>
          <table:table-cell office:value-type="string" calcext:value-type="string">
            <text:p>Matīsa iela 48 (003), Rīga, LV-1009</text:p>
          </table:table-cell>
          <table:table-cell table:style-name="ce21" office:value-type="float" office:value="1000330113003" calcext:value-type="float">
            <text:p>1000330113003</text:p>
          </table:table-cell>
          <table:table-cell table:content-validation-name="val1" office:value-type="string" calcext:value-type="string">
            <text:p>Pirmskara laika projekts 3.00</text:p>
          </table:table-cell>
          <table:table-cell table:style-name="ce25" table:content-validation-name="val2" table:formula="of:=VLOOKUP([.F17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8" table:formula="of:=VLOOKUP([.F171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467.8" calcext:value-type="float">
            <text:p>467.8</text:p>
          </table:table-cell>
          <table:table-cell table:style-name="ce10" table:formula="of:=[.L171]*[.K171]" office:value-type="float" office:value="1403.4" calcext:value-type="float">
            <text:p>1403.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053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00" calcext:value-type="float">
            <text:p>1800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467.8" calcext:value-type="float">
            <text:p>467.8</text:p>
          </table:table-cell>
          <table:table-cell office:value-type="float" office:value="1403.4" calcext:value-type="float">
            <text:p>1403.4</text:p>
          </table:table-cell>
          <table:table-cell table:style-name="ce43" office:value-type="float" office:value="17.8" calcext:value-type="float">
            <text:p>17.8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4020" calcext:value-type="float">
            <text:p>74020</text:p>
          </table:table-cell>
          <table:table-cell office:value-type="float" office:value="13752" calcext:value-type="float">
            <text:p>13752</text:p>
          </table:table-cell>
          <table:table-cell table:formula="of:=SUM([.Y171:.Z171])" office:value-type="float" office:value="87772" calcext:value-type="float">
            <text:p>87772</text:p>
          </table:table-cell>
          <table:table-cell office:value-type="float" office:value="0.795" calcext:value-type="float">
            <text:p>0.795</text:p>
          </table:table-cell>
          <table:table-cell office:value-type="float" office:value="16888.02" calcext:value-type="float">
            <text:p>16888.02</text:p>
          </table:table-cell>
          <table:table-cell table:style-name="ce10" office:value-type="float" office:value="36.1" calcext:value-type="float">
            <text:p>36.1</text:p>
          </table:table-cell>
          <table:table-cell table:formula="of:=['file:///home/mixalako/Documents/EPU/rea-uc/datasets/Dataset-for-AI-tool_renovated-buildings-AUDITIEM-AR-1-ZONU-228-auditi-updated_ENG.xlsx'#$'Building envelope'.D635]" office:value-type="float" office:value="862.68" calcext:value-type="float">
            <text:p>862.68</text:p>
          </table:table-cell>
          <table:table-cell table:style-name="ce10" table:formula="of:=['file:///home/mixalako/Documents/EPU/rea-uc/datasets/Dataset-for-AI-tool_renovated-buildings-AUDITIEM-AR-1-ZONU-228-auditi-updated_ENG.xlsx'#$'Building envelope'.E635]" office:value-type="float" office:value="74813" calcext:value-type="float">
            <text:p>7481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79]" office:value-type="currency" office:currency="EUR" office:value="87300" calcext:value-type="currency">
            <text:p><text:s/>€ 87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7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4</text:p>
          </table:table-cell>
          <table:table-cell/>
          <table:table-cell table:style-name="ce10"/>
          <table:table-cell office:value-type="string" calcext:value-type="string">
            <text:p>Ozolciema iela 18, Rīga, LV-1058</text:p>
          </table:table-cell>
          <table:table-cell table:style-name="ce21" office:value-type="float" office:value="1001070529001" calcext:value-type="float">
            <text:p>1001070529001</text:p>
          </table:table-cell>
          <table:table-cell table:content-validation-name="val1" office:value-type="string" calcext:value-type="string">
            <text:p>119. sērija</text:p>
          </table:table-cell>
          <table:table-cell table:style-name="ce25" table:content-validation-name="val2" table:formula="of:=VLOOKUP([.F176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344.52" calcext:value-type="float">
            <text:p>344.52</text:p>
          </table:table-cell>
          <table:table-cell office:value-type="float" office:value="11.4" calcext:value-type="float">
            <text:p>11.4</text:p>
          </table:table-cell>
          <table:table-cell office:value-type="float" office:value="25.65" calcext:value-type="float">
            <text:p>25.65</text:p>
          </table:table-cell>
          <table:table-cell table:style-name="ce28" table:formula="of:=VLOOKUP([.F176];['file:///home/mixalako/Documents/EPU/rea-uc/datasets/Dataset-for-AI-tool_renovated-buildings-AUDITIEM-AR-1-ZONU-228-auditi-updated_ENG.xlsx'#$'Building series'.A$1:.C$1048576];2;0)" office:value-type="float" office:value="2.65" calcext:value-type="float">
            <text:p>2.65</text:p>
          </table:table-cell>
          <table:table-cell office:value-type="float" office:value="27979" calcext:value-type="float">
            <text:p>27979</text:p>
          </table:table-cell>
          <table:table-cell table:style-name="ce10" table:formula="of:=[.L176]*[.K176]" office:value-type="float" office:value="74144.35" calcext:value-type="float">
            <text:p>74144.3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144.59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9" calcext:value-type="float">
            <text:p>1989</text:p>
          </table:table-cell>
          <table:table-cell table:style-name="ce10" office:value-type="float" office:value="396" calcext:value-type="float">
            <text:p>396</text:p>
          </table:table-cell>
          <table:table-cell table:style-name="ce40" office:value-type="float" office:value="27979" calcext:value-type="float">
            <text:p>27979.0</text:p>
          </table:table-cell>
          <table:table-cell office:value-type="float" office:value="74144.35" calcext:value-type="float">
            <text:p>74144.35</text:p>
          </table:table-cell>
          <table:table-cell table:style-name="ce43" office:value-type="float" office:value="18.65" calcext:value-type="float">
            <text:p>18.65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174768.14" calcext:value-type="float">
            <text:p>3174768.14</text:p>
          </table:table-cell>
          <table:table-cell office:value-type="float" office:value="1516621.86" calcext:value-type="float">
            <text:p>1516621.86</text:p>
          </table:table-cell>
          <table:table-cell table:formula="of:=SUM([.Y176:.Z176])" office:value-type="float" office:value="4691390" calcext:value-type="float">
            <text:p>4691390</text:p>
          </table:table-cell>
          <table:table-cell office:value-type="float" office:value="0.864" calcext:value-type="float">
            <text:p>0.864</text:p>
          </table:table-cell>
          <table:table-cell office:value-type="float" office:value="855416.33" calcext:value-type="float">
            <text:p>855416.33</text:p>
          </table:table-cell>
          <table:table-cell table:style-name="ce10" office:value-type="float" office:value="30.57" calcext:value-type="float">
            <text:p>30.57</text:p>
          </table:table-cell>
          <table:table-cell table:formula="of:=['file:///home/mixalako/Documents/EPU/rea-uc/datasets/Dataset-for-AI-tool_renovated-buildings-AUDITIEM-AR-1-ZONU-228-auditi-updated_ENG.xlsx'#$'Building envelope'.D657]" office:value-type="float" office:value="31644.25" calcext:value-type="float">
            <text:p>31644.25</text:p>
          </table:table-cell>
          <table:table-cell table:style-name="ce10" table:formula="of:=['file:///home/mixalako/Documents/EPU/rea-uc/datasets/Dataset-for-AI-tool_renovated-buildings-AUDITIEM-AR-1-ZONU-228-auditi-updated_ENG.xlsx'#$'Building envelope'.E657]" office:value-type="float" office:value="2875285.16" calcext:value-type="float">
            <text:p>2875285.1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494]" office:value-type="currency" office:currency="EUR" office:value="2704528" calcext:value-type="currency">
            <text:p><text:s/>€ 2,704,528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49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5</text:p>
          </table:table-cell>
          <table:table-cell/>
          <table:table-cell table:style-name="ce10"/>
          <table:table-cell office:value-type="string" calcext:value-type="string">
            <text:p>Ķekavas iela 8, Rīga, LV-1058</text:p>
          </table:table-cell>
          <table:table-cell table:style-name="ce21" office:value-type="float" office:value="1000730631001" calcext:value-type="float">
            <text:p>1000730631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18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45" calcext:value-type="float">
            <text:p>24.45</text:p>
          </table:table-cell>
          <table:table-cell office:value-type="float" office:value="10.25" calcext:value-type="float">
            <text:p>10.25</text:p>
          </table:table-cell>
          <table:table-cell office:value-type="float" office:value="8.8" calcext:value-type="float">
            <text:p>8.8</text:p>
          </table:table-cell>
          <table:table-cell table:style-name="ce28" table:formula="of:=VLOOKUP([.F1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64.77" calcext:value-type="float">
            <text:p>564.77</text:p>
          </table:table-cell>
          <table:table-cell table:style-name="ce10" table:formula="of:=[.L181]*[.K181]" office:value-type="float" office:value="1411.925" calcext:value-type="float">
            <text:p>1411.9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235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64.77" calcext:value-type="float">
            <text:p>564.8</text:p>
          </table:table-cell>
          <table:table-cell office:value-type="float" office:value="1411.9" calcext:value-type="float">
            <text:p>1411.9</text:p>
          </table:table-cell>
          <table:table-cell table:style-name="ce43" office:value-type="float" office:value="19.3" calcext:value-type="float">
            <text:p>19.30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5096" calcext:value-type="float">
            <text:p>95096</text:p>
          </table:table-cell>
          <table:table-cell office:value-type="float" office:value="21954" calcext:value-type="float">
            <text:p>21954</text:p>
          </table:table-cell>
          <table:table-cell table:formula="of:=SUM([.Y181:.Z181])" office:value-type="float" office:value="117050" calcext:value-type="float">
            <text:p>117050</text:p>
          </table:table-cell>
          <table:table-cell office:value-type="float" office:value="0.89" calcext:value-type="float">
            <text:p>0.89</text:p>
          </table:table-cell>
          <table:table-cell office:value-type="float" office:value="28920.7" calcext:value-type="float">
            <text:p>28920.7</text:p>
          </table:table-cell>
          <table:table-cell table:style-name="ce10" office:value-type="float" office:value="51.21" calcext:value-type="float">
            <text:p>51.21</text:p>
          </table:table-cell>
          <table:table-cell table:formula="of:=['file:///home/mixalako/Documents/EPU/rea-uc/datasets/Dataset-for-AI-tool_renovated-buildings-AUDITIEM-AR-1-ZONU-228-auditi-updated_ENG.xlsx'#$'Building envelope'.D673]" office:value-type="float" office:value="1214.58" calcext:value-type="float">
            <text:p>1214.58</text:p>
          </table:table-cell>
          <table:table-cell table:style-name="ce10" table:formula="of:=['file:///home/mixalako/Documents/EPU/rea-uc/datasets/Dataset-for-AI-tool_renovated-buildings-AUDITIEM-AR-1-ZONU-228-auditi-updated_ENG.xlsx'#$'Building envelope'.E673]" office:value-type="float" office:value="96480" calcext:value-type="float">
            <text:p>9648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09]" office:value-type="currency" office:currency="EUR" office:value="80600" calcext:value-type="currency">
            <text:p><text:s/>€ 80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0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36</text:p>
          </table:table-cell>
          <table:table-cell/>
          <table:table-cell table:style-name="ce10"/>
          <table:table-cell office:value-type="string" calcext:value-type="string">
            <text:p>K.Valdemāra iela 153 k-2, Rīga, LV-1013</text:p>
          </table:table-cell>
          <table:table-cell table:style-name="ce21" office:value-type="float" office:value="1000242019001" calcext:value-type="float">
            <text:p>1000242019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18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2" calcext:value-type="float">
            <text:p>26.52</text:p>
          </table:table-cell>
          <table:table-cell office:value-type="float" office:value="23.93" calcext:value-type="float">
            <text:p>23.93</text:p>
          </table:table-cell>
          <table:table-cell office:value-type="float" office:value="34" calcext:value-type="float">
            <text:p>34</text:p>
          </table:table-cell>
          <table:table-cell table:style-name="ce28" table:formula="of:=VLOOKUP([.F18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943.7" calcext:value-type="float">
            <text:p>3943.7</text:p>
          </table:table-cell>
          <table:table-cell table:style-name="ce10" table:formula="of:=[.L186]*[.K186]" office:value-type="float" office:value="9859.25" calcext:value-type="float">
            <text:p>9859.2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333.6pt" draw:caption-point-x="-11.54pt" draw:caption-point-y="114.41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0" calcext:value-type="float">
            <text:p>1980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943.7" calcext:value-type="float">
            <text:p>3943.7</text:p>
          </table:table-cell>
          <table:table-cell office:value-type="float" office:value="9859.3" calcext:value-type="float">
            <text:p>9859.3</text:p>
          </table:table-cell>
          <table:table-cell table:style-name="ce43" office:value-type="float" office:value="20" calcext:value-type="float">
            <text:p>20.0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77126" calcext:value-type="float">
            <text:p>477126</text:p>
          </table:table-cell>
          <table:table-cell office:value-type="float" office:value="206980" calcext:value-type="float">
            <text:p>206980</text:p>
          </table:table-cell>
          <table:table-cell table:formula="of:=SUM([.Y186:.Z186])" office:value-type="float" office:value="684106" calcext:value-type="float">
            <text:p>684106</text:p>
          </table:table-cell>
          <table:table-cell office:value-type="float" office:value="0.91" calcext:value-type="float">
            <text:p>0.91</text:p>
          </table:table-cell>
          <table:table-cell office:value-type="float" office:value="191775.7" calcext:value-type="float">
            <text:p>191775.7</text:p>
          </table:table-cell>
          <table:table-cell table:style-name="ce10" office:value-type="float" office:value="48.63" calcext:value-type="float">
            <text:p>48.63</text:p>
          </table:table-cell>
          <table:table-cell table:formula="of:=['file:///home/mixalako/Documents/EPU/rea-uc/datasets/Dataset-for-AI-tool_renovated-buildings-AUDITIEM-AR-1-ZONU-228-auditi-updated_ENG.xlsx'#$'Building envelope'.D693]" office:value-type="float" office:value="4568.57" calcext:value-type="float">
            <text:p>4568.57</text:p>
          </table:table-cell>
          <table:table-cell table:style-name="ce10" table:formula="of:=['file:///home/mixalako/Documents/EPU/rea-uc/datasets/Dataset-for-AI-tool_renovated-buildings-AUDITIEM-AR-1-ZONU-228-auditi-updated_ENG.xlsx'#$'Building envelope'.E693]" office:value-type="float" office:value="429759" calcext:value-type="float">
            <text:p>42975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26]" office:value-type="currency" office:currency="EUR" office:value="349500" calcext:value-type="currency">
            <text:p><text:s/>€ 349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2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7</text:p>
          </table:table-cell>
          <table:table-cell/>
          <table:table-cell table:style-name="ce10"/>
          <table:table-cell office:value-type="string" calcext:value-type="string">
            <text:p>Kristapa iela 26, Rīga, LV-1046</text:p>
          </table:table-cell>
          <table:table-cell table:style-name="ce21" office:value-type="float" office:value="1000602037001" calcext:value-type="float">
            <text:p>1000602037001</text:p>
          </table:table-cell>
          <table:table-cell table:content-validation-name="val1" office:value-type="string" calcext:value-type="string">
            <text:p>Hruščova (316. un 318. sērija) laika projekts 2.55</text:p>
          </table:table-cell>
          <table:table-cell table:style-name="ce25" table:content-validation-name="val2" table:formula="of:=VLOOKUP([.F19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72.97" calcext:value-type="float">
            <text:p>72.97</text:p>
          </table:table-cell>
          <table:table-cell office:value-type="float" office:value="11.77" calcext:value-type="float">
            <text:p>11.77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191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3835.1" calcext:value-type="float">
            <text:p>3835.1</text:p>
          </table:table-cell>
          <table:table-cell table:style-name="ce10" table:formula="of:=[.L191]*[.K191]" office:value-type="float" office:value="9779.505" calcext:value-type="float">
            <text:p>9779.50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431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3835.1" calcext:value-type="float">
            <text:p>3835.1</text:p>
          </table:table-cell>
          <table:table-cell office:value-type="float" office:value="9779.5" calcext:value-type="float">
            <text:p>9779.5</text:p>
          </table:table-cell>
          <table:table-cell table:style-name="ce43" office:value-type="float" office:value="19.23" calcext:value-type="float">
            <text:p>19.23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16912" calcext:value-type="float">
            <text:p>416912</text:p>
          </table:table-cell>
          <table:table-cell office:value-type="float" office:value="110613" calcext:value-type="float">
            <text:p>110613</text:p>
          </table:table-cell>
          <table:table-cell table:formula="of:=SUM([.Y191:.Z191])" office:value-type="float" office:value="527525" calcext:value-type="float">
            <text:p>527525</text:p>
          </table:table-cell>
          <table:table-cell office:value-type="float" office:value="0.91" calcext:value-type="float">
            <text:p>0.91</text:p>
          </table:table-cell>
          <table:table-cell office:value-type="float" office:value="166289.5" calcext:value-type="float">
            <text:p>166289.5</text:p>
          </table:table-cell>
          <table:table-cell table:style-name="ce10" office:value-type="float" office:value="43.36" calcext:value-type="float">
            <text:p>43.36</text:p>
          </table:table-cell>
          <table:table-cell table:formula="of:=['file:///home/mixalako/Documents/EPU/rea-uc/datasets/Dataset-for-AI-tool_renovated-buildings-AUDITIEM-AR-1-ZONU-228-auditi-updated_ENG.xlsx'#$'Building envelope'.D709]" office:value-type="float" office:value="4791.39" calcext:value-type="float">
            <text:p>4791.39</text:p>
          </table:table-cell>
          <table:table-cell table:style-name="ce10" table:formula="of:=['file:///home/mixalako/Documents/EPU/rea-uc/datasets/Dataset-for-AI-tool_renovated-buildings-AUDITIEM-AR-1-ZONU-228-auditi-updated_ENG.xlsx'#$'Building envelope'.E709]" office:value-type="float" office:value="388140" calcext:value-type="float">
            <text:p>38814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40]" office:value-type="currency" office:currency="EUR" office:value="305300" calcext:value-type="currency">
            <text:p><text:s/>€ 305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4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8</text:p>
          </table:table-cell>
          <table:table-cell/>
          <table:table-cell table:style-name="ce10"/>
          <table:table-cell office:value-type="string" calcext:value-type="string">
            <text:p>Lāču iela 3, Rīga, LV-1013</text:p>
          </table:table-cell>
          <table:table-cell table:style-name="ce21" office:value-type="float" office:value="1000250056001" calcext:value-type="float">
            <text:p>1000250056001</text:p>
          </table:table-cell>
          <table:table-cell table:content-validation-name="val1" office:value-type="string" calcext:value-type="string">
            <text:p>Hruščova (316. un 318. sērija) laika projekts 2.7</text:p>
          </table:table-cell>
          <table:table-cell table:style-name="ce25" table:content-validation-name="val2" table:formula="of:=VLOOKUP([.F19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7.8" calcext:value-type="float">
            <text:p>37.8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table:style-name="ce28" table:formula="of:=VLOOKUP([.F196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1325.5" calcext:value-type="float">
            <text:p>1325.5</text:p>
          </table:table-cell>
          <table:table-cell table:style-name="ce10" table:formula="of:=[.L196]*[.K196]" office:value-type="float" office:value="3578.85" calcext:value-type="float">
            <text:p>3578.85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522.59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325.5" calcext:value-type="float">
            <text:p>1325.5</text:p>
          </table:table-cell>
          <table:table-cell office:value-type="float" office:value="3578.9" calcext:value-type="float">
            <text:p>3578.9</text:p>
          </table:table-cell>
          <table:table-cell table:style-name="ce43" office:value-type="float" office:value="19.24" calcext:value-type="float">
            <text:p>19.24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70536" calcext:value-type="float">
            <text:p>170536</text:p>
          </table:table-cell>
          <table:table-cell office:value-type="float" office:value="82019" calcext:value-type="float">
            <text:p>82019</text:p>
          </table:table-cell>
          <table:table-cell table:formula="of:=SUM([.Y196:.Z196])" office:value-type="float" office:value="252555" calcext:value-type="float">
            <text:p>252555</text:p>
          </table:table-cell>
          <table:table-cell office:value-type="float" office:value="0.89" calcext:value-type="float">
            <text:p>0.89</text:p>
          </table:table-cell>
          <table:table-cell office:value-type="float" office:value="68506.4" calcext:value-type="float">
            <text:p>68506.4</text:p>
          </table:table-cell>
          <table:table-cell table:style-name="ce10" office:value-type="float" office:value="51.68" calcext:value-type="float">
            <text:p>51.68</text:p>
          </table:table-cell>
          <table:table-cell table:formula="of:=['file:///home/mixalako/Documents/EPU/rea-uc/datasets/Dataset-for-AI-tool_renovated-buildings-AUDITIEM-AR-1-ZONU-228-auditi-updated_ENG.xlsx'#$'Building envelope'.D725]" office:value-type="float" office:value="2260.23" calcext:value-type="float">
            <text:p>2260.23</text:p>
          </table:table-cell>
          <table:table-cell table:style-name="ce10" table:formula="of:=['file:///home/mixalako/Documents/EPU/rea-uc/datasets/Dataset-for-AI-tool_renovated-buildings-AUDITIEM-AR-1-ZONU-228-auditi-updated_ENG.xlsx'#$'Building envelope'.E725]" office:value-type="float" office:value="182454" calcext:value-type="float">
            <text:p>18245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54]" office:value-type="currency" office:currency="EUR" office:value="141100" calcext:value-type="currency">
            <text:p><text:s/>€ 141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5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9</text:p>
          </table:table-cell>
          <table:table-cell/>
          <table:table-cell table:style-name="ce10"/>
          <table:table-cell office:value-type="string" calcext:value-type="string">
            <text:p>Lielirbes iela 6, Rīga, LV-1046</text:p>
          </table:table-cell>
          <table:table-cell table:style-name="ce21" office:value-type="float" office:value="1000750146009" calcext:value-type="float">
            <text:p>1000750146009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20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3" table:style-name="ce25" office:value-type="string" calcext:value-type="string">
            <text:p>n/a</text:p>
          </table:table-cell>
          <table:table-cell table:style-name="ce28" table:formula="of:=VLOOKUP([.F20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347.8" calcext:value-type="float">
            <text:p>5347.8</text:p>
          </table:table-cell>
          <table:table-cell table:style-name="ce10" table:formula="of:=[.L201]*[.K201]" office:value-type="float" office:value="13369.5" calcext:value-type="float">
            <text:p>13369.5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613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5" calcext:value-type="float">
            <text:p>1985</text:p>
          </table:table-cell>
          <table:table-cell table:style-name="ce10" office:value-type="float" office:value="96" calcext:value-type="float">
            <text:p>96</text:p>
          </table:table-cell>
          <table:table-cell table:style-name="ce40" office:value-type="float" office:value="5347.8" calcext:value-type="float">
            <text:p>5347.8</text:p>
          </table:table-cell>
          <table:table-cell office:value-type="float" office:value="13369.5" calcext:value-type="float">
            <text:p>13369.5</text:p>
          </table:table-cell>
          <table:table-cell table:style-name="ce43" office:value-type="float" office:value="18.74" calcext:value-type="float">
            <text:p>18.74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60678" calcext:value-type="float">
            <text:p>660678</text:p>
          </table:table-cell>
          <table:table-cell office:value-type="float" office:value="279093" calcext:value-type="float">
            <text:p>279093</text:p>
          </table:table-cell>
          <table:table-cell table:formula="of:=SUM([.Y201:.Z201])" office:value-type="float" office:value="939771" calcext:value-type="float">
            <text:p>939771</text:p>
          </table:table-cell>
          <table:table-cell office:value-type="float" office:value="0.88" calcext:value-type="float">
            <text:p>0.88</text:p>
          </table:table-cell>
          <table:table-cell office:value-type="float" office:value="278853.2" calcext:value-type="float">
            <text:p>278853.2</text:p>
          </table:table-cell>
          <table:table-cell table:style-name="ce10" office:value-type="float" office:value="52.14" calcext:value-type="float">
            <text:p>52.14</text:p>
          </table:table-cell>
          <table:table-cell table:formula="of:=['file:///home/mixalako/Documents/EPU/rea-uc/datasets/Dataset-for-AI-tool_renovated-buildings-AUDITIEM-AR-1-ZONU-228-auditi-updated_ENG.xlsx'#$'Building envelope'.D746]" office:value-type="float" office:value="8723.28" calcext:value-type="float">
            <text:p>8723.28</text:p>
          </table:table-cell>
          <table:table-cell table:style-name="ce10" table:formula="of:=['file:///home/mixalako/Documents/EPU/rea-uc/datasets/Dataset-for-AI-tool_renovated-buildings-AUDITIEM-AR-1-ZONU-228-auditi-updated_ENG.xlsx'#$'Building envelope'.E746]" office:value-type="float" office:value="697823" calcext:value-type="float">
            <text:p>69782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73]" office:value-type="currency" office:currency="EUR" office:value="650400" calcext:value-type="currency">
            <text:p><text:s/>€ 650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7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0</text:p>
          </table:table-cell>
          <table:table-cell/>
          <table:table-cell table:style-name="ce10"/>
          <table:table-cell office:value-type="string" calcext:value-type="string">
            <text:p>Lielupes iela 44A, Rīga, LV-1016</text:p>
          </table:table-cell>
          <table:table-cell table:style-name="ce21" office:value-type="float" office:value="1001000145001" calcext:value-type="float">
            <text:p>1001000145001</text:p>
          </table:table-cell>
          <table:table-cell table:content-validation-name="val1" office:value-type="string" calcext:value-type="string">
            <text:p>Staļina laika projekts 2.85</text:p>
          </table:table-cell>
          <table:table-cell table:style-name="ce25" table:content-validation-name="val2" table:formula="of:=VLOOKUP([.F20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6.2" calcext:value-type="float">
            <text:p>6.2</text:p>
          </table:table-cell>
          <table:table-cell table:style-name="ce28" table:formula="of:=VLOOKUP([.F206];['file:///home/mixalako/Documents/EPU/rea-uc/datasets/Dataset-for-AI-tool_renovated-buildings-AUDITIEM-AR-1-ZONU-228-auditi-updated_ENG.xlsx'#$'Building series'.A$1:.C$1048576];2;0)" office:value-type="float" office:value="2.85" calcext:value-type="float">
            <text:p>2.85</text:p>
          </table:table-cell>
          <table:table-cell office:value-type="float" office:value="695.52" calcext:value-type="float">
            <text:p>695.52</text:p>
          </table:table-cell>
          <table:table-cell table:style-name="ce10" table:formula="of:=[.L206]*[.K206]" office:value-type="float" office:value="1982.232" calcext:value-type="float">
            <text:p>1982.232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704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5" calcext:value-type="float">
            <text:p>1955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695.52" calcext:value-type="float">
            <text:p>695.5</text:p>
          </table:table-cell>
          <table:table-cell office:value-type="float" office:value="1982.2" calcext:value-type="float">
            <text:p>1982.2</text:p>
          </table:table-cell>
          <table:table-cell table:style-name="ce43" office:value-type="float" office:value="18.77" calcext:value-type="float">
            <text:p>18.77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05230" calcext:value-type="float">
            <text:p>105230</text:p>
          </table:table-cell>
          <table:table-cell office:value-type="float" office:value="34249" calcext:value-type="float">
            <text:p>34249</text:p>
          </table:table-cell>
          <table:table-cell table:formula="of:=SUM([.Y206:.Z206])" office:value-type="float" office:value="139479" calcext:value-type="float">
            <text:p>139479</text:p>
          </table:table-cell>
          <table:table-cell office:value-type="float" office:value="0.89" calcext:value-type="float">
            <text:p>0.89</text:p>
          </table:table-cell>
          <table:table-cell office:value-type="float" office:value="35252.2" calcext:value-type="float">
            <text:p>35252.2</text:p>
          </table:table-cell>
          <table:table-cell table:style-name="ce10" office:value-type="float" office:value="50.68" calcext:value-type="float">
            <text:p>50.68</text:p>
          </table:table-cell>
          <table:table-cell table:formula="of:=['file:///home/mixalako/Documents/EPU/rea-uc/datasets/Dataset-for-AI-tool_renovated-buildings-AUDITIEM-AR-1-ZONU-228-auditi-updated_ENG.xlsx'#$'Building envelope'.D762]" office:value-type="float" office:value="1407.46" calcext:value-type="float">
            <text:p>1407.46</text:p>
          </table:table-cell>
          <table:table-cell table:style-name="ce10" table:formula="of:=['file:///home/mixalako/Documents/EPU/rea-uc/datasets/Dataset-for-AI-tool_renovated-buildings-AUDITIEM-AR-1-ZONU-228-auditi-updated_ENG.xlsx'#$'Building envelope'.E762]" office:value-type="float" office:value="110340" calcext:value-type="float">
            <text:p>11034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587]" office:value-type="currency" office:currency="EUR" office:value="148400" calcext:value-type="currency">
            <text:p><text:s/>€ 148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58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1</text:p>
          </table:table-cell>
          <table:table-cell/>
          <table:table-cell table:style-name="ce10"/>
          <table:table-cell office:value-type="string" calcext:value-type="string">
            <text:p>Lomonosova iela 12, Rīga, LV-1019</text:p>
          </table:table-cell>
          <table:table-cell table:style-name="ce21" office:value-type="float" office:value="1000460125001" calcext:value-type="float">
            <text:p>1000460125001</text:p>
          </table:table-cell>
          <table:table-cell table:content-validation-name="val1" office:value-type="string" calcext:value-type="string">
            <text:p>Pirmskara laika projekts 2.9</text:p>
          </table:table-cell>
          <table:table-cell table:style-name="ce25" table:content-validation-name="val2" table:formula="of:=VLOOKUP([.F21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09.5" calcext:value-type="float">
            <text:p>109.5</text:p>
          </table:table-cell>
          <table:table-cell office:value-type="float" office:value="10.75" calcext:value-type="float">
            <text:p>10.75</text:p>
          </table:table-cell>
          <table:table-cell office:value-type="float" office:value="13.6" calcext:value-type="float">
            <text:p>13.6</text:p>
          </table:table-cell>
          <table:table-cell table:style-name="ce28" table:formula="of:=VLOOKUP([.F211];['file:///home/mixalako/Documents/EPU/rea-uc/datasets/Dataset-for-AI-tool_renovated-buildings-AUDITIEM-AR-1-ZONU-228-auditi-updated_ENG.xlsx'#$'Building series'.A$1:.C$1048576];2;0)" office:value-type="float" office:value="2.9" calcext:value-type="float">
            <text:p>2.9</text:p>
          </table:table-cell>
          <table:table-cell office:value-type="float" office:value="4743.8" calcext:value-type="float">
            <text:p>4743.8</text:p>
          </table:table-cell>
          <table:table-cell table:style-name="ce10" table:formula="of:=[.L211]*[.K211]" office:value-type="float" office:value="13757.02" calcext:value-type="float">
            <text:p>13757.02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794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29" calcext:value-type="float">
            <text:p>1929</text:p>
          </table:table-cell>
          <table:table-cell table:style-name="ce10" office:value-type="float" office:value="89" calcext:value-type="float">
            <text:p>89</text:p>
          </table:table-cell>
          <table:table-cell table:style-name="ce40" office:value-type="float" office:value="4743.8" calcext:value-type="float">
            <text:p>4743.8</text:p>
          </table:table-cell>
          <table:table-cell office:value-type="float" office:value="13757" calcext:value-type="float">
            <text:p>13757</text:p>
          </table:table-cell>
          <table:table-cell table:style-name="ce43" office:value-type="float" office:value="20.11" calcext:value-type="float">
            <text:p>20.11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76200" calcext:value-type="float">
            <text:p>676200</text:p>
          </table:table-cell>
          <table:table-cell office:value-type="float" office:value="99473" calcext:value-type="float">
            <text:p>99473</text:p>
          </table:table-cell>
          <table:table-cell table:formula="of:=SUM([.Y211:.Z211])" office:value-type="float" office:value="775673" calcext:value-type="float">
            <text:p>775673</text:p>
          </table:table-cell>
          <table:table-cell office:value-type="float" office:value="0.92" calcext:value-type="float">
            <text:p>0.92</text:p>
          </table:table-cell>
          <table:table-cell office:value-type="float" office:value="211753.2" calcext:value-type="float">
            <text:p>211753.2</text:p>
          </table:table-cell>
          <table:table-cell table:style-name="ce10" office:value-type="float" office:value="44.64" calcext:value-type="float">
            <text:p>44.64</text:p>
          </table:table-cell>
          <table:table-cell table:formula="of:=['file:///home/mixalako/Documents/EPU/rea-uc/datasets/Dataset-for-AI-tool_renovated-buildings-AUDITIEM-AR-1-ZONU-228-auditi-updated_ENG.xlsx'#$'Building envelope'.D781]" office:value-type="float" office:value="6212.93" calcext:value-type="float">
            <text:p>6212.93</text:p>
          </table:table-cell>
          <table:table-cell table:style-name="ce10" table:formula="of:=['file:///home/mixalako/Documents/EPU/rea-uc/datasets/Dataset-for-AI-tool_renovated-buildings-AUDITIEM-AR-1-ZONU-228-auditi-updated_ENG.xlsx'#$'Building envelope'.E781]" office:value-type="float" office:value="557763" calcext:value-type="float">
            <text:p>55776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03]" office:value-type="currency" office:currency="EUR" office:value="235200" calcext:value-type="currency">
            <text:p><text:s/>€ 235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0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2</text:p>
          </table:table-cell>
          <table:table-cell/>
          <table:table-cell table:style-name="ce10"/>
          <table:table-cell office:value-type="string" calcext:value-type="string">
            <text:p>Lubānas iela 10, Rīga, LV-1019</text:p>
          </table:table-cell>
          <table:table-cell table:style-name="ce21" office:value-type="float" office:value="1000472013003" calcext:value-type="float">
            <text:p>1000472013003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21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11" calcext:value-type="float">
            <text:p>26.11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21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75.3" calcext:value-type="float">
            <text:p>2175.3</text:p>
          </table:table-cell>
          <table:table-cell table:style-name="ce10" table:formula="of:=[.L216]*[.K216]" office:value-type="float" office:value="5438.25" calcext:value-type="float">
            <text:p>5438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885.5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175.3" calcext:value-type="float">
            <text:p>2175.3</text:p>
          </table:table-cell>
          <table:table-cell office:value-type="float" office:value="5438.3" calcext:value-type="float">
            <text:p>5438.3</text:p>
          </table:table-cell>
          <table:table-cell table:style-name="ce43" office:value-type="float" office:value="20" calcext:value-type="float">
            <text:p>20.0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1097" calcext:value-type="float">
            <text:p>251097</text:p>
          </table:table-cell>
          <table:table-cell office:value-type="float" office:value="123149" calcext:value-type="float">
            <text:p>123149</text:p>
          </table:table-cell>
          <table:table-cell table:formula="of:=SUM([.Y216:.Z216])" office:value-type="float" office:value="374246" calcext:value-type="float">
            <text:p>374246</text:p>
          </table:table-cell>
          <table:table-cell office:value-type="float" office:value="0.9" calcext:value-type="float">
            <text:p>0.9</text:p>
          </table:table-cell>
          <table:table-cell office:value-type="float" office:value="107255.4" calcext:value-type="float">
            <text:p>107255.4</text:p>
          </table:table-cell>
          <table:table-cell table:style-name="ce10" office:value-type="float" office:value="49.31" calcext:value-type="float">
            <text:p>49.31</text:p>
          </table:table-cell>
          <table:table-cell table:formula="of:=['file:///home/mixalako/Documents/EPU/rea-uc/datasets/Dataset-for-AI-tool_renovated-buildings-AUDITIEM-AR-1-ZONU-228-auditi-updated_ENG.xlsx'#$'Building envelope'.D804]" office:value-type="float" office:value="2701.72" calcext:value-type="float">
            <text:p>2701.72</text:p>
          </table:table-cell>
          <table:table-cell table:style-name="ce10" table:formula="of:=['file:///home/mixalako/Documents/EPU/rea-uc/datasets/Dataset-for-AI-tool_renovated-buildings-AUDITIEM-AR-1-ZONU-228-auditi-updated_ENG.xlsx'#$'Building envelope'.E804]" office:value-type="float" office:value="234204" calcext:value-type="float">
            <text:p>23420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23]" office:value-type="currency" office:currency="EUR" office:value="198300" calcext:value-type="currency">
            <text:p><text:s/>€ 198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2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3</text:p>
          </table:table-cell>
          <table:table-cell/>
          <table:table-cell table:style-name="ce10"/>
          <table:table-cell office:value-type="string" calcext:value-type="string">
            <text:p>Lubānas iela 14, Rīga, LV-1019</text:p>
          </table:table-cell>
          <table:table-cell table:style-name="ce21" office:value-type="float" office:value="1000472013002" calcext:value-type="float">
            <text:p>1000472013002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22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104.29" calcext:value-type="float">
            <text:p>104.29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2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8317.3" calcext:value-type="float">
            <text:p>8317.3</text:p>
          </table:table-cell>
          <table:table-cell table:style-name="ce10" table:formula="of:=[.L221]*[.K221]" office:value-type="float" office:value="20793.25" calcext:value-type="float">
            <text:p>20793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3976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138" calcext:value-type="float">
            <text:p>138</text:p>
          </table:table-cell>
          <table:table-cell table:style-name="ce40" office:value-type="float" office:value="8317.3" calcext:value-type="float">
            <text:p>8317.3</text:p>
          </table:table-cell>
          <table:table-cell office:value-type="float" office:value="20793.3" calcext:value-type="float">
            <text:p>20793.3</text:p>
          </table:table-cell>
          <table:table-cell table:style-name="ce43" office:value-type="float" office:value="21" calcext:value-type="float">
            <text:p>21.0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030334" calcext:value-type="float">
            <text:p>1030334</text:p>
          </table:table-cell>
          <table:table-cell office:value-type="float" office:value="463611" calcext:value-type="float">
            <text:p>463611</text:p>
          </table:table-cell>
          <table:table-cell table:formula="of:=SUM([.Y221:.Z221])" office:value-type="float" office:value="1493945" calcext:value-type="float">
            <text:p>1493945</text:p>
          </table:table-cell>
          <table:table-cell office:value-type="float" office:value="0.86" calcext:value-type="float">
            <text:p>0.86</text:p>
          </table:table-cell>
          <table:table-cell office:value-type="float" office:value="395471.4" calcext:value-type="float">
            <text:p>395471.4</text:p>
          </table:table-cell>
          <table:table-cell table:style-name="ce10" office:value-type="float" office:value="47.55" calcext:value-type="float">
            <text:p>47.55</text:p>
          </table:table-cell>
          <table:table-cell table:formula="of:=['file:///home/mixalako/Documents/EPU/rea-uc/datasets/Dataset-for-AI-tool_renovated-buildings-AUDITIEM-AR-1-ZONU-228-auditi-updated_ENG.xlsx'#$'Building envelope'.D827]" office:value-type="float" office:value="10106.68" calcext:value-type="float">
            <text:p>10106.68</text:p>
          </table:table-cell>
          <table:table-cell table:style-name="ce10" table:formula="of:=['file:///home/mixalako/Documents/EPU/rea-uc/datasets/Dataset-for-AI-tool_renovated-buildings-AUDITIEM-AR-1-ZONU-228-auditi-updated_ENG.xlsx'#$'Building envelope'.E827]" office:value-type="float" office:value="956959" calcext:value-type="float">
            <text:p>95695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42]" office:value-type="currency" office:currency="EUR" office:value="729700" calcext:value-type="currency">
            <text:p><text:s/>€ 729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4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4</text:p>
          </table:table-cell>
          <table:table-cell/>
          <table:table-cell table:style-name="ce10"/>
          <table:table-cell office:value-type="string" calcext:value-type="string">
            <text:p>Putnu iela 12, Rīga, LV-1058</text:p>
          </table:table-cell>
          <table:table-cell table:style-name="ce21" office:value-type="float" office:value="1000730042001" calcext:value-type="float">
            <text:p>1000730042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22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45" calcext:value-type="float">
            <text:p>24.45</text:p>
          </table:table-cell>
          <table:table-cell office:value-type="float" office:value="10.25" calcext:value-type="float">
            <text:p>10.25</text:p>
          </table:table-cell>
          <table:table-cell office:value-type="float" office:value="8.8" calcext:value-type="float">
            <text:p>8.8</text:p>
          </table:table-cell>
          <table:table-cell table:style-name="ce28" table:formula="of:=VLOOKUP([.F2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48.5" calcext:value-type="float">
            <text:p>548.5</text:p>
          </table:table-cell>
          <table:table-cell table:style-name="ce10" table:formula="of:=[.L226]*[.K226]" office:value-type="float" office:value="1371.25" calcext:value-type="float">
            <text:p>1371.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067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48.5" calcext:value-type="float">
            <text:p>548.5</text:p>
          </table:table-cell>
          <table:table-cell office:value-type="float" office:value="1371.3" calcext:value-type="float">
            <text:p>1371.3</text:p>
          </table:table-cell>
          <table:table-cell table:style-name="ce43" office:value-type="float" office:value="19.34" calcext:value-type="float">
            <text:p>19.34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90318" calcext:value-type="float">
            <text:p>90318</text:p>
          </table:table-cell>
          <table:table-cell table:style-name="ce25" office:value-type="string" calcext:value-type="string">
            <text:p>n/a</text:p>
          </table:table-cell>
          <table:table-cell table:formula="of:=SUM([.Y226:.Z226])" office:value-type="float" office:value="90318" calcext:value-type="float">
            <text:p>90318</text:p>
          </table:table-cell>
          <table:table-cell office:value-type="float" office:value="0.91" calcext:value-type="float">
            <text:p>0.91</text:p>
          </table:table-cell>
          <table:table-cell office:value-type="float" office:value="26329.9" calcext:value-type="float">
            <text:p>26329.9</text:p>
          </table:table-cell>
          <table:table-cell table:style-name="ce10" office:value-type="float" office:value="48" calcext:value-type="float">
            <text:p>48</text:p>
          </table:table-cell>
          <table:table-cell table:formula="of:=['file:///home/mixalako/Documents/EPU/rea-uc/datasets/Dataset-for-AI-tool_renovated-buildings-AUDITIEM-AR-1-ZONU-228-auditi-updated_ENG.xlsx'#$'Building envelope'.D844]" office:value-type="float" office:value="1179.72" calcext:value-type="float">
            <text:p>1179.72</text:p>
          </table:table-cell>
          <table:table-cell table:style-name="ce10" table:formula="of:=['file:///home/mixalako/Documents/EPU/rea-uc/datasets/Dataset-for-AI-tool_renovated-buildings-AUDITIEM-AR-1-ZONU-228-auditi-updated_ENG.xlsx'#$'Building envelope'.E844]" office:value-type="float" office:value="97821" calcext:value-type="float">
            <text:p>9782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56]" office:value-type="currency" office:currency="EUR" office:value="81400" calcext:value-type="currency">
            <text:p><text:s/>€ 81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5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5</text:p>
          </table:table-cell>
          <table:table-cell/>
          <table:table-cell table:style-name="ce10"/>
          <table:table-cell office:value-type="string" calcext:value-type="string">
            <text:p>Apes iela 5A, Rīga, LV-1039</text:p>
          </table:table-cell>
          <table:table-cell table:style-name="ce21" office:value-type="float" office:value="1000860259002" calcext:value-type="float">
            <text:p>1000860259002</text:p>
          </table:table-cell>
          <table:table-cell table:content-validation-name="val1" office:value-type="string" calcext:value-type="string">
            <text:p>Hruščova (316. un 318. sērija) laika projekts 2.6</text:p>
          </table:table-cell>
          <table:table-cell table:style-name="ce25" table:content-validation-name="val2" table:formula="of:=VLOOKUP([.F23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49.2" calcext:value-type="float">
            <text:p>49.2</text:p>
          </table:table-cell>
          <table:table-cell office:value-type="float" office:value="11" calcext:value-type="float">
            <text:p>11</text:p>
          </table:table-cell>
          <table:table-cell office:value-type="float" office:value="14.18" calcext:value-type="float">
            <text:p>14.18</text:p>
          </table:table-cell>
          <table:table-cell table:style-name="ce28" table:formula="of:=VLOOKUP([.F231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2054.72" calcext:value-type="float">
            <text:p>2054.72</text:p>
          </table:table-cell>
          <table:table-cell table:style-name="ce10" table:formula="of:=[.L231]*[.K231]" office:value-type="float" office:value="5342.272" calcext:value-type="float">
            <text:p>5342.27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157.8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1" calcext:value-type="float">
            <text:p>1971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2054.72" calcext:value-type="float">
            <text:p>2054.7</text:p>
          </table:table-cell>
          <table:table-cell office:value-type="float" office:value="5342.27" calcext:value-type="float">
            <text:p>5342.27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194" calcext:value-type="float">
            <text:p>194</text:p>
          </table:table-cell>
          <table:table-cell office:value-type="float" office:value="0.65" calcext:value-type="float">
            <text:p>0.6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7694" calcext:value-type="float">
            <text:p>257694</text:p>
          </table:table-cell>
          <table:table-cell office:value-type="float" office:value="108420" calcext:value-type="float">
            <text:p>108420</text:p>
          </table:table-cell>
          <table:table-cell table:formula="of:=SUM([.Y231:.Z231])" office:value-type="float" office:value="366114" calcext:value-type="float">
            <text:p>366114</text:p>
          </table:table-cell>
          <table:table-cell office:value-type="float" office:value="0.83" calcext:value-type="float">
            <text:p>0.83</text:p>
          </table:table-cell>
          <table:table-cell office:value-type="float" office:value="95823.97" calcext:value-type="float">
            <text:p>95823.97</text:p>
          </table:table-cell>
          <table:table-cell table:style-name="ce10" office:value-type="float" office:value="46.64" calcext:value-type="float">
            <text:p>46.64</text:p>
          </table:table-cell>
          <table:table-cell table:formula="of:=['file:///home/mixalako/Documents/EPU/rea-uc/datasets/Dataset-for-AI-tool_renovated-buildings-AUDITIEM-AR-1-ZONU-228-auditi-updated_ENG.xlsx'#$'Building envelope'.D858]" office:value-type="float" office:value="3375.85" calcext:value-type="float">
            <text:p>3375.85</text:p>
          </table:table-cell>
          <table:table-cell table:style-name="ce10" table:formula="of:=['file:///home/mixalako/Documents/EPU/rea-uc/datasets/Dataset-for-AI-tool_renovated-buildings-AUDITIEM-AR-1-ZONU-228-auditi-updated_ENG.xlsx'#$'Building envelope'.E858]" office:value-type="float" office:value="255359.94" calcext:value-type="float">
            <text:p>255359.9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69]" office:value-type="currency" office:currency="EUR" office:value="264200" calcext:value-type="currency">
            <text:p><text:s/>€ 264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6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6</text:p>
          </table:table-cell>
          <table:table-cell/>
          <table:table-cell table:style-name="ce10"/>
          <table:table-cell office:value-type="string" calcext:value-type="string">
            <text:p>Apes iela 6A, Rīga, LV-1006</text:p>
          </table:table-cell>
          <table:table-cell table:style-name="ce21" office:value-type="float" office:value="1000860060001" calcext:value-type="float">
            <text:p>1000860060001</text:p>
          </table:table-cell>
          <table:table-cell table:content-validation-name="val1" office:value-type="string" calcext:value-type="string">
            <text:p>Specprojekts 2.7</text:p>
          </table:table-cell>
          <table:table-cell table:style-name="ce25" table:content-validation-name="val2" table:formula="of:=VLOOKUP([.F2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10.7" calcext:value-type="float">
            <text:p>10.7</text:p>
          </table:table-cell>
          <table:table-cell office:value-type="float" office:value="6" calcext:value-type="float">
            <text:p>6</text:p>
          </table:table-cell>
          <table:table-cell table:style-name="ce28" table:formula="of:=VLOOKUP([.F236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233.9" calcext:value-type="float">
            <text:p>233.9</text:p>
          </table:table-cell>
          <table:table-cell table:style-name="ce10" table:formula="of:=[.L236]*[.K236]" office:value-type="float" office:value="631.53" calcext:value-type="float">
            <text:p>631.53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248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233.9" calcext:value-type="float">
            <text:p>233.9</text:p>
          </table:table-cell>
          <table:table-cell office:value-type="float" office:value="631.53" calcext:value-type="float">
            <text:p>631.53</text:p>
          </table:table-cell>
          <table:table-cell table:style-name="ce43" office:value-type="float" office:value="17.5" calcext:value-type="float">
            <text:p>17.5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44731" calcext:value-type="float">
            <text:p>44731</text:p>
          </table:table-cell>
          <table:table-cell office:value-type="float" office:value="8603" calcext:value-type="float">
            <text:p>8603</text:p>
          </table:table-cell>
          <table:table-cell table:formula="of:=SUM([.Y236:.Z236])" office:value-type="float" office:value="53334" calcext:value-type="float">
            <text:p>53334</text:p>
          </table:table-cell>
          <table:table-cell office:value-type="float" office:value="0.86" calcext:value-type="float">
            <text:p>0.86</text:p>
          </table:table-cell>
          <table:table-cell office:value-type="float" office:value="10588.63" calcext:value-type="float">
            <text:p>10588.63</text:p>
          </table:table-cell>
          <table:table-cell table:style-name="ce10" office:value-type="float" office:value="45.27" calcext:value-type="float">
            <text:p>45.27</text:p>
          </table:table-cell>
          <table:table-cell table:formula="of:=['file:///home/mixalako/Documents/EPU/rea-uc/datasets/Dataset-for-AI-tool_renovated-buildings-AUDITIEM-AR-1-ZONU-228-auditi-updated_ENG.xlsx'#$'Building envelope'.D873]" office:value-type="float" office:value="653.42" calcext:value-type="float">
            <text:p>653.42</text:p>
          </table:table-cell>
          <table:table-cell table:style-name="ce10" table:formula="of:=['file:///home/mixalako/Documents/EPU/rea-uc/datasets/Dataset-for-AI-tool_renovated-buildings-AUDITIEM-AR-1-ZONU-228-auditi-updated_ENG.xlsx'#$'Building envelope'.E873]" office:value-type="float" office:value="48671.04" calcext:value-type="float">
            <text:p>48671.0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81]" office:value-type="currency" office:currency="EUR" office:value="35000" calcext:value-type="currency">
            <text:p><text:s/>€ 35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8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7</text:p>
          </table:table-cell>
          <table:table-cell/>
          <table:table-cell table:style-name="ce10"/>
          <table:table-cell office:value-type="string" calcext:value-type="string">
            <text:p>Caunes iela 10 k-1, Rīga, LV-1006</text:p>
          </table:table-cell>
          <table:table-cell table:style-name="ce21" office:value-type="float" office:value="1000860206001" calcext:value-type="float">
            <text:p>1000860206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24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17.1" calcext:value-type="float">
            <text:p>17.1</text:p>
          </table:table-cell>
          <table:table-cell office:value-type="float" office:value="25.14" calcext:value-type="float">
            <text:p>25.14</text:p>
          </table:table-cell>
          <table:table-cell table:style-name="ce28" table:formula="of:=VLOOKUP([.F24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526.9" calcext:value-type="float">
            <text:p>5526.9</text:p>
          </table:table-cell>
          <table:table-cell table:style-name="ce10" table:formula="of:=[.L241]*[.K241]" office:value-type="float" office:value="13817.25" calcext:value-type="float">
            <text:p>13817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339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79" calcext:value-type="float">
            <text:p>79</text:p>
          </table:table-cell>
          <table:table-cell table:style-name="ce40" office:value-type="float" office:value="5526.9" calcext:value-type="float">
            <text:p>5526.9</text:p>
          </table:table-cell>
          <table:table-cell office:value-type="float" office:value="13817.25" calcext:value-type="float">
            <text:p>13817.25</text:p>
          </table:table-cell>
          <table:table-cell table:style-name="ce43" office:value-type="float" office:value="19.8" calcext:value-type="float">
            <text:p>19.800</text:p>
          </table:table-cell>
          <table:table-cell office:value-type="float" office:value="194" calcext:value-type="float">
            <text:p>194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15656" calcext:value-type="float">
            <text:p>615656</text:p>
          </table:table-cell>
          <table:table-cell office:value-type="float" office:value="281214" calcext:value-type="float">
            <text:p>281214</text:p>
          </table:table-cell>
          <table:table-cell table:formula="of:=SUM([.Y241:.Z241])" office:value-type="float" office:value="896870" calcext:value-type="float">
            <text:p>896870</text:p>
          </table:table-cell>
          <table:table-cell office:value-type="float" office:value="0.91" calcext:value-type="float">
            <text:p>0.91</text:p>
          </table:table-cell>
          <table:table-cell office:value-type="float" office:value="165268.01" calcext:value-type="float">
            <text:p>165268.01</text:p>
          </table:table-cell>
          <table:table-cell table:style-name="ce10" office:value-type="float" office:value="29.91" calcext:value-type="float">
            <text:p>29.91</text:p>
          </table:table-cell>
          <table:table-cell table:formula="of:=['file:///home/mixalako/Documents/EPU/rea-uc/datasets/Dataset-for-AI-tool_renovated-buildings-AUDITIEM-AR-1-ZONU-228-auditi-updated_ENG.xlsx'#$'Building envelope'.D887]" office:value-type="float" office:value="5276.25" calcext:value-type="float">
            <text:p>5276.25</text:p>
          </table:table-cell>
          <table:table-cell table:style-name="ce10" table:formula="of:=['file:///home/mixalako/Documents/EPU/rea-uc/datasets/Dataset-for-AI-tool_renovated-buildings-AUDITIEM-AR-1-ZONU-228-auditi-updated_ENG.xlsx'#$'Building envelope'.E887]" office:value-type="float" office:value="452302.98" calcext:value-type="float">
            <text:p>452302.9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695]" office:value-type="currency" office:currency="EUR" office:value="678900" calcext:value-type="currency">
            <text:p><text:s/>€ 678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69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8</text:p>
          </table:table-cell>
          <table:table-cell/>
          <table:table-cell table:style-name="ce10"/>
          <table:table-cell office:value-type="string" calcext:value-type="string">
            <text:p>Gogoļa iela 13, Rīga, LV-1050</text:p>
          </table:table-cell>
          <table:table-cell table:style-name="ce21" office:value-type="float" office:value="1000410017001" calcext:value-type="float">
            <text:p>1000410017001</text:p>
          </table:table-cell>
          <table:table-cell table:content-validation-name="val1" office:value-type="string" calcext:value-type="string">
            <text:p>Pirmskara laika projekts 3.00</text:p>
          </table:table-cell>
          <table:table-cell table:style-name="ce25" table:content-validation-name="val2" table:formula="of:=VLOOKUP([.F24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table:style-name="ce28" table:formula="of:=VLOOKUP([.F246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5040.1" calcext:value-type="float">
            <text:p>5040.1</text:p>
          </table:table-cell>
          <table:table-cell table:style-name="ce10" table:formula="of:=[.L246]*[.K246]" office:value-type="float" office:value="15120.3" calcext:value-type="float">
            <text:p>15120.3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430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45" calcext:value-type="float">
            <text:p>45</text:p>
          </table:table-cell>
          <table:table-cell table:style-name="ce40" office:value-type="float" office:value="5040.1" calcext:value-type="float">
            <text:p>5040.1</text:p>
          </table:table-cell>
          <table:table-cell office:value-type="float" office:value="15120.3" calcext:value-type="float">
            <text:p>15120.3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29269" calcext:value-type="float">
            <text:p>529269</text:p>
          </table:table-cell>
          <table:table-cell office:value-type="float" office:value="125260" calcext:value-type="float">
            <text:p>125260</text:p>
          </table:table-cell>
          <table:table-cell table:formula="of:=SUM([.Y246:.Z246])" office:value-type="float" office:value="654529" calcext:value-type="float">
            <text:p>654529</text:p>
          </table:table-cell>
          <table:table-cell office:value-type="float" office:value="0.86" calcext:value-type="float">
            <text:p>0.86</text:p>
          </table:table-cell>
          <table:table-cell office:value-type="float" office:value="189611.42" calcext:value-type="float">
            <text:p>189611.42</text:p>
          </table:table-cell>
          <table:table-cell table:style-name="ce10" office:value-type="float" office:value="37.61" calcext:value-type="float">
            <text:p>37.61</text:p>
          </table:table-cell>
          <table:table-cell table:formula="of:=['file:///home/mixalako/Documents/EPU/rea-uc/datasets/Dataset-for-AI-tool_renovated-buildings-AUDITIEM-AR-1-ZONU-228-auditi-updated_ENG.xlsx'#$'Building envelope'.D902]" office:value-type="float" office:value="5780.05" calcext:value-type="float">
            <text:p>5780.05</text:p>
          </table:table-cell>
          <table:table-cell table:style-name="ce10" table:formula="of:=['file:///home/mixalako/Documents/EPU/rea-uc/datasets/Dataset-for-AI-tool_renovated-buildings-AUDITIEM-AR-1-ZONU-228-auditi-updated_ENG.xlsx'#$'Building envelope'.E902]" office:value-type="float" office:value="438055.99" calcext:value-type="float">
            <text:p>438055.9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09]" office:value-type="currency" office:currency="EUR" office:value="462700" calcext:value-type="currency">
            <text:p><text:s/>€ 462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0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9</text:p>
          </table:table-cell>
          <table:table-cell/>
          <table:table-cell table:style-name="ce10"/>
          <table:table-cell office:value-type="string" calcext:value-type="string">
            <text:p>Matīsa iela 89, Rīga, LV-1009</text:p>
          </table:table-cell>
          <table:table-cell table:style-name="ce21" office:value-type="float" office:value="1000762034001" calcext:value-type="float">
            <text:p>1000762034001</text:p>
          </table:table-cell>
          <table:table-cell table:content-validation-name="val1" office:value-type="string" calcext:value-type="string">
            <text:p>Pirmskara laika projekts 2.5</text:p>
          </table:table-cell>
          <table:table-cell table:style-name="ce25" table:content-validation-name="val2" table:formula="of:=VLOOKUP([.F25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7.18" calcext:value-type="float">
            <text:p>17.18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table:style-name="ce28" table:formula="of:=VLOOKUP([.F25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16.4" calcext:value-type="float">
            <text:p>416.4</text:p>
          </table:table-cell>
          <table:table-cell table:style-name="ce10" table:formula="of:=[.L251]*[.K251]"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520.83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string" calcext:value-type="string">
            <text:p>n/a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416.4" calcext:value-type="float">
            <text:p>416.4</text:p>
          </table:table-cell>
          <table:table-cell office:value-type="float" office:value="1041" calcext:value-type="float">
            <text:p>1041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69861.5" calcext:value-type="float">
            <text:p>69861.5</text:p>
          </table:table-cell>
          <table:table-cell office:value-type="float" office:value="17204" calcext:value-type="float">
            <text:p>17204</text:p>
          </table:table-cell>
          <table:table-cell table:formula="of:=SUM([.Y251:.Z251])" office:value-type="float" office:value="87065.5" calcext:value-type="float">
            <text:p>87065.5</text:p>
          </table:table-cell>
          <table:table-cell office:value-type="float" office:value="0.87" calcext:value-type="float">
            <text:p>0.87</text:p>
          </table:table-cell>
          <table:table-cell office:value-type="float" office:value="18257.68" calcext:value-type="float">
            <text:p>18257.68</text:p>
          </table:table-cell>
          <table:table-cell table:style-name="ce10" office:value-type="float" office:value="43.85" calcext:value-type="float">
            <text:p>43.85</text:p>
          </table:table-cell>
          <table:table-cell table:formula="of:=['file:///home/mixalako/Documents/EPU/rea-uc/datasets/Dataset-for-AI-tool_renovated-buildings-AUDITIEM-AR-1-ZONU-228-auditi-updated_ENG.xlsx'#$'Building envelope'.D916]" office:value-type="float" office:value="587" calcext:value-type="float">
            <text:p>587</text:p>
          </table:table-cell>
          <table:table-cell table:style-name="ce10" table:formula="of:=['file:///home/mixalako/Documents/EPU/rea-uc/datasets/Dataset-for-AI-tool_renovated-buildings-AUDITIEM-AR-1-ZONU-228-auditi-updated_ENG.xlsx'#$'Building envelope'.E916]" office:value-type="float" office:value="49227.36" calcext:value-type="float">
            <text:p>49227.3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20]" office:value-type="currency" office:currency="EUR" office:value="28200" calcext:value-type="currency">
            <text:p><text:s/>€ 28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2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0</text:p>
          </table:table-cell>
          <table:table-cell/>
          <table:table-cell table:style-name="ce10"/>
          <table:table-cell office:value-type="string" calcext:value-type="string">
            <text:p>Mazā Nometņu iela 57, Rīga, LV-1002</text:p>
          </table:table-cell>
          <table:table-cell table:style-name="ce21" office:value-type="float" office:value="1000570130001" calcext:value-type="float">
            <text:p>1000570130001</text:p>
          </table:table-cell>
          <table:table-cell table:content-validation-name="val1" office:value-type="string" calcext:value-type="string">
            <text:p>Pirmskara laika projekts 2.7</text:p>
          </table:table-cell>
          <table:table-cell table:style-name="ce25" table:content-validation-name="val2" table:formula="of:=VLOOKUP([.F25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8" table:formula="of:=VLOOKUP([.F256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990.3" calcext:value-type="float">
            <text:p>990.3</text:p>
          </table:table-cell>
          <table:table-cell table:style-name="ce10" table:formula="of:=[.L256]*[.K256]" office:value-type="float" office:value="2673.81" calcext:value-type="float">
            <text:p>2673.81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611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07" calcext:value-type="float">
            <text:p>1907</text:p>
          </table:table-cell>
          <table:table-cell table:style-name="ce10" office:value-type="float" office:value="13" calcext:value-type="float">
            <text:p>13</text:p>
          </table:table-cell>
          <table:table-cell table:style-name="ce40" office:value-type="float" office:value="990.3" calcext:value-type="float">
            <text:p>990.3</text:p>
          </table:table-cell>
          <table:table-cell office:value-type="float" office:value="2673.81" calcext:value-type="float">
            <text:p>2673.81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141983.6" calcext:value-type="float">
            <text:p>141983.6</text:p>
          </table:table-cell>
          <table:table-cell office:value-type="float" office:value="34410" calcext:value-type="float">
            <text:p>34410</text:p>
          </table:table-cell>
          <table:table-cell table:formula="of:=SUM([.Y256:.Z256])" office:value-type="float" office:value="176393.6" calcext:value-type="float">
            <text:p>176393.6</text:p>
          </table:table-cell>
          <table:table-cell office:value-type="float" office:value="0.89" calcext:value-type="float">
            <text:p>0.89</text:p>
          </table:table-cell>
          <table:table-cell office:value-type="float" office:value="36768.39" calcext:value-type="float">
            <text:p>36768.39</text:p>
          </table:table-cell>
          <table:table-cell table:style-name="ce10" office:value-type="float" office:value="37.13" calcext:value-type="float">
            <text:p>37.13</text:p>
          </table:table-cell>
          <table:table-cell table:formula="of:=['file:///home/mixalako/Documents/EPU/rea-uc/datasets/Dataset-for-AI-tool_renovated-buildings-AUDITIEM-AR-1-ZONU-228-auditi-updated_ENG.xlsx'#$'Building envelope'.D931]" office:value-type="float" office:value="1651.97" calcext:value-type="float">
            <text:p>1651.97</text:p>
          </table:table-cell>
          <table:table-cell table:style-name="ce10" table:formula="of:=['file:///home/mixalako/Documents/EPU/rea-uc/datasets/Dataset-for-AI-tool_renovated-buildings-AUDITIEM-AR-1-ZONU-228-auditi-updated_ENG.xlsx'#$'Building envelope'.E931]" office:value-type="float" office:value="133989.55" calcext:value-type="float">
            <text:p>133989.5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32]" office:value-type="currency" office:currency="EUR" office:value="56200" calcext:value-type="currency">
            <text:p><text:s/>€ 56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3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1</text:p>
          </table:table-cell>
          <table:table-cell/>
          <table:table-cell table:style-name="ce10"/>
          <table:table-cell office:value-type="string" calcext:value-type="string">
            <text:p>Rudens iela 5, Rīga, LV-1082</text:p>
          </table:table-cell>
          <table:table-cell table:style-name="ce21" office:value-type="float" office:value="1001210156003" calcext:value-type="float">
            <text:p>1001210156003</text:p>
          </table:table-cell>
          <table:table-cell table:content-validation-name="val1" office:value-type="string" calcext:value-type="string">
            <text:p>602. sērija 2.55</text:p>
          </table:table-cell>
          <table:table-cell table:style-name="ce25" table:content-validation-name="val2" table:formula="of:=VLOOKUP([.F261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56.4" calcext:value-type="float">
            <text:p>56.4</text:p>
          </table:table-cell>
          <table:table-cell office:value-type="float" office:value="9.8" calcext:value-type="float">
            <text:p>9.8</text:p>
          </table:table-cell>
          <table:table-cell office:value-type="float" office:value="26.84" calcext:value-type="float">
            <text:p>26.84</text:p>
          </table:table-cell>
          <table:table-cell table:style-name="ce28" table:formula="of:=VLOOKUP([.F261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4122.7" calcext:value-type="float">
            <text:p>4122.7</text:p>
          </table:table-cell>
          <table:table-cell table:style-name="ce10" table:formula="of:=[.L261]*[.K261]" office:value-type="float" office:value="10512.885" calcext:value-type="float">
            <text:p>10512.88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702.34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4122.7" calcext:value-type="float">
            <text:p>4122.7</text:p>
          </table:table-cell>
          <table:table-cell office:value-type="float" office:value="10512.885" calcext:value-type="float">
            <text:p>10512.885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194" calcext:value-type="float">
            <text:p>194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01264" calcext:value-type="float">
            <text:p>401264</text:p>
          </table:table-cell>
          <table:table-cell office:value-type="float" office:value="266046" calcext:value-type="float">
            <text:p>266046</text:p>
          </table:table-cell>
          <table:table-cell table:formula="of:=SUM([.Y261:.Z261])" office:value-type="float" office:value="667310" calcext:value-type="float">
            <text:p>667310</text:p>
          </table:table-cell>
          <table:table-cell office:value-type="float" office:value="0.81" calcext:value-type="float">
            <text:p>0.81</text:p>
          </table:table-cell>
          <table:table-cell office:value-type="float" office:value="201463.09" calcext:value-type="float">
            <text:p>201463.09</text:p>
          </table:table-cell>
          <table:table-cell table:style-name="ce10" office:value-type="float" office:value="48.87" calcext:value-type="float">
            <text:p>48.87</text:p>
          </table:table-cell>
          <table:table-cell table:formula="of:=['file:///home/mixalako/Documents/EPU/rea-uc/datasets/Dataset-for-AI-tool_renovated-buildings-AUDITIEM-AR-1-ZONU-228-auditi-updated_ENG.xlsx'#$'Building envelope'.D945]" office:value-type="float" office:value="5218.3" calcext:value-type="float">
            <text:p>5218.3</text:p>
          </table:table-cell>
          <table:table-cell table:style-name="ce10" table:formula="of:=['file:///home/mixalako/Documents/EPU/rea-uc/datasets/Dataset-for-AI-tool_renovated-buildings-AUDITIEM-AR-1-ZONU-228-auditi-updated_ENG.xlsx'#$'Building envelope'.E945]" office:value-type="float" office:value="398725" calcext:value-type="float">
            <text:p>39872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46]" office:value-type="currency" office:currency="EUR" office:value="582800" calcext:value-type="currency">
            <text:p><text:s/>€ 582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4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2</text:p>
          </table:table-cell>
          <table:table-cell/>
          <table:table-cell table:style-name="ce10"/>
          <table:table-cell office:value-type="string" calcext:value-type="string">
            <text:p>Rudens iela 6, Rīga, LV-1082</text:p>
          </table:table-cell>
          <table:table-cell table:style-name="ce21" office:value-type="float" office:value="1001212525001" calcext:value-type="float">
            <text:p>1001212525001</text:p>
          </table:table-cell>
          <table:table-cell table:content-validation-name="val1" office:value-type="string" calcext:value-type="string">
            <text:p>602. sērija 2.5</text:p>
          </table:table-cell>
          <table:table-cell table:style-name="ce25" table:content-validation-name="val2" table:formula="of:=VLOOKUP([.F26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84.6" calcext:value-type="float">
            <text:p>84.6</text:p>
          </table:table-cell>
          <table:table-cell office:value-type="float" office:value="9.8" calcext:value-type="float">
            <text:p>9.8</text:p>
          </table:table-cell>
          <table:table-cell office:value-type="float" office:value="26.84" calcext:value-type="float">
            <text:p>26.84</text:p>
          </table:table-cell>
          <table:table-cell table:style-name="ce28" table:formula="of:=VLOOKUP([.F26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267.67" calcext:value-type="float">
            <text:p>5267.67</text:p>
          </table:table-cell>
          <table:table-cell table:style-name="ce10" table:formula="of:=[.L266]*[.K266]" office:value-type="float" office:value="13169.175" calcext:value-type="float">
            <text:p>13169.1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793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106" calcext:value-type="float">
            <text:p>106</text:p>
          </table:table-cell>
          <table:table-cell table:style-name="ce40" office:value-type="float" office:value="5267.67" calcext:value-type="float">
            <text:p>5267.7</text:p>
          </table:table-cell>
          <table:table-cell office:value-type="float" office:value="13169.18" calcext:value-type="float">
            <text:p>13169.18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71042" calcext:value-type="float">
            <text:p>571042</text:p>
          </table:table-cell>
          <table:table-cell office:value-type="float" office:value="392868" calcext:value-type="float">
            <text:p>392868</text:p>
          </table:table-cell>
          <table:table-cell table:formula="of:=SUM([.Y266:.Z266])" office:value-type="float" office:value="963910" calcext:value-type="float">
            <text:p>963910</text:p>
          </table:table-cell>
          <table:table-cell office:value-type="float" office:value="0.8" calcext:value-type="float">
            <text:p>0.8</text:p>
          </table:table-cell>
          <table:table-cell office:value-type="float" office:value="272798.63" calcext:value-type="float">
            <text:p>272798.63</text:p>
          </table:table-cell>
          <table:table-cell table:style-name="ce10" office:value-type="float" office:value="51.79" calcext:value-type="float">
            <text:p>51.79</text:p>
          </table:table-cell>
          <table:table-cell table:formula="of:=['file:///home/mixalako/Documents/EPU/rea-uc/datasets/Dataset-for-AI-tool_renovated-buildings-AUDITIEM-AR-1-ZONU-228-auditi-updated_ENG.xlsx'#$'Building envelope'.D960]" office:value-type="float" office:value="7966.99" calcext:value-type="float">
            <text:p>7966.99</text:p>
          </table:table-cell>
          <table:table-cell table:style-name="ce10" table:formula="of:=['file:///home/mixalako/Documents/EPU/rea-uc/datasets/Dataset-for-AI-tool_renovated-buildings-AUDITIEM-AR-1-ZONU-228-auditi-updated_ENG.xlsx'#$'Building envelope'.E960]" office:value-type="float" office:value="610089.77" calcext:value-type="float">
            <text:p>610089.7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60]" office:value-type="currency" office:currency="EUR" office:value="817300" calcext:value-type="currency">
            <text:p><text:s/>€ 817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6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3</text:p>
          </table:table-cell>
          <table:table-cell/>
          <table:table-cell table:style-name="ce10"/>
          <table:table-cell office:value-type="string" calcext:value-type="string">
            <text:p>Bauskas iela 73 k-1, Rīga, LV-1004</text:p>
          </table:table-cell>
          <table:table-cell table:style-name="ce21" office:value-type="float" office:value="1000520022003" calcext:value-type="float">
            <text:p>1000520022003</text:p>
          </table:table-cell>
          <table:table-cell table:content-validation-name="val1" office:value-type="string" calcext:value-type="string">
            <text:p>Hruščova (316. un 318. sērija) laika projekts 2.56</text:p>
          </table:table-cell>
          <table:table-cell table:style-name="ce25" table:content-validation-name="val2" table:formula="of:=VLOOKUP([.F27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2.8" calcext:value-type="float">
            <text:p>32.8</text:p>
          </table:table-cell>
          <table:table-cell office:value-type="float" office:value="11" calcext:value-type="float">
            <text:p>11</text:p>
          </table:table-cell>
          <table:table-cell office:value-type="float" office:value="11.34" calcext:value-type="float">
            <text:p>11.34</text:p>
          </table:table-cell>
          <table:table-cell table:style-name="ce28" table:formula="of:=VLOOKUP([.F271];['file:///home/mixalako/Documents/EPU/rea-uc/datasets/Dataset-for-AI-tool_renovated-buildings-AUDITIEM-AR-1-ZONU-228-auditi-updated_ENG.xlsx'#$'Building series'.A$1:.C$1048576];2;0)" office:value-type="float" office:value="2.56" calcext:value-type="float">
            <text:p>2.56</text:p>
          </table:table-cell>
          <table:table-cell office:value-type="float" office:value="1372" calcext:value-type="float">
            <text:p>1372</text:p>
          </table:table-cell>
          <table:table-cell table:style-name="ce10" table:formula="of:=[.L271]*[.K271]" office:value-type="float" office:value="3512.32" calcext:value-type="float">
            <text:p>3512.32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883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372" calcext:value-type="float">
            <text:p>1372.0</text:p>
          </table:table-cell>
          <table:table-cell office:value-type="float" office:value="3512.32" calcext:value-type="float">
            <text:p>3512.32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200252" calcext:value-type="float">
            <text:p>200252</text:p>
          </table:table-cell>
          <table:table-cell table:style-name="ce25" office:value-type="string" calcext:value-type="string">
            <text:p>n/a</text:p>
          </table:table-cell>
          <table:table-cell table:formula="of:=SUM([.Y271:.Z271])" office:value-type="float" office:value="200252" calcext:value-type="float">
            <text:p>200252</text:p>
          </table:table-cell>
          <table:table-cell office:value-type="float" office:value="0.91" calcext:value-type="float">
            <text:p>0.91</text:p>
          </table:table-cell>
          <table:table-cell office:value-type="float" office:value="40211.29" calcext:value-type="float">
            <text:p>40211.29</text:p>
          </table:table-cell>
          <table:table-cell table:style-name="ce10" office:value-type="float" office:value="29.31" calcext:value-type="float">
            <text:p>29.31</text:p>
          </table:table-cell>
          <table:table-cell table:formula="of:=['file:///home/mixalako/Documents/EPU/rea-uc/datasets/Dataset-for-AI-tool_renovated-buildings-AUDITIEM-AR-1-ZONU-228-auditi-updated_ENG.xlsx'#$'Building envelope'.D974]" office:value-type="float" office:value="2165.48" calcext:value-type="float">
            <text:p>2165.48</text:p>
          </table:table-cell>
          <table:table-cell table:style-name="ce10" table:formula="of:=['file:///home/mixalako/Documents/EPU/rea-uc/datasets/Dataset-for-AI-tool_renovated-buildings-AUDITIEM-AR-1-ZONU-228-auditi-updated_ENG.xlsx'#$'Building envelope'.E974]" office:value-type="float" office:value="171968.55" calcext:value-type="float">
            <text:p>171968.5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73]" office:value-type="currency" office:currency="EUR" office:value="151900" calcext:value-type="currency">
            <text:p><text:s/>€ 151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7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4</text:p>
          </table:table-cell>
          <table:table-cell/>
          <table:table-cell table:style-name="ce10"/>
          <table:table-cell office:value-type="string" calcext:value-type="string">
            <text:p>Ieriķu iela 9A, Rīga, LV-1084</text:p>
          </table:table-cell>
          <table:table-cell table:style-name="ce21" office:value-type="float" office:value="1000701036001" calcext:value-type="float">
            <text:p>1000701036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27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2.8" calcext:value-type="float">
            <text:p>32.8</text:p>
          </table:table-cell>
          <table:table-cell office:value-type="float" office:value="11" calcext:value-type="float">
            <text:p>11</text:p>
          </table:table-cell>
          <table:table-cell office:value-type="float" office:value="8.51" calcext:value-type="float">
            <text:p>8.51</text:p>
          </table:table-cell>
          <table:table-cell table:style-name="ce28" table:formula="of:=VLOOKUP([.F27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005.75" calcext:value-type="float">
            <text:p>1005.75</text:p>
          </table:table-cell>
          <table:table-cell table:style-name="ce10" table:formula="of:=[.L276]*[.K276]" office:value-type="float" office:value="2514.375" calcext:value-type="float">
            <text:p>2514.37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4974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22" calcext:value-type="float">
            <text:p>22</text:p>
          </table:table-cell>
          <table:table-cell table:style-name="ce40" office:value-type="float" office:value="1005.75" calcext:value-type="float">
            <text:p>1005.8</text:p>
          </table:table-cell>
          <table:table-cell office:value-type="float" office:value="2514.38" calcext:value-type="float">
            <text:p>2514.38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194" calcext:value-type="float">
            <text:p>194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1494" calcext:value-type="float">
            <text:p>141494</text:p>
          </table:table-cell>
          <table:table-cell office:value-type="float" office:value="29178" calcext:value-type="float">
            <text:p>29178</text:p>
          </table:table-cell>
          <table:table-cell table:formula="of:=SUM([.Y276:.Z276])" office:value-type="float" office:value="170672" calcext:value-type="float">
            <text:p>170672</text:p>
          </table:table-cell>
          <table:table-cell office:value-type="float" office:value="0.86" calcext:value-type="float">
            <text:p>0.86</text:p>
          </table:table-cell>
          <table:table-cell office:value-type="float" office:value="40070.47" calcext:value-type="float">
            <text:p>40070.47</text:p>
          </table:table-cell>
          <table:table-cell table:style-name="ce10" office:value-type="float" office:value="39.84" calcext:value-type="float">
            <text:p>39.84</text:p>
          </table:table-cell>
          <table:table-cell table:formula="of:=['file:///home/mixalako/Documents/EPU/rea-uc/datasets/Dataset-for-AI-tool_renovated-buildings-AUDITIEM-AR-1-ZONU-228-auditi-updated_ENG.xlsx'#$'Building envelope'.D988]" office:value-type="float" office:value="1742.11" calcext:value-type="float">
            <text:p>1742.11</text:p>
          </table:table-cell>
          <table:table-cell table:style-name="ce10" table:formula="of:=['file:///home/mixalako/Documents/EPU/rea-uc/datasets/Dataset-for-AI-tool_renovated-buildings-AUDITIEM-AR-1-ZONU-228-auditi-updated_ENG.xlsx'#$'Building envelope'.E988]" office:value-type="float" office:value="129186.46" calcext:value-type="float">
            <text:p>129186.4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787]" office:value-type="currency" office:currency="EUR" office:value="133500" calcext:value-type="currency">
            <text:p><text:s/>€ 133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78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5</text:p>
          </table:table-cell>
          <table:table-cell/>
          <table:table-cell table:style-name="ce10"/>
          <table:table-cell office:value-type="string" calcext:value-type="string">
            <text:p>Ieriķu iela 9B, Rīga, LV-1084</text:p>
          </table:table-cell>
          <table:table-cell table:style-name="ce21" office:value-type="float" office:value="1000701037002" calcext:value-type="float">
            <text:p>1000701037002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28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2.8" calcext:value-type="float">
            <text:p>32.8</text:p>
          </table:table-cell>
          <table:table-cell office:value-type="float" office:value="11" calcext:value-type="float">
            <text:p>11</text:p>
          </table:table-cell>
          <table:table-cell office:value-type="float" office:value="8.51" calcext:value-type="float">
            <text:p>8.51</text:p>
          </table:table-cell>
          <table:table-cell table:style-name="ce28" table:formula="of:=VLOOKUP([.F2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995.37" calcext:value-type="float">
            <text:p>995.37</text:p>
          </table:table-cell>
          <table:table-cell table:style-name="ce10" table:formula="of:=[.L281]*[.K281]" office:value-type="float" office:value="2488.425" calcext:value-type="float">
            <text:p>2488.4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065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24" calcext:value-type="float">
            <text:p>24</text:p>
          </table:table-cell>
          <table:table-cell table:style-name="ce40" office:value-type="float" office:value="995.37" calcext:value-type="float">
            <text:p>995.4</text:p>
          </table:table-cell>
          <table:table-cell office:value-type="float" office:value="2488.425" calcext:value-type="float">
            <text:p>2488.425</text:p>
          </table:table-cell>
          <table:table-cell table:style-name="ce43" office:value-type="float" office:value="18.9" calcext:value-type="float">
            <text:p>18.900</text:p>
          </table:table-cell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55690" calcext:value-type="float">
            <text:p>155690</text:p>
          </table:table-cell>
          <table:table-cell office:value-type="float" office:value="28332" calcext:value-type="float">
            <text:p>28332</text:p>
          </table:table-cell>
          <table:table-cell table:formula="of:=SUM([.Y281:.Z281])" office:value-type="float" office:value="184022" calcext:value-type="float">
            <text:p>184022</text:p>
          </table:table-cell>
          <table:table-cell office:value-type="float" office:value="0.9" calcext:value-type="float">
            <text:p>0.9</text:p>
          </table:table-cell>
          <table:table-cell office:value-type="float" office:value="32842.13" calcext:value-type="float">
            <text:p>32842.13</text:p>
          </table:table-cell>
          <table:table-cell table:style-name="ce10" office:value-type="float" office:value="32.99" calcext:value-type="float">
            <text:p>32.99</text:p>
          </table:table-cell>
          <table:table-cell table:formula="of:=['file:///home/mixalako/Documents/EPU/rea-uc/datasets/Dataset-for-AI-tool_renovated-buildings-AUDITIEM-AR-1-ZONU-228-auditi-updated_ENG.xlsx'#$'Building envelope'.D1002]" office:value-type="float" office:value="1738.65" calcext:value-type="float">
            <text:p>1738.65</text:p>
          </table:table-cell>
          <table:table-cell table:style-name="ce10" table:formula="of:=['file:///home/mixalako/Documents/EPU/rea-uc/datasets/Dataset-for-AI-tool_renovated-buildings-AUDITIEM-AR-1-ZONU-228-auditi-updated_ENG.xlsx'#$'Building envelope'.E1002]" office:value-type="float" office:value="137154.12" calcext:value-type="float">
            <text:p>137154.1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01]" office:value-type="currency" office:currency="EUR" office:value="133300" calcext:value-type="currency">
            <text:p><text:s/>€ 133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0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56</text:p>
          </table:table-cell>
          <table:table-cell/>
          <table:table-cell table:style-name="ce10"/>
          <table:table-cell office:value-type="string" calcext:value-type="string">
            <text:p>Kurzemes prospekts 118, Rīga, LV-1069</text:p>
          </table:table-cell>
          <table:table-cell table:style-name="ce21" office:value-type="float" office:value="1000802150001" calcext:value-type="float">
            <text:p>1000802150001</text:p>
          </table:table-cell>
          <table:table-cell table:content-validation-name="val1" office:value-type="string" calcext:value-type="string">
            <text:p>602. sērija 2.55</text:p>
          </table:table-cell>
          <table:table-cell table:style-name="ce25" table:content-validation-name="val2" table:formula="of:=VLOOKUP([.F28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56.4" calcext:value-type="float">
            <text:p>56.4</text:p>
          </table:table-cell>
          <table:table-cell office:value-type="float" office:value="9.8" calcext:value-type="float">
            <text:p>9.8</text:p>
          </table:table-cell>
          <table:table-cell office:value-type="float" office:value="26.84" calcext:value-type="float">
            <text:p>26.84</text:p>
          </table:table-cell>
          <table:table-cell table:style-name="ce28" table:formula="of:=VLOOKUP([.F286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4130.95" calcext:value-type="float">
            <text:p>4130.95</text:p>
          </table:table-cell>
          <table:table-cell table:style-name="ce10" table:formula="of:=[.L286]*[.K286]" office:value-type="float" office:value="10533.9225" calcext:value-type="float">
            <text:p>10533.92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163.59pt" draw:caption-point-x="-11.54pt" draw:caption-point-y="114.43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4" calcext:value-type="float">
            <text:p>1974</text:p>
          </table:table-cell>
          <table:table-cell table:style-name="ce10" office:value-type="float" office:value="72" calcext:value-type="float">
            <text:p>72</text:p>
          </table:table-cell>
          <table:table-cell table:style-name="ce40" office:value-type="float" office:value="4130.95" calcext:value-type="float">
            <text:p>4131.0</text:p>
          </table:table-cell>
          <table:table-cell office:value-type="float" office:value="10533.9225" calcext:value-type="float">
            <text:p>10533.9225</text:p>
          </table:table-cell>
          <table:table-cell table:style-name="ce43" office:value-type="float" office:value="18.9" calcext:value-type="float">
            <text:p>18.900</text:p>
          </table:table-cell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51562" calcext:value-type="float">
            <text:p>451562</text:p>
          </table:table-cell>
          <table:table-cell office:value-type="float" office:value="227220" calcext:value-type="float">
            <text:p>227220</text:p>
          </table:table-cell>
          <table:table-cell table:formula="of:=SUM([.Y286:.Z286])" office:value-type="float" office:value="678782" calcext:value-type="float">
            <text:p>678782</text:p>
          </table:table-cell>
          <table:table-cell office:value-type="float" office:value="0.84" calcext:value-type="float">
            <text:p>0.84</text:p>
          </table:table-cell>
          <table:table-cell office:value-type="float" office:value="190599.62" calcext:value-type="float">
            <text:p>190599.62</text:p>
          </table:table-cell>
          <table:table-cell table:style-name="ce10" office:value-type="float" office:value="46.14" calcext:value-type="float">
            <text:p>46.14</text:p>
          </table:table-cell>
          <table:table-cell table:formula="of:=['file:///home/mixalako/Documents/EPU/rea-uc/datasets/Dataset-for-AI-tool_renovated-buildings-AUDITIEM-AR-1-ZONU-228-auditi-updated_ENG.xlsx'#$'Building envelope'.D1016]" office:value-type="float" office:value="5560.4" calcext:value-type="float">
            <text:p>5560.4</text:p>
          </table:table-cell>
          <table:table-cell table:style-name="ce10" table:formula="of:=['file:///home/mixalako/Documents/EPU/rea-uc/datasets/Dataset-for-AI-tool_renovated-buildings-AUDITIEM-AR-1-ZONU-228-auditi-updated_ENG.xlsx'#$'Building envelope'.E1016]" office:value-type="float" office:value="452092.56" calcext:value-type="float">
            <text:p>452092.5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15]" office:value-type="currency" office:currency="EUR" office:value="566600" calcext:value-type="currency">
            <text:p><text:s/>€ 566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1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7</text:p>
          </table:table-cell>
          <table:table-cell/>
          <table:table-cell table:style-name="ce10"/>
          <table:table-cell office:value-type="string" calcext:value-type="string">
            <text:p>Malienas iela 78, Rīga, LV-1064</text:p>
          </table:table-cell>
          <table:table-cell table:style-name="ce21" office:value-type="float" office:value="1001242120001" calcext:value-type="float">
            <text:p>1001242120001</text:p>
          </table:table-cell>
          <table:table-cell table:content-validation-name="val1" office:value-type="string" calcext:value-type="string">
            <text:p>464. sērija (Lietuviešu projekts)</text:p>
          </table:table-cell>
          <table:table-cell table:style-name="ce25" table:content-validation-name="val2" table:formula="of:=VLOOKUP([.F291];['file:///home/mixalako/Documents/EPU/rea-uc/datasets/Dataset-for-AI-tool_renovated-buildings-AUDITIEM-AR-1-ZONU-228-auditi-updated_ENG.xlsx'#$'Building series'.A$1:.F$1048576];6;0)" office:value-type="float" office:value="464" calcext:value-type="float">
            <text:p>464</text:p>
          </table:table-cell>
          <table:table-cell office:value-type="float" office:value="60.8" calcext:value-type="float">
            <text:p>60.8</text:p>
          </table:table-cell>
          <table:table-cell office:value-type="float" office:value="12.1" calcext:value-type="float">
            <text:p>12.1</text:p>
          </table:table-cell>
          <table:table-cell office:value-type="float" office:value="13.4" calcext:value-type="float">
            <text:p>13.4</text:p>
          </table:table-cell>
          <table:table-cell table:style-name="ce28" table:formula="of:=VLOOKUP([.F29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155.82" calcext:value-type="float">
            <text:p>4155.82</text:p>
          </table:table-cell>
          <table:table-cell table:style-name="ce10" table:formula="of:=[.L291]*[.K291]" office:value-type="float" office:value="10389.55" calcext:value-type="float">
            <text:p>10389.5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261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6" calcext:value-type="float">
            <text:p>1966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4155.82" calcext:value-type="float">
            <text:p>4155.8</text:p>
          </table:table-cell>
          <table:table-cell office:value-type="float" office:value="10389.55" calcext:value-type="float">
            <text:p>10389.55</text:p>
          </table:table-cell>
          <table:table-cell table:style-name="ce43" office:value-type="float" office:value="18.9" calcext:value-type="float">
            <text:p>18.900</text:p>
          </table:table-cell>
          <table:table-cell office:value-type="float" office:value="194" calcext:value-type="float">
            <text:p>194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88620" calcext:value-type="float">
            <text:p>388620</text:p>
          </table:table-cell>
          <table:table-cell office:value-type="float" office:value="142902" calcext:value-type="float">
            <text:p>142902</text:p>
          </table:table-cell>
          <table:table-cell table:formula="of:=SUM([.Y291:.Z291])" office:value-type="float" office:value="531522" calcext:value-type="float">
            <text:p>531522</text:p>
          </table:table-cell>
          <table:table-cell office:value-type="float" office:value="0.87" calcext:value-type="float">
            <text:p>0.87</text:p>
          </table:table-cell>
          <table:table-cell office:value-type="float" office:value="158394.29" calcext:value-type="float">
            <text:p>158394.29</text:p>
          </table:table-cell>
          <table:table-cell table:style-name="ce10" office:value-type="float" office:value="38.12" calcext:value-type="float">
            <text:p>38.12</text:p>
          </table:table-cell>
          <table:table-cell table:formula="of:=['file:///home/mixalako/Documents/EPU/rea-uc/datasets/Dataset-for-AI-tool_renovated-buildings-AUDITIEM-AR-1-ZONU-228-auditi-updated_ENG.xlsx'#$'Building envelope'.D1030]" office:value-type="float" office:value="4029.74" calcext:value-type="float">
            <text:p>4029.74</text:p>
          </table:table-cell>
          <table:table-cell table:style-name="ce10" table:formula="of:=['file:///home/mixalako/Documents/EPU/rea-uc/datasets/Dataset-for-AI-tool_renovated-buildings-AUDITIEM-AR-1-ZONU-228-auditi-updated_ENG.xlsx'#$'Building envelope'.E1030]" office:value-type="float" office:value="326113.81" calcext:value-type="float">
            <text:p>326113.8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29]" office:value-type="currency" office:currency="EUR" office:value="369400" calcext:value-type="currency">
            <text:p><text:s/>€ 369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2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2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8</text:p>
          </table:table-cell>
          <table:table-cell/>
          <table:table-cell table:style-name="ce10"/>
          <table:table-cell office:value-type="string" calcext:value-type="string">
            <text:p>Mazā Lubānas iela 16B, Rīga, LV-1019</text:p>
          </table:table-cell>
          <table:table-cell table:style-name="ce21" office:value-type="float" office:value="1000470142001" calcext:value-type="float">
            <text:p>1000470142001</text:p>
          </table:table-cell>
          <table:table-cell table:content-validation-name="val1" office:value-type="string" calcext:value-type="string">
            <text:p>Hruščova ( 3 stāvu ķieģeļu mūra ēka) 2.75</text:p>
          </table:table-cell>
          <table:table-cell table:style-name="ce25" table:content-validation-name="val2" table:formula="of:=VLOOKUP([.F29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 table:style-name="ce28" table:formula="of:=VLOOKUP([.F296];['file:///home/mixalako/Documents/EPU/rea-uc/datasets/Dataset-for-AI-tool_renovated-buildings-AUDITIEM-AR-1-ZONU-228-auditi-updated_ENG.xlsx'#$'Building series'.A$1:.C$1048576];2;0)" office:value-type="float" office:value="2.75" calcext:value-type="float">
            <text:p>2.75</text:p>
          </table:table-cell>
          <table:table-cell office:value-type="float" office:value="555.4" calcext:value-type="float">
            <text:p>555.4</text:p>
          </table:table-cell>
          <table:table-cell table:style-name="ce10" table:formula="of:=[.L296]*[.K296]" office:value-type="float" office:value="1527.35" calcext:value-type="float">
            <text:p>1527.3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352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55.4" calcext:value-type="float">
            <text:p>555.4</text:p>
          </table:table-cell>
          <table:table-cell office:value-type="float" office:value="1527.35" calcext:value-type="float">
            <text:p>1527.35</text:p>
          </table:table-cell>
          <table:table-cell table:style-name="ce43" office:value-type="float" office:value="19.9" calcext:value-type="float">
            <text:p>19.900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129568" calcext:value-type="float">
            <text:p>129568</text:p>
          </table:table-cell>
          <table:table-cell office:value-type="float" office:value="25808" calcext:value-type="float">
            <text:p>25808</text:p>
          </table:table-cell>
          <table:table-cell table:formula="of:=SUM([.Y296:.Z296])" office:value-type="float" office:value="155376" calcext:value-type="float">
            <text:p>155376</text:p>
          </table:table-cell>
          <table:table-cell office:value-type="float" office:value="0.9" calcext:value-type="float">
            <text:p>0.9</text:p>
          </table:table-cell>
          <table:table-cell office:value-type="float" office:value="21745.39" calcext:value-type="float">
            <text:p>21745.39</text:p>
          </table:table-cell>
          <table:table-cell table:style-name="ce10" office:value-type="float" office:value="39.15" calcext:value-type="float">
            <text:p>39.15</text:p>
          </table:table-cell>
          <table:table-cell table:formula="of:=['file:///home/mixalako/Documents/EPU/rea-uc/datasets/Dataset-for-AI-tool_renovated-buildings-AUDITIEM-AR-1-ZONU-228-auditi-updated_ENG.xlsx'#$'Building envelope'.D1044]" office:value-type="float" office:value="1336.4" calcext:value-type="float">
            <text:p>1336.4</text:p>
          </table:table-cell>
          <table:table-cell table:style-name="ce10" table:formula="of:=['file:///home/mixalako/Documents/EPU/rea-uc/datasets/Dataset-for-AI-tool_renovated-buildings-AUDITIEM-AR-1-ZONU-228-auditi-updated_ENG.xlsx'#$'Building envelope'.E1044]" office:value-type="float" office:value="119002.88" calcext:value-type="float">
            <text:p>119002.8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41]" office:value-type="currency" office:currency="EUR" office:value="72100" calcext:value-type="currency">
            <text:p><text:s/>€ 72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4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2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2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9</text:p>
          </table:table-cell>
          <table:table-cell/>
          <table:table-cell table:style-name="ce10"/>
          <table:table-cell office:value-type="string" calcext:value-type="string">
            <text:p>Patversmes iela 30 k-2, Rīga, LV-1005</text:p>
          </table:table-cell>
          <table:table-cell table:style-name="ce21" office:value-type="float" office:value="1000170125001" calcext:value-type="float">
            <text:p>1000170125001</text:p>
          </table:table-cell>
          <table:table-cell table:content-validation-name="val1" office:value-type="string" calcext:value-type="string">
            <text:p>Specprojekts 3.4</text:p>
          </table:table-cell>
          <table:table-cell table:style-name="ce25" table:content-validation-name="val2" table:formula="of:=VLOOKUP([.F30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28" table:formula="of:=VLOOKUP([.F301];['file:///home/mixalako/Documents/EPU/rea-uc/datasets/Dataset-for-AI-tool_renovated-buildings-AUDITIEM-AR-1-ZONU-228-auditi-updated_ENG.xlsx'#$'Building series'.A$1:.C$1048576];2;0)" office:value-type="float" office:value="3.4" calcext:value-type="float">
            <text:p>3.4</text:p>
          </table:table-cell>
          <table:table-cell office:value-type="float" office:value="6650" calcext:value-type="float">
            <text:p>6650</text:p>
          </table:table-cell>
          <table:table-cell table:style-name="ce10" table:formula="of:=[.L301]*[.K301]" office:value-type="float" office:value="22610" calcext:value-type="float">
            <text:p>22610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443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5" calcext:value-type="float">
            <text:p>1955</text:p>
          </table:table-cell>
          <table:table-cell table:style-name="ce10" office:value-type="float" office:value="84" calcext:value-type="float">
            <text:p>84</text:p>
          </table:table-cell>
          <table:table-cell table:style-name="ce40" office:value-type="float" office:value="6650" calcext:value-type="float">
            <text:p>6650.0</text:p>
          </table:table-cell>
          <table:table-cell office:value-type="float" office:value="22610" calcext:value-type="float">
            <text:p>22610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194" calcext:value-type="float">
            <text:p>194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782915" calcext:value-type="float">
            <text:p>782915</text:p>
          </table:table-cell>
          <table:table-cell office:value-type="float" office:value="180656" calcext:value-type="float">
            <text:p>180656</text:p>
          </table:table-cell>
          <table:table-cell table:formula="of:=SUM([.Y301:.Z301])" office:value-type="float" office:value="963571" calcext:value-type="float">
            <text:p>963571</text:p>
          </table:table-cell>
          <table:table-cell office:value-type="float" office:value="0.89" calcext:value-type="float">
            <text:p>0.89</text:p>
          </table:table-cell>
          <table:table-cell office:value-type="float" office:value="222260.69" calcext:value-type="float">
            <text:p>222260.69</text:p>
          </table:table-cell>
          <table:table-cell table:style-name="ce10" office:value-type="float" office:value="33.42" calcext:value-type="float">
            <text:p>33.42</text:p>
          </table:table-cell>
          <table:table-cell table:formula="of:=['file:///home/mixalako/Documents/EPU/rea-uc/datasets/Dataset-for-AI-tool_renovated-buildings-AUDITIEM-AR-1-ZONU-228-auditi-updated_ENG.xlsx'#$'Building envelope'.D1058]" office:value-type="float" office:value="6644.75" calcext:value-type="float">
            <text:p>6644.75</text:p>
          </table:table-cell>
          <table:table-cell table:style-name="ce10" table:formula="of:=['file:///home/mixalako/Documents/EPU/rea-uc/datasets/Dataset-for-AI-tool_renovated-buildings-AUDITIEM-AR-1-ZONU-228-auditi-updated_ENG.xlsx'#$'Building envelope'.E1058]" office:value-type="float" office:value="507399.91" calcext:value-type="float">
            <text:p>507399.9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52]" office:value-type="currency" office:currency="EUR" office:value="587800" calcext:value-type="currency">
            <text:p><text:s/>€ 587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5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60</text:p>
          </table:table-cell>
          <table:table-cell/>
          <table:table-cell table:style-name="ce10"/>
          <table:table-cell office:value-type="string" calcext:value-type="string">
            <text:p>Sergeja Eizenšteina iela 69, Rīga, LV-1079</text:p>
          </table:table-cell>
          <table:table-cell table:style-name="ce21" office:value-type="float" office:value="1001220282004" calcext:value-type="float">
            <text:p>1001220282004</text:p>
          </table:table-cell>
          <table:table-cell table:content-validation-name="val1" office:value-type="string" calcext:value-type="string">
            <text:p>602. sērija 2.55</text:p>
          </table:table-cell>
          <table:table-cell table:style-name="ce25" table:content-validation-name="val2" table:formula="of:=VLOOKUP([.F30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84.6" calcext:value-type="float">
            <text:p>84.6</text:p>
          </table:table-cell>
          <table:table-cell office:value-type="float" office:value="9.8" calcext:value-type="float">
            <text:p>9.8</text:p>
          </table:table-cell>
          <table:table-cell office:value-type="float" office:value="26.84" calcext:value-type="float">
            <text:p>26.84</text:p>
          </table:table-cell>
          <table:table-cell table:style-name="ce28" table:formula="of:=VLOOKUP([.F306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6207" calcext:value-type="float">
            <text:p>6207</text:p>
          </table:table-cell>
          <table:table-cell table:style-name="ce10" table:formula="of:=[.L306]*[.K306]" office:value-type="float" office:value="15827.85" calcext:value-type="float">
            <text:p>15827.8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541.59pt" draw:caption-point-x="-11.54pt" draw:caption-point-y="114.43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107" calcext:value-type="float">
            <text:p>107</text:p>
          </table:table-cell>
          <table:table-cell table:style-name="ce40" office:value-type="float" office:value="6207" calcext:value-type="float">
            <text:p>6207.0</text:p>
          </table:table-cell>
          <table:table-cell office:value-type="float" office:value="15827.85" calcext:value-type="float">
            <text:p>15827.85</text:p>
          </table:table-cell>
          <table:table-cell table:style-name="ce43" office:value-type="float" office:value="18.9" calcext:value-type="float">
            <text:p>18.900</text:p>
          </table:table-cell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16478" calcext:value-type="float">
            <text:p>716478</text:p>
          </table:table-cell>
          <table:table-cell office:value-type="float" office:value="421782" calcext:value-type="float">
            <text:p>421782</text:p>
          </table:table-cell>
          <table:table-cell table:formula="of:=SUM([.Y306:.Z306])" office:value-type="float" office:value="1138260" calcext:value-type="float">
            <text:p>1138260</text:p>
          </table:table-cell>
          <table:table-cell office:value-type="float" office:value="0.85" calcext:value-type="float">
            <text:p>0.85</text:p>
          </table:table-cell>
          <table:table-cell office:value-type="float" office:value="275744.05" calcext:value-type="float">
            <text:p>275744.05</text:p>
          </table:table-cell>
          <table:table-cell table:style-name="ce10" office:value-type="float" office:value="44.43" calcext:value-type="float">
            <text:p>44.43</text:p>
          </table:table-cell>
          <table:table-cell table:formula="of:=['file:///home/mixalako/Documents/EPU/rea-uc/datasets/Dataset-for-AI-tool_renovated-buildings-AUDITIEM-AR-1-ZONU-228-auditi-updated_ENG.xlsx'#$'Building envelope'.D1072]" office:value-type="float" office:value="8198.71" calcext:value-type="float">
            <text:p>8198.71</text:p>
          </table:table-cell>
          <table:table-cell table:style-name="ce10" table:formula="of:=['file:///home/mixalako/Documents/EPU/rea-uc/datasets/Dataset-for-AI-tool_renovated-buildings-AUDITIEM-AR-1-ZONU-228-auditi-updated_ENG.xlsx'#$'Building envelope'.E1072]" office:value-type="float" office:value="667072.29" calcext:value-type="float">
            <text:p>667072.2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66]" office:value-type="currency" office:currency="EUR" office:value="892700" calcext:value-type="currency">
            <text:p><text:s/>€ 892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6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1</text:p>
          </table:table-cell>
          <table:table-cell/>
          <table:table-cell table:style-name="ce10"/>
          <table:table-cell office:value-type="string" calcext:value-type="string">
            <text:p>Stirnu iela 7, Rīga, LV-1035</text:p>
          </table:table-cell>
          <table:table-cell table:style-name="ce21" office:value-type="float" office:value="1000712049001" calcext:value-type="float">
            <text:p>1000712049001</text:p>
          </table:table-cell>
          <table:table-cell table:content-validation-name="val1" office:value-type="string" calcext:value-type="string">
            <text:p>Specprojekts 2.8</text:p>
          </table:table-cell>
          <table:table-cell table:style-name="ce25" table:content-validation-name="val2" table:formula="of:=VLOOKUP([.F31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7.9" calcext:value-type="float">
            <text:p>57.9</text:p>
          </table:table-cell>
          <table:table-cell office:value-type="float" office:value="10.2" calcext:value-type="float">
            <text:p>10.2</text:p>
          </table:table-cell>
          <table:table-cell office:value-type="float" office:value="6.17" calcext:value-type="float">
            <text:p>6.17</text:p>
          </table:table-cell>
          <table:table-cell table:style-name="ce28" table:formula="of:=VLOOKUP([.F311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1211.4" calcext:value-type="float">
            <text:p>1211.4</text:p>
          </table:table-cell>
          <table:table-cell table:style-name="ce10" table:formula="of:=[.L311]*[.K311]" office:value-type="float" office:value="3391.92" calcext:value-type="float">
            <text:p>3391.92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639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18" calcext:value-type="float">
            <text:p>18</text:p>
          </table:table-cell>
          <table:table-cell table:style-name="ce40" office:value-type="float" office:value="1211.4" calcext:value-type="float">
            <text:p>1211.4</text:p>
          </table:table-cell>
          <table:table-cell office:value-type="float" office:value="3391.92" calcext:value-type="float">
            <text:p>3391.92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194" calcext:value-type="float">
            <text:p>194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29105" calcext:value-type="float">
            <text:p>129105</text:p>
          </table:table-cell>
          <table:table-cell office:value-type="float" office:value="61235" calcext:value-type="float">
            <text:p>61235</text:p>
          </table:table-cell>
          <table:table-cell table:formula="of:=SUM([.Y311:.Z311])" office:value-type="float" office:value="190340" calcext:value-type="float">
            <text:p>190340</text:p>
          </table:table-cell>
          <table:table-cell office:value-type="float" office:value="0.83" calcext:value-type="float">
            <text:p>0.83</text:p>
          </table:table-cell>
          <table:table-cell office:value-type="float" office:value="54304.08" calcext:value-type="float">
            <text:p>54304.08</text:p>
          </table:table-cell>
          <table:table-cell table:style-name="ce10" office:value-type="float" office:value="44.84" calcext:value-type="float">
            <text:p>44.84</text:p>
          </table:table-cell>
          <table:table-cell table:formula="of:=['file:///home/mixalako/Documents/EPU/rea-uc/datasets/Dataset-for-AI-tool_renovated-buildings-AUDITIEM-AR-1-ZONU-228-auditi-updated_ENG.xlsx'#$'Building envelope'.D1086]" office:value-type="float" office:value="1871.78" calcext:value-type="float">
            <text:p>1871.78</text:p>
          </table:table-cell>
          <table:table-cell table:style-name="ce10" table:formula="of:=['file:///home/mixalako/Documents/EPU/rea-uc/datasets/Dataset-for-AI-tool_renovated-buildings-AUDITIEM-AR-1-ZONU-228-auditi-updated_ENG.xlsx'#$'Building envelope'.E1086]" office:value-type="float" office:value="135686.51" calcext:value-type="float">
            <text:p>135686.5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80]" office:value-type="currency" office:currency="EUR" office:value="178300" calcext:value-type="currency">
            <text:p><text:s/>€ 178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8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2</text:p>
          </table:table-cell>
          <table:table-cell/>
          <table:table-cell table:style-name="ce10"/>
          <table:table-cell office:value-type="string" calcext:value-type="string">
            <text:p>Zaķu iela 7, Rīga, LV-1009</text:p>
          </table:table-cell>
          <table:table-cell table:style-name="ce21" office:value-type="float" office:value="1000370011002" calcext:value-type="float">
            <text:p>1000370011002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31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.75" calcext:value-type="float">
            <text:p>13.75</text:p>
          </table:table-cell>
          <table:table-cell table:style-name="ce28" table:formula="of:=VLOOKUP([.F31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222.5" calcext:value-type="float">
            <text:p>3222.5</text:p>
          </table:table-cell>
          <table:table-cell table:style-name="ce10" table:formula="of:=[.L316]*[.K316]" office:value-type="float" office:value="8056.25" calcext:value-type="float">
            <text:p>8056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730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5" calcext:value-type="float">
            <text:p>1985</text:p>
          </table:table-cell>
          <table:table-cell table:style-name="ce10" office:value-type="float" office:value="49" calcext:value-type="float">
            <text:p>49</text:p>
          </table:table-cell>
          <table:table-cell table:style-name="ce40" office:value-type="float" office:value="3222.5" calcext:value-type="float">
            <text:p>3222.5</text:p>
          </table:table-cell>
          <table:table-cell office:value-type="float" office:value="8056.25" calcext:value-type="float">
            <text:p>8056.25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194" calcext:value-type="float">
            <text:p>194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76814" calcext:value-type="float">
            <text:p>276814</text:p>
          </table:table-cell>
          <table:table-cell office:value-type="float" office:value="126960" calcext:value-type="float">
            <text:p>126960</text:p>
          </table:table-cell>
          <table:table-cell table:formula="of:=SUM([.Y316:.Z316])" office:value-type="float" office:value="403774" calcext:value-type="float">
            <text:p>403774</text:p>
          </table:table-cell>
          <table:table-cell office:value-type="float" office:value="0.85" calcext:value-type="float">
            <text:p>0.85</text:p>
          </table:table-cell>
          <table:table-cell office:value-type="float" office:value="133674.54" calcext:value-type="float">
            <text:p>133674.54</text:p>
          </table:table-cell>
          <table:table-cell table:style-name="ce10" office:value-type="float" office:value="41.48" calcext:value-type="float">
            <text:p>41.48</text:p>
          </table:table-cell>
          <table:table-cell table:formula="of:=['file:///home/mixalako/Documents/EPU/rea-uc/datasets/Dataset-for-AI-tool_renovated-buildings-AUDITIEM-AR-1-ZONU-228-auditi-updated_ENG.xlsx'#$'Building envelope'.D1100]" office:value-type="float" office:value="3225.44" calcext:value-type="float">
            <text:p>3225.44</text:p>
          </table:table-cell>
          <table:table-cell table:style-name="ce10" table:formula="of:=['file:///home/mixalako/Documents/EPU/rea-uc/datasets/Dataset-for-AI-tool_renovated-buildings-AUDITIEM-AR-1-ZONU-228-auditi-updated_ENG.xlsx'#$'Building envelope'.E1100]" office:value-type="float" office:value="256769.06" calcext:value-type="float">
            <text:p>256769.0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894]" office:value-type="currency" office:currency="EUR" office:value="345900" calcext:value-type="currency">
            <text:p><text:s/>€ 345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89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3</text:p>
          </table:table-cell>
          <table:table-cell/>
          <table:table-cell table:style-name="ce10"/>
          <table:table-cell office:value-type="string" calcext:value-type="string">
            <text:p>Lubānas iela 6, Rīga, LV-1019</text:p>
          </table:table-cell>
          <table:table-cell table:style-name="ce21" office:value-type="float" office:value="100047072001" calcext:value-type="float">
            <text:p>100047072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32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4" calcext:value-type="float">
            <text:p>26.4</text:p>
          </table:table-cell>
          <table:table-cell office:value-type="float" office:value="11.75" calcext:value-type="float">
            <text:p>11.75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3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79.1" calcext:value-type="float">
            <text:p>2179.1</text:p>
          </table:table-cell>
          <table:table-cell table:style-name="ce10" table:formula="of:=[.L321]*[.K321]" office:value-type="float" office:value="5447.75" calcext:value-type="float">
            <text:p>5447.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821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4" calcext:value-type="float">
            <text:p>1984</text:p>
          </table:table-cell>
          <table:table-cell table:style-name="ce10" office:value-type="float" office:value="35" calcext:value-type="float">
            <text:p>35</text:p>
          </table:table-cell>
          <table:table-cell table:style-name="ce40" office:value-type="float" office:value="2179.1" calcext:value-type="float">
            <text:p>2179.1</text:p>
          </table:table-cell>
          <table:table-cell office:value-type="float" office:value="5447.8" calcext:value-type="float">
            <text:p>5447.8</text:p>
          </table:table-cell>
          <table:table-cell table:style-name="ce43" office:value-type="float" office:value="19.46" calcext:value-type="float">
            <text:p>19.46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8034" calcext:value-type="float">
            <text:p>258034</text:p>
          </table:table-cell>
          <table:table-cell office:value-type="float" office:value="126015" calcext:value-type="float">
            <text:p>126015</text:p>
          </table:table-cell>
          <table:table-cell table:formula="of:=SUM([.Y321:.Z321])" office:value-type="float" office:value="384049" calcext:value-type="float">
            <text:p>384049</text:p>
          </table:table-cell>
          <table:table-cell office:value-type="float" office:value="0.85" calcext:value-type="float">
            <text:p>0.85</text:p>
          </table:table-cell>
          <table:table-cell office:value-type="float" office:value="99441.9" calcext:value-type="float">
            <text:p>99441.9</text:p>
          </table:table-cell>
          <table:table-cell table:style-name="ce10" office:value-type="float" office:value="45.63" calcext:value-type="float">
            <text:p>45.63</text:p>
          </table:table-cell>
          <table:table-cell table:formula="of:=['file:///home/mixalako/Documents/EPU/rea-uc/datasets/Dataset-for-AI-tool_renovated-buildings-AUDITIEM-AR-1-ZONU-228-auditi-updated_ENG.xlsx'#$'Building envelope'.D1119]" office:value-type="float" office:value="2695.49" calcext:value-type="float">
            <text:p>2695.49</text:p>
          </table:table-cell>
          <table:table-cell table:style-name="ce10" table:formula="of:=['file:///home/mixalako/Documents/EPU/rea-uc/datasets/Dataset-for-AI-tool_renovated-buildings-AUDITIEM-AR-1-ZONU-228-auditi-updated_ENG.xlsx'#$'Building envelope'.E1119]" office:value-type="float" office:value="235106" calcext:value-type="float">
            <text:p>23510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913]" office:value-type="currency" office:currency="EUR" office:value="271830" calcext:value-type="currency">
            <text:p><text:s/>€ 271,83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91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4</text:p>
          </table:table-cell>
          <table:table-cell/>
          <table:table-cell table:style-name="ce10"/>
          <table:table-cell office:value-type="string" calcext:value-type="string">
            <text:p>Maskavas iela 213, Rīga, LV-1019</text:p>
          </table:table-cell>
          <table:table-cell table:style-name="ce21" office:value-type="float" office:value="1000470111001" calcext:value-type="float">
            <text:p>1000470111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32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4" calcext:value-type="float">
            <text:p>26.4</text:p>
          </table:table-cell>
          <table:table-cell office:value-type="float" office:value="11.75" calcext:value-type="float">
            <text:p>11.75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3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66" calcext:value-type="float">
            <text:p>2166</text:p>
          </table:table-cell>
          <table:table-cell table:style-name="ce10" table:formula="of:=[.L326]*[.K326]" office:value-type="float" office:value="5415" calcext:value-type="float">
            <text:p>541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5912.1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38" calcext:value-type="float">
            <text:p>38</text:p>
          </table:table-cell>
          <table:table-cell table:style-name="ce40" office:value-type="float" office:value="2166" calcext:value-type="float">
            <text:p>2166.0</text:p>
          </table:table-cell>
          <table:table-cell office:value-type="float" office:value="5415" calcext:value-type="float">
            <text:p>5415</text:p>
          </table:table-cell>
          <table:table-cell table:style-name="ce43" office:value-type="float" office:value="19.43" calcext:value-type="float">
            <text:p>19.43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0042" calcext:value-type="float">
            <text:p>250042</text:p>
          </table:table-cell>
          <table:table-cell office:value-type="float" office:value="130201" calcext:value-type="float">
            <text:p>130201</text:p>
          </table:table-cell>
          <table:table-cell table:formula="of:=SUM([.Y326:.Z326])" office:value-type="float" office:value="380243" calcext:value-type="float">
            <text:p>380243</text:p>
          </table:table-cell>
          <table:table-cell office:value-type="float" office:value="0.84" calcext:value-type="float">
            <text:p>0.84</text:p>
          </table:table-cell>
          <table:table-cell office:value-type="float" office:value="104185.5" calcext:value-type="float">
            <text:p>104185.5</text:p>
          </table:table-cell>
          <table:table-cell table:style-name="ce10" office:value-type="float" office:value="48.1" calcext:value-type="float">
            <text:p>48.1</text:p>
          </table:table-cell>
          <table:table-cell table:formula="of:=['file:///home/mixalako/Documents/EPU/rea-uc/datasets/Dataset-for-AI-tool_renovated-buildings-AUDITIEM-AR-1-ZONU-228-auditi-updated_ENG.xlsx'#$'Building envelope'.D1139]" office:value-type="float" office:value="2711.2" calcext:value-type="float">
            <text:p>2711.2</text:p>
          </table:table-cell>
          <table:table-cell table:style-name="ce10" table:formula="of:=['file:///home/mixalako/Documents/EPU/rea-uc/datasets/Dataset-for-AI-tool_renovated-buildings-AUDITIEM-AR-1-ZONU-228-auditi-updated_ENG.xlsx'#$'Building envelope'.E1139]" office:value-type="float" office:value="236201" calcext:value-type="float">
            <text:p>23620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932]" office:value-type="currency" office:currency="EUR" office:value="299500" calcext:value-type="currency">
            <text:p><text:s/>€ 299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93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5</text:p>
          </table:table-cell>
          <table:table-cell/>
          <table:table-cell table:style-name="ce10"/>
          <table:table-cell office:value-type="string" calcext:value-type="string">
            <text:p>Maskavas iela 215, Rīga, LV-1019</text:p>
          </table:table-cell>
          <table:table-cell table:style-name="ce21" office:value-type="float" office:value="1000470091001" calcext:value-type="float">
            <text:p>1000470091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33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27" calcext:value-type="float">
            <text:p>26.27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3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41.7" calcext:value-type="float">
            <text:p>2141.7</text:p>
          </table:table-cell>
          <table:table-cell table:style-name="ce10" table:formula="of:=[.L331]*[.K331]" office:value-type="float" office:value="5354.25" calcext:value-type="float">
            <text:p>5354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002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141.7" calcext:value-type="float">
            <text:p>2141.7</text:p>
          </table:table-cell>
          <table:table-cell office:value-type="float" office:value="5354.3" calcext:value-type="float">
            <text:p>5354.3</text:p>
          </table:table-cell>
          <table:table-cell table:style-name="ce43" office:value-type="float" office:value="19.47" calcext:value-type="float">
            <text:p>19.470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8444" calcext:value-type="float">
            <text:p>258444</text:p>
          </table:table-cell>
          <table:table-cell office:value-type="float" office:value="136103" calcext:value-type="float">
            <text:p>136103</text:p>
          </table:table-cell>
          <table:table-cell table:formula="of:=SUM([.Y331:.Z331])" office:value-type="float" office:value="394547" calcext:value-type="float">
            <text:p>394547</text:p>
          </table:table-cell>
          <table:table-cell office:value-type="float" office:value="0.85" calcext:value-type="float">
            <text:p>0.85</text:p>
          </table:table-cell>
          <table:table-cell office:value-type="float" office:value="102689.1" calcext:value-type="float">
            <text:p>102689.1</text:p>
          </table:table-cell>
          <table:table-cell table:style-name="ce10" office:value-type="float" office:value="47.95" calcext:value-type="float">
            <text:p>47.95</text:p>
          </table:table-cell>
          <table:table-cell table:formula="of:=['file:///home/mixalako/Documents/EPU/rea-uc/datasets/Dataset-for-AI-tool_renovated-buildings-AUDITIEM-AR-1-ZONU-228-auditi-updated_ENG.xlsx'#$'Building envelope'.D1159]" office:value-type="float" office:value="2712.55" calcext:value-type="float">
            <text:p>2712.55</text:p>
          </table:table-cell>
          <table:table-cell table:style-name="ce10" table:formula="of:=['file:///home/mixalako/Documents/EPU/rea-uc/datasets/Dataset-for-AI-tool_renovated-buildings-AUDITIEM-AR-1-ZONU-228-auditi-updated_ENG.xlsx'#$'Building envelope'.E1159]" office:value-type="float" office:value="234058" calcext:value-type="float">
            <text:p>23405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951]" office:value-type="currency" office:currency="EUR" office:value="301800" calcext:value-type="currency">
            <text:p><text:s/>€ 301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95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6</text:p>
          </table:table-cell>
          <table:table-cell/>
          <table:table-cell table:style-name="ce10"/>
          <table:table-cell office:value-type="string" calcext:value-type="string">
            <text:p>Maskavas iela 216, Rīga, LV-1019</text:p>
          </table:table-cell>
          <table:table-cell table:style-name="ce21" office:value-type="float" office:value="1000720067001" calcext:value-type="float">
            <text:p>1000720067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33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3" calcext:value-type="float">
            <text:p>26.3</text:p>
          </table:table-cell>
          <table:table-cell office:value-type="float" office:value="11.66" calcext:value-type="float">
            <text:p>11.66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33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47.8" calcext:value-type="float">
            <text:p>2147.8</text:p>
          </table:table-cell>
          <table:table-cell table:style-name="ce10" table:formula="of:=[.L336]*[.K336]" office:value-type="float" office:value="5369.5" calcext:value-type="float">
            <text:p>5369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093.6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147.8" calcext:value-type="float">
            <text:p>2147.8</text:p>
          </table:table-cell>
          <table:table-cell office:value-type="float" office:value="5369.5" calcext:value-type="float">
            <text:p>5369.5</text:p>
          </table:table-cell>
          <table:table-cell table:style-name="ce43" office:value-type="float" office:value="19.47" calcext:value-type="float">
            <text:p>19.4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75630" calcext:value-type="float">
            <text:p>275630</text:p>
          </table:table-cell>
          <table:table-cell office:value-type="float" office:value="118667" calcext:value-type="float">
            <text:p>118667</text:p>
          </table:table-cell>
          <table:table-cell table:formula="of:=SUM([.Y336:.Z336])" office:value-type="float" office:value="394297" calcext:value-type="float">
            <text:p>394297</text:p>
          </table:table-cell>
          <table:table-cell office:value-type="float" office:value="0.85" calcext:value-type="float">
            <text:p>0.85</text:p>
          </table:table-cell>
          <table:table-cell office:value-type="float" office:value="104908.4" calcext:value-type="float">
            <text:p>104908.4</text:p>
          </table:table-cell>
          <table:table-cell table:style-name="ce10" office:value-type="float" office:value="48.84" calcext:value-type="float">
            <text:p>48.84</text:p>
          </table:table-cell>
          <table:table-cell table:formula="of:=['file:///home/mixalako/Documents/EPU/rea-uc/datasets/Dataset-for-AI-tool_renovated-buildings-AUDITIEM-AR-1-ZONU-228-auditi-updated_ENG.xlsx'#$'Building envelope'.D1180]" office:value-type="float" office:value="2984.48" calcext:value-type="float">
            <text:p>2984.48</text:p>
          </table:table-cell>
          <table:table-cell table:style-name="ce10" table:formula="of:=['file:///home/mixalako/Documents/EPU/rea-uc/datasets/Dataset-for-AI-tool_renovated-buildings-AUDITIEM-AR-1-ZONU-228-auditi-updated_ENG.xlsx'#$'Building envelope'.E1180]" office:value-type="float" office:value="259854" calcext:value-type="float">
            <text:p>25985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971]" office:value-type="currency" office:currency="EUR" office:value="312900" calcext:value-type="currency">
            <text:p><text:s/>€ 312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97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7</text:p>
          </table:table-cell>
          <table:table-cell/>
          <table:table-cell table:style-name="ce10"/>
          <table:table-cell office:value-type="string" calcext:value-type="string">
            <text:p>Maskavas iela 220A, Rīga, LV-1019</text:p>
          </table:table-cell>
          <table:table-cell table:style-name="ce21" office:value-type="float" office:value="1000720168001" calcext:value-type="float">
            <text:p>1000720168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34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1" calcext:value-type="float">
            <text:p>26.1</text:p>
          </table:table-cell>
          <table:table-cell office:value-type="float" office:value="11.65" calcext:value-type="float">
            <text:p>11.65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34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58.1" calcext:value-type="float">
            <text:p>2158.1</text:p>
          </table:table-cell>
          <table:table-cell table:style-name="ce10" table:formula="of:=[.L341]*[.K341]" office:value-type="float" office:value="5395.25" calcext:value-type="float">
            <text:p>5395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184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3" calcext:value-type="float">
            <text:p>1973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158.1" calcext:value-type="float">
            <text:p>2158.1</text:p>
          </table:table-cell>
          <table:table-cell office:value-type="float" office:value="5395.3" calcext:value-type="float">
            <text:p>5395.3</text:p>
          </table:table-cell>
          <table:table-cell table:style-name="ce43" office:value-type="float" office:value="19.46" calcext:value-type="float">
            <text:p>19.46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70386" calcext:value-type="float">
            <text:p>270386</text:p>
          </table:table-cell>
          <table:table-cell office:value-type="float" office:value="136577" calcext:value-type="float">
            <text:p>136577</text:p>
          </table:table-cell>
          <table:table-cell table:formula="of:=SUM([.Y341:.Z341])" office:value-type="float" office:value="406963" calcext:value-type="float">
            <text:p>406963</text:p>
          </table:table-cell>
          <table:table-cell office:value-type="float" office:value="0.85" calcext:value-type="float">
            <text:p>0.85</text:p>
          </table:table-cell>
          <table:table-cell office:value-type="float" office:value="105321.7" calcext:value-type="float">
            <text:p>105321.7</text:p>
          </table:table-cell>
          <table:table-cell table:style-name="ce10" office:value-type="float" office:value="48.8" calcext:value-type="float">
            <text:p>48.8</text:p>
          </table:table-cell>
          <table:table-cell table:formula="of:=['file:///home/mixalako/Documents/EPU/rea-uc/datasets/Dataset-for-AI-tool_renovated-buildings-AUDITIEM-AR-1-ZONU-228-auditi-updated_ENG.xlsx'#$'Building envelope'.D1201]" office:value-type="float" office:value="2980.47" calcext:value-type="float">
            <text:p>2980.47</text:p>
          </table:table-cell>
          <table:table-cell table:style-name="ce10" table:formula="of:=['file:///home/mixalako/Documents/EPU/rea-uc/datasets/Dataset-for-AI-tool_renovated-buildings-AUDITIEM-AR-1-ZONU-228-auditi-updated_ENG.xlsx'#$'Building envelope'.E1201]" office:value-type="float" office:value="259327" calcext:value-type="float">
            <text:p>25932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991]" office:value-type="currency" office:currency="EUR" office:value="312900" calcext:value-type="currency">
            <text:p><text:s/>€ 312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99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8</text:p>
          </table:table-cell>
          <table:table-cell/>
          <table:table-cell table:style-name="ce10"/>
          <table:table-cell office:value-type="string" calcext:value-type="string">
            <text:p>Maskavas iela 243, Rīga, LV-1019</text:p>
          </table:table-cell>
          <table:table-cell table:style-name="ce21" office:value-type="float" office:value="1000720154001" calcext:value-type="float">
            <text:p>1000720154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34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74.7" calcext:value-type="float">
            <text:p>74.7</text:p>
          </table:table-cell>
          <table:table-cell office:value-type="float" office:value="11.65" calcext:value-type="float">
            <text:p>11.65</text:p>
          </table:table-cell>
          <table:table-cell office:value-type="float" office:value="28.5" calcext:value-type="float">
            <text:p>28.5</text:p>
          </table:table-cell>
          <table:table-cell table:style-name="ce28" table:formula="of:=VLOOKUP([.F34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6990.9" calcext:value-type="float">
            <text:p>6990.9</text:p>
          </table:table-cell>
          <table:table-cell table:style-name="ce10" table:formula="of:=[.L346]*[.K346]" office:value-type="float" office:value="17477.25" calcext:value-type="float">
            <text:p>17477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275.08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96" calcext:value-type="float">
            <text:p>96</text:p>
          </table:table-cell>
          <table:table-cell table:style-name="ce40" office:value-type="float" office:value="6990.9" calcext:value-type="float">
            <text:p>6990.9</text:p>
          </table:table-cell>
          <table:table-cell office:value-type="float" office:value="17477.3" calcext:value-type="float">
            <text:p>17477.3</text:p>
          </table:table-cell>
          <table:table-cell table:style-name="ce43" office:value-type="float" office:value="19.26" calcext:value-type="float">
            <text:p>19.260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97482" calcext:value-type="float">
            <text:p>697482</text:p>
          </table:table-cell>
          <table:table-cell office:value-type="float" office:value="338398" calcext:value-type="float">
            <text:p>338398</text:p>
          </table:table-cell>
          <table:table-cell table:formula="of:=SUM([.Y346:.Z346])" office:value-type="float" office:value="1035880" calcext:value-type="float">
            <text:p>1035880</text:p>
          </table:table-cell>
          <table:table-cell office:value-type="float" office:value="0.87" calcext:value-type="float">
            <text:p>0.87</text:p>
          </table:table-cell>
          <table:table-cell office:value-type="float" office:value="295764.2" calcext:value-type="float">
            <text:p>295764.2</text:p>
          </table:table-cell>
          <table:table-cell table:style-name="ce10" office:value-type="float" office:value="42.31" calcext:value-type="float">
            <text:p>42.31</text:p>
          </table:table-cell>
          <table:table-cell table:formula="of:=['file:///home/mixalako/Documents/EPU/rea-uc/datasets/Dataset-for-AI-tool_renovated-buildings-AUDITIEM-AR-1-ZONU-228-auditi-updated_ENG.xlsx'#$'Building envelope'.D1223]" office:value-type="float" office:value="7049.69" calcext:value-type="float">
            <text:p>7049.69</text:p>
          </table:table-cell>
          <table:table-cell table:style-name="ce10" table:formula="of:=['file:///home/mixalako/Documents/EPU/rea-uc/datasets/Dataset-for-AI-tool_renovated-buildings-AUDITIEM-AR-1-ZONU-228-auditi-updated_ENG.xlsx'#$'Building envelope'.E1223]" office:value-type="float" office:value="630273" calcext:value-type="float">
            <text:p>63027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011]" office:value-type="currency" office:currency="EUR" office:value="766100" calcext:value-type="currency">
            <text:p><text:s/>€ 766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01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9</text:p>
          </table:table-cell>
          <table:table-cell/>
          <table:table-cell table:style-name="ce10"/>
          <table:table-cell office:value-type="string" calcext:value-type="string">
            <text:p>Maskavas iela 265 k-1, Rīga, LV-1063</text:p>
          </table:table-cell>
          <table:table-cell table:style-name="ce21" office:value-type="float" office:value="1000722097001" calcext:value-type="float">
            <text:p>1000722097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35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5.78" calcext:value-type="float">
            <text:p>25.78</text:p>
          </table:table-cell>
          <table:table-cell office:value-type="float" office:value="27.86" calcext:value-type="float">
            <text:p>27.86</text:p>
          </table:table-cell>
          <table:table-cell office:value-type="float" office:value="36.8" calcext:value-type="float">
            <text:p>36.8</text:p>
          </table:table-cell>
          <table:table-cell table:style-name="ce28" table:formula="of:=VLOOKUP([.F35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486" calcext:value-type="float">
            <text:p>4486</text:p>
          </table:table-cell>
          <table:table-cell table:style-name="ce10" table:formula="of:=[.L351]*[.K351]" office:value-type="float" office:value="11215" calcext:value-type="float">
            <text:p>11215</text:p>
          </table:table-cell>
          <table:table-cell office:value-type="float" office:value="13" calcext:value-type="float">
            <text:p>1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365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73" calcext:value-type="float">
            <text:p>73</text:p>
          </table:table-cell>
          <table:table-cell table:style-name="ce40" office:value-type="float" office:value="4486" calcext:value-type="float">
            <text:p>4486.0</text:p>
          </table:table-cell>
          <table:table-cell office:value-type="float" office:value="11215" calcext:value-type="float">
            <text:p>11215</text:p>
          </table:table-cell>
          <table:table-cell table:style-name="ce43" office:value-type="float" office:value="20.47" calcext:value-type="float">
            <text:p>20.470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17954" calcext:value-type="float">
            <text:p>617954</text:p>
          </table:table-cell>
          <table:table-cell office:value-type="float" office:value="248203" calcext:value-type="float">
            <text:p>248203</text:p>
          </table:table-cell>
          <table:table-cell table:formula="of:=SUM([.Y351:.Z351])" office:value-type="float" office:value="866157" calcext:value-type="float">
            <text:p>866157</text:p>
          </table:table-cell>
          <table:table-cell office:value-type="float" office:value="0.87" calcext:value-type="float">
            <text:p>0.87</text:p>
          </table:table-cell>
          <table:table-cell office:value-type="float" office:value="205262.5" calcext:value-type="float">
            <text:p>205262.5</text:p>
          </table:table-cell>
          <table:table-cell table:style-name="ce10" office:value-type="float" office:value="45.76" calcext:value-type="float">
            <text:p>45.76</text:p>
          </table:table-cell>
          <table:table-cell table:formula="of:=['file:///home/mixalako/Documents/EPU/rea-uc/datasets/Dataset-for-AI-tool_renovated-buildings-AUDITIEM-AR-1-ZONU-228-auditi-updated_ENG.xlsx'#$'Building envelope'.D1240]" office:value-type="float" office:value="5650.59" calcext:value-type="float">
            <text:p>5650.59</text:p>
          </table:table-cell>
          <table:table-cell table:style-name="ce10" table:formula="of:=['file:///home/mixalako/Documents/EPU/rea-uc/datasets/Dataset-for-AI-tool_renovated-buildings-AUDITIEM-AR-1-ZONU-228-auditi-updated_ENG.xlsx'#$'Building envelope'.E1240]" office:value-type="float" office:value="531913" calcext:value-type="float">
            <text:p>53191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029]" office:value-type="currency" office:currency="EUR" office:value="569400" calcext:value-type="currency">
            <text:p><text:s/>€ 569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02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0</text:p>
          </table:table-cell>
          <table:table-cell/>
          <table:table-cell table:style-name="ce10"/>
          <table:table-cell office:value-type="string" calcext:value-type="string">
            <text:p>Palmu iela 20, Rīga, LV-1006</text:p>
          </table:table-cell>
          <table:table-cell table:style-name="ce21" office:value-type="float" office:value="1000860357001" calcext:value-type="float">
            <text:p>1000860357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35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.38" calcext:value-type="float">
            <text:p>53.38</text:p>
          </table:table-cell>
          <table:table-cell office:value-type="float" office:value="10.96" calcext:value-type="float">
            <text:p>10.96</text:p>
          </table:table-cell>
          <table:table-cell office:value-type="float" office:value="14.15" calcext:value-type="float">
            <text:p>14.15</text:p>
          </table:table-cell>
          <table:table-cell table:style-name="ce28" table:formula="of:=VLOOKUP([.F35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294.31" calcext:value-type="float">
            <text:p>2294.31</text:p>
          </table:table-cell>
          <table:table-cell table:style-name="ce10" table:formula="of:=[.L356]*[.K356]" office:value-type="float" office:value="5735.775" calcext:value-type="float">
            <text:p>5735.7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456.59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53" calcext:value-type="float">
            <text:p>53</text:p>
          </table:table-cell>
          <table:table-cell table:style-name="ce40" office:value-type="float" office:value="2294.31" calcext:value-type="float">
            <text:p>2294.3</text:p>
          </table:table-cell>
          <table:table-cell office:value-type="float" office:value="5735.8" calcext:value-type="float">
            <text:p>5735.8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62791" calcext:value-type="float">
            <text:p>262791</text:p>
          </table:table-cell>
          <table:table-cell office:value-type="float" office:value="72848" calcext:value-type="float">
            <text:p>72848</text:p>
          </table:table-cell>
          <table:table-cell table:formula="of:=SUM([.Y356:.Z356])" office:value-type="float" office:value="335639" calcext:value-type="float">
            <text:p>335639</text:p>
          </table:table-cell>
          <table:table-cell office:value-type="float" office:value="0.88" calcext:value-type="float">
            <text:p>0.88</text:p>
          </table:table-cell>
          <table:table-cell office:value-type="float" office:value="121791" calcext:value-type="float">
            <text:p>121791</text:p>
          </table:table-cell>
          <table:table-cell table:style-name="ce10" office:value-type="float" office:value="53.08" calcext:value-type="float">
            <text:p>53.08</text:p>
          </table:table-cell>
          <table:table-cell table:formula="of:=['file:///home/mixalako/Documents/EPU/rea-uc/datasets/Dataset-for-AI-tool_renovated-buildings-AUDITIEM-AR-1-ZONU-228-auditi-updated_ENG.xlsx'#$'Building envelope'.D1257]" office:value-type="float" office:value="3649.66" calcext:value-type="float">
            <text:p>3649.66</text:p>
          </table:table-cell>
          <table:table-cell table:style-name="ce10" table:formula="of:=['file:///home/mixalako/Documents/EPU/rea-uc/datasets/Dataset-for-AI-tool_renovated-buildings-AUDITIEM-AR-1-ZONU-228-auditi-updated_ENG.xlsx'#$'Building envelope'.E1257]" office:value-type="float" office:value="303756" calcext:value-type="float">
            <text:p>30375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043]" office:value-type="currency" office:currency="EUR" office:value="318170" calcext:value-type="currency">
            <text:p><text:s/>€ 318,17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04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1</text:p>
          </table:table-cell>
          <table:table-cell/>
          <table:table-cell table:style-name="ce10"/>
          <table:table-cell office:value-type="string" calcext:value-type="string">
            <text:p>Purvciema iela 22, Rīga, LV-1035</text:p>
          </table:table-cell>
          <table:table-cell table:style-name="ce21" office:value-type="float" office:value="1000712297001" calcext:value-type="float">
            <text:p>1000712297001</text:p>
          </table:table-cell>
          <table:table-cell table:content-validation-name="val1" office:value-type="string" calcext:value-type="string">
            <text:p>119. sērija 2.5</text:p>
          </table:table-cell>
          <table:table-cell table:style-name="ce25" table:content-validation-name="val2" table:formula="of:=VLOOKUP([.F361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31.73" calcext:value-type="float">
            <text:p>31.73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36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579.8" calcext:value-type="float">
            <text:p>2579.8</text:p>
          </table:table-cell>
          <table:table-cell table:style-name="ce10" table:formula="of:=[.L361]*[.K361]" office:value-type="float" office:value="6449.5" calcext:value-type="float">
            <text:p>6449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547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579.8" calcext:value-type="float">
            <text:p>2579.8</text:p>
          </table:table-cell>
          <table:table-cell office:value-type="float" office:value="6449.5" calcext:value-type="float">
            <text:p>6449.5</text:p>
          </table:table-cell>
          <table:table-cell table:style-name="ce43" office:value-type="float" office:value="20.06" calcext:value-type="float">
            <text:p>20.060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3566" calcext:value-type="float">
            <text:p>333566</text:p>
          </table:table-cell>
          <table:table-cell office:value-type="float" office:value="131511" calcext:value-type="float">
            <text:p>131511</text:p>
          </table:table-cell>
          <table:table-cell table:formula="of:=SUM([.Y361:.Z361])" office:value-type="float" office:value="465077" calcext:value-type="float">
            <text:p>465077</text:p>
          </table:table-cell>
          <table:table-cell office:value-type="float" office:value="0.84" calcext:value-type="float">
            <text:p>0.84</text:p>
          </table:table-cell>
          <table:table-cell office:value-type="float" office:value="117891.6" calcext:value-type="float">
            <text:p>117891.6</text:p>
          </table:table-cell>
          <table:table-cell table:style-name="ce10" office:value-type="float" office:value="45.7" calcext:value-type="float">
            <text:p>45.7</text:p>
          </table:table-cell>
          <table:table-cell table:formula="of:=['file:///home/mixalako/Documents/EPU/rea-uc/datasets/Dataset-for-AI-tool_renovated-buildings-AUDITIEM-AR-1-ZONU-228-auditi-updated_ENG.xlsx'#$'Building envelope'.D1276]" office:value-type="float" office:value="4105.97" calcext:value-type="float">
            <text:p>4105.97</text:p>
          </table:table-cell>
          <table:table-cell table:style-name="ce10" table:formula="of:=['file:///home/mixalako/Documents/EPU/rea-uc/datasets/Dataset-for-AI-tool_renovated-buildings-AUDITIEM-AR-1-ZONU-228-auditi-updated_ENG.xlsx'#$'Building envelope'.E1276]" office:value-type="float" office:value="288792" calcext:value-type="float">
            <text:p>28879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061]" office:value-type="currency" office:currency="EUR" office:value="331900" calcext:value-type="currency">
            <text:p><text:s/>€ 331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06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2</text:p>
          </table:table-cell>
          <table:table-cell/>
          <table:table-cell table:style-name="ce10"/>
          <table:table-cell office:value-type="string" calcext:value-type="string">
            <text:p>Purvciema iela 44 k-2, Rīga, LV-1082</text:p>
          </table:table-cell>
          <table:table-cell table:style-name="ce21" office:value-type="float" office:value="1000712294002" calcext:value-type="float">
            <text:p>1000712294002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36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55" calcext:value-type="float">
            <text:p>24.55</text:p>
          </table:table-cell>
          <table:table-cell office:value-type="float" office:value="10.28" calcext:value-type="float">
            <text:p>10.28</text:p>
          </table:table-cell>
          <table:table-cell office:value-type="float" office:value="6.5" calcext:value-type="float">
            <text:p>6.5</text:p>
          </table:table-cell>
          <table:table-cell table:style-name="ce28" table:formula="of:=VLOOKUP([.F36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2.5" calcext:value-type="float">
            <text:p>382.5</text:p>
          </table:table-cell>
          <table:table-cell table:style-name="ce10" table:formula="of:=[.L366]*[.K366]" office:value-type="float" office:value="956.25" calcext:value-type="float">
            <text:p>956.2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638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382.5" calcext:value-type="float">
            <text:p>382.5</text:p>
          </table:table-cell>
          <table:table-cell office:value-type="float" office:value="1051.9" calcext:value-type="float">
            <text:p>1051.9</text:p>
          </table:table-cell>
          <table:table-cell table:style-name="ce43" office:value-type="float" office:value="18.3" calcext:value-type="float">
            <text:p>18.3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2502" calcext:value-type="float">
            <text:p>52502</text:p>
          </table:table-cell>
          <table:table-cell office:value-type="float" office:value="31857" calcext:value-type="float">
            <text:p>31857</text:p>
          </table:table-cell>
          <table:table-cell table:formula="of:=SUM([.Y366:.Z366])" office:value-type="float" office:value="84359" calcext:value-type="float">
            <text:p>84359</text:p>
          </table:table-cell>
          <table:table-cell office:value-type="float" office:value="0.88" calcext:value-type="float">
            <text:p>0.88</text:p>
          </table:table-cell>
          <table:table-cell office:value-type="float" office:value="19228.7" calcext:value-type="float">
            <text:p>19228.7</text:p>
          </table:table-cell>
          <table:table-cell table:style-name="ce10" office:value-type="float" office:value="50.27" calcext:value-type="float">
            <text:p>50.27</text:p>
          </table:table-cell>
          <table:table-cell table:formula="of:=['file:///home/mixalako/Documents/EPU/rea-uc/datasets/Dataset-for-AI-tool_renovated-buildings-AUDITIEM-AR-1-ZONU-228-auditi-updated_ENG.xlsx'#$'Building envelope'.D1293]" office:value-type="float" office:value="729.27" calcext:value-type="float">
            <text:p>729.27</text:p>
          </table:table-cell>
          <table:table-cell table:style-name="ce10" table:formula="of:=['file:///home/mixalako/Documents/EPU/rea-uc/datasets/Dataset-for-AI-tool_renovated-buildings-AUDITIEM-AR-1-ZONU-228-auditi-updated_ENG.xlsx'#$'Building envelope'.E1293]" office:value-type="float" office:value="53042" calcext:value-type="float">
            <text:p>5304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075]" office:value-type="currency" office:currency="EUR" office:value="63700" calcext:value-type="currency">
            <text:p><text:s/>€ 63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07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3</text:p>
          </table:table-cell>
          <table:table-cell/>
          <table:table-cell table:style-name="ce10"/>
          <table:table-cell office:value-type="string" calcext:value-type="string">
            <text:p>Raunas iela 58 k-5, Rīga, LV-1084</text:p>
          </table:table-cell>
          <table:table-cell table:style-name="ce21" office:value-type="float" office:value="1000890170005" calcext:value-type="float">
            <text:p>1000890170005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37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7.93" calcext:value-type="float">
            <text:p>37.93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table:style-name="ce28" table:formula="of:=VLOOKUP([.F37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987.7" calcext:value-type="float">
            <text:p>987.7</text:p>
          </table:table-cell>
          <table:table-cell table:style-name="ce10" table:formula="of:=[.L371]*[.K371]" office:value-type="float" office:value="2469.25" calcext:value-type="float">
            <text:p>2469.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728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24" calcext:value-type="float">
            <text:p>24</text:p>
          </table:table-cell>
          <table:table-cell table:style-name="ce40" office:value-type="float" office:value="987.7" calcext:value-type="float">
            <text:p>987.7</text:p>
          </table:table-cell>
          <table:table-cell office:value-type="float" office:value="2716.2" calcext:value-type="float">
            <text:p>2716.2</text:p>
          </table:table-cell>
          <table:table-cell table:style-name="ce43" office:value-type="float" office:value="19.26" calcext:value-type="float">
            <text:p>19.26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51200" calcext:value-type="float">
            <text:p>151200</text:p>
          </table:table-cell>
          <table:table-cell office:value-type="float" office:value="58293" calcext:value-type="float">
            <text:p>58293</text:p>
          </table:table-cell>
          <table:table-cell table:formula="of:=SUM([.Y371:.Z371])" office:value-type="float" office:value="209493" calcext:value-type="float">
            <text:p>209493</text:p>
          </table:table-cell>
          <table:table-cell office:value-type="float" office:value="0.89" calcext:value-type="float">
            <text:p>0.89</text:p>
          </table:table-cell>
          <table:table-cell office:value-type="float" office:value="49972.5" calcext:value-type="float">
            <text:p>49972.5</text:p>
          </table:table-cell>
          <table:table-cell table:style-name="ce10" office:value-type="float" office:value="50.59" calcext:value-type="float">
            <text:p>50.59</text:p>
          </table:table-cell>
          <table:table-cell table:formula="of:=['file:///home/mixalako/Documents/EPU/rea-uc/datasets/Dataset-for-AI-tool_renovated-buildings-AUDITIEM-AR-1-ZONU-228-auditi-updated_ENG.xlsx'#$'Building envelope'.D1310]" office:value-type="float" office:value="1930.79" calcext:value-type="float">
            <text:p>1930.79</text:p>
          </table:table-cell>
          <table:table-cell table:style-name="ce10" table:formula="of:=['file:///home/mixalako/Documents/EPU/rea-uc/datasets/Dataset-for-AI-tool_renovated-buildings-AUDITIEM-AR-1-ZONU-228-auditi-updated_ENG.xlsx'#$'Building envelope'.E1310]" office:value-type="float" office:value="151460" calcext:value-type="float">
            <text:p>15146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090]" office:value-type="currency" office:currency="EUR" office:value="144600" calcext:value-type="currency">
            <text:p><text:s/>€ 144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09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4</text:p>
          </table:table-cell>
          <table:table-cell/>
          <table:table-cell table:style-name="ce10"/>
          <table:table-cell office:value-type="string" calcext:value-type="string">
            <text:p>Raunas iela 58 k-6, Rīga, LV-1084</text:p>
          </table:table-cell>
          <table:table-cell table:style-name="ce21" office:value-type="float" office:value="1000890170006" calcext:value-type="float">
            <text:p>1000890170006</text:p>
          </table:table-cell>
          <table:table-cell table:content-validation-name="val1" office:value-type="string" calcext:value-type="string">
            <text:p>Hruščova (316. un 318. sērija) laika projekts 2.6</text:p>
          </table:table-cell>
          <table:table-cell table:style-name="ce25" table:content-validation-name="val2" table:formula="of:=VLOOKUP([.F37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.42" calcext:value-type="float">
            <text:p>53.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8" table:formula="of:=VLOOKUP([.F37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1851.6" calcext:value-type="float">
            <text:p>1851.6</text:p>
          </table:table-cell>
          <table:table-cell table:style-name="ce10" table:formula="of:=[.L376]*[.K376]" office:value-type="float" office:value="4814.16" calcext:value-type="float">
            <text:p>4814.1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819.5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44" calcext:value-type="float">
            <text:p>44</text:p>
          </table:table-cell>
          <table:table-cell table:style-name="ce40" office:value-type="float" office:value="1851.6" calcext:value-type="float">
            <text:p>1851.6</text:p>
          </table:table-cell>
          <table:table-cell office:value-type="float" office:value="4814.2" calcext:value-type="float">
            <text:p>4814.2</text:p>
          </table:table-cell>
          <table:table-cell table:style-name="ce43" office:value-type="float" office:value="19.73" calcext:value-type="float">
            <text:p>19.73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35378" calcext:value-type="float">
            <text:p>135378</text:p>
          </table:table-cell>
          <table:table-cell office:value-type="float" office:value="109596" calcext:value-type="float">
            <text:p>109596</text:p>
          </table:table-cell>
          <table:table-cell table:formula="of:=SUM([.Y376:.Z376])" office:value-type="float" office:value="244974" calcext:value-type="float">
            <text:p>244974</text:p>
          </table:table-cell>
          <table:table-cell office:value-type="float" office:value="0.9" calcext:value-type="float">
            <text:p>0.9</text:p>
          </table:table-cell>
          <table:table-cell office:value-type="float" office:value="88800.2" calcext:value-type="float">
            <text:p>88800.2</text:p>
          </table:table-cell>
          <table:table-cell table:style-name="ce10" office:value-type="float" office:value="47.96" calcext:value-type="float">
            <text:p>47.96</text:p>
          </table:table-cell>
          <table:table-cell table:formula="of:=['file:///home/mixalako/Documents/EPU/rea-uc/datasets/Dataset-for-AI-tool_renovated-buildings-AUDITIEM-AR-1-ZONU-228-auditi-updated_ENG.xlsx'#$'Building envelope'.D1327]" office:value-type="float" office:value="2712.61" calcext:value-type="float">
            <text:p>2712.61</text:p>
          </table:table-cell>
          <table:table-cell table:style-name="ce10" table:formula="of:=['file:///home/mixalako/Documents/EPU/rea-uc/datasets/Dataset-for-AI-tool_renovated-buildings-AUDITIEM-AR-1-ZONU-228-auditi-updated_ENG.xlsx'#$'Building envelope'.E1327]" office:value-type="float" office:value="228341" calcext:value-type="float">
            <text:p>22834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06]" office:value-type="currency" office:currency="EUR" office:value="272110" calcext:value-type="currency">
            <text:p><text:s/>€ 272,11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0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5</text:p>
          </table:table-cell>
          <table:table-cell/>
          <table:table-cell table:style-name="ce10"/>
          <table:table-cell office:value-type="string" calcext:value-type="string">
            <text:p>Ropažu iela 21, Rīga, LV-1039</text:p>
          </table:table-cell>
          <table:table-cell table:style-name="ce21" office:value-type="float" office:value="1000862032001" calcext:value-type="float">
            <text:p>1000862032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38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32.5" calcext:value-type="float">
            <text:p>32.5</text:p>
          </table:table-cell>
          <table:table-cell office:value-type="float" office:value="12.48" calcext:value-type="float">
            <text:p>12.48</text:p>
          </table:table-cell>
          <table:table-cell office:value-type="float" office:value="17.2" calcext:value-type="float">
            <text:p>17.2</text:p>
          </table:table-cell>
          <table:table-cell table:style-name="ce28" table:formula="of:=VLOOKUP([.F3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54.79" calcext:value-type="float">
            <text:p>2154.79</text:p>
          </table:table-cell>
          <table:table-cell table:style-name="ce10" table:formula="of:=[.L381]*[.K381]" office:value-type="float" office:value="5386.975" calcext:value-type="float">
            <text:p>5386.9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6910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27" calcext:value-type="float">
            <text:p>27</text:p>
          </table:table-cell>
          <table:table-cell table:style-name="ce40" office:value-type="float" office:value="2154.79" calcext:value-type="float">
            <text:p>2154.8</text:p>
          </table:table-cell>
          <table:table-cell office:value-type="float" office:value="5387" calcext:value-type="float">
            <text:p>5387</text:p>
          </table:table-cell>
          <table:table-cell table:style-name="ce43" office:value-type="float" office:value="19.65" calcext:value-type="float">
            <text:p>19.650</text:p>
          </table:table-cell>
          <table:table-cell office:value-type="float" office:value="203" calcext:value-type="float">
            <text:p>203</text:p>
          </table:table-cell>
          <table:table-cell office:value-type="float" office:value="0.65" calcext:value-type="float">
            <text:p>0.6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72088" calcext:value-type="float">
            <text:p>172088</text:p>
          </table:table-cell>
          <table:table-cell office:value-type="float" office:value="87588" calcext:value-type="float">
            <text:p>87588</text:p>
          </table:table-cell>
          <table:table-cell table:formula="of:=SUM([.Y381:.Z381])" office:value-type="float" office:value="259676" calcext:value-type="float">
            <text:p>259676</text:p>
          </table:table-cell>
          <table:table-cell office:value-type="float" office:value="0.91" calcext:value-type="float">
            <text:p>0.91</text:p>
          </table:table-cell>
          <table:table-cell office:value-type="float" office:value="104834.4" calcext:value-type="float">
            <text:p>104834.4</text:p>
          </table:table-cell>
          <table:table-cell table:style-name="ce10" office:value-type="float" office:value="48.65" calcext:value-type="float">
            <text:p>48.65</text:p>
          </table:table-cell>
          <table:table-cell table:formula="of:=['file:///home/mixalako/Documents/EPU/rea-uc/datasets/Dataset-for-AI-tool_renovated-buildings-AUDITIEM-AR-1-ZONU-228-auditi-updated_ENG.xlsx'#$'Building envelope'.D1348]" office:value-type="float" office:value="2608.78" calcext:value-type="float">
            <text:p>2608.78</text:p>
          </table:table-cell>
          <table:table-cell table:style-name="ce10" table:formula="of:=['file:///home/mixalako/Documents/EPU/rea-uc/datasets/Dataset-for-AI-tool_renovated-buildings-AUDITIEM-AR-1-ZONU-228-auditi-updated_ENG.xlsx'#$'Building envelope'.E1348]" office:value-type="float" office:value="231642" calcext:value-type="float">
            <text:p>23164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25]" office:value-type="currency" office:currency="EUR" office:value="299400" calcext:value-type="currency">
            <text:p><text:s/>€ 299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2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6</text:p>
          </table:table-cell>
          <table:table-cell/>
          <table:table-cell table:style-name="ce10"/>
          <table:table-cell office:value-type="string" calcext:value-type="string">
            <text:p>Ropažu iela 56, Rīga, LV-1006</text:p>
          </table:table-cell>
          <table:table-cell table:style-name="ce21" office:value-type="float" office:value="1000860270001" calcext:value-type="float">
            <text:p>1000860270001</text:p>
          </table:table-cell>
          <table:table-cell table:content-validation-name="val1" office:value-type="string" calcext:value-type="string">
            <text:p>Specprojekts 3.29</text:p>
          </table:table-cell>
          <table:table-cell table:style-name="ce25" table:content-validation-name="val2" table:formula="of:=VLOOKUP([.F38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4.44" calcext:value-type="float">
            <text:p>54.44</text:p>
          </table:table-cell>
          <table:table-cell office:value-type="float" office:value="20.46" calcext:value-type="float">
            <text:p>20.46</text:p>
          </table:table-cell>
          <table:table-cell office:value-type="float" office:value="13.7" calcext:value-type="float">
            <text:p>13.7</text:p>
          </table:table-cell>
          <table:table-cell table:style-name="ce28" table:formula="of:=VLOOKUP([.F386];['file:///home/mixalako/Documents/EPU/rea-uc/datasets/Dataset-for-AI-tool_renovated-buildings-AUDITIEM-AR-1-ZONU-228-auditi-updated_ENG.xlsx'#$'Building series'.A$1:.C$1048576];2;0)" office:value-type="float" office:value="3.29" calcext:value-type="float">
            <text:p>3.29</text:p>
          </table:table-cell>
          <table:table-cell office:value-type="float" office:value="2334.56" calcext:value-type="float">
            <text:p>2334.56</text:p>
          </table:table-cell>
          <table:table-cell table:style-name="ce10" table:formula="of:=[.L386]*[.K386]" office:value-type="float" office:value="7680.7024" calcext:value-type="float">
            <text:p>7680.7024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001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7" calcext:value-type="float">
            <text:p>1957</text:p>
          </table:table-cell>
          <table:table-cell table:style-name="ce10" office:value-type="float" office:value="33" calcext:value-type="float">
            <text:p>33</text:p>
          </table:table-cell>
          <table:table-cell table:style-name="ce40" office:value-type="float" office:value="2334.56" calcext:value-type="float">
            <text:p>2334.6</text:p>
          </table:table-cell>
          <table:table-cell office:value-type="float" office:value="7680.7" calcext:value-type="float">
            <text:p>7680.7</text:p>
          </table:table-cell>
          <table:table-cell table:style-name="ce43" office:value-type="float" office:value="19.58" calcext:value-type="float">
            <text:p>19.58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89269" calcext:value-type="float">
            <text:p>289269</text:p>
          </table:table-cell>
          <table:table-cell office:value-type="float" office:value="95329" calcext:value-type="float">
            <text:p>95329</text:p>
          </table:table-cell>
          <table:table-cell table:formula="of:=SUM([.Y386:.Z386])" office:value-type="float" office:value="384598" calcext:value-type="float">
            <text:p>384598</text:p>
          </table:table-cell>
          <table:table-cell office:value-type="float" office:value="0.9" calcext:value-type="float">
            <text:p>0.9</text:p>
          </table:table-cell>
          <table:table-cell office:value-type="float" office:value="123405.8" calcext:value-type="float">
            <text:p>123405.8</text:p>
          </table:table-cell>
          <table:table-cell table:style-name="ce10" office:value-type="float" office:value="52.86" calcext:value-type="float">
            <text:p>52.86</text:p>
          </table:table-cell>
          <table:table-cell table:formula="of:=['file:///home/mixalako/Documents/EPU/rea-uc/datasets/Dataset-for-AI-tool_renovated-buildings-AUDITIEM-AR-1-ZONU-228-auditi-updated_ENG.xlsx'#$'Building envelope'.D1365]" office:value-type="float" office:value="3529.81" calcext:value-type="float">
            <text:p>3529.81</text:p>
          </table:table-cell>
          <table:table-cell table:style-name="ce10" table:formula="of:=['file:///home/mixalako/Documents/EPU/rea-uc/datasets/Dataset-for-AI-tool_renovated-buildings-AUDITIEM-AR-1-ZONU-228-auditi-updated_ENG.xlsx'#$'Building envelope'.E1365]" office:value-type="float" office:value="298594" calcext:value-type="float">
            <text:p>29859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39]" office:value-type="currency" office:currency="EUR" office:value="314800" calcext:value-type="currency">
            <text:p><text:s/>€ 314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3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7</text:p>
          </table:table-cell>
          <table:table-cell/>
          <table:table-cell table:style-name="ce10"/>
          <table:table-cell office:value-type="string" calcext:value-type="string">
            <text:p>A.Grīna bulvāris 15, Rīga, LV-1002</text:p>
          </table:table-cell>
          <table:table-cell table:style-name="ce21" office:value-type="float" office:value="1000572034001" calcext:value-type="float">
            <text:p>1000572034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39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3.43" calcext:value-type="float">
            <text:p>63.43</text:p>
          </table:table-cell>
          <table:table-cell office:value-type="float" office:value="12.19" calcext:value-type="float">
            <text:p>12.19</text:p>
          </table:table-cell>
          <table:table-cell office:value-type="float" office:value="14.45" calcext:value-type="float">
            <text:p>14.45</text:p>
          </table:table-cell>
          <table:table-cell table:style-name="ce28" table:formula="of:=VLOOKUP([.F39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634.12" calcext:value-type="float">
            <text:p>2634.12</text:p>
          </table:table-cell>
          <table:table-cell table:style-name="ce10" table:formula="of:=[.L391]*[.K391]" office:value-type="float" office:value="6585.3" calcext:value-type="float">
            <text:p>6585.3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091.8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634.12" calcext:value-type="float">
            <text:p>2634.1</text:p>
          </table:table-cell>
          <table:table-cell office:value-type="float" office:value="6585.3" calcext:value-type="float">
            <text:p>6585.3</text:p>
          </table:table-cell>
          <table:table-cell table:style-name="ce43" office:value-type="float" office:value="19" calcext:value-type="float">
            <text:p>19.000</text:p>
          </table:table-cell>
          <table:table-cell office:value-type="float" office:value="203" calcext:value-type="float">
            <text:p>203</text:p>
          </table:table-cell>
          <table:table-cell office:value-type="float" office:value="0.53" calcext:value-type="float">
            <text:p>0.53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3838.67" calcext:value-type="float">
            <text:p>333838.67</text:p>
          </table:table-cell>
          <table:table-cell office:value-type="float" office:value="177638" calcext:value-type="float">
            <text:p>177638</text:p>
          </table:table-cell>
          <table:table-cell table:formula="of:=SUM([.Y391:.Z391])" office:value-type="float" office:value="511476.67" calcext:value-type="float">
            <text:p>511476.67</text:p>
          </table:table-cell>
          <table:table-cell office:value-type="float" office:value="0.9" calcext:value-type="float">
            <text:p>0.9</text:p>
          </table:table-cell>
          <table:table-cell office:value-type="float" office:value="149402.02" calcext:value-type="float">
            <text:p>149402.02</text:p>
          </table:table-cell>
          <table:table-cell table:style-name="ce10" office:value-type="float" office:value="56.72" calcext:value-type="float">
            <text:p>56.72</text:p>
          </table:table-cell>
          <table:table-cell table:formula="of:=['file:///home/mixalako/Documents/EPU/rea-uc/datasets/Dataset-for-AI-tool_renovated-buildings-AUDITIEM-AR-1-ZONU-228-auditi-updated_ENG.xlsx'#$'Building envelope'.D1377]" office:value-type="float" office:value="4084.45" calcext:value-type="float">
            <text:p>4084.45</text:p>
          </table:table-cell>
          <table:table-cell table:style-name="ce10" table:formula="of:=['file:///home/mixalako/Documents/EPU/rea-uc/datasets/Dataset-for-AI-tool_renovated-buildings-AUDITIEM-AR-1-ZONU-228-auditi-updated_ENG.xlsx'#$'Building envelope'.E1377]" office:value-type="float" office:value="367692.61" calcext:value-type="float">
            <text:p>367692.6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51]" office:value-type="currency" office:currency="EUR" office:value="297273" calcext:value-type="currency">
            <text:p><text:s/>€ 297,273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5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3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8</text:p>
          </table:table-cell>
          <table:table-cell/>
          <table:table-cell table:style-name="ce10"/>
          <table:table-cell office:value-type="string" calcext:value-type="string">
            <text:p>Alfrēda Kalniņa iela 8, Rīga, LV-1050</text:p>
          </table:table-cell>
          <table:table-cell table:style-name="ce21" office:value-type="float" office:value="1000050083001" calcext:value-type="float">
            <text:p>1000050083001</text:p>
          </table:table-cell>
          <table:table-cell table:content-validation-name="val1" office:value-type="string" calcext:value-type="string">
            <text:p>Pirmskara laika projekts 3.02</text:p>
          </table:table-cell>
          <table:table-cell table:style-name="ce25" table:content-validation-name="val2" table:formula="of:=VLOOKUP([.F39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77" calcext:value-type="float">
            <text:p>15.77</text:p>
          </table:table-cell>
          <table:table-cell office:value-type="float" office:value="13.44" calcext:value-type="float">
            <text:p>13.44</text:p>
          </table:table-cell>
          <table:table-cell table:style-name="ce28" table:formula="of:=VLOOKUP([.F396];['file:///home/mixalako/Documents/EPU/rea-uc/datasets/Dataset-for-AI-tool_renovated-buildings-AUDITIEM-AR-1-ZONU-228-auditi-updated_ENG.xlsx'#$'Building series'.A$1:.C$1048576];2;0)" office:value-type="float" office:value="3.02" calcext:value-type="float">
            <text:p>3.02</text:p>
          </table:table-cell>
          <table:table-cell office:value-type="float" office:value="3203.32" calcext:value-type="float">
            <text:p>3203.32</text:p>
          </table:table-cell>
          <table:table-cell table:style-name="ce10" table:formula="of:=[.L396]*[.K396]" office:value-type="float" office:value="9674.0264" calcext:value-type="float">
            <text:p>9674.026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182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75" calcext:value-type="float">
            <text:p>1875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3203.32" calcext:value-type="float">
            <text:p>3203.3</text:p>
          </table:table-cell>
          <table:table-cell office:value-type="float" office:value="9674.03" calcext:value-type="float">
            <text:p>9674.03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65" calcext:value-type="float">
            <text:p>0.6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70289.66" calcext:value-type="float">
            <text:p>370289.66</text:p>
          </table:table-cell>
          <table:table-cell office:value-type="float" office:value="50787.78" calcext:value-type="float">
            <text:p>50787.78</text:p>
          </table:table-cell>
          <table:table-cell table:formula="of:=SUM([.Y396:.Z396])" office:value-type="float" office:value="421077.44" calcext:value-type="float">
            <text:p>421077.44</text:p>
          </table:table-cell>
          <table:table-cell office:value-type="float" office:value="0.89" calcext:value-type="float">
            <text:p>0.89</text:p>
          </table:table-cell>
          <table:table-cell office:value-type="float" office:value="169351.26" calcext:value-type="float">
            <text:p>169351.26</text:p>
          </table:table-cell>
          <table:table-cell table:style-name="ce10" office:value-type="float" office:value="52.87" calcext:value-type="float">
            <text:p>52.87</text:p>
          </table:table-cell>
          <table:table-cell table:formula="of:=['file:///home/mixalako/Documents/EPU/rea-uc/datasets/Dataset-for-AI-tool_renovated-buildings-AUDITIEM-AR-1-ZONU-228-auditi-updated_ENG.xlsx'#$'Building envelope'.D1392]" office:value-type="float" office:value="4237.13" calcext:value-type="float">
            <text:p>4237.13</text:p>
          </table:table-cell>
          <table:table-cell table:style-name="ce10" table:formula="of:=['file:///home/mixalako/Documents/EPU/rea-uc/datasets/Dataset-for-AI-tool_renovated-buildings-AUDITIEM-AR-1-ZONU-228-auditi-updated_ENG.xlsx'#$'Building envelope'.E1392]" office:value-type="float" office:value="364022.16" calcext:value-type="float">
            <text:p>364022.1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62]" office:value-type="currency" office:currency="EUR" office:value="127388" calcext:value-type="currency">
            <text:p><text:s/>€ 127,388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6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3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3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9</text:p>
          </table:table-cell>
          <table:table-cell/>
          <table:table-cell table:style-name="ce10"/>
          <table:table-cell office:value-type="string" calcext:value-type="string">
            <text:p>Ausekļa iela 20, Rīga, LV-1010</text:p>
          </table:table-cell>
          <table:table-cell table:style-name="ce21" office:value-type="float" office:value="1000110035001" calcext:value-type="float">
            <text:p>1000110035001</text:p>
          </table:table-cell>
          <table:table-cell table:content-validation-name="val1" office:value-type="string" calcext:value-type="string">
            <text:p>Pirmskara laika projekts 3.17</text:p>
          </table:table-cell>
          <table:table-cell table:style-name="ce25" table:content-validation-name="val2" table:formula="of:=VLOOKUP([.F40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77" calcext:value-type="float">
            <text:p>15.77</text:p>
          </table:table-cell>
          <table:table-cell office:value-type="float" office:value="13.44" calcext:value-type="float">
            <text:p>13.44</text:p>
          </table:table-cell>
          <table:table-cell table:style-name="ce28" table:formula="of:=VLOOKUP([.F401];['file:///home/mixalako/Documents/EPU/rea-uc/datasets/Dataset-for-AI-tool_renovated-buildings-AUDITIEM-AR-1-ZONU-228-auditi-updated_ENG.xlsx'#$'Building series'.A$1:.C$1048576];2;0)" office:value-type="float" office:value="3.17" calcext:value-type="float">
            <text:p>3.17</text:p>
          </table:table-cell>
          <table:table-cell office:value-type="float" office:value="633.51" calcext:value-type="float">
            <text:p>633.51</text:p>
          </table:table-cell>
          <table:table-cell table:style-name="ce10" table:formula="of:=[.L401]*[.K401]" office:value-type="float" office:value="2008.2267" calcext:value-type="float">
            <text:p>2008.2267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273.3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4" calcext:value-type="float">
            <text:p>1904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float" office:value="633.51" calcext:value-type="float">
            <text:p>633.5</text:p>
          </table:table-cell>
          <table:table-cell office:value-type="float" office:value="2008.23" calcext:value-type="float">
            <text:p>2008.23</text:p>
          </table:table-cell>
          <table:table-cell table:style-name="ce43" office:value-type="float" office:value="17.81" calcext:value-type="float">
            <text:p>17.810</text:p>
          </table:table-cell>
          <table:table-cell office:value-type="float" office:value="203" calcext:value-type="float">
            <text:p>203</text:p>
          </table:table-cell>
          <table:table-cell office:value-type="float" office:value="0.54" calcext:value-type="float">
            <text:p>0.54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0863.38" calcext:value-type="float">
            <text:p>90863.38</text:p>
          </table:table-cell>
          <table:table-cell office:value-type="float" office:value="18836.62" calcext:value-type="float">
            <text:p>18836.62</text:p>
          </table:table-cell>
          <table:table-cell table:formula="of:=SUM([.Y401:.Z401])" office:value-type="float" office:value="109700" calcext:value-type="float">
            <text:p>109700</text:p>
          </table:table-cell>
          <table:table-cell office:value-type="float" office:value="0.89" calcext:value-type="float">
            <text:p>0.89</text:p>
          </table:table-cell>
          <table:table-cell office:value-type="float" office:value="33868.9" calcext:value-type="float">
            <text:p>33868.9</text:p>
          </table:table-cell>
          <table:table-cell table:style-name="ce10" office:value-type="float" office:value="53.46" calcext:value-type="float">
            <text:p>53.46</text:p>
          </table:table-cell>
          <table:table-cell table:formula="of:=['file:///home/mixalako/Documents/EPU/rea-uc/datasets/Dataset-for-AI-tool_renovated-buildings-AUDITIEM-AR-1-ZONU-228-auditi-updated_ENG.xlsx'#$'Building envelope'.D1408]" office:value-type="float" office:value="1164.93" calcext:value-type="float">
            <text:p>1164.93</text:p>
          </table:table-cell>
          <table:table-cell table:style-name="ce10" table:formula="of:=['file:///home/mixalako/Documents/EPU/rea-uc/datasets/Dataset-for-AI-tool_renovated-buildings-AUDITIEM-AR-1-ZONU-228-auditi-updated_ENG.xlsx'#$'Building envelope'.E1408]" office:value-type="float" office:value="98373.61" calcext:value-type="float">
            <text:p>98373.6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72]" office:value-type="currency" office:currency="EUR" office:value="42300" calcext:value-type="currency">
            <text:p><text:s/>€ 42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7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0</text:p>
          </table:table-cell>
          <table:table-cell/>
          <table:table-cell table:style-name="ce10"/>
          <table:table-cell office:value-type="string" calcext:value-type="string">
            <text:p>Baltāsbaznīcas iela 31 k-2, Rīga, LV-1015</text:p>
          </table:table-cell>
          <table:table-cell table:style-name="ce21" office:value-type="float" office:value="1001112038008" calcext:value-type="float">
            <text:p>1001112038008</text:p>
          </table:table-cell>
          <table:table-cell table:content-validation-name="val1" office:value-type="string" calcext:value-type="string">
            <text:p>Hruščova (316. un 318. sērija) laika projekts 2.68</text:p>
          </table:table-cell>
          <table:table-cell table:style-name="ce25" table:content-validation-name="val2" table:formula="of:=VLOOKUP([.F40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48.18" calcext:value-type="float">
            <text:p>48.18</text:p>
          </table:table-cell>
          <table:table-cell office:value-type="float" office:value="10.23" calcext:value-type="float">
            <text:p>10.23</text:p>
          </table:table-cell>
          <table:table-cell office:value-type="float" office:value="9.1" calcext:value-type="float">
            <text:p>9.1</text:p>
          </table:table-cell>
          <table:table-cell table:style-name="ce28" table:formula="of:=VLOOKUP([.F406];['file:///home/mixalako/Documents/EPU/rea-uc/datasets/Dataset-for-AI-tool_renovated-buildings-AUDITIEM-AR-1-ZONU-228-auditi-updated_ENG.xlsx'#$'Building series'.A$1:.C$1048576];2;0)" office:value-type="float" office:value="2.68" calcext:value-type="float">
            <text:p>2.68</text:p>
          </table:table-cell>
          <table:table-cell office:value-type="float" office:value="1098.9" calcext:value-type="float">
            <text:p>1098.9</text:p>
          </table:table-cell>
          <table:table-cell table:style-name="ce10" table:formula="of:=[.L406]*[.K406]" office:value-type="float" office:value="2945.052" calcext:value-type="float">
            <text:p>2945.052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364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24" calcext:value-type="float">
            <text:p>24</text:p>
          </table:table-cell>
          <table:table-cell table:style-name="ce40" office:value-type="float" office:value="1098.9" calcext:value-type="float">
            <text:p>1098.9</text:p>
          </table:table-cell>
          <table:table-cell office:value-type="float" office:value="2954.42" calcext:value-type="float">
            <text:p>2954.42</text:p>
          </table:table-cell>
          <table:table-cell table:style-name="ce43" office:value-type="float" office:value="18.93" calcext:value-type="float">
            <text:p>18.930</text:p>
          </table:table-cell>
          <table:table-cell office:value-type="float" office:value="203" calcext:value-type="float">
            <text:p>203</text:p>
          </table:table-cell>
          <table:table-cell office:value-type="float" office:value="0.541" calcext:value-type="float">
            <text:p>0.541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70919.72" calcext:value-type="float">
            <text:p>170919.72</text:p>
          </table:table-cell>
          <table:table-cell office:value-type="float" office:value="69397.78" calcext:value-type="float">
            <text:p>69397.78</text:p>
          </table:table-cell>
          <table:table-cell table:formula="of:=SUM([.Y406:.Z406])" office:value-type="float" office:value="240317.5" calcext:value-type="float">
            <text:p>240317.5</text:p>
          </table:table-cell>
          <table:table-cell office:value-type="float" office:value="0.878" calcext:value-type="float">
            <text:p>0.878</text:p>
          </table:table-cell>
          <table:table-cell office:value-type="float" office:value="65984.42" calcext:value-type="float">
            <text:p>65984.42</text:p>
          </table:table-cell>
          <table:table-cell table:style-name="ce10" office:value-type="float" office:value="60.05" calcext:value-type="float">
            <text:p>60.05</text:p>
          </table:table-cell>
          <table:table-cell table:formula="of:=['file:///home/mixalako/Documents/EPU/rea-uc/datasets/Dataset-for-AI-tool_renovated-buildings-AUDITIEM-AR-1-ZONU-228-auditi-updated_ENG.xlsx'#$'Building envelope'.D1423]" office:value-type="float" office:value="2188.77" calcext:value-type="float">
            <text:p>2188.77</text:p>
          </table:table-cell>
          <table:table-cell table:style-name="ce10" table:formula="of:=['file:///home/mixalako/Documents/EPU/rea-uc/datasets/Dataset-for-AI-tool_renovated-buildings-AUDITIEM-AR-1-ZONU-228-auditi-updated_ENG.xlsx'#$'Building envelope'.E1423]" office:value-type="float" office:value="192505.62" calcext:value-type="float">
            <text:p>192505.6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83]" office:value-type="currency" office:currency="EUR" office:value="114306" calcext:value-type="currency">
            <text:p><text:s/>€ 114,30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8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1</text:p>
          </table:table-cell>
          <table:table-cell/>
          <table:table-cell table:style-name="ce10"/>
          <table:table-cell office:value-type="string" calcext:value-type="string">
            <text:p>Baltāsbaznīcas iela 34, Rīga, LV-1015</text:p>
          </table:table-cell>
          <table:table-cell table:style-name="ce21" office:value-type="float" office:value="1001110340001" calcext:value-type="float">
            <text:p>1001110340001</text:p>
          </table:table-cell>
          <table:table-cell table:content-validation-name="val1" office:value-type="string" calcext:value-type="string">
            <text:p>103. sērija 2.735</text:p>
          </table:table-cell>
          <table:table-cell table:style-name="ce25" table:content-validation-name="val2" table:formula="of:=VLOOKUP([.F41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4.6" calcext:value-type="float">
            <text:p>14.6</text:p>
          </table:table-cell>
          <table:table-cell table:style-name="ce28" table:formula="of:=VLOOKUP([.F411];['file:///home/mixalako/Documents/EPU/rea-uc/datasets/Dataset-for-AI-tool_renovated-buildings-AUDITIEM-AR-1-ZONU-228-auditi-updated_ENG.xlsx'#$'Building series'.A$1:.C$1048576];2;0)" office:value-type="float" office:value="2.735" calcext:value-type="float">
            <text:p>2.735</text:p>
          </table:table-cell>
          <table:table-cell office:value-type="float" office:value="6067.3" calcext:value-type="float">
            <text:p>6067.3</text:p>
          </table:table-cell>
          <table:table-cell table:style-name="ce10" table:formula="of:=[.L411]*[.K411]" office:value-type="float" office:value="16594.0655" calcext:value-type="float">
            <text:p>16594.065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454.83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4" calcext:value-type="float">
            <text:p>1984</text:p>
          </table:table-cell>
          <table:table-cell table:style-name="ce10" office:value-type="float" office:value="108" calcext:value-type="float">
            <text:p>108</text:p>
          </table:table-cell>
          <table:table-cell table:style-name="ce40" office:value-type="float" office:value="6067.3" calcext:value-type="float">
            <text:p>6067.3</text:p>
          </table:table-cell>
          <table:table-cell office:value-type="float" office:value="16594.58" calcext:value-type="float">
            <text:p>16594.58</text:p>
          </table:table-cell>
          <table:table-cell table:style-name="ce43" office:value-type="float" office:value="18.81" calcext:value-type="float">
            <text:p>18.810</text:p>
          </table:table-cell>
          <table:table-cell office:value-type="float" office:value="203" calcext:value-type="float">
            <text:p>203</text:p>
          </table:table-cell>
          <table:table-cell office:value-type="float" office:value="0.512" calcext:value-type="float">
            <text:p>0.512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39017.8" calcext:value-type="float">
            <text:p>639017.8</text:p>
          </table:table-cell>
          <table:table-cell office:value-type="float" office:value="521152.2" calcext:value-type="float">
            <text:p>521152.2</text:p>
          </table:table-cell>
          <table:table-cell table:formula="of:=SUM([.Y411:.Z411])" office:value-type="float" office:value="1160170" calcext:value-type="float">
            <text:p>1160170</text:p>
          </table:table-cell>
          <table:table-cell office:value-type="float" office:value="0.845" calcext:value-type="float">
            <text:p>0.845</text:p>
          </table:table-cell>
          <table:table-cell office:value-type="float" office:value="401102.85" calcext:value-type="float">
            <text:p>401102.85</text:p>
          </table:table-cell>
          <table:table-cell table:style-name="ce10" office:value-type="float" office:value="66.11" calcext:value-type="float">
            <text:p>66.11</text:p>
          </table:table-cell>
          <table:table-cell table:formula="of:=['file:///home/mixalako/Documents/EPU/rea-uc/datasets/Dataset-for-AI-tool_renovated-buildings-AUDITIEM-AR-1-ZONU-228-auditi-updated_ENG.xlsx'#$'Building envelope'.D1442]" office:value-type="float" office:value="9165.97" calcext:value-type="float">
            <text:p>9165.97</text:p>
          </table:table-cell>
          <table:table-cell table:style-name="ce10" table:formula="of:=['file:///home/mixalako/Documents/EPU/rea-uc/datasets/Dataset-for-AI-tool_renovated-buildings-AUDITIEM-AR-1-ZONU-228-auditi-updated_ENG.xlsx'#$'Building envelope'.E1442]" office:value-type="float" office:value="812476.68" calcext:value-type="float">
            <text:p>812476.6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196]" office:value-type="currency" office:currency="EUR" office:value="700866" calcext:value-type="currency">
            <text:p><text:s/>€ 700,86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19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2</text:p>
          </table:table-cell>
          <table:table-cell/>
          <table:table-cell table:style-name="ce10"/>
          <table:table-cell office:value-type="string" calcext:value-type="string">
            <text:p>Balvu iela 15, Rīga, LV-1003</text:p>
          </table:table-cell>
          <table:table-cell table:style-name="ce21" office:value-type="float" office:value="1000482025001" calcext:value-type="float">
            <text:p>1000482025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41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3.8" calcext:value-type="float">
            <text:p>23.8</text:p>
          </table:table-cell>
          <table:table-cell office:value-type="float" office:value="33.6" calcext:value-type="float">
            <text:p>33.6</text:p>
          </table:table-cell>
          <table:table-cell table:style-name="ce28" table:formula="of:=VLOOKUP([.F41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61.71" calcext:value-type="float">
            <text:p>3861.71</text:p>
          </table:table-cell>
          <table:table-cell table:style-name="ce10" table:formula="of:=[.L416]*[.K416]" office:value-type="float" office:value="9654.275" calcext:value-type="float">
            <text:p>9654.27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545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861.71" calcext:value-type="float">
            <text:p>3861.7</text:p>
          </table:table-cell>
          <table:table-cell office:value-type="float" office:value="9654.28" calcext:value-type="float">
            <text:p>9654.28</text:p>
          </table:table-cell>
          <table:table-cell table:style-name="ce43" office:value-type="float" office:value="19.31" calcext:value-type="float">
            <text:p>19.310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22551.14" calcext:value-type="float">
            <text:p>522551.14</text:p>
          </table:table-cell>
          <table:table-cell office:value-type="float" office:value="225121.36" calcext:value-type="float">
            <text:p>225121.36</text:p>
          </table:table-cell>
          <table:table-cell table:formula="of:=SUM([.Y416:.Z416])" office:value-type="float" office:value="747672.5" calcext:value-type="float">
            <text:p>747672.5</text:p>
          </table:table-cell>
          <table:table-cell office:value-type="float" office:value="0.92" calcext:value-type="float">
            <text:p>0.92</text:p>
          </table:table-cell>
          <table:table-cell office:value-type="float" office:value="177851.83" calcext:value-type="float">
            <text:p>177851.83</text:p>
          </table:table-cell>
          <table:table-cell table:style-name="ce10" office:value-type="float" office:value="46.06" calcext:value-type="float">
            <text:p>46.06</text:p>
          </table:table-cell>
          <table:table-cell table:formula="of:=['file:///home/mixalako/Documents/EPU/rea-uc/datasets/Dataset-for-AI-tool_renovated-buildings-AUDITIEM-AR-1-ZONU-228-auditi-updated_ENG.xlsx'#$'Building envelope'.D1459]" office:value-type="float" office:value="5380.33" calcext:value-type="float">
            <text:p>5380.33</text:p>
          </table:table-cell>
          <table:table-cell table:style-name="ce10" table:formula="of:=['file:///home/mixalako/Documents/EPU/rea-uc/datasets/Dataset-for-AI-tool_renovated-buildings-AUDITIEM-AR-1-ZONU-228-auditi-updated_ENG.xlsx'#$'Building envelope'.E1459]" office:value-type="float" office:value="496568.64" calcext:value-type="float">
            <text:p>496568.6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10]" office:value-type="currency" office:currency="EUR" office:value="402441" calcext:value-type="currency">
            <text:p><text:s/>€ 402,44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1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3</text:p>
          </table:table-cell>
          <table:table-cell/>
          <table:table-cell table:style-name="ce10"/>
          <table:table-cell office:value-type="string" calcext:value-type="string">
            <text:p>Biķernieku iela 258, Rīga, LV-1079</text:p>
          </table:table-cell>
          <table:table-cell table:style-name="ce21" office:value-type="float" office:value="1000702031001" calcext:value-type="float">
            <text:p>1000702031001</text:p>
          </table:table-cell>
          <table:table-cell table:content-validation-name="val1" office:value-type="string" calcext:value-type="string">
            <text:p>Staļina laika projekts 3.04</text:p>
          </table:table-cell>
          <table:table-cell table:style-name="ce25" table:content-validation-name="val2" table:formula="of:=VLOOKUP([.F42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60.68" calcext:value-type="float">
            <text:p>60.68</text:p>
          </table:table-cell>
          <table:table-cell office:value-type="float" office:value="10.66" calcext:value-type="float">
            <text:p>10.66</text:p>
          </table:table-cell>
          <table:table-cell office:value-type="float" office:value="6.6" calcext:value-type="float">
            <text:p>6.6</text:p>
          </table:table-cell>
          <table:table-cell table:style-name="ce28" table:formula="of:=VLOOKUP([.F421];['file:///home/mixalako/Documents/EPU/rea-uc/datasets/Dataset-for-AI-tool_renovated-buildings-AUDITIEM-AR-1-ZONU-228-auditi-updated_ENG.xlsx'#$'Building series'.A$1:.C$1048576];2;0)" office:value-type="float" office:value="3.04" calcext:value-type="float">
            <text:p>3.04</text:p>
          </table:table-cell>
          <table:table-cell office:value-type="float" office:value="1184.1" calcext:value-type="float">
            <text:p>1184.1</text:p>
          </table:table-cell>
          <table:table-cell table:style-name="ce10" table:formula="of:=[.L421]*[.K421]" office:value-type="float" office:value="3599.664" calcext:value-type="float">
            <text:p>3599.66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636.34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184.1" calcext:value-type="float">
            <text:p>1184.1</text:p>
          </table:table-cell>
          <table:table-cell office:value-type="float" office:value="3603.9" calcext:value-type="float">
            <text:p>3603.9</text:p>
          </table:table-cell>
          <table:table-cell table:style-name="ce43" office:value-type="float" office:value="17.66" calcext:value-type="float">
            <text:p>17.660</text:p>
          </table:table-cell>
          <table:table-cell office:value-type="float" office:value="203" calcext:value-type="float">
            <text:p>203</text:p>
          </table:table-cell>
          <table:table-cell office:value-type="float" office:value="0.508" calcext:value-type="float">
            <text:p>0.508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74228.46" calcext:value-type="float">
            <text:p>174228.46</text:p>
          </table:table-cell>
          <table:table-cell office:value-type="float" office:value="53958.21" calcext:value-type="float">
            <text:p>53958.21</text:p>
          </table:table-cell>
          <table:table-cell table:formula="of:=SUM([.Y421:.Z421])" office:value-type="float" office:value="228186.67" calcext:value-type="float">
            <text:p>228186.67</text:p>
          </table:table-cell>
          <table:table-cell office:value-type="float" office:value="0.86" calcext:value-type="float">
            <text:p>0.86</text:p>
          </table:table-cell>
          <table:table-cell office:value-type="float" office:value="76144.05" calcext:value-type="float">
            <text:p>76144.05</text:p>
          </table:table-cell>
          <table:table-cell table:style-name="ce10" office:value-type="float" office:value="64.31" calcext:value-type="float">
            <text:p>64.31</text:p>
          </table:table-cell>
          <table:table-cell table:formula="of:=['file:///home/mixalako/Documents/EPU/rea-uc/datasets/Dataset-for-AI-tool_renovated-buildings-AUDITIEM-AR-1-ZONU-228-auditi-updated_ENG.xlsx'#$'Building envelope'.D1475]" office:value-type="float" office:value="2562.73" calcext:value-type="float">
            <text:p>2562.73</text:p>
          </table:table-cell>
          <table:table-cell table:style-name="ce10" table:formula="of:=['file:///home/mixalako/Documents/EPU/rea-uc/datasets/Dataset-for-AI-tool_renovated-buildings-AUDITIEM-AR-1-ZONU-228-auditi-updated_ENG.xlsx'#$'Building envelope'.E1475]" office:value-type="float" office:value="214215.21" calcext:value-type="float">
            <text:p>214215.2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21]" office:value-type="currency" office:currency="EUR" office:value="136741" calcext:value-type="currency">
            <text:p><text:s/>€ 136,74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2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4</text:p>
          </table:table-cell>
          <table:table-cell/>
          <table:table-cell table:style-name="ce10"/>
          <table:table-cell office:value-type="string" calcext:value-type="string">
            <text:p>Brīvības gatve 249, Rīga, LV-1006</text:p>
          </table:table-cell>
          <table:table-cell table:style-name="ce21" office:value-type="float" office:value="1000860013008" calcext:value-type="float">
            <text:p>1000860013008</text:p>
          </table:table-cell>
          <table:table-cell table:content-validation-name="val1" office:value-type="string" calcext:value-type="string">
            <text:p>Pirmskara laika projekts 3.1</text:p>
          </table:table-cell>
          <table:table-cell table:style-name="ce25" table:content-validation-name="val2" table:formula="of:=VLOOKUP([.F42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0.2" calcext:value-type="float">
            <text:p>10.2</text:p>
          </table:table-cell>
          <table:table-cell table:style-name="ce28" table:formula="of:=VLOOKUP([.F426];['file:///home/mixalako/Documents/EPU/rea-uc/datasets/Dataset-for-AI-tool_renovated-buildings-AUDITIEM-AR-1-ZONU-228-auditi-updated_ENG.xlsx'#$'Building series'.A$1:.C$1048576];2;0)" office:value-type="float" office:value="3.1" calcext:value-type="float">
            <text:p>3.1</text:p>
          </table:table-cell>
          <table:table-cell office:value-type="float" office:value="417.5" calcext:value-type="float">
            <text:p>417.5</text:p>
          </table:table-cell>
          <table:table-cell table:style-name="ce10" table:formula="of:=[.L426]*[.K426]" office:value-type="float" office:value="1294.25" calcext:value-type="float">
            <text:p>1294.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727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417.5" calcext:value-type="float">
            <text:p>417.5</text:p>
          </table:table-cell>
          <table:table-cell office:value-type="float" office:value="1294.25" calcext:value-type="float">
            <text:p>1294.25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514" calcext:value-type="float">
            <text:p>0.514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8130.91" calcext:value-type="float">
            <text:p>98130.91</text:p>
          </table:table-cell>
          <table:table-cell office:value-type="float" office:value="21724.56" calcext:value-type="float">
            <text:p>21724.56</text:p>
          </table:table-cell>
          <table:table-cell table:formula="of:=SUM([.Y426:.Z426])" office:value-type="float" office:value="119855.47" calcext:value-type="float">
            <text:p>119855.47</text:p>
          </table:table-cell>
          <table:table-cell office:value-type="float" office:value="0.86" calcext:value-type="float">
            <text:p>0.86</text:p>
          </table:table-cell>
          <table:table-cell office:value-type="float" office:value="12735.55" calcext:value-type="float">
            <text:p>12735.55</text:p>
          </table:table-cell>
          <table:table-cell table:style-name="ce10" office:value-type="float" office:value="62.74" calcext:value-type="float">
            <text:p>62.74</text:p>
          </table:table-cell>
          <table:table-cell table:formula="of:=['file:///home/mixalako/Documents/EPU/rea-uc/datasets/Dataset-for-AI-tool_renovated-buildings-AUDITIEM-AR-1-ZONU-228-auditi-updated_ENG.xlsx'#$'Building envelope'.D1489]" office:value-type="float" office:value="908.05" calcext:value-type="float">
            <text:p>908.05</text:p>
          </table:table-cell>
          <table:table-cell table:style-name="ce10" table:formula="of:=['file:///home/mixalako/Documents/EPU/rea-uc/datasets/Dataset-for-AI-tool_renovated-buildings-AUDITIEM-AR-1-ZONU-228-auditi-updated_ENG.xlsx'#$'Building envelope'.E1489]" office:value-type="float" office:value="79632.36" calcext:value-type="float">
            <text:p>79632.3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31]" office:value-type="currency" office:currency="EUR" office:value="10471" calcext:value-type="currency">
            <text:p><text:s/>€ 10,47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3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85</text:p>
          </table:table-cell>
          <table:table-cell/>
          <table:table-cell table:style-name="ce10"/>
          <table:table-cell office:value-type="string" calcext:value-type="string">
            <text:p>Kurzemes prospekts 80, Rīga, LV-1067</text:p>
          </table:table-cell>
          <table:table-cell table:style-name="ce21" office:value-type="float" office:value="1000800025030" calcext:value-type="float">
            <text:p>1000800025030</text:p>
          </table:table-cell>
          <table:table-cell table:content-validation-name="val1" office:value-type="string" calcext:value-type="string">
            <text:p>602. sērija 2.73</text:p>
          </table:table-cell>
          <table:table-cell table:style-name="ce25" table:content-validation-name="val2" table:formula="of:=VLOOKUP([.F431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51" calcext:value-type="float">
            <text:p>51</text:p>
          </table:table-cell>
          <table:table-cell office:value-type="float" office:value="12.68" calcext:value-type="float">
            <text:p>12.68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431];['file:///home/mixalako/Documents/EPU/rea-uc/datasets/Dataset-for-AI-tool_renovated-buildings-AUDITIEM-AR-1-ZONU-228-auditi-updated_ENG.xlsx'#$'Building series'.A$1:.C$1048576];2;0)" office:value-type="float" office:value="2.73" calcext:value-type="float">
            <text:p>2.73</text:p>
          </table:table-cell>
          <table:table-cell office:value-type="float" office:value="4062.19" calcext:value-type="float">
            <text:p>4062.19</text:p>
          </table:table-cell>
          <table:table-cell table:style-name="ce10" table:formula="of:=[.L431]*[.K431]" office:value-type="float" office:value="11089.7787" calcext:value-type="float">
            <text:p>11089.7787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825.35pt" draw:caption-point-x="-11.54pt" draw:caption-point-y="114.41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72" calcext:value-type="float">
            <text:p>72</text:p>
          </table:table-cell>
          <table:table-cell table:style-name="ce40" office:value-type="float" office:value="4062.19" calcext:value-type="float">
            <text:p>4062.2</text:p>
          </table:table-cell>
          <table:table-cell office:value-type="float" office:value="11089.78" calcext:value-type="float">
            <text:p>11089.78</text:p>
          </table:table-cell>
          <table:table-cell table:style-name="ce43" office:value-type="float" office:value="17.94" calcext:value-type="float">
            <text:p>17.940</text:p>
          </table:table-cell>
          <table:table-cell office:value-type="float" office:value="203" calcext:value-type="float">
            <text:p>203</text:p>
          </table:table-cell>
          <table:table-cell office:value-type="float" office:value="0.644" calcext:value-type="float">
            <text:p>0.644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44363.09" calcext:value-type="float">
            <text:p>444363.09</text:p>
          </table:table-cell>
          <table:table-cell office:value-type="float" office:value="272316.91" calcext:value-type="float">
            <text:p>272316.91</text:p>
          </table:table-cell>
          <table:table-cell table:formula="of:=SUM([.Y431:.Z431])" office:value-type="float" office:value="716680" calcext:value-type="float">
            <text:p>716680</text:p>
          </table:table-cell>
          <table:table-cell office:value-type="float" office:value="0.9" calcext:value-type="float">
            <text:p>0.9</text:p>
          </table:table-cell>
          <table:table-cell office:value-type="float" office:value="197933.83" calcext:value-type="float">
            <text:p>197933.83</text:p>
          </table:table-cell>
          <table:table-cell table:style-name="ce10" office:value-type="float" office:value="48.73" calcext:value-type="float">
            <text:p>48.73</text:p>
          </table:table-cell>
          <table:table-cell table:formula="of:=['file:///home/mixalako/Documents/EPU/rea-uc/datasets/Dataset-for-AI-tool_renovated-buildings-AUDITIEM-AR-1-ZONU-228-auditi-updated_ENG.xlsx'#$'Building envelope'.D1505]" office:value-type="float" office:value="5310.67" calcext:value-type="float">
            <text:p>5310.67</text:p>
          </table:table-cell>
          <table:table-cell table:style-name="ce10" table:formula="of:=['file:///home/mixalako/Documents/EPU/rea-uc/datasets/Dataset-for-AI-tool_renovated-buildings-AUDITIEM-AR-1-ZONU-228-auditi-updated_ENG.xlsx'#$'Building envelope'.E1505]" office:value-type="float" office:value="450419.03" calcext:value-type="float">
            <text:p>450419.0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45]" office:value-type="currency" office:currency="EUR" office:value="430654" calcext:value-type="currency">
            <text:p><text:s/>€ 430,654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4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6</text:p>
          </table:table-cell>
          <table:table-cell/>
          <table:table-cell table:style-name="ce10"/>
          <table:table-cell office:value-type="string" calcext:value-type="string">
            <text:p>Zentenes iela 26, Rīga, LV-1069</text:p>
          </table:table-cell>
          <table:table-cell table:style-name="ce21" office:value-type="float" office:value="1001170194001" calcext:value-type="float">
            <text:p>1001170194001</text:p>
          </table:table-cell>
          <table:table-cell table:content-validation-name="val1" office:value-type="string" calcext:value-type="string">
            <text:p>Lietuviešu projekts 2.71</text:p>
          </table:table-cell>
          <table:table-cell table:style-name="ce25" table:content-validation-name="val2" table:formula="of:=VLOOKUP([.F4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77.22" calcext:value-type="float">
            <text:p>77.22</text:p>
          </table:table-cell>
          <table:table-cell office:value-type="float" office:value="12.15" calcext:value-type="float">
            <text:p>12.15</text:p>
          </table:table-cell>
          <table:table-cell office:value-type="float" office:value="14.06" calcext:value-type="float">
            <text:p>14.06</text:p>
          </table:table-cell>
          <table:table-cell table:style-name="ce28" table:formula="of:=VLOOKUP([.F436];['file:///home/mixalako/Documents/EPU/rea-uc/datasets/Dataset-for-AI-tool_renovated-buildings-AUDITIEM-AR-1-ZONU-228-auditi-updated_ENG.xlsx'#$'Building series'.A$1:.C$1048576];2;0)" office:value-type="float" office:value="2.71" calcext:value-type="float">
            <text:p>2.71</text:p>
          </table:table-cell>
          <table:table-cell office:value-type="float" office:value="3584.93" calcext:value-type="float">
            <text:p>3584.93</text:p>
          </table:table-cell>
          <table:table-cell table:style-name="ce10" table:formula="of:=[.L436]*[.K436]" office:value-type="float" office:value="9715.1603" calcext:value-type="float">
            <text:p>9715.1603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7923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3" calcext:value-type="float">
            <text:p>1973</text:p>
          </table:table-cell>
          <table:table-cell table:style-name="ce10" office:value-type="float" office:value="75" calcext:value-type="float">
            <text:p>75</text:p>
          </table:table-cell>
          <table:table-cell table:style-name="ce40" office:value-type="float" office:value="3584.93" calcext:value-type="float">
            <text:p>3584.9</text:p>
          </table:table-cell>
          <table:table-cell office:value-type="float" office:value="9715.16" calcext:value-type="float">
            <text:p>9715.16</text:p>
          </table:table-cell>
          <table:table-cell table:style-name="ce43" office:value-type="float" office:value="17.95" calcext:value-type="float">
            <text:p>17.950</text:p>
          </table:table-cell>
          <table:table-cell office:value-type="float" office:value="203" calcext:value-type="float">
            <text:p>203</text:p>
          </table:table-cell>
          <table:table-cell office:value-type="float" office:value="0.595" calcext:value-type="float">
            <text:p>0.59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8181.08" calcext:value-type="float">
            <text:p>338181.08</text:p>
          </table:table-cell>
          <table:table-cell office:value-type="float" office:value="256708.92" calcext:value-type="float">
            <text:p>256708.92</text:p>
          </table:table-cell>
          <table:table-cell table:formula="of:=SUM([.Y436:.Z436])" office:value-type="float" office:value="594890" calcext:value-type="float">
            <text:p>594890</text:p>
          </table:table-cell>
          <table:table-cell office:value-type="float" office:value="0.88" calcext:value-type="float">
            <text:p>0.88</text:p>
          </table:table-cell>
          <table:table-cell office:value-type="float" office:value="185687.9" calcext:value-type="float">
            <text:p>185687.9</text:p>
          </table:table-cell>
          <table:table-cell table:style-name="ce10" office:value-type="float" office:value="51.8" calcext:value-type="float">
            <text:p>51.8</text:p>
          </table:table-cell>
          <table:table-cell table:formula="of:=['file:///home/mixalako/Documents/EPU/rea-uc/datasets/Dataset-for-AI-tool_renovated-buildings-AUDITIEM-AR-1-ZONU-228-auditi-updated_ENG.xlsx'#$'Building envelope'.D1521]" office:value-type="float" office:value="4469.41" calcext:value-type="float">
            <text:p>4469.41</text:p>
          </table:table-cell>
          <table:table-cell table:style-name="ce10" table:formula="of:=['file:///home/mixalako/Documents/EPU/rea-uc/datasets/Dataset-for-AI-tool_renovated-buildings-AUDITIEM-AR-1-ZONU-228-auditi-updated_ENG.xlsx'#$'Building envelope'.E1521]" office:value-type="float" office:value="371632.25" calcext:value-type="float">
            <text:p>371632.2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60]" office:value-type="currency" office:currency="EUR" office:value="353326" calcext:value-type="currency">
            <text:p><text:s/>€ 353,32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6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7</text:p>
          </table:table-cell>
          <table:table-cell/>
          <table:table-cell table:style-name="ce10"/>
          <table:table-cell office:value-type="string" calcext:value-type="string">
            <text:p>Brīvības gatve 336, Rīga, LV-1006</text:p>
          </table:table-cell>
          <table:table-cell table:style-name="ce21" office:value-type="float" office:value="1001150139001" calcext:value-type="float">
            <text:p>1001150139001</text:p>
          </table:table-cell>
          <table:table-cell table:content-validation-name="val1" office:value-type="string" calcext:value-type="string">
            <text:p>Staļina laika projekts 2.91</text:p>
          </table:table-cell>
          <table:table-cell table:style-name="ce25" table:content-validation-name="val2" table:formula="of:=VLOOKUP([.F44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6.3" calcext:value-type="float">
            <text:p>16.3</text:p>
          </table:table-cell>
          <table:table-cell table:style-name="ce28" table:formula="of:=VLOOKUP([.F441];['file:///home/mixalako/Documents/EPU/rea-uc/datasets/Dataset-for-AI-tool_renovated-buildings-AUDITIEM-AR-1-ZONU-228-auditi-updated_ENG.xlsx'#$'Building series'.A$1:.C$1048576];2;0)" office:value-type="float" office:value="2.91" calcext:value-type="float">
            <text:p>2.91</text:p>
          </table:table-cell>
          <table:table-cell office:value-type="float" office:value="3115.45" calcext:value-type="float">
            <text:p>3115.45</text:p>
          </table:table-cell>
          <table:table-cell table:style-name="ce10" table:formula="of:=[.L441]*[.K441]" office:value-type="float" office:value="9065.9595" calcext:value-type="float">
            <text:p>9065.959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014.34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38" calcext:value-type="float">
            <text:p>1938</text:p>
          </table:table-cell>
          <table:table-cell table:style-name="ce10" office:value-type="float" office:value="41" calcext:value-type="float">
            <text:p>41</text:p>
          </table:table-cell>
          <table:table-cell table:style-name="ce40" office:value-type="float" office:value="3115.45" calcext:value-type="float">
            <text:p>3115.5</text:p>
          </table:table-cell>
          <table:table-cell office:value-type="float" office:value="9066" calcext:value-type="float">
            <text:p>9066</text:p>
          </table:table-cell>
          <table:table-cell table:style-name="ce43" office:value-type="float" office:value="18.77" calcext:value-type="float">
            <text:p>18.77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3684" calcext:value-type="float">
            <text:p>363684</text:p>
          </table:table-cell>
          <table:table-cell office:value-type="float" office:value="133660" calcext:value-type="float">
            <text:p>133660</text:p>
          </table:table-cell>
          <table:table-cell table:formula="of:=SUM([.Y441:.Z441])" office:value-type="float" office:value="497344" calcext:value-type="float">
            <text:p>497344</text:p>
          </table:table-cell>
          <table:table-cell office:value-type="float" office:value="0.88" calcext:value-type="float">
            <text:p>0.88</text:p>
          </table:table-cell>
          <table:table-cell office:value-type="float" office:value="166344" calcext:value-type="float">
            <text:p>166344</text:p>
          </table:table-cell>
          <table:table-cell table:style-name="ce10" office:value-type="float" office:value="53.39" calcext:value-type="float">
            <text:p>53.39</text:p>
          </table:table-cell>
          <table:table-cell table:formula="of:=['file:///home/mixalako/Documents/EPU/rea-uc/datasets/Dataset-for-AI-tool_renovated-buildings-AUDITIEM-AR-1-ZONU-228-auditi-updated_ENG.xlsx'#$'Building envelope'.D1535]" office:value-type="float" office:value="4537.39" calcext:value-type="float">
            <text:p>4537.39</text:p>
          </table:table-cell>
          <table:table-cell table:style-name="ce10" table:formula="of:=['file:///home/mixalako/Documents/EPU/rea-uc/datasets/Dataset-for-AI-tool_renovated-buildings-AUDITIEM-AR-1-ZONU-228-auditi-updated_ENG.xlsx'#$'Building envelope'.E1535]" office:value-type="float" office:value="374638" calcext:value-type="float">
            <text:p>37463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74]" office:value-type="currency" office:currency="EUR" office:value="288740" calcext:value-type="currency">
            <text:p><text:s/>€ 288,74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7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8</text:p>
          </table:table-cell>
          <table:table-cell/>
          <table:table-cell table:style-name="ce10"/>
          <table:table-cell office:value-type="string" calcext:value-type="string">
            <text:p>Brīvības gatve 391 k-2, Rīga, LV-1024</text:p>
          </table:table-cell>
          <table:table-cell table:style-name="ce21" office:value-type="float" office:value="1000910167002" calcext:value-type="float">
            <text:p>1000910167002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44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.37" calcext:value-type="float">
            <text:p>53.37</text:p>
          </table:table-cell>
          <table:table-cell office:value-type="float" office:value="11.05" calcext:value-type="float">
            <text:p>11.0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44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332.67" calcext:value-type="float">
            <text:p>2332.67</text:p>
          </table:table-cell>
          <table:table-cell table:style-name="ce10" table:formula="of:=[.L446]*[.K446]" office:value-type="float" office:value="5831.675" calcext:value-type="float">
            <text:p>5831.6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105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0" calcext:value-type="float">
            <text:p>1950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332.67" calcext:value-type="float">
            <text:p>2332.7</text:p>
          </table:table-cell>
          <table:table-cell office:value-type="float" office:value="5831.7" calcext:value-type="float">
            <text:p>5831.7</text:p>
          </table:table-cell>
          <table:table-cell table:style-name="ce43" office:value-type="float" office:value="19.73" calcext:value-type="float">
            <text:p>19.730</text:p>
          </table:table-cell>
          <table:table-cell office:value-type="float" office:value="203" calcext:value-type="float">
            <text:p>203</text:p>
          </table:table-cell>
          <table:table-cell office:value-type="float" office:value="0.66" calcext:value-type="float">
            <text:p>0.66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93994" calcext:value-type="float">
            <text:p>293994</text:p>
          </table:table-cell>
          <table:table-cell office:value-type="float" office:value="138226" calcext:value-type="float">
            <text:p>138226</text:p>
          </table:table-cell>
          <table:table-cell table:formula="of:=SUM([.Y446:.Z446])" office:value-type="float" office:value="432220" calcext:value-type="float">
            <text:p>432220</text:p>
          </table:table-cell>
          <table:table-cell office:value-type="float" office:value="0.89" calcext:value-type="float">
            <text:p>0.89</text:p>
          </table:table-cell>
          <table:table-cell office:value-type="float" office:value="129462" calcext:value-type="float">
            <text:p>129462</text:p>
          </table:table-cell>
          <table:table-cell table:style-name="ce10" office:value-type="float" office:value="55.5" calcext:value-type="float">
            <text:p>55.5</text:p>
          </table:table-cell>
          <table:table-cell table:formula="of:=['file:///home/mixalako/Documents/EPU/rea-uc/datasets/Dataset-for-AI-tool_renovated-buildings-AUDITIEM-AR-1-ZONU-228-auditi-updated_ENG.xlsx'#$'Building envelope'.D1551]" office:value-type="float" office:value="3437.61" calcext:value-type="float">
            <text:p>3437.61</text:p>
          </table:table-cell>
          <table:table-cell table:style-name="ce10" table:formula="of:=['file:///home/mixalako/Documents/EPU/rea-uc/datasets/Dataset-for-AI-tool_renovated-buildings-AUDITIEM-AR-1-ZONU-228-auditi-updated_ENG.xlsx'#$'Building envelope'.E1551]" office:value-type="float" office:value="302512" calcext:value-type="float">
            <text:p>30251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88]" office:value-type="currency" office:currency="EUR" office:value="241100" calcext:value-type="currency">
            <text:p><text:s/>€ 241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8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9</text:p>
          </table:table-cell>
          <table:table-cell/>
          <table:table-cell table:style-name="ce10"/>
          <table:table-cell office:value-type="string" calcext:value-type="string">
            <text:p>Eksporta iela 17, Rīga, LV-1045</text:p>
          </table:table-cell>
          <table:table-cell table:style-name="ce21" office:value-type="float" office:value="1000120014003" calcext:value-type="float">
            <text:p>1000120014003</text:p>
          </table:table-cell>
          <table:table-cell table:content-validation-name="val1" office:value-type="string" calcext:value-type="string">
            <text:p>Hruščova (316. un 318. sērija) laika projekts</text:p>
          </table:table-cell>
          <table:table-cell table:style-name="ce25" table:content-validation-name="val2" table:formula="of:=VLOOKUP([.F45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8.8" calcext:value-type="float">
            <text:p>68.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451];['file:///home/mixalako/Documents/EPU/rea-uc/datasets/Dataset-for-AI-tool_renovated-buildings-AUDITIEM-AR-1-ZONU-228-auditi-updated_ENG.xlsx'#$'Building series'.A$1:.C$1048576];2;0)" office:value-type="float" office:value="2.53" calcext:value-type="float">
            <text:p>2.53</text:p>
          </table:table-cell>
          <table:table-cell office:value-type="float" office:value="3011.35" calcext:value-type="float">
            <text:p>3011.35</text:p>
          </table:table-cell>
          <table:table-cell table:style-name="ce10" table:formula="of:=[.L451]*[.K451]" office:value-type="float" office:value="7618.7155" calcext:value-type="float">
            <text:p>7618.715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195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69" calcext:value-type="float">
            <text:p>69</text:p>
          </table:table-cell>
          <table:table-cell table:style-name="ce40" office:value-type="float" office:value="3011.35" calcext:value-type="float">
            <text:p>3011.4</text:p>
          </table:table-cell>
          <table:table-cell office:value-type="float" office:value="7588.6" calcext:value-type="float">
            <text:p>7588.6</text:p>
          </table:table-cell>
          <table:table-cell table:style-name="ce43" office:value-type="float" office:value="20.64" calcext:value-type="float">
            <text:p>20.64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07491" calcext:value-type="float">
            <text:p>407491</text:p>
          </table:table-cell>
          <table:table-cell office:value-type="float" office:value="96028" calcext:value-type="float">
            <text:p>96028</text:p>
          </table:table-cell>
          <table:table-cell table:formula="of:=SUM([.Y451:.Z451])" office:value-type="float" office:value="503519" calcext:value-type="float">
            <text:p>503519</text:p>
          </table:table-cell>
          <table:table-cell office:value-type="float" office:value="0.91" calcext:value-type="float">
            <text:p>0.91</text:p>
          </table:table-cell>
          <table:table-cell office:value-type="float" office:value="148296" calcext:value-type="float">
            <text:p>148296</text:p>
          </table:table-cell>
          <table:table-cell table:style-name="ce10" office:value-type="float" office:value="49.25" calcext:value-type="float">
            <text:p>49.25</text:p>
          </table:table-cell>
          <table:table-cell table:formula="of:=['file:///home/mixalako/Documents/EPU/rea-uc/datasets/Dataset-for-AI-tool_renovated-buildings-AUDITIEM-AR-1-ZONU-228-auditi-updated_ENG.xlsx'#$'Building envelope'.D1567]" office:value-type="float" office:value="3823.77" calcext:value-type="float">
            <text:p>3823.77</text:p>
          </table:table-cell>
          <table:table-cell table:style-name="ce10" table:formula="of:=['file:///home/mixalako/Documents/EPU/rea-uc/datasets/Dataset-for-AI-tool_renovated-buildings-AUDITIEM-AR-1-ZONU-228-auditi-updated_ENG.xlsx'#$'Building envelope'.E1567]" office:value-type="float" office:value="363851" calcext:value-type="float">
            <text:p>36385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299]" office:value-type="currency" office:currency="EUR" office:value="211260" calcext:value-type="currency">
            <text:p><text:s/>€ 211,26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29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0</text:p>
          </table:table-cell>
          <table:table-cell/>
          <table:table-cell table:style-name="ce10"/>
          <table:table-cell office:value-type="string" calcext:value-type="string">
            <text:p>Krapes iela 5 k-1, Rīga, LV-1034</text:p>
          </table:table-cell>
          <table:table-cell table:style-name="ce21" office:value-type="float" office:value="1000682066001" calcext:value-type="float">
            <text:p>1000682066001</text:p>
          </table:table-cell>
          <table:table-cell table:content-validation-name="val1" office:value-type="string" calcext:value-type="string">
            <text:p>Hruščova ( 2 stāvu )</text:p>
          </table:table-cell>
          <table:table-cell table:style-name="ce25" table:content-validation-name="val2" table:formula="of:=VLOOKUP([.F45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10.3" calcext:value-type="float">
            <text:p>10.3</text:p>
          </table:table-cell>
          <table:table-cell office:value-type="float" office:value="6.4" calcext:value-type="float">
            <text:p>6.4</text:p>
          </table:table-cell>
          <table:table-cell table:style-name="ce28" table:formula="of:=VLOOKUP([.F456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372.42" calcext:value-type="float">
            <text:p>372.42</text:p>
          </table:table-cell>
          <table:table-cell table:style-name="ce10" table:formula="of:=[.L456]*[.K456]" office:value-type="float" office:value="1005.534" calcext:value-type="float">
            <text:p>1005.53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286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372.42" calcext:value-type="float">
            <text:p>372.4</text:p>
          </table:table-cell>
          <table:table-cell office:value-type="float" office:value="1005.5" calcext:value-type="float">
            <text:p>1005.5</text:p>
          </table:table-cell>
          <table:table-cell table:style-name="ce43" office:value-type="float" office:value="18.84" calcext:value-type="float">
            <text:p>18.84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81152" calcext:value-type="float">
            <text:p>81152</text:p>
          </table:table-cell>
          <table:table-cell table:style-name="ce25" office:value-type="string" calcext:value-type="string">
            <text:p>n/a</text:p>
          </table:table-cell>
          <table:table-cell table:formula="of:=SUM([.Y456:.Z456])" office:value-type="float" office:value="81152" calcext:value-type="float">
            <text:p>81152</text:p>
          </table:table-cell>
          <table:table-cell office:value-type="float" office:value="0.91" calcext:value-type="float">
            <text:p>0.91</text:p>
          </table:table-cell>
          <table:table-cell office:value-type="float" office:value="17791" calcext:value-type="float">
            <text:p>17791</text:p>
          </table:table-cell>
          <table:table-cell table:style-name="ce10" office:value-type="float" office:value="47.77" calcext:value-type="float">
            <text:p>47.77</text:p>
          </table:table-cell>
          <table:table-cell table:formula="of:=['file:///home/mixalako/Documents/EPU/rea-uc/datasets/Dataset-for-AI-tool_renovated-buildings-AUDITIEM-AR-1-ZONU-228-auditi-updated_ENG.xlsx'#$'Building envelope'.D1582]" office:value-type="float" office:value="1046.96" calcext:value-type="float">
            <text:p>1046.96</text:p>
          </table:table-cell>
          <table:table-cell table:style-name="ce10" table:formula="of:=['file:///home/mixalako/Documents/EPU/rea-uc/datasets/Dataset-for-AI-tool_renovated-buildings-AUDITIEM-AR-1-ZONU-228-auditi-updated_ENG.xlsx'#$'Building envelope'.E1582]" office:value-type="float" office:value="80115" calcext:value-type="float">
            <text:p>8011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13]" office:value-type="currency" office:currency="EUR" office:value="57480" calcext:value-type="currency">
            <text:p><text:s/>€ 57,48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1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1</text:p>
          </table:table-cell>
          <table:table-cell/>
          <table:table-cell table:style-name="ce10"/>
          <table:table-cell office:value-type="string" calcext:value-type="string">
            <text:p>Eduarda Smiļģa iela 1, Rīga, LV-1048</text:p>
          </table:table-cell>
          <table:table-cell table:style-name="ce21" office:value-type="float" office:value="1000580031001" calcext:value-type="float">
            <text:p>1000580031001</text:p>
          </table:table-cell>
          <table:table-cell table:content-validation-name="val1" office:value-type="string" calcext:value-type="string">
            <text:p>Pirmskara laika projekts 2.84</text:p>
          </table:table-cell>
          <table:table-cell table:style-name="ce25" table:content-validation-name="val2" table:formula="of:=VLOOKUP([.F46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9.75" calcext:value-type="float">
            <text:p>9.75</text:p>
          </table:table-cell>
          <table:table-cell table:style-name="ce28" table:formula="of:=VLOOKUP([.F461];['file:///home/mixalako/Documents/EPU/rea-uc/datasets/Dataset-for-AI-tool_renovated-buildings-AUDITIEM-AR-1-ZONU-228-auditi-updated_ENG.xlsx'#$'Building series'.A$1:.C$1048576];2;0)" office:value-type="float" office:value="2.84" calcext:value-type="float">
            <text:p>2.84</text:p>
          </table:table-cell>
          <table:table-cell office:value-type="float" office:value="1247.6" calcext:value-type="float">
            <text:p>1247.6</text:p>
          </table:table-cell>
          <table:table-cell table:style-name="ce10" table:formula="of:=[.L461]*[.K461]" office:value-type="float" office:value="3543.184" calcext:value-type="float">
            <text:p>3543.184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377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90" calcext:value-type="float">
            <text:p>1890</text:p>
          </table:table-cell>
          <table:table-cell table:style-name="ce10" office:value-type="float" office:value="19" calcext:value-type="float">
            <text:p>19</text:p>
          </table:table-cell>
          <table:table-cell table:style-name="ce40" office:value-type="float" office:value="1247.6" calcext:value-type="float">
            <text:p>1247.6</text:p>
          </table:table-cell>
          <table:table-cell office:value-type="float" office:value="3543.18" calcext:value-type="float">
            <text:p>3543.18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93346.82" calcext:value-type="float">
            <text:p>193346.82</text:p>
          </table:table-cell>
          <table:table-cell office:value-type="float" office:value="32803.2" calcext:value-type="float">
            <text:p>32803.2</text:p>
          </table:table-cell>
          <table:table-cell table:formula="of:=SUM([.Y461:.Z461])" office:value-type="float" office:value="226150.02" calcext:value-type="float">
            <text:p>226150.02</text:p>
          </table:table-cell>
          <table:table-cell office:value-type="float" office:value="0.92" calcext:value-type="float">
            <text:p>0.92</text:p>
          </table:table-cell>
          <table:table-cell office:value-type="float" office:value="52396.87" calcext:value-type="float">
            <text:p>52396.87</text:p>
          </table:table-cell>
          <table:table-cell table:style-name="ce10" office:value-type="float" office:value="42" calcext:value-type="float">
            <text:p>42</text:p>
          </table:table-cell>
          <table:table-cell table:formula="of:=['file:///home/mixalako/Documents/EPU/rea-uc/datasets/Dataset-for-AI-tool_renovated-buildings-AUDITIEM-AR-1-ZONU-228-auditi-updated_ENG.xlsx'#$'Building envelope'.D1599]" office:value-type="float" office:value="1886.3" calcext:value-type="float">
            <text:p>1886.3</text:p>
          </table:table-cell>
          <table:table-cell table:style-name="ce10" table:formula="of:=['file:///home/mixalako/Documents/EPU/rea-uc/datasets/Dataset-for-AI-tool_renovated-buildings-AUDITIEM-AR-1-ZONU-228-auditi-updated_ENG.xlsx'#$'Building envelope'.E1599]" office:value-type="float" office:value="190830.97" calcext:value-type="float">
            <text:p>190830.9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28]" office:value-type="currency" office:currency="EUR" office:value="74815.55" calcext:value-type="currency">
            <text:p><text:s/>€ 74,815.55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2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2</text:p>
          </table:table-cell>
          <table:table-cell/>
          <table:table-cell table:style-name="ce10"/>
          <table:table-cell office:value-type="string" calcext:value-type="string">
            <text:p>Ernestīnes iela 41, Rīga, LV-1046</text:p>
          </table:table-cell>
          <table:table-cell table:style-name="ce21" office:value-type="float" office:value="1000590122001" calcext:value-type="float">
            <text:p>1000590122001</text:p>
          </table:table-cell>
          <table:table-cell table:content-validation-name="val1" office:value-type="string" calcext:value-type="string">
            <text:p>Pirmskara laika projekts 2.4</text:p>
          </table:table-cell>
          <table:table-cell table:style-name="ce25" table:content-validation-name="val2" table:formula="of:=VLOOKUP([.F46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16.65" calcext:value-type="float">
            <text:p>16.65</text:p>
          </table:table-cell>
          <table:table-cell office:value-type="float" office:value="8.5" calcext:value-type="float">
            <text:p>8.5</text:p>
          </table:table-cell>
          <table:table-cell table:style-name="ce28" table:formula="of:=VLOOKUP([.F466];['file:///home/mixalako/Documents/EPU/rea-uc/datasets/Dataset-for-AI-tool_renovated-buildings-AUDITIEM-AR-1-ZONU-228-auditi-updated_ENG.xlsx'#$'Building series'.A$1:.C$1048576];2;0)" office:value-type="float" office:value="2.4" calcext:value-type="float">
            <text:p>2.4</text:p>
          </table:table-cell>
          <table:table-cell office:value-type="float" office:value="647.36" calcext:value-type="float">
            <text:p>647.36</text:p>
          </table:table-cell>
          <table:table-cell table:style-name="ce10" table:formula="of:=[.L466]*[.K466]" office:value-type="float" office:value="1553.664" calcext:value-type="float">
            <text:p>1553.66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468.1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04" calcext:value-type="float">
            <text:p>1904</text:p>
          </table:table-cell>
          <table:table-cell table:style-name="ce10" office:value-type="float" office:value="9" calcext:value-type="float">
            <text:p>9</text:p>
          </table:table-cell>
          <table:table-cell table:style-name="ce40" office:value-type="float" office:value="647.36" calcext:value-type="float">
            <text:p>647.4</text:p>
          </table:table-cell>
          <table:table-cell office:value-type="float" office:value="1553.66" calcext:value-type="float">
            <text:p>1553.66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75627.9" calcext:value-type="float">
            <text:p>75627.9</text:p>
          </table:table-cell>
          <table:table-cell table:style-name="ce25" office:value-type="string" calcext:value-type="string">
            <text:p>n/a</text:p>
          </table:table-cell>
          <table:table-cell table:formula="of:=SUM([.Y466:.Z466])" office:value-type="float" office:value="75627.9" calcext:value-type="float">
            <text:p>75627.9</text:p>
          </table:table-cell>
          <table:table-cell office:value-type="float" office:value="0.89" calcext:value-type="float">
            <text:p>0.89</text:p>
          </table:table-cell>
          <table:table-cell office:value-type="float" office:value="16467.35" calcext:value-type="float">
            <text:p>16467.35</text:p>
          </table:table-cell>
          <table:table-cell table:style-name="ce10" office:value-type="float" office:value="25.44" calcext:value-type="float">
            <text:p>25.44</text:p>
          </table:table-cell>
          <table:table-cell table:formula="of:=['file:///home/mixalako/Documents/EPU/rea-uc/datasets/Dataset-for-AI-tool_renovated-buildings-AUDITIEM-AR-1-ZONU-228-auditi-updated_ENG.xlsx'#$'Building envelope'.D1613]" office:value-type="float" office:value="712.8" calcext:value-type="float">
            <text:p>712.8</text:p>
          </table:table-cell>
          <table:table-cell table:style-name="ce10" table:formula="of:=['file:///home/mixalako/Documents/EPU/rea-uc/datasets/Dataset-for-AI-tool_renovated-buildings-AUDITIEM-AR-1-ZONU-228-auditi-updated_ENG.xlsx'#$'Building envelope'.E1613]" office:value-type="float" office:value="59730.17" calcext:value-type="float">
            <text:p>59730.1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40]" office:value-type="currency" office:currency="EUR" office:value="36071.5" calcext:value-type="currency">
            <text:p><text:s/>€ 36,071.5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4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3</text:p>
          </table:table-cell>
          <table:table-cell/>
          <table:table-cell table:style-name="ce10"/>
          <table:table-cell office:value-type="string" calcext:value-type="string">
            <text:p>Alauksta iela 10, Rīga, LV-1009</text:p>
          </table:table-cell>
          <table:table-cell table:style-name="ce21" office:value-type="float" office:value="1000360037001" calcext:value-type="float">
            <text:p>1000360037001</text:p>
          </table:table-cell>
          <table:table-cell table:content-validation-name="val1" office:value-type="string" calcext:value-type="string">
            <text:p>Specprojekts 2.73</text:p>
          </table:table-cell>
          <table:table-cell table:style-name="ce25" table:content-validation-name="val2" table:formula="of:=VLOOKUP([.F47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14.09" calcext:value-type="float">
            <text:p>14.09</text:p>
          </table:table-cell>
          <table:table-cell office:value-type="float" office:value="19.99" calcext:value-type="float">
            <text:p>19.99</text:p>
          </table:table-cell>
          <table:table-cell table:style-name="ce28" table:formula="of:=VLOOKUP([.F471];['file:///home/mixalako/Documents/EPU/rea-uc/datasets/Dataset-for-AI-tool_renovated-buildings-AUDITIEM-AR-1-ZONU-228-auditi-updated_ENG.xlsx'#$'Building series'.A$1:.C$1048576];2;0)" office:value-type="float" office:value="2.73" calcext:value-type="float">
            <text:p>2.73</text:p>
          </table:table-cell>
          <table:table-cell office:value-type="float" office:value="1478.6" calcext:value-type="float">
            <text:p>1478.6</text:p>
          </table:table-cell>
          <table:table-cell table:style-name="ce10" table:formula="of:=[.L471]*[.K471]" office:value-type="float" office:value="4036.578" calcext:value-type="float">
            <text:p>4036.578</text:p>
          </table:table-cell>
          <table:table-cell office:value-type="float" office:value="7" calcext:value-type="float">
            <text:p>7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558.8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25" calcext:value-type="float">
            <text:p>25</text:p>
          </table:table-cell>
          <table:table-cell table:style-name="ce40" office:value-type="float" office:value="1478.6" calcext:value-type="float">
            <text:p>1478.6</text:p>
          </table:table-cell>
          <table:table-cell office:value-type="float" office:value="4036.5" calcext:value-type="float">
            <text:p>4036.5</text:p>
          </table:table-cell>
          <table:table-cell table:style-name="ce43" office:value-type="float" office:value="18.549" calcext:value-type="float">
            <text:p>18.549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50034" calcext:value-type="float">
            <text:p>150034</text:p>
          </table:table-cell>
          <table:table-cell office:value-type="float" office:value="68342" calcext:value-type="float">
            <text:p>68342</text:p>
          </table:table-cell>
          <table:table-cell table:formula="of:=SUM([.Y471:.Z471])" office:value-type="float" office:value="218376" calcext:value-type="float">
            <text:p>218376</text:p>
          </table:table-cell>
          <table:table-cell office:value-type="float" office:value="0.865" calcext:value-type="float">
            <text:p>0.865</text:p>
          </table:table-cell>
          <table:table-cell office:value-type="float" office:value="66967.296" calcext:value-type="float">
            <text:p>66967.296</text:p>
          </table:table-cell>
          <table:table-cell table:style-name="ce10" office:value-type="float" office:value="45.29" calcext:value-type="float">
            <text:p>45.29</text:p>
          </table:table-cell>
          <table:table-cell table:formula="of:=['file:///home/mixalako/Documents/EPU/rea-uc/datasets/Dataset-for-AI-tool_renovated-buildings-AUDITIEM-AR-1-ZONU-228-auditi-updated_ENG.xlsx'#$'Building envelope'.D1639]" office:value-type="float" office:value="2025.094" calcext:value-type="float">
            <text:p>2025.094</text:p>
          </table:table-cell>
          <table:table-cell table:style-name="ce10" table:formula="of:=['file:///home/mixalako/Documents/EPU/rea-uc/datasets/Dataset-for-AI-tool_renovated-buildings-AUDITIEM-AR-1-ZONU-228-auditi-updated_ENG.xlsx'#$'Building envelope'.E1639]" office:value-type="float" office:value="166883.16" calcext:value-type="float">
            <text:p>166883.1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57]" office:value-type="currency" office:currency="EUR" office:value="125845.77" calcext:value-type="currency">
            <text:p><text:s/>€ 125,845.77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5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4</text:p>
          </table:table-cell>
          <table:table-cell/>
          <table:table-cell table:style-name="ce10"/>
          <table:table-cell office:value-type="string" calcext:value-type="string">
            <text:p>Kolkasraga iela 3, Rīga, LV-1002</text:p>
          </table:table-cell>
          <table:table-cell table:style-name="ce21" office:value-type="float" office:value="1000560273001" calcext:value-type="float">
            <text:p>1000560273001</text:p>
          </table:table-cell>
          <table:table-cell table:content-validation-name="val1" office:value-type="string" calcext:value-type="string">
            <text:p>Specprojekts 2.85</text:p>
          </table:table-cell>
          <table:table-cell table:style-name="ce25" table:content-validation-name="val2" table:formula="of:=VLOOKUP([.F47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9.6" calcext:value-type="float">
            <text:p>9.6</text:p>
          </table:table-cell>
          <table:table-cell table:style-name="ce28" table:formula="of:=VLOOKUP([.F476];['file:///home/mixalako/Documents/EPU/rea-uc/datasets/Dataset-for-AI-tool_renovated-buildings-AUDITIEM-AR-1-ZONU-228-auditi-updated_ENG.xlsx'#$'Building series'.A$1:.C$1048576];2;0)" office:value-type="float" office:value="2.85" calcext:value-type="float">
            <text:p>2.85</text:p>
          </table:table-cell>
          <table:table-cell office:value-type="float" office:value="1588.6" calcext:value-type="float">
            <text:p>1588.6</text:p>
          </table:table-cell>
          <table:table-cell table:style-name="ce10" table:formula="of:=[.L476]*[.K476]" office:value-type="float" office:value="4527.51" calcext:value-type="float">
            <text:p>4527.51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649.6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26" calcext:value-type="float">
            <text:p>26</text:p>
          </table:table-cell>
          <table:table-cell table:style-name="ce40" office:value-type="float" office:value="1588.6" calcext:value-type="float">
            <text:p>1588.6</text:p>
          </table:table-cell>
          <table:table-cell office:value-type="float" office:value="4528" calcext:value-type="float">
            <text:p>4528</text:p>
          </table:table-cell>
          <table:table-cell table:style-name="ce43" office:value-type="float" office:value="20" calcext:value-type="float">
            <text:p>20.0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14089" calcext:value-type="float">
            <text:p>214089</text:p>
          </table:table-cell>
          <table:table-cell office:value-type="float" office:value="40024" calcext:value-type="float">
            <text:p>40024</text:p>
          </table:table-cell>
          <table:table-cell table:formula="of:=SUM([.Y476:.Z476])" office:value-type="float" office:value="254113" calcext:value-type="float">
            <text:p>254113</text:p>
          </table:table-cell>
          <table:table-cell office:value-type="float" office:value="0.92" calcext:value-type="float">
            <text:p>0.92</text:p>
          </table:table-cell>
          <table:table-cell office:value-type="float" office:value="53695" calcext:value-type="float">
            <text:p>53695</text:p>
          </table:table-cell>
          <table:table-cell table:style-name="ce10" office:value-type="float" office:value="33.8" calcext:value-type="float">
            <text:p>33.8</text:p>
          </table:table-cell>
          <table:table-cell table:formula="of:=['file:///home/mixalako/Documents/EPU/rea-uc/datasets/Dataset-for-AI-tool_renovated-buildings-AUDITIEM-AR-1-ZONU-228-auditi-updated_ENG.xlsx'#$'Building envelope'.D1654]" office:value-type="float" office:value="2324.3" calcext:value-type="float">
            <text:p>2324.3</text:p>
          </table:table-cell>
          <table:table-cell table:style-name="ce10" table:formula="of:=['file:///home/mixalako/Documents/EPU/rea-uc/datasets/Dataset-for-AI-tool_renovated-buildings-AUDITIEM-AR-1-ZONU-228-auditi-updated_ENG.xlsx'#$'Building envelope'.E1654]" office:value-type="float" office:value="226476" calcext:value-type="float">
            <text:p>22647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68]" office:value-type="currency" office:currency="EUR" office:value="175900" calcext:value-type="currency">
            <text:p><text:s/>€ 175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6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5</text:p>
          </table:table-cell>
          <table:table-cell/>
          <table:table-cell table:style-name="ce10"/>
          <table:table-cell office:value-type="string" calcext:value-type="string">
            <text:p>Skolas iela 25 k-1, Rīga, LV-1010</text:p>
          </table:table-cell>
          <table:table-cell table:style-name="ce21" office:value-type="float" office:value="1000200049001" calcext:value-type="float">
            <text:p>1000200049001</text:p>
          </table:table-cell>
          <table:table-cell table:content-validation-name="val1" office:value-type="string" calcext:value-type="string">
            <text:p>Pirmskara laika projekts 3.4</text:p>
          </table:table-cell>
          <table:table-cell table:style-name="ce25" table:content-validation-name="val2" table:formula="of:=VLOOKUP([.F48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21" calcext:value-type="float">
            <text:p>21</text:p>
          </table:table-cell>
          <table:table-cell table:style-name="ce28" table:formula="of:=VLOOKUP([.F481];['file:///home/mixalako/Documents/EPU/rea-uc/datasets/Dataset-for-AI-tool_renovated-buildings-AUDITIEM-AR-1-ZONU-228-auditi-updated_ENG.xlsx'#$'Building series'.A$1:.C$1048576];2;0)" office:value-type="float" office:value="3.4" calcext:value-type="float">
            <text:p>3.4</text:p>
          </table:table-cell>
          <table:table-cell office:value-type="float" office:value="3237.9" calcext:value-type="float">
            <text:p>3237.9</text:p>
          </table:table-cell>
          <table:table-cell table:style-name="ce10" table:formula="of:=[.L481]*[.K481]" office:value-type="float" office:value="11008.86" calcext:value-type="float">
            <text:p>11008.86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740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30" calcext:value-type="float">
            <text:p>30</text:p>
          </table:table-cell>
          <table:table-cell table:style-name="ce40" office:value-type="float" office:value="3237.9" calcext:value-type="float">
            <text:p>3237.9</text:p>
          </table:table-cell>
          <table:table-cell office:value-type="float" office:value="11009" calcext:value-type="float">
            <text:p>11009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82751" calcext:value-type="float">
            <text:p>282751</text:p>
          </table:table-cell>
          <table:table-cell office:value-type="float" office:value="34752" calcext:value-type="float">
            <text:p>34752</text:p>
          </table:table-cell>
          <table:table-cell table:formula="of:=SUM([.Y481:.Z481])" office:value-type="float" office:value="317503" calcext:value-type="float">
            <text:p>317503</text:p>
          </table:table-cell>
          <table:table-cell office:value-type="float" office:value="0.91" calcext:value-type="float">
            <text:p>0.91</text:p>
          </table:table-cell>
          <table:table-cell office:value-type="float" office:value="101022" calcext:value-type="float">
            <text:p>101022</text:p>
          </table:table-cell>
          <table:table-cell table:style-name="ce10" office:value-type="float" office:value="31.2" calcext:value-type="float">
            <text:p>31.2</text:p>
          </table:table-cell>
          <table:table-cell table:formula="of:=['file:///home/mixalako/Documents/EPU/rea-uc/datasets/Dataset-for-AI-tool_renovated-buildings-AUDITIEM-AR-1-ZONU-228-auditi-updated_ENG.xlsx'#$'Building envelope'.D1670]" office:value-type="float" office:value="3295.9" calcext:value-type="float">
            <text:p>3295.9</text:p>
          </table:table-cell>
          <table:table-cell table:style-name="ce10" table:formula="of:=['file:///home/mixalako/Documents/EPU/rea-uc/datasets/Dataset-for-AI-tool_renovated-buildings-AUDITIEM-AR-1-ZONU-228-auditi-updated_ENG.xlsx'#$'Building envelope'.E1670]" office:value-type="float" office:value="291518" calcext:value-type="float">
            <text:p>29151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77]" office:value-type="currency" office:currency="EUR" office:value="69600" calcext:value-type="currency">
            <text:p><text:s/>€ 69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7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6</text:p>
          </table:table-cell>
          <table:table-cell/>
          <table:table-cell table:style-name="ce10"/>
          <table:table-cell office:value-type="string" calcext:value-type="string">
            <text:p>Skolas iela 25 k-2, Rīga, LV-1010</text:p>
          </table:table-cell>
          <table:table-cell table:style-name="ce21" office:value-type="float" office:value="1000200049002" calcext:value-type="float">
            <text:p>1000200049002</text:p>
          </table:table-cell>
          <table:table-cell table:content-validation-name="val1" office:value-type="string" calcext:value-type="string">
            <text:p>Pirmskara laika projekts 3.25</text:p>
          </table:table-cell>
          <table:table-cell table:style-name="ce25" table:content-validation-name="val2" table:formula="of:=VLOOKUP([.F48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.5" calcext:value-type="float">
            <text:p>12.5</text:p>
          </table:table-cell>
          <table:table-cell office:value-type="float" office:value="17.2" calcext:value-type="float">
            <text:p>17.2</text:p>
          </table:table-cell>
          <table:table-cell table:style-name="ce28" table:formula="of:=VLOOKUP([.F486];['file:///home/mixalako/Documents/EPU/rea-uc/datasets/Dataset-for-AI-tool_renovated-buildings-AUDITIEM-AR-1-ZONU-228-auditi-updated_ENG.xlsx'#$'Building series'.A$1:.C$1048576];2;0)" office:value-type="float" office:value="3.25" calcext:value-type="float">
            <text:p>3.25</text:p>
          </table:table-cell>
          <table:table-cell office:value-type="float" office:value="1690.6" calcext:value-type="float">
            <text:p>1690.6</text:p>
          </table:table-cell>
          <table:table-cell table:style-name="ce10" table:formula="of:=[.L486]*[.K486]" office:value-type="float" office:value="5494.45" calcext:value-type="float">
            <text:p>5494.4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831.08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21" calcext:value-type="float">
            <text:p>21</text:p>
          </table:table-cell>
          <table:table-cell table:style-name="ce40" office:value-type="float" office:value="1690.6" calcext:value-type="float">
            <text:p>1690.6</text:p>
          </table:table-cell>
          <table:table-cell office:value-type="float" office:value="5494" calcext:value-type="float">
            <text:p>5494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8065" calcext:value-type="float">
            <text:p>148065</text:p>
          </table:table-cell>
          <table:table-cell office:value-type="float" office:value="25808" calcext:value-type="float">
            <text:p>25808</text:p>
          </table:table-cell>
          <table:table-cell table:formula="of:=SUM([.Y486:.Z486])" office:value-type="float" office:value="173873" calcext:value-type="float">
            <text:p>173873</text:p>
          </table:table-cell>
          <table:table-cell office:value-type="float" office:value="0.9" calcext:value-type="float">
            <text:p>0.9</text:p>
          </table:table-cell>
          <table:table-cell office:value-type="float" office:value="56635" calcext:value-type="float">
            <text:p>56635</text:p>
          </table:table-cell>
          <table:table-cell table:style-name="ce10" office:value-type="float" office:value="33.5" calcext:value-type="float">
            <text:p>33.5</text:p>
          </table:table-cell>
          <table:table-cell table:formula="of:=['file:///home/mixalako/Documents/EPU/rea-uc/datasets/Dataset-for-AI-tool_renovated-buildings-AUDITIEM-AR-1-ZONU-228-auditi-updated_ENG.xlsx'#$'Building envelope'.D1684]" office:value-type="float" office:value="1582.4" calcext:value-type="float">
            <text:p>1582.4</text:p>
          </table:table-cell>
          <table:table-cell table:style-name="ce10" table:formula="of:=['file:///home/mixalako/Documents/EPU/rea-uc/datasets/Dataset-for-AI-tool_renovated-buildings-AUDITIEM-AR-1-ZONU-228-auditi-updated_ENG.xlsx'#$'Building envelope'.E1684]" office:value-type="float" office:value="142621" calcext:value-type="float">
            <text:p>14262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88]" office:value-type="currency" office:currency="EUR" office:value="70320" calcext:value-type="currency">
            <text:p><text:s/>€ 70,32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8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7</text:p>
          </table:table-cell>
          <table:table-cell/>
          <table:table-cell table:style-name="ce10"/>
          <table:table-cell office:value-type="string" calcext:value-type="string">
            <text:p>Slokas iela 72, Rīga, LV-1007</text:p>
          </table:table-cell>
          <table:table-cell table:style-name="ce21" office:value-type="float" office:value="1000660117001" calcext:value-type="float">
            <text:p>1000660117001</text:p>
          </table:table-cell>
          <table:table-cell table:content-validation-name="val1" office:value-type="string" calcext:value-type="string">
            <text:p>Specprojekts 3.0</text:p>
          </table:table-cell>
          <table:table-cell table:style-name="ce25" table:content-validation-name="val2" table:formula="of:=VLOOKUP([.F49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8" table:formula="of:=VLOOKUP([.F491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2007.6" calcext:value-type="float">
            <text:p>2007.6</text:p>
          </table:table-cell>
          <table:table-cell table:style-name="ce10" table:formula="of:=[.L491]*[.K491]" office:value-type="float" office:value="6022.8" calcext:value-type="float">
            <text:p>6022.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8921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6" calcext:value-type="float">
            <text:p>1956</text:p>
          </table:table-cell>
          <table:table-cell table:style-name="ce10" office:value-type="float" office:value="27" calcext:value-type="float">
            <text:p>27</text:p>
          </table:table-cell>
          <table:table-cell table:style-name="ce40" office:value-type="float" office:value="2007.6" calcext:value-type="float">
            <text:p>2007.6</text:p>
          </table:table-cell>
          <table:table-cell office:value-type="float" office:value="6023" calcext:value-type="float">
            <text:p>6023</text:p>
          </table:table-cell>
          <table:table-cell table:style-name="ce43" office:value-type="float" office:value="18.6" calcext:value-type="float">
            <text:p>18.6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211997" calcext:value-type="float">
            <text:p>211997</text:p>
          </table:table-cell>
          <table:table-cell table:style-name="ce25" office:value-type="string" calcext:value-type="string">
            <text:p>n/a</text:p>
          </table:table-cell>
          <table:table-cell table:formula="of:=SUM([.Y491:.Z491])" office:value-type="float" office:value="211997" calcext:value-type="float">
            <text:p>211997</text:p>
          </table:table-cell>
          <table:table-cell office:value-type="float" office:value="0.9" calcext:value-type="float">
            <text:p>0.9</text:p>
          </table:table-cell>
          <table:table-cell office:value-type="float" office:value="72073" calcext:value-type="float">
            <text:p>72073</text:p>
          </table:table-cell>
          <table:table-cell table:style-name="ce10" office:value-type="float" office:value="35.9" calcext:value-type="float">
            <text:p>35.9</text:p>
          </table:table-cell>
          <table:table-cell table:formula="of:=['file:///home/mixalako/Documents/EPU/rea-uc/datasets/Dataset-for-AI-tool_renovated-buildings-AUDITIEM-AR-1-ZONU-228-auditi-updated_ENG.xlsx'#$'Building envelope'.D1698]" office:value-type="float" office:value="2640" calcext:value-type="float">
            <text:p>2640</text:p>
          </table:table-cell>
          <table:table-cell table:style-name="ce10" table:formula="of:=['file:///home/mixalako/Documents/EPU/rea-uc/datasets/Dataset-for-AI-tool_renovated-buildings-AUDITIEM-AR-1-ZONU-228-auditi-updated_ENG.xlsx'#$'Building envelope'.E1698]" office:value-type="float" office:value="239222" calcext:value-type="float">
            <text:p>23922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399]" office:value-type="currency" office:currency="EUR" office:value="202400" calcext:value-type="currency">
            <text:p><text:s/>€ 202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39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4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8</text:p>
          </table:table-cell>
          <table:table-cell/>
          <table:table-cell table:style-name="ce10"/>
          <table:table-cell office:value-type="string" calcext:value-type="string">
            <text:p>Berģu iela 3, Rīga, LV-1024</text:p>
          </table:table-cell>
          <table:table-cell table:style-name="ce21" office:value-type="float" office:value="1001270052001" calcext:value-type="float">
            <text:p>1001270052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496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166.65" calcext:value-type="float">
            <text:p>166.65</text:p>
          </table:table-cell>
          <table:table-cell office:value-type="float" office:value="9.78" calcext:value-type="float">
            <text:p>9.78</text:p>
          </table:table-cell>
          <table:table-cell office:value-type="float" office:value="25.7" calcext:value-type="float">
            <text:p>25.7</text:p>
          </table:table-cell>
          <table:table-cell table:style-name="ce28" table:formula="of:=VLOOKUP([.F49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368.19" calcext:value-type="float">
            <text:p>2368.19</text:p>
          </table:table-cell>
          <table:table-cell table:style-name="ce10" table:formula="of:=[.L496]*[.K496]" office:value-type="float" office:value="5920.475" calcext:value-type="float">
            <text:p>5920.475</text:p>
          </table:table-cell>
          <table:table-cell office:value-type="float" office:value="95" calcext:value-type="float">
            <text:p>9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012.59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42" calcext:value-type="float">
            <text:p>42</text:p>
          </table:table-cell>
          <table:table-cell table:style-name="ce40" office:value-type="float" office:value="2368.19" calcext:value-type="float">
            <text:p>2368.2</text:p>
          </table:table-cell>
          <table:table-cell office:value-type="float" office:value="5290.5" calcext:value-type="float">
            <text:p>5290.5</text:p>
          </table:table-cell>
          <table:table-cell table:style-name="ce43" office:value-type="float" office:value="18.02" calcext:value-type="float">
            <text:p>18.02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235066" calcext:value-type="float">
            <text:p>235066</text:p>
          </table:table-cell>
          <table:table-cell table:style-name="ce25" office:value-type="string" calcext:value-type="string">
            <text:p>n/a</text:p>
          </table:table-cell>
          <table:table-cell table:formula="of:=SUM([.Y496:.Z496])" office:value-type="float" office:value="235066" calcext:value-type="float">
            <text:p>235066</text:p>
          </table:table-cell>
          <table:table-cell office:value-type="float" office:value="0.89" calcext:value-type="float">
            <text:p>0.89</text:p>
          </table:table-cell>
          <table:table-cell office:value-type="float" office:value="109060" calcext:value-type="float">
            <text:p>109060</text:p>
          </table:table-cell>
          <table:table-cell table:style-name="ce10" office:value-type="float" office:value="46.05" calcext:value-type="float">
            <text:p>46.05</text:p>
          </table:table-cell>
          <table:table-cell table:formula="of:=['file:///home/mixalako/Documents/EPU/rea-uc/datasets/Dataset-for-AI-tool_renovated-buildings-AUDITIEM-AR-1-ZONU-228-auditi-updated_ENG.xlsx'#$'Building envelope'.D1718]" office:value-type="float" office:value="3362" calcext:value-type="float">
            <text:p>3362</text:p>
          </table:table-cell>
          <table:table-cell table:style-name="ce10" table:formula="of:=['file:///home/mixalako/Documents/EPU/rea-uc/datasets/Dataset-for-AI-tool_renovated-buildings-AUDITIEM-AR-1-ZONU-228-auditi-updated_ENG.xlsx'#$'Building envelope'.E1718]" office:value-type="float" office:value="256918" calcext:value-type="float">
            <text:p>25691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17]" office:value-type="currency" office:currency="EUR" office:value="222000" calcext:value-type="currency">
            <text:p><text:s/>€ 222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1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4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4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99</text:p>
          </table:table-cell>
          <table:table-cell/>
          <table:table-cell table:style-name="ce10"/>
          <table:table-cell office:value-type="string" calcext:value-type="string">
            <text:p>Čiekurkalna 4. šķērslīnija 17, Rīga, LV-1026</text:p>
          </table:table-cell>
          <table:table-cell table:style-name="ce21" office:value-type="float" office:value="1000870095001" calcext:value-type="float">
            <text:p>1000870095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50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50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6280.7" calcext:value-type="float">
            <text:p>6280.7</text:p>
          </table:table-cell>
          <table:table-cell table:style-name="ce10" table:formula="of:=[.L501]*[.K501]" office:value-type="float" office:value="15701.75" calcext:value-type="float">
            <text:p>15701.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103.3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5" calcext:value-type="float">
            <text:p>1985</text:p>
          </table:table-cell>
          <table:table-cell table:style-name="ce10" office:value-type="float" office:value="105" calcext:value-type="float">
            <text:p>105</text:p>
          </table:table-cell>
          <table:table-cell table:style-name="ce40" office:value-type="float" office:value="6280.7" calcext:value-type="float">
            <text:p>6280.7</text:p>
          </table:table-cell>
          <table:table-cell office:value-type="float" office:value="15701.1" calcext:value-type="float">
            <text:p>15701.1</text:p>
          </table:table-cell>
          <table:table-cell table:style-name="ce43" office:value-type="float" office:value="18.14" calcext:value-type="float">
            <text:p>18.14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94050" calcext:value-type="float">
            <text:p>694050</text:p>
          </table:table-cell>
          <table:table-cell office:value-type="float" office:value="461098" calcext:value-type="float">
            <text:p>461098</text:p>
          </table:table-cell>
          <table:table-cell table:formula="of:=SUM([.Y501:.Z501])" office:value-type="float" office:value="1155148" calcext:value-type="float">
            <text:p>1155148</text:p>
          </table:table-cell>
          <table:table-cell office:value-type="float" office:value="0.82" calcext:value-type="float">
            <text:p>0.82</text:p>
          </table:table-cell>
          <table:table-cell office:value-type="float" office:value="311901" calcext:value-type="float">
            <text:p>311901</text:p>
          </table:table-cell>
          <table:table-cell table:style-name="ce10" office:value-type="float" office:value="49.66" calcext:value-type="float">
            <text:p>49.66</text:p>
          </table:table-cell>
          <table:table-cell table:formula="of:=['file:///home/mixalako/Documents/EPU/rea-uc/datasets/Dataset-for-AI-tool_renovated-buildings-AUDITIEM-AR-1-ZONU-228-auditi-updated_ENG.xlsx'#$'Building envelope'.D1738]" office:value-type="float" office:value="8784.59" calcext:value-type="float">
            <text:p>8784.59</text:p>
          </table:table-cell>
          <table:table-cell table:style-name="ce10" table:formula="of:=['file:///home/mixalako/Documents/EPU/rea-uc/datasets/Dataset-for-AI-tool_renovated-buildings-AUDITIEM-AR-1-ZONU-228-auditi-updated_ENG.xlsx'#$'Building envelope'.E1738]" office:value-type="float" office:value="706854" calcext:value-type="float">
            <text:p>70685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38]" office:value-type="currency" office:currency="EUR" office:value="562800" calcext:value-type="currency">
            <text:p><text:s/>€ 562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3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0</text:p>
          </table:table-cell>
          <table:table-cell/>
          <table:table-cell table:style-name="ce10"/>
          <table:table-cell office:value-type="string" calcext:value-type="string">
            <text:p>Gramzdas iela 19 k-1, Rīga, LV-1029</text:p>
          </table:table-cell>
          <table:table-cell table:style-name="ce21" office:value-type="float" office:value="1000930177001" calcext:value-type="float">
            <text:p>1000930177001</text:p>
          </table:table-cell>
          <table:table-cell table:content-validation-name="val1" office:value-type="string" calcext:value-type="string">
            <text:p>119. sērija 2.6</text:p>
          </table:table-cell>
          <table:table-cell table:style-name="ce25" table:content-validation-name="val2" table:formula="of:=VLOOKUP([.F506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62.91" calcext:value-type="float">
            <text:p>62.91</text:p>
          </table:table-cell>
          <table:table-cell office:value-type="float" office:value="11.8" calcext:value-type="float">
            <text:p>11.8</text:p>
          </table:table-cell>
          <table:table-cell office:value-type="float" office:value="25.4" calcext:value-type="float">
            <text:p>25.4</text:p>
          </table:table-cell>
          <table:table-cell table:style-name="ce28" table:formula="of:=VLOOKUP([.F50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4897" calcext:value-type="float">
            <text:p>4897</text:p>
          </table:table-cell>
          <table:table-cell table:style-name="ce10" table:formula="of:=[.L506]*[.K506]" office:value-type="float" office:value="12732.2" calcext:value-type="float">
            <text:p>12732.2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212.4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4897" calcext:value-type="float">
            <text:p>4897.0</text:p>
          </table:table-cell>
          <table:table-cell office:value-type="float" office:value="12732.2" calcext:value-type="float">
            <text:p>12732.2</text:p>
          </table:table-cell>
          <table:table-cell table:style-name="ce43" office:value-type="float" office:value="20.57" calcext:value-type="float">
            <text:p>20.5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table:number-columns-repeated="2" office:value-type="float" office:value="652208" calcext:value-type="float">
            <text:p>652208</text:p>
          </table:table-cell>
          <table:table-cell table:formula="of:=SUM([.Y506:.Z506])" office:value-type="float" office:value="1304416" calcext:value-type="float">
            <text:p>1304416</text:p>
          </table:table-cell>
          <table:table-cell office:value-type="float" office:value="0.86" calcext:value-type="float">
            <text:p>0.86</text:p>
          </table:table-cell>
          <table:table-cell office:value-type="float" office:value="229190" calcext:value-type="float">
            <text:p>229190</text:p>
          </table:table-cell>
          <table:table-cell table:style-name="ce10" office:value-type="float" office:value="46.8" calcext:value-type="float">
            <text:p>46.8</text:p>
          </table:table-cell>
          <table:table-cell table:formula="of:=['file:///home/mixalako/Documents/EPU/rea-uc/datasets/Dataset-for-AI-tool_renovated-buildings-AUDITIEM-AR-1-ZONU-228-auditi-updated_ENG.xlsx'#$'Building envelope'.D1758]" office:value-type="float" office:value="5776.7" calcext:value-type="float">
            <text:p>5776.7</text:p>
          </table:table-cell>
          <table:table-cell table:style-name="ce10" table:formula="of:=['file:///home/mixalako/Documents/EPU/rea-uc/datasets/Dataset-for-AI-tool_renovated-buildings-AUDITIEM-AR-1-ZONU-228-auditi-updated_ENG.xlsx'#$'Building envelope'.E1758]" office:value-type="float" office:value="547256" calcext:value-type="float">
            <text:p>54725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56]" office:value-type="currency" office:currency="EUR" office:value="426300" calcext:value-type="currency">
            <text:p><text:s/>€ 426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5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1</text:p>
          </table:table-cell>
          <table:table-cell/>
          <table:table-cell table:style-name="ce10"/>
          <table:table-cell office:value-type="string" calcext:value-type="string">
            <text:p>Līduma iela 2, Rīga, LV-1079</text:p>
          </table:table-cell>
          <table:table-cell table:style-name="ce21" office:value-type="float" office:value="1001222020001" calcext:value-type="float">
            <text:p>1001222020001</text:p>
          </table:table-cell>
          <table:table-cell table:content-validation-name="val1" office:value-type="string" calcext:value-type="string">
            <text:p>464. sērija (Lietuviešu projekts)</text:p>
          </table:table-cell>
          <table:table-cell table:style-name="ce25" table:content-validation-name="val2" table:formula="of:=VLOOKUP([.F511];['file:///home/mixalako/Documents/EPU/rea-uc/datasets/Dataset-for-AI-tool_renovated-buildings-AUDITIEM-AR-1-ZONU-228-auditi-updated_ENG.xlsx'#$'Building series'.A$1:.F$1048576];6;0)" office:value-type="float" office:value="464" calcext:value-type="float">
            <text:p>464</text:p>
          </table:table-cell>
          <table:table-cell office:value-type="float" office:value="81.13" calcext:value-type="float">
            <text:p>81.13</text:p>
          </table:table-cell>
          <table:table-cell office:value-type="float" office:value="11.93" calcext:value-type="float">
            <text:p>11.93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51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073.8" calcext:value-type="float">
            <text:p>4073.8</text:p>
          </table:table-cell>
          <table:table-cell table:style-name="ce10" table:formula="of:=[.L511]*[.K511]" office:value-type="float" office:value="10184.5" calcext:value-type="float">
            <text:p>10184.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309.9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75" calcext:value-type="float">
            <text:p>75</text:p>
          </table:table-cell>
          <table:table-cell table:style-name="ce40" office:value-type="float" office:value="4073.8" calcext:value-type="float">
            <text:p>4073.8</text:p>
          </table:table-cell>
          <table:table-cell office:value-type="float" office:value="10184.5" calcext:value-type="float">
            <text:p>10184.5</text:p>
          </table:table-cell>
          <table:table-cell table:style-name="ce43" office:value-type="float" office:value="18.25" calcext:value-type="float">
            <text:p>18.25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1345" calcext:value-type="float">
            <text:p>361345</text:p>
          </table:table-cell>
          <table:table-cell office:value-type="float" office:value="288431" calcext:value-type="float">
            <text:p>288431</text:p>
          </table:table-cell>
          <table:table-cell table:formula="of:=SUM([.Y511:.Z511])" office:value-type="float" office:value="649776" calcext:value-type="float">
            <text:p>649776</text:p>
          </table:table-cell>
          <table:table-cell office:value-type="float" office:value="0.81" calcext:value-type="float">
            <text:p>0.81</text:p>
          </table:table-cell>
          <table:table-cell office:value-type="float" office:value="201723" calcext:value-type="float">
            <text:p>201723</text:p>
          </table:table-cell>
          <table:table-cell table:style-name="ce10" office:value-type="float" office:value="49.52" calcext:value-type="float">
            <text:p>49.52</text:p>
          </table:table-cell>
          <table:table-cell table:formula="of:=['file:///home/mixalako/Documents/EPU/rea-uc/datasets/Dataset-for-AI-tool_renovated-buildings-AUDITIEM-AR-1-ZONU-228-auditi-updated_ENG.xlsx'#$'Building envelope'.D1776]" office:value-type="float" office:value="4723.37" calcext:value-type="float">
            <text:p>4723.37</text:p>
          </table:table-cell>
          <table:table-cell table:style-name="ce10" table:formula="of:=['file:///home/mixalako/Documents/EPU/rea-uc/datasets/Dataset-for-AI-tool_renovated-buildings-AUDITIEM-AR-1-ZONU-228-auditi-updated_ENG.xlsx'#$'Building envelope'.E1776]" office:value-type="float" office:value="380047" calcext:value-type="float">
            <text:p>38004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73]" office:value-type="currency" office:currency="EUR" office:value="393570" calcext:value-type="currency">
            <text:p><text:s/>€ 393,57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7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2</text:p>
          </table:table-cell>
          <table:table-cell/>
          <table:table-cell table:style-name="ce10"/>
          <table:table-cell office:value-type="string" calcext:value-type="string">
            <text:p>Ropažu iela 116, Rīga, LV-1006</text:p>
          </table:table-cell>
          <table:table-cell table:style-name="ce21" office:value-type="float" office:value="1000910013001" calcext:value-type="float">
            <text:p>1000910013001</text:p>
          </table:table-cell>
          <table:table-cell table:content-validation-name="val1" office:value-type="string" calcext:value-type="string">
            <text:p>Pirmskara laika projekts 3.00</text:p>
          </table:table-cell>
          <table:table-cell table:style-name="ce25" table:content-validation-name="val2" table:formula="of:=VLOOKUP([.F51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1.26" calcext:value-type="float">
            <text:p>21.26</text:p>
          </table:table-cell>
          <table:table-cell office:value-type="float" office:value="11.65" calcext:value-type="float">
            <text:p>11.65</text:p>
          </table:table-cell>
          <table:table-cell office:value-type="float" office:value="6.55" calcext:value-type="float">
            <text:p>6.55</text:p>
          </table:table-cell>
          <table:table-cell table:style-name="ce28" table:formula="of:=VLOOKUP([.F516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402.6" calcext:value-type="float">
            <text:p>402.6</text:p>
          </table:table-cell>
          <table:table-cell table:style-name="ce10" table:formula="of:=[.L516]*[.K516]" office:value-type="float" office:value="1207.8" calcext:value-type="float">
            <text:p>1207.8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407.4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6" calcext:value-type="float">
            <text:p>6</text:p>
          </table:table-cell>
          <table:table-cell table:style-name="ce40" office:value-type="float" office:value="402.6" calcext:value-type="float">
            <text:p>402.6</text:p>
          </table:table-cell>
          <table:table-cell office:value-type="float" office:value="1211.8" calcext:value-type="float">
            <text:p>1211.8</text:p>
          </table:table-cell>
          <table:table-cell table:style-name="ce43" office:value-type="float" office:value="18.65" calcext:value-type="float">
            <text:p>18.65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style-name="ce25" office:value-type="float" office:value="74706" calcext:value-type="float">
            <text:p>74706</text:p>
          </table:table-cell>
          <table:table-cell table:style-name="ce25" office:value-type="string" calcext:value-type="string">
            <text:p>n/a</text:p>
          </table:table-cell>
          <table:table-cell table:formula="of:=SUM([.Y516:.Z516])" office:value-type="float" office:value="74706" calcext:value-type="float">
            <text:p>74706</text:p>
          </table:table-cell>
          <table:table-cell office:value-type="float" office:value="0.85" calcext:value-type="float">
            <text:p>0.85</text:p>
          </table:table-cell>
          <table:table-cell office:value-type="float" office:value="16586" calcext:value-type="float">
            <text:p>16586</text:p>
          </table:table-cell>
          <table:table-cell table:style-name="ce10" office:value-type="float" office:value="41.2" calcext:value-type="float">
            <text:p>41.2</text:p>
          </table:table-cell>
          <table:table-cell table:formula="of:=['file:///home/mixalako/Documents/EPU/rea-uc/datasets/Dataset-for-AI-tool_renovated-buildings-AUDITIEM-AR-1-ZONU-228-auditi-updated_ENG.xlsx'#$'Building envelope'.D1797]" office:value-type="float" office:value="955.86" calcext:value-type="float">
            <text:p>955.86</text:p>
          </table:table-cell>
          <table:table-cell table:style-name="ce10" table:formula="of:=['file:///home/mixalako/Documents/EPU/rea-uc/datasets/Dataset-for-AI-tool_renovated-buildings-AUDITIEM-AR-1-ZONU-228-auditi-updated_ENG.xlsx'#$'Building envelope'.E1797]" office:value-type="float" office:value="72526" calcext:value-type="float">
            <text:p>7252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88]" office:value-type="currency" office:currency="EUR" office:value="49980" calcext:value-type="currency">
            <text:p><text:s/>€ 49,98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8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3</text:p>
          </table:table-cell>
          <table:table-cell/>
          <table:table-cell table:style-name="ce10"/>
          <table:table-cell office:value-type="string" calcext:value-type="string">
            <text:p>Lilijas iela 7, Rīga, LV-1007</text:p>
          </table:table-cell>
          <table:table-cell table:style-name="ce21" office:value-type="float" office:value="1000660193001" calcext:value-type="float">
            <text:p>1000660193001</text:p>
          </table:table-cell>
          <table:table-cell table:content-validation-name="val1" office:value-type="string" calcext:value-type="string">
            <text:p>Pirmskara laika projekts 2.57</text:p>
          </table:table-cell>
          <table:table-cell table:style-name="ce25" table:content-validation-name="val2" table:formula="of:=VLOOKUP([.F52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8.9" calcext:value-type="float">
            <text:p>8.9</text:p>
          </table:table-cell>
          <table:table-cell office:value-type="float" office:value="8.5" calcext:value-type="float">
            <text:p>8.5</text:p>
          </table:table-cell>
          <table:table-cell table:style-name="ce28" table:formula="of:=VLOOKUP([.F521];['file:///home/mixalako/Documents/EPU/rea-uc/datasets/Dataset-for-AI-tool_renovated-buildings-AUDITIEM-AR-1-ZONU-228-auditi-updated_ENG.xlsx'#$'Building series'.A$1:.C$1048576];2;0)" office:value-type="float" office:value="2.57" calcext:value-type="float">
            <text:p>2.57</text:p>
          </table:table-cell>
          <table:table-cell office:value-type="float" office:value="454.09" calcext:value-type="float">
            <text:p>454.09</text:p>
          </table:table-cell>
          <table:table-cell table:style-name="ce10" table:formula="of:=[.L521]*[.K521]" office:value-type="float" office:value="1167.0113" calcext:value-type="float">
            <text:p>1167.0113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504.96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454.09" calcext:value-type="float">
            <text:p>454.1</text:p>
          </table:table-cell>
          <table:table-cell office:value-type="float" office:value="1167.01" calcext:value-type="float">
            <text:p>1167.01</text:p>
          </table:table-cell>
          <table:table-cell table:style-name="ce43" office:value-type="float" office:value="16" calcext:value-type="float">
            <text:p>16.0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Hot water system</text:p>
          </table:table-cell>
          <table:table-cell office:value-type="float" office:value="60411.5" calcext:value-type="float">
            <text:p>60411.5</text:p>
          </table:table-cell>
          <table:table-cell table:style-name="ce25" office:value-type="string" calcext:value-type="string">
            <text:p>n/a</text:p>
          </table:table-cell>
          <table:table-cell table:formula="of:=SUM([.Y521:.Z521])" office:value-type="float" office:value="60411.5" calcext:value-type="float">
            <text:p>60411.5</text:p>
          </table:table-cell>
          <table:table-cell office:value-type="float" office:value="0.94" calcext:value-type="float">
            <text:p>0.94</text:p>
          </table:table-cell>
          <table:table-cell office:value-type="float" office:value="7807.5" calcext:value-type="float">
            <text:p>7807.5</text:p>
          </table:table-cell>
          <table:table-cell table:style-name="ce10" office:value-type="float" office:value="17.19" calcext:value-type="float">
            <text:p>17.19</text:p>
          </table:table-cell>
          <table:table-cell table:formula="of:=['file:///home/mixalako/Documents/EPU/rea-uc/datasets/Dataset-for-AI-tool_renovated-buildings-AUDITIEM-AR-1-ZONU-228-auditi-updated_ENG.xlsx'#$'Building envelope'.D1811]" office:value-type="float" office:value="705.74" calcext:value-type="float">
            <text:p>705.74</text:p>
          </table:table-cell>
          <table:table-cell table:style-name="ce10" table:formula="of:=['file:///home/mixalako/Documents/EPU/rea-uc/datasets/Dataset-for-AI-tool_renovated-buildings-AUDITIEM-AR-1-ZONU-228-auditi-updated_ENG.xlsx'#$'Building envelope'.E1811]" office:value-type="float" office:value="53613187.35" calcext:value-type="float">
            <text:p>53613187.3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499]" office:value-type="currency" office:currency="EUR" office:value="24341.65" calcext:value-type="currency">
            <text:p><text:s/>€ 24,341.65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49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4</text:p>
          </table:table-cell>
          <table:table-cell/>
          <table:table-cell table:style-name="ce10"/>
          <table:table-cell office:value-type="string" calcext:value-type="string">
            <text:p>Viestura prospekts 16, Rīga, LV-1034</text:p>
          </table:table-cell>
          <table:table-cell table:style-name="ce21" office:value-type="float" office:value="1000682038001" calcext:value-type="float">
            <text:p>1000682038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52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52" calcext:value-type="float">
            <text:p>52</text:p>
          </table:table-cell>
          <table:table-cell office:value-type="float" office:value="11.71" calcext:value-type="float">
            <text:p>11.71</text:p>
          </table:table-cell>
          <table:table-cell office:value-type="float" office:value="25.35" calcext:value-type="float">
            <text:p>25.35</text:p>
          </table:table-cell>
          <table:table-cell table:style-name="ce28" table:formula="of:=VLOOKUP([.F5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311.25" calcext:value-type="float">
            <text:p>4311.25</text:p>
          </table:table-cell>
          <table:table-cell table:style-name="ce10" table:formula="of:=[.L526]*[.K526]" office:value-type="float" office:value="10778.125" calcext:value-type="float">
            <text:p>10778.1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602.4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72" calcext:value-type="float">
            <text:p>72</text:p>
          </table:table-cell>
          <table:table-cell table:style-name="ce40" office:value-type="float" office:value="4311.25" calcext:value-type="float">
            <text:p>4311.3</text:p>
          </table:table-cell>
          <table:table-cell office:value-type="float" office:value="10778.1" calcext:value-type="float">
            <text:p>10778.1</text:p>
          </table:table-cell>
          <table:table-cell table:style-name="ce43" office:value-type="float" office:value="19.43" calcext:value-type="float">
            <text:p>19.43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95203" calcext:value-type="float">
            <text:p>495203</text:p>
          </table:table-cell>
          <table:table-cell office:value-type="float" office:value="270957" calcext:value-type="float">
            <text:p>270957</text:p>
          </table:table-cell>
          <table:table-cell table:formula="of:=SUM([.Y526:.Z526])" office:value-type="float" office:value="766160" calcext:value-type="float">
            <text:p>766160</text:p>
          </table:table-cell>
          <table:table-cell office:value-type="float" office:value="0.83" calcext:value-type="float">
            <text:p>0.83</text:p>
          </table:table-cell>
          <table:table-cell office:value-type="float" office:value="217417" calcext:value-type="float">
            <text:p>217417</text:p>
          </table:table-cell>
          <table:table-cell table:style-name="ce10" office:value-type="float" office:value="50.43" calcext:value-type="float">
            <text:p>50.43</text:p>
          </table:table-cell>
          <table:table-cell table:formula="of:=['file:///home/mixalako/Documents/EPU/rea-uc/datasets/Dataset-for-AI-tool_renovated-buildings-AUDITIEM-AR-1-ZONU-228-auditi-updated_ENG.xlsx'#$'Building envelope'.D1831]" office:value-type="float" office:value="5095.23" calcext:value-type="float">
            <text:p>5095.23</text:p>
          </table:table-cell>
          <table:table-cell table:style-name="ce10" table:formula="of:=['file:///home/mixalako/Documents/EPU/rea-uc/datasets/Dataset-for-AI-tool_renovated-buildings-AUDITIEM-AR-1-ZONU-228-auditi-updated_ENG.xlsx'#$'Building envelope'.E1831]" office:value-type="float" office:value="447308" calcext:value-type="float">
            <text:p>44730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18]" office:value-type="currency" office:currency="EUR" office:value="351550" calcext:value-type="currency">
            <text:p><text:s/>€ 351,55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1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5</text:p>
          </table:table-cell>
          <table:table-cell/>
          <table:table-cell table:style-name="ce10"/>
          <table:table-cell office:value-type="string" calcext:value-type="string">
            <text:p>Brīvības gatve 399, Rīga, LV-1024</text:p>
          </table:table-cell>
          <table:table-cell table:style-name="ce21" office:value-type="float" office:value="1000910168002" calcext:value-type="float">
            <text:p>1000910168002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53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table:style-name="ce28" table:formula="of:=VLOOKUP([.F5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881.76" calcext:value-type="float">
            <text:p>1881.76</text:p>
          </table:table-cell>
          <table:table-cell table:style-name="ce10" table:formula="of:=[.L531]*[.K531]" office:value-type="float" office:value="4704.4" calcext:value-type="float">
            <text:p>4704.4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699.9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44" calcext:value-type="float">
            <text:p>44</text:p>
          </table:table-cell>
          <table:table-cell table:style-name="ce40" office:value-type="float" office:value="1881.76" calcext:value-type="float">
            <text:p>1881.8</text:p>
          </table:table-cell>
          <table:table-cell office:value-type="float" office:value="4704" calcext:value-type="float">
            <text:p>4704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37037" calcext:value-type="float">
            <text:p>237037</text:p>
          </table:table-cell>
          <table:table-cell office:value-type="float" office:value="107720" calcext:value-type="float">
            <text:p>107720</text:p>
          </table:table-cell>
          <table:table-cell table:formula="of:=SUM([.Y531:.Z531])" office:value-type="float" office:value="344757" calcext:value-type="float">
            <text:p>344757</text:p>
          </table:table-cell>
          <table:table-cell office:value-type="float" office:value="0.88" calcext:value-type="float">
            <text:p>0.88</text:p>
          </table:table-cell>
          <table:table-cell office:value-type="float" office:value="93882" calcext:value-type="float">
            <text:p>93882</text:p>
          </table:table-cell>
          <table:table-cell table:style-name="ce10" office:value-type="float" office:value="40.6" calcext:value-type="float">
            <text:p>40.6</text:p>
          </table:table-cell>
          <table:table-cell table:formula="of:=['file:///home/mixalako/Documents/EPU/rea-uc/datasets/Dataset-for-AI-tool_renovated-buildings-AUDITIEM-AR-1-ZONU-228-auditi-updated_ENG.xlsx'#$'Building envelope'.D1845]" office:value-type="float" office:value="2308.2" calcext:value-type="float">
            <text:p>2308.2</text:p>
          </table:table-cell>
          <table:table-cell table:style-name="ce10" table:formula="of:=['file:///home/mixalako/Documents/EPU/rea-uc/datasets/Dataset-for-AI-tool_renovated-buildings-AUDITIEM-AR-1-ZONU-228-auditi-updated_ENG.xlsx'#$'Building envelope'.E1845]" office:value-type="float" office:value="209397" calcext:value-type="float">
            <text:p>20939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30]" office:value-type="currency" office:currency="EUR" office:value="218800" calcext:value-type="currency">
            <text:p><text:s/>€ 218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3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6</text:p>
          </table:table-cell>
          <table:table-cell/>
          <table:table-cell table:style-name="ce10"/>
          <table:table-cell office:value-type="string" calcext:value-type="string">
            <text:p>Bārtas iela 3, Rīga, LV-1046</text:p>
          </table:table-cell>
          <table:table-cell table:style-name="ce21" office:value-type="float" office:value="1000762034001" calcext:value-type="float">
            <text:p>1000762034001</text:p>
          </table:table-cell>
          <table:table-cell table:content-validation-name="val1" office:value-type="string" calcext:value-type="string">
            <text:p>Pirmskara laika projekts 3.2</text:p>
          </table:table-cell>
          <table:table-cell table:style-name="ce25" table:content-validation-name="val2" table:formula="of:=VLOOKUP([.F5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.8" calcext:value-type="float">
            <text:p>13.8</text:p>
          </table:table-cell>
          <table:table-cell office:value-type="float" office:value="6.4" calcext:value-type="float">
            <text:p>6.4</text:p>
          </table:table-cell>
          <table:table-cell table:style-name="ce28" table:formula="of:=VLOOKUP([.F536];['file:///home/mixalako/Documents/EPU/rea-uc/datasets/Dataset-for-AI-tool_renovated-buildings-AUDITIEM-AR-1-ZONU-228-auditi-updated_ENG.xlsx'#$'Building series'.A$1:.C$1048576];2;0)" office:value-type="float" office:value="3.2" calcext:value-type="float">
            <text:p>3.2</text:p>
          </table:table-cell>
          <table:table-cell office:value-type="float" office:value="1544" calcext:value-type="float">
            <text:p>1544</text:p>
          </table:table-cell>
          <table:table-cell table:style-name="ce10" table:formula="of:=[.L536]*[.K536]" office:value-type="float" office:value="4940.8" calcext:value-type="float">
            <text:p>4940.8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797.4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5" calcext:value-type="float">
            <text:p>1915</text:p>
          </table:table-cell>
          <table:table-cell table:style-name="ce10" office:value-type="float" office:value="23" calcext:value-type="float">
            <text:p>23</text:p>
          </table:table-cell>
          <table:table-cell table:style-name="ce40" office:value-type="float" office:value="1544" calcext:value-type="float">
            <text:p>1544.0</text:p>
          </table:table-cell>
          <table:table-cell office:value-type="float" office:value="4940.8" calcext:value-type="float">
            <text:p>4940.8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194" calcext:value-type="float">
            <text:p>194</text:p>
          </table:table-cell>
          <table:table-cell office:value-type="float" office:value="0.65" calcext:value-type="float">
            <text:p>0.6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10445" calcext:value-type="float">
            <text:p>210445</text:p>
          </table:table-cell>
          <table:table-cell office:value-type="float" office:value="89057" calcext:value-type="float">
            <text:p>89057</text:p>
          </table:table-cell>
          <table:table-cell table:formula="of:=SUM([.Y536:.Z536])" office:value-type="float" office:value="299502" calcext:value-type="float">
            <text:p>299502</text:p>
          </table:table-cell>
          <table:table-cell office:value-type="float" office:value="0.85" calcext:value-type="float">
            <text:p>0.85</text:p>
          </table:table-cell>
          <table:table-cell office:value-type="float" office:value="66963.14" calcext:value-type="float">
            <text:p>66963.14</text:p>
          </table:table-cell>
          <table:table-cell table:style-name="ce10" office:value-type="float" office:value="43.38" calcext:value-type="float">
            <text:p>43.38</text:p>
          </table:table-cell>
          <table:table-cell table:formula="of:=['file:///home/mixalako/Documents/EPU/rea-uc/datasets/Dataset-for-AI-tool_renovated-buildings-AUDITIEM-AR-1-ZONU-228-auditi-updated_ENG.xlsx'#$'Building envelope'.D1859]" office:value-type="float" office:value="2698.26" calcext:value-type="float">
            <text:p>2698.26</text:p>
          </table:table-cell>
          <table:table-cell table:style-name="ce10" table:formula="of:=['file:///home/mixalako/Documents/EPU/rea-uc/datasets/Dataset-for-AI-tool_renovated-buildings-AUDITIEM-AR-1-ZONU-228-auditi-updated_ENG.xlsx'#$'Building envelope'.E1859]" office:value-type="float" office:value="194974.4" calcext:value-type="float">
            <text:p>194974.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44]" office:value-type="currency" office:currency="EUR" office:value="232100" calcext:value-type="currency">
            <text:p><text:s/>€ 232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4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7</text:p>
          </table:table-cell>
          <table:table-cell/>
          <table:table-cell table:style-name="ce10"/>
          <table:table-cell office:value-type="string" calcext:value-type="string">
            <text:p>Ļermontova iela 4B, Rīga, LV-1002</text:p>
          </table:table-cell>
          <table:table-cell table:style-name="ce21" office:value-type="float" office:value="1000590165002" calcext:value-type="float">
            <text:p>1000590165002</text:p>
          </table:table-cell>
          <table:table-cell table:content-validation-name="val1" office:value-type="string" calcext:value-type="string">
            <text:p>Pirmskara laika projekts 2.95</text:p>
          </table:table-cell>
          <table:table-cell table:style-name="ce25" table:content-validation-name="val2" table:formula="of:=VLOOKUP([.F54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10.4" calcext:value-type="float">
            <text:p>10.4</text:p>
          </table:table-cell>
          <table:table-cell office:value-type="float" office:value="7.15" calcext:value-type="float">
            <text:p>7.15</text:p>
          </table:table-cell>
          <table:table-cell table:style-name="ce28" table:formula="of:=VLOOKUP([.F541];['file:///home/mixalako/Documents/EPU/rea-uc/datasets/Dataset-for-AI-tool_renovated-buildings-AUDITIEM-AR-1-ZONU-228-auditi-updated_ENG.xlsx'#$'Building series'.A$1:.C$1048576];2;0)" office:value-type="float" office:value="2.95" calcext:value-type="float">
            <text:p>2.95</text:p>
          </table:table-cell>
          <table:table-cell office:value-type="float" office:value="651.5" calcext:value-type="float">
            <text:p>651.5</text:p>
          </table:table-cell>
          <table:table-cell table:style-name="ce10" table:formula="of:=[.L541]*[.K541]" office:value-type="float" office:value="1921.925" calcext:value-type="float">
            <text:p>1921.9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894.9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40" calcext:value-type="float">
            <text:p>1940</text:p>
          </table:table-cell>
          <table:table-cell table:style-name="ce10" office:value-type="float" office:value="9" calcext:value-type="float">
            <text:p>9</text:p>
          </table:table-cell>
          <table:table-cell table:style-name="ce40" office:value-type="float" office:value="651.5" calcext:value-type="float">
            <text:p>651.5</text:p>
          </table:table-cell>
          <table:table-cell office:value-type="float" office:value="1921.93" calcext:value-type="float">
            <text:p>1921.93</text:p>
          </table:table-cell>
          <table:table-cell table:style-name="ce43" office:value-type="float" office:value="17.9" calcext:value-type="float">
            <text:p>17.9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85003.62" calcext:value-type="float">
            <text:p>85003.62</text:p>
          </table:table-cell>
          <table:table-cell office:value-type="float" office:value="19358.4" calcext:value-type="float">
            <text:p>19358.4</text:p>
          </table:table-cell>
          <table:table-cell table:formula="of:=SUM([.Y541:.Z541])" office:value-type="float" office:value="104362.02" calcext:value-type="float">
            <text:p>104362.02</text:p>
          </table:table-cell>
          <table:table-cell office:value-type="float" office:value="0.87" calcext:value-type="float">
            <text:p>0.87</text:p>
          </table:table-cell>
          <table:table-cell office:value-type="float" office:value="26173.37" calcext:value-type="float">
            <text:p>26173.37</text:p>
          </table:table-cell>
          <table:table-cell table:style-name="ce10" office:value-type="float" office:value="40.18" calcext:value-type="float">
            <text:p>40.18</text:p>
          </table:table-cell>
          <table:table-cell table:formula="of:=['file:///home/mixalako/Documents/EPU/rea-uc/datasets/Dataset-for-AI-tool_renovated-buildings-AUDITIEM-AR-1-ZONU-228-auditi-updated_ENG.xlsx'#$'Building envelope'.D1874]" office:value-type="float" office:value="1001.4" calcext:value-type="float">
            <text:p>1001.4</text:p>
          </table:table-cell>
          <table:table-cell table:style-name="ce10" table:formula="of:=['file:///home/mixalako/Documents/EPU/rea-uc/datasets/Dataset-for-AI-tool_renovated-buildings-AUDITIEM-AR-1-ZONU-228-auditi-updated_ENG.xlsx'#$'Building envelope'.E1874]" office:value-type="float" office:value="77437.95" calcext:value-type="float">
            <text:p>77437.9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56]" office:value-type="currency" office:currency="EUR" office:value="50300" calcext:value-type="currency">
            <text:p><text:s/>€ 50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5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8</text:p>
          </table:table-cell>
          <table:table-cell/>
          <table:table-cell table:style-name="ce10"/>
          <table:table-cell office:value-type="string" calcext:value-type="string">
            <text:p>Krūzes iela 29 k-1, Rīga, LV-1002</text:p>
          </table:table-cell>
          <table:table-cell table:style-name="ce21" office:value-type="float" office:value="1000750516001" calcext:value-type="float">
            <text:p>1000750516001</text:p>
          </table:table-cell>
          <table:table-cell table:content-validation-name="val1" office:value-type="string" calcext:value-type="string">
            <text:p>Specprojekts 2.8</text:p>
          </table:table-cell>
          <table:table-cell table:style-name="ce25" table:content-validation-name="val2" table:formula="of:=VLOOKUP([.F54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0.29" calcext:value-type="float">
            <text:p>10.29</text:p>
          </table:table-cell>
          <table:table-cell office:value-type="float" office:value="9.3" calcext:value-type="float">
            <text:p>9.3</text:p>
          </table:table-cell>
          <table:table-cell table:style-name="ce28" table:formula="of:=VLOOKUP([.F546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569.8" calcext:value-type="float">
            <text:p>569.8</text:p>
          </table:table-cell>
          <table:table-cell table:style-name="ce10" table:formula="of:=[.L546]*[.K546]" office:value-type="float" office:value="1595.44" calcext:value-type="float">
            <text:p>1595.4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9992.4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69.8" calcext:value-type="float">
            <text:p>569.8</text:p>
          </table:table-cell>
          <table:table-cell office:value-type="float" office:value="1595.44" calcext:value-type="float">
            <text:p>1595.4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4378.25" calcext:value-type="float">
            <text:p>84378.25</text:p>
          </table:table-cell>
          <table:table-cell office:value-type="float" office:value="22658.5" calcext:value-type="float">
            <text:p>22658.5</text:p>
          </table:table-cell>
          <table:table-cell table:formula="of:=SUM([.Y546:.Z546])" office:value-type="float" office:value="107036.75" calcext:value-type="float">
            <text:p>107036.75</text:p>
          </table:table-cell>
          <table:table-cell office:value-type="float" office:value="0.95" calcext:value-type="float">
            <text:p>0.95</text:p>
          </table:table-cell>
          <table:table-cell office:value-type="float" office:value="20937.8" calcext:value-type="float">
            <text:p>20937.8</text:p>
          </table:table-cell>
          <table:table-cell table:style-name="ce10" office:value-type="float" office:value="36.75" calcext:value-type="float">
            <text:p>36.75</text:p>
          </table:table-cell>
          <table:table-cell table:formula="of:=['file:///home/mixalako/Documents/EPU/rea-uc/datasets/Dataset-for-AI-tool_renovated-buildings-AUDITIEM-AR-1-ZONU-228-auditi-updated_ENG.xlsx'#$'Building envelope'.D1892]" office:value-type="float" office:value="1231.62" calcext:value-type="float">
            <text:p>1231.62</text:p>
          </table:table-cell>
          <table:table-cell table:style-name="ce10" table:formula="of:=['file:///home/mixalako/Documents/EPU/rea-uc/datasets/Dataset-for-AI-tool_renovated-buildings-AUDITIEM-AR-1-ZONU-228-auditi-updated_ENG.xlsx'#$'Building envelope'.E1892]" office:value-type="float" office:value="91429.06" calcext:value-type="float">
            <text:p>91429.0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71]" office:value-type="currency" office:currency="EUR" office:value="102580.47" calcext:value-type="currency">
            <text:p><text:s/>€ 102,580.47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7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09</text:p>
          </table:table-cell>
          <table:table-cell/>
          <table:table-cell table:style-name="ce10"/>
          <table:table-cell office:value-type="string" calcext:value-type="string">
            <text:p>Džutas iela 13A, Rīga, LV-1026</text:p>
          </table:table-cell>
          <table:table-cell table:style-name="ce21" office:value-type="float" office:value="1000860177001" calcext:value-type="float">
            <text:p>1000860177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55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48.76" calcext:value-type="float">
            <text:p>48.76</text:p>
          </table:table-cell>
          <table:table-cell office:value-type="float" office:value="12.79" calcext:value-type="float">
            <text:p>12.79</text:p>
          </table:table-cell>
          <table:table-cell office:value-type="float" office:value="14.2" calcext:value-type="float">
            <text:p>14.2</text:p>
          </table:table-cell>
          <table:table-cell table:style-name="ce28" table:formula="of:=VLOOKUP([.F55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476.8" calcext:value-type="float">
            <text:p>2476.8</text:p>
          </table:table-cell>
          <table:table-cell table:style-name="ce10" table:formula="of:=[.L551]*[.K551]" office:value-type="float" office:value="6192" calcext:value-type="float">
            <text:p>6192</text:p>
          </table:table-cell>
          <table:table-cell office:value-type="float" office:value="95" calcext:value-type="float">
            <text:p>9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089.9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31" calcext:value-type="float">
            <text:p>31</text:p>
          </table:table-cell>
          <table:table-cell table:style-name="ce40" office:value-type="float" office:value="2476.8" calcext:value-type="float">
            <text:p>2476.8</text:p>
          </table:table-cell>
          <table:table-cell office:value-type="float" office:value="6192" calcext:value-type="float">
            <text:p>6192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73912.8" calcext:value-type="float">
            <text:p>273912.8</text:p>
          </table:table-cell>
          <table:table-cell office:value-type="float" office:value="166723.2" calcext:value-type="float">
            <text:p>166723.2</text:p>
          </table:table-cell>
          <table:table-cell table:formula="of:=SUM([.Y551:.Z551])" office:value-type="float" office:value="440636" calcext:value-type="float">
            <text:p>440636</text:p>
          </table:table-cell>
          <table:table-cell office:value-type="float" office:value="0.93" calcext:value-type="float">
            <text:p>0.93</text:p>
          </table:table-cell>
          <table:table-cell office:value-type="float" office:value="104638.94" calcext:value-type="float">
            <text:p>104638.94</text:p>
          </table:table-cell>
          <table:table-cell table:style-name="ce10" office:value-type="float" office:value="42.25" calcext:value-type="float">
            <text:p>42.25</text:p>
          </table:table-cell>
          <table:table-cell table:formula="of:=['file:///home/mixalako/Documents/EPU/rea-uc/datasets/Dataset-for-AI-tool_renovated-buildings-AUDITIEM-AR-1-ZONU-228-auditi-updated_ENG.xlsx'#$'Building envelope'.D1911]" office:value-type="float" office:value="3787.93" calcext:value-type="float">
            <text:p>3787.93</text:p>
          </table:table-cell>
          <table:table-cell table:style-name="ce10" table:formula="of:=['file:///home/mixalako/Documents/EPU/rea-uc/datasets/Dataset-for-AI-tool_renovated-buildings-AUDITIEM-AR-1-ZONU-228-auditi-updated_ENG.xlsx'#$'Building envelope'.E1911]" office:value-type="float" office:value="298250.24" calcext:value-type="float">
            <text:p>298250.2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589]" office:value-type="currency" office:currency="EUR" office:value="337111.22" calcext:value-type="currency">
            <text:p><text:s/>€ 337,111.22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58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0</text:p>
          </table:table-cell>
          <table:table-cell/>
          <table:table-cell table:style-name="ce10"/>
          <table:table-cell office:value-type="string" calcext:value-type="string">
            <text:p>Dzelzavas iela 59, Rīga, LV-1084</text:p>
          </table:table-cell>
          <table:table-cell table:style-name="ce21" office:value-type="float" office:value="1000712275001" calcext:value-type="float">
            <text:p>1000712275001</text:p>
          </table:table-cell>
          <table:table-cell table:content-validation-name="val1" office:value-type="string" calcext:value-type="string">
            <text:p>467. sērija 2.45</text:p>
          </table:table-cell>
          <table:table-cell table:style-name="ce25" table:content-validation-name="val2" table:formula="of:=VLOOKUP([.F55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77.36" calcext:value-type="float">
            <text:p>77.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28" table:formula="of:=VLOOKUP([.F556];['file:///home/mixalako/Documents/EPU/rea-uc/datasets/Dataset-for-AI-tool_renovated-buildings-AUDITIEM-AR-1-ZONU-228-auditi-updated_ENG.xlsx'#$'Building series'.A$1:.C$1048576];2;0)" office:value-type="float" office:value="2.45" calcext:value-type="float">
            <text:p>2.45</text:p>
          </table:table-cell>
          <table:table-cell office:value-type="float" office:value="6416.01" calcext:value-type="float">
            <text:p>6416.01</text:p>
          </table:table-cell>
          <table:table-cell table:style-name="ce10" table:formula="of:=[.L556]*[.K556]" office:value-type="float" office:value="15719.2245" calcext:value-type="float">
            <text:p>15719.224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187.46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7" calcext:value-type="float">
            <text:p>1977</text:p>
          </table:table-cell>
          <table:table-cell table:style-name="ce10" office:value-type="float" office:value="108" calcext:value-type="float">
            <text:p>108</text:p>
          </table:table-cell>
          <table:table-cell table:style-name="ce40" office:value-type="float" office:value="6416.01" calcext:value-type="float">
            <text:p>6416.0</text:p>
          </table:table-cell>
          <table:table-cell office:value-type="float" office:value="15719.22" calcext:value-type="float">
            <text:p>15719.22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84" calcext:value-type="float">
            <text:p>0.84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92869.2" calcext:value-type="float">
            <text:p>692869.2</text:p>
          </table:table-cell>
          <table:table-cell office:value-type="float" office:value="418348.8" calcext:value-type="float">
            <text:p>418348.8</text:p>
          </table:table-cell>
          <table:table-cell table:formula="of:=SUM([.Y556:.Z556])" office:value-type="float" office:value="1111218" calcext:value-type="float">
            <text:p>1111218</text:p>
          </table:table-cell>
          <table:table-cell office:value-type="float" office:value="0.95" calcext:value-type="float">
            <text:p>0.95</text:p>
          </table:table-cell>
          <table:table-cell office:value-type="float" office:value="255734.89" calcext:value-type="float">
            <text:p>255734.89</text:p>
          </table:table-cell>
          <table:table-cell table:style-name="ce10" office:value-type="float" office:value="39.86" calcext:value-type="float">
            <text:p>39.86</text:p>
          </table:table-cell>
          <table:table-cell table:formula="of:=['file:///home/mixalako/Documents/EPU/rea-uc/datasets/Dataset-for-AI-tool_renovated-buildings-AUDITIEM-AR-1-ZONU-228-auditi-updated_ENG.xlsx'#$'Building envelope'.D1928]" office:value-type="float" office:value="6485.92" calcext:value-type="float">
            <text:p>6485.92</text:p>
          </table:table-cell>
          <table:table-cell table:style-name="ce10" table:formula="of:=['file:///home/mixalako/Documents/EPU/rea-uc/datasets/Dataset-for-AI-tool_renovated-buildings-AUDITIEM-AR-1-ZONU-228-auditi-updated_ENG.xlsx'#$'Building envelope'.E1928]" office:value-type="float" office:value="554010.32" calcext:value-type="float">
            <text:p>554010.3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604]" office:value-type="currency" office:currency="EUR" office:value="529903" calcext:value-type="currency">
            <text:p><text:s/>€ 529,903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60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1</text:p>
          </table:table-cell>
          <table:table-cell/>
          <table:table-cell table:style-name="ce10"/>
          <table:table-cell office:value-type="string" calcext:value-type="string">
            <text:p>Meldru iela 19, Rīga, LV-1015</text:p>
          </table:table-cell>
          <table:table-cell table:style-name="ce21" office:value-type="float" office:value="1001110744001" calcext:value-type="float">
            <text:p>1001110744001</text:p>
          </table:table-cell>
          <table:table-cell table:content-validation-name="val1" office:value-type="string" calcext:value-type="string">
            <text:p>Staļina laika projekts 2.7</text:p>
          </table:table-cell>
          <table:table-cell table:style-name="ce25" table:content-validation-name="val2" table:formula="of:=VLOOKUP([.F56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16.1" calcext:value-type="float">
            <text:p>16.1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table:style-name="ce28" table:formula="of:=VLOOKUP([.F561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260.01" calcext:value-type="float">
            <text:p>260.01</text:p>
          </table:table-cell>
          <table:table-cell table:style-name="ce10" table:formula="of:=[.L561]*[.K561]" office:value-type="float" office:value="702.027" calcext:value-type="float">
            <text:p>702.027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284.9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6" calcext:value-type="float">
            <text:p>1956</text:p>
          </table:table-cell>
          <table:table-cell table:style-name="ce10" office:value-type="float" office:value="6" calcext:value-type="float">
            <text:p>6</text:p>
          </table:table-cell>
          <table:table-cell table:style-name="ce40" office:value-type="float" office:value="260.01" calcext:value-type="float">
            <text:p>260.0</text:p>
          </table:table-cell>
          <table:table-cell office:value-type="float" office:value="702" calcext:value-type="float">
            <text:p>702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table:number-columns-repeated="2" office:value-type="float" office:value="46197" calcext:value-type="float">
            <text:p>46197</text:p>
          </table:table-cell>
          <table:table-cell table:formula="of:=SUM([.Y561:.Z561])" office:value-type="float" office:value="92394" calcext:value-type="float">
            <text:p>92394</text:p>
          </table:table-cell>
          <table:table-cell office:value-type="float" office:value="0.89" calcext:value-type="float">
            <text:p>0.89</text:p>
          </table:table-cell>
          <table:table-cell office:value-type="float" office:value="12639.3" calcext:value-type="float">
            <text:p>12639.3</text:p>
          </table:table-cell>
          <table:table-cell table:style-name="ce10" office:value-type="float" office:value="48.61" calcext:value-type="float">
            <text:p>48.61</text:p>
          </table:table-cell>
          <table:table-cell table:formula="of:=['file:///home/mixalako/Documents/EPU/rea-uc/datasets/Dataset-for-AI-tool_renovated-buildings-AUDITIEM-AR-1-ZONU-228-auditi-updated_ENG.xlsx'#$'Building envelope'.D1944]" office:value-type="float" office:value="686.81" calcext:value-type="float">
            <text:p>686.81</text:p>
          </table:table-cell>
          <table:table-cell table:style-name="ce10" table:formula="of:=['file:///home/mixalako/Documents/EPU/rea-uc/datasets/Dataset-for-AI-tool_renovated-buildings-AUDITIEM-AR-1-ZONU-228-auditi-updated_ENG.xlsx'#$'Building envelope'.E1944]" office:value-type="float" office:value="48161" calcext:value-type="float">
            <text:p>4816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620]" office:value-type="currency" office:currency="EUR" office:value="54500" calcext:value-type="currency">
            <text:p><text:s/>€ 54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62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2</text:p>
          </table:table-cell>
          <table:table-cell/>
          <table:table-cell table:style-name="ce10"/>
          <table:table-cell office:value-type="string" calcext:value-type="string">
            <text:p>Ieriķu iela 58, Rīga, LV-1084</text:p>
          </table:table-cell>
          <table:table-cell table:style-name="ce21" office:value-type="float" office:value="1000700095001" calcext:value-type="float">
            <text:p>1000700095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56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65.5" calcext:value-type="float">
            <text:p>165.5</text:p>
          </table:table-cell>
          <table:table-cell office:value-type="float" office:value="12.2" calcext:value-type="float">
            <text:p>12.2</text:p>
          </table:table-cell>
          <table:table-cell office:value-type="float" office:value="25.4" calcext:value-type="float">
            <text:p>25.4</text:p>
          </table:table-cell>
          <table:table-cell table:style-name="ce28" table:formula="of:=VLOOKUP([.F56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3748.9" calcext:value-type="float">
            <text:p>13748.9</text:p>
          </table:table-cell>
          <table:table-cell table:style-name="ce10" table:formula="of:=[.L566]*[.K566]" office:value-type="float" office:value="34372.25" calcext:value-type="float">
            <text:p>34372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382.4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241" calcext:value-type="float">
            <text:p>241</text:p>
          </table:table-cell>
          <table:table-cell table:style-name="ce40" office:value-type="float" office:value="13748.9" calcext:value-type="float">
            <text:p>13748.9</text:p>
          </table:table-cell>
          <table:table-cell office:value-type="float" office:value="34372.3" calcext:value-type="float">
            <text:p>34372.3</text:p>
          </table:table-cell>
          <table:table-cell table:style-name="ce43" office:value-type="float" office:value="20.26" calcext:value-type="float">
            <text:p>20.26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97767" calcext:value-type="float">
            <text:p>1497767</text:p>
          </table:table-cell>
          <table:table-cell office:value-type="float" office:value="868013" calcext:value-type="float">
            <text:p>868013</text:p>
          </table:table-cell>
          <table:table-cell table:formula="of:=SUM([.Y566:.Z566])" office:value-type="float" office:value="2365780" calcext:value-type="float">
            <text:p>2365780</text:p>
          </table:table-cell>
          <table:table-cell office:value-type="float" office:value="0.9" calcext:value-type="float">
            <text:p>0.9</text:p>
          </table:table-cell>
          <table:table-cell office:value-type="float" office:value="715665.7" calcext:value-type="float">
            <text:p>715665.7</text:p>
          </table:table-cell>
          <table:table-cell table:style-name="ce10" office:value-type="float" office:value="52.05" calcext:value-type="float">
            <text:p>52.05</text:p>
          </table:table-cell>
          <table:table-cell table:formula="of:=['file:///home/mixalako/Documents/EPU/rea-uc/datasets/Dataset-for-AI-tool_renovated-buildings-AUDITIEM-AR-1-ZONU-228-auditi-updated_ENG.xlsx'#$'Building envelope'.D1963]" office:value-type="float" office:value="15149.61" calcext:value-type="float">
            <text:p>15149.61</text:p>
          </table:table-cell>
          <table:table-cell table:style-name="ce10" table:formula="of:=['file:///home/mixalako/Documents/EPU/rea-uc/datasets/Dataset-for-AI-tool_renovated-buildings-AUDITIEM-AR-1-ZONU-228-auditi-updated_ENG.xlsx'#$'Building envelope'.E1963]" office:value-type="float" office:value="1380478" calcext:value-type="float">
            <text:p>138047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639]" office:value-type="currency" office:currency="EUR" office:value="1463700" calcext:value-type="currency">
            <text:p><text:s/>€ 1,463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63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3</text:p>
          </table:table-cell>
          <table:table-cell/>
          <table:table-cell table:style-name="ce10"/>
          <table:table-cell office:value-type="string" calcext:value-type="string">
            <text:p>Ieriķu iela 60, Rīga, LV-1084</text:p>
          </table:table-cell>
          <table:table-cell table:style-name="ce21" office:value-type="float" office:value="1000700100001" calcext:value-type="float">
            <text:p>1000700100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57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65.5" calcext:value-type="float">
            <text:p>165.5</text:p>
          </table:table-cell>
          <table:table-cell office:value-type="float" office:value="12.2" calcext:value-type="float">
            <text:p>12.2</text:p>
          </table:table-cell>
          <table:table-cell office:value-type="float" office:value="25.4" calcext:value-type="float">
            <text:p>25.4</text:p>
          </table:table-cell>
          <table:table-cell table:style-name="ce28" table:formula="of:=VLOOKUP([.F57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3881.4" calcext:value-type="float">
            <text:p>13881.4</text:p>
          </table:table-cell>
          <table:table-cell table:style-name="ce10" table:formula="of:=[.L571]*[.K571]" office:value-type="float" office:value="34703.5" calcext:value-type="float">
            <text:p>34703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479.9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7" calcext:value-type="float">
            <text:p>1977</text:p>
          </table:table-cell>
          <table:table-cell table:style-name="ce10" office:value-type="float" office:value="240" calcext:value-type="float">
            <text:p>240</text:p>
          </table:table-cell>
          <table:table-cell table:style-name="ce40" office:value-type="float" office:value="13881.4" calcext:value-type="float">
            <text:p>13881.4</text:p>
          </table:table-cell>
          <table:table-cell office:value-type="float" office:value="34703.5" calcext:value-type="float">
            <text:p>34703.5</text:p>
          </table:table-cell>
          <table:table-cell table:style-name="ce43" office:value-type="float" office:value="20.27" calcext:value-type="float">
            <text:p>20.2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545251" calcext:value-type="float">
            <text:p>1545251</text:p>
          </table:table-cell>
          <table:table-cell office:value-type="float" office:value="933509" calcext:value-type="float">
            <text:p>933509</text:p>
          </table:table-cell>
          <table:table-cell table:formula="of:=SUM([.Y571:.Z571])" office:value-type="float" office:value="2478760" calcext:value-type="float">
            <text:p>2478760</text:p>
          </table:table-cell>
          <table:table-cell office:value-type="float" office:value="0.9" calcext:value-type="float">
            <text:p>0.9</text:p>
          </table:table-cell>
          <table:table-cell office:value-type="float" office:value="720153.7" calcext:value-type="float">
            <text:p>720153.7</text:p>
          </table:table-cell>
          <table:table-cell table:style-name="ce10" office:value-type="float" office:value="51.88" calcext:value-type="float">
            <text:p>51.88</text:p>
          </table:table-cell>
          <table:table-cell table:formula="of:=['file:///home/mixalako/Documents/EPU/rea-uc/datasets/Dataset-for-AI-tool_renovated-buildings-AUDITIEM-AR-1-ZONU-228-auditi-updated_ENG.xlsx'#$'Building envelope'.D1982]" office:value-type="float" office:value="15424.44" calcext:value-type="float">
            <text:p>15424.44</text:p>
          </table:table-cell>
          <table:table-cell table:style-name="ce10" table:formula="of:=['file:///home/mixalako/Documents/EPU/rea-uc/datasets/Dataset-for-AI-tool_renovated-buildings-AUDITIEM-AR-1-ZONU-228-auditi-updated_ENG.xlsx'#$'Building envelope'.E1982]" office:value-type="float" office:value="1408339" calcext:value-type="float">
            <text:p>140833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658]" office:value-type="currency" office:currency="EUR" office:value="1422900" calcext:value-type="currency">
            <text:p><text:s/>€ 1,422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65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4</text:p>
          </table:table-cell>
          <table:table-cell/>
          <table:table-cell table:style-name="ce10"/>
          <table:table-cell office:value-type="string" calcext:value-type="string">
            <text:p>Ilūkstes iela 105, Rīga, LV-1082</text:p>
          </table:table-cell>
          <table:table-cell table:style-name="ce21" office:value-type="float" office:value="1000711549001" calcext:value-type="float">
            <text:p>1000711549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576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71.99" calcext:value-type="float">
            <text:p>71.99</text:p>
          </table:table-cell>
          <table:table-cell office:value-type="float" office:value="14.8" calcext:value-type="float">
            <text:p>14.8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57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17.3" calcext:value-type="float">
            <text:p>3717.3</text:p>
          </table:table-cell>
          <table:table-cell table:style-name="ce10" table:formula="of:=[.L576]*[.K576]" office:value-type="float" office:value="9293.25" calcext:value-type="float">
            <text:p>9293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577.4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5" calcext:value-type="float">
            <text:p>1985</text:p>
          </table:table-cell>
          <table:table-cell table:style-name="ce10" office:value-type="float" office:value="78" calcext:value-type="float">
            <text:p>78</text:p>
          </table:table-cell>
          <table:table-cell table:style-name="ce40" office:value-type="float" office:value="3717.3" calcext:value-type="float">
            <text:p>3717.3</text:p>
          </table:table-cell>
          <table:table-cell office:value-type="float" office:value="9293.3" calcext:value-type="float">
            <text:p>9293.3</text:p>
          </table:table-cell>
          <table:table-cell table:style-name="ce43" office:value-type="float" office:value="19.33" calcext:value-type="float">
            <text:p>19.33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23177" calcext:value-type="float">
            <text:p>423177</text:p>
          </table:table-cell>
          <table:table-cell office:value-type="float" office:value="269053" calcext:value-type="float">
            <text:p>269053</text:p>
          </table:table-cell>
          <table:table-cell table:formula="of:=SUM([.Y576:.Z576])" office:value-type="float" office:value="692230" calcext:value-type="float">
            <text:p>692230</text:p>
          </table:table-cell>
          <table:table-cell office:value-type="float" office:value="0.89" calcext:value-type="float">
            <text:p>0.89</text:p>
          </table:table-cell>
          <table:table-cell office:value-type="float" office:value="183342.4" calcext:value-type="float">
            <text:p>183342.4</text:p>
          </table:table-cell>
          <table:table-cell table:style-name="ce10" office:value-type="float" office:value="49.32" calcext:value-type="float">
            <text:p>49.32</text:p>
          </table:table-cell>
          <table:table-cell table:formula="of:=['file:///home/mixalako/Documents/EPU/rea-uc/datasets/Dataset-for-AI-tool_renovated-buildings-AUDITIEM-AR-1-ZONU-228-auditi-updated_ENG.xlsx'#$'Building envelope'.D2001]" office:value-type="float" office:value="5660.9" calcext:value-type="float">
            <text:p>5660.9</text:p>
          </table:table-cell>
          <table:table-cell table:style-name="ce10" table:formula="of:=['file:///home/mixalako/Documents/EPU/rea-uc/datasets/Dataset-for-AI-tool_renovated-buildings-AUDITIEM-AR-1-ZONU-228-auditi-updated_ENG.xlsx'#$'Building envelope'.E2001]" office:value-type="float" office:value="464791" calcext:value-type="float">
            <text:p>46479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677]" office:value-type="currency" office:currency="EUR" office:value="557800" calcext:value-type="currency">
            <text:p><text:s/>€ 557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67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5</text:p>
          </table:table-cell>
          <table:table-cell/>
          <table:table-cell table:style-name="ce10"/>
          <table:table-cell office:value-type="string" calcext:value-type="string">
            <text:p>Ilūkstes iela 58, Rīga, LV-1082</text:p>
          </table:table-cell>
          <table:table-cell table:style-name="ce21" office:value-type="float" office:value="1000712189001" calcext:value-type="float">
            <text:p>1000712189001</text:p>
          </table:table-cell>
          <table:table-cell table:content-validation-name="val1" office:value-type="string" calcext:value-type="string">
            <text:p>464. sērija (Lietuviešu projekts) 2.77</text:p>
          </table:table-cell>
          <table:table-cell table:style-name="ce25" table:content-validation-name="val2" table:formula="of:=VLOOKUP([.F581];['file:///home/mixalako/Documents/EPU/rea-uc/datasets/Dataset-for-AI-tool_renovated-buildings-AUDITIEM-AR-1-ZONU-228-auditi-updated_ENG.xlsx'#$'Building series'.A$1:.F$1048576];6;0)" office:value-type="float" office:value="464" calcext:value-type="float">
            <text:p>464</text:p>
          </table:table-cell>
          <table:table-cell office:value-type="float" office:value="80.82" calcext:value-type="float">
            <text:p>80.82</text:p>
          </table:table-cell>
          <table:table-cell office:value-type="float" office:value="11.91" calcext:value-type="float">
            <text:p>11.91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581];['file:///home/mixalako/Documents/EPU/rea-uc/datasets/Dataset-for-AI-tool_renovated-buildings-AUDITIEM-AR-1-ZONU-228-auditi-updated_ENG.xlsx'#$'Building series'.A$1:.C$1048576];2;0)" office:value-type="float" office:value="2.77" calcext:value-type="float">
            <text:p>2.77</text:p>
          </table:table-cell>
          <table:table-cell office:value-type="float" office:value="3703.17" calcext:value-type="float">
            <text:p>3703.17</text:p>
          </table:table-cell>
          <table:table-cell table:style-name="ce10" table:formula="of:=[.L581]*[.K581]" office:value-type="float" office:value="10257.7809" calcext:value-type="float">
            <text:p>10257.7809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674.96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75" calcext:value-type="float">
            <text:p>75</text:p>
          </table:table-cell>
          <table:table-cell table:style-name="ce40" office:value-type="float" office:value="3703.17" calcext:value-type="float">
            <text:p>3703.2</text:p>
          </table:table-cell>
          <table:table-cell office:value-type="float" office:value="10257.8" calcext:value-type="float">
            <text:p>10257.8</text:p>
          </table:table-cell>
          <table:table-cell table:style-name="ce43" office:value-type="float" office:value="18.12" calcext:value-type="float">
            <text:p>18.12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23687" calcext:value-type="float">
            <text:p>323687</text:p>
          </table:table-cell>
          <table:table-cell office:value-type="float" office:value="240967" calcext:value-type="float">
            <text:p>240967</text:p>
          </table:table-cell>
          <table:table-cell table:formula="of:=SUM([.Y581:.Z581])" office:value-type="float" office:value="564654" calcext:value-type="float">
            <text:p>564654</text:p>
          </table:table-cell>
          <table:table-cell office:value-type="float" office:value="0.88" calcext:value-type="float">
            <text:p>0.88</text:p>
          </table:table-cell>
          <table:table-cell office:value-type="float" office:value="177460.8" calcext:value-type="float">
            <text:p>177460.8</text:p>
          </table:table-cell>
          <table:table-cell table:style-name="ce10" office:value-type="float" office:value="47.92" calcext:value-type="float">
            <text:p>47.92</text:p>
          </table:table-cell>
          <table:table-cell table:formula="of:=['file:///home/mixalako/Documents/EPU/rea-uc/datasets/Dataset-for-AI-tool_renovated-buildings-AUDITIEM-AR-1-ZONU-228-auditi-updated_ENG.xlsx'#$'Building envelope'.D2020]" office:value-type="float" office:value="4621.21" calcext:value-type="float">
            <text:p>4621.21</text:p>
          </table:table-cell>
          <table:table-cell table:style-name="ce10" table:formula="of:=['file:///home/mixalako/Documents/EPU/rea-uc/datasets/Dataset-for-AI-tool_renovated-buildings-AUDITIEM-AR-1-ZONU-228-auditi-updated_ENG.xlsx'#$'Building envelope'.E2020]" office:value-type="float" office:value="344785" calcext:value-type="float">
            <text:p>34478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693]" office:value-type="currency" office:currency="EUR" office:value="401000" calcext:value-type="currency">
            <text:p><text:s/>€ 401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69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6</text:p>
          </table:table-cell>
          <table:table-cell/>
          <table:table-cell table:style-name="ce10"/>
          <table:table-cell office:value-type="string" calcext:value-type="string">
            <text:p>Lubānas iela 41 k-2, Rīga, LV-1073</text:p>
          </table:table-cell>
          <table:table-cell table:style-name="ce21" office:value-type="float" office:value="1001212458001" calcext:value-type="float">
            <text:p>1001212458001</text:p>
          </table:table-cell>
          <table:table-cell table:content-validation-name="val1" office:value-type="string" calcext:value-type="string">
            <text:p>Staļina laika projekts 2.85</text:p>
          </table:table-cell>
          <table:table-cell table:style-name="ce25" table:content-validation-name="val2" table:formula="of:=VLOOKUP([.F58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38.1" calcext:value-type="float">
            <text:p>38.1</text:p>
          </table:table-cell>
          <table:table-cell office:value-type="float" office:value="12.92" calcext:value-type="float">
            <text:p>12.92</text:p>
          </table:table-cell>
          <table:table-cell office:value-type="float" office:value="6.5" calcext:value-type="float">
            <text:p>6.5</text:p>
          </table:table-cell>
          <table:table-cell table:style-name="ce28" table:formula="of:=VLOOKUP([.F586];['file:///home/mixalako/Documents/EPU/rea-uc/datasets/Dataset-for-AI-tool_renovated-buildings-AUDITIEM-AR-1-ZONU-228-auditi-updated_ENG.xlsx'#$'Building series'.A$1:.C$1048576];2;0)" office:value-type="float" office:value="2.85" calcext:value-type="float">
            <text:p>2.85</text:p>
          </table:table-cell>
          <table:table-cell office:value-type="float" office:value="749.9" calcext:value-type="float">
            <text:p>749.9</text:p>
          </table:table-cell>
          <table:table-cell table:style-name="ce10" table:formula="of:=[.L586]*[.K586]" office:value-type="float" office:value="2137.215" calcext:value-type="float">
            <text:p>2137.21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772.4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49" calcext:value-type="float">
            <text:p>1949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749.9" calcext:value-type="float">
            <text:p>749.9</text:p>
          </table:table-cell>
          <table:table-cell office:value-type="float" office:value="2137.2" calcext:value-type="float">
            <text:p>2137.2</text:p>
          </table:table-cell>
          <table:table-cell table:style-name="ce43" office:value-type="float" office:value="18.31" calcext:value-type="float">
            <text:p>18.31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1186" calcext:value-type="float">
            <text:p>91186</text:p>
          </table:table-cell>
          <table:table-cell office:value-type="float" office:value="13708" calcext:value-type="float">
            <text:p>13708</text:p>
          </table:table-cell>
          <table:table-cell table:formula="of:=SUM([.Y586:.Z586])" office:value-type="float" office:value="104894" calcext:value-type="float">
            <text:p>104894</text:p>
          </table:table-cell>
          <table:table-cell office:value-type="float" office:value="0.91" calcext:value-type="float">
            <text:p>0.91</text:p>
          </table:table-cell>
          <table:table-cell office:value-type="float" office:value="32187.3" calcext:value-type="float">
            <text:p>32187.3</text:p>
          </table:table-cell>
          <table:table-cell table:style-name="ce10" office:value-type="float" office:value="42.92" calcext:value-type="float">
            <text:p>42.92</text:p>
          </table:table-cell>
          <table:table-cell table:formula="of:=['file:///home/mixalako/Documents/EPU/rea-uc/datasets/Dataset-for-AI-tool_renovated-buildings-AUDITIEM-AR-1-ZONU-228-auditi-updated_ENG.xlsx'#$'Building envelope'.D2034]" office:value-type="float" office:value="1409.11" calcext:value-type="float">
            <text:p>1409.11</text:p>
          </table:table-cell>
          <table:table-cell table:style-name="ce10" table:formula="of:=['file:///home/mixalako/Documents/EPU/rea-uc/datasets/Dataset-for-AI-tool_renovated-buildings-AUDITIEM-AR-1-ZONU-228-auditi-updated_ENG.xlsx'#$'Building envelope'.E2034]" office:value-type="float" office:value="107881" calcext:value-type="float">
            <text:p>10788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06]" office:value-type="currency" office:currency="EUR" office:value="110700" calcext:value-type="currency">
            <text:p><text:s/>€ 110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0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7</text:p>
          </table:table-cell>
          <table:table-cell/>
          <table:table-cell table:style-name="ce10"/>
          <table:table-cell office:value-type="string" calcext:value-type="string">
            <text:p>Madonas iela 23, Rīga, LV-1084</text:p>
          </table:table-cell>
          <table:table-cell table:style-name="ce21" office:value-type="float" office:value="1000702153001" calcext:value-type="float">
            <text:p>1000702153001</text:p>
          </table:table-cell>
          <table:table-cell table:content-validation-name="val1" office:value-type="string" calcext:value-type="string">
            <text:p>Franču projekts (Monolīta ēka)</text:p>
          </table:table-cell>
          <table:table-cell table:style-name="ce25" table:content-validation-name="val2" table:formula="of:=VLOOKUP([.F591];['file:///home/mixalako/Documents/EPU/rea-uc/datasets/Dataset-for-AI-tool_renovated-buildings-AUDITIEM-AR-1-ZONU-228-auditi-updated_ENG.xlsx'#$'Building series'.A$1:.F$1048576];6;0)" office:value-type="float" office:value="105" calcext:value-type="float">
            <text:p>105</text:p>
          </table:table-cell>
          <table:table-cell office:value-type="float" office:value="22.09" calcext:value-type="float">
            <text:p>22.09</text:p>
          </table:table-cell>
          <table:table-cell office:value-type="float" office:value="25.38" calcext:value-type="float">
            <text:p>25.38</text:p>
          </table:table-cell>
          <table:table-cell office:value-type="float" office:value="54.4" calcext:value-type="float">
            <text:p>54.4</text:p>
          </table:table-cell>
          <table:table-cell table:style-name="ce28" table:formula="of:=VLOOKUP([.F59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6925.4" calcext:value-type="float">
            <text:p>6925.4</text:p>
          </table:table-cell>
          <table:table-cell table:style-name="ce10" table:formula="of:=[.L591]*[.K591]" office:value-type="float" office:value="17313.5" calcext:value-type="float">
            <text:p>17313.5</text:p>
          </table:table-cell>
          <table:table-cell office:value-type="float" office:value="18" calcext:value-type="float">
            <text:p>18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869.9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4" calcext:value-type="float">
            <text:p>1984</text:p>
          </table:table-cell>
          <table:table-cell table:style-name="ce10" office:value-type="float" office:value="96" calcext:value-type="float">
            <text:p>96</text:p>
          </table:table-cell>
          <table:table-cell table:style-name="ce40" office:value-type="float" office:value="6925.4" calcext:value-type="float">
            <text:p>6925.4</text:p>
          </table:table-cell>
          <table:table-cell office:value-type="float" office:value="17313.5" calcext:value-type="float">
            <text:p>17313.5</text:p>
          </table:table-cell>
          <table:table-cell table:style-name="ce43" office:value-type="float" office:value="21.05" calcext:value-type="float">
            <text:p>21.05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05213" calcext:value-type="float">
            <text:p>805213</text:p>
          </table:table-cell>
          <table:table-cell office:value-type="float" office:value="341527" calcext:value-type="float">
            <text:p>341527</text:p>
          </table:table-cell>
          <table:table-cell table:formula="of:=SUM([.Y591:.Z591])" office:value-type="float" office:value="1146740" calcext:value-type="float">
            <text:p>1146740</text:p>
          </table:table-cell>
          <table:table-cell office:value-type="float" office:value="0.92" calcext:value-type="float">
            <text:p>0.92</text:p>
          </table:table-cell>
          <table:table-cell office:value-type="float" office:value="323679.6" calcext:value-type="float">
            <text:p>323679.6</text:p>
          </table:table-cell>
          <table:table-cell table:style-name="ce10" office:value-type="float" office:value="46.74" calcext:value-type="float">
            <text:p>46.74</text:p>
          </table:table-cell>
          <table:table-cell table:formula="of:=['file:///home/mixalako/Documents/EPU/rea-uc/datasets/Dataset-for-AI-tool_renovated-buildings-AUDITIEM-AR-1-ZONU-228-auditi-updated_ENG.xlsx'#$'Building envelope'.D2052]" office:value-type="float" office:value="7068.05" calcext:value-type="float">
            <text:p>7068.05</text:p>
          </table:table-cell>
          <table:table-cell table:style-name="ce10" table:formula="of:=['file:///home/mixalako/Documents/EPU/rea-uc/datasets/Dataset-for-AI-tool_renovated-buildings-AUDITIEM-AR-1-ZONU-228-auditi-updated_ENG.xlsx'#$'Building envelope'.E2052]" office:value-type="float" office:value="708258" calcext:value-type="float">
            <text:p>70825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24]" office:value-type="currency" office:currency="EUR" office:value="742000" calcext:value-type="currency">
            <text:p><text:s/>€ 742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2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5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8</text:p>
          </table:table-cell>
          <table:table-cell/>
          <table:table-cell table:style-name="ce10"/>
          <table:table-cell office:value-type="string" calcext:value-type="string">
            <text:p>Pļavnieku iela 7, Rīga, LV-1021</text:p>
          </table:table-cell>
          <table:table-cell table:style-name="ce21" office:value-type="float" office:value="1001212340007" calcext:value-type="float">
            <text:p>1001212340007</text:p>
          </table:table-cell>
          <table:table-cell table:content-validation-name="val1" office:value-type="string" calcext:value-type="string">
            <text:p>Mazģimeņu projekts 2.58</text:p>
          </table:table-cell>
          <table:table-cell table:style-name="ce25" table:content-validation-name="val2" table:formula="of:=VLOOKUP([.F596];['file:///home/mixalako/Documents/EPU/rea-uc/datasets/Dataset-for-AI-tool_renovated-buildings-AUDITIEM-AR-1-ZONU-228-auditi-updated_ENG.xlsx'#$'Building series'.A$1:.F$1048576];6;0)" office:value-type="float" office:value="102" calcext:value-type="float">
            <text:p>102</text:p>
          </table:table-cell>
          <table:table-cell office:value-type="float" office:value="26.26" calcext:value-type="float">
            <text:p>26.26</text:p>
          </table:table-cell>
          <table:table-cell office:value-type="float" office:value="17.51" calcext:value-type="float">
            <text:p>17.51</text:p>
          </table:table-cell>
          <table:table-cell office:value-type="float" office:value="24.3" calcext:value-type="float">
            <text:p>24.3</text:p>
          </table:table-cell>
          <table:table-cell table:style-name="ce28" table:formula="of:=VLOOKUP([.F596];['file:///home/mixalako/Documents/EPU/rea-uc/datasets/Dataset-for-AI-tool_renovated-buildings-AUDITIEM-AR-1-ZONU-228-auditi-updated_ENG.xlsx'#$'Building series'.A$1:.C$1048576];2;0)" office:value-type="float" office:value="2.58" calcext:value-type="float">
            <text:p>2.58</text:p>
          </table:table-cell>
          <table:table-cell office:value-type="float" office:value="2718.8" calcext:value-type="float">
            <text:p>2718.8</text:p>
          </table:table-cell>
          <table:table-cell table:style-name="ce10" table:formula="of:=[.L596]*[.K596]" office:value-type="float" office:value="7014.504" calcext:value-type="float">
            <text:p>7014.504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0967.4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91" calcext:value-type="float">
            <text:p>1991</text:p>
          </table:table-cell>
          <table:table-cell table:style-name="ce10" office:value-type="float" office:value="63" calcext:value-type="float">
            <text:p>63</text:p>
          </table:table-cell>
          <table:table-cell table:style-name="ce40" office:value-type="float" office:value="2718.8" calcext:value-type="float">
            <text:p>2718.8</text:p>
          </table:table-cell>
          <table:table-cell office:value-type="float" office:value="7014.5" calcext:value-type="float">
            <text:p>7014.5</text:p>
          </table:table-cell>
          <table:table-cell table:style-name="ce43" office:value-type="float" office:value="20.22" calcext:value-type="float">
            <text:p>20.22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table:number-columns-repeated="2" office:value-type="float" office:value="291239" calcext:value-type="float">
            <text:p>291239</text:p>
          </table:table-cell>
          <table:table-cell table:formula="of:=SUM([.Y596:.Z596])" office:value-type="float" office:value="582478" calcext:value-type="float">
            <text:p>582478</text:p>
          </table:table-cell>
          <table:table-cell office:value-type="float" office:value="0.91" calcext:value-type="float">
            <text:p>0.91</text:p>
          </table:table-cell>
          <table:table-cell office:value-type="float" office:value="129639.8" calcext:value-type="float">
            <text:p>129639.8</text:p>
          </table:table-cell>
          <table:table-cell table:style-name="ce10" office:value-type="float" office:value="47.68" calcext:value-type="float">
            <text:p>47.68</text:p>
          </table:table-cell>
          <table:table-cell table:formula="of:=['file:///home/mixalako/Documents/EPU/rea-uc/datasets/Dataset-for-AI-tool_renovated-buildings-AUDITIEM-AR-1-ZONU-228-auditi-updated_ENG.xlsx'#$'Building envelope'.D2072]" office:value-type="float" office:value="3128.9" calcext:value-type="float">
            <text:p>3128.9</text:p>
          </table:table-cell>
          <table:table-cell table:style-name="ce10" table:formula="of:=['file:///home/mixalako/Documents/EPU/rea-uc/datasets/Dataset-for-AI-tool_renovated-buildings-AUDITIEM-AR-1-ZONU-228-auditi-updated_ENG.xlsx'#$'Building envelope'.E2072]" office:value-type="float" office:value="282740" calcext:value-type="float">
            <text:p>28274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43]" office:value-type="currency" office:currency="EUR" office:value="291200" calcext:value-type="currency">
            <text:p><text:s/>€ 291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4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5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5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19</text:p>
          </table:table-cell>
          <table:table-cell/>
          <table:table-cell table:style-name="ce10"/>
          <table:table-cell office:value-type="string" calcext:value-type="string">
            <text:p>Druvienas iela 15A, Rīga, LV-1079</text:p>
          </table:table-cell>
          <table:table-cell table:style-name="ce21" office:value-type="float" office:value="1001220007001" calcext:value-type="float">
            <text:p>1001220007001</text:p>
          </table:table-cell>
          <table:table-cell table:content-validation-name="val1" office:value-type="string" calcext:value-type="string">
            <text:p>464. sērija (Lietuviešu projekts) 2.6</text:p>
          </table:table-cell>
          <table:table-cell table:style-name="ce25" table:content-validation-name="val2" table:formula="of:=VLOOKUP([.F601];['file:///home/mixalako/Documents/EPU/rea-uc/datasets/Dataset-for-AI-tool_renovated-buildings-AUDITIEM-AR-1-ZONU-228-auditi-updated_ENG.xlsx'#$'Building series'.A$1:.F$1048576];6;0)" office:value-type="float" office:value="464" calcext:value-type="float">
            <text:p>464</text:p>
          </table:table-cell>
          <table:table-cell office:value-type="float" office:value="51.43" calcext:value-type="float">
            <text:p>51.43</text:p>
          </table:table-cell>
          <table:table-cell office:value-type="float" office:value="11.94" calcext:value-type="float">
            <text:p>11.94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01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2565.9" calcext:value-type="float">
            <text:p>2565.9</text:p>
          </table:table-cell>
          <table:table-cell table:style-name="ce10" table:formula="of:=[.L601]*[.K601]" office:value-type="float" office:value="6671.34" calcext:value-type="float">
            <text:p>6671.3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064.9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45" calcext:value-type="float">
            <text:p>45</text:p>
          </table:table-cell>
          <table:table-cell table:style-name="ce40" office:value-type="float" office:value="2565.9" calcext:value-type="float">
            <text:p>2565.9</text:p>
          </table:table-cell>
          <table:table-cell office:value-type="float" office:value="6671.3" calcext:value-type="float">
            <text:p>6671.3</text:p>
          </table:table-cell>
          <table:table-cell table:style-name="ce43" office:value-type="float" office:value="19.62" calcext:value-type="float">
            <text:p>19.62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63290" calcext:value-type="float">
            <text:p>263290</text:p>
          </table:table-cell>
          <table:table-cell office:value-type="float" office:value="166408" calcext:value-type="float">
            <text:p>166408</text:p>
          </table:table-cell>
          <table:table-cell table:formula="of:=SUM([.Y601:.Z601])" office:value-type="float" office:value="429698" calcext:value-type="float">
            <text:p>429698</text:p>
          </table:table-cell>
          <table:table-cell office:value-type="float" office:value="0.89" calcext:value-type="float">
            <text:p>0.89</text:p>
          </table:table-cell>
          <table:table-cell office:value-type="float" office:value="128281.8" calcext:value-type="float">
            <text:p>128281.8</text:p>
          </table:table-cell>
          <table:table-cell table:style-name="ce10" office:value-type="float" office:value="49.99" calcext:value-type="float">
            <text:p>49.99</text:p>
          </table:table-cell>
          <table:table-cell table:formula="of:=['file:///home/mixalako/Documents/EPU/rea-uc/datasets/Dataset-for-AI-tool_renovated-buildings-AUDITIEM-AR-1-ZONU-228-auditi-updated_ENG.xlsx'#$'Building envelope'.D2091]" office:value-type="float" office:value="3215.8" calcext:value-type="float">
            <text:p>3215.8</text:p>
          </table:table-cell>
          <table:table-cell table:style-name="ce10" table:formula="of:=['file:///home/mixalako/Documents/EPU/rea-uc/datasets/Dataset-for-AI-tool_renovated-buildings-AUDITIEM-AR-1-ZONU-228-auditi-updated_ENG.xlsx'#$'Building envelope'.E2091]" office:value-type="float" office:value="267535" calcext:value-type="float">
            <text:p>26753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60]" office:value-type="currency" office:currency="EUR" office:value="311700" calcext:value-type="currency">
            <text:p><text:s/>€ 311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6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120</text:p>
          </table:table-cell>
          <table:table-cell/>
          <table:table-cell table:style-name="ce10"/>
          <table:table-cell office:value-type="string" calcext:value-type="string">
            <text:p>Sergeja Eizenšteina iela 61, Rīga, LV-1079</text:p>
          </table:table-cell>
          <table:table-cell table:style-name="ce21" office:value-type="float" office:value="1001220282005" calcext:value-type="float">
            <text:p>1001220282005</text:p>
          </table:table-cell>
          <table:table-cell table:content-validation-name="val1" office:value-type="string" calcext:value-type="string">
            <text:p>602. sērija 2.5</text:p>
          </table:table-cell>
          <table:table-cell table:style-name="ce25" table:content-validation-name="val2" table:formula="of:=VLOOKUP([.F60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51.81" calcext:value-type="float">
            <text:p>51.81</text:p>
          </table:table-cell>
          <table:table-cell office:value-type="float" office:value="10.64" calcext:value-type="float">
            <text:p>10.64</text:p>
          </table:table-cell>
          <table:table-cell office:value-type="float" office:value="29.35" calcext:value-type="float">
            <text:p>29.35</text:p>
          </table:table-cell>
          <table:table-cell table:style-name="ce28" table:formula="of:=VLOOKUP([.F60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450.5" calcext:value-type="float">
            <text:p>4450.5</text:p>
          </table:table-cell>
          <table:table-cell table:style-name="ce10" table:formula="of:=[.L606]*[.K606]" office:value-type="float" office:value="11126.25" calcext:value-type="float">
            <text:p>11126.25</text:p>
          </table:table-cell>
          <table:table-cell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166.58pt" draw:caption-point-x="-11.54pt" draw:caption-point-y="114.43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0" calcext:value-type="float">
            <text:p>1980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4450.5" calcext:value-type="float">
            <text:p>4450.5</text:p>
          </table:table-cell>
          <table:table-cell office:value-type="float" office:value="11126.3" calcext:value-type="float">
            <text:p>11126.3</text:p>
          </table:table-cell>
          <table:table-cell table:style-name="ce43" office:value-type="float" office:value="20.67" calcext:value-type="float">
            <text:p>20.6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23518" calcext:value-type="float">
            <text:p>523518</text:p>
          </table:table-cell>
          <table:table-cell office:value-type="float" office:value="302806" calcext:value-type="float">
            <text:p>302806</text:p>
          </table:table-cell>
          <table:table-cell table:formula="of:=SUM([.Y606:.Z606])" office:value-type="float" office:value="826324" calcext:value-type="float">
            <text:p>826324</text:p>
          </table:table-cell>
          <table:table-cell office:value-type="float" office:value="0.91" calcext:value-type="float">
            <text:p>0.91</text:p>
          </table:table-cell>
          <table:table-cell office:value-type="float" office:value="226828.1" calcext:value-type="float">
            <text:p>226828.1</text:p>
          </table:table-cell>
          <table:table-cell table:style-name="ce10" office:value-type="float" office:value="50.97" calcext:value-type="float">
            <text:p>50.97</text:p>
          </table:table-cell>
          <table:table-cell table:formula="of:=['file:///home/mixalako/Documents/EPU/rea-uc/datasets/Dataset-for-AI-tool_renovated-buildings-AUDITIEM-AR-1-ZONU-228-auditi-updated_ENG.xlsx'#$'Building envelope'.D2114]" office:value-type="float" office:value="5144.8" calcext:value-type="float">
            <text:p>5144.8</text:p>
          </table:table-cell>
          <table:table-cell table:style-name="ce10" table:formula="of:=['file:///home/mixalako/Documents/EPU/rea-uc/datasets/Dataset-for-AI-tool_renovated-buildings-AUDITIEM-AR-1-ZONU-228-auditi-updated_ENG.xlsx'#$'Building envelope'.E2114]" office:value-type="float" office:value="483659" calcext:value-type="float">
            <text:p>48365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81]" office:value-type="currency" office:currency="EUR" office:value="531200" calcext:value-type="currency">
            <text:p><text:s/>€ 531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8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1</text:p>
          </table:table-cell>
          <table:table-cell/>
          <table:table-cell table:style-name="ce10"/>
          <table:table-cell office:value-type="string" calcext:value-type="string">
            <text:p>Stirnu iela 45, Rīga, LV-1084</text:p>
          </table:table-cell>
          <table:table-cell table:style-name="ce21" office:value-type="float" office:value="1000700294001" calcext:value-type="float">
            <text:p>1000700294001</text:p>
          </table:table-cell>
          <table:table-cell table:content-validation-name="val1" office:value-type="string" calcext:value-type="string">
            <text:p>467. sērija 2.68</text:p>
          </table:table-cell>
          <table:table-cell table:style-name="ce25" table:content-validation-name="val2" table:formula="of:=VLOOKUP([.F61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64.6" calcext:value-type="float">
            <text:p>64.6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11];['file:///home/mixalako/Documents/EPU/rea-uc/datasets/Dataset-for-AI-tool_renovated-buildings-AUDITIEM-AR-1-ZONU-228-auditi-updated_ENG.xlsx'#$'Building series'.A$1:.C$1048576];2;0)" office:value-type="float" office:value="2.68" calcext:value-type="float">
            <text:p>2.68</text:p>
          </table:table-cell>
          <table:table-cell office:value-type="float" office:value="2777.17" calcext:value-type="float">
            <text:p>2777.17</text:p>
          </table:table-cell>
          <table:table-cell table:style-name="ce10" table:formula="of:=[.L611]*[.K611]" office:value-type="float" office:value="7442.8156" calcext:value-type="float">
            <text:p>7442.8156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268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2777.17" calcext:value-type="float">
            <text:p>2777.2</text:p>
          </table:table-cell>
          <table:table-cell office:value-type="float" office:value="7742.8" calcext:value-type="float">
            <text:p>7742.8</text:p>
          </table:table-cell>
          <table:table-cell table:style-name="ce43" office:value-type="float" office:value="20.58" calcext:value-type="float">
            <text:p>20.58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5319" calcext:value-type="float">
            <text:p>365319</text:p>
          </table:table-cell>
          <table:table-cell office:value-type="float" office:value="210671" calcext:value-type="float">
            <text:p>210671</text:p>
          </table:table-cell>
          <table:table-cell table:formula="of:=SUM([.Y611:.Z611])" office:value-type="float" office:value="575990" calcext:value-type="float">
            <text:p>575990</text:p>
          </table:table-cell>
          <table:table-cell office:value-type="float" office:value="0.9" calcext:value-type="float">
            <text:p>0.9</text:p>
          </table:table-cell>
          <table:table-cell office:value-type="float" office:value="147195.2" calcext:value-type="float">
            <text:p>147195.2</text:p>
          </table:table-cell>
          <table:table-cell table:style-name="ce10" office:value-type="float" office:value="53" calcext:value-type="float">
            <text:p>53</text:p>
          </table:table-cell>
          <table:table-cell table:formula="of:=['file:///home/mixalako/Documents/EPU/rea-uc/datasets/Dataset-for-AI-tool_renovated-buildings-AUDITIEM-AR-1-ZONU-228-auditi-updated_ENG.xlsx'#$'Building envelope'.D2132]" office:value-type="float" office:value="3505.09" calcext:value-type="float">
            <text:p>3505.09</text:p>
          </table:table-cell>
          <table:table-cell table:style-name="ce10" table:formula="of:=['file:///home/mixalako/Documents/EPU/rea-uc/datasets/Dataset-for-AI-tool_renovated-buildings-AUDITIEM-AR-1-ZONU-228-auditi-updated_ENG.xlsx'#$'Building envelope'.E2132]" office:value-type="float" office:value="319137" calcext:value-type="float">
            <text:p>31913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796]" office:value-type="currency" office:currency="EUR" office:value="383600" calcext:value-type="currency">
            <text:p><text:s/>€ 383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79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2</text:p>
          </table:table-cell>
          <table:table-cell/>
          <table:table-cell table:style-name="ce10"/>
          <table:table-cell office:value-type="string" calcext:value-type="string">
            <text:p>Ulbrokas iela 22, Rīga, LV-1021</text:p>
          </table:table-cell>
          <table:table-cell table:style-name="ce21" office:value-type="float" office:value="1001212145001" calcext:value-type="float">
            <text:p>1001212145001</text:p>
          </table:table-cell>
          <table:table-cell table:content-validation-name="val1" office:value-type="string" calcext:value-type="string">
            <text:p>602. sērija 2.67</text:p>
          </table:table-cell>
          <table:table-cell table:style-name="ce25" table:content-validation-name="val2" table:formula="of:=VLOOKUP([.F61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51.93" calcext:value-type="float">
            <text:p>51.93</text:p>
          </table:table-cell>
          <table:table-cell office:value-type="float" office:value="10.42" calcext:value-type="float">
            <text:p>10.42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616];['file:///home/mixalako/Documents/EPU/rea-uc/datasets/Dataset-for-AI-tool_renovated-buildings-AUDITIEM-AR-1-ZONU-228-auditi-updated_ENG.xlsx'#$'Building series'.A$1:.C$1048576];2;0)" office:value-type="float" office:value="2.67" calcext:value-type="float">
            <text:p>2.67</text:p>
          </table:table-cell>
          <table:table-cell office:value-type="float" office:value="3959" calcext:value-type="float">
            <text:p>3959</text:p>
          </table:table-cell>
          <table:table-cell table:style-name="ce10" table:formula="of:=[.L616]*[.K616]" office:value-type="float" office:value="10570.53" calcext:value-type="float">
            <text:p>10570.53</text:p>
          </table:table-cell>
          <table:table-cell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365.7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959" calcext:value-type="float">
            <text:p>3959.0</text:p>
          </table:table-cell>
          <table:table-cell office:value-type="float" office:value="10570.5" calcext:value-type="float">
            <text:p>10570.5</text:p>
          </table:table-cell>
          <table:table-cell table:style-name="ce43" office:value-type="float" office:value="20.65" calcext:value-type="float">
            <text:p>20.650</text:p>
          </table:table-cell>
          <table:table-cell office:value-type="float" office:value="203" calcext:value-type="float">
            <text:p>203</text:p>
          </table:table-cell>
          <table:table-cell office:value-type="float" office:value="0.65" calcext:value-type="float">
            <text:p>0.6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40396" calcext:value-type="float">
            <text:p>440396</text:p>
          </table:table-cell>
          <table:table-cell office:value-type="float" office:value="284052" calcext:value-type="float">
            <text:p>284052</text:p>
          </table:table-cell>
          <table:table-cell table:formula="of:=SUM([.Y616:.Z616])" office:value-type="float" office:value="724448" calcext:value-type="float">
            <text:p>724448</text:p>
          </table:table-cell>
          <table:table-cell office:value-type="float" office:value="0.9" calcext:value-type="float">
            <text:p>0.9</text:p>
          </table:table-cell>
          <table:table-cell office:value-type="float" office:value="202105.6" calcext:value-type="float">
            <text:p>202105.6</text:p>
          </table:table-cell>
          <table:table-cell table:style-name="ce10" office:value-type="float" office:value="51.05" calcext:value-type="float">
            <text:p>51.05</text:p>
          </table:table-cell>
          <table:table-cell table:formula="of:=['file:///home/mixalako/Documents/EPU/rea-uc/datasets/Dataset-for-AI-tool_renovated-buildings-AUDITIEM-AR-1-ZONU-228-auditi-updated_ENG.xlsx'#$'Building envelope'.D2154]" office:value-type="float" office:value="4464.87" calcext:value-type="float">
            <text:p>4464.87</text:p>
          </table:table-cell>
          <table:table-cell table:style-name="ce10" table:formula="of:=['file:///home/mixalako/Documents/EPU/rea-uc/datasets/Dataset-for-AI-tool_renovated-buildings-AUDITIEM-AR-1-ZONU-228-auditi-updated_ENG.xlsx'#$'Building envelope'.E2154]" office:value-type="float" office:value="410608" calcext:value-type="float">
            <text:p>41060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815]" office:value-type="currency" office:currency="EUR" office:value="464200" calcext:value-type="currency">
            <text:p><text:s/>€ 464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81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3</text:p>
          </table:table-cell>
          <table:table-cell/>
          <table:table-cell table:style-name="ce10"/>
          <table:table-cell office:value-type="string" calcext:value-type="string">
            <text:p>Ūnijas iela 71, Rīga, LV-1084</text:p>
          </table:table-cell>
          <table:table-cell table:style-name="ce21" office:value-type="float" office:value="1000702384001" calcext:value-type="float">
            <text:p>1000702384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62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65.5" calcext:value-type="float">
            <text:p>165.5</text:p>
          </table:table-cell>
          <table:table-cell office:value-type="float" office:value="12.2" calcext:value-type="float">
            <text:p>12.2</text:p>
          </table:table-cell>
          <table:table-cell office:value-type="float" office:value="25.4" calcext:value-type="float">
            <text:p>25.4</text:p>
          </table:table-cell>
          <table:table-cell table:style-name="ce28" table:formula="of:=VLOOKUP([.F6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3813.5" calcext:value-type="float">
            <text:p>13813.5</text:p>
          </table:table-cell>
          <table:table-cell table:style-name="ce10" table:formula="of:=[.L621]*[.K621]" office:value-type="float" office:value="34533.75" calcext:value-type="float">
            <text:p>34533.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463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4" calcext:value-type="float">
            <text:p>1974</text:p>
          </table:table-cell>
          <table:table-cell table:style-name="ce10" office:value-type="float" office:value="239" calcext:value-type="float">
            <text:p>239</text:p>
          </table:table-cell>
          <table:table-cell table:style-name="ce40" office:value-type="float" office:value="13813.5" calcext:value-type="float">
            <text:p>13813.5</text:p>
          </table:table-cell>
          <table:table-cell office:value-type="float" office:value="34533.8" calcext:value-type="float">
            <text:p>34533.8</text:p>
          </table:table-cell>
          <table:table-cell table:style-name="ce43" office:value-type="float" office:value="20.26" calcext:value-type="float">
            <text:p>20.26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64953" calcext:value-type="float">
            <text:p>1464953</text:p>
          </table:table-cell>
          <table:table-cell office:value-type="float" office:value="846347" calcext:value-type="float">
            <text:p>846347</text:p>
          </table:table-cell>
          <table:table-cell table:formula="of:=SUM([.Y621:.Z621])" office:value-type="float" office:value="2311300" calcext:value-type="float">
            <text:p>2311300</text:p>
          </table:table-cell>
          <table:table-cell office:value-type="float" office:value="0.89" calcext:value-type="float">
            <text:p>0.89</text:p>
          </table:table-cell>
          <table:table-cell office:value-type="float" office:value="720658.8" calcext:value-type="float">
            <text:p>720658.8</text:p>
          </table:table-cell>
          <table:table-cell table:style-name="ce10" office:value-type="float" office:value="52.17" calcext:value-type="float">
            <text:p>52.17</text:p>
          </table:table-cell>
          <table:table-cell table:formula="of:=['file:///home/mixalako/Documents/EPU/rea-uc/datasets/Dataset-for-AI-tool_renovated-buildings-AUDITIEM-AR-1-ZONU-228-auditi-updated_ENG.xlsx'#$'Building envelope'.D2173]" office:value-type="float" office:value="15397.49" calcext:value-type="float">
            <text:p>15397.49</text:p>
          </table:table-cell>
          <table:table-cell table:style-name="ce10" table:formula="of:=['file:///home/mixalako/Documents/EPU/rea-uc/datasets/Dataset-for-AI-tool_renovated-buildings-AUDITIEM-AR-1-ZONU-228-auditi-updated_ENG.xlsx'#$'Building envelope'.E2173]" office:value-type="float" office:value="1368340" calcext:value-type="float">
            <text:p>136834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833]" office:value-type="currency" office:currency="EUR" office:value="1429250" calcext:value-type="currency">
            <text:p><text:s/>€ 1,429,25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83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4</text:p>
          </table:table-cell>
          <table:table-cell/>
          <table:table-cell table:style-name="ce10"/>
          <table:table-cell office:value-type="string" calcext:value-type="string">
            <text:p>Vaidavas iela 13, Rīga, LV-1084</text:p>
          </table:table-cell>
          <table:table-cell table:style-name="ce21" office:value-type="float" office:value="1000702178003" calcext:value-type="float">
            <text:p>1000702178003</text:p>
          </table:table-cell>
          <table:table-cell table:content-validation-name="val1" office:value-type="string" calcext:value-type="string">
            <text:p>467. sērija 2.86</text:p>
          </table:table-cell>
          <table:table-cell table:style-name="ce25" table:content-validation-name="val2" table:formula="of:=VLOOKUP([.F62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97.21" calcext:value-type="float">
            <text:p>97.21</text:p>
          </table:table-cell>
          <table:table-cell office:value-type="float" office:value="10.45" calcext:value-type="float">
            <text:p>10.45</text:p>
          </table:table-cell>
          <table:table-cell office:value-type="float" office:value="14.9" calcext:value-type="float">
            <text:p>14.9</text:p>
          </table:table-cell>
          <table:table-cell table:style-name="ce28" table:formula="of:=VLOOKUP([.F626];['file:///home/mixalako/Documents/EPU/rea-uc/datasets/Dataset-for-AI-tool_renovated-buildings-AUDITIEM-AR-1-ZONU-228-auditi-updated_ENG.xlsx'#$'Building series'.A$1:.C$1048576];2;0)" office:value-type="float" office:value="2.86" calcext:value-type="float">
            <text:p>2.86</text:p>
          </table:table-cell>
          <table:table-cell office:value-type="float" office:value="4098.12" calcext:value-type="float">
            <text:p>4098.12</text:p>
          </table:table-cell>
          <table:table-cell table:style-name="ce10" table:formula="of:=[.L626]*[.K626]" office:value-type="float" office:value="11720.6232" calcext:value-type="float">
            <text:p>11720.623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560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4098.12" calcext:value-type="float">
            <text:p>4098.1</text:p>
          </table:table-cell>
          <table:table-cell office:value-type="float" office:value="11720.6" calcext:value-type="float">
            <text:p>11720.6</text:p>
          </table:table-cell>
          <table:table-cell table:style-name="ce43" office:value-type="float" office:value="20.56" calcext:value-type="float">
            <text:p>20.56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19454" calcext:value-type="float">
            <text:p>519454</text:p>
          </table:table-cell>
          <table:table-cell office:value-type="float" office:value="280852" calcext:value-type="float">
            <text:p>280852</text:p>
          </table:table-cell>
          <table:table-cell table:formula="of:=SUM([.Y626:.Z626])" office:value-type="float" office:value="800306" calcext:value-type="float">
            <text:p>800306</text:p>
          </table:table-cell>
          <table:table-cell office:value-type="float" office:value="0.89" calcext:value-type="float">
            <text:p>0.89</text:p>
          </table:table-cell>
          <table:table-cell office:value-type="float" office:value="230669.4" calcext:value-type="float">
            <text:p>230669.4</text:p>
          </table:table-cell>
          <table:table-cell table:style-name="ce10" office:value-type="float" office:value="56.29" calcext:value-type="float">
            <text:p>56.29</text:p>
          </table:table-cell>
          <table:table-cell table:formula="of:=['file:///home/mixalako/Documents/EPU/rea-uc/datasets/Dataset-for-AI-tool_renovated-buildings-AUDITIEM-AR-1-ZONU-228-auditi-updated_ENG.xlsx'#$'Building envelope'.D2191]" office:value-type="float" office:value="5406.83" calcext:value-type="float">
            <text:p>5406.83</text:p>
          </table:table-cell>
          <table:table-cell table:style-name="ce10" table:formula="of:=['file:///home/mixalako/Documents/EPU/rea-uc/datasets/Dataset-for-AI-tool_renovated-buildings-AUDITIEM-AR-1-ZONU-228-auditi-updated_ENG.xlsx'#$'Building envelope'.E2191]" office:value-type="float" office:value="492896" calcext:value-type="float">
            <text:p>49289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849]" office:value-type="currency" office:currency="EUR" office:value="558000" calcext:value-type="currency">
            <text:p><text:s/>€ 558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84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5</text:p>
          </table:table-cell>
          <table:table-cell/>
          <table:table-cell table:style-name="ce10"/>
          <table:table-cell office:value-type="string" calcext:value-type="string">
            <text:p>Zemes iela 5, Rīga, LV-1082</text:p>
          </table:table-cell>
          <table:table-cell table:style-name="ce21" office:value-type="float" office:value="1001212327001" calcext:value-type="float">
            <text:p>1001212327001</text:p>
          </table:table-cell>
          <table:table-cell table:content-validation-name="val1" office:value-type="string" calcext:value-type="string">
            <text:p>Mazģimeņu projekts 2.5</text:p>
          </table:table-cell>
          <table:table-cell table:style-name="ce25" table:content-validation-name="val2" table:formula="of:=VLOOKUP([.F631];['file:///home/mixalako/Documents/EPU/rea-uc/datasets/Dataset-for-AI-tool_renovated-buildings-AUDITIEM-AR-1-ZONU-228-auditi-updated_ENG.xlsx'#$'Building series'.A$1:.F$1048576];6;0)" office:value-type="float" office:value="102" calcext:value-type="float">
            <text:p>102</text:p>
          </table:table-cell>
          <table:table-cell office:value-type="float" office:value="26.2" calcext:value-type="float">
            <text:p>26.2</text:p>
          </table:table-cell>
          <table:table-cell office:value-type="float" office:value="17.49" calcext:value-type="float">
            <text:p>17.49</text:p>
          </table:table-cell>
          <table:table-cell office:value-type="float" office:value="24.3" calcext:value-type="float">
            <text:p>24.3</text:p>
          </table:table-cell>
          <table:table-cell table:style-name="ce28" table:formula="of:=VLOOKUP([.F6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846.8" calcext:value-type="float">
            <text:p>2846.8</text:p>
          </table:table-cell>
          <table:table-cell table:style-name="ce10" table:formula="of:=[.L631]*[.K631]" office:value-type="float" office:value="7117" calcext:value-type="float">
            <text:p>7117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658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4" calcext:value-type="float">
            <text:p>1984</text:p>
          </table:table-cell>
          <table:table-cell table:style-name="ce10" office:value-type="float" office:value="63" calcext:value-type="float">
            <text:p>63</text:p>
          </table:table-cell>
          <table:table-cell table:style-name="ce40" office:value-type="float" office:value="2846.8" calcext:value-type="float">
            <text:p>2846.8</text:p>
          </table:table-cell>
          <table:table-cell office:value-type="float" office:value="7117" calcext:value-type="float">
            <text:p>7117</text:p>
          </table:table-cell>
          <table:table-cell table:style-name="ce43" office:value-type="float" office:value="20.17" calcext:value-type="float">
            <text:p>20.17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05803" calcext:value-type="float">
            <text:p>305803</text:p>
          </table:table-cell>
          <table:table-cell office:value-type="float" office:value="157487" calcext:value-type="float">
            <text:p>157487</text:p>
          </table:table-cell>
          <table:table-cell table:formula="of:=SUM([.Y631:.Z631])" office:value-type="float" office:value="463290" calcext:value-type="float">
            <text:p>463290</text:p>
          </table:table-cell>
          <table:table-cell office:value-type="float" office:value="0.91" calcext:value-type="float">
            <text:p>0.91</text:p>
          </table:table-cell>
          <table:table-cell office:value-type="float" office:value="134386.1" calcext:value-type="float">
            <text:p>134386.1</text:p>
          </table:table-cell>
          <table:table-cell table:style-name="ce10" office:value-type="float" office:value="47.21" calcext:value-type="float">
            <text:p>47.21</text:p>
          </table:table-cell>
          <table:table-cell table:formula="of:=['file:///home/mixalako/Documents/EPU/rea-uc/datasets/Dataset-for-AI-tool_renovated-buildings-AUDITIEM-AR-1-ZONU-228-auditi-updated_ENG.xlsx'#$'Building envelope'.D2211]" office:value-type="float" office:value="3178.9" calcext:value-type="float">
            <text:p>3178.9</text:p>
          </table:table-cell>
          <table:table-cell table:style-name="ce10" table:formula="of:=['file:///home/mixalako/Documents/EPU/rea-uc/datasets/Dataset-for-AI-tool_renovated-buildings-AUDITIEM-AR-1-ZONU-228-auditi-updated_ENG.xlsx'#$'Building envelope'.E2211]" office:value-type="float" office:value="287321" calcext:value-type="float">
            <text:p>28732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868]" office:value-type="currency" office:currency="EUR" office:value="314700" calcext:value-type="currency">
            <text:p><text:s/>€ 314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86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6</text:p>
          </table:table-cell>
          <table:table-cell/>
          <table:table-cell table:style-name="ce10"/>
          <table:table-cell office:value-type="string" calcext:value-type="string">
            <text:p>Zirņu iela 5 k-2, Rīga, LV-1013</text:p>
          </table:table-cell>
          <table:table-cell table:style-name="ce21" office:value-type="float" office:value="1000250181001" calcext:value-type="float">
            <text:p>1000250181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63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103.42" calcext:value-type="float">
            <text:p>103.42</text:p>
          </table:table-cell>
          <table:table-cell office:value-type="float" office:value="11.9" calcext:value-type="float">
            <text:p>11.9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63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8684" calcext:value-type="float">
            <text:p>8684</text:p>
          </table:table-cell>
          <table:table-cell table:style-name="ce10" table:formula="of:=[.L636]*[.K636]" office:value-type="float" office:value="21710" calcext:value-type="float">
            <text:p>21710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755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3" calcext:value-type="float">
            <text:p>1973</text:p>
          </table:table-cell>
          <table:table-cell table:style-name="ce10" office:value-type="float" office:value="144" calcext:value-type="float">
            <text:p>144</text:p>
          </table:table-cell>
          <table:table-cell table:style-name="ce40" office:value-type="float" office:value="8684" calcext:value-type="float">
            <text:p>8684.0</text:p>
          </table:table-cell>
          <table:table-cell office:value-type="float" office:value="21710" calcext:value-type="float">
            <text:p>21710</text:p>
          </table:table-cell>
          <table:table-cell table:style-name="ce43" office:value-type="float" office:value="20.45" calcext:value-type="float">
            <text:p>20.45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82520" calcext:value-type="float">
            <text:p>482520</text:p>
          </table:table-cell>
          <table:table-cell office:value-type="float" office:value="246143" calcext:value-type="float">
            <text:p>246143</text:p>
          </table:table-cell>
          <table:table-cell table:formula="of:=SUM([.Y636:.Z636])" office:value-type="float" office:value="728663" calcext:value-type="float">
            <text:p>728663</text:p>
          </table:table-cell>
          <table:table-cell office:value-type="float" office:value="0.88" calcext:value-type="float">
            <text:p>0.88</text:p>
          </table:table-cell>
          <table:table-cell office:value-type="float" office:value="487609.3" calcext:value-type="float">
            <text:p>487609.3</text:p>
          </table:table-cell>
          <table:table-cell table:style-name="ce10" office:value-type="float" office:value="56.15" calcext:value-type="float">
            <text:p>56.15</text:p>
          </table:table-cell>
          <table:table-cell table:formula="of:=['file:///home/mixalako/Documents/EPU/rea-uc/datasets/Dataset-for-AI-tool_renovated-buildings-AUDITIEM-AR-1-ZONU-228-auditi-updated_ENG.xlsx'#$'Building envelope'.D2233]" office:value-type="float" office:value="9644.89" calcext:value-type="float">
            <text:p>9644.89</text:p>
          </table:table-cell>
          <table:table-cell table:style-name="ce10" table:formula="of:=['file:///home/mixalako/Documents/EPU/rea-uc/datasets/Dataset-for-AI-tool_renovated-buildings-AUDITIEM-AR-1-ZONU-228-auditi-updated_ENG.xlsx'#$'Building envelope'.E2233]" office:value-type="float" office:value="881474" calcext:value-type="float">
            <text:p>88147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888]" office:value-type="currency" office:currency="EUR" office:value="996600" calcext:value-type="currency">
            <text:p><text:s/>€ 996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88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7</text:p>
          </table:table-cell>
          <table:table-cell/>
          <table:table-cell table:style-name="ce10"/>
          <table:table-cell office:value-type="string" calcext:value-type="string">
            <text:p>Zirņu iela 5 k-1, Rīga, LV-1013</text:p>
          </table:table-cell>
          <table:table-cell table:style-name="ce21" office:value-type="float" office:value="1000250181002" calcext:value-type="float">
            <text:p>1000250181002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64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52.6" calcext:value-type="float">
            <text:p>52.6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64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349.2" calcext:value-type="float">
            <text:p>4349.2</text:p>
          </table:table-cell>
          <table:table-cell table:style-name="ce10" table:formula="of:=[.L641]*[.K641]" office:value-type="float" office:value="10873" calcext:value-type="float">
            <text:p>10873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853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72" calcext:value-type="float">
            <text:p>72</text:p>
          </table:table-cell>
          <table:table-cell table:style-name="ce40" office:value-type="float" office:value="4349.2" calcext:value-type="float">
            <text:p>4349.2</text:p>
          </table:table-cell>
          <table:table-cell office:value-type="float" office:value="10873" calcext:value-type="float">
            <text:p>10873</text:p>
          </table:table-cell>
          <table:table-cell table:style-name="ce43" office:value-type="float" office:value="20.45" calcext:value-type="float">
            <text:p>20.45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61120" calcext:value-type="float">
            <text:p>261120</text:p>
          </table:table-cell>
          <table:table-cell office:value-type="float" office:value="123276" calcext:value-type="float">
            <text:p>123276</text:p>
          </table:table-cell>
          <table:table-cell table:formula="of:=SUM([.Y641:.Z641])" office:value-type="float" office:value="384396" calcext:value-type="float">
            <text:p>384396</text:p>
          </table:table-cell>
          <table:table-cell office:value-type="float" office:value="0.9" calcext:value-type="float">
            <text:p>0.9</text:p>
          </table:table-cell>
          <table:table-cell office:value-type="float" office:value="228225.9" calcext:value-type="float">
            <text:p>228225.9</text:p>
          </table:table-cell>
          <table:table-cell table:style-name="ce10" office:value-type="float" office:value="52.48" calcext:value-type="float">
            <text:p>52.48</text:p>
          </table:table-cell>
          <table:table-cell table:formula="of:=['file:///home/mixalako/Documents/EPU/rea-uc/datasets/Dataset-for-AI-tool_renovated-buildings-AUDITIEM-AR-1-ZONU-228-auditi-updated_ENG.xlsx'#$'Building envelope'.D2255]" office:value-type="float" office:value="5049.8" calcext:value-type="float">
            <text:p>5049.8</text:p>
          </table:table-cell>
          <table:table-cell table:style-name="ce10" table:formula="of:=['file:///home/mixalako/Documents/EPU/rea-uc/datasets/Dataset-for-AI-tool_renovated-buildings-AUDITIEM-AR-1-ZONU-228-auditi-updated_ENG.xlsx'#$'Building envelope'.E2255]" office:value-type="float" office:value="463210" calcext:value-type="float">
            <text:p>46321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08]" office:value-type="currency" office:currency="EUR" office:value="510800" calcext:value-type="currency">
            <text:p><text:s/>€ 510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0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8</text:p>
          </table:table-cell>
          <table:table-cell/>
          <table:table-cell table:style-name="ce10"/>
          <table:table-cell office:value-type="string" calcext:value-type="string">
            <text:p>Zirņu iela 5, Rīga, LV-1013</text:p>
          </table:table-cell>
          <table:table-cell table:style-name="ce21" office:value-type="float" office:value="1000250181003" calcext:value-type="float">
            <text:p>1000250181003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646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26.08" calcext:value-type="float">
            <text:p>26.08</text:p>
          </table:table-cell>
          <table:table-cell office:value-type="float" office:value="11.67" calcext:value-type="float">
            <text:p>11.67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64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63.3" calcext:value-type="float">
            <text:p>2163.3</text:p>
          </table:table-cell>
          <table:table-cell table:style-name="ce10" table:formula="of:=[.L646]*[.K646]" office:value-type="float" office:value="5408.25" calcext:value-type="float">
            <text:p>5408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1950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163.3" calcext:value-type="float">
            <text:p>2163.3</text:p>
          </table:table-cell>
          <table:table-cell office:value-type="float" office:value="5408.3" calcext:value-type="float">
            <text:p>5408.3</text:p>
          </table:table-cell>
          <table:table-cell table:style-name="ce43" office:value-type="float" office:value="20.49" calcext:value-type="float">
            <text:p>20.49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39166" calcext:value-type="float">
            <text:p>139166</text:p>
          </table:table-cell>
          <table:table-cell office:value-type="float" office:value="61318" calcext:value-type="float">
            <text:p>61318</text:p>
          </table:table-cell>
          <table:table-cell table:formula="of:=SUM([.Y646:.Z646])" office:value-type="float" office:value="200484" calcext:value-type="float">
            <text:p>200484</text:p>
          </table:table-cell>
          <table:table-cell office:value-type="float" office:value="0.89" calcext:value-type="float">
            <text:p>0.89</text:p>
          </table:table-cell>
          <table:table-cell office:value-type="float" office:value="118831.5" calcext:value-type="float">
            <text:p>118831.5</text:p>
          </table:table-cell>
          <table:table-cell table:style-name="ce10" office:value-type="float" office:value="54.93" calcext:value-type="float">
            <text:p>54.93</text:p>
          </table:table-cell>
          <table:table-cell table:formula="of:=['file:///home/mixalako/Documents/EPU/rea-uc/datasets/Dataset-for-AI-tool_renovated-buildings-AUDITIEM-AR-1-ZONU-228-auditi-updated_ENG.xlsx'#$'Building envelope'.D2277]" office:value-type="float" office:value="2710.88" calcext:value-type="float">
            <text:p>2710.88</text:p>
          </table:table-cell>
          <table:table-cell table:style-name="ce10" table:formula="of:=['file:///home/mixalako/Documents/EPU/rea-uc/datasets/Dataset-for-AI-tool_renovated-buildings-AUDITIEM-AR-1-ZONU-228-auditi-updated_ENG.xlsx'#$'Building envelope'.E2277]" office:value-type="float" office:value="250796" calcext:value-type="float">
            <text:p>25079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28]" office:value-type="currency" office:currency="EUR" office:value="273400" calcext:value-type="currency">
            <text:p><text:s/>€ 273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2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29</text:p>
          </table:table-cell>
          <table:table-cell/>
          <table:table-cell table:style-name="ce10"/>
          <table:table-cell office:value-type="string" calcext:value-type="string">
            <text:p>Tomsona iela 25, Rīga, LV-1013</text:p>
          </table:table-cell>
          <table:table-cell table:style-name="ce21" office:value-type="float" office:value="1000240137001" calcext:value-type="float">
            <text:p>1000240137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65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2.64" calcext:value-type="float">
            <text:p>52.64</text:p>
          </table:table-cell>
          <table:table-cell office:value-type="float" office:value="11.05" calcext:value-type="float">
            <text:p>11.0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5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365" calcext:value-type="float">
            <text:p>2365</text:p>
          </table:table-cell>
          <table:table-cell table:style-name="ce10" table:formula="of:=[.L651]*[.K651]" office:value-type="float" office:value="5912.5" calcext:value-type="float">
            <text:p>5912.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048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50" calcext:value-type="float">
            <text:p>50</text:p>
          </table:table-cell>
          <table:table-cell table:style-name="ce40" office:value-type="float" office:value="2365" calcext:value-type="float">
            <text:p>2365.0</text:p>
          </table:table-cell>
          <table:table-cell office:value-type="float" office:value="5912.5" calcext:value-type="float">
            <text:p>5912.5</text:p>
          </table:table-cell>
          <table:table-cell table:style-name="ce43" office:value-type="float" office:value="19.71" calcext:value-type="float">
            <text:p>19.71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77916" calcext:value-type="float">
            <text:p>277916</text:p>
          </table:table-cell>
          <table:table-cell office:value-type="float" office:value="91480" calcext:value-type="float">
            <text:p>91480</text:p>
          </table:table-cell>
          <table:table-cell table:formula="of:=SUM([.Y651:.Z651])" office:value-type="float" office:value="369396" calcext:value-type="float">
            <text:p>369396</text:p>
          </table:table-cell>
          <table:table-cell office:value-type="float" office:value="0.89" calcext:value-type="float">
            <text:p>0.89</text:p>
          </table:table-cell>
          <table:table-cell office:value-type="float" office:value="124091.1" calcext:value-type="float">
            <text:p>124091.1</text:p>
          </table:table-cell>
          <table:table-cell table:style-name="ce10" office:value-type="float" office:value="52.47" calcext:value-type="float">
            <text:p>52.47</text:p>
          </table:table-cell>
          <table:table-cell table:formula="of:=['file:///home/mixalako/Documents/EPU/rea-uc/datasets/Dataset-for-AI-tool_renovated-buildings-AUDITIEM-AR-1-ZONU-228-auditi-updated_ENG.xlsx'#$'Building envelope'.D2296]" office:value-type="float" office:value="3192.31" calcext:value-type="float">
            <text:p>3192.31</text:p>
          </table:table-cell>
          <table:table-cell table:style-name="ce10" table:formula="of:=['file:///home/mixalako/Documents/EPU/rea-uc/datasets/Dataset-for-AI-tool_renovated-buildings-AUDITIEM-AR-1-ZONU-228-auditi-updated_ENG.xlsx'#$'Building envelope'.E2296]" office:value-type="float" office:value="276439" calcext:value-type="float">
            <text:p>27643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44]" office:value-type="currency" office:currency="EUR" office:value="189100" calcext:value-type="currency">
            <text:p><text:s/>€ 189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4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0</text:p>
          </table:table-cell>
          <table:table-cell/>
          <table:table-cell table:style-name="ce10"/>
          <table:table-cell office:value-type="string" calcext:value-type="string">
            <text:p>Tomsona iela 25 k-1, Rīga, LV-1013</text:p>
          </table:table-cell>
          <table:table-cell table:style-name="ce21" office:value-type="float" office:value="1000240134001" calcext:value-type="float">
            <text:p>1000240134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65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8.71" calcext:value-type="float">
            <text:p>68.71</text:p>
          </table:table-cell>
          <table:table-cell office:value-type="float" office:value="11.01" calcext:value-type="float">
            <text:p>11.01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5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988" calcext:value-type="float">
            <text:p>2988</text:p>
          </table:table-cell>
          <table:table-cell table:style-name="ce10" table:formula="of:=[.L656]*[.K656]" office:value-type="float" office:value="7470" calcext:value-type="float">
            <text:p>7470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145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70" calcext:value-type="float">
            <text:p>70</text:p>
          </table:table-cell>
          <table:table-cell table:style-name="ce40" office:value-type="float" office:value="2988" calcext:value-type="float">
            <text:p>2988.0</text:p>
          </table:table-cell>
          <table:table-cell office:value-type="float" office:value="7470" calcext:value-type="float">
            <text:p>7470</text:p>
          </table:table-cell>
          <table:table-cell table:style-name="ce43" office:value-type="float" office:value="19.72" calcext:value-type="float">
            <text:p>19.72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0434" calcext:value-type="float">
            <text:p>360434</text:p>
          </table:table-cell>
          <table:table-cell office:value-type="float" office:value="115579" calcext:value-type="float">
            <text:p>115579</text:p>
          </table:table-cell>
          <table:table-cell table:formula="of:=SUM([.Y656:.Z656])" office:value-type="float" office:value="476013" calcext:value-type="float">
            <text:p>476013</text:p>
          </table:table-cell>
          <table:table-cell office:value-type="float" office:value="0.89" calcext:value-type="float">
            <text:p>0.89</text:p>
          </table:table-cell>
          <table:table-cell office:value-type="float" office:value="153456" calcext:value-type="float">
            <text:p>153456</text:p>
          </table:table-cell>
          <table:table-cell table:style-name="ce10" office:value-type="float" office:value="51.36" calcext:value-type="float">
            <text:p>51.36</text:p>
          </table:table-cell>
          <table:table-cell table:formula="of:=['file:///home/mixalako/Documents/EPU/rea-uc/datasets/Dataset-for-AI-tool_renovated-buildings-AUDITIEM-AR-1-ZONU-228-auditi-updated_ENG.xlsx'#$'Building envelope'.D2313]" office:value-type="float" office:value="4306.77" calcext:value-type="float">
            <text:p>4306.77</text:p>
          </table:table-cell>
          <table:table-cell table:style-name="ce10" table:formula="of:=['file:///home/mixalako/Documents/EPU/rea-uc/datasets/Dataset-for-AI-tool_renovated-buildings-AUDITIEM-AR-1-ZONU-228-auditi-updated_ENG.xlsx'#$'Building envelope'.E2313]" office:value-type="float" office:value="362031" calcext:value-type="float">
            <text:p>36203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61]" office:value-type="currency" office:currency="EUR" office:value="429000" calcext:value-type="currency">
            <text:p><text:s/>€ 429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6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1</text:p>
          </table:table-cell>
          <table:table-cell/>
          <table:table-cell table:style-name="ce10"/>
          <table:table-cell office:value-type="string" calcext:value-type="string">
            <text:p>Upes iela 10A, Rīga LV-1013</text:p>
          </table:table-cell>
          <table:table-cell table:style-name="ce21" office:value-type="float" office:value="100252014001" calcext:value-type="float">
            <text:p>100252014001</text:p>
          </table:table-cell>
          <table:table-cell table:content-validation-name="val1" office:value-type="string" calcext:value-type="string">
            <text:p>Hruščova (316. un 318. sērija) laika projekts 3.0</text:p>
          </table:table-cell>
          <table:table-cell table:style-name="ce25" table:content-validation-name="val2" table:formula="of:=VLOOKUP([.F66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19.4" calcext:value-type="float">
            <text:p>19.4</text:p>
          </table:table-cell>
          <table:table-cell office:value-type="float" office:value="11.05" calcext:value-type="float">
            <text:p>11.05</text:p>
          </table:table-cell>
          <table:table-cell office:value-type="float" office:value="15.4" calcext:value-type="float">
            <text:p>15.4</text:p>
          </table:table-cell>
          <table:table-cell table:style-name="ce28" table:formula="of:=VLOOKUP([.F661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808.9" calcext:value-type="float">
            <text:p>808.9</text:p>
          </table:table-cell>
          <table:table-cell table:style-name="ce10" table:formula="of:=[.L661]*[.K661]" office:value-type="float" office:value="2426.7" calcext:value-type="float">
            <text:p>2426.7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243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20" calcext:value-type="float">
            <text:p>20</text:p>
          </table:table-cell>
          <table:table-cell table:style-name="ce40" office:value-type="float" office:value="808.9" calcext:value-type="float">
            <text:p>808.9</text:p>
          </table:table-cell>
          <table:table-cell office:value-type="float" office:value="2426.7" calcext:value-type="float">
            <text:p>2426.7</text:p>
          </table:table-cell>
          <table:table-cell table:style-name="ce43" office:value-type="float" office:value="18.74" calcext:value-type="float">
            <text:p>18.74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table:number-columns-repeated="2" office:value-type="float" office:value="108534" calcext:value-type="float">
            <text:p>108534</text:p>
          </table:table-cell>
          <table:table-cell table:formula="of:=SUM([.Y661:.Z661])" office:value-type="float" office:value="217068" calcext:value-type="float">
            <text:p>217068</text:p>
          </table:table-cell>
          <table:table-cell office:value-type="float" office:value="0.89" calcext:value-type="float">
            <text:p>0.89</text:p>
          </table:table-cell>
          <table:table-cell office:value-type="float" office:value="41092.7" calcext:value-type="float">
            <text:p>41092.7</text:p>
          </table:table-cell>
          <table:table-cell table:style-name="ce10" office:value-type="float" office:value="50.8" calcext:value-type="float">
            <text:p>50.8</text:p>
          </table:table-cell>
          <table:table-cell table:formula="of:=['file:///home/mixalako/Documents/EPU/rea-uc/datasets/Dataset-for-AI-tool_renovated-buildings-AUDITIEM-AR-1-ZONU-228-auditi-updated_ENG.xlsx'#$'Building envelope'.D2330]" office:value-type="float" office:value="1316.55" calcext:value-type="float">
            <text:p>1316.55</text:p>
          </table:table-cell>
          <table:table-cell table:style-name="ce10" table:formula="of:=['file:///home/mixalako/Documents/EPU/rea-uc/datasets/Dataset-for-AI-tool_renovated-buildings-AUDITIEM-AR-1-ZONU-228-auditi-updated_ENG.xlsx'#$'Building envelope'.E2330]" office:value-type="float" office:value="105536" calcext:value-type="float">
            <text:p>10553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78]" office:value-type="currency" office:currency="EUR" office:value="120700" calcext:value-type="currency">
            <text:p><text:s/>€ 120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7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2</text:p>
          </table:table-cell>
          <table:table-cell/>
          <table:table-cell table:style-name="ce10"/>
          <table:table-cell office:value-type="string" calcext:value-type="string">
            <text:p>Vārnu iela 15A, Rīga, LV-1009</text:p>
          </table:table-cell>
          <table:table-cell table:style-name="ce21" office:value-type="float" office:value="1000360034001" calcext:value-type="float">
            <text:p>1000360034001</text:p>
          </table:table-cell>
          <table:table-cell table:content-validation-name="val1" office:value-type="string" calcext:value-type="string">
            <text:p>Pirmskara laika projekts 2.8</text:p>
          </table:table-cell>
          <table:table-cell table:style-name="ce25" table:content-validation-name="val2" table:formula="of:=VLOOKUP([.F66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.9</text:p>
          </table:table-cell>
          <table:table-cell office:value-type="float" office:value="6.4" calcext:value-type="float">
            <text:p>6.4</text:p>
          </table:table-cell>
          <table:table-cell table:style-name="ce28" table:formula="of:=VLOOKUP([.F666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186.9" calcext:value-type="float">
            <text:p>186.9</text:p>
          </table:table-cell>
          <table:table-cell table:style-name="ce10" table:formula="of:=[.L666]*[.K666]" office:value-type="float" office:value="523.32" calcext:value-type="float">
            <text:p>523.32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340.7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90" calcext:value-type="float">
            <text:p>1890</text:p>
          </table:table-cell>
          <table:table-cell table:style-name="ce10" office:value-type="float" office:value="5" calcext:value-type="float">
            <text:p>5</text:p>
          </table:table-cell>
          <table:table-cell table:style-name="ce40" office:value-type="float" office:value="186.9" calcext:value-type="float">
            <text:p>186.9</text:p>
          </table:table-cell>
          <table:table-cell office:value-type="float" office:value="523.3" calcext:value-type="float">
            <text:p>523.3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6190" calcext:value-type="float">
            <text:p>46190</text:p>
          </table:table-cell>
          <table:table-cell office:value-type="float" office:value="7598" calcext:value-type="float">
            <text:p>7598</text:p>
          </table:table-cell>
          <table:table-cell table:formula="of:=SUM([.Y666:.Z666])" office:value-type="float" office:value="53788" calcext:value-type="float">
            <text:p>53788</text:p>
          </table:table-cell>
          <table:table-cell office:value-type="float" office:value="0.89" calcext:value-type="float">
            <text:p>0.89</text:p>
          </table:table-cell>
          <table:table-cell office:value-type="float" office:value="10691.4" calcext:value-type="float">
            <text:p>10691.4</text:p>
          </table:table-cell>
          <table:table-cell table:style-name="ce10" office:value-type="float" office:value="57.2" calcext:value-type="float">
            <text:p>57.2</text:p>
          </table:table-cell>
          <table:table-cell table:formula="of:=['file:///home/mixalako/Documents/EPU/rea-uc/datasets/Dataset-for-AI-tool_renovated-buildings-AUDITIEM-AR-1-ZONU-228-auditi-updated_ENG.xlsx'#$'Building envelope'.D2346]" office:value-type="float" office:value="670.6" calcext:value-type="float">
            <text:p>670.6</text:p>
          </table:table-cell>
          <table:table-cell table:style-name="ce10" table:formula="of:=['file:///home/mixalako/Documents/EPU/rea-uc/datasets/Dataset-for-AI-tool_renovated-buildings-AUDITIEM-AR-1-ZONU-228-auditi-updated_ENG.xlsx'#$'Building envelope'.E2346]" office:value-type="float" office:value="52128" calcext:value-type="float">
            <text:p>5212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1991]" office:value-type="currency" office:currency="EUR" office:value="66700" calcext:value-type="currency">
            <text:p><text:s/>€ 66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199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3</text:p>
          </table:table-cell>
          <table:table-cell/>
          <table:table-cell table:style-name="ce10"/>
          <table:table-cell office:value-type="string" calcext:value-type="string">
            <text:p>Vārnu iela 15, Rīga, LV-1009</text:p>
          </table:table-cell>
          <table:table-cell table:style-name="ce21" office:value-type="float" office:value="1000360034002" calcext:value-type="float">
            <text:p>1000360034002</text:p>
          </table:table-cell>
          <table:table-cell table:content-validation-name="val1" office:value-type="string" calcext:value-type="string">
            <text:p>Pirmskara laika projekts 2.8</text:p>
          </table:table-cell>
          <table:table-cell table:style-name="ce25" table:content-validation-name="val2" table:formula="of:=VLOOKUP([.F67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table:style-name="ce28" table:formula="of:=VLOOKUP([.F671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454.6" calcext:value-type="float">
            <text:p>454.6</text:p>
          </table:table-cell>
          <table:table-cell table:style-name="ce10" table:formula="of:=[.L671]*[.K671]" office:value-type="float" office:value="1272.88" calcext:value-type="float">
            <text:p>1272.8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438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454.6" calcext:value-type="float">
            <text:p>454.6</text:p>
          </table:table-cell>
          <table:table-cell office:value-type="float" office:value="1272.9" calcext:value-type="float">
            <text:p>1272.9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3472" calcext:value-type="float">
            <text:p>63472</text:p>
          </table:table-cell>
          <table:table-cell office:value-type="float" office:value="11282" calcext:value-type="float">
            <text:p>11282</text:p>
          </table:table-cell>
          <table:table-cell table:formula="of:=SUM([.Y671:.Z671])" office:value-type="float" office:value="74754" calcext:value-type="float">
            <text:p>74754</text:p>
          </table:table-cell>
          <table:table-cell office:value-type="float" office:value="0.89" calcext:value-type="float">
            <text:p>0.89</text:p>
          </table:table-cell>
          <table:table-cell office:value-type="float" office:value="23433" calcext:value-type="float">
            <text:p>23433</text:p>
          </table:table-cell>
          <table:table-cell table:style-name="ce10" office:value-type="float" office:value="51.55" calcext:value-type="float">
            <text:p>51.55</text:p>
          </table:table-cell>
          <table:table-cell table:formula="of:=['file:///home/mixalako/Documents/EPU/rea-uc/datasets/Dataset-for-AI-tool_renovated-buildings-AUDITIEM-AR-1-ZONU-228-auditi-updated_ENG.xlsx'#$'Building envelope'.D2362]" office:value-type="float" office:value="894.12" calcext:value-type="float">
            <text:p>894.12</text:p>
          </table:table-cell>
          <table:table-cell table:style-name="ce10" table:formula="of:=['file:///home/mixalako/Documents/EPU/rea-uc/datasets/Dataset-for-AI-tool_renovated-buildings-AUDITIEM-AR-1-ZONU-228-auditi-updated_ENG.xlsx'#$'Building envelope'.E2362]" office:value-type="float" office:value="70208" calcext:value-type="float">
            <text:p>7020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06]" office:value-type="currency" office:currency="EUR" office:value="91100" calcext:value-type="currency">
            <text:p><text:s/>€ 91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0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4</text:p>
          </table:table-cell>
          <table:table-cell/>
          <table:table-cell table:style-name="ce10"/>
          <table:table-cell office:value-type="string" calcext:value-type="string">
            <text:p>Vārnu iela 15B, Rīga, LV-1009</text:p>
          </table:table-cell>
          <table:table-cell table:style-name="ce21" office:value-type="float" office:value="1000360034003" calcext:value-type="float">
            <text:p>1000360034003</text:p>
          </table:table-cell>
          <table:table-cell table:content-validation-name="val1" office:value-type="string" calcext:value-type="string">
            <text:p>Pirmskara laika projekts 2.9</text:p>
          </table:table-cell>
          <table:table-cell table:style-name="ce25" table:content-validation-name="val2" table:formula="of:=VLOOKUP([.F67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8" table:formula="of:=VLOOKUP([.F676];['file:///home/mixalako/Documents/EPU/rea-uc/datasets/Dataset-for-AI-tool_renovated-buildings-AUDITIEM-AR-1-ZONU-228-auditi-updated_ENG.xlsx'#$'Building series'.A$1:.C$1048576];2;0)" office:value-type="float" office:value="2.9" calcext:value-type="float">
            <text:p>2.9</text:p>
          </table:table-cell>
          <table:table-cell office:value-type="float" office:value="941.8" calcext:value-type="float">
            <text:p>941.8</text:p>
          </table:table-cell>
          <table:table-cell table:style-name="ce10" table:formula="of:=[.L676]*[.K676]" office:value-type="float" office:value="2731.22" calcext:value-type="float">
            <text:p>2731.22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535.7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15" calcext:value-type="float">
            <text:p>15</text:p>
          </table:table-cell>
          <table:table-cell table:style-name="ce40" office:value-type="float" office:value="941.8" calcext:value-type="float">
            <text:p>941.8</text:p>
          </table:table-cell>
          <table:table-cell office:value-type="float" office:value="2731.2" calcext:value-type="float">
            <text:p>2731.2</text:p>
          </table:table-cell>
          <table:table-cell table:style-name="ce43" office:value-type="float" office:value="18" calcext:value-type="float">
            <text:p>18.0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16137" calcext:value-type="float">
            <text:p>116137</text:p>
          </table:table-cell>
          <table:table-cell office:value-type="float" office:value="28493" calcext:value-type="float">
            <text:p>28493</text:p>
          </table:table-cell>
          <table:table-cell table:formula="of:=SUM([.Y676:.Z676])" office:value-type="float" office:value="144630" calcext:value-type="float">
            <text:p>144630</text:p>
          </table:table-cell>
          <table:table-cell office:value-type="float" office:value="0.89" calcext:value-type="float">
            <text:p>0.89</text:p>
          </table:table-cell>
          <table:table-cell office:value-type="float" office:value="46512.5" calcext:value-type="float">
            <text:p>46512.5</text:p>
          </table:table-cell>
          <table:table-cell table:style-name="ce10" office:value-type="float" office:value="49.39" calcext:value-type="float">
            <text:p>49.39</text:p>
          </table:table-cell>
          <table:table-cell table:formula="of:=['file:///home/mixalako/Documents/EPU/rea-uc/datasets/Dataset-for-AI-tool_renovated-buildings-AUDITIEM-AR-1-ZONU-228-auditi-updated_ENG.xlsx'#$'Building envelope'.D2382]" office:value-type="float" office:value="1681.34" calcext:value-type="float">
            <text:p>1681.34</text:p>
          </table:table-cell>
          <table:table-cell table:style-name="ce10" table:formula="of:=['file:///home/mixalako/Documents/EPU/rea-uc/datasets/Dataset-for-AI-tool_renovated-buildings-AUDITIEM-AR-1-ZONU-228-auditi-updated_ENG.xlsx'#$'Building envelope'.E2382]" office:value-type="float" office:value="127310" calcext:value-type="float">
            <text:p>12731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27]" office:value-type="currency" office:currency="EUR" office:value="166700" calcext:value-type="currency">
            <text:p><text:s/>€ 166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2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5</text:p>
          </table:table-cell>
          <table:table-cell/>
          <table:table-cell table:style-name="ce10"/>
          <table:table-cell office:value-type="string" calcext:value-type="string">
            <text:p>Baltezera iela 7, Rīga, LV-1024</text:p>
          </table:table-cell>
          <table:table-cell table:style-name="ce21" office:value-type="float" office:value="1000912036001" calcext:value-type="float">
            <text:p>1000912036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68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3.36" calcext:value-type="float">
            <text:p>63.36</text:p>
          </table:table-cell>
          <table:table-cell office:value-type="float" office:value="11.06" calcext:value-type="float">
            <text:p>11.06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800.71" calcext:value-type="float">
            <text:p>2800.71</text:p>
          </table:table-cell>
          <table:table-cell table:style-name="ce10" table:formula="of:=[.L681]*[.K681]" office:value-type="float" office:value="7001.775" calcext:value-type="float">
            <text:p>7001.7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633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800.71" calcext:value-type="float">
            <text:p>2800.7</text:p>
          </table:table-cell>
          <table:table-cell office:value-type="float" office:value="7001.8" calcext:value-type="float">
            <text:p>7001.8</text:p>
          </table:table-cell>
          <table:table-cell table:style-name="ce43" office:value-type="float" office:value="19.69" calcext:value-type="float">
            <text:p>19.69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42547" calcext:value-type="float">
            <text:p>342547</text:p>
          </table:table-cell>
          <table:table-cell office:value-type="float" office:value="168773" calcext:value-type="float">
            <text:p>168773</text:p>
          </table:table-cell>
          <table:table-cell table:formula="of:=SUM([.Y681:.Z681])" office:value-type="float" office:value="511320" calcext:value-type="float">
            <text:p>511320</text:p>
          </table:table-cell>
          <table:table-cell office:value-type="float" office:value="0.89" calcext:value-type="float">
            <text:p>0.89</text:p>
          </table:table-cell>
          <table:table-cell office:value-type="float" office:value="149040.2" calcext:value-type="float">
            <text:p>149040.2</text:p>
          </table:table-cell>
          <table:table-cell table:style-name="ce10" office:value-type="float" office:value="53.22" calcext:value-type="float">
            <text:p>53.22</text:p>
          </table:table-cell>
          <table:table-cell table:formula="of:=['file:///home/mixalako/Documents/EPU/rea-uc/datasets/Dataset-for-AI-tool_renovated-buildings-AUDITIEM-AR-1-ZONU-228-auditi-updated_ENG.xlsx'#$'Building envelope'.D2399]" office:value-type="float" office:value="4011.2" calcext:value-type="float">
            <text:p>4011.2</text:p>
          </table:table-cell>
          <table:table-cell table:style-name="ce10" table:formula="of:=['file:///home/mixalako/Documents/EPU/rea-uc/datasets/Dataset-for-AI-tool_renovated-buildings-AUDITIEM-AR-1-ZONU-228-auditi-updated_ENG.xlsx'#$'Building envelope'.E2399]" office:value-type="float" office:value="351195" calcext:value-type="float">
            <text:p>35119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41]" office:value-type="currency" office:currency="EUR" office:value="365000" calcext:value-type="currency">
            <text:p><text:s/>€ 365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4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6</text:p>
          </table:table-cell>
          <table:table-cell/>
          <table:table-cell table:style-name="ce10"/>
          <table:table-cell office:value-type="string" calcext:value-type="string">
            <text:p>Biķernieku iela 230, Rīga, LV-1079</text:p>
          </table:table-cell>
          <table:table-cell table:style-name="ce21" office:value-type="float" office:value="1001232014001" calcext:value-type="float">
            <text:p>1001232014001</text:p>
          </table:table-cell>
          <table:table-cell table:content-validation-name="val1" office:value-type="string" calcext:value-type="string">
            <text:p>Specprojekts 2.55</text:p>
          </table:table-cell>
          <table:table-cell table:style-name="ce25" table:content-validation-name="val2" table:formula="of:=VLOOKUP([.F68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5.94" calcext:value-type="float">
            <text:p>35.94</text:p>
          </table:table-cell>
          <table:table-cell office:value-type="float" office:value="16.66" calcext:value-type="float">
            <text:p>16.66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86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1834.9" calcext:value-type="float">
            <text:p>1834.9</text:p>
          </table:table-cell>
          <table:table-cell table:style-name="ce10" table:formula="of:=[.L686]*[.K686]" office:value-type="float" office:value="4678.995" calcext:value-type="float">
            <text:p>4678.99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730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8" calcext:value-type="float">
            <text:p>1988</text:p>
          </table:table-cell>
          <table:table-cell table:style-name="ce10" office:value-type="float" office:value="32" calcext:value-type="float">
            <text:p>32</text:p>
          </table:table-cell>
          <table:table-cell table:style-name="ce40" office:value-type="float" office:value="1834.9" calcext:value-type="float">
            <text:p>1834.9</text:p>
          </table:table-cell>
          <table:table-cell office:value-type="float" office:value="4679" calcext:value-type="float">
            <text:p>4679</text:p>
          </table:table-cell>
          <table:table-cell table:style-name="ce43" office:value-type="float" office:value="19.31" calcext:value-type="float">
            <text:p>19.31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38988" calcext:value-type="float">
            <text:p>238988</text:p>
          </table:table-cell>
          <table:table-cell office:value-type="float" office:value="125468" calcext:value-type="float">
            <text:p>125468</text:p>
          </table:table-cell>
          <table:table-cell table:formula="of:=SUM([.Y686:.Z686])" office:value-type="float" office:value="364456" calcext:value-type="float">
            <text:p>364456</text:p>
          </table:table-cell>
          <table:table-cell office:value-type="float" office:value="0.89" calcext:value-type="float">
            <text:p>0.89</text:p>
          </table:table-cell>
          <table:table-cell office:value-type="float" office:value="93353.4" calcext:value-type="float">
            <text:p>93353.4</text:p>
          </table:table-cell>
          <table:table-cell table:style-name="ce10" office:value-type="float" office:value="50.88" calcext:value-type="float">
            <text:p>50.88</text:p>
          </table:table-cell>
          <table:table-cell table:formula="of:=['file:///home/mixalako/Documents/EPU/rea-uc/datasets/Dataset-for-AI-tool_renovated-buildings-AUDITIEM-AR-1-ZONU-228-auditi-updated_ENG.xlsx'#$'Building envelope'.D2420]" office:value-type="float" office:value="2941.29" calcext:value-type="float">
            <text:p>2941.29</text:p>
          </table:table-cell>
          <table:table-cell table:style-name="ce10" table:formula="of:=['file:///home/mixalako/Documents/EPU/rea-uc/datasets/Dataset-for-AI-tool_renovated-buildings-AUDITIEM-AR-1-ZONU-228-auditi-updated_ENG.xlsx'#$'Building envelope'.E2420]" office:value-type="float" office:value="240929" calcext:value-type="float">
            <text:p>24092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62]" office:value-type="currency" office:currency="EUR" office:value="299700" calcext:value-type="currency">
            <text:p><text:s/>€ 299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6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7</text:p>
          </table:table-cell>
          <table:table-cell/>
          <table:table-cell table:style-name="ce10"/>
          <table:table-cell office:value-type="string" calcext:value-type="string">
            <text:p>Brīvības gatve 225A, Rīga, LV-1039</text:p>
          </table:table-cell>
          <table:table-cell table:style-name="ce21" office:value-type="float" office:value="1000860042002" calcext:value-type="float">
            <text:p>1000860042002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69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3.2" calcext:value-type="float">
            <text:p>63.2</text:p>
          </table:table-cell>
          <table:table-cell office:value-type="float" office:value="11.05" calcext:value-type="float">
            <text:p>11.0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69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783.98" calcext:value-type="float">
            <text:p>2783.98</text:p>
          </table:table-cell>
          <table:table-cell table:style-name="ce10" table:formula="of:=[.L691]*[.K691]" office:value-type="float" office:value="6959.95" calcext:value-type="float">
            <text:p>6959.9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828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7" calcext:value-type="float">
            <text:p>1967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783.98" calcext:value-type="float">
            <text:p>2784.0</text:p>
          </table:table-cell>
          <table:table-cell office:value-type="float" office:value="6960" calcext:value-type="float">
            <text:p>6960</text:p>
          </table:table-cell>
          <table:table-cell table:style-name="ce43" office:value-type="float" office:value="20.2" calcext:value-type="float">
            <text:p>20.2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20259" calcext:value-type="float">
            <text:p>320259</text:p>
          </table:table-cell>
          <table:table-cell office:value-type="float" office:value="160429" calcext:value-type="float">
            <text:p>160429</text:p>
          </table:table-cell>
          <table:table-cell table:formula="of:=SUM([.Y691:.Z691])" office:value-type="float" office:value="480688" calcext:value-type="float">
            <text:p>480688</text:p>
          </table:table-cell>
          <table:table-cell office:value-type="float" office:value="0.89" calcext:value-type="float">
            <text:p>0.89</text:p>
          </table:table-cell>
          <table:table-cell office:value-type="float" office:value="149225.1" calcext:value-type="float">
            <text:p>149225.1</text:p>
          </table:table-cell>
          <table:table-cell table:style-name="ce10" office:value-type="float" office:value="53.6" calcext:value-type="float">
            <text:p>53.6</text:p>
          </table:table-cell>
          <table:table-cell table:formula="of:=['file:///home/mixalako/Documents/EPU/rea-uc/datasets/Dataset-for-AI-tool_renovated-buildings-AUDITIEM-AR-1-ZONU-228-auditi-updated_ENG.xlsx'#$'Building envelope'.D2439]" office:value-type="float" office:value="3816.95" calcext:value-type="float">
            <text:p>3816.95</text:p>
          </table:table-cell>
          <table:table-cell table:style-name="ce10" table:formula="of:=['file:///home/mixalako/Documents/EPU/rea-uc/datasets/Dataset-for-AI-tool_renovated-buildings-AUDITIEM-AR-1-ZONU-228-auditi-updated_ENG.xlsx'#$'Building envelope'.E2439]" office:value-type="float" office:value="335919" calcext:value-type="float">
            <text:p>33591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79]" office:value-type="currency" office:currency="EUR" office:value="349800" calcext:value-type="currency">
            <text:p><text:s/>€ 349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7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6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8</text:p>
          </table:table-cell>
          <table:table-cell/>
          <table:table-cell table:style-name="ce10"/>
          <table:table-cell office:value-type="string" calcext:value-type="string">
            <text:p>Brīvības gatve 281, Rīga, LV-1006</text:p>
          </table:table-cell>
          <table:table-cell table:style-name="ce21" office:value-type="float" office:value="1000860420001" calcext:value-type="float">
            <text:p>1000860420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69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7.2" calcext:value-type="float">
            <text:p>17.2</text:p>
          </table:table-cell>
          <table:table-cell table:style-name="ce28" table:formula="of:=VLOOKUP([.F69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960.48" calcext:value-type="float">
            <text:p>4960.48</text:p>
          </table:table-cell>
          <table:table-cell table:style-name="ce10" table:formula="of:=[.L696]*[.K696]" office:value-type="float" office:value="12401.2" calcext:value-type="float">
            <text:p>12401.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2925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70" calcext:value-type="float">
            <text:p>70</text:p>
          </table:table-cell>
          <table:table-cell table:style-name="ce40" office:value-type="float" office:value="4960.48" calcext:value-type="float">
            <text:p>4960.5</text:p>
          </table:table-cell>
          <table:table-cell office:value-type="float" office:value="12401.2" calcext:value-type="float">
            <text:p>12401.2</text:p>
          </table:table-cell>
          <table:table-cell table:style-name="ce43" office:value-type="float" office:value="20.62" calcext:value-type="float">
            <text:p>20.62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43315" calcext:value-type="float">
            <text:p>643315</text:p>
          </table:table-cell>
          <table:table-cell office:value-type="float" office:value="191419" calcext:value-type="float">
            <text:p>191419</text:p>
          </table:table-cell>
          <table:table-cell table:formula="of:=SUM([.Y696:.Z696])" office:value-type="float" office:value="834734" calcext:value-type="float">
            <text:p>834734</text:p>
          </table:table-cell>
          <table:table-cell office:value-type="float" office:value="0.9" calcext:value-type="float">
            <text:p>0.9</text:p>
          </table:table-cell>
          <table:table-cell office:value-type="float" office:value="264744.2" calcext:value-type="float">
            <text:p>264744.2</text:p>
          </table:table-cell>
          <table:table-cell table:style-name="ce10" office:value-type="float" office:value="53.37" calcext:value-type="float">
            <text:p>53.37</text:p>
          </table:table-cell>
          <table:table-cell table:formula="of:=['file:///home/mixalako/Documents/EPU/rea-uc/datasets/Dataset-for-AI-tool_renovated-buildings-AUDITIEM-AR-1-ZONU-228-auditi-updated_ENG.xlsx'#$'Building envelope'.D2456]" office:value-type="float" office:value="7202.91" calcext:value-type="float">
            <text:p>7202.91</text:p>
          </table:table-cell>
          <table:table-cell table:style-name="ce10" table:formula="of:=['file:///home/mixalako/Documents/EPU/rea-uc/datasets/Dataset-for-AI-tool_renovated-buildings-AUDITIEM-AR-1-ZONU-228-auditi-updated_ENG.xlsx'#$'Building envelope'.E2456]" office:value-type="float" office:value="660677" calcext:value-type="float">
            <text:p>66067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095]" office:value-type="currency" office:currency="EUR" office:value="701400" calcext:value-type="currency">
            <text:p><text:s/>€ 701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09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6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6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39</text:p>
          </table:table-cell>
          <table:table-cell/>
          <table:table-cell table:style-name="ce10"/>
          <table:table-cell office:value-type="string" calcext:value-type="string">
            <text:p>Brīvības gatve 358, Rīga, LV-1006</text:p>
          </table:table-cell>
          <table:table-cell table:style-name="ce21" office:value-type="float" office:value="1000920007002" calcext:value-type="float">
            <text:p>1000920007002</text:p>
          </table:table-cell>
          <table:table-cell table:content-validation-name="val1" office:value-type="string" calcext:value-type="string">
            <text:p>Staļina laika projekts 2.9</text:p>
          </table:table-cell>
          <table:table-cell table:style-name="ce25" table:content-validation-name="val2" table:formula="of:=VLOOKUP([.F70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91.7" calcext:value-type="float">
            <text:p>91.7</text:p>
          </table:table-cell>
          <table:table-cell office:value-type="float" office:value="35.8" calcext:value-type="float">
            <text:p>35.8</text:p>
          </table:table-cell>
          <table:table-cell office:value-type="float" office:value="13.2" calcext:value-type="float">
            <text:p>13.2</text:p>
          </table:table-cell>
          <table:table-cell table:style-name="ce28" table:formula="of:=VLOOKUP([.F701];['file:///home/mixalako/Documents/EPU/rea-uc/datasets/Dataset-for-AI-tool_renovated-buildings-AUDITIEM-AR-1-ZONU-228-auditi-updated_ENG.xlsx'#$'Building series'.A$1:.C$1048576];2;0)" office:value-type="float" office:value="2.9" calcext:value-type="float">
            <text:p>2.9</text:p>
          </table:table-cell>
          <table:table-cell office:value-type="float" office:value="4680.2" calcext:value-type="float">
            <text:p>4680.2</text:p>
          </table:table-cell>
          <table:table-cell table:style-name="ce10" table:formula="of:=[.L701]*[.K701]" office:value-type="float" office:value="13572.58" calcext:value-type="float">
            <text:p>13572.5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023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74" calcext:value-type="float">
            <text:p>74</text:p>
          </table:table-cell>
          <table:table-cell table:style-name="ce40" office:value-type="float" office:value="4680.2" calcext:value-type="float">
            <text:p>4680.2</text:p>
          </table:table-cell>
          <table:table-cell office:value-type="float" office:value="13572.6" calcext:value-type="float">
            <text:p>13572.6</text:p>
          </table:table-cell>
          <table:table-cell table:style-name="ce43" office:value-type="float" office:value="19.59" calcext:value-type="float">
            <text:p>19.59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71266" calcext:value-type="float">
            <text:p>571266</text:p>
          </table:table-cell>
          <table:table-cell office:value-type="float" office:value="156306" calcext:value-type="float">
            <text:p>156306</text:p>
          </table:table-cell>
          <table:table-cell table:formula="of:=SUM([.Y701:.Z701])" office:value-type="float" office:value="727572" calcext:value-type="float">
            <text:p>727572</text:p>
          </table:table-cell>
          <table:table-cell office:value-type="float" office:value="0.9" calcext:value-type="float">
            <text:p>0.9</text:p>
          </table:table-cell>
          <table:table-cell office:value-type="float" office:value="225325.9" calcext:value-type="float">
            <text:p>225325.9</text:p>
          </table:table-cell>
          <table:table-cell table:style-name="ce10" office:value-type="float" office:value="48.14" calcext:value-type="float">
            <text:p>48.14</text:p>
          </table:table-cell>
          <table:table-cell table:formula="of:=['file:///home/mixalako/Documents/EPU/rea-uc/datasets/Dataset-for-AI-tool_renovated-buildings-AUDITIEM-AR-1-ZONU-228-auditi-updated_ENG.xlsx'#$'Building envelope'.D2471]" office:value-type="float" office:value="6685.97" calcext:value-type="float">
            <text:p>6685.97</text:p>
          </table:table-cell>
          <table:table-cell table:style-name="ce10" table:formula="of:=['file:///home/mixalako/Documents/EPU/rea-uc/datasets/Dataset-for-AI-tool_renovated-buildings-AUDITIEM-AR-1-ZONU-228-auditi-updated_ENG.xlsx'#$'Building envelope'.E2471]" office:value-type="float" office:value="537013" calcext:value-type="float">
            <text:p>53701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110]" office:value-type="currency" office:currency="EUR" office:value="575900" calcext:value-type="currency">
            <text:p><text:s/>€ 575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11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0</text:p>
          </table:table-cell>
          <table:table-cell/>
          <table:table-cell table:style-name="ce10"/>
          <table:table-cell office:value-type="string" calcext:value-type="string">
            <text:p>Vangažu iela 37, Rīga, LV-1024</text:p>
          </table:table-cell>
          <table:table-cell table:style-name="ce21" office:value-type="float" office:value="1000922104001" calcext:value-type="float">
            <text:p>1000922104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0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48" calcext:value-type="float">
            <text:p>26.48</text:p>
          </table:table-cell>
          <table:table-cell office:value-type="float" office:value="25.09" calcext:value-type="float">
            <text:p>25.09</text:p>
          </table:table-cell>
          <table:table-cell office:value-type="float" office:value="34" calcext:value-type="float">
            <text:p>34</text:p>
          </table:table-cell>
          <table:table-cell table:style-name="ce28" table:formula="of:=VLOOKUP([.F70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90.11" calcext:value-type="float">
            <text:p>3790.11</text:p>
          </table:table-cell>
          <table:table-cell table:style-name="ce10" table:formula="of:=[.L706]*[.K706]" office:value-type="float" office:value="9475.275" calcext:value-type="float">
            <text:p>9475.275</text:p>
          </table:table-cell>
          <table:table-cell office:value-type="float" office:value="921" calcext:value-type="float">
            <text:p>921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120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790.11" calcext:value-type="float">
            <text:p>3790.1</text:p>
          </table:table-cell>
          <table:table-cell office:value-type="float" office:value="9475.3" calcext:value-type="float">
            <text:p>9475.3</text:p>
          </table:table-cell>
          <table:table-cell table:style-name="ce43" office:value-type="float" office:value="20.65" calcext:value-type="float">
            <text:p>20.65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01148" calcext:value-type="float">
            <text:p>501148</text:p>
          </table:table-cell>
          <table:table-cell office:value-type="float" office:value="227150" calcext:value-type="float">
            <text:p>227150</text:p>
          </table:table-cell>
          <table:table-cell table:formula="of:=SUM([.Y706:.Z706])" office:value-type="float" office:value="728298" calcext:value-type="float">
            <text:p>728298</text:p>
          </table:table-cell>
          <table:table-cell office:value-type="float" office:value="0.92" calcext:value-type="float">
            <text:p>0.92</text:p>
          </table:table-cell>
          <table:table-cell office:value-type="float" office:value="183119.6" calcext:value-type="float">
            <text:p>183119.6</text:p>
          </table:table-cell>
          <table:table-cell table:style-name="ce10" office:value-type="float" office:value="48.32" calcext:value-type="float">
            <text:p>48.32</text:p>
          </table:table-cell>
          <table:table-cell table:formula="of:=['file:///home/mixalako/Documents/EPU/rea-uc/datasets/Dataset-for-AI-tool_renovated-buildings-AUDITIEM-AR-1-ZONU-228-auditi-updated_ENG.xlsx'#$'Building envelope'.D2491]" office:value-type="float" office:value="4921.1" calcext:value-type="float">
            <text:p>4921.1</text:p>
          </table:table-cell>
          <table:table-cell table:style-name="ce10" table:formula="of:=['file:///home/mixalako/Documents/EPU/rea-uc/datasets/Dataset-for-AI-tool_renovated-buildings-AUDITIEM-AR-1-ZONU-228-auditi-updated_ENG.xlsx'#$'Building envelope'.E2491]" office:value-type="float" office:value="458962" calcext:value-type="float">
            <text:p>45896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130]" office:value-type="currency" office:currency="EUR" office:value="509300" calcext:value-type="currency">
            <text:p><text:s/>€ 509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13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1</text:p>
          </table:table-cell>
          <table:table-cell/>
          <table:table-cell table:style-name="ce10"/>
          <table:table-cell office:value-type="string" calcext:value-type="string">
            <text:p>Zvaigžņu iela 20, Rīga, LV-1009</text:p>
          </table:table-cell>
          <table:table-cell table:style-name="ce21" office:value-type="float" office:value="1000360039001" calcext:value-type="float">
            <text:p>1000360039001</text:p>
          </table:table-cell>
          <table:table-cell table:content-validation-name="val1" office:value-type="string" calcext:value-type="string">
            <text:p>103. sērija 2.7</text:p>
          </table:table-cell>
          <table:table-cell table:style-name="ce25" table:content-validation-name="val2" table:formula="of:=VLOOKUP([.F71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48.9" calcext:value-type="float">
            <text:p>48.9</text:p>
          </table:table-cell>
          <table:table-cell office:value-type="float" office:value="12.1" calcext:value-type="float">
            <text:p>12.1</text:p>
          </table:table-cell>
          <table:table-cell office:value-type="float" office:value="15.4" calcext:value-type="float">
            <text:p>15.4</text:p>
          </table:table-cell>
          <table:table-cell table:style-name="ce28" table:formula="of:=VLOOKUP([.F711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2166" calcext:value-type="float">
            <text:p>2166</text:p>
          </table:table-cell>
          <table:table-cell table:style-name="ce10" table:formula="of:=[.L711]*[.K711]" office:value-type="float" office:value="5848.2" calcext:value-type="float">
            <text:p>5848.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218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42" calcext:value-type="float">
            <text:p>42</text:p>
          </table:table-cell>
          <table:table-cell table:style-name="ce40" office:value-type="float" office:value="2166" calcext:value-type="float">
            <text:p>2166.0</text:p>
          </table:table-cell>
          <table:table-cell office:value-type="float" office:value="5848.2" calcext:value-type="float">
            <text:p>5848.2</text:p>
          </table:table-cell>
          <table:table-cell table:style-name="ce43" office:value-type="float" office:value="19.61" calcext:value-type="float">
            <text:p>19.61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92862" calcext:value-type="float">
            <text:p>292862</text:p>
          </table:table-cell>
          <table:table-cell office:value-type="float" office:value="120100" calcext:value-type="float">
            <text:p>120100</text:p>
          </table:table-cell>
          <table:table-cell table:formula="of:=SUM([.Y711:.Z711])" office:value-type="float" office:value="412962" calcext:value-type="float">
            <text:p>412962</text:p>
          </table:table-cell>
          <table:table-cell office:value-type="float" office:value="0.89" calcext:value-type="float">
            <text:p>0.89</text:p>
          </table:table-cell>
          <table:table-cell office:value-type="float" office:value="117566.2" calcext:value-type="float">
            <text:p>117566.2</text:p>
          </table:table-cell>
          <table:table-cell table:style-name="ce10" office:value-type="float" office:value="54.28" calcext:value-type="float">
            <text:p>54.28</text:p>
          </table:table-cell>
          <table:table-cell table:formula="of:=['file:///home/mixalako/Documents/EPU/rea-uc/datasets/Dataset-for-AI-tool_renovated-buildings-AUDITIEM-AR-1-ZONU-228-auditi-updated_ENG.xlsx'#$'Building envelope'.D2512]" office:value-type="float" office:value="3607.21" calcext:value-type="float">
            <text:p>3607.21</text:p>
          </table:table-cell>
          <table:table-cell table:style-name="ce10" table:formula="of:=['file:///home/mixalako/Documents/EPU/rea-uc/datasets/Dataset-for-AI-tool_renovated-buildings-AUDITIEM-AR-1-ZONU-228-auditi-updated_ENG.xlsx'#$'Building envelope'.E2512]" office:value-type="float" office:value="301448" calcext:value-type="float">
            <text:p>30144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150]" office:value-type="currency" office:currency="EUR" office:value="316000" calcext:value-type="currency">
            <text:p><text:s/>€ 316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15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2</text:p>
          </table:table-cell>
          <table:table-cell/>
          <table:table-cell table:style-name="ce10"/>
          <table:table-cell office:value-type="string" calcext:value-type="string">
            <text:p>Ropažu iela 78, Rīga, LV-1006</text:p>
          </table:table-cell>
          <table:table-cell table:style-name="ce21" office:value-type="float" office:value="1000860225001" calcext:value-type="float">
            <text:p>1000860225001</text:p>
          </table:table-cell>
          <table:table-cell table:content-validation-name="val1" office:value-type="string" calcext:value-type="string">
            <text:p>Hruščova (316. un 318. sērija) laika projekts 2.6</text:p>
          </table:table-cell>
          <table:table-cell table:style-name="ce25" table:content-validation-name="val2" table:formula="of:=VLOOKUP([.F71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3.4" calcext:value-type="float">
            <text:p>63.4</text:p>
          </table:table-cell>
          <table:table-cell office:value-type="float" office:value="11.05" calcext:value-type="float">
            <text:p>11.05</text:p>
          </table:table-cell>
          <table:table-cell office:value-type="float" office:value="14.9" calcext:value-type="float">
            <text:p>14.9</text:p>
          </table:table-cell>
          <table:table-cell table:style-name="ce28" table:formula="of:=VLOOKUP([.F71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2784.6" calcext:value-type="float">
            <text:p>2784.6</text:p>
          </table:table-cell>
          <table:table-cell table:style-name="ce10" table:formula="of:=[.L716]*[.K716]" office:value-type="float" office:value="7239.96" calcext:value-type="float">
            <text:p>7239.96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315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784.6" calcext:value-type="float">
            <text:p>2784.6</text:p>
          </table:table-cell>
          <table:table-cell office:value-type="float" office:value="7240" calcext:value-type="float">
            <text:p>7240</text:p>
          </table:table-cell>
          <table:table-cell table:style-name="ce43" office:value-type="float" office:value="19.23" calcext:value-type="float">
            <text:p>19.23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43379" calcext:value-type="float">
            <text:p>343379</text:p>
          </table:table-cell>
          <table:table-cell office:value-type="float" office:value="192445" calcext:value-type="float">
            <text:p>192445</text:p>
          </table:table-cell>
          <table:table-cell table:formula="of:=SUM([.Y716:.Z716])" office:value-type="float" office:value="535824" calcext:value-type="float">
            <text:p>535824</text:p>
          </table:table-cell>
          <table:table-cell office:value-type="float" office:value="0.89" calcext:value-type="float">
            <text:p>0.89</text:p>
          </table:table-cell>
          <table:table-cell office:value-type="float" office:value="147540.9" calcext:value-type="float">
            <text:p>147540.9</text:p>
          </table:table-cell>
          <table:table-cell table:style-name="ce10" office:value-type="float" office:value="52.98" calcext:value-type="float">
            <text:p>52.98</text:p>
          </table:table-cell>
          <table:table-cell table:formula="of:=['file:///home/mixalako/Documents/EPU/rea-uc/datasets/Dataset-for-AI-tool_renovated-buildings-AUDITIEM-AR-1-ZONU-228-auditi-updated_ENG.xlsx'#$'Building envelope'.D2531]" office:value-type="float" office:value="4309.97" calcext:value-type="float">
            <text:p>4309.97</text:p>
          </table:table-cell>
          <table:table-cell table:style-name="ce10" table:formula="of:=['file:///home/mixalako/Documents/EPU/rea-uc/datasets/Dataset-for-AI-tool_renovated-buildings-AUDITIEM-AR-1-ZONU-228-auditi-updated_ENG.xlsx'#$'Building envelope'.E2531]" office:value-type="float" office:value="354128" calcext:value-type="float">
            <text:p>35412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170]" office:value-type="currency" office:currency="EUR" office:value="372100" calcext:value-type="currency">
            <text:p><text:s/>€ 372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17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3</text:p>
          </table:table-cell>
          <table:table-cell/>
          <table:table-cell table:style-name="ce10"/>
          <table:table-cell office:value-type="string" calcext:value-type="string">
            <text:p>Silciema iela 15 k-2, Rīga, LV-1024</text:p>
          </table:table-cell>
          <table:table-cell table:style-name="ce21" office:value-type="float" office:value="1000922061001" calcext:value-type="float">
            <text:p>1000922061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72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72.4" calcext:value-type="float">
            <text:p>72.4</text:p>
          </table:table-cell>
          <table:table-cell office:value-type="float" office:value="11.75" calcext:value-type="float">
            <text:p>11.7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7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13.57" calcext:value-type="float">
            <text:p>3813.57</text:p>
          </table:table-cell>
          <table:table-cell table:style-name="ce10" table:formula="of:=[.L721]*[.K721]" office:value-type="float" office:value="9533.925" calcext:value-type="float">
            <text:p>9533.9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413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3813.57" calcext:value-type="float">
            <text:p>3813.6</text:p>
          </table:table-cell>
          <table:table-cell office:value-type="float" office:value="9533.9" calcext:value-type="float">
            <text:p>9533.9</text:p>
          </table:table-cell>
          <table:table-cell table:style-name="ce43" office:value-type="float" office:value="20.71" calcext:value-type="float">
            <text:p>20.71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80066" calcext:value-type="float">
            <text:p>380066</text:p>
          </table:table-cell>
          <table:table-cell office:value-type="float" office:value="228534" calcext:value-type="float">
            <text:p>228534</text:p>
          </table:table-cell>
          <table:table-cell table:formula="of:=SUM([.Y721:.Z721])" office:value-type="float" office:value="608600" calcext:value-type="float">
            <text:p>608600</text:p>
          </table:table-cell>
          <table:table-cell office:value-type="float" office:value="0.9" calcext:value-type="float">
            <text:p>0.9</text:p>
          </table:table-cell>
          <table:table-cell office:value-type="float" office:value="190653.9" calcext:value-type="float">
            <text:p>190653.9</text:p>
          </table:table-cell>
          <table:table-cell table:style-name="ce10" office:value-type="float" office:value="49.99" calcext:value-type="float">
            <text:p>49.99</text:p>
          </table:table-cell>
          <table:table-cell table:formula="of:=['file:///home/mixalako/Documents/EPU/rea-uc/datasets/Dataset-for-AI-tool_renovated-buildings-AUDITIEM-AR-1-ZONU-228-auditi-updated_ENG.xlsx'#$'Building envelope'.D2550]" office:value-type="float" office:value="3578.08" calcext:value-type="float">
            <text:p>3578.08</text:p>
          </table:table-cell>
          <table:table-cell table:style-name="ce10" table:formula="of:=['file:///home/mixalako/Documents/EPU/rea-uc/datasets/Dataset-for-AI-tool_renovated-buildings-AUDITIEM-AR-1-ZONU-228-auditi-updated_ENG.xlsx'#$'Building envelope'.E2550]" office:value-type="float" office:value="316720" calcext:value-type="float">
            <text:p>31672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184]" office:value-type="currency" office:currency="EUR" office:value="410000" calcext:value-type="currency">
            <text:p><text:s/>€ 410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18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4</text:p>
          </table:table-cell>
          <table:table-cell/>
          <table:table-cell table:style-name="ce10"/>
          <table:table-cell office:value-type="string" calcext:value-type="string">
            <text:p>Silciema iela 15 k-3, Rīga, LV-1024</text:p>
          </table:table-cell>
          <table:table-cell table:style-name="ce21" office:value-type="float" office:value="1000922062001" calcext:value-type="float">
            <text:p>1000922062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72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72.4" calcext:value-type="float">
            <text:p>72.4</text:p>
          </table:table-cell>
          <table:table-cell office:value-type="float" office:value="11.75" calcext:value-type="float">
            <text:p>11.7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7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56.83" calcext:value-type="float">
            <text:p>3856.83</text:p>
          </table:table-cell>
          <table:table-cell table:style-name="ce10" table:formula="of:=[.L726]*[.K726]" office:value-type="float" office:value="9642.075" calcext:value-type="float">
            <text:p>9642.0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510.7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Type of heating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3856.83" calcext:value-type="float">
            <text:p>3856.8</text:p>
          </table:table-cell>
          <table:table-cell office:value-type="float" office:value="9642.1" calcext:value-type="float">
            <text:p>9642.1</text:p>
          </table:table-cell>
          <table:table-cell table:style-name="ce43" office:value-type="float" office:value="20.71" calcext:value-type="float">
            <text:p>20.71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81313" calcext:value-type="float">
            <text:p>381313</text:p>
          </table:table-cell>
          <table:table-cell office:value-type="float" office:value="236699" calcext:value-type="float">
            <text:p>236699</text:p>
          </table:table-cell>
          <table:table-cell table:formula="of:=SUM([.Y726:.Z726])" office:value-type="float" office:value="618012" calcext:value-type="float">
            <text:p>618012</text:p>
          </table:table-cell>
          <table:table-cell office:value-type="float" office:value="0.9" calcext:value-type="float">
            <text:p>0.9</text:p>
          </table:table-cell>
          <table:table-cell office:value-type="float" office:value="190870.1" calcext:value-type="float">
            <text:p>190870.1</text:p>
          </table:table-cell>
          <table:table-cell table:style-name="ce10" office:value-type="float" office:value="49.49" calcext:value-type="float">
            <text:p>49.49</text:p>
          </table:table-cell>
          <table:table-cell table:formula="of:=['file:///home/mixalako/Documents/EPU/rea-uc/datasets/Dataset-for-AI-tool_renovated-buildings-AUDITIEM-AR-1-ZONU-228-auditi-updated_ENG.xlsx'#$'Building envelope'.D2569]" office:value-type="float" office:value="3516.23" calcext:value-type="float">
            <text:p>3516.23</text:p>
          </table:table-cell>
          <table:table-cell table:style-name="ce10" table:formula="of:=['file:///home/mixalako/Documents/EPU/rea-uc/datasets/Dataset-for-AI-tool_renovated-buildings-AUDITIEM-AR-1-ZONU-228-auditi-updated_ENG.xlsx'#$'Building envelope'.E2569]" office:value-type="float" office:value="310479" calcext:value-type="float">
            <text:p>31047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198]" office:value-type="currency" office:currency="EUR" office:value="395800" calcext:value-type="currency">
            <text:p><text:s/>€ 395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19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5</text:p>
          </table:table-cell>
          <table:table-cell/>
          <table:table-cell table:style-name="ce10"/>
          <table:table-cell office:value-type="string" calcext:value-type="string">
            <text:p>Silciema iela 15 k-4, Rīga, LV-1024</text:p>
          </table:table-cell>
          <table:table-cell table:style-name="ce21" office:value-type="float" office:value="1000922063001" calcext:value-type="float">
            <text:p>1000922063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73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72.4" calcext:value-type="float">
            <text:p>72.4</text:p>
          </table:table-cell>
          <table:table-cell office:value-type="float" office:value="11.75" calcext:value-type="float">
            <text:p>11.7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7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45.22" calcext:value-type="float">
            <text:p>3845.22</text:p>
          </table:table-cell>
          <table:table-cell table:style-name="ce10" table:formula="of:=[.L731]*[.K731]" office:value-type="float" office:value="9613.05" calcext:value-type="float">
            <text:p>9613.0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608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3845.22" calcext:value-type="float">
            <text:p>3845.2</text:p>
          </table:table-cell>
          <table:table-cell office:value-type="float" office:value="9613.1" calcext:value-type="float">
            <text:p>9613.1</text:p>
          </table:table-cell>
          <table:table-cell table:style-name="ce43" office:value-type="float" office:value="20.71" calcext:value-type="float">
            <text:p>20.71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3365" calcext:value-type="float">
            <text:p>363365</text:p>
          </table:table-cell>
          <table:table-cell office:value-type="float" office:value="234101" calcext:value-type="float">
            <text:p>234101</text:p>
          </table:table-cell>
          <table:table-cell table:formula="of:=SUM([.Y731:.Z731])" office:value-type="float" office:value="597466" calcext:value-type="float">
            <text:p>597466</text:p>
          </table:table-cell>
          <table:table-cell office:value-type="float" office:value="0.9" calcext:value-type="float">
            <text:p>0.9</text:p>
          </table:table-cell>
          <table:table-cell office:value-type="float" office:value="192153.2" calcext:value-type="float">
            <text:p>192153.2</text:p>
          </table:table-cell>
          <table:table-cell table:style-name="ce10" office:value-type="float" office:value="49.97" calcext:value-type="float">
            <text:p>49.97</text:p>
          </table:table-cell>
          <table:table-cell table:formula="of:=['file:///home/mixalako/Documents/EPU/rea-uc/datasets/Dataset-for-AI-tool_renovated-buildings-AUDITIEM-AR-1-ZONU-228-auditi-updated_ENG.xlsx'#$'Building envelope'.D2588]" office:value-type="float" office:value="3523.01" calcext:value-type="float">
            <text:p>3523.01</text:p>
          </table:table-cell>
          <table:table-cell table:style-name="ce10" table:formula="of:=['file:///home/mixalako/Documents/EPU/rea-uc/datasets/Dataset-for-AI-tool_renovated-buildings-AUDITIEM-AR-1-ZONU-228-auditi-updated_ENG.xlsx'#$'Building envelope'.E2588]" office:value-type="float" office:value="311164" calcext:value-type="float">
            <text:p>31116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212]" office:value-type="currency" office:currency="EUR" office:value="396500" calcext:value-type="currency">
            <text:p><text:s/>€ 396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21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6</text:p>
          </table:table-cell>
          <table:table-cell/>
          <table:table-cell table:style-name="ce10"/>
          <table:table-cell office:value-type="string" calcext:value-type="string">
            <text:p>Stūrīša iela 27, Rīga, LV-1006</text:p>
          </table:table-cell>
          <table:table-cell table:style-name="ce21" office:value-type="float" office:value="1001160077001" calcext:value-type="float">
            <text:p>1001160077001</text:p>
          </table:table-cell>
          <table:table-cell table:content-validation-name="val1" office:value-type="string" calcext:value-type="string">
            <text:p>Pirmskara laika projekts 2.9</text:p>
          </table:table-cell>
          <table:table-cell table:style-name="ce25" table:content-validation-name="val2" table:formula="of:=VLOOKUP([.F7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66.65" calcext:value-type="float">
            <text:p>166.65</text:p>
          </table:table-cell>
          <table:table-cell office:value-type="float" office:value="9.78" calcext:value-type="float">
            <text:p>9.78</text:p>
          </table:table-cell>
          <table:table-cell office:value-type="float" office:value="25.7" calcext:value-type="float">
            <text:p>25.7</text:p>
          </table:table-cell>
          <table:table-cell table:style-name="ce28" table:formula="of:=VLOOKUP([.F736];['file:///home/mixalako/Documents/EPU/rea-uc/datasets/Dataset-for-AI-tool_renovated-buildings-AUDITIEM-AR-1-ZONU-228-auditi-updated_ENG.xlsx'#$'Building series'.A$1:.C$1048576];2;0)" office:value-type="float" office:value="2.9" calcext:value-type="float">
            <text:p>2.9</text:p>
          </table:table-cell>
          <table:table-cell office:value-type="float" office:value="377.28" calcext:value-type="float">
            <text:p>377.28</text:p>
          </table:table-cell>
          <table:table-cell table:style-name="ce10" table:formula="of:=[.L736]*[.K736]" office:value-type="float" office:value="1094.112" calcext:value-type="float">
            <text:p>1094.112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705.7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38" calcext:value-type="float">
            <text:p>1938</text:p>
          </table:table-cell>
          <table:table-cell table:style-name="ce10" office:value-type="float" office:value="7" calcext:value-type="float">
            <text:p>7</text:p>
          </table:table-cell>
          <table:table-cell table:style-name="ce40" office:value-type="float" office:value="377.28" calcext:value-type="float">
            <text:p>377.3</text:p>
          </table:table-cell>
          <table:table-cell office:value-type="float" office:value="1094.1" calcext:value-type="float">
            <text:p>1094.1</text:p>
          </table:table-cell>
          <table:table-cell table:style-name="ce43" office:value-type="float" office:value="18.16" calcext:value-type="float">
            <text:p>18.16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5694" calcext:value-type="float">
            <text:p>55694</text:p>
          </table:table-cell>
          <table:table-cell office:value-type="float" office:value="12816" calcext:value-type="float">
            <text:p>12816</text:p>
          </table:table-cell>
          <table:table-cell table:formula="of:=SUM([.Y736:.Z736])" office:value-type="float" office:value="68510" calcext:value-type="float">
            <text:p>68510</text:p>
          </table:table-cell>
          <table:table-cell office:value-type="float" office:value="0.89" calcext:value-type="float">
            <text:p>0.89</text:p>
          </table:table-cell>
          <table:table-cell office:value-type="float" office:value="18893.4" calcext:value-type="float">
            <text:p>18893.4</text:p>
          </table:table-cell>
          <table:table-cell table:style-name="ce10" office:value-type="float" office:value="50.08" calcext:value-type="float">
            <text:p>50.08</text:p>
          </table:table-cell>
          <table:table-cell table:formula="of:=['file:///home/mixalako/Documents/EPU/rea-uc/datasets/Dataset-for-AI-tool_renovated-buildings-AUDITIEM-AR-1-ZONU-228-auditi-updated_ENG.xlsx'#$'Building envelope'.D2608]" office:value-type="float" office:value="942.07" calcext:value-type="float">
            <text:p>942.07</text:p>
          </table:table-cell>
          <table:table-cell table:style-name="ce10" table:formula="of:=['file:///home/mixalako/Documents/EPU/rea-uc/datasets/Dataset-for-AI-tool_renovated-buildings-AUDITIEM-AR-1-ZONU-228-auditi-updated_ENG.xlsx'#$'Building envelope'.E2608]" office:value-type="float" office:value="67789" calcext:value-type="float">
            <text:p>6778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232]" office:value-type="currency" office:currency="EUR" office:value="94300" calcext:value-type="currency">
            <text:p><text:s/>€ 94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23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7</text:p>
          </table:table-cell>
          <table:table-cell/>
          <table:table-cell table:style-name="ce10"/>
          <table:table-cell office:value-type="string" calcext:value-type="string">
            <text:p>Tirzas iela 3 k-2, Rīga, LV-1024</text:p>
          </table:table-cell>
          <table:table-cell table:style-name="ce21" office:value-type="float" office:value="1000912011001" calcext:value-type="float">
            <text:p>1000912011001</text:p>
          </table:table-cell>
          <table:table-cell table:content-validation-name="val1" office:value-type="string" calcext:value-type="string">
            <text:p>Hruščova (316. un 318. sērija) laika projekts 2.7</text:p>
          </table:table-cell>
          <table:table-cell table:style-name="ce25" table:content-validation-name="val2" table:formula="of:=VLOOKUP([.F74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.18" calcext:value-type="float">
            <text:p>53.18</text:p>
          </table:table-cell>
          <table:table-cell office:value-type="float" office:value="10.97" calcext:value-type="float">
            <text:p>10.97</text:p>
          </table:table-cell>
          <table:table-cell office:value-type="float" office:value="12.4" calcext:value-type="float">
            <text:p>12.4</text:p>
          </table:table-cell>
          <table:table-cell table:style-name="ce28" table:formula="of:=VLOOKUP([.F741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1829.14" calcext:value-type="float">
            <text:p>1829.14</text:p>
          </table:table-cell>
          <table:table-cell table:style-name="ce10" table:formula="of:=[.L741]*[.K741]" office:value-type="float" office:value="4938.678" calcext:value-type="float">
            <text:p>4938.67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803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44" calcext:value-type="float">
            <text:p>44</text:p>
          </table:table-cell>
          <table:table-cell table:style-name="ce40" office:value-type="float" office:value="1829.14" calcext:value-type="float">
            <text:p>1829.1</text:p>
          </table:table-cell>
          <table:table-cell office:value-type="float" office:value="4938.7" calcext:value-type="float">
            <text:p>4938.7</text:p>
          </table:table-cell>
          <table:table-cell table:style-name="ce43" office:value-type="float" office:value="19.72" calcext:value-type="float">
            <text:p>19.72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76370" calcext:value-type="float">
            <text:p>276370</text:p>
          </table:table-cell>
          <table:table-cell office:value-type="float" office:value="68486" calcext:value-type="float">
            <text:p>68486</text:p>
          </table:table-cell>
          <table:table-cell table:formula="of:=SUM([.Y741:.Z741])" office:value-type="float" office:value="344856" calcext:value-type="float">
            <text:p>344856</text:p>
          </table:table-cell>
          <table:table-cell office:value-type="float" office:value="0.89" calcext:value-type="float">
            <text:p>0.89</text:p>
          </table:table-cell>
          <table:table-cell office:value-type="float" office:value="99843.9" calcext:value-type="float">
            <text:p>99843.9</text:p>
          </table:table-cell>
          <table:table-cell table:style-name="ce10" office:value-type="float" office:value="54.59" calcext:value-type="float">
            <text:p>54.59</text:p>
          </table:table-cell>
          <table:table-cell table:formula="of:=['file:///home/mixalako/Documents/EPU/rea-uc/datasets/Dataset-for-AI-tool_renovated-buildings-AUDITIEM-AR-1-ZONU-228-auditi-updated_ENG.xlsx'#$'Building envelope'.D2624]" office:value-type="float" office:value="3203.79" calcext:value-type="float">
            <text:p>3203.79</text:p>
          </table:table-cell>
          <table:table-cell table:style-name="ce10" table:formula="of:=['file:///home/mixalako/Documents/EPU/rea-uc/datasets/Dataset-for-AI-tool_renovated-buildings-AUDITIEM-AR-1-ZONU-228-auditi-updated_ENG.xlsx'#$'Building envelope'.E2624]" office:value-type="float" office:value="267900" calcext:value-type="float">
            <text:p>26790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248]" office:value-type="currency" office:currency="EUR" office:value="295800" calcext:value-type="currency">
            <text:p><text:s/>€ 295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24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8</text:p>
          </table:table-cell>
          <table:table-cell/>
          <table:table-cell table:style-name="ce10"/>
          <table:table-cell office:value-type="string" calcext:value-type="string">
            <text:p>Tirzas iela 3 k-5, Rīga, LV-1024</text:p>
          </table:table-cell>
          <table:table-cell table:style-name="ce21" office:value-type="float" office:value="1000910236002" calcext:value-type="float">
            <text:p>1000910236002</text:p>
          </table:table-cell>
          <table:table-cell table:content-validation-name="val1" office:value-type="string" calcext:value-type="string">
            <text:p>Hruščova (316. un 318. sērija) laika projekts 2.65</text:p>
          </table:table-cell>
          <table:table-cell table:style-name="ce25" table:content-validation-name="val2" table:formula="of:=VLOOKUP([.F74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5.15" calcext:value-type="float">
            <text:p>15.15</text:p>
          </table:table-cell>
          <table:table-cell table:style-name="ce28" table:formula="of:=VLOOKUP([.F746];['file:///home/mixalako/Documents/EPU/rea-uc/datasets/Dataset-for-AI-tool_renovated-buildings-AUDITIEM-AR-1-ZONU-228-auditi-updated_ENG.xlsx'#$'Building series'.A$1:.C$1048576];2;0)" office:value-type="float" office:value="2.65" calcext:value-type="float">
            <text:p>2.65</text:p>
          </table:table-cell>
          <table:table-cell office:value-type="float" office:value="2968.3" calcext:value-type="float">
            <text:p>2968.3</text:p>
          </table:table-cell>
          <table:table-cell table:style-name="ce10" table:formula="of:=[.L746]*[.K746]" office:value-type="float" office:value="7865.995" calcext:value-type="float">
            <text:p>7865.99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900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70" calcext:value-type="float">
            <text:p>70</text:p>
          </table:table-cell>
          <table:table-cell table:style-name="ce40" office:value-type="float" office:value="2968.3" calcext:value-type="float">
            <text:p>2968.3</text:p>
          </table:table-cell>
          <table:table-cell office:value-type="float" office:value="7866" calcext:value-type="float">
            <text:p>7866</text:p>
          </table:table-cell>
          <table:table-cell table:style-name="ce43" office:value-type="float" office:value="20.72" calcext:value-type="float">
            <text:p>20.72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22960" calcext:value-type="float">
            <text:p>422960</text:p>
          </table:table-cell>
          <table:table-cell office:value-type="float" office:value="170878" calcext:value-type="float">
            <text:p>170878</text:p>
          </table:table-cell>
          <table:table-cell table:formula="of:=SUM([.Y746:.Z746])" office:value-type="float" office:value="593838" calcext:value-type="float">
            <text:p>593838</text:p>
          </table:table-cell>
          <table:table-cell office:value-type="float" office:value="0.9" calcext:value-type="float">
            <text:p>0.9</text:p>
          </table:table-cell>
          <table:table-cell office:value-type="float" office:value="154590.4" calcext:value-type="float">
            <text:p>154590.4</text:p>
          </table:table-cell>
          <table:table-cell table:style-name="ce10" office:value-type="float" office:value="52.08" calcext:value-type="float">
            <text:p>52.08</text:p>
          </table:table-cell>
          <table:table-cell table:formula="of:=['file:///home/mixalako/Documents/EPU/rea-uc/datasets/Dataset-for-AI-tool_renovated-buildings-AUDITIEM-AR-1-ZONU-228-auditi-updated_ENG.xlsx'#$'Building envelope'.D2640]" office:value-type="float" office:value="3930.77" calcext:value-type="float">
            <text:p>3930.77</text:p>
          </table:table-cell>
          <table:table-cell table:style-name="ce10" table:formula="of:=['file:///home/mixalako/Documents/EPU/rea-uc/datasets/Dataset-for-AI-tool_renovated-buildings-AUDITIEM-AR-1-ZONU-228-auditi-updated_ENG.xlsx'#$'Building envelope'.E2640]" office:value-type="float" office:value="358972" calcext:value-type="float">
            <text:p>35897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261]" office:value-type="currency" office:currency="EUR" office:value="380400" calcext:value-type="currency">
            <text:p><text:s/>€ 380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26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49</text:p>
          </table:table-cell>
          <table:table-cell/>
          <table:table-cell table:style-name="ce10"/>
          <table:table-cell office:value-type="string" calcext:value-type="string">
            <text:p>Vairoga iela 44, Rīga, LV-1039</text:p>
          </table:table-cell>
          <table:table-cell table:style-name="ce21" office:value-type="float" office:value="1000890120001" calcext:value-type="float">
            <text:p>1000890120001</text:p>
          </table:table-cell>
          <table:table-cell table:content-validation-name="val1" office:value-type="string" calcext:value-type="string">
            <text:p>Pirmskara laika projekts 2.85</text:p>
          </table:table-cell>
          <table:table-cell table:style-name="ce25" table:content-validation-name="val2" table:formula="of:=VLOOKUP([.F75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.25" calcext:value-type="float">
            <text:p>10.25</text:p>
          </table:table-cell>
          <table:table-cell office:value-type="float" office:value="6.6" calcext:value-type="float">
            <text:p>6.6</text:p>
          </table:table-cell>
          <table:table-cell table:style-name="ce28" table:formula="of:=VLOOKUP([.F751];['file:///home/mixalako/Documents/EPU/rea-uc/datasets/Dataset-for-AI-tool_renovated-buildings-AUDITIEM-AR-1-ZONU-228-auditi-updated_ENG.xlsx'#$'Building series'.A$1:.C$1048576];2;0)" office:value-type="float" office:value="2.85" calcext:value-type="float">
            <text:p>2.85</text:p>
          </table:table-cell>
          <table:table-cell office:value-type="float" office:value="350.9" calcext:value-type="float">
            <text:p>350.9</text:p>
          </table:table-cell>
          <table:table-cell table:style-name="ce10" table:formula="of:=[.L751]*[.K751]" office:value-type="float" office:value="1000.065" calcext:value-type="float">
            <text:p>1000.06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3998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32" calcext:value-type="float">
            <text:p>1932</text:p>
          </table:table-cell>
          <table:table-cell table:style-name="ce10" office:value-type="float" office:value="8" calcext:value-type="float">
            <text:p>8</text:p>
          </table:table-cell>
          <table:table-cell table:style-name="ce40" office:value-type="float" office:value="350.9" calcext:value-type="float">
            <text:p>350.9</text:p>
          </table:table-cell>
          <table:table-cell office:value-type="float" office:value="1000.1" calcext:value-type="float">
            <text:p>1000.1</text:p>
          </table:table-cell>
          <table:table-cell table:style-name="ce43" office:value-type="float" office:value="17.44" calcext:value-type="float">
            <text:p>17.44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5445" calcext:value-type="float">
            <text:p>55445</text:p>
          </table:table-cell>
          <table:table-cell office:value-type="float" office:value="11565" calcext:value-type="float">
            <text:p>11565</text:p>
          </table:table-cell>
          <table:table-cell table:formula="of:=SUM([.Y751:.Z751])" office:value-type="float" office:value="67010" calcext:value-type="float">
            <text:p>67010</text:p>
          </table:table-cell>
          <table:table-cell office:value-type="float" office:value="0.88" calcext:value-type="float">
            <text:p>0.88</text:p>
          </table:table-cell>
          <table:table-cell office:value-type="float" office:value="17971.3" calcext:value-type="float">
            <text:p>17971.3</text:p>
          </table:table-cell>
          <table:table-cell table:style-name="ce10" office:value-type="float" office:value="51.21" calcext:value-type="float">
            <text:p>51.21</text:p>
          </table:table-cell>
          <table:table-cell table:formula="of:=['file:///home/mixalako/Documents/EPU/rea-uc/datasets/Dataset-for-AI-tool_renovated-buildings-AUDITIEM-AR-1-ZONU-228-auditi-updated_ENG.xlsx'#$'Building envelope'.D2662]" office:value-type="float" office:value="867" calcext:value-type="float">
            <text:p>867</text:p>
          </table:table-cell>
          <table:table-cell table:style-name="ce10" table:formula="of:=['file:///home/mixalako/Documents/EPU/rea-uc/datasets/Dataset-for-AI-tool_renovated-buildings-AUDITIEM-AR-1-ZONU-228-auditi-updated_ENG.xlsx'#$'Building envelope'.E2662]" office:value-type="float" office:value="60208" calcext:value-type="float">
            <text:p>6020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282]" office:value-type="currency" office:currency="EUR" office:value="96200" calcext:value-type="currency">
            <text:p><text:s/>€ 96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28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0</text:p>
          </table:table-cell>
          <table:table-cell/>
          <table:table-cell table:style-name="ce10"/>
          <table:table-cell office:value-type="string" calcext:value-type="string">
            <text:p>Rusova iela 26, Rīga, LV-1026</text:p>
          </table:table-cell>
          <table:table-cell table:style-name="ce21" office:value-type="float" office:value="1000870354001" calcext:value-type="float">
            <text:p>1000870354001</text:p>
          </table:table-cell>
          <table:table-cell table:content-validation-name="val1" office:value-type="string" calcext:value-type="string">
            <text:p>Mazģimeņu projekts 2.55</text:p>
          </table:table-cell>
          <table:table-cell table:style-name="ce25" table:content-validation-name="val2" table:formula="of:=VLOOKUP([.F756];['file:///home/mixalako/Documents/EPU/rea-uc/datasets/Dataset-for-AI-tool_renovated-buildings-AUDITIEM-AR-1-ZONU-228-auditi-updated_ENG.xlsx'#$'Building series'.A$1:.F$1048576];6;0)" office:value-type="float" office:value="102" calcext:value-type="float">
            <text:p>102</text:p>
          </table:table-cell>
          <table:table-cell office:value-type="float" office:value="52.3" calcext:value-type="float">
            <text:p>52.3</text:p>
          </table:table-cell>
          <table:table-cell office:value-type="float" office:value="14.45" calcext:value-type="float">
            <text:p>14.4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756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3165.7" calcext:value-type="float">
            <text:p>3165.7</text:p>
          </table:table-cell>
          <table:table-cell table:style-name="ce10" table:formula="of:=[.L756]*[.K756]" office:value-type="float" office:value="8072.535" calcext:value-type="float">
            <text:p>8072.53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095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74" calcext:value-type="float">
            <text:p>74</text:p>
          </table:table-cell>
          <table:table-cell table:style-name="ce40" office:value-type="float" office:value="3165.7" calcext:value-type="float">
            <text:p>3165.7</text:p>
          </table:table-cell>
          <table:table-cell office:value-type="float" office:value="8072.5" calcext:value-type="float">
            <text:p>8072.5</text:p>
          </table:table-cell>
          <table:table-cell table:style-name="ce43" office:value-type="float" office:value="18.88" calcext:value-type="float">
            <text:p>18.88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88579" calcext:value-type="float">
            <text:p>288579</text:p>
          </table:table-cell>
          <table:table-cell office:value-type="float" office:value="225961" calcext:value-type="float">
            <text:p>225961</text:p>
          </table:table-cell>
          <table:table-cell table:formula="of:=SUM([.Y756:.Z756])" office:value-type="float" office:value="514540" calcext:value-type="float">
            <text:p>514540</text:p>
          </table:table-cell>
          <table:table-cell office:value-type="float" office:value="0.89" calcext:value-type="float">
            <text:p>0.89</text:p>
          </table:table-cell>
          <table:table-cell office:value-type="float" office:value="149731.8" calcext:value-type="float">
            <text:p>149731.8</text:p>
          </table:table-cell>
          <table:table-cell table:style-name="ce10" office:value-type="float" office:value="47.3" calcext:value-type="float">
            <text:p>47.3</text:p>
          </table:table-cell>
          <table:table-cell table:formula="of:=['file:///home/mixalako/Documents/EPU/rea-uc/datasets/Dataset-for-AI-tool_renovated-buildings-AUDITIEM-AR-1-ZONU-228-auditi-updated_ENG.xlsx'#$'Building envelope'.D2683]" office:value-type="float" office:value="3625.15" calcext:value-type="float">
            <text:p>3625.15</text:p>
          </table:table-cell>
          <table:table-cell table:style-name="ce10" table:formula="of:=['file:///home/mixalako/Documents/EPU/rea-uc/datasets/Dataset-for-AI-tool_renovated-buildings-AUDITIEM-AR-1-ZONU-228-auditi-updated_ENG.xlsx'#$'Building envelope'.E2683]" office:value-type="float" office:value="277073" calcext:value-type="float">
            <text:p>27707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03]" office:value-type="currency" office:currency="EUR" office:value="306300" calcext:value-type="currency">
            <text:p><text:s/>€ 306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0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1</text:p>
          </table:table-cell>
          <table:table-cell/>
          <table:table-cell table:style-name="ce10"/>
          <table:table-cell office:value-type="string" calcext:value-type="string">
            <text:p>Birzes iela 26, Rīga, LV-1016</text:p>
          </table:table-cell>
          <table:table-cell table:style-name="ce21" office:value-type="float" office:value="1001030091001" calcext:value-type="float">
            <text:p>1001030091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61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" calcext:value-type="float">
            <text:p>26.5</text:p>
          </table:table-cell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style-name="ce28" table:formula="of:=VLOOKUP([.F76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16.72" calcext:value-type="float">
            <text:p>3716.72</text:p>
          </table:table-cell>
          <table:table-cell table:style-name="ce10" table:formula="of:=[.L761]*[.K761]" office:value-type="float" office:value="9291.8" calcext:value-type="float">
            <text:p>9291.8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193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716.72" calcext:value-type="float">
            <text:p>3716.7</text:p>
          </table:table-cell>
          <table:table-cell office:value-type="float" office:value="9291.8" calcext:value-type="float">
            <text:p>9291.8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05627" calcext:value-type="float">
            <text:p>505627</text:p>
          </table:table-cell>
          <table:table-cell office:value-type="float" office:value="254617" calcext:value-type="float">
            <text:p>254617</text:p>
          </table:table-cell>
          <table:table-cell table:formula="of:=SUM([.Y761:.Z761])" office:value-type="float" office:value="760244" calcext:value-type="float">
            <text:p>760244</text:p>
          </table:table-cell>
          <table:table-cell office:value-type="float" office:value="0.84" calcext:value-type="float">
            <text:p>0.84</text:p>
          </table:table-cell>
          <table:table-cell office:value-type="float" office:value="220120" calcext:value-type="float">
            <text:p>220120</text:p>
          </table:table-cell>
          <table:table-cell table:style-name="ce10" office:value-type="float" office:value="59.2" calcext:value-type="float">
            <text:p>59.2</text:p>
          </table:table-cell>
          <table:table-cell table:formula="of:=['file:///home/mixalako/Documents/EPU/rea-uc/datasets/Dataset-for-AI-tool_renovated-buildings-AUDITIEM-AR-1-ZONU-228-auditi-updated_ENG.xlsx'#$'Building envelope'.D2699]" office:value-type="float" office:value="5198.4" calcext:value-type="float">
            <text:p>5198.4</text:p>
          </table:table-cell>
          <table:table-cell table:style-name="ce10" table:formula="of:=['file:///home/mixalako/Documents/EPU/rea-uc/datasets/Dataset-for-AI-tool_renovated-buildings-AUDITIEM-AR-1-ZONU-228-auditi-updated_ENG.xlsx'#$'Building envelope'.E2699]" office:value-type="float" office:value="454680" calcext:value-type="float">
            <text:p>45468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16]" office:value-type="currency" office:currency="EUR" office:value="312210" calcext:value-type="currency">
            <text:p><text:s/>€ 312,21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1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2</text:p>
          </table:table-cell>
          <table:table-cell/>
          <table:table-cell table:style-name="ce10"/>
          <table:table-cell office:value-type="string" calcext:value-type="string">
            <text:p>Birzes iela 28, Rīga, LV-1016</text:p>
          </table:table-cell>
          <table:table-cell table:style-name="ce21" office:value-type="float" office:value="1001030091002" calcext:value-type="float">
            <text:p>1001030091002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6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" calcext:value-type="float">
            <text:p>26.5</text:p>
          </table:table-cell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style-name="ce28" table:formula="of:=VLOOKUP([.F76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13.55" calcext:value-type="float">
            <text:p>3813.55</text:p>
          </table:table-cell>
          <table:table-cell table:style-name="ce10" table:formula="of:=[.L766]*[.K766]" office:value-type="float" office:value="9533.875" calcext:value-type="float">
            <text:p>9533.87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290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813.55" calcext:value-type="float">
            <text:p>3813.6</text:p>
          </table:table-cell>
          <table:table-cell office:value-type="float" office:value="9533.88" calcext:value-type="float">
            <text:p>9533.88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11980" calcext:value-type="float">
            <text:p>511980</text:p>
          </table:table-cell>
          <table:table-cell office:value-type="float" office:value="264600" calcext:value-type="float">
            <text:p>264600</text:p>
          </table:table-cell>
          <table:table-cell table:formula="of:=SUM([.Y766:.Z766])" office:value-type="float" office:value="776580" calcext:value-type="float">
            <text:p>776580</text:p>
          </table:table-cell>
          <table:table-cell office:value-type="float" office:value="0.82" calcext:value-type="float">
            <text:p>0.82</text:p>
          </table:table-cell>
          <table:table-cell office:value-type="float" office:value="222870" calcext:value-type="float">
            <text:p>222870</text:p>
          </table:table-cell>
          <table:table-cell table:style-name="ce10" office:value-type="float" office:value="58.4" calcext:value-type="float">
            <text:p>58.4</text:p>
          </table:table-cell>
          <table:table-cell table:formula="of:=['file:///home/mixalako/Documents/EPU/rea-uc/datasets/Dataset-for-AI-tool_renovated-buildings-AUDITIEM-AR-1-ZONU-228-auditi-updated_ENG.xlsx'#$'Building envelope'.D2715]" office:value-type="float" office:value="5247.3" calcext:value-type="float">
            <text:p>5247.3</text:p>
          </table:table-cell>
          <table:table-cell table:style-name="ce10" table:formula="of:=['file:///home/mixalako/Documents/EPU/rea-uc/datasets/Dataset-for-AI-tool_renovated-buildings-AUDITIEM-AR-1-ZONU-228-auditi-updated_ENG.xlsx'#$'Building envelope'.E2715]" office:value-type="float" office:value="459207" calcext:value-type="float">
            <text:p>45920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29]" office:value-type="currency" office:currency="EUR" office:value="311723" calcext:value-type="currency">
            <text:p><text:s/>€ 311,723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2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3</text:p>
          </table:table-cell>
          <table:table-cell/>
          <table:table-cell table:style-name="ce10"/>
          <table:table-cell office:value-type="string" calcext:value-type="string">
            <text:p>Birzes iela 30, Rīga, LV-1016</text:p>
          </table:table-cell>
          <table:table-cell table:style-name="ce21" office:value-type="float" office:value="1001032038001" calcext:value-type="float">
            <text:p>1001032038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71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" calcext:value-type="float">
            <text:p>26.5</text:p>
          </table:table-cell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style-name="ce28" table:formula="of:=VLOOKUP([.F77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79.58" calcext:value-type="float">
            <text:p>3779.58</text:p>
          </table:table-cell>
          <table:table-cell table:style-name="ce10" table:formula="of:=[.L771]*[.K771]" office:value-type="float" office:value="9448.95" calcext:value-type="float">
            <text:p>9448.9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388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779.58" calcext:value-type="float">
            <text:p>3779.6</text:p>
          </table:table-cell>
          <table:table-cell office:value-type="float" office:value="9448.95" calcext:value-type="float">
            <text:p>9448.9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12730" calcext:value-type="float">
            <text:p>512730</text:p>
          </table:table-cell>
          <table:table-cell office:value-type="float" office:value="223307" calcext:value-type="float">
            <text:p>223307</text:p>
          </table:table-cell>
          <table:table-cell table:formula="of:=SUM([.Y771:.Z771])" office:value-type="float" office:value="736037" calcext:value-type="float">
            <text:p>736037</text:p>
          </table:table-cell>
          <table:table-cell office:value-type="float" office:value="0.85" calcext:value-type="float">
            <text:p>0.85</text:p>
          </table:table-cell>
          <table:table-cell office:value-type="float" office:value="216610" calcext:value-type="float">
            <text:p>216610</text:p>
          </table:table-cell>
          <table:table-cell table:style-name="ce10" office:value-type="float" office:value="57.3" calcext:value-type="float">
            <text:p>57.3</text:p>
          </table:table-cell>
          <table:table-cell table:formula="of:=['file:///home/mixalako/Documents/EPU/rea-uc/datasets/Dataset-for-AI-tool_renovated-buildings-AUDITIEM-AR-1-ZONU-228-auditi-updated_ENG.xlsx'#$'Building envelope'.D2731]" office:value-type="float" office:value="5155.9" calcext:value-type="float">
            <text:p>5155.9</text:p>
          </table:table-cell>
          <table:table-cell table:style-name="ce10" table:formula="of:=['file:///home/mixalako/Documents/EPU/rea-uc/datasets/Dataset-for-AI-tool_renovated-buildings-AUDITIEM-AR-1-ZONU-228-auditi-updated_ENG.xlsx'#$'Building envelope'.E2731]" office:value-type="float" office:value="450746" calcext:value-type="float">
            <text:p>45074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42]" office:value-type="currency" office:currency="EUR" office:value="303703" calcext:value-type="currency">
            <text:p><text:s/>€ 303,703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4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4</text:p>
          </table:table-cell>
          <table:table-cell/>
          <table:table-cell table:style-name="ce10"/>
          <table:table-cell office:value-type="string" calcext:value-type="string">
            <text:p>Brīvības gatve 422 k-1, Rīga, LV-1024</text:p>
          </table:table-cell>
          <table:table-cell table:style-name="ce21" office:value-type="float" office:value="1000920135001" calcext:value-type="float">
            <text:p>1000920135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7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5.65" calcext:value-type="float">
            <text:p>25.65</text:p>
          </table:table-cell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style-name="ce28" table:formula="of:=VLOOKUP([.F77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51.74" calcext:value-type="float">
            <text:p>3751.74</text:p>
          </table:table-cell>
          <table:table-cell table:style-name="ce10" table:formula="of:=[.L776]*[.K776]" office:value-type="float" office:value="9379.35" calcext:value-type="float">
            <text:p>9379.35</text:p>
          </table:table-cell>
          <table:table-cell office:value-type="float" office:value="921" calcext:value-type="float">
            <text:p>921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485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751.74" calcext:value-type="float">
            <text:p>3751.7</text:p>
          </table:table-cell>
          <table:table-cell office:value-type="float" office:value="9379.35" calcext:value-type="float">
            <text:p>9379.3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00843" calcext:value-type="float">
            <text:p>500843</text:p>
          </table:table-cell>
          <table:table-cell office:value-type="float" office:value="217680" calcext:value-type="float">
            <text:p>217680</text:p>
          </table:table-cell>
          <table:table-cell table:formula="of:=SUM([.Y776:.Z776])" office:value-type="float" office:value="718523" calcext:value-type="float">
            <text:p>718523</text:p>
          </table:table-cell>
          <table:table-cell office:value-type="float" office:value="0.86" calcext:value-type="float">
            <text:p>0.86</text:p>
          </table:table-cell>
          <table:table-cell office:value-type="float" office:value="206620" calcext:value-type="float">
            <text:p>206620</text:p>
          </table:table-cell>
          <table:table-cell table:style-name="ce10" office:value-type="float" office:value="55.1" calcext:value-type="float">
            <text:p>55.1</text:p>
          </table:table-cell>
          <table:table-cell table:formula="of:=['file:///home/mixalako/Documents/EPU/rea-uc/datasets/Dataset-for-AI-tool_renovated-buildings-AUDITIEM-AR-1-ZONU-228-auditi-updated_ENG.xlsx'#$'Building envelope'.D2748]" office:value-type="float" office:value="5021.1" calcext:value-type="float">
            <text:p>5021.1</text:p>
          </table:table-cell>
          <table:table-cell table:style-name="ce10" table:formula="of:=['file:///home/mixalako/Documents/EPU/rea-uc/datasets/Dataset-for-AI-tool_renovated-buildings-AUDITIEM-AR-1-ZONU-228-auditi-updated_ENG.xlsx'#$'Building envelope'.E2748]" office:value-type="float" office:value="445770" calcext:value-type="float">
            <text:p>44577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55]" office:value-type="currency" office:currency="EUR" office:value="307609" calcext:value-type="currency">
            <text:p><text:s/>€ 307,609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5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5</text:p>
          </table:table-cell>
          <table:table-cell/>
          <table:table-cell table:style-name="ce10"/>
          <table:table-cell office:value-type="string" calcext:value-type="string">
            <text:p>Dzirciema iela 1, Rīga, LV-1083</text:p>
          </table:table-cell>
          <table:table-cell table:style-name="ce21" office:value-type="float" office:value="1000642033001" calcext:value-type="float">
            <text:p>1000642033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78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4.5" calcext:value-type="float">
            <text:p>14.5</text:p>
          </table:table-cell>
          <table:table-cell table:style-name="ce28" table:formula="of:=VLOOKUP([.F7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843.6" calcext:value-type="float">
            <text:p>4843.6</text:p>
          </table:table-cell>
          <table:table-cell table:style-name="ce10" table:formula="of:=[.L781]*[.K781]" office:value-type="float" office:value="12109" calcext:value-type="float">
            <text:p>12109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583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82" calcext:value-type="float">
            <text:p>82</text:p>
          </table:table-cell>
          <table:table-cell table:style-name="ce40" office:value-type="float" office:value="4843.6" calcext:value-type="float">
            <text:p>4843.6</text:p>
          </table:table-cell>
          <table:table-cell office:value-type="float" office:value="12109" calcext:value-type="float">
            <text:p>12109</text:p>
          </table:table-cell>
          <table:table-cell table:style-name="ce43" office:value-type="float" office:value="18.79" calcext:value-type="float">
            <text:p>18.79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74453" calcext:value-type="float">
            <text:p>574453</text:p>
          </table:table-cell>
          <table:table-cell office:value-type="float" office:value="323257" calcext:value-type="float">
            <text:p>323257</text:p>
          </table:table-cell>
          <table:table-cell table:formula="of:=SUM([.Y781:.Z781])" office:value-type="float" office:value="897710" calcext:value-type="float">
            <text:p>897710</text:p>
          </table:table-cell>
          <table:table-cell office:value-type="float" office:value="0.798" calcext:value-type="float">
            <text:p>0.798</text:p>
          </table:table-cell>
          <table:table-cell office:value-type="float" office:value="363140" calcext:value-type="float">
            <text:p>363140</text:p>
          </table:table-cell>
          <table:table-cell table:style-name="ce10" office:value-type="float" office:value="74.97" calcext:value-type="float">
            <text:p>74.97</text:p>
          </table:table-cell>
          <table:table-cell table:formula="of:=['file:///home/mixalako/Documents/EPU/rea-uc/datasets/Dataset-for-AI-tool_renovated-buildings-AUDITIEM-AR-1-ZONU-228-auditi-updated_ENG.xlsx'#$'Building envelope'.D2768]" office:value-type="float" office:value="7477" calcext:value-type="float">
            <text:p>7477</text:p>
          </table:table-cell>
          <table:table-cell table:style-name="ce10" table:formula="of:=['file:///home/mixalako/Documents/EPU/rea-uc/datasets/Dataset-for-AI-tool_renovated-buildings-AUDITIEM-AR-1-ZONU-228-auditi-updated_ENG.xlsx'#$'Building envelope'.E2768]" office:value-type="float" office:value="684482" calcext:value-type="float">
            <text:p>68448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68]" office:value-type="currency" office:currency="EUR" office:value="595271" calcext:value-type="currency">
            <text:p><text:s/>€ 595,27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6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6</text:p>
          </table:table-cell>
          <table:table-cell/>
          <table:table-cell table:style-name="ce10"/>
          <table:table-cell office:value-type="string" calcext:value-type="string">
            <text:p>Dzirciema iela 21, Rīga, LV-1083</text:p>
          </table:table-cell>
          <table:table-cell table:style-name="ce21" office:value-type="float" office:value="1000640455001" calcext:value-type="float">
            <text:p>1000640455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8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" calcext:value-type="float">
            <text:p>26.5</text:p>
          </table:table-cell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style-name="ce28" table:formula="of:=VLOOKUP([.F78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611" calcext:value-type="float">
            <text:p>3611</text:p>
          </table:table-cell>
          <table:table-cell table:style-name="ce10" table:formula="of:=[.L786]*[.K786]" office:value-type="float" office:value="9027.5" calcext:value-type="float">
            <text:p>9027.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680.7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3" calcext:value-type="float">
            <text:p>1983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611" calcext:value-type="float">
            <text:p>3611.0</text:p>
          </table:table-cell>
          <table:table-cell office:value-type="float" office:value="9027.5" calcext:value-type="float">
            <text:p>9027.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14667" calcext:value-type="float">
            <text:p>514667</text:p>
          </table:table-cell>
          <table:table-cell office:value-type="float" office:value="200040" calcext:value-type="float">
            <text:p>200040</text:p>
          </table:table-cell>
          <table:table-cell table:formula="of:=SUM([.Y786:.Z786])" office:value-type="float" office:value="714707" calcext:value-type="float">
            <text:p>714707</text:p>
          </table:table-cell>
          <table:table-cell office:value-type="float" office:value="0.86" calcext:value-type="float">
            <text:p>0.86</text:p>
          </table:table-cell>
          <table:table-cell office:value-type="float" office:value="202390" calcext:value-type="float">
            <text:p>202390</text:p>
          </table:table-cell>
          <table:table-cell table:style-name="ce10" office:value-type="float" office:value="56.04" calcext:value-type="float">
            <text:p>56.04</text:p>
          </table:table-cell>
          <table:table-cell table:formula="of:=['file:///home/mixalako/Documents/EPU/rea-uc/datasets/Dataset-for-AI-tool_renovated-buildings-AUDITIEM-AR-1-ZONU-228-auditi-updated_ENG.xlsx'#$'Building envelope'.D2784]" office:value-type="float" office:value="4934.5" calcext:value-type="float">
            <text:p>4934.5</text:p>
          </table:table-cell>
          <table:table-cell table:style-name="ce10" table:formula="of:=['file:///home/mixalako/Documents/EPU/rea-uc/datasets/Dataset-for-AI-tool_renovated-buildings-AUDITIEM-AR-1-ZONU-228-auditi-updated_ENG.xlsx'#$'Building envelope'.E2784]" office:value-type="float" office:value="461447" calcext:value-type="float">
            <text:p>46144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81]" office:value-type="currency" office:currency="EUR" office:value="298073" calcext:value-type="currency">
            <text:p><text:s/>€ 298,073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8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7</text:p>
          </table:table-cell>
          <table:table-cell/>
          <table:table-cell table:style-name="ce10"/>
          <table:table-cell office:value-type="string" calcext:value-type="string">
            <text:p>Dzirciema iela 25, Rīga, LV-1083</text:p>
          </table:table-cell>
          <table:table-cell table:style-name="ce21" office:value-type="float" office:value="1000640022001" calcext:value-type="float">
            <text:p>1000640022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91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" calcext:value-type="float">
            <text:p>26.5</text:p>
          </table:table-cell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style-name="ce28" table:formula="of:=VLOOKUP([.F79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88.5" calcext:value-type="float">
            <text:p>3888.5</text:p>
          </table:table-cell>
          <table:table-cell table:style-name="ce10" table:formula="of:=[.L791]*[.K791]" office:value-type="float" office:value="9721.25" calcext:value-type="float">
            <text:p>9721.2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778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888.5" calcext:value-type="float">
            <text:p>3888.5</text:p>
          </table:table-cell>
          <table:table-cell office:value-type="float" office:value="9721.25" calcext:value-type="float">
            <text:p>9721.2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01823" calcext:value-type="float">
            <text:p>501823</text:p>
          </table:table-cell>
          <table:table-cell office:value-type="float" office:value="235703" calcext:value-type="float">
            <text:p>235703</text:p>
          </table:table-cell>
          <table:table-cell table:formula="of:=SUM([.Y791:.Z791])" office:value-type="float" office:value="737526" calcext:value-type="float">
            <text:p>737526</text:p>
          </table:table-cell>
          <table:table-cell office:value-type="float" office:value="0.86" calcext:value-type="float">
            <text:p>0.86</text:p>
          </table:table-cell>
          <table:table-cell office:value-type="float" office:value="212110" calcext:value-type="float">
            <text:p>212110</text:p>
          </table:table-cell>
          <table:table-cell table:style-name="ce10" office:value-type="float" office:value="54.5" calcext:value-type="float">
            <text:p>54.5</text:p>
          </table:table-cell>
          <table:table-cell table:formula="of:=['file:///home/mixalako/Documents/EPU/rea-uc/datasets/Dataset-for-AI-tool_renovated-buildings-AUDITIEM-AR-1-ZONU-228-auditi-updated_ENG.xlsx'#$'Building envelope'.D2801]" office:value-type="float" office:value="5054.5" calcext:value-type="float">
            <text:p>5054.5</text:p>
          </table:table-cell>
          <table:table-cell table:style-name="ce10" table:formula="of:=['file:///home/mixalako/Documents/EPU/rea-uc/datasets/Dataset-for-AI-tool_renovated-buildings-AUDITIEM-AR-1-ZONU-228-auditi-updated_ENG.xlsx'#$'Building envelope'.E2801]" office:value-type="float" office:value="455110" calcext:value-type="float">
            <text:p>45511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394]" office:value-type="currency" office:currency="EUR" office:value="302217" calcext:value-type="currency">
            <text:p><text:s/>€ 302,217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39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7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8</text:p>
          </table:table-cell>
          <table:table-cell/>
          <table:table-cell table:style-name="ce10"/>
          <table:table-cell office:value-type="string" calcext:value-type="string">
            <text:p>Dzirciema iela 27, Rīga, LV-1083</text:p>
          </table:table-cell>
          <table:table-cell table:style-name="ce21" office:value-type="float" office:value="1000640147001" calcext:value-type="float">
            <text:p>1000640147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79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26.59" calcext:value-type="float">
            <text:p>26.59</text:p>
          </table:table-cell>
          <table:table-cell table:number-columns-repeated="2" office:value-type="float" office:value="22.65" calcext:value-type="float">
            <text:p>22.65</text:p>
          </table:table-cell>
          <table:table-cell table:style-name="ce28" table:formula="of:=VLOOKUP([.F79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26.33" calcext:value-type="float">
            <text:p>3726.33</text:p>
          </table:table-cell>
          <table:table-cell table:style-name="ce10" table:formula="of:=[.L796]*[.K796]" office:value-type="float" office:value="9315.825" calcext:value-type="float">
            <text:p>9315.82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875.7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7" calcext:value-type="float">
            <text:p>1977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726.33" calcext:value-type="float">
            <text:p>3726.3</text:p>
          </table:table-cell>
          <table:table-cell office:value-type="float" office:value="9315.83" calcext:value-type="float">
            <text:p>9315.83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90513" calcext:value-type="float">
            <text:p>490513</text:p>
          </table:table-cell>
          <table:table-cell office:value-type="float" office:value="213287" calcext:value-type="float">
            <text:p>213287</text:p>
          </table:table-cell>
          <table:table-cell table:formula="of:=SUM([.Y796:.Z796])" office:value-type="float" office:value="703800" calcext:value-type="float">
            <text:p>703800</text:p>
          </table:table-cell>
          <table:table-cell office:value-type="float" office:value="0.86" calcext:value-type="float">
            <text:p>0.86</text:p>
          </table:table-cell>
          <table:table-cell office:value-type="float" office:value="202610" calcext:value-type="float">
            <text:p>202610</text:p>
          </table:table-cell>
          <table:table-cell table:style-name="ce10" office:value-type="float" office:value="54.3" calcext:value-type="float">
            <text:p>54.3</text:p>
          </table:table-cell>
          <table:table-cell table:formula="of:=['file:///home/mixalako/Documents/EPU/rea-uc/datasets/Dataset-for-AI-tool_renovated-buildings-AUDITIEM-AR-1-ZONU-228-auditi-updated_ENG.xlsx'#$'Building envelope'.D2819]" office:value-type="float" office:value="4963.4" calcext:value-type="float">
            <text:p>4963.4</text:p>
          </table:table-cell>
          <table:table-cell table:style-name="ce10" table:formula="of:=['file:///home/mixalako/Documents/EPU/rea-uc/datasets/Dataset-for-AI-tool_renovated-buildings-AUDITIEM-AR-1-ZONU-228-auditi-updated_ENG.xlsx'#$'Building envelope'.E2819]" office:value-type="float" office:value="447372" calcext:value-type="float">
            <text:p>44737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07]" office:value-type="currency" office:currency="EUR" office:value="303879" calcext:value-type="currency">
            <text:p><text:s/>€ 303,879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0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7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7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59</text:p>
          </table:table-cell>
          <table:table-cell/>
          <table:table-cell table:style-name="ce10"/>
          <table:table-cell office:value-type="string" calcext:value-type="string">
            <text:p>Dzirciema iela 72, Rīga, LV-1055</text:p>
          </table:table-cell>
          <table:table-cell table:style-name="ce21" office:value-type="float" office:value="1000672026001" calcext:value-type="float">
            <text:p>1000672026001</text:p>
          </table:table-cell>
          <table:table-cell table:content-validation-name="val1" office:value-type="string" calcext:value-type="string">
            <text:p>Hruščova (316. un 318. sērija) laika projekts 2.51</text:p>
          </table:table-cell>
          <table:table-cell table:style-name="ce25" table:content-validation-name="val2" table:formula="of:=VLOOKUP([.F80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53.5" calcext:value-type="float">
            <text:p>53.5</text:p>
          </table:table-cell>
          <table:table-cell office:value-type="float" office:value="11.02" calcext:value-type="float">
            <text:p>11.02</text:p>
          </table:table-cell>
          <table:table-cell office:value-type="float" office:value="14.3" calcext:value-type="float">
            <text:p>14.3</text:p>
          </table:table-cell>
          <table:table-cell table:style-name="ce28" table:formula="of:=VLOOKUP([.F801];['file:///home/mixalako/Documents/EPU/rea-uc/datasets/Dataset-for-AI-tool_renovated-buildings-AUDITIEM-AR-1-ZONU-228-auditi-updated_ENG.xlsx'#$'Building series'.A$1:.C$1048576];2;0)" office:value-type="float" office:value="2.51" calcext:value-type="float">
            <text:p>2.51</text:p>
          </table:table-cell>
          <table:table-cell office:value-type="float" office:value="2303.44" calcext:value-type="float">
            <text:p>2303.44</text:p>
          </table:table-cell>
          <table:table-cell table:style-name="ce10" table:formula="of:=[.L801]*[.K801]" office:value-type="float" office:value="5781.6344" calcext:value-type="float">
            <text:p>5781.634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4973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5" calcext:value-type="float">
            <text:p>1965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303.44" calcext:value-type="float">
            <text:p>2303.4</text:p>
          </table:table-cell>
          <table:table-cell office:value-type="float" office:value="5783.13" calcext:value-type="float">
            <text:p>5783.13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27843" calcext:value-type="float">
            <text:p>327843</text:p>
          </table:table-cell>
          <table:table-cell office:value-type="float" office:value="128117" calcext:value-type="float">
            <text:p>128117</text:p>
          </table:table-cell>
          <table:table-cell table:formula="of:=SUM([.Y801:.Z801])" office:value-type="float" office:value="455960" calcext:value-type="float">
            <text:p>455960</text:p>
          </table:table-cell>
          <table:table-cell office:value-type="float" office:value="0.875" calcext:value-type="float">
            <text:p>0.875</text:p>
          </table:table-cell>
          <table:table-cell office:value-type="float" office:value="153010" calcext:value-type="float">
            <text:p>153010</text:p>
          </table:table-cell>
          <table:table-cell table:style-name="ce10" office:value-type="float" office:value="66.43" calcext:value-type="float">
            <text:p>66.43</text:p>
          </table:table-cell>
          <table:table-cell table:formula="of:=['file:///home/mixalako/Documents/EPU/rea-uc/datasets/Dataset-for-AI-tool_renovated-buildings-AUDITIEM-AR-1-ZONU-228-auditi-updated_ENG.xlsx'#$'Building envelope'.D2835]" office:value-type="float" office:value="3599.4" calcext:value-type="float">
            <text:p>3599.4</text:p>
          </table:table-cell>
          <table:table-cell table:style-name="ce10" table:formula="of:=['file:///home/mixalako/Documents/EPU/rea-uc/datasets/Dataset-for-AI-tool_renovated-buildings-AUDITIEM-AR-1-ZONU-228-auditi-updated_ENG.xlsx'#$'Building envelope'.E2835]" office:value-type="float" office:value="309877" calcext:value-type="float">
            <text:p>30987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19]" office:value-type="currency" office:currency="EUR" office:value="285710" calcext:value-type="currency">
            <text:p><text:s/>€ 285,71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1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0</text:p>
          </table:table-cell>
          <table:table-cell/>
          <table:table-cell table:style-name="ce10"/>
          <table:table-cell office:value-type="string" calcext:value-type="string">
            <text:p>Rostokas iela 52, Rīga, LV-1029</text:p>
          </table:table-cell>
          <table:table-cell table:style-name="ce21" office:value-type="float" office:value="1000932067001" calcext:value-type="float">
            <text:p>1000932067001</text:p>
          </table:table-cell>
          <table:table-cell table:content-validation-name="val1" office:value-type="string" calcext:value-type="string">
            <text:p>119. sērija 2.6</text:p>
          </table:table-cell>
          <table:table-cell table:style-name="ce25" table:content-validation-name="val2" table:formula="of:=VLOOKUP([.F806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31.69" calcext:value-type="float">
            <text:p>31.69</text:p>
          </table:table-cell>
          <table:table-cell office:value-type="float" office:value="11.81" calcext:value-type="float">
            <text:p>11.81</text:p>
          </table:table-cell>
          <table:table-cell office:value-type="float" office:value="25.5" calcext:value-type="float">
            <text:p>25.5</text:p>
          </table:table-cell>
          <table:table-cell table:style-name="ce28" table:formula="of:=VLOOKUP([.F80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2632.3" calcext:value-type="float">
            <text:p>2632.3</text:p>
          </table:table-cell>
          <table:table-cell table:style-name="ce10" table:formula="of:=[.L806]*[.K806]" office:value-type="float" office:value="6843.98" calcext:value-type="float">
            <text:p>6843.98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070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36" calcext:value-type="float">
            <text:p>36</text:p>
          </table:table-cell>
          <table:table-cell table:style-name="ce40" office:value-type="float" office:value="2632.3" calcext:value-type="float">
            <text:p>2632.3</text:p>
          </table:table-cell>
          <table:table-cell office:value-type="float" office:value="6843.98" calcext:value-type="float">
            <text:p>6843.98</text:p>
          </table:table-cell>
          <table:table-cell table:style-name="ce43" office:value-type="float" office:value="18.61" calcext:value-type="float">
            <text:p>18.61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04887" calcext:value-type="float">
            <text:p>304887</text:p>
          </table:table-cell>
          <table:table-cell office:value-type="float" office:value="127680" calcext:value-type="float">
            <text:p>127680</text:p>
          </table:table-cell>
          <table:table-cell table:formula="of:=SUM([.Y806:.Z806])" office:value-type="float" office:value="432567" calcext:value-type="float">
            <text:p>432567</text:p>
          </table:table-cell>
          <table:table-cell office:value-type="float" office:value="0.91" calcext:value-type="float">
            <text:p>0.91</text:p>
          </table:table-cell>
          <table:table-cell office:value-type="float" office:value="139040" calcext:value-type="float">
            <text:p>139040</text:p>
          </table:table-cell>
          <table:table-cell table:style-name="ce10" office:value-type="float" office:value="52.81" calcext:value-type="float">
            <text:p>52.81</text:p>
          </table:table-cell>
          <table:table-cell table:formula="of:=['file:///home/mixalako/Documents/EPU/rea-uc/datasets/Dataset-for-AI-tool_renovated-buildings-AUDITIEM-AR-1-ZONU-228-auditi-updated_ENG.xlsx'#$'Building envelope'.D2850]" office:value-type="float" office:value="3334.5" calcext:value-type="float">
            <text:p>3334.5</text:p>
          </table:table-cell>
          <table:table-cell table:style-name="ce10" table:formula="of:=['file:///home/mixalako/Documents/EPU/rea-uc/datasets/Dataset-for-AI-tool_renovated-buildings-AUDITIEM-AR-1-ZONU-228-auditi-updated_ENG.xlsx'#$'Building envelope'.E2850]" office:value-type="float" office:value="294857" calcext:value-type="float">
            <text:p>29485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35]" office:value-type="currency" office:currency="EUR" office:value="331930" calcext:value-type="currency">
            <text:p><text:s/>€ 331,93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3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1</text:p>
          </table:table-cell>
          <table:table-cell/>
          <table:table-cell table:style-name="ce10"/>
          <table:table-cell office:value-type="string" calcext:value-type="string">
            <text:p>Aglonas iela 4, Rīga, LV-1057</text:p>
          </table:table-cell>
          <table:table-cell table:style-name="ce21" office:value-type="float" office:value="1000780324006" calcext:value-type="float">
            <text:p>1000780324006</text:p>
          </table:table-cell>
          <table:table-cell table:content-validation-name="val1" office:value-type="string" calcext:value-type="string">
            <text:p>Lietuviešu projekts</text:p>
          </table:table-cell>
          <table:table-cell table:style-name="ce25" table:content-validation-name="val2" table:formula="of:=VLOOKUP([.F81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10.2" calcext:value-type="float">
            <text:p>110.2</text:p>
          </table:table-cell>
          <table:table-cell office:value-type="float" office:value="11.78" calcext:value-type="float">
            <text:p>11.78</text:p>
          </table:table-cell>
          <table:table-cell office:value-type="float" office:value="13.64" calcext:value-type="float">
            <text:p>13.64</text:p>
          </table:table-cell>
          <table:table-cell table:style-name="ce28" table:formula="of:=VLOOKUP([.F81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571.95" calcext:value-type="float">
            <text:p>5571.95</text:p>
          </table:table-cell>
          <table:table-cell table:style-name="ce10" table:formula="of:=[.L811]*[.K811]" office:value-type="float" office:value="13929.875" calcext:value-type="float">
            <text:p>13929.8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168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105" calcext:value-type="float">
            <text:p>105</text:p>
          </table:table-cell>
          <table:table-cell table:style-name="ce40" office:value-type="float" office:value="5571.95" calcext:value-type="float">
            <text:p>5572.0</text:p>
          </table:table-cell>
          <table:table-cell office:value-type="float" office:value="13929.88" calcext:value-type="float">
            <text:p>13929.88</text:p>
          </table:table-cell>
          <table:table-cell table:style-name="ce43" office:value-type="float" office:value="18.7" calcext:value-type="float">
            <text:p>18.700</text:p>
          </table:table-cell>
          <table:table-cell office:value-type="float" office:value="203" calcext:value-type="float">
            <text:p>203</text:p>
          </table:table-cell>
          <table:table-cell office:value-type="float" office:value="0.85" calcext:value-type="float">
            <text:p>0.8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38013" calcext:value-type="float">
            <text:p>538013</text:p>
          </table:table-cell>
          <table:table-cell office:value-type="float" office:value="327793" calcext:value-type="float">
            <text:p>327793</text:p>
          </table:table-cell>
          <table:table-cell table:formula="of:=SUM([.Y811:.Z811])" office:value-type="float" office:value="865806" calcext:value-type="float">
            <text:p>865806</text:p>
          </table:table-cell>
          <table:table-cell office:value-type="float" office:value="0.9" calcext:value-type="float">
            <text:p>0.9</text:p>
          </table:table-cell>
          <table:table-cell office:value-type="float" office:value="296650" calcext:value-type="float">
            <text:p>296650</text:p>
          </table:table-cell>
          <table:table-cell table:style-name="ce10" office:value-type="float" office:value="53.23" calcext:value-type="float">
            <text:p>53.23</text:p>
          </table:table-cell>
          <table:table-cell table:formula="of:=['file:///home/mixalako/Documents/EPU/rea-uc/datasets/Dataset-for-AI-tool_renovated-buildings-AUDITIEM-AR-1-ZONU-228-auditi-updated_ENG.xlsx'#$'Building envelope'.D2864]" office:value-type="float" office:value="6058.5" calcext:value-type="float">
            <text:p>6058.5</text:p>
          </table:table-cell>
          <table:table-cell table:style-name="ce10" table:formula="of:=['file:///home/mixalako/Documents/EPU/rea-uc/datasets/Dataset-for-AI-tool_renovated-buildings-AUDITIEM-AR-1-ZONU-228-auditi-updated_ENG.xlsx'#$'Building envelope'.E2864]" office:value-type="float" office:value="529917" calcext:value-type="float">
            <text:p>52991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50]" office:value-type="currency" office:currency="EUR" office:value="561700" calcext:value-type="currency">
            <text:p><text:s/>€ 561,7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5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2</text:p>
          </table:table-cell>
          <table:table-cell/>
          <table:table-cell table:style-name="ce10"/>
          <table:table-cell office:value-type="string" calcext:value-type="string">
            <text:p>Baltezera iela 5, Rīga, LV-1024</text:p>
          </table:table-cell>
          <table:table-cell table:style-name="ce21" office:value-type="float" office:value="1000912035001" calcext:value-type="float">
            <text:p>1000912035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81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3.29" calcext:value-type="float">
            <text:p>63.29</text:p>
          </table:table-cell>
          <table:table-cell office:value-type="float" office:value="11.06" calcext:value-type="float">
            <text:p>11.06</text:p>
          </table:table-cell>
          <table:table-cell office:value-type="float" office:value="14.17" calcext:value-type="float">
            <text:p>14.17</text:p>
          </table:table-cell>
          <table:table-cell table:style-name="ce28" table:formula="of:=VLOOKUP([.F81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802.65" calcext:value-type="float">
            <text:p>2802.65</text:p>
          </table:table-cell>
          <table:table-cell table:style-name="ce10" table:formula="of:=[.L816]*[.K816]" office:value-type="float" office:value="7006.625" calcext:value-type="float">
            <text:p>7006.6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265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802.65" calcext:value-type="float">
            <text:p>2802.7</text:p>
          </table:table-cell>
          <table:table-cell office:value-type="float" office:value="6995.39" calcext:value-type="float">
            <text:p>6995.39</text:p>
          </table:table-cell>
          <table:table-cell table:style-name="ce43" office:value-type="float" office:value="18.77" calcext:value-type="float">
            <text:p>18.7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5527" calcext:value-type="float">
            <text:p>335527</text:p>
          </table:table-cell>
          <table:table-cell office:value-type="float" office:value="160750" calcext:value-type="float">
            <text:p>160750</text:p>
          </table:table-cell>
          <table:table-cell table:formula="of:=SUM([.Y816:.Z816])" office:value-type="float" office:value="496277" calcext:value-type="float">
            <text:p>496277</text:p>
          </table:table-cell>
          <table:table-cell office:value-type="float" office:value="0.871" calcext:value-type="float">
            <text:p>0.871</text:p>
          </table:table-cell>
          <table:table-cell office:value-type="float" office:value="192890" calcext:value-type="float">
            <text:p>192890</text:p>
          </table:table-cell>
          <table:table-cell table:style-name="ce10" office:value-type="float" office:value="68.82" calcext:value-type="float">
            <text:p>68.82</text:p>
          </table:table-cell>
          <table:table-cell table:formula="of:=['file:///home/mixalako/Documents/EPU/rea-uc/datasets/Dataset-for-AI-tool_renovated-buildings-AUDITIEM-AR-1-ZONU-228-auditi-updated_ENG.xlsx'#$'Building envelope'.D2880]" office:value-type="float" office:value="4466.8" calcext:value-type="float">
            <text:p>4466.8</text:p>
          </table:table-cell>
          <table:table-cell table:style-name="ce10" table:formula="of:=['file:///home/mixalako/Documents/EPU/rea-uc/datasets/Dataset-for-AI-tool_renovated-buildings-AUDITIEM-AR-1-ZONU-228-auditi-updated_ENG.xlsx'#$'Building envelope'.E2880]" office:value-type="float" office:value="387162" calcext:value-type="float">
            <text:p>38716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63]" office:value-type="currency" office:currency="EUR" office:value="353812" calcext:value-type="currency">
            <text:p><text:s/>€ 353,812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6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3</text:p>
          </table:table-cell>
          <table:table-cell/>
          <table:table-cell table:style-name="ce10"/>
          <table:table-cell office:value-type="string" calcext:value-type="string">
            <text:p>Brīvības gatve 227, Rīga, LV-1039</text:p>
          </table:table-cell>
          <table:table-cell table:style-name="ce21" office:value-type="float" office:value="1000860042001" calcext:value-type="float">
            <text:p>1000860042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82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64.65" calcext:value-type="float">
            <text:p>64.65</text:p>
          </table:table-cell>
          <table:table-cell office:value-type="float" office:value="12.8" calcext:value-type="float">
            <text:p>12.8</text:p>
          </table:table-cell>
          <table:table-cell office:value-type="float" office:value="14.15" calcext:value-type="float">
            <text:p>14.15</text:p>
          </table:table-cell>
          <table:table-cell table:style-name="ce28" table:formula="of:=VLOOKUP([.F8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293.18" calcext:value-type="float">
            <text:p>3293.18</text:p>
          </table:table-cell>
          <table:table-cell table:style-name="ce10" table:formula="of:=[.L821]*[.K821]" office:value-type="float" office:value="8232.95" calcext:value-type="float">
            <text:p>8232.9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363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3293.18" calcext:value-type="float">
            <text:p>3293.2</text:p>
          </table:table-cell>
          <table:table-cell office:value-type="float" office:value="8232.95" calcext:value-type="float">
            <text:p>8232.95</text:p>
          </table:table-cell>
          <table:table-cell table:style-name="ce43" office:value-type="float" office:value="18.74" calcext:value-type="float">
            <text:p>18.74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2810" calcext:value-type="float">
            <text:p>332810</text:p>
          </table:table-cell>
          <table:table-cell office:value-type="float" office:value="192880" calcext:value-type="float">
            <text:p>192880</text:p>
          </table:table-cell>
          <table:table-cell table:formula="of:=SUM([.Y821:.Z821])" office:value-type="float" office:value="525690" calcext:value-type="float">
            <text:p>525690</text:p>
          </table:table-cell>
          <table:table-cell office:value-type="float" office:value="0.804" calcext:value-type="float">
            <text:p>0.804</text:p>
          </table:table-cell>
          <table:table-cell office:value-type="float" office:value="227660" calcext:value-type="float">
            <text:p>227660</text:p>
          </table:table-cell>
          <table:table-cell table:style-name="ce10" office:value-type="float" office:value="69.13" calcext:value-type="float">
            <text:p>69.13</text:p>
          </table:table-cell>
          <table:table-cell table:formula="of:=['file:///home/mixalako/Documents/EPU/rea-uc/datasets/Dataset-for-AI-tool_renovated-buildings-AUDITIEM-AR-1-ZONU-228-auditi-updated_ENG.xlsx'#$'Building envelope'.D2897]" office:value-type="float" office:value="4358" calcext:value-type="float">
            <text:p>4358</text:p>
          </table:table-cell>
          <table:table-cell table:style-name="ce10" table:formula="of:=['file:///home/mixalako/Documents/EPU/rea-uc/datasets/Dataset-for-AI-tool_renovated-buildings-AUDITIEM-AR-1-ZONU-228-auditi-updated_ENG.xlsx'#$'Building envelope'.E2897]" office:value-type="float" office:value="367504" calcext:value-type="float">
            <text:p>36750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75]" office:value-type="currency" office:currency="EUR" office:value="311142" calcext:value-type="currency">
            <text:p><text:s/>€ 311,142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7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4</text:p>
          </table:table-cell>
          <table:table-cell/>
          <table:table-cell table:style-name="ce10"/>
          <table:table-cell office:value-type="string" calcext:value-type="string">
            <text:p>Brīvības gatve 313, Rīga, LV-1006</text:p>
          </table:table-cell>
          <table:table-cell table:style-name="ce21" office:value-type="float" office:value="1000910031001" calcext:value-type="float">
            <text:p>1000910031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82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05.94" calcext:value-type="float">
            <text:p>105.94</text:p>
          </table:table-cell>
          <table:table-cell office:value-type="float" office:value="24.9" calcext:value-type="float">
            <text:p>24.9</text:p>
          </table:table-cell>
          <table:table-cell office:value-type="float" office:value="14.35" calcext:value-type="float">
            <text:p>14.35</text:p>
          </table:table-cell>
          <table:table-cell table:style-name="ce28" table:formula="of:=VLOOKUP([.F8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870.57" calcext:value-type="float">
            <text:p>4870.57</text:p>
          </table:table-cell>
          <table:table-cell table:style-name="ce10" table:formula="of:=[.L826]*[.K826]" office:value-type="float" office:value="12176.425" calcext:value-type="float">
            <text:p>12176.425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460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69" calcext:value-type="float">
            <text:p>69</text:p>
          </table:table-cell>
          <table:table-cell table:style-name="ce40" office:value-type="float" office:value="4870.57" calcext:value-type="float">
            <text:p>4870.6</text:p>
          </table:table-cell>
          <table:table-cell office:value-type="float" office:value="12176.43" calcext:value-type="float">
            <text:p>12176.43</text:p>
          </table:table-cell>
          <table:table-cell table:style-name="ce43" office:value-type="float" office:value="18.71" calcext:value-type="float">
            <text:p>18.71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87303" calcext:value-type="float">
            <text:p>587303</text:p>
          </table:table-cell>
          <table:table-cell office:value-type="float" office:value="231397" calcext:value-type="float">
            <text:p>231397</text:p>
          </table:table-cell>
          <table:table-cell table:formula="of:=SUM([.Y826:.Z826])" office:value-type="float" office:value="818700" calcext:value-type="float">
            <text:p>818700</text:p>
          </table:table-cell>
          <table:table-cell office:value-type="float" office:value="0.89" calcext:value-type="float">
            <text:p>0.89</text:p>
          </table:table-cell>
          <table:table-cell office:value-type="float" office:value="307960" calcext:value-type="float">
            <text:p>307960</text:p>
          </table:table-cell>
          <table:table-cell table:style-name="ce10" office:value-type="float" office:value="63.22" calcext:value-type="float">
            <text:p>63.22</text:p>
          </table:table-cell>
          <table:table-cell table:formula="of:=['file:///home/mixalako/Documents/EPU/rea-uc/datasets/Dataset-for-AI-tool_renovated-buildings-AUDITIEM-AR-1-ZONU-228-auditi-updated_ENG.xlsx'#$'Building envelope'.D2918]" office:value-type="float" office:value="7696.9" calcext:value-type="float">
            <text:p>7696.9</text:p>
          </table:table-cell>
          <table:table-cell table:style-name="ce10" table:formula="of:=['file:///home/mixalako/Documents/EPU/rea-uc/datasets/Dataset-for-AI-tool_renovated-buildings-AUDITIEM-AR-1-ZONU-228-auditi-updated_ENG.xlsx'#$'Building envelope'.E2918]" office:value-type="float" office:value="681102" calcext:value-type="float">
            <text:p>68110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490]" office:value-type="currency" office:currency="EUR" office:value="624200" calcext:value-type="currency">
            <text:p><text:s/>€ 624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49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5</text:p>
          </table:table-cell>
          <table:table-cell/>
          <table:table-cell table:style-name="ce10"/>
          <table:table-cell office:value-type="string" calcext:value-type="string">
            <text:p>Dzērvju iela 10, Rīga, LV-1019</text:p>
          </table:table-cell>
          <table:table-cell table:style-name="ce21" office:value-type="float" office:value="1000720025001" calcext:value-type="float">
            <text:p>1000720025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83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52.64" calcext:value-type="float">
            <text:p>52.64</text:p>
          </table:table-cell>
          <table:table-cell office:value-type="float" office:value="15.36" calcext:value-type="float">
            <text:p>15.36</text:p>
          </table:table-cell>
          <table:table-cell office:value-type="float" office:value="25.25" calcext:value-type="float">
            <text:p>25.25</text:p>
          </table:table-cell>
          <table:table-cell table:style-name="ce28" table:formula="of:=VLOOKUP([.F8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082.7" calcext:value-type="float">
            <text:p>4082.7</text:p>
          </table:table-cell>
          <table:table-cell table:style-name="ce10" table:formula="of:=[.L831]*[.K831]" office:value-type="float" office:value="10206.75" calcext:value-type="float">
            <text:p>10206.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558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8" calcext:value-type="float">
            <text:p>1988</text:p>
          </table:table-cell>
          <table:table-cell table:style-name="ce10" office:value-type="float" office:value="72" calcext:value-type="float">
            <text:p>72</text:p>
          </table:table-cell>
          <table:table-cell table:style-name="ce40" office:value-type="float" office:value="4082.7" calcext:value-type="float">
            <text:p>4082.7</text:p>
          </table:table-cell>
          <table:table-cell office:value-type="float" office:value="10206.75" calcext:value-type="float">
            <text:p>10206.75</text:p>
          </table:table-cell>
          <table:table-cell table:style-name="ce43" office:value-type="float" office:value="18.71" calcext:value-type="float">
            <text:p>18.710</text:p>
          </table:table-cell>
          <table:table-cell office:value-type="float" office:value="203" calcext:value-type="float">
            <text:p>203</text:p>
          </table:table-cell>
          <table:table-cell office:value-type="float" office:value="0.85" calcext:value-type="float">
            <text:p>0.8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49383" calcext:value-type="float">
            <text:p>549383</text:p>
          </table:table-cell>
          <table:table-cell office:value-type="float" office:value="238823" calcext:value-type="float">
            <text:p>238823</text:p>
          </table:table-cell>
          <table:table-cell table:formula="of:=SUM([.Y831:.Z831])" office:value-type="float" office:value="788206" calcext:value-type="float">
            <text:p>788206</text:p>
          </table:table-cell>
          <table:table-cell office:value-type="float" office:value="0.91" calcext:value-type="float">
            <text:p>0.91</text:p>
          </table:table-cell>
          <table:table-cell office:value-type="float" office:value="221650" calcext:value-type="float">
            <text:p>221650</text:p>
          </table:table-cell>
          <table:table-cell table:style-name="ce10" office:value-type="float" office:value="54.28" calcext:value-type="float">
            <text:p>54.28</text:p>
          </table:table-cell>
          <table:table-cell table:formula="of:=['file:///home/mixalako/Documents/EPU/rea-uc/datasets/Dataset-for-AI-tool_renovated-buildings-AUDITIEM-AR-1-ZONU-228-auditi-updated_ENG.xlsx'#$'Building envelope'.D2935]" office:value-type="float" office:value="5660.1" calcext:value-type="float">
            <text:p>5660.1</text:p>
          </table:table-cell>
          <table:table-cell table:style-name="ce10" table:formula="of:=['file:///home/mixalako/Documents/EPU/rea-uc/datasets/Dataset-for-AI-tool_renovated-buildings-AUDITIEM-AR-1-ZONU-228-auditi-updated_ENG.xlsx'#$'Building envelope'.E2935]" office:value-type="float" office:value="505416" calcext:value-type="float">
            <text:p>50541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06]" office:value-type="currency" office:currency="EUR" office:value="498604.68" calcext:value-type="currency">
            <text:p><text:s/>€ 498,604.68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0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6</text:p>
          </table:table-cell>
          <table:table-cell/>
          <table:table-cell table:style-name="ce10"/>
          <table:table-cell office:value-type="string" calcext:value-type="string">
            <text:p>Kuldīgas iela 15, Rīga, LV-1007</text:p>
          </table:table-cell>
          <table:table-cell table:style-name="ce21" office:value-type="float" office:value="1000630151001" calcext:value-type="float">
            <text:p>1000630151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836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4.1" calcext:value-type="float">
            <text:p>14.1</text:p>
          </table:table-cell>
          <table:table-cell table:style-name="ce28" table:formula="of:=VLOOKUP([.F83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254.4" calcext:value-type="float">
            <text:p>4254.4</text:p>
          </table:table-cell>
          <table:table-cell table:style-name="ce10" table:formula="of:=[.L836]*[.K836]" office:value-type="float" office:value="10636" calcext:value-type="float">
            <text:p>10636</text:p>
          </table:table-cell>
          <table:table-cell office:value-type="float" office:value="95" calcext:value-type="float">
            <text:p>9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655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3" calcext:value-type="float">
            <text:p>1983</text:p>
          </table:table-cell>
          <table:table-cell table:style-name="ce10" office:value-type="float" office:value="70" calcext:value-type="float">
            <text:p>70</text:p>
          </table:table-cell>
          <table:table-cell table:style-name="ce40" office:value-type="float" office:value="4254.4" calcext:value-type="float">
            <text:p>4254.4</text:p>
          </table:table-cell>
          <table:table-cell office:value-type="float" office:value="10679.49" calcext:value-type="float">
            <text:p>10679.49</text:p>
          </table:table-cell>
          <table:table-cell table:style-name="ce43" office:value-type="float" office:value="18.67" calcext:value-type="float">
            <text:p>18.6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78663" calcext:value-type="float">
            <text:p>478663</text:p>
          </table:table-cell>
          <table:table-cell office:value-type="float" office:value="230563" calcext:value-type="float">
            <text:p>230563</text:p>
          </table:table-cell>
          <table:table-cell table:formula="of:=SUM([.Y836:.Z836])" office:value-type="float" office:value="709226" calcext:value-type="float">
            <text:p>709226</text:p>
          </table:table-cell>
          <table:table-cell office:value-type="float" office:value="0.814" calcext:value-type="float">
            <text:p>0.814</text:p>
          </table:table-cell>
          <table:table-cell office:value-type="float" office:value="294980" calcext:value-type="float">
            <text:p>294980</text:p>
          </table:table-cell>
          <table:table-cell table:style-name="ce10" office:value-type="float" office:value="69.33" calcext:value-type="float">
            <text:p>69.33</text:p>
          </table:table-cell>
          <table:table-cell table:formula="of:=['file:///home/mixalako/Documents/EPU/rea-uc/datasets/Dataset-for-AI-tool_renovated-buildings-AUDITIEM-AR-1-ZONU-228-auditi-updated_ENG.xlsx'#$'Building envelope'.D2952]" office:value-type="float" office:value="6455.8" calcext:value-type="float">
            <text:p>6455.8</text:p>
          </table:table-cell>
          <table:table-cell table:style-name="ce10" table:formula="of:=['file:///home/mixalako/Documents/EPU/rea-uc/datasets/Dataset-for-AI-tool_renovated-buildings-AUDITIEM-AR-1-ZONU-228-auditi-updated_ENG.xlsx'#$'Building envelope'.E2952]" office:value-type="float" office:value="557155" calcext:value-type="float">
            <text:p>557155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20]" office:value-type="currency" office:currency="EUR" office:value="531621" calcext:value-type="currency">
            <text:p><text:s/>€ 531,621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2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7</text:p>
          </table:table-cell>
          <table:table-cell/>
          <table:table-cell table:style-name="ce10"/>
          <table:table-cell office:value-type="string" calcext:value-type="string">
            <text:p>Paula Lejiņa iela 18, Rīga, LV-1029</text:p>
          </table:table-cell>
          <table:table-cell table:style-name="ce21" office:value-type="float" office:value="1000992169001" calcext:value-type="float">
            <text:p>1000992169001</text:p>
          </table:table-cell>
          <table:table-cell table:content-validation-name="val1" office:value-type="string" calcext:value-type="string">
            <text:p>119. sērija 2.5</text:p>
          </table:table-cell>
          <table:table-cell table:style-name="ce25" table:content-validation-name="val2" table:formula="of:=VLOOKUP([.F841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31.61" calcext:value-type="float">
            <text:p>31.61</text:p>
          </table:table-cell>
          <table:table-cell office:value-type="float" office:value="11.74" calcext:value-type="float">
            <text:p>11.74</text:p>
          </table:table-cell>
          <table:table-cell office:value-type="float" office:value="28.75" calcext:value-type="float">
            <text:p>28.75</text:p>
          </table:table-cell>
          <table:table-cell table:style-name="ce28" table:formula="of:=VLOOKUP([.F84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882" calcext:value-type="float">
            <text:p>2882</text:p>
          </table:table-cell>
          <table:table-cell table:style-name="ce10" table:formula="of:=[.L841]*[.K841]" office:value-type="float" office:value="7205" calcext:value-type="float">
            <text:p>7205</text:p>
          </table:table-cell>
          <table:table-cell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753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9" calcext:value-type="float">
            <text:p>1989</text:p>
          </table:table-cell>
          <table:table-cell table:style-name="ce10" office:value-type="float" office:value="40" calcext:value-type="float">
            <text:p>40</text:p>
          </table:table-cell>
          <table:table-cell table:style-name="ce40" office:value-type="float" office:value="2882" calcext:value-type="float">
            <text:p>2882.0</text:p>
          </table:table-cell>
          <table:table-cell office:value-type="float" office:value="7205" calcext:value-type="float">
            <text:p>7205</text:p>
          </table:table-cell>
          <table:table-cell table:style-name="ce43" office:value-type="float" office:value="18.6" calcext:value-type="float">
            <text:p>18.6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99450" calcext:value-type="float">
            <text:p>299450</text:p>
          </table:table-cell>
          <table:table-cell office:value-type="float" office:value="141777" calcext:value-type="float">
            <text:p>141777</text:p>
          </table:table-cell>
          <table:table-cell table:formula="of:=SUM([.Y841:.Z841])" office:value-type="float" office:value="441227" calcext:value-type="float">
            <text:p>441227</text:p>
          </table:table-cell>
          <table:table-cell office:value-type="float" office:value="0.92" calcext:value-type="float">
            <text:p>0.92</text:p>
          </table:table-cell>
          <table:table-cell office:value-type="float" office:value="134690" calcext:value-type="float">
            <text:p>134690</text:p>
          </table:table-cell>
          <table:table-cell table:style-name="ce10" office:value-type="float" office:value="46.72" calcext:value-type="float">
            <text:p>46.72</text:p>
          </table:table-cell>
          <table:table-cell table:formula="of:=['file:///home/mixalako/Documents/EPU/rea-uc/datasets/Dataset-for-AI-tool_renovated-buildings-AUDITIEM-AR-1-ZONU-228-auditi-updated_ENG.xlsx'#$'Building envelope'.D2967]" office:value-type="float" office:value="3425.7" calcext:value-type="float">
            <text:p>3425.7</text:p>
          </table:table-cell>
          <table:table-cell table:style-name="ce10" table:formula="of:=['file:///home/mixalako/Documents/EPU/rea-uc/datasets/Dataset-for-AI-tool_renovated-buildings-AUDITIEM-AR-1-ZONU-228-auditi-updated_ENG.xlsx'#$'Building envelope'.E2967]" office:value-type="float" office:value="303277" calcext:value-type="float">
            <text:p>30327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35]" office:value-type="currency" office:currency="EUR" office:value="379430" calcext:value-type="currency">
            <text:p><text:s/>€ 379,43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3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8</text:p>
          </table:table-cell>
          <table:table-cell/>
          <table:table-cell table:style-name="ce10"/>
          <table:table-cell office:value-type="string" calcext:value-type="string">
            <text:p>Skrudalienas iela 4, Rīga, LV-1064</text:p>
          </table:table-cell>
          <table:table-cell table:style-name="ce21" office:value-type="float" office:value="1001242024001" calcext:value-type="float">
            <text:p>1001242024001</text:p>
          </table:table-cell>
          <table:table-cell table:content-validation-name="val1" office:value-type="string" calcext:value-type="string">
            <text:p>Specprojekts 2.55</text:p>
          </table:table-cell>
          <table:table-cell table:style-name="ce25" table:content-validation-name="val2" table:formula="of:=VLOOKUP([.F84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0.25" calcext:value-type="float">
            <text:p>10.25</text:p>
          </table:table-cell>
          <table:table-cell office:value-type="float" office:value="8.5" calcext:value-type="float">
            <text:p>8.5</text:p>
          </table:table-cell>
          <table:table-cell table:style-name="ce28" table:formula="of:=VLOOKUP([.F846];['file:///home/mixalako/Documents/EPU/rea-uc/datasets/Dataset-for-AI-tool_renovated-buildings-AUDITIEM-AR-1-ZONU-228-auditi-updated_ENG.xlsx'#$'Building series'.A$1:.C$1048576];2;0)" office:value-type="float" office:value="2.55" calcext:value-type="float">
            <text:p>2.55</text:p>
          </table:table-cell>
          <table:table-cell office:value-type="float" office:value="562.93" calcext:value-type="float">
            <text:p>562.93</text:p>
          </table:table-cell>
          <table:table-cell table:style-name="ce10" table:formula="of:=[.L846]*[.K846]" office:value-type="float" office:value="1435.4715" calcext:value-type="float">
            <text:p>1435.471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850.7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5" calcext:value-type="float">
            <text:p>1965</text:p>
          </table:table-cell>
          <table:table-cell table:style-name="ce10" office:value-type="float" office:value="11" calcext:value-type="float">
            <text:p>11</text:p>
          </table:table-cell>
          <table:table-cell table:style-name="ce40" office:value-type="float" office:value="562.93" calcext:value-type="float">
            <text:p>562.9</text:p>
          </table:table-cell>
          <table:table-cell office:value-type="float" office:value="1435.47" calcext:value-type="float">
            <text:p>1435.47</text:p>
          </table:table-cell>
          <table:table-cell table:style-name="ce43" office:value-type="float" office:value="18.85" calcext:value-type="float">
            <text:p>18.85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4293" calcext:value-type="float">
            <text:p>74293</text:p>
          </table:table-cell>
          <table:table-cell office:value-type="float" office:value="12887" calcext:value-type="float">
            <text:p>12887</text:p>
          </table:table-cell>
          <table:table-cell table:formula="of:=SUM([.Y846:.Z846])" office:value-type="float" office:value="87180" calcext:value-type="float">
            <text:p>87180</text:p>
          </table:table-cell>
          <table:table-cell office:value-type="float" office:value="0.86" calcext:value-type="float">
            <text:p>0.86</text:p>
          </table:table-cell>
          <table:table-cell office:value-type="float" office:value="28817" calcext:value-type="float">
            <text:p>28817</text:p>
          </table:table-cell>
          <table:table-cell table:style-name="ce10" office:value-type="float" office:value="51.19" calcext:value-type="float">
            <text:p>51.19</text:p>
          </table:table-cell>
          <table:table-cell table:formula="of:=['file:///home/mixalako/Documents/EPU/rea-uc/datasets/Dataset-for-AI-tool_renovated-buildings-AUDITIEM-AR-1-ZONU-228-auditi-updated_ENG.xlsx'#$'Building envelope'.D2984]" office:value-type="float" office:value="875.1" calcext:value-type="float">
            <text:p>875.1</text:p>
          </table:table-cell>
          <table:table-cell table:style-name="ce10" table:formula="of:=['file:///home/mixalako/Documents/EPU/rea-uc/datasets/Dataset-for-AI-tool_renovated-buildings-AUDITIEM-AR-1-ZONU-228-auditi-updated_ENG.xlsx'#$'Building envelope'.E2984]" office:value-type="float" office:value="75688" calcext:value-type="float">
            <text:p>7568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47]" office:value-type="currency" office:currency="EUR" office:value="90530" calcext:value-type="currency">
            <text:p><text:s/>€ 90,53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4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69</text:p>
          </table:table-cell>
          <table:table-cell/>
          <table:table-cell table:style-name="ce10"/>
          <table:table-cell office:value-type="string" calcext:value-type="string">
            <text:p>Staiceles iela 1 k-3, Rīga, LV-1035</text:p>
          </table:table-cell>
          <table:table-cell table:style-name="ce21" office:value-type="float" office:value="1000702188001" calcext:value-type="float">
            <text:p>1000702188001</text:p>
          </table:table-cell>
          <table:table-cell table:content-validation-name="val1" office:value-type="string" calcext:value-type="string">
            <text:p>602. sērija 2.58</text:p>
          </table:table-cell>
          <table:table-cell table:style-name="ce25" table:content-validation-name="val2" table:formula="of:=VLOOKUP([.F851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51.36" calcext:value-type="float">
            <text:p>51.36</text:p>
          </table:table-cell>
          <table:table-cell office:value-type="float" office:value="10.6" calcext:value-type="float">
            <text:p>10.6</text:p>
          </table:table-cell>
          <table:table-cell office:value-type="float" office:value="24.8" calcext:value-type="float">
            <text:p>24.8</text:p>
          </table:table-cell>
          <table:table-cell table:style-name="ce28" table:formula="of:=VLOOKUP([.F851];['file:///home/mixalako/Documents/EPU/rea-uc/datasets/Dataset-for-AI-tool_renovated-buildings-AUDITIEM-AR-1-ZONU-228-auditi-updated_ENG.xlsx'#$'Building series'.A$1:.C$1048576];2;0)" office:value-type="float" office:value="2.58" calcext:value-type="float">
            <text:p>2.58</text:p>
          </table:table-cell>
          <table:table-cell office:value-type="float" office:value="4345.76" calcext:value-type="float">
            <text:p>4345.76</text:p>
          </table:table-cell>
          <table:table-cell table:style-name="ce10" table:formula="of:=[.L851]*[.K851]" office:value-type="float" office:value="11212.0608" calcext:value-type="float">
            <text:p>11212.0608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5948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72" calcext:value-type="float">
            <text:p>72</text:p>
          </table:table-cell>
          <table:table-cell table:style-name="ce40" office:value-type="float" office:value="4345.76" calcext:value-type="float">
            <text:p>4345.8</text:p>
          </table:table-cell>
          <table:table-cell office:value-type="float" office:value="11212.06" calcext:value-type="float">
            <text:p>11212.06</text:p>
          </table:table-cell>
          <table:table-cell table:style-name="ce43" office:value-type="float" office:value="18.7" calcext:value-type="float">
            <text:p>18.7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49157" calcext:value-type="float">
            <text:p>449157</text:p>
          </table:table-cell>
          <table:table-cell office:value-type="float" office:value="282713" calcext:value-type="float">
            <text:p>282713</text:p>
          </table:table-cell>
          <table:table-cell table:formula="of:=SUM([.Y851:.Z851])" office:value-type="float" office:value="731870" calcext:value-type="float">
            <text:p>731870</text:p>
          </table:table-cell>
          <table:table-cell office:value-type="float" office:value="0.88" calcext:value-type="float">
            <text:p>0.88</text:p>
          </table:table-cell>
          <table:table-cell office:value-type="float" office:value="265650" calcext:value-type="float">
            <text:p>265650</text:p>
          </table:table-cell>
          <table:table-cell table:style-name="ce10" office:value-type="float" office:value="61.12" calcext:value-type="float">
            <text:p>61.12</text:p>
          </table:table-cell>
          <table:table-cell table:formula="of:=['file:///home/mixalako/Documents/EPU/rea-uc/datasets/Dataset-for-AI-tool_renovated-buildings-AUDITIEM-AR-1-ZONU-228-auditi-updated_ENG.xlsx'#$'Building envelope'.D3002]" office:value-type="float" office:value="5013.4" calcext:value-type="float">
            <text:p>5013.4</text:p>
          </table:table-cell>
          <table:table-cell table:style-name="ce10" table:formula="of:=['file:///home/mixalako/Documents/EPU/rea-uc/datasets/Dataset-for-AI-tool_renovated-buildings-AUDITIEM-AR-1-ZONU-228-auditi-updated_ENG.xlsx'#$'Building envelope'.E3002]" office:value-type="float" office:value="446682" calcext:value-type="float">
            <text:p>44668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63]" office:value-type="currency" office:currency="EUR" office:value="532900" calcext:value-type="currency">
            <text:p><text:s/>€ 532,9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6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0</text:p>
          </table:table-cell>
          <table:table-cell/>
          <table:table-cell table:style-name="ce10"/>
          <table:table-cell office:value-type="string" calcext:value-type="string">
            <text:p>Valdeķu iela 55, Rīga, LV-1058</text:p>
          </table:table-cell>
          <table:table-cell table:style-name="ce21" office:value-type="float" office:value="1001070532001" calcext:value-type="float">
            <text:p>1001070532001</text:p>
          </table:table-cell>
          <table:table-cell table:content-validation-name="val1" office:value-type="string" calcext:value-type="string">
            <text:p>119. sērija 2.6</text:p>
          </table:table-cell>
          <table:table-cell table:style-name="ce25" table:content-validation-name="val2" table:formula="of:=VLOOKUP([.F856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93.2" calcext:value-type="float">
            <text:p>93.2</text:p>
          </table:table-cell>
          <table:table-cell office:value-type="float" office:value="11.72" calcext:value-type="float">
            <text:p>11.72</text:p>
          </table:table-cell>
          <table:table-cell office:value-type="float" office:value="28.3" calcext:value-type="float">
            <text:p>28.3</text:p>
          </table:table-cell>
          <table:table-cell table:style-name="ce28" table:formula="of:=VLOOKUP([.F85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8669.8" calcext:value-type="float">
            <text:p>8669.8</text:p>
          </table:table-cell>
          <table:table-cell table:style-name="ce10" table:formula="of:=[.L856]*[.K856]" office:value-type="float" office:value="22541.48" calcext:value-type="float">
            <text:p>22541.48</text:p>
          </table:table-cell>
          <table:table-cell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045.7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91" calcext:value-type="float">
            <text:p>1991</text:p>
          </table:table-cell>
          <table:table-cell table:style-name="ce10" office:value-type="float" office:value="117" calcext:value-type="float">
            <text:p>117</text:p>
          </table:table-cell>
          <table:table-cell table:style-name="ce40" office:value-type="float" office:value="8669.8" calcext:value-type="float">
            <text:p>8669.8</text:p>
          </table:table-cell>
          <table:table-cell office:value-type="float" office:value="22541.48" calcext:value-type="float">
            <text:p>22541.48</text:p>
          </table:table-cell>
          <table:table-cell table:style-name="ce43" office:value-type="float" office:value="18.69" calcext:value-type="float">
            <text:p>18.69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89017" calcext:value-type="float">
            <text:p>889017</text:p>
          </table:table-cell>
          <table:table-cell office:value-type="float" office:value="375463" calcext:value-type="float">
            <text:p>375463</text:p>
          </table:table-cell>
          <table:table-cell table:formula="of:=SUM([.Y856:.Z856])" office:value-type="float" office:value="1264480" calcext:value-type="float">
            <text:p>1264480</text:p>
          </table:table-cell>
          <table:table-cell office:value-type="float" office:value="0.9" calcext:value-type="float">
            <text:p>0.9</text:p>
          </table:table-cell>
          <table:table-cell office:value-type="float" office:value="474510" calcext:value-type="float">
            <text:p>474510</text:p>
          </table:table-cell>
          <table:table-cell table:style-name="ce10" office:value-type="float" office:value="54.72" calcext:value-type="float">
            <text:p>54.72</text:p>
          </table:table-cell>
          <table:table-cell table:formula="of:=['file:///home/mixalako/Documents/EPU/rea-uc/datasets/Dataset-for-AI-tool_renovated-buildings-AUDITIEM-AR-1-ZONU-228-auditi-updated_ENG.xlsx'#$'Building envelope'.D3020]" office:value-type="float" office:value="9417.2" calcext:value-type="float">
            <text:p>9417.2</text:p>
          </table:table-cell>
          <table:table-cell table:style-name="ce10" table:formula="of:=['file:///home/mixalako/Documents/EPU/rea-uc/datasets/Dataset-for-AI-tool_renovated-buildings-AUDITIEM-AR-1-ZONU-228-auditi-updated_ENG.xlsx'#$'Building envelope'.E3020]" office:value-type="float" office:value="837530" calcext:value-type="float">
            <text:p>83753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78]" office:value-type="currency" office:currency="EUR" office:value="989680" calcext:value-type="currency">
            <text:p><text:s/>€ 989,68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7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1</text:p>
          </table:table-cell>
          <table:table-cell/>
          <table:table-cell table:style-name="ce10"/>
          <table:table-cell office:value-type="string" calcext:value-type="string">
            <text:p>Artilērijas iela 3 k-1, Rīga, LV-1001</text:p>
          </table:table-cell>
          <table:table-cell table:style-name="ce21" office:value-type="float" office:value="1000280108001" calcext:value-type="float">
            <text:p>1000280108001</text:p>
          </table:table-cell>
          <table:table-cell table:content-validation-name="val1" office:value-type="string" calcext:value-type="string">
            <text:p>Pirmskara laika projekts 2.85</text:p>
          </table:table-cell>
          <table:table-cell table:style-name="ce25" table:content-validation-name="val2" table:formula="of:=VLOOKUP([.F86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3" table:style-name="ce25" office:value-type="string" calcext:value-type="string">
            <text:p>n/a</text:p>
          </table:table-cell>
          <table:table-cell table:style-name="ce28" table:formula="of:=VLOOKUP([.F861];['file:///home/mixalako/Documents/EPU/rea-uc/datasets/Dataset-for-AI-tool_renovated-buildings-AUDITIEM-AR-1-ZONU-228-auditi-updated_ENG.xlsx'#$'Building series'.A$1:.C$1048576];2;0)" office:value-type="float" office:value="2.85" calcext:value-type="float">
            <text:p>2.85</text:p>
          </table:table-cell>
          <table:table-cell office:value-type="float" office:value="1345.4" calcext:value-type="float">
            <text:p>1345.4</text:p>
          </table:table-cell>
          <table:table-cell table:style-name="ce10" table:formula="of:=[.L861]*[.K861]" office:value-type="float" office:value="3834.39" calcext:value-type="float">
            <text:p>3834.39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143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13" calcext:value-type="float">
            <text:p>13</text:p>
          </table:table-cell>
          <table:table-cell table:style-name="ce40" office:value-type="float" office:value="1345.4" calcext:value-type="float">
            <text:p>1345.4</text:p>
          </table:table-cell>
          <table:table-cell office:value-type="float" office:value="3847.1" calcext:value-type="float">
            <text:p>3847.1</text:p>
          </table:table-cell>
          <table:table-cell table:style-name="ce43" office:value-type="float" office:value="18.71" calcext:value-type="float">
            <text:p>18.71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10187" calcext:value-type="float">
            <text:p>110187</text:p>
          </table:table-cell>
          <table:table-cell office:value-type="float" office:value="40280" calcext:value-type="float">
            <text:p>40280</text:p>
          </table:table-cell>
          <table:table-cell table:formula="of:=SUM([.Y861:.Z861])" office:value-type="float" office:value="150467" calcext:value-type="float">
            <text:p>150467</text:p>
          </table:table-cell>
          <table:table-cell office:value-type="float" office:value="0.868" calcext:value-type="float">
            <text:p>0.868</text:p>
          </table:table-cell>
          <table:table-cell office:value-type="float" office:value="90490" calcext:value-type="float">
            <text:p>90490</text:p>
          </table:table-cell>
          <table:table-cell table:style-name="ce10" office:value-type="float" office:value="67.26" calcext:value-type="float">
            <text:p>67.26</text:p>
          </table:table-cell>
          <table:table-cell table:formula="of:=['file:///home/mixalako/Documents/EPU/rea-uc/datasets/Dataset-for-AI-tool_renovated-buildings-AUDITIEM-AR-1-ZONU-228-auditi-updated_ENG.xlsx'#$'Building envelope'.D3038]" office:value-type="float" office:value="1904.4" calcext:value-type="float">
            <text:p>1904.4</text:p>
          </table:table-cell>
          <table:table-cell table:style-name="ce10" table:formula="of:=['file:///home/mixalako/Documents/EPU/rea-uc/datasets/Dataset-for-AI-tool_renovated-buildings-AUDITIEM-AR-1-ZONU-228-auditi-updated_ENG.xlsx'#$'Building envelope'.E3038]" office:value-type="float" office:value="163307" calcext:value-type="float">
            <text:p>16330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590]" office:value-type="currency" office:currency="EUR" office:value="98280" calcext:value-type="currency">
            <text:p><text:s/>€ 98,28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59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2</text:p>
          </table:table-cell>
          <table:table-cell/>
          <table:table-cell table:style-name="ce10"/>
          <table:table-cell office:value-type="string" calcext:value-type="string">
            <text:p>Artilērijas iela 3 k-2, Rīga, LV-1001</text:p>
          </table:table-cell>
          <table:table-cell table:style-name="ce21" office:value-type="float" office:value="1000280108002" calcext:value-type="float">
            <text:p>1000280108002</text:p>
          </table:table-cell>
          <table:table-cell table:content-validation-name="val1" office:value-type="string" calcext:value-type="string">
            <text:p>Pirmskara laika projekts 3.02</text:p>
          </table:table-cell>
          <table:table-cell table:style-name="ce25" table:content-validation-name="val2" table:formula="of:=VLOOKUP([.F86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3" table:style-name="ce25" office:value-type="string" calcext:value-type="string">
            <text:p>n/a</text:p>
          </table:table-cell>
          <table:table-cell table:style-name="ce28" table:formula="of:=VLOOKUP([.F866];['file:///home/mixalako/Documents/EPU/rea-uc/datasets/Dataset-for-AI-tool_renovated-buildings-AUDITIEM-AR-1-ZONU-228-auditi-updated_ENG.xlsx'#$'Building series'.A$1:.C$1048576];2;0)" office:value-type="float" office:value="3.02" calcext:value-type="float">
            <text:p>3.02</text:p>
          </table:table-cell>
          <table:table-cell office:value-type="float" office:value="3743.1" calcext:value-type="float">
            <text:p>3743.1</text:p>
          </table:table-cell>
          <table:table-cell table:style-name="ce10" table:formula="of:=[.L866]*[.K866]" office:value-type="float" office:value="11304.162" calcext:value-type="float">
            <text:p>11304.162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240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2" calcext:value-type="float">
            <text:p>1912</text:p>
          </table:table-cell>
          <table:table-cell table:style-name="ce10" office:value-type="float" office:value="34" calcext:value-type="float">
            <text:p>34</text:p>
          </table:table-cell>
          <table:table-cell table:style-name="ce40" office:value-type="float" office:value="3743.1" calcext:value-type="float">
            <text:p>3743.1</text:p>
          </table:table-cell>
          <table:table-cell office:value-type="float" office:value="11305.13" calcext:value-type="float">
            <text:p>11305.13</text:p>
          </table:table-cell>
          <table:table-cell table:style-name="ce43" office:value-type="float" office:value="18.82" calcext:value-type="float">
            <text:p>18.82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13337" calcext:value-type="float">
            <text:p>313337</text:p>
          </table:table-cell>
          <table:table-cell office:value-type="float" office:value="56607" calcext:value-type="float">
            <text:p>56607</text:p>
          </table:table-cell>
          <table:table-cell table:formula="of:=SUM([.Y866:.Z866])" office:value-type="float" office:value="369944" calcext:value-type="float">
            <text:p>369944</text:p>
          </table:table-cell>
          <table:table-cell office:value-type="float" office:value="0.884" calcext:value-type="float">
            <text:p>0.884</text:p>
          </table:table-cell>
          <table:table-cell office:value-type="float" office:value="235920" calcext:value-type="float">
            <text:p>235920</text:p>
          </table:table-cell>
          <table:table-cell table:style-name="ce10" office:value-type="float" office:value="63.02" calcext:value-type="float">
            <text:p>63.02</text:p>
          </table:table-cell>
          <table:table-cell table:formula="of:=['file:///home/mixalako/Documents/EPU/rea-uc/datasets/Dataset-for-AI-tool_renovated-buildings-AUDITIEM-AR-1-ZONU-228-auditi-updated_ENG.xlsx'#$'Building envelope'.D3058]" office:value-type="float" office:value="5075.3" calcext:value-type="float">
            <text:p>5075.3</text:p>
          </table:table-cell>
          <table:table-cell table:style-name="ce10" table:formula="of:=['file:///home/mixalako/Documents/EPU/rea-uc/datasets/Dataset-for-AI-tool_renovated-buildings-AUDITIEM-AR-1-ZONU-228-auditi-updated_ENG.xlsx'#$'Building envelope'.E3058]" office:value-type="float" office:value="452430" calcext:value-type="float">
            <text:p>45243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03]" office:value-type="currency" office:currency="EUR" office:value="397255" calcext:value-type="currency">
            <text:p><text:s/>€ 397,255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0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3</text:p>
          </table:table-cell>
          <table:table-cell/>
          <table:table-cell table:style-name="ce10"/>
          <table:table-cell office:value-type="string" calcext:value-type="string">
            <text:p>Biķernieku iela 244, Rīga, LV-1079</text:p>
          </table:table-cell>
          <table:table-cell table:style-name="ce21" office:value-type="float" office:value="1001232029001" calcext:value-type="float">
            <text:p>1001232029001</text:p>
          </table:table-cell>
          <table:table-cell table:content-validation-name="val1" office:value-type="string" calcext:value-type="string">
            <text:p>Staļina laika projekts 2.85</text:p>
          </table:table-cell>
          <table:table-cell table:style-name="ce25" table:content-validation-name="val2" table:formula="of:=VLOOKUP([.F87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30.44" calcext:value-type="float">
            <text:p>30.44</text:p>
          </table:table-cell>
          <table:table-cell office:value-type="float" office:value="9.94" calcext:value-type="float">
            <text:p>9.94</text:p>
          </table:table-cell>
          <table:table-cell office:value-type="float" office:value="6.2" calcext:value-type="float">
            <text:p>6.2</text:p>
          </table:table-cell>
          <table:table-cell table:style-name="ce28" table:formula="of:=VLOOKUP([.F871];['file:///home/mixalako/Documents/EPU/rea-uc/datasets/Dataset-for-AI-tool_renovated-buildings-AUDITIEM-AR-1-ZONU-228-auditi-updated_ENG.xlsx'#$'Building series'.A$1:.C$1048576];2;0)" office:value-type="float" office:value="2.85" calcext:value-type="float">
            <text:p>2.85</text:p>
          </table:table-cell>
          <table:table-cell office:value-type="float" office:value="535.53" calcext:value-type="float">
            <text:p>535.53</text:p>
          </table:table-cell>
          <table:table-cell table:style-name="ce10" table:formula="of:=[.L871]*[.K871]" office:value-type="float" office:value="1526.2605" calcext:value-type="float">
            <text:p>1526.260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338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2" calcext:value-type="float">
            <text:p>1952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35.53" calcext:value-type="float">
            <text:p>535.5</text:p>
          </table:table-cell>
          <table:table-cell office:value-type="float" office:value="1526.3" calcext:value-type="float">
            <text:p>1526.3</text:p>
          </table:table-cell>
          <table:table-cell table:style-name="ce43" office:value-type="float" office:value="18.57" calcext:value-type="float">
            <text:p>18.57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5713" calcext:value-type="float">
            <text:p>75713</text:p>
          </table:table-cell>
          <table:table-cell office:value-type="float" office:value="34223" calcext:value-type="float">
            <text:p>34223</text:p>
          </table:table-cell>
          <table:table-cell table:formula="of:=SUM([.Y871:.Z871])" office:value-type="float" office:value="109936" calcext:value-type="float">
            <text:p>109936</text:p>
          </table:table-cell>
          <table:table-cell office:value-type="float" office:value="0.82" calcext:value-type="float">
            <text:p>0.82</text:p>
          </table:table-cell>
          <table:table-cell office:value-type="float" office:value="31140" calcext:value-type="float">
            <text:p>31140</text:p>
          </table:table-cell>
          <table:table-cell table:style-name="ce10" office:value-type="float" office:value="58.14" calcext:value-type="float">
            <text:p>58.14</text:p>
          </table:table-cell>
          <table:table-cell table:formula="of:=['file:///home/mixalako/Documents/EPU/rea-uc/datasets/Dataset-for-AI-tool_renovated-buildings-AUDITIEM-AR-1-ZONU-228-auditi-updated_ENG.xlsx'#$'Building envelope'.D3071]" office:value-type="float" office:value="1036.3" calcext:value-type="float">
            <text:p>1036.3</text:p>
          </table:table-cell>
          <table:table-cell table:style-name="ce10" table:formula="of:=['file:///home/mixalako/Documents/EPU/rea-uc/datasets/Dataset-for-AI-tool_renovated-buildings-AUDITIEM-AR-1-ZONU-228-auditi-updated_ENG.xlsx'#$'Building envelope'.E3071]" office:value-type="float" office:value="77379" calcext:value-type="float">
            <text:p>7737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15]" office:value-type="currency" office:currency="EUR" office:value="45200" calcext:value-type="currency">
            <text:p><text:s/>€ 45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1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4</text:p>
          </table:table-cell>
          <table:table-cell/>
          <table:table-cell table:style-name="ce10"/>
          <table:table-cell office:value-type="string" calcext:value-type="string">
            <text:p>Brīvības iela 409 k-1, Rīga, LV-1024</text:p>
          </table:table-cell>
          <table:table-cell table:style-name="ce21" office:value-type="float" office:value="1000912024001" calcext:value-type="float">
            <text:p>1000912024001</text:p>
          </table:table-cell>
          <table:table-cell table:content-validation-name="val1" office:value-type="string" calcext:value-type="string">
            <text:p>Hruščova (316. un 318. sērija) laika projekts 2.51</text:p>
          </table:table-cell>
          <table:table-cell table:style-name="ce25" table:content-validation-name="val2" table:formula="of:=VLOOKUP([.F87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table:style-name="ce28" table:formula="of:=VLOOKUP([.F876];['file:///home/mixalako/Documents/EPU/rea-uc/datasets/Dataset-for-AI-tool_renovated-buildings-AUDITIEM-AR-1-ZONU-228-auditi-updated_ENG.xlsx'#$'Building series'.A$1:.C$1048576];2;0)" office:value-type="float" office:value="2.51" calcext:value-type="float">
            <text:p>2.51</text:p>
          </table:table-cell>
          <table:table-cell office:value-type="float" office:value="560.68" calcext:value-type="float">
            <text:p>560.68</text:p>
          </table:table-cell>
          <table:table-cell table:style-name="ce10" table:formula="of:=[.L876]*[.K876]" office:value-type="float" office:value="1407.3068" calcext:value-type="float">
            <text:p>1407.306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435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60.68" calcext:value-type="float">
            <text:p>560.7</text:p>
          </table:table-cell>
          <table:table-cell office:value-type="float" office:value="1401.7" calcext:value-type="float">
            <text:p>1401.7</text:p>
          </table:table-cell>
          <table:table-cell table:style-name="ce43" office:value-type="float" office:value="18.71" calcext:value-type="float">
            <text:p>18.71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6193" calcext:value-type="float">
            <text:p>76193</text:p>
          </table:table-cell>
          <table:table-cell office:value-type="float" office:value="21833" calcext:value-type="float">
            <text:p>21833</text:p>
          </table:table-cell>
          <table:table-cell table:formula="of:=SUM([.Y876:.Z876])" office:value-type="float" office:value="98026" calcext:value-type="float">
            <text:p>98026</text:p>
          </table:table-cell>
          <table:table-cell office:value-type="float" office:value="0.89" calcext:value-type="float">
            <text:p>0.89</text:p>
          </table:table-cell>
          <table:table-cell office:value-type="float" office:value="33400" calcext:value-type="float">
            <text:p>33400</text:p>
          </table:table-cell>
          <table:table-cell table:style-name="ce10" office:value-type="float" office:value="59.56" calcext:value-type="float">
            <text:p>59.56</text:p>
          </table:table-cell>
          <table:table-cell table:formula="of:=['file:///home/mixalako/Documents/EPU/rea-uc/datasets/Dataset-for-AI-tool_renovated-buildings-AUDITIEM-AR-1-ZONU-228-auditi-updated_ENG.xlsx'#$'Building envelope'.D3085]" office:value-type="float" office:value="768.4" calcext:value-type="float">
            <text:p>768.4</text:p>
          </table:table-cell>
          <table:table-cell table:style-name="ce10" table:formula="of:=['file:///home/mixalako/Documents/EPU/rea-uc/datasets/Dataset-for-AI-tool_renovated-buildings-AUDITIEM-AR-1-ZONU-228-auditi-updated_ENG.xlsx'#$'Building envelope'.E3085]" office:value-type="float" office:value="61949" calcext:value-type="float">
            <text:p>6194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26]" office:value-type="currency" office:currency="EUR" office:value="48400" calcext:value-type="currency">
            <text:p><text:s/>€ 48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2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5</text:p>
          </table:table-cell>
          <table:table-cell/>
          <table:table-cell table:style-name="ce10"/>
          <table:table-cell office:value-type="string" calcext:value-type="string">
            <text:p>Brīvības iela 443, Rīga, LV-1024</text:p>
          </table:table-cell>
          <table:table-cell table:style-name="ce21" office:value-type="float" office:value="1001280091001" calcext:value-type="float">
            <text:p>1001280091001</text:p>
          </table:table-cell>
          <table:table-cell table:content-validation-name="val1" office:value-type="string" calcext:value-type="string">
            <text:p>Staļina laika projekts</text:p>
          </table:table-cell>
          <table:table-cell table:style-name="ce25" table:content-validation-name="val2" table:formula="of:=VLOOKUP([.F88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37.75" calcext:value-type="float">
            <text:p>37.75</text:p>
          </table:table-cell>
          <table:table-cell office:value-type="float" office:value="16.56" calcext:value-type="float">
            <text:p>16.56</text:p>
          </table:table-cell>
          <table:table-cell office:value-type="float" office:value="7.2" calcext:value-type="float">
            <text:p>7.2</text:p>
          </table:table-cell>
          <table:table-cell table:style-name="ce28" table:formula="of:=VLOOKUP([.F881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800.59" calcext:value-type="float">
            <text:p>800.59</text:p>
          </table:table-cell>
          <table:table-cell table:style-name="ce10" table:formula="of:=[.L881]*[.K881]" office:value-type="float" office:value="2401.77" calcext:value-type="float">
            <text:p>2401.77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533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electric</text:p>
          </table:table-cell>
          <table:table-cell office:value-type="float" office:value="1954" calcext:value-type="float">
            <text:p>1954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800.59" calcext:value-type="float">
            <text:p>800.6</text:p>
          </table:table-cell>
          <table:table-cell office:value-type="float" office:value="2401.8" calcext:value-type="float">
            <text:p>2401.8</text:p>
          </table:table-cell>
          <table:table-cell table:style-name="ce43" office:value-type="float" office:value="17.52" calcext:value-type="float">
            <text:p>17.52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number-columns-repeated="2" table:style-name="ce25" office:value-type="string" calcext:value-type="string">
            <text:p>n/a</text:p>
          </table:table-cell>
          <table:table-cell table:formula="of:=SUM([.Y881:.Z881])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43380" calcext:value-type="float">
            <text:p>43380</text:p>
          </table:table-cell>
          <table:table-cell table:style-name="ce10" office:value-type="float" office:value="54.18" calcext:value-type="float">
            <text:p>54.18</text:p>
          </table:table-cell>
          <table:table-cell table:formula="of:=['file:///home/mixalako/Documents/EPU/rea-uc/datasets/Dataset-for-AI-tool_renovated-buildings-AUDITIEM-AR-1-ZONU-228-auditi-updated_ENG.xlsx'#$'Building envelope'.D3100]" office:value-type="float" office:value="2046.6" calcext:value-type="float">
            <text:p>2046.6</text:p>
          </table:table-cell>
          <table:table-cell table:style-name="ce10" table:formula="of:=['file:///home/mixalako/Documents/EPU/rea-uc/datasets/Dataset-for-AI-tool_renovated-buildings-AUDITIEM-AR-1-ZONU-228-auditi-updated_ENG.xlsx'#$'Building envelope'.E3100]" office:value-type="float" office:value="168291" calcext:value-type="float">
            <text:p>16829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38]" office:value-type="currency" office:currency="EUR" office:value="100350" calcext:value-type="currency">
            <text:p><text:s/>€ 100,35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3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6</text:p>
          </table:table-cell>
          <table:table-cell/>
          <table:table-cell table:style-name="ce10"/>
          <table:table-cell office:value-type="string" calcext:value-type="string">
            <text:p>Juglas iela 27, Rīga, LV-1064</text:p>
          </table:table-cell>
          <table:table-cell table:style-name="ce21" office:value-type="float" office:value="1001242016001" calcext:value-type="float">
            <text:p>1001242016001</text:p>
          </table:table-cell>
          <table:table-cell table:content-validation-name="val1" office:value-type="string" calcext:value-type="string">
            <text:p>Hruščova (316. un 318. sērija) laika projekts 2.88</text:p>
          </table:table-cell>
          <table:table-cell table:style-name="ce25" table:content-validation-name="val2" table:formula="of:=VLOOKUP([.F88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58" calcext:value-type="float">
            <text:p>24.58</text:p>
          </table:table-cell>
          <table:table-cell office:value-type="float" office:value="10.32" calcext:value-type="float">
            <text:p>10.32</text:p>
          </table:table-cell>
          <table:table-cell office:value-type="float" office:value="9.2" calcext:value-type="float">
            <text:p>9.2</text:p>
          </table:table-cell>
          <table:table-cell table:style-name="ce28" table:formula="of:=VLOOKUP([.F886];['file:///home/mixalako/Documents/EPU/rea-uc/datasets/Dataset-for-AI-tool_renovated-buildings-AUDITIEM-AR-1-ZONU-228-auditi-updated_ENG.xlsx'#$'Building series'.A$1:.C$1048576];2;0)" office:value-type="float" office:value="2.88" calcext:value-type="float">
            <text:p>2.88</text:p>
          </table:table-cell>
          <table:table-cell office:value-type="float" office:value="564.5" calcext:value-type="float">
            <text:p>564.5</text:p>
          </table:table-cell>
          <table:table-cell table:style-name="ce10" table:formula="of:=[.L886]*[.K886]" office:value-type="float" office:value="1625.76" calcext:value-type="float">
            <text:p>1625.7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630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64.5" calcext:value-type="float">
            <text:p>564.5</text:p>
          </table:table-cell>
          <table:table-cell office:value-type="float" office:value="1625.8" calcext:value-type="float">
            <text:p>1625.8</text:p>
          </table:table-cell>
          <table:table-cell table:style-name="ce43" office:value-type="float" office:value="18.71" calcext:value-type="float">
            <text:p>18.71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3460" calcext:value-type="float">
            <text:p>83460</text:p>
          </table:table-cell>
          <table:table-cell office:value-type="float" office:value="30537" calcext:value-type="float">
            <text:p>30537</text:p>
          </table:table-cell>
          <table:table-cell table:formula="of:=SUM([.Y886:.Z886])" office:value-type="float" office:value="113997" calcext:value-type="float">
            <text:p>113997</text:p>
          </table:table-cell>
          <table:table-cell office:value-type="float" office:value="0.92" calcext:value-type="float">
            <text:p>0.92</text:p>
          </table:table-cell>
          <table:table-cell office:value-type="float" office:value="28370" calcext:value-type="float">
            <text:p>28370</text:p>
          </table:table-cell>
          <table:table-cell table:style-name="ce10" office:value-type="float" office:value="50.26" calcext:value-type="float">
            <text:p>50.26</text:p>
          </table:table-cell>
          <table:table-cell table:formula="of:=['file:///home/mixalako/Documents/EPU/rea-uc/datasets/Dataset-for-AI-tool_renovated-buildings-AUDITIEM-AR-1-ZONU-228-auditi-updated_ENG.xlsx'#$'Building envelope'.D3115]" office:value-type="float" office:value="989.1" calcext:value-type="float">
            <text:p>989.1</text:p>
          </table:table-cell>
          <table:table-cell table:style-name="ce10" table:formula="of:=['file:///home/mixalako/Documents/EPU/rea-uc/datasets/Dataset-for-AI-tool_renovated-buildings-AUDITIEM-AR-1-ZONU-228-auditi-updated_ENG.xlsx'#$'Building envelope'.E3115]" office:value-type="float" office:value="77766" calcext:value-type="float">
            <text:p>7776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51]" office:value-type="currency" office:currency="EUR" office:value="65200" calcext:value-type="currency">
            <text:p><text:s/>€ 65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5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7</text:p>
          </table:table-cell>
          <table:table-cell/>
          <table:table-cell table:style-name="ce10"/>
          <table:table-cell office:value-type="string" calcext:value-type="string">
            <text:p>Stabu iela 91 k-1, Rīga, LV-1009</text:p>
          </table:table-cell>
          <table:table-cell table:style-name="ce21" office:value-type="float" office:value="1000320036001" calcext:value-type="float">
            <text:p>1000320036001</text:p>
          </table:table-cell>
          <table:table-cell table:content-validation-name="val1" office:value-type="string" calcext:value-type="string">
            <text:p>Pirmskara laika projekts 2.88</text:p>
          </table:table-cell>
          <table:table-cell table:style-name="ce25" table:content-validation-name="val2" table:formula="of:=VLOOKUP([.F89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12.8" calcext:value-type="float">
            <text:p>12.8</text:p>
          </table:table-cell>
          <table:table-cell office:value-type="float" office:value="16.45" calcext:value-type="float">
            <text:p>16.45</text:p>
          </table:table-cell>
          <table:table-cell table:style-name="ce28" table:formula="of:=VLOOKUP([.F891];['file:///home/mixalako/Documents/EPU/rea-uc/datasets/Dataset-for-AI-tool_renovated-buildings-AUDITIEM-AR-1-ZONU-228-auditi-updated_ENG.xlsx'#$'Building series'.A$1:.C$1048576];2;0)" office:value-type="float" office:value="2.88" calcext:value-type="float">
            <text:p>2.88</text:p>
          </table:table-cell>
          <table:table-cell office:value-type="float" office:value="1787.15" calcext:value-type="float">
            <text:p>1787.15</text:p>
          </table:table-cell>
          <table:table-cell table:style-name="ce10" table:formula="of:=[.L891]*[.K891]" office:value-type="float" office:value="5146.992" calcext:value-type="float">
            <text:p>5146.99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728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19" calcext:value-type="float">
            <text:p>19</text:p>
          </table:table-cell>
          <table:table-cell table:style-name="ce40" office:value-type="float" office:value="1787.15" calcext:value-type="float">
            <text:p>1787.2</text:p>
          </table:table-cell>
          <table:table-cell office:value-type="float" office:value="5200.6" calcext:value-type="float">
            <text:p>5200.6</text:p>
          </table:table-cell>
          <table:table-cell table:style-name="ce43" office:value-type="float" office:value="18.54" calcext:value-type="float">
            <text:p>18.54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195973" calcext:value-type="float">
            <text:p>195973</text:p>
          </table:table-cell>
          <table:table-cell table:style-name="ce25" office:value-type="string" calcext:value-type="string">
            <text:p>n/a</text:p>
          </table:table-cell>
          <table:table-cell table:formula="of:=SUM([.Y891:.Z891])" office:value-type="float" office:value="195973" calcext:value-type="float">
            <text:p>195973</text:p>
          </table:table-cell>
          <table:table-cell office:value-type="float" office:value="0.9" calcext:value-type="float">
            <text:p>0.9</text:p>
          </table:table-cell>
          <table:table-cell office:value-type="float" office:value="94980" calcext:value-type="float">
            <text:p>94980</text:p>
          </table:table-cell>
          <table:table-cell table:style-name="ce10" office:value-type="float" office:value="53.14" calcext:value-type="float">
            <text:p>53.14</text:p>
          </table:table-cell>
          <table:table-cell table:formula="of:=['file:///home/mixalako/Documents/EPU/rea-uc/datasets/Dataset-for-AI-tool_renovated-buildings-AUDITIEM-AR-1-ZONU-228-auditi-updated_ENG.xlsx'#$'Building envelope'.D3132]" office:value-type="float" office:value="2755.5" calcext:value-type="float">
            <text:p>2755.5</text:p>
          </table:table-cell>
          <table:table-cell table:style-name="ce10" table:formula="of:=['file:///home/mixalako/Documents/EPU/rea-uc/datasets/Dataset-for-AI-tool_renovated-buildings-AUDITIEM-AR-1-ZONU-228-auditi-updated_ENG.xlsx'#$'Building envelope'.E3132]" office:value-type="float" office:value="225158" calcext:value-type="float">
            <text:p>22515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61]" office:value-type="currency" office:currency="EUR" office:value="109500" calcext:value-type="currency">
            <text:p><text:s/>€ 109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6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8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8</text:p>
          </table:table-cell>
          <table:table-cell/>
          <table:table-cell table:style-name="ce10"/>
          <table:table-cell office:value-type="string" calcext:value-type="string">
            <text:p>Stabu iela 91 k-2, Rīga, LV-1009</text:p>
          </table:table-cell>
          <table:table-cell table:style-name="ce21" office:value-type="float" office:value="1000320036002" calcext:value-type="float">
            <text:p>1000320036002</text:p>
          </table:table-cell>
          <table:table-cell table:content-validation-name="val1" office:value-type="string" calcext:value-type="string">
            <text:p>Pirmskara laika projekts 2.82</text:p>
          </table:table-cell>
          <table:table-cell table:style-name="ce25" table:content-validation-name="val2" table:formula="of:=VLOOKUP([.F89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12.1" calcext:value-type="float">
            <text:p>12.1</text:p>
          </table:table-cell>
          <table:table-cell office:value-type="float" office:value="16" calcext:value-type="float">
            <text:p>16</text:p>
          </table:table-cell>
          <table:table-cell table:style-name="ce28" table:formula="of:=VLOOKUP([.F896];['file:///home/mixalako/Documents/EPU/rea-uc/datasets/Dataset-for-AI-tool_renovated-buildings-AUDITIEM-AR-1-ZONU-228-auditi-updated_ENG.xlsx'#$'Building series'.A$1:.C$1048576];2;0)" office:value-type="float" office:value="2.82" calcext:value-type="float">
            <text:p>2.82</text:p>
          </table:table-cell>
          <table:table-cell office:value-type="float" office:value="2030.12" calcext:value-type="float">
            <text:p>2030.12</text:p>
          </table:table-cell>
          <table:table-cell table:style-name="ce10" table:formula="of:=[.L896]*[.K896]" office:value-type="float" office:value="5724.9384" calcext:value-type="float">
            <text:p>5724.938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825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9" calcext:value-type="float">
            <text:p>1909</text:p>
          </table:table-cell>
          <table:table-cell table:style-name="ce10" office:value-type="float" office:value="29" calcext:value-type="float">
            <text:p>29</text:p>
          </table:table-cell>
          <table:table-cell table:style-name="ce40" office:value-type="float" office:value="2030.12" calcext:value-type="float">
            <text:p>2030.1</text:p>
          </table:table-cell>
          <table:table-cell office:value-type="float" office:value="5684.3" calcext:value-type="float">
            <text:p>5684.3</text:p>
          </table:table-cell>
          <table:table-cell table:style-name="ce43" office:value-type="float" office:value="18.4" calcext:value-type="float">
            <text:p>18.4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211020" calcext:value-type="float">
            <text:p>211020</text:p>
          </table:table-cell>
          <table:table-cell table:style-name="ce25" office:value-type="string" calcext:value-type="string">
            <text:p>n/a</text:p>
          </table:table-cell>
          <table:table-cell table:formula="of:=SUM([.Y896:.Z896])" office:value-type="float" office:value="211020" calcext:value-type="float">
            <text:p>211020</text:p>
          </table:table-cell>
          <table:table-cell office:value-type="float" office:value="0.91" calcext:value-type="float">
            <text:p>0.91</text:p>
          </table:table-cell>
          <table:table-cell office:value-type="float" office:value="100920" calcext:value-type="float">
            <text:p>100920</text:p>
          </table:table-cell>
          <table:table-cell table:style-name="ce10" office:value-type="float" office:value="49.72" calcext:value-type="float">
            <text:p>49.72</text:p>
          </table:table-cell>
          <table:table-cell table:formula="of:=['file:///home/mixalako/Documents/EPU/rea-uc/datasets/Dataset-for-AI-tool_renovated-buildings-AUDITIEM-AR-1-ZONU-228-auditi-updated_ENG.xlsx'#$'Building envelope'.D3149]" office:value-type="float" office:value="2497.1" calcext:value-type="float">
            <text:p>2497.1</text:p>
          </table:table-cell>
          <table:table-cell table:style-name="ce10" table:formula="of:=['file:///home/mixalako/Documents/EPU/rea-uc/datasets/Dataset-for-AI-tool_renovated-buildings-AUDITIEM-AR-1-ZONU-228-auditi-updated_ENG.xlsx'#$'Building envelope'.E3149]" office:value-type="float" office:value="208787" calcext:value-type="float">
            <text:p>20878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71]" office:value-type="currency" office:currency="EUR" office:value="56100" calcext:value-type="currency">
            <text:p><text:s/>€ 56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7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8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8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79</text:p>
          </table:table-cell>
          <table:table-cell/>
          <table:table-cell table:style-name="ce10"/>
          <table:table-cell office:value-type="string" calcext:value-type="string">
            <text:p>Aldaru iela 11, Rīga, LV-1050</text:p>
          </table:table-cell>
          <table:table-cell table:style-name="ce21" office:value-type="float" office:value="1000702031001" calcext:value-type="float">
            <text:p>1000702031001</text:p>
          </table:table-cell>
          <table:table-cell table:content-validation-name="val1" office:value-type="string" calcext:value-type="string">
            <text:p>Pirmskara laika projekts 2.88</text:p>
          </table:table-cell>
          <table:table-cell table:style-name="ce25" table:content-validation-name="val2" table:formula="of:=VLOOKUP([.F90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7.25" calcext:value-type="float">
            <text:p>17.25</text:p>
          </table:table-cell>
          <table:table-cell office:value-type="float" office:value="15.05" calcext:value-type="float">
            <text:p>15.05</text:p>
          </table:table-cell>
          <table:table-cell table:style-name="ce28" table:formula="of:=VLOOKUP([.F901];['file:///home/mixalako/Documents/EPU/rea-uc/datasets/Dataset-for-AI-tool_renovated-buildings-AUDITIEM-AR-1-ZONU-228-auditi-updated_ENG.xlsx'#$'Building series'.A$1:.C$1048576];2;0)" office:value-type="float" office:value="2.88" calcext:value-type="float">
            <text:p>2.88</text:p>
          </table:table-cell>
          <table:table-cell office:value-type="float" office:value="688.29" calcext:value-type="float">
            <text:p>688.29</text:p>
          </table:table-cell>
          <table:table-cell table:style-name="ce10" table:formula="of:=[.L901]*[.K901]" office:value-type="float" office:value="1982.2752" calcext:value-type="float">
            <text:p>1982.275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6923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00" calcext:value-type="float">
            <text:p>1800</text:p>
          </table:table-cell>
          <table:table-cell table:style-name="ce10" office:value-type="float" office:value="9" calcext:value-type="float">
            <text:p>9</text:p>
          </table:table-cell>
          <table:table-cell table:style-name="ce40" office:value-type="float" office:value="688.29" calcext:value-type="float">
            <text:p>688.3</text:p>
          </table:table-cell>
          <table:table-cell office:value-type="float" office:value="1989.16" calcext:value-type="float">
            <text:p>1989.16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89" calcext:value-type="float">
            <text:p>0.8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33320" calcext:value-type="float">
            <text:p>133320</text:p>
          </table:table-cell>
          <table:table-cell office:value-type="float" office:value="49353" calcext:value-type="float">
            <text:p>49353</text:p>
          </table:table-cell>
          <table:table-cell table:formula="of:=SUM([.Y901:.Z901])" office:value-type="float" office:value="182673" calcext:value-type="float">
            <text:p>182673</text:p>
          </table:table-cell>
          <table:table-cell office:value-type="float" office:value="0.9" calcext:value-type="float">
            <text:p>0.9</text:p>
          </table:table-cell>
          <table:table-cell office:value-type="float" office:value="27000" calcext:value-type="float">
            <text:p>27000</text:p>
          </table:table-cell>
          <table:table-cell table:style-name="ce10" office:value-type="float" office:value="39.22" calcext:value-type="float">
            <text:p>39.22</text:p>
          </table:table-cell>
          <table:table-cell table:formula="of:=['file:///home/mixalako/Documents/EPU/rea-uc/datasets/Dataset-for-AI-tool_renovated-buildings-AUDITIEM-AR-1-ZONU-228-auditi-updated_ENG.xlsx'#$'Building envelope'.D3163]" office:value-type="float" office:value="1497.7" calcext:value-type="float">
            <text:p>1497.7</text:p>
          </table:table-cell>
          <table:table-cell table:style-name="ce10" table:formula="of:=['file:///home/mixalako/Documents/EPU/rea-uc/datasets/Dataset-for-AI-tool_renovated-buildings-AUDITIEM-AR-1-ZONU-228-auditi-updated_ENG.xlsx'#$'Building envelope'.E3163]" office:value-type="float" office:value="121181" calcext:value-type="float">
            <text:p>12118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84]" office:value-type="currency" office:currency="EUR" office:value="54510" calcext:value-type="currency">
            <text:p><text:s/>€ 54,51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8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180</text:p>
          </table:table-cell>
          <table:table-cell/>
          <table:table-cell table:style-name="ce10"/>
          <table:table-cell office:value-type="string" calcext:value-type="string">
            <text:p>Anniņmuižas bulvāris 56, Rīga, LV-1069</text:p>
          </table:table-cell>
          <table:table-cell table:style-name="ce21" office:value-type="float" office:value="1000820266002" calcext:value-type="float">
            <text:p>1000820266002</text:p>
          </table:table-cell>
          <table:table-cell table:content-validation-name="val1" office:value-type="string" calcext:value-type="string">
            <text:p>602. sērija 2.6</text:p>
          </table:table-cell>
          <table:table-cell table:style-name="ce25" table:content-validation-name="val2" table:formula="of:=VLOOKUP([.F90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table:number-columns-repeated="3" table:style-name="ce25" office:value-type="string" calcext:value-type="string">
            <text:p>n/a</text:p>
          </table:table-cell>
          <table:table-cell table:style-name="ce28" table:formula="of:=VLOOKUP([.F90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6384.63" calcext:value-type="float">
            <text:p>6384.63</text:p>
          </table:table-cell>
          <table:table-cell table:style-name="ce10" table:formula="of:=[.L906]*[.K906]" office:value-type="float" office:value="16600.038" calcext:value-type="float">
            <text:p>16600.038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017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7" calcext:value-type="float">
            <text:p>1977</text:p>
          </table:table-cell>
          <table:table-cell table:style-name="ce10" office:value-type="float" office:value="108" calcext:value-type="float">
            <text:p>108</text:p>
          </table:table-cell>
          <table:table-cell table:style-name="ce40" office:value-type="float" office:value="6384.63" calcext:value-type="float">
            <text:p>6384.6</text:p>
          </table:table-cell>
          <table:table-cell office:value-type="float" office:value="16600.04" calcext:value-type="float">
            <text:p>16600.0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99310" calcext:value-type="float">
            <text:p>699310</text:p>
          </table:table-cell>
          <table:table-cell office:value-type="float" office:value="361027" calcext:value-type="float">
            <text:p>361027</text:p>
          </table:table-cell>
          <table:table-cell table:formula="of:=SUM([.Y906:.Z906])" office:value-type="float" office:value="1060337" calcext:value-type="float">
            <text:p>1060337</text:p>
          </table:table-cell>
          <table:table-cell office:value-type="float" office:value="0.88" calcext:value-type="float">
            <text:p>0.88</text:p>
          </table:table-cell>
          <table:table-cell office:value-type="float" office:value="274140" calcext:value-type="float">
            <text:p>274140</text:p>
          </table:table-cell>
          <table:table-cell table:style-name="ce10" office:value-type="float" office:value="42.93" calcext:value-type="float">
            <text:p>42.93</text:p>
          </table:table-cell>
          <table:table-cell table:formula="of:=['file:///home/mixalako/Documents/EPU/rea-uc/datasets/Dataset-for-AI-tool_renovated-buildings-AUDITIEM-AR-1-ZONU-228-auditi-updated_ENG.xlsx'#$'Building envelope'.D3181]" office:value-type="float" office:value="8292.4" calcext:value-type="float">
            <text:p>8292.4</text:p>
          </table:table-cell>
          <table:table-cell table:style-name="ce10" table:formula="of:=['file:///home/mixalako/Documents/EPU/rea-uc/datasets/Dataset-for-AI-tool_renovated-buildings-AUDITIEM-AR-1-ZONU-228-auditi-updated_ENG.xlsx'#$'Building envelope'.E3181]" office:value-type="float" office:value="692904" calcext:value-type="float">
            <text:p>69290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699]" office:value-type="currency" office:currency="EUR" office:value="717814" calcext:value-type="currency">
            <text:p><text:s/>€ 717,814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69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181</text:p>
          </table:table-cell>
          <table:table-cell/>
          <table:table-cell table:style-name="ce10"/>
          <table:table-cell office:value-type="string" calcext:value-type="string">
            <text:p>Anniņmuižas bulvāris 30, Rīga, LV-1067</text:p>
          </table:table-cell>
          <table:table-cell table:style-name="ce21" office:value-type="float" office:value="1005800174" calcext:value-type="float">
            <text:p>1005800174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91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36.05" calcext:value-type="float">
            <text:p>36.05</text:p>
          </table:table-cell>
          <table:table-cell table:style-name="ce28" table:formula="of:=VLOOKUP([.F91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7847.3" calcext:value-type="float">
            <text:p>7847.3</text:p>
          </table:table-cell>
          <table:table-cell table:style-name="ce10" table:formula="of:=[.L911]*[.K911]" office:value-type="float" office:value="19618.25" calcext:value-type="float">
            <text:p>19618.25</text:p>
          </table:table-cell>
          <table:table-cell office:value-type="float" office:value="13" calcext:value-type="float">
            <text:p>1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123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94" calcext:value-type="float">
            <text:p>1994</text:p>
          </table:table-cell>
          <table:table-cell table:style-name="ce10" office:value-type="float" office:value="113" calcext:value-type="float">
            <text:p>113</text:p>
          </table:table-cell>
          <table:table-cell table:style-name="ce40" office:value-type="float" office:value="7847.3" calcext:value-type="float">
            <text:p>7847.3</text:p>
          </table:table-cell>
          <table:table-cell office:value-type="float" office:value="19618.25" calcext:value-type="float">
            <text:p>19618.25</text:p>
          </table:table-cell>
          <table:table-cell table:style-name="ce43" office:value-type="float" office:value="18.2" calcext:value-type="float">
            <text:p>18.2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902027" calcext:value-type="float">
            <text:p>902027</text:p>
          </table:table-cell>
          <table:table-cell office:value-type="float" office:value="401630" calcext:value-type="float">
            <text:p>401630</text:p>
          </table:table-cell>
          <table:table-cell table:formula="of:=SUM([.Y911:.Z911])" office:value-type="float" office:value="1303657" calcext:value-type="float">
            <text:p>1303657</text:p>
          </table:table-cell>
          <table:table-cell office:value-type="float" office:value="0.88" calcext:value-type="float">
            <text:p>0.88</text:p>
          </table:table-cell>
          <table:table-cell office:value-type="float" office:value="364900" calcext:value-type="float">
            <text:p>364900</text:p>
          </table:table-cell>
          <table:table-cell table:style-name="ce10" office:value-type="float" office:value="46.51" calcext:value-type="float">
            <text:p>46.51</text:p>
          </table:table-cell>
          <table:table-cell table:formula="of:=['file:///home/mixalako/Documents/EPU/rea-uc/datasets/Dataset-for-AI-tool_renovated-buildings-AUDITIEM-AR-1-ZONU-228-auditi-updated_ENG.xlsx'#$'Building envelope'.D3196]" office:value-type="float" office:value="10534.1" calcext:value-type="float">
            <text:p>10534.1</text:p>
          </table:table-cell>
          <table:table-cell table:style-name="ce10" table:formula="of:=['file:///home/mixalako/Documents/EPU/rea-uc/datasets/Dataset-for-AI-tool_renovated-buildings-AUDITIEM-AR-1-ZONU-228-auditi-updated_ENG.xlsx'#$'Building envelope'.E3196]" office:value-type="float" office:value="871428" calcext:value-type="float">
            <text:p>87142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715]" office:value-type="currency" office:currency="EUR" office:value="542800" calcext:value-type="currency">
            <text:p><text:s/>€ 542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71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2</text:p>
          </table:table-cell>
          <table:table-cell/>
          <table:table-cell table:style-name="ce10"/>
          <table:table-cell office:value-type="string" calcext:value-type="string">
            <text:p>Kaņiera iela 17, Rīga, LV-1063</text:p>
          </table:table-cell>
          <table:table-cell table:style-name="ce21" office:value-type="float" office:value="1000722137001" calcext:value-type="float">
            <text:p>1000722137001</text:p>
          </table:table-cell>
          <table:table-cell table:content-validation-name="val1" office:value-type="string" calcext:value-type="string">
            <text:p>Pirmskara laika projekts 2.94</text:p>
          </table:table-cell>
          <table:table-cell table:style-name="ce25" table:content-validation-name="val2" table:formula="of:=VLOOKUP([.F91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15.6" calcext:value-type="float">
            <text:p>15.6</text:p>
          </table:table-cell>
          <table:table-cell office:value-type="float" office:value="9.4" calcext:value-type="float">
            <text:p>9.4</text:p>
          </table:table-cell>
          <table:table-cell table:style-name="ce28" table:formula="of:=VLOOKUP([.F916];['file:///home/mixalako/Documents/EPU/rea-uc/datasets/Dataset-for-AI-tool_renovated-buildings-AUDITIEM-AR-1-ZONU-228-auditi-updated_ENG.xlsx'#$'Building series'.A$1:.C$1048576];2;0)" office:value-type="float" office:value="2.94" calcext:value-type="float">
            <text:p>2.94</text:p>
          </table:table-cell>
          <table:table-cell office:value-type="float" office:value="515.09" calcext:value-type="float">
            <text:p>515.09</text:p>
          </table:table-cell>
          <table:table-cell table:style-name="ce10" table:formula="of:=[.L916]*[.K916]" office:value-type="float" office:value="1514.3646" calcext:value-type="float">
            <text:p>1514.364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232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30" calcext:value-type="float">
            <text:p>1930</text:p>
          </table:table-cell>
          <table:table-cell table:style-name="ce10" office:value-type="float" office:value="11" calcext:value-type="float">
            <text:p>11</text:p>
          </table:table-cell>
          <table:table-cell table:style-name="ce40" office:value-type="float" office:value="515.09" calcext:value-type="float">
            <text:p>515.1</text:p>
          </table:table-cell>
          <table:table-cell office:value-type="float" office:value="1504.1" calcext:value-type="float">
            <text:p>1504.1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6597" calcext:value-type="float">
            <text:p>86597</text:p>
          </table:table-cell>
          <table:table-cell office:value-type="float" office:value="12943" calcext:value-type="float">
            <text:p>12943</text:p>
          </table:table-cell>
          <table:table-cell table:formula="of:=SUM([.Y916:.Z916])" office:value-type="float" office:value="99540" calcext:value-type="float">
            <text:p>99540</text:p>
          </table:table-cell>
          <table:table-cell office:value-type="float" office:value="0.87" calcext:value-type="float">
            <text:p>0.87</text:p>
          </table:table-cell>
          <table:table-cell office:value-type="float" office:value="25820" calcext:value-type="float">
            <text:p>25820</text:p>
          </table:table-cell>
          <table:table-cell table:style-name="ce10" office:value-type="float" office:value="50.13" calcext:value-type="float">
            <text:p>50.13</text:p>
          </table:table-cell>
          <table:table-cell table:formula="of:=['file:///home/mixalako/Documents/EPU/rea-uc/datasets/Dataset-for-AI-tool_renovated-buildings-AUDITIEM-AR-1-ZONU-228-auditi-updated_ENG.xlsx'#$'Building envelope'.D3215]" office:value-type="float" office:value="1076.52" calcext:value-type="float">
            <text:p>1076.52</text:p>
          </table:table-cell>
          <table:table-cell table:style-name="ce10" table:formula="of:=['file:///home/mixalako/Documents/EPU/rea-uc/datasets/Dataset-for-AI-tool_renovated-buildings-AUDITIEM-AR-1-ZONU-228-auditi-updated_ENG.xlsx'#$'Building envelope'.E3215]" office:value-type="float" office:value="81726" calcext:value-type="float">
            <text:p>8172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733]" office:value-type="currency" office:currency="EUR" office:value="111500" calcext:value-type="currency">
            <text:p><text:s/>€ 111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73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3</text:p>
          </table:table-cell>
          <table:table-cell/>
          <table:table-cell table:style-name="ce10"/>
          <table:table-cell office:value-type="string" calcext:value-type="string">
            <text:p>Kooperatīva iela 38, Rīga, LV-1067</text:p>
          </table:table-cell>
          <table:table-cell table:style-name="ce21" office:value-type="float" office:value="1000802123001" calcext:value-type="float">
            <text:p>1000802123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92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82.05" calcext:value-type="float">
            <text:p>82.05</text:p>
          </table:table-cell>
          <table:table-cell office:value-type="float" office:value="12.8" calcext:value-type="float">
            <text:p>12.8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954.65" calcext:value-type="float">
            <text:p>3954.65</text:p>
          </table:table-cell>
          <table:table-cell table:style-name="ce10" table:formula="of:=[.L921]*[.K921]" office:value-type="float" office:value="9886.625" calcext:value-type="float">
            <text:p>9886.6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329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62" calcext:value-type="float">
            <text:p>62</text:p>
          </table:table-cell>
          <table:table-cell table:style-name="ce40" office:value-type="float" office:value="3954.65" calcext:value-type="float">
            <text:p>3954.7</text:p>
          </table:table-cell>
          <table:table-cell office:value-type="float" office:value="9886.6" calcext:value-type="float">
            <text:p>9886.6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82497" calcext:value-type="float">
            <text:p>382497</text:p>
          </table:table-cell>
          <table:table-cell office:value-type="float" office:value="211920" calcext:value-type="float">
            <text:p>211920</text:p>
          </table:table-cell>
          <table:table-cell table:formula="of:=SUM([.Y921:.Z921])" office:value-type="float" office:value="594417" calcext:value-type="float">
            <text:p>594417</text:p>
          </table:table-cell>
          <table:table-cell office:value-type="float" office:value="0.85" calcext:value-type="float">
            <text:p>0.85</text:p>
          </table:table-cell>
          <table:table-cell office:value-type="float" office:value="210740" calcext:value-type="float">
            <text:p>210740</text:p>
          </table:table-cell>
          <table:table-cell table:style-name="ce10" office:value-type="float" office:value="53.29" calcext:value-type="float">
            <text:p>53.29</text:p>
          </table:table-cell>
          <table:table-cell table:formula="of:=['file:///home/mixalako/Documents/EPU/rea-uc/datasets/Dataset-for-AI-tool_renovated-buildings-AUDITIEM-AR-1-ZONU-228-auditi-updated_ENG.xlsx'#$'Building envelope'.D3236]" office:value-type="float" office:value="5464.5" calcext:value-type="float">
            <text:p>5464.5</text:p>
          </table:table-cell>
          <table:table-cell table:style-name="ce10" table:formula="of:=['file:///home/mixalako/Documents/EPU/rea-uc/datasets/Dataset-for-AI-tool_renovated-buildings-AUDITIEM-AR-1-ZONU-228-auditi-updated_ENG.xlsx'#$'Building envelope'.E3236]" office:value-type="float" office:value="420980" calcext:value-type="float">
            <text:p>42098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753]" office:value-type="currency" office:currency="EUR" office:value="353500" calcext:value-type="currency">
            <text:p><text:s/>€ 353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75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4</text:p>
          </table:table-cell>
          <table:table-cell/>
          <table:table-cell table:style-name="ce10"/>
          <table:table-cell office:value-type="string" calcext:value-type="string">
            <text:p>Lēpju iela 15 k-2, Rīga, LV-1016</text:p>
          </table:table-cell>
          <table:table-cell table:style-name="ce21" office:value-type="float" office:value="1001030018001" calcext:value-type="float">
            <text:p>1001030018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926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49.23" calcext:value-type="float">
            <text:p>49.23</text:p>
          </table:table-cell>
          <table:table-cell office:value-type="float" office:value="12.86" calcext:value-type="float">
            <text:p>12.86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277.7" calcext:value-type="float">
            <text:p>2277.7</text:p>
          </table:table-cell>
          <table:table-cell table:style-name="ce10" table:formula="of:=[.L926]*[.K926]" office:value-type="float" office:value="5694.25" calcext:value-type="float">
            <text:p>5694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427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41" calcext:value-type="float">
            <text:p>41</text:p>
          </table:table-cell>
          <table:table-cell table:style-name="ce40" office:value-type="float" office:value="2277.7" calcext:value-type="float">
            <text:p>2277.7</text:p>
          </table:table-cell>
          <table:table-cell office:value-type="float" office:value="6172.6" calcext:value-type="float">
            <text:p>6172.6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05530" calcext:value-type="float">
            <text:p>305530</text:p>
          </table:table-cell>
          <table:table-cell office:value-type="float" office:value="153130" calcext:value-type="float">
            <text:p>153130</text:p>
          </table:table-cell>
          <table:table-cell table:formula="of:=SUM([.Y926:.Z926])" office:value-type="float" office:value="458660" calcext:value-type="float">
            <text:p>458660</text:p>
          </table:table-cell>
          <table:table-cell office:value-type="float" office:value="0.85" calcext:value-type="float">
            <text:p>0.85</text:p>
          </table:table-cell>
          <table:table-cell office:value-type="float" office:value="131550" calcext:value-type="float">
            <text:p>131550</text:p>
          </table:table-cell>
          <table:table-cell table:style-name="ce10" office:value-type="float" office:value="57.75" calcext:value-type="float">
            <text:p>57.75</text:p>
          </table:table-cell>
          <table:table-cell table:formula="of:=['file:///home/mixalako/Documents/EPU/rea-uc/datasets/Dataset-for-AI-tool_renovated-buildings-AUDITIEM-AR-1-ZONU-228-auditi-updated_ENG.xlsx'#$'Building envelope'.D3258]" office:value-type="float" office:value="3675.6" calcext:value-type="float">
            <text:p>3675.6</text:p>
          </table:table-cell>
          <table:table-cell table:style-name="ce10" table:formula="of:=['file:///home/mixalako/Documents/EPU/rea-uc/datasets/Dataset-for-AI-tool_renovated-buildings-AUDITIEM-AR-1-ZONU-228-auditi-updated_ENG.xlsx'#$'Building envelope'.E3258]" office:value-type="float" office:value="295604" calcext:value-type="float">
            <text:p>29560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776]" office:value-type="currency" office:currency="EUR" office:value="294430" calcext:value-type="currency">
            <text:p><text:s/>€ 294,43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77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5</text:p>
          </table:table-cell>
          <table:table-cell/>
          <table:table-cell table:style-name="ce10"/>
          <table:table-cell office:value-type="string" calcext:value-type="string">
            <text:p>Malienas iela 66, Rīga, LV-1064</text:p>
          </table:table-cell>
          <table:table-cell table:style-name="ce21" office:value-type="float" office:value="1001242115001" calcext:value-type="float">
            <text:p>1001242115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93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78.25" calcext:value-type="float">
            <text:p>78.25</text:p>
          </table:table-cell>
          <table:table-cell office:value-type="float" office:value="11.85" calcext:value-type="float">
            <text:p>11.8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101" calcext:value-type="float">
            <text:p>4101</text:p>
          </table:table-cell>
          <table:table-cell table:style-name="ce10" table:formula="of:=[.L931]*[.K931]" office:value-type="float" office:value="10252.5" calcext:value-type="float">
            <text:p>10252.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524.7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6" calcext:value-type="float">
            <text:p>1966</text:p>
          </table:table-cell>
          <table:table-cell table:style-name="ce10" office:value-type="float" office:value="79" calcext:value-type="float">
            <text:p>79</text:p>
          </table:table-cell>
          <table:table-cell table:style-name="ce40" office:value-type="float" office:value="4101" calcext:value-type="float">
            <text:p>4101.0</text:p>
          </table:table-cell>
          <table:table-cell office:value-type="float" office:value="10252.5" calcext:value-type="float">
            <text:p>10252.5</text:p>
          </table:table-cell>
          <table:table-cell table:style-name="ce43" office:value-type="float" office:value="18.7" calcext:value-type="float">
            <text:p>18.7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80033" calcext:value-type="float">
            <text:p>380033</text:p>
          </table:table-cell>
          <table:table-cell office:value-type="float" office:value="139280" calcext:value-type="float">
            <text:p>139280</text:p>
          </table:table-cell>
          <table:table-cell table:formula="of:=SUM([.Y931:.Z931])" office:value-type="float" office:value="519313" calcext:value-type="float">
            <text:p>519313</text:p>
          </table:table-cell>
          <table:table-cell office:value-type="float" office:value="0.85" calcext:value-type="float">
            <text:p>0.85</text:p>
          </table:table-cell>
          <table:table-cell office:value-type="float" office:value="217460" calcext:value-type="float">
            <text:p>217460</text:p>
          </table:table-cell>
          <table:table-cell table:style-name="ce10" office:value-type="float" office:value="53.03" calcext:value-type="float">
            <text:p>53.03</text:p>
          </table:table-cell>
          <table:table-cell table:formula="of:=['file:///home/mixalako/Documents/EPU/rea-uc/datasets/Dataset-for-AI-tool_renovated-buildings-AUDITIEM-AR-1-ZONU-228-auditi-updated_ENG.xlsx'#$'Building envelope'.D3273]" office:value-type="float" office:value="4721.8" calcext:value-type="float">
            <text:p>4721.8</text:p>
          </table:table-cell>
          <table:table-cell table:style-name="ce10" table:formula="of:=['file:///home/mixalako/Documents/EPU/rea-uc/datasets/Dataset-for-AI-tool_renovated-buildings-AUDITIEM-AR-1-ZONU-228-auditi-updated_ENG.xlsx'#$'Building envelope'.E3273]" office:value-type="float" office:value="375296" calcext:value-type="float">
            <text:p>37529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792]" office:value-type="currency" office:currency="EUR" office:value="314200" calcext:value-type="currency">
            <text:p><text:s/>€ 314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79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6</text:p>
          </table:table-cell>
          <table:table-cell/>
          <table:table-cell table:style-name="ce10"/>
          <table:table-cell office:value-type="string" calcext:value-type="string">
            <text:p>Maskavas iela 269A, Rīga, LV-1063</text:p>
          </table:table-cell>
          <table:table-cell table:style-name="ce21" office:value-type="float" office:value="1000722099001" calcext:value-type="float">
            <text:p>1000722099001</text:p>
          </table:table-cell>
          <table:table-cell table:content-validation-name="val1" office:value-type="string" calcext:value-type="string">
            <text:p>Lietuviešu projekts</text:p>
          </table:table-cell>
          <table:table-cell table:style-name="ce25" table:content-validation-name="val2" table:formula="of:=VLOOKUP([.F9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3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713.68" calcext:value-type="float">
            <text:p>2713.68</text:p>
          </table:table-cell>
          <table:table-cell table:style-name="ce10" table:formula="of:=[.L936]*[.K936]" office:value-type="float" office:value="6784.2" calcext:value-type="float">
            <text:p>6784.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622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2713.68" calcext:value-type="float">
            <text:p>2713.7</text:p>
          </table:table-cell>
          <table:table-cell office:value-type="float" office:value="7544" calcext:value-type="float">
            <text:p>7544</text:p>
          </table:table-cell>
          <table:table-cell table:style-name="ce43" office:value-type="float" office:value="18.5" calcext:value-type="float">
            <text:p>18.500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37987" calcext:value-type="float">
            <text:p>337987</text:p>
          </table:table-cell>
          <table:table-cell office:value-type="float" office:value="170940" calcext:value-type="float">
            <text:p>170940</text:p>
          </table:table-cell>
          <table:table-cell table:formula="of:=SUM([.Y936:.Z936])" office:value-type="float" office:value="508927" calcext:value-type="float">
            <text:p>508927</text:p>
          </table:table-cell>
          <table:table-cell office:value-type="float" office:value="0.84" calcext:value-type="float">
            <text:p>0.84</text:p>
          </table:table-cell>
          <table:table-cell office:value-type="float" office:value="169330" calcext:value-type="float">
            <text:p>169330</text:p>
          </table:table-cell>
          <table:table-cell table:style-name="ce10" office:value-type="float" office:value="62.4" calcext:value-type="float">
            <text:p>62.4</text:p>
          </table:table-cell>
          <table:table-cell table:formula="of:=['file:///home/mixalako/Documents/EPU/rea-uc/datasets/Dataset-for-AI-tool_renovated-buildings-AUDITIEM-AR-1-ZONU-228-auditi-updated_ENG.xlsx'#$'Building envelope'.D3289]" office:value-type="float" office:value="3654" calcext:value-type="float">
            <text:p>3654</text:p>
          </table:table-cell>
          <table:table-cell table:style-name="ce10" table:formula="of:=['file:///home/mixalako/Documents/EPU/rea-uc/datasets/Dataset-for-AI-tool_renovated-buildings-AUDITIEM-AR-1-ZONU-228-auditi-updated_ENG.xlsx'#$'Building envelope'.E3289]" office:value-type="float" office:value="297123" calcext:value-type="float">
            <text:p>29712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809]" office:value-type="currency" office:currency="EUR" office:value="273500" calcext:value-type="currency">
            <text:p><text:s/>€ 273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80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7</text:p>
          </table:table-cell>
          <table:table-cell/>
          <table:table-cell table:style-name="ce10"/>
          <table:table-cell office:value-type="string" calcext:value-type="string">
            <text:p>Murjāņu iela 68, Rīga, LV-1064</text:p>
          </table:table-cell>
          <table:table-cell table:style-name="ce21" office:value-type="float" office:value="1001232065001" calcext:value-type="float">
            <text:p>1001232065001</text:p>
          </table:table-cell>
          <table:table-cell table:content-validation-name="val1" office:value-type="string" calcext:value-type="string">
            <text:p>Hruščova (316. un 318. sērija) laika projekts</text:p>
          </table:table-cell>
          <table:table-cell table:style-name="ce25" table:content-validation-name="val2" table:formula="of:=VLOOKUP([.F94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3.13" calcext:value-type="float">
            <text:p>63.13</text:p>
          </table:table-cell>
          <table:table-cell office:value-type="float" office:value="11.01" calcext:value-type="float">
            <text:p>11.01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41];['file:///home/mixalako/Documents/EPU/rea-uc/datasets/Dataset-for-AI-tool_renovated-buildings-AUDITIEM-AR-1-ZONU-228-auditi-updated_ENG.xlsx'#$'Building series'.A$1:.C$1048576];2;0)" office:value-type="float" office:value="2.53" calcext:value-type="float">
            <text:p>2.53</text:p>
          </table:table-cell>
          <table:table-cell office:value-type="float" office:value="2605.77" calcext:value-type="float">
            <text:p>2605.77</text:p>
          </table:table-cell>
          <table:table-cell table:style-name="ce10" table:formula="of:=[.L941]*[.K941]" office:value-type="float" office:value="6592.5981" calcext:value-type="float">
            <text:p>6592.5981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719.7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55" calcext:value-type="float">
            <text:p>55</text:p>
          </table:table-cell>
          <table:table-cell table:style-name="ce40" office:value-type="float" office:value="2605.77" calcext:value-type="float">
            <text:p>2605.8</text:p>
          </table:table-cell>
          <table:table-cell office:value-type="float" office:value="7139.8" calcext:value-type="float">
            <text:p>7139.8</text:p>
          </table:table-cell>
          <table:table-cell table:style-name="ce43" office:value-type="float" office:value="18.6" calcext:value-type="float">
            <text:p>18.6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24350" calcext:value-type="float">
            <text:p>324350</text:p>
          </table:table-cell>
          <table:table-cell office:value-type="float" office:value="190690" calcext:value-type="float">
            <text:p>190690</text:p>
          </table:table-cell>
          <table:table-cell table:formula="of:=SUM([.Y941:.Z941])" office:value-type="float" office:value="515040" calcext:value-type="float">
            <text:p>515040</text:p>
          </table:table-cell>
          <table:table-cell office:value-type="float" office:value="0.9" calcext:value-type="float">
            <text:p>0.9</text:p>
          </table:table-cell>
          <table:table-cell office:value-type="float" office:value="154650" calcext:value-type="float">
            <text:p>154650</text:p>
          </table:table-cell>
          <table:table-cell table:style-name="ce10" office:value-type="float" office:value="59.35" calcext:value-type="float">
            <text:p>59.35</text:p>
          </table:table-cell>
          <table:table-cell table:formula="of:=['file:///home/mixalako/Documents/EPU/rea-uc/datasets/Dataset-for-AI-tool_renovated-buildings-AUDITIEM-AR-1-ZONU-228-auditi-updated_ENG.xlsx'#$'Building envelope'.D3309]" office:value-type="float" office:value="4300.4" calcext:value-type="float">
            <text:p>4300.4</text:p>
          </table:table-cell>
          <table:table-cell table:style-name="ce10" table:formula="of:=['file:///home/mixalako/Documents/EPU/rea-uc/datasets/Dataset-for-AI-tool_renovated-buildings-AUDITIEM-AR-1-ZONU-228-auditi-updated_ENG.xlsx'#$'Building envelope'.E3309]" office:value-type="float" office:value="348337" calcext:value-type="float">
            <text:p>34833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830]" office:value-type="currency" office:currency="EUR" office:value="310000" calcext:value-type="currency">
            <text:p><text:s/>€ 310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83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8</text:p>
          </table:table-cell>
          <table:table-cell/>
          <table:table-cell table:style-name="ce10"/>
          <table:table-cell office:value-type="string" calcext:value-type="string">
            <text:p>Raunas iela 30, Rīga, LV-1039</text:p>
          </table:table-cell>
          <table:table-cell table:style-name="ce21" office:value-type="float" office:value="1000890539001" calcext:value-type="float">
            <text:p>1000890539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94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8.17" calcext:value-type="float">
            <text:p>38.17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table:style-name="ce28" table:formula="of:=VLOOKUP([.F94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980.87" calcext:value-type="float">
            <text:p>980.87</text:p>
          </table:table-cell>
          <table:table-cell table:style-name="ce10" table:formula="of:=[.L946]*[.K946]" office:value-type="float" office:value="2452.175" calcext:value-type="float">
            <text:p>2452.175</text:p>
          </table:table-cell>
          <table:table-cell office:value-type="float" office:value="93" calcext:value-type="float">
            <text:p>9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817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24" calcext:value-type="float">
            <text:p>24</text:p>
          </table:table-cell>
          <table:table-cell table:style-name="ce40" office:value-type="float" office:value="980.87" calcext:value-type="float">
            <text:p>980.9</text:p>
          </table:table-cell>
          <table:table-cell office:value-type="float" office:value="2452.2" calcext:value-type="float">
            <text:p>2452.2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9103" calcext:value-type="float">
            <text:p>149103</text:p>
          </table:table-cell>
          <table:table-cell office:value-type="float" office:value="26010" calcext:value-type="float">
            <text:p>26010</text:p>
          </table:table-cell>
          <table:table-cell table:formula="of:=SUM([.Y946:.Z946])" office:value-type="float" office:value="175113" calcext:value-type="float">
            <text:p>175113</text:p>
          </table:table-cell>
          <table:table-cell office:value-type="float" office:value="0.9" calcext:value-type="float">
            <text:p>0.9</text:p>
          </table:table-cell>
          <table:table-cell office:value-type="float" office:value="55640" calcext:value-type="float">
            <text:p>55640</text:p>
          </table:table-cell>
          <table:table-cell table:style-name="ce10" office:value-type="float" office:value="56.73" calcext:value-type="float">
            <text:p>56.73</text:p>
          </table:table-cell>
          <table:table-cell table:formula="of:=['file:///home/mixalako/Documents/EPU/rea-uc/datasets/Dataset-for-AI-tool_renovated-buildings-AUDITIEM-AR-1-ZONU-228-auditi-updated_ENG.xlsx'#$'Building envelope'.D3325]" office:value-type="float" office:value="1852.4" calcext:value-type="float">
            <text:p>1852.4</text:p>
          </table:table-cell>
          <table:table-cell table:style-name="ce10" table:formula="of:=['file:///home/mixalako/Documents/EPU/rea-uc/datasets/Dataset-for-AI-tool_renovated-buildings-AUDITIEM-AR-1-ZONU-228-auditi-updated_ENG.xlsx'#$'Building envelope'.E3325]" office:value-type="float" office:value="144628" calcext:value-type="float">
            <text:p>14462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847]" office:value-type="currency" office:currency="EUR" office:value="170600" calcext:value-type="currency">
            <text:p><text:s/>€ 170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84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89</text:p>
          </table:table-cell>
          <table:table-cell/>
          <table:table-cell table:style-name="ce10"/>
          <table:table-cell office:value-type="string" calcext:value-type="string">
            <text:p>Silciema iela 5, Rīga, LV-1024</text:p>
          </table:table-cell>
          <table:table-cell table:style-name="ce21" office:value-type="float" office:value="1000922065001" calcext:value-type="float">
            <text:p>1000922065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95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72.6" calcext:value-type="float">
            <text:p>72.6</text:p>
          </table:table-cell>
          <table:table-cell office:value-type="float" office:value="11.75" calcext:value-type="float">
            <text:p>11.75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5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604.1" calcext:value-type="float">
            <text:p>3604.1</text:p>
          </table:table-cell>
          <table:table-cell table:style-name="ce10" table:formula="of:=[.L951]*[.K951]" office:value-type="float" office:value="9010.25" calcext:value-type="float">
            <text:p>9010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7914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3604.1" calcext:value-type="float">
            <text:p>3604.1</text:p>
          </table:table-cell>
          <table:table-cell office:value-type="float" office:value="9731.07" calcext:value-type="float">
            <text:p>9731.07</text:p>
          </table:table-cell>
          <table:table-cell table:style-name="ce43" office:value-type="float" office:value="18.6" calcext:value-type="float">
            <text:p>18.6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59363" calcext:value-type="float">
            <text:p>359363</text:p>
          </table:table-cell>
          <table:table-cell office:value-type="float" office:value="195270" calcext:value-type="float">
            <text:p>195270</text:p>
          </table:table-cell>
          <table:table-cell table:formula="of:=SUM([.Y951:.Z951])" office:value-type="float" office:value="554633" calcext:value-type="float">
            <text:p>554633</text:p>
          </table:table-cell>
          <table:table-cell office:value-type="float" office:value="0.87" calcext:value-type="float">
            <text:p>0.87</text:p>
          </table:table-cell>
          <table:table-cell office:value-type="float" office:value="168470" calcext:value-type="float">
            <text:p>168470</text:p>
          </table:table-cell>
          <table:table-cell table:style-name="ce10" office:value-type="float" office:value="46.74" calcext:value-type="float">
            <text:p>46.74</text:p>
          </table:table-cell>
          <table:table-cell table:formula="of:=['file:///home/mixalako/Documents/EPU/rea-uc/datasets/Dataset-for-AI-tool_renovated-buildings-AUDITIEM-AR-1-ZONU-228-auditi-updated_ENG.xlsx'#$'Building envelope'.D3341]" office:value-type="float" office:value="4233.1" calcext:value-type="float">
            <text:p>4233.1</text:p>
          </table:table-cell>
          <table:table-cell table:style-name="ce10" table:formula="of:=['file:///home/mixalako/Documents/EPU/rea-uc/datasets/Dataset-for-AI-tool_renovated-buildings-AUDITIEM-AR-1-ZONU-228-auditi-updated_ENG.xlsx'#$'Building envelope'.E3341]" office:value-type="float" office:value="331106" calcext:value-type="float">
            <text:p>33110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863]" office:value-type="currency" office:currency="EUR" office:value="369000" calcext:value-type="currency">
            <text:p><text:s/>€ 369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86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0</text:p>
          </table:table-cell>
          <table:table-cell/>
          <table:table-cell table:style-name="ce10"/>
          <table:table-cell office:value-type="string" calcext:value-type="string">
            <text:p>Zemes iela 15, Rīga, LV-1082</text:p>
          </table:table-cell>
          <table:table-cell table:style-name="ce21" office:value-type="float" office:value="1001212332001" calcext:value-type="float">
            <text:p>1001212332001</text:p>
          </table:table-cell>
          <table:table-cell table:content-validation-name="val1" office:value-type="string" calcext:value-type="string">
            <text:p>602. sērija 2.5</text:p>
          </table:table-cell>
          <table:table-cell table:style-name="ce25" table:content-validation-name="val2" table:formula="of:=VLOOKUP([.F95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77.09" calcext:value-type="float">
            <text:p>77.09</text:p>
          </table:table-cell>
          <table:table-cell office:value-type="float" office:value="10.65" calcext:value-type="float">
            <text:p>10.65</text:p>
          </table:table-cell>
          <table:table-cell office:value-type="float" office:value="25.6" calcext:value-type="float">
            <text:p>25.6</text:p>
          </table:table-cell>
          <table:table-cell table:style-name="ce28" table:formula="of:=VLOOKUP([.F95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5949.2" calcext:value-type="float">
            <text:p>5949.2</text:p>
          </table:table-cell>
          <table:table-cell table:style-name="ce10" table:formula="of:=[.L956]*[.K956]" office:value-type="float" office:value="14873" calcext:value-type="float">
            <text:p>14873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012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3" calcext:value-type="float">
            <text:p>1983</text:p>
          </table:table-cell>
          <table:table-cell table:style-name="ce10" office:value-type="float" office:value="108" calcext:value-type="float">
            <text:p>108</text:p>
          </table:table-cell>
          <table:table-cell table:style-name="ce40" office:value-type="float" office:value="5949.2" calcext:value-type="float">
            <text:p>5949.2</text:p>
          </table:table-cell>
          <table:table-cell office:value-type="float" office:value="16181.8" calcext:value-type="float">
            <text:p>16181.8</text:p>
          </table:table-cell>
          <table:table-cell table:style-name="ce43" office:value-type="float" office:value="18.6" calcext:value-type="float">
            <text:p>18.600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95880" calcext:value-type="float">
            <text:p>695880</text:p>
          </table:table-cell>
          <table:table-cell office:value-type="float" office:value="406350" calcext:value-type="float">
            <text:p>406350</text:p>
          </table:table-cell>
          <table:table-cell table:formula="of:=SUM([.Y956:.Z956])" office:value-type="float" office:value="1102230" calcext:value-type="float">
            <text:p>1102230</text:p>
          </table:table-cell>
          <table:table-cell office:value-type="float" office:value="0.87" calcext:value-type="float">
            <text:p>0.87</text:p>
          </table:table-cell>
          <table:table-cell office:value-type="float" office:value="307960" calcext:value-type="float">
            <text:p>307960</text:p>
          </table:table-cell>
          <table:table-cell table:style-name="ce10" office:value-type="float" office:value="51.77" calcext:value-type="float">
            <text:p>51.77</text:p>
          </table:table-cell>
          <table:table-cell table:formula="of:=['file:///home/mixalako/Documents/EPU/rea-uc/datasets/Dataset-for-AI-tool_renovated-buildings-AUDITIEM-AR-1-ZONU-228-auditi-updated_ENG.xlsx'#$'Building envelope'.D3362]" office:value-type="float" office:value="8121.6" calcext:value-type="float">
            <text:p>8121.6</text:p>
          </table:table-cell>
          <table:table-cell table:style-name="ce10" table:formula="of:=['file:///home/mixalako/Documents/EPU/rea-uc/datasets/Dataset-for-AI-tool_renovated-buildings-AUDITIEM-AR-1-ZONU-228-auditi-updated_ENG.xlsx'#$'Building envelope'.E3362]" office:value-type="float" office:value="689863" calcext:value-type="float">
            <text:p>68986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885]" office:value-type="currency" office:currency="EUR" office:value="475000" calcext:value-type="currency">
            <text:p><text:s/>€ 475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88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1</text:p>
          </table:table-cell>
          <table:table-cell/>
          <table:table-cell table:style-name="ce10"/>
          <table:table-cell office:value-type="string" calcext:value-type="string">
            <text:p>Balvu iela 13, Rīga, LV-1003</text:p>
          </table:table-cell>
          <table:table-cell table:style-name="ce21" office:value-type="float" office:value="1000480086001" calcext:value-type="float">
            <text:p>1000480086001</text:p>
          </table:table-cell>
          <table:table-cell table:content-validation-name="val1" office:value-type="string" calcext:value-type="string">
            <text:p>Hruščova (316. un 318. sērija) laika projekts</text:p>
          </table:table-cell>
          <table:table-cell table:style-name="ce25" table:content-validation-name="val2" table:formula="of:=VLOOKUP([.F96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94.67" calcext:value-type="float">
            <text:p>94.67</text:p>
          </table:table-cell>
          <table:table-cell office:value-type="float" office:value="11.02" calcext:value-type="float">
            <text:p>11.02</text:p>
          </table:table-cell>
          <table:table-cell office:value-type="float" office:value="14.4" calcext:value-type="float">
            <text:p>14.4</text:p>
          </table:table-cell>
          <table:table-cell table:style-name="ce28" table:formula="of:=VLOOKUP([.F961];['file:///home/mixalako/Documents/EPU/rea-uc/datasets/Dataset-for-AI-tool_renovated-buildings-AUDITIEM-AR-1-ZONU-228-auditi-updated_ENG.xlsx'#$'Building series'.A$1:.C$1048576];2;0)" office:value-type="float" office:value="2.53" calcext:value-type="float">
            <text:p>2.53</text:p>
          </table:table-cell>
          <table:table-cell office:value-type="float" office:value="4130.82" calcext:value-type="float">
            <text:p>4130.82</text:p>
          </table:table-cell>
          <table:table-cell table:style-name="ce10" table:formula="of:=[.L961]*[.K961]" office:value-type="float" office:value="10450.9746" calcext:value-type="float">
            <text:p>10450.9746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109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6" calcext:value-type="float">
            <text:p>1966</text:p>
          </table:table-cell>
          <table:table-cell table:style-name="ce10" office:value-type="float" office:value="85" calcext:value-type="float">
            <text:p>85</text:p>
          </table:table-cell>
          <table:table-cell table:style-name="ce40" office:value-type="float" office:value="4130.82" calcext:value-type="float">
            <text:p>4130.8</text:p>
          </table:table-cell>
          <table:table-cell office:value-type="float" office:value="10436.1" calcext:value-type="float">
            <text:p>10436.1</text:p>
          </table:table-cell>
          <table:table-cell table:style-name="ce43" office:value-type="float" office:value="18.77" calcext:value-type="float">
            <text:p>18.77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55853" calcext:value-type="float">
            <text:p>455853</text:p>
          </table:table-cell>
          <table:table-cell office:value-type="float" office:value="190777" calcext:value-type="float">
            <text:p>190777</text:p>
          </table:table-cell>
          <table:table-cell table:formula="of:=SUM([.Y961:.Z961])" office:value-type="float" office:value="646630" calcext:value-type="float">
            <text:p>646630</text:p>
          </table:table-cell>
          <table:table-cell office:value-type="float" office:value="0.864" calcext:value-type="float">
            <text:p>0.864</text:p>
          </table:table-cell>
          <table:table-cell office:value-type="float" office:value="294530" calcext:value-type="float">
            <text:p>294530</text:p>
          </table:table-cell>
          <table:table-cell table:style-name="ce10" office:value-type="float" office:value="71.3" calcext:value-type="float">
            <text:p>71.3</text:p>
          </table:table-cell>
          <table:table-cell table:formula="of:=['file:///home/mixalako/Documents/EPU/rea-uc/datasets/Dataset-for-AI-tool_renovated-buildings-AUDITIEM-AR-1-ZONU-228-auditi-updated_ENG.xlsx'#$'Building envelope'.D3378]" office:value-type="float" office:value="6467.8" calcext:value-type="float">
            <text:p>6467.8</text:p>
          </table:table-cell>
          <table:table-cell table:style-name="ce10" table:formula="of:=['file:///home/mixalako/Documents/EPU/rea-uc/datasets/Dataset-for-AI-tool_renovated-buildings-AUDITIEM-AR-1-ZONU-228-auditi-updated_ENG.xlsx'#$'Building envelope'.E3378]" office:value-type="float" office:value="557866" calcext:value-type="float">
            <text:p>55786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897]" office:value-type="currency" office:currency="EUR" office:value="529147" calcext:value-type="currency">
            <text:p><text:s/>€ 529,147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89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2</text:p>
          </table:table-cell>
          <table:table-cell/>
          <table:table-cell table:style-name="ce10"/>
          <table:table-cell office:value-type="string" calcext:value-type="string">
            <text:p>Brīvības iela 92/94, Rīga, LV-1001</text:p>
          </table:table-cell>
          <table:table-cell table:style-name="ce21" office:value-type="float" office:value="1000280052001" calcext:value-type="float">
            <text:p>1000280052001</text:p>
          </table:table-cell>
          <table:table-cell table:content-validation-name="val1" office:value-type="string" calcext:value-type="string">
            <text:p>Staļina laika projekts 2.7</text:p>
          </table:table-cell>
          <table:table-cell table:style-name="ce25" table:content-validation-name="val2" table:formula="of:=VLOOKUP([.F96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48.06" calcext:value-type="float">
            <text:p>48.06</text:p>
          </table:table-cell>
          <table:table-cell office:value-type="float" office:value="12.72" calcext:value-type="float">
            <text:p>12.72</text:p>
          </table:table-cell>
          <table:table-cell office:value-type="float" office:value="14.8" calcext:value-type="float">
            <text:p>14.8</text:p>
          </table:table-cell>
          <table:table-cell table:style-name="ce28" table:formula="of:=VLOOKUP([.F966];['file:///home/mixalako/Documents/EPU/rea-uc/datasets/Dataset-for-AI-tool_renovated-buildings-AUDITIEM-AR-1-ZONU-228-auditi-updated_ENG.xlsx'#$'Building series'.A$1:.C$1048576];2;0)" office:value-type="float" office:value="2.7" calcext:value-type="float">
            <text:p>2.7</text:p>
          </table:table-cell>
          <table:table-cell office:value-type="float" office:value="2743" calcext:value-type="float">
            <text:p>2743</text:p>
          </table:table-cell>
          <table:table-cell table:style-name="ce10" table:formula="of:=[.L966]*[.K966]" office:value-type="float" office:value="7406.1" calcext:value-type="float">
            <text:p>7406.1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207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37" calcext:value-type="float">
            <text:p>37</text:p>
          </table:table-cell>
          <table:table-cell table:style-name="ce40" office:value-type="float" office:value="2743" calcext:value-type="float">
            <text:p>2743.0</text:p>
          </table:table-cell>
          <table:table-cell office:value-type="float" office:value="7424.14" calcext:value-type="float">
            <text:p>7424.14</text:p>
          </table:table-cell>
          <table:table-cell table:style-name="ce43" office:value-type="float" office:value="18.8" calcext:value-type="float">
            <text:p>18.800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81367" calcext:value-type="float">
            <text:p>281367</text:p>
          </table:table-cell>
          <table:table-cell office:value-type="float" office:value="45983" calcext:value-type="float">
            <text:p>45983</text:p>
          </table:table-cell>
          <table:table-cell table:formula="of:=SUM([.Y966:.Z966])" office:value-type="float" office:value="327350" calcext:value-type="float">
            <text:p>327350</text:p>
          </table:table-cell>
          <table:table-cell office:value-type="float" office:value="0.9" calcext:value-type="float">
            <text:p>0.9</text:p>
          </table:table-cell>
          <table:table-cell office:value-type="float" office:value="152100" calcext:value-type="float">
            <text:p>152100</text:p>
          </table:table-cell>
          <table:table-cell table:style-name="ce10" office:value-type="float" office:value="55.45" calcext:value-type="float">
            <text:p>55.45</text:p>
          </table:table-cell>
          <table:table-cell table:formula="of:=['file:///home/mixalako/Documents/EPU/rea-uc/datasets/Dataset-for-AI-tool_renovated-buildings-AUDITIEM-AR-1-ZONU-228-auditi-updated_ENG.xlsx'#$'Building envelope'.D3396]" office:value-type="float" office:value="3539.8" calcext:value-type="float">
            <text:p>3539.8</text:p>
          </table:table-cell>
          <table:table-cell table:style-name="ce10" table:formula="of:=['file:///home/mixalako/Documents/EPU/rea-uc/datasets/Dataset-for-AI-tool_renovated-buildings-AUDITIEM-AR-1-ZONU-228-auditi-updated_ENG.xlsx'#$'Building envelope'.E3396]" office:value-type="float" office:value="309220" calcext:value-type="float">
            <text:p>30922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10]" office:value-type="currency" office:currency="EUR" office:value="253890" calcext:value-type="currency">
            <text:p><text:s/>€ 253,89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1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193</text:p>
          </table:table-cell>
          <table:table-cell/>
          <table:table-cell table:style-name="ce10"/>
          <table:table-cell office:value-type="string" calcext:value-type="string">
            <text:p>Kurzemes prospekts 68, Rīga, LV-1067</text:p>
          </table:table-cell>
          <table:table-cell table:style-name="ce21" office:value-type="float" office:value="1000800025036" calcext:value-type="float">
            <text:p>1000800025036</text:p>
          </table:table-cell>
          <table:table-cell table:content-validation-name="val1" office:value-type="string" calcext:value-type="string">
            <text:p>Lietuviešu projekts 2.53</text:p>
          </table:table-cell>
          <table:table-cell table:style-name="ce25" table:content-validation-name="val2" table:formula="of:=VLOOKUP([.F97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51.34" calcext:value-type="float">
            <text:p>51.34</text:p>
          </table:table-cell>
          <table:table-cell office:value-type="float" office:value="11.92" calcext:value-type="float">
            <text:p>11.92</text:p>
          </table:table-cell>
          <table:table-cell office:value-type="float" office:value="14.14" calcext:value-type="float">
            <text:p>14.14</text:p>
          </table:table-cell>
          <table:table-cell table:style-name="ce28" table:formula="of:=VLOOKUP([.F971];['file:///home/mixalako/Documents/EPU/rea-uc/datasets/Dataset-for-AI-tool_renovated-buildings-AUDITIEM-AR-1-ZONU-228-auditi-updated_ENG.xlsx'#$'Building series'.A$1:.C$1048576];2;0)" office:value-type="float" office:value="2.53" calcext:value-type="float">
            <text:p>2.53</text:p>
          </table:table-cell>
          <table:table-cell office:value-type="float" office:value="2575.36" calcext:value-type="float">
            <text:p>2575.36</text:p>
          </table:table-cell>
          <table:table-cell table:style-name="ce10" table:formula="of:=[.L971]*[.K971]" office:value-type="float" office:value="6515.6608" calcext:value-type="float">
            <text:p>6515.6608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308.83pt" draw:caption-point-x="-11.54pt" draw:caption-point-y="114.43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table:style-name="ce25" office:value-type="string" calcext:value-type="string">
            <text:p>n/a</text:p>
          </table:table-cell>
          <table:table-cell table:style-name="ce10" office:value-type="float" office:value="45" calcext:value-type="float">
            <text:p>45</text:p>
          </table:table-cell>
          <table:table-cell table:style-name="ce40" office:value-type="float" office:value="2575.36" calcext:value-type="float">
            <text:p>2575.4</text:p>
          </table:table-cell>
          <table:table-cell office:value-type="float" office:value="6515.66" calcext:value-type="float">
            <text:p>6515.66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9" calcext:value-type="float">
            <text:p>0.79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82467" calcext:value-type="float">
            <text:p>282467</text:p>
          </table:table-cell>
          <table:table-cell office:value-type="float" office:value="124307" calcext:value-type="float">
            <text:p>124307</text:p>
          </table:table-cell>
          <table:table-cell table:formula="of:=SUM([.Y971:.Z971])" office:value-type="float" office:value="406774" calcext:value-type="float">
            <text:p>406774</text:p>
          </table:table-cell>
          <table:table-cell office:value-type="float" office:value="0.92" calcext:value-type="float">
            <text:p>0.92</text:p>
          </table:table-cell>
          <table:table-cell office:value-type="float" office:value="122090" calcext:value-type="float">
            <text:p>122090</text:p>
          </table:table-cell>
          <table:table-cell table:style-name="ce10" office:value-type="float" office:value="47.4" calcext:value-type="float">
            <text:p>47.4</text:p>
          </table:table-cell>
          <table:table-cell table:formula="of:=['file:///home/mixalako/Documents/EPU/rea-uc/datasets/Dataset-for-AI-tool_renovated-buildings-AUDITIEM-AR-1-ZONU-228-auditi-updated_ENG.xlsx'#$'Building envelope'.D3412]" office:value-type="float" office:value="3564.5" calcext:value-type="float">
            <text:p>3564.5</text:p>
          </table:table-cell>
          <table:table-cell table:style-name="ce10" table:formula="of:=['file:///home/mixalako/Documents/EPU/rea-uc/datasets/Dataset-for-AI-tool_renovated-buildings-AUDITIEM-AR-1-ZONU-228-auditi-updated_ENG.xlsx'#$'Building envelope'.E3412]" office:value-type="float" office:value="295932" calcext:value-type="float">
            <text:p>29593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24]" office:value-type="currency" office:currency="EUR" office:value="315126" calcext:value-type="currency">
            <text:p><text:s/>€ 315,12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24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4</text:p>
          </table:table-cell>
          <table:table-cell/>
          <table:table-cell table:style-name="ce10"/>
          <table:table-cell office:value-type="string" calcext:value-type="string">
            <text:p>Maskavas iela 250 k-2, Rīga, LV-1063</text:p>
          </table:table-cell>
          <table:table-cell table:style-name="ce21" office:value-type="float" office:value="1000720169001" calcext:value-type="float">
            <text:p>1000720169001</text:p>
          </table:table-cell>
          <table:table-cell table:content-validation-name="val1" office:value-type="string" calcext:value-type="string">
            <text:p>Hruščova (316. un 318. sērija) laika projekts 2.49</text:p>
          </table:table-cell>
          <table:table-cell table:style-name="ce25" table:content-validation-name="val2" table:formula="of:=VLOOKUP([.F97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68.7" calcext:value-type="float">
            <text:p>68.7</text:p>
          </table:table-cell>
          <table:table-cell office:value-type="float" office:value="11.03" calcext:value-type="float">
            <text:p>11.03</text:p>
          </table:table-cell>
          <table:table-cell office:value-type="float" office:value="15.2" calcext:value-type="float">
            <text:p>15.2</text:p>
          </table:table-cell>
          <table:table-cell table:style-name="ce28" table:formula="of:=VLOOKUP([.F976];['file:///home/mixalako/Documents/EPU/rea-uc/datasets/Dataset-for-AI-tool_renovated-buildings-AUDITIEM-AR-1-ZONU-228-auditi-updated_ENG.xlsx'#$'Building series'.A$1:.C$1048576];2;0)" office:value-type="float" office:value="2.49" calcext:value-type="float">
            <text:p>2.49</text:p>
          </table:table-cell>
          <table:table-cell office:value-type="float" office:value="2478.23" calcext:value-type="float">
            <text:p>2478.23</text:p>
          </table:table-cell>
          <table:table-cell table:style-name="ce10" table:formula="of:=[.L976]*[.K976]" office:value-type="float" office:value="6170.7927" calcext:value-type="float">
            <text:p>6170.7927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410.4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7" calcext:value-type="float">
            <text:p>1967</text:p>
          </table:table-cell>
          <table:table-cell table:style-name="ce10" office:value-type="float" office:value="56" calcext:value-type="float">
            <text:p>56</text:p>
          </table:table-cell>
          <table:table-cell table:style-name="ce40" office:value-type="float" office:value="2478.23" calcext:value-type="float">
            <text:p>2478.2</text:p>
          </table:table-cell>
          <table:table-cell office:value-type="float" office:value="6169.33" calcext:value-type="float">
            <text:p>6169.33</text:p>
          </table:table-cell>
          <table:table-cell table:style-name="ce43" office:value-type="float" office:value="19.61" calcext:value-type="float">
            <text:p>19.610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442493" calcext:value-type="float">
            <text:p>442493</text:p>
          </table:table-cell>
          <table:table-cell office:value-type="float" office:value="129713" calcext:value-type="float">
            <text:p>129713</text:p>
          </table:table-cell>
          <table:table-cell table:formula="of:=SUM([.Y976:.Z976])" office:value-type="float" office:value="572206" calcext:value-type="float">
            <text:p>572206</text:p>
          </table:table-cell>
          <table:table-cell office:value-type="float" office:value="0.87" calcext:value-type="float">
            <text:p>0.87</text:p>
          </table:table-cell>
          <table:table-cell office:value-type="float" office:value="185770" calcext:value-type="float">
            <text:p>185770</text:p>
          </table:table-cell>
          <table:table-cell table:style-name="ce10" office:value-type="float" office:value="74.96" calcext:value-type="float">
            <text:p>74.96</text:p>
          </table:table-cell>
          <table:table-cell table:formula="of:=['file:///home/mixalako/Documents/EPU/rea-uc/datasets/Dataset-for-AI-tool_renovated-buildings-AUDITIEM-AR-1-ZONU-228-auditi-updated_ENG.xlsx'#$'Building envelope'.D3428]" office:value-type="float" office:value="3699.5" calcext:value-type="float">
            <text:p>3699.5</text:p>
          </table:table-cell>
          <table:table-cell table:style-name="ce10" table:formula="of:=['file:///home/mixalako/Documents/EPU/rea-uc/datasets/Dataset-for-AI-tool_renovated-buildings-AUDITIEM-AR-1-ZONU-228-auditi-updated_ENG.xlsx'#$'Building envelope'.E3428]" office:value-type="float" office:value="353406" calcext:value-type="float">
            <text:p>35340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37]" office:value-type="currency" office:currency="EUR" office:value="389576" calcext:value-type="currency">
            <text:p><text:s/>€ 389,57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3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5</text:p>
          </table:table-cell>
          <table:table-cell/>
          <table:table-cell table:style-name="ce10"/>
          <table:table-cell office:value-type="string" calcext:value-type="string">
            <text:p>Maskavas iela 259 k-1, Rīga, LV-1063</text:p>
          </table:table-cell>
          <table:table-cell table:style-name="ce21" office:value-type="float" office:value="1000722092001" calcext:value-type="float">
            <text:p>1000722092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981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33" calcext:value-type="float">
            <text:p>33</text:p>
          </table:table-cell>
          <table:table-cell table:style-name="ce28" table:formula="of:=VLOOKUP([.F98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95.22" calcext:value-type="float">
            <text:p>3895.22</text:p>
          </table:table-cell>
          <table:table-cell table:style-name="ce10" table:formula="of:=[.L981]*[.K981]" office:value-type="float" office:value="9738.05" calcext:value-type="float">
            <text:p>9738.05</text:p>
          </table:table-cell>
          <table:table-cell office:value-type="float" office:value="921" calcext:value-type="float">
            <text:p>921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507.9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0" calcext:value-type="float">
            <text:p>1980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895.22" calcext:value-type="float">
            <text:p>3895.2</text:p>
          </table:table-cell>
          <table:table-cell office:value-type="float" office:value="9738.05" calcext:value-type="float">
            <text:p>9738.05</text:p>
          </table:table-cell>
          <table:table-cell table:style-name="ce43" office:value-type="float" office:value="19.28" calcext:value-type="float">
            <text:p>19.280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67690" calcext:value-type="float">
            <text:p>567690</text:p>
          </table:table-cell>
          <table:table-cell office:value-type="float" office:value="241073" calcext:value-type="float">
            <text:p>241073</text:p>
          </table:table-cell>
          <table:table-cell table:formula="of:=SUM([.Y981:.Z981])" office:value-type="float" office:value="808763" calcext:value-type="float">
            <text:p>808763</text:p>
          </table:table-cell>
          <table:table-cell office:value-type="float" office:value="0.852" calcext:value-type="float">
            <text:p>0.852</text:p>
          </table:table-cell>
          <table:table-cell office:value-type="float" office:value="226860" calcext:value-type="float">
            <text:p>226860</text:p>
          </table:table-cell>
          <table:table-cell table:style-name="ce10" office:value-type="float" office:value="58.24" calcext:value-type="float">
            <text:p>58.24</text:p>
          </table:table-cell>
          <table:table-cell table:formula="of:=['file:///home/mixalako/Documents/EPU/rea-uc/datasets/Dataset-for-AI-tool_renovated-buildings-AUDITIEM-AR-1-ZONU-228-auditi-updated_ENG.xlsx'#$'Building envelope'.D3445]" office:value-type="float" office:value="5470.1" calcext:value-type="float">
            <text:p>5470.1</text:p>
          </table:table-cell>
          <table:table-cell table:style-name="ce10" table:formula="of:=['file:///home/mixalako/Documents/EPU/rea-uc/datasets/Dataset-for-AI-tool_renovated-buildings-AUDITIEM-AR-1-ZONU-228-auditi-updated_ENG.xlsx'#$'Building envelope'.E3445]" office:value-type="float" office:value="459783" calcext:value-type="float">
            <text:p>45978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51]" office:value-type="currency" office:currency="EUR" office:value="484807" calcext:value-type="currency">
            <text:p><text:s/>€ 484,807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5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6</text:p>
          </table:table-cell>
          <table:table-cell/>
          <table:table-cell table:style-name="ce10"/>
          <table:table-cell office:value-type="string" calcext:value-type="string">
            <text:p>Patversmes iela 30, Rīga, LV-1005</text:p>
          </table:table-cell>
          <table:table-cell table:style-name="ce21" office:value-type="float" office:value="1000170125002" calcext:value-type="float">
            <text:p>1000170125002</text:p>
          </table:table-cell>
          <table:table-cell table:content-validation-name="val1" office:value-type="string" calcext:value-type="string">
            <text:p>Staļina laika projekts 3.3</text:p>
          </table:table-cell>
          <table:table-cell table:style-name="ce25" table:content-validation-name="val2" table:formula="of:=VLOOKUP([.F98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table:number-columns-repeated="3" table:style-name="ce25" office:value-type="string" calcext:value-type="string">
            <text:p>n/a</text:p>
          </table:table-cell>
          <table:table-cell table:style-name="ce28" table:formula="of:=VLOOKUP([.F986];['file:///home/mixalako/Documents/EPU/rea-uc/datasets/Dataset-for-AI-tool_renovated-buildings-AUDITIEM-AR-1-ZONU-228-auditi-updated_ENG.xlsx'#$'Building series'.A$1:.C$1048576];2;0)" office:value-type="float" office:value="3.3" calcext:value-type="float">
            <text:p>3.3</text:p>
          </table:table-cell>
          <table:table-cell office:value-type="float" office:value="1709.2" calcext:value-type="float">
            <text:p>1709.2</text:p>
          </table:table-cell>
          <table:table-cell table:style-name="ce10" table:formula="of:=[.L986]*[.K986]" office:value-type="float" office:value="5640.36" calcext:value-type="float">
            <text:p>5640.3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605.4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53" calcext:value-type="float">
            <text:p>1953</text:p>
          </table:table-cell>
          <table:table-cell table:style-name="ce10" office:value-type="float" office:value="16" calcext:value-type="float">
            <text:p>16</text:p>
          </table:table-cell>
          <table:table-cell table:style-name="ce40" office:value-type="float" office:value="1709.2" calcext:value-type="float">
            <text:p>1709.2</text:p>
          </table:table-cell>
          <table:table-cell office:value-type="float" office:value="5640.36" calcext:value-type="float">
            <text:p>5640.36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3" calcext:value-type="float">
            <text:p>0.73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207617" calcext:value-type="float">
            <text:p>207617</text:p>
          </table:table-cell>
          <table:table-cell office:value-type="float" office:value="49600" calcext:value-type="float">
            <text:p>49600</text:p>
          </table:table-cell>
          <table:table-cell table:formula="of:=SUM([.Y986:.Z986])" office:value-type="float" office:value="257217" calcext:value-type="float">
            <text:p>257217</text:p>
          </table:table-cell>
          <table:table-cell office:value-type="float" office:value="0.92" calcext:value-type="float">
            <text:p>0.92</text:p>
          </table:table-cell>
          <table:table-cell office:value-type="float" office:value="79850" calcext:value-type="float">
            <text:p>79850</text:p>
          </table:table-cell>
          <table:table-cell table:style-name="ce10" office:value-type="float" office:value="46.71" calcext:value-type="float">
            <text:p>46.71</text:p>
          </table:table-cell>
          <table:table-cell table:formula="of:=['file:///home/mixalako/Documents/EPU/rea-uc/datasets/Dataset-for-AI-tool_renovated-buildings-AUDITIEM-AR-1-ZONU-228-auditi-updated_ENG.xlsx'#$'Building envelope'.D3461]" office:value-type="float" office:value="2473.6" calcext:value-type="float">
            <text:p>2473.6</text:p>
          </table:table-cell>
          <table:table-cell table:style-name="ce10" table:formula="of:=['file:///home/mixalako/Documents/EPU/rea-uc/datasets/Dataset-for-AI-tool_renovated-buildings-AUDITIEM-AR-1-ZONU-228-auditi-updated_ENG.xlsx'#$'Building envelope'.E3461]" office:value-type="float" office:value="197044" calcext:value-type="float">
            <text:p>19704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65]" office:value-type="currency" office:currency="EUR" office:value="183000" calcext:value-type="currency">
            <text:p><text:s/>€ 183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6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7</text:p>
          </table:table-cell>
          <table:table-cell/>
          <table:table-cell table:style-name="ce10"/>
          <table:table-cell office:value-type="string" calcext:value-type="string">
            <text:p>Tadaiķu iela 8 k-1, Rīga, LV-1004</text:p>
          </table:table-cell>
          <table:table-cell table:style-name="ce21" office:value-type="float" office:value="1000742021001" calcext:value-type="float">
            <text:p>1000742021001</text:p>
          </table:table-cell>
          <table:table-cell table:content-validation-name="val1" office:value-type="string" calcext:value-type="string">
            <text:p>Staļina laika projekts 2.8</text:p>
          </table:table-cell>
          <table:table-cell table:style-name="ce25" table:content-validation-name="val2" table:formula="of:=VLOOKUP([.F99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48.52" calcext:value-type="float">
            <text:p>48.52</text:p>
          </table:table-cell>
          <table:table-cell office:value-type="float" office:value="12.24" calcext:value-type="float">
            <text:p>12.24</text:p>
          </table:table-cell>
          <table:table-cell office:value-type="float" office:value="9.25" calcext:value-type="float">
            <text:p>9.25</text:p>
          </table:table-cell>
          <table:table-cell table:style-name="ce28" table:formula="of:=VLOOKUP([.F991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1017.3" calcext:value-type="float">
            <text:p>1017.3</text:p>
          </table:table-cell>
          <table:table-cell table:style-name="ce10" table:formula="of:=[.L991]*[.K991]" office:value-type="float" office:value="2848.44" calcext:value-type="float">
            <text:p>2848.4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702.96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21" calcext:value-type="float">
            <text:p>21</text:p>
          </table:table-cell>
          <table:table-cell table:style-name="ce40" office:value-type="float" office:value="1017.3" calcext:value-type="float">
            <text:p>1017.3</text:p>
          </table:table-cell>
          <table:table-cell office:value-type="float" office:value="2848.44" calcext:value-type="float">
            <text:p>2848.4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3" calcext:value-type="float">
            <text:p>0.73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84563" calcext:value-type="float">
            <text:p>184563</text:p>
          </table:table-cell>
          <table:table-cell office:value-type="float" office:value="28873" calcext:value-type="float">
            <text:p>28873</text:p>
          </table:table-cell>
          <table:table-cell table:formula="of:=SUM([.Y991:.Z991])" office:value-type="float" office:value="213436" calcext:value-type="float">
            <text:p>213436</text:p>
          </table:table-cell>
          <table:table-cell office:value-type="float" office:value="0.93" calcext:value-type="float">
            <text:p>0.93</text:p>
          </table:table-cell>
          <table:table-cell office:value-type="float" office:value="44680" calcext:value-type="float">
            <text:p>44680</text:p>
          </table:table-cell>
          <table:table-cell table:style-name="ce10" office:value-type="float" office:value="43.91" calcext:value-type="float">
            <text:p>43.91</text:p>
          </table:table-cell>
          <table:table-cell table:formula="of:=['file:///home/mixalako/Documents/EPU/rea-uc/datasets/Dataset-for-AI-tool_renovated-buildings-AUDITIEM-AR-1-ZONU-228-auditi-updated_ENG.xlsx'#$'Building envelope'.D3476]" office:value-type="float" office:value="2358.6" calcext:value-type="float">
            <text:p>2358.6</text:p>
          </table:table-cell>
          <table:table-cell table:style-name="ce10" table:formula="of:=['file:///home/mixalako/Documents/EPU/rea-uc/datasets/Dataset-for-AI-tool_renovated-buildings-AUDITIEM-AR-1-ZONU-228-auditi-updated_ENG.xlsx'#$'Building envelope'.E3476]" office:value-type="float" office:value="191820" calcext:value-type="float">
            <text:p>19182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79]" office:value-type="currency" office:currency="EUR" office:value="180200" calcext:value-type="currency">
            <text:p><text:s/>€ 180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7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9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8</text:p>
          </table:table-cell>
          <table:table-cell/>
          <table:table-cell table:style-name="ce10"/>
          <table:table-cell office:value-type="string" calcext:value-type="string">
            <text:p>Zentenes iela 15, Rīga, LV-1069</text:p>
          </table:table-cell>
          <table:table-cell table:style-name="ce21" office:value-type="float" office:value="1001170155001" calcext:value-type="float">
            <text:p>1001170155001</text:p>
          </table:table-cell>
          <table:table-cell table:content-validation-name="val1" office:value-type="string" calcext:value-type="string">
            <text:p>Lietuviešu projekts 2.52</text:p>
          </table:table-cell>
          <table:table-cell table:style-name="ce25" table:content-validation-name="val2" table:formula="of:=VLOOKUP([.F99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66.16" calcext:value-type="float">
            <text:p>66.16</text:p>
          </table:table-cell>
          <table:table-cell office:value-type="float" office:value="11.91" calcext:value-type="float">
            <text:p>11.91</text:p>
          </table:table-cell>
          <table:table-cell office:value-type="float" office:value="14.46" calcext:value-type="float">
            <text:p>14.46</text:p>
          </table:table-cell>
          <table:table-cell table:style-name="ce28" table:formula="of:=VLOOKUP([.F996];['file:///home/mixalako/Documents/EPU/rea-uc/datasets/Dataset-for-AI-tool_renovated-buildings-AUDITIEM-AR-1-ZONU-228-auditi-updated_ENG.xlsx'#$'Building series'.A$1:.C$1048576];2;0)" office:value-type="float" office:value="2.52" calcext:value-type="float">
            <text:p>2.52</text:p>
          </table:table-cell>
          <table:table-cell office:value-type="float" office:value="3301.05" calcext:value-type="float">
            <text:p>3301.05</text:p>
          </table:table-cell>
          <table:table-cell table:style-name="ce10" table:formula="of:=[.L996]*[.K996]" office:value-type="float" office:value="8318.646" calcext:value-type="float">
            <text:p>8318.646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800.4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3301.05" calcext:value-type="float">
            <text:p>3301.1</text:p>
          </table:table-cell>
          <table:table-cell office:value-type="float" office:value="8318.65" calcext:value-type="float">
            <text:p>8318.6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5" calcext:value-type="float">
            <text:p>0.7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49323" calcext:value-type="float">
            <text:p>349323</text:p>
          </table:table-cell>
          <table:table-cell office:value-type="float" office:value="208527" calcext:value-type="float">
            <text:p>208527</text:p>
          </table:table-cell>
          <table:table-cell table:formula="of:=SUM([.Y996:.Z996])" office:value-type="float" office:value="557850" calcext:value-type="float">
            <text:p>557850</text:p>
          </table:table-cell>
          <table:table-cell office:value-type="float" office:value="0.92" calcext:value-type="float">
            <text:p>0.92</text:p>
          </table:table-cell>
          <table:table-cell office:value-type="float" office:value="149620" calcext:value-type="float">
            <text:p>149620</text:p>
          </table:table-cell>
          <table:table-cell table:style-name="ce10" office:value-type="float" office:value="45.32" calcext:value-type="float">
            <text:p>45.32</text:p>
          </table:table-cell>
          <table:table-cell table:formula="of:=['file:///home/mixalako/Documents/EPU/rea-uc/datasets/Dataset-for-AI-tool_renovated-buildings-AUDITIEM-AR-1-ZONU-228-auditi-updated_ENG.xlsx'#$'Building envelope'.D3492]" office:value-type="float" office:value="4407.4" calcext:value-type="float">
            <text:p>4407.4</text:p>
          </table:table-cell>
          <table:table-cell table:style-name="ce10" table:formula="of:=['file:///home/mixalako/Documents/EPU/rea-uc/datasets/Dataset-for-AI-tool_renovated-buildings-AUDITIEM-AR-1-ZONU-228-auditi-updated_ENG.xlsx'#$'Building envelope'.E3492]" office:value-type="float" office:value="363528" calcext:value-type="float">
            <text:p>36352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2993]" office:value-type="currency" office:currency="EUR" office:value="373502" calcext:value-type="currency">
            <text:p><text:s/>€ 373,502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299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9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9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199</text:p>
          </table:table-cell>
          <table:table-cell/>
          <table:table-cell table:style-name="ce10"/>
          <table:table-cell office:value-type="string" calcext:value-type="string">
            <text:p>Biķernieku iela 216, Rīga, LV-1079</text:p>
          </table:table-cell>
          <table:table-cell table:style-name="ce21" office:value-type="float" office:value="1001232017001" calcext:value-type="float">
            <text:p>1001232017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100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64.5" calcext:value-type="float">
            <text:p>64.5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00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199.16" calcext:value-type="float">
            <text:p>3199.16</text:p>
          </table:table-cell>
          <table:table-cell table:style-name="ce10" table:formula="of:=[.L1001]*[.K1001]" office:value-type="float" office:value="7997.9" calcext:value-type="float">
            <text:p>7997.9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897.9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56" calcext:value-type="float">
            <text:p>56</text:p>
          </table:table-cell>
          <table:table-cell table:style-name="ce40" office:value-type="float" office:value="3199.16" calcext:value-type="float">
            <text:p>3199.2</text:p>
          </table:table-cell>
          <table:table-cell office:value-type="float" office:value="7997.9" calcext:value-type="float">
            <text:p>7997.9</text:p>
          </table:table-cell>
          <table:table-cell table:style-name="ce43" office:value-type="float" office:value="20.5" calcext:value-type="float">
            <text:p>20.500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3790" calcext:value-type="float">
            <text:p>363790</text:p>
          </table:table-cell>
          <table:table-cell office:value-type="float" office:value="193237" calcext:value-type="float">
            <text:p>193237</text:p>
          </table:table-cell>
          <table:table-cell table:formula="of:=SUM([.Y1001:.Z1001])" office:value-type="float" office:value="557027" calcext:value-type="float">
            <text:p>557027</text:p>
          </table:table-cell>
          <table:table-cell office:value-type="float" office:value="0.895" calcext:value-type="float">
            <text:p>0.895</text:p>
          </table:table-cell>
          <table:table-cell office:value-type="float" office:value="140700" calcext:value-type="float">
            <text:p>140700</text:p>
          </table:table-cell>
          <table:table-cell table:style-name="ce10" office:value-type="float" office:value="43.9" calcext:value-type="float">
            <text:p>43.9</text:p>
          </table:table-cell>
          <table:table-cell table:formula="of:=['file:///home/mixalako/Documents/EPU/rea-uc/datasets/Dataset-for-AI-tool_renovated-buildings-AUDITIEM-AR-1-ZONU-228-auditi-updated_ENG.xlsx'#$'Building envelope'.D3508]" office:value-type="float" office:value="3741.7" calcext:value-type="float">
            <text:p>3741.7</text:p>
          </table:table-cell>
          <table:table-cell table:style-name="ce10" table:formula="of:=['file:///home/mixalako/Documents/EPU/rea-uc/datasets/Dataset-for-AI-tool_renovated-buildings-AUDITIEM-AR-1-ZONU-228-auditi-updated_ENG.xlsx'#$'Building envelope'.E3508]" office:value-type="float" office:value="361617" calcext:value-type="float">
            <text:p>36161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07]" office:value-type="currency" office:currency="EUR" office:value="201400" calcext:value-type="currency">
            <text:p><text:s/>€ 201,4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0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0</text:p>
          </table:table-cell>
          <table:table-cell/>
          <table:table-cell table:style-name="ce10"/>
          <table:table-cell office:value-type="string" calcext:value-type="string">
            <text:p>Ezermalas iela 2 k-1, Rīga, LV-1006</text:p>
          </table:table-cell>
          <table:table-cell table:style-name="ce21" office:value-type="float" office:value="1000910415001" calcext:value-type="float">
            <text:p>1000910415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100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33.6" calcext:value-type="float">
            <text:p>33.6</text:p>
          </table:table-cell>
          <table:table-cell table:style-name="ce28" table:formula="of:=VLOOKUP([.F100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02.5" calcext:value-type="float">
            <text:p>3702.5</text:p>
          </table:table-cell>
          <table:table-cell table:style-name="ce10" table:formula="of:=[.L1006]*[.K1006]" office:value-type="float" office:value="9256.25" calcext:value-type="float">
            <text:p>9256.2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8995.4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0" calcext:value-type="float">
            <text:p>1980</text:p>
          </table:table-cell>
          <table:table-cell table:style-name="ce10" office:value-type="float" office:value="71" calcext:value-type="float">
            <text:p>71</text:p>
          </table:table-cell>
          <table:table-cell table:style-name="ce40" office:value-type="float" office:value="3702.5" calcext:value-type="float">
            <text:p>3702.5</text:p>
          </table:table-cell>
          <table:table-cell office:value-type="float" office:value="9256" calcext:value-type="float">
            <text:p>9256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4" calcext:value-type="float">
            <text:p>0.74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21020" calcext:value-type="float">
            <text:p>521020</text:p>
          </table:table-cell>
          <table:table-cell office:value-type="float" office:value="242350" calcext:value-type="float">
            <text:p>242350</text:p>
          </table:table-cell>
          <table:table-cell table:formula="of:=SUM([.Y1006:.Z1006])" office:value-type="float" office:value="763370" calcext:value-type="float">
            <text:p>763370</text:p>
          </table:table-cell>
          <table:table-cell office:value-type="float" office:value="0.905" calcext:value-type="float">
            <text:p>0.905</text:p>
          </table:table-cell>
          <table:table-cell office:value-type="float" office:value="157800" calcext:value-type="float">
            <text:p>157800</text:p>
          </table:table-cell>
          <table:table-cell table:style-name="ce10" office:value-type="float" office:value="42.6" calcext:value-type="float">
            <text:p>42.6</text:p>
          </table:table-cell>
          <table:table-cell table:formula="of:=['file:///home/mixalako/Documents/EPU/rea-uc/datasets/Dataset-for-AI-tool_renovated-buildings-AUDITIEM-AR-1-ZONU-228-auditi-updated_ENG.xlsx'#$'Building envelope'.D3526]" office:value-type="float" office:value="4789.3" calcext:value-type="float">
            <text:p>4789.3</text:p>
          </table:table-cell>
          <table:table-cell table:style-name="ce10" table:formula="of:=['file:///home/mixalako/Documents/EPU/rea-uc/datasets/Dataset-for-AI-tool_renovated-buildings-AUDITIEM-AR-1-ZONU-228-auditi-updated_ENG.xlsx'#$'Building envelope'.E3526]" office:value-type="float" office:value="465250" calcext:value-type="float">
            <text:p>46525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20]" office:value-type="currency" office:currency="EUR" office:value="275600" calcext:value-type="currency">
            <text:p><text:s/>€ 275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2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1</text:p>
          </table:table-cell>
          <table:table-cell/>
          <table:table-cell table:style-name="ce10"/>
          <table:table-cell office:value-type="string" calcext:value-type="string">
            <text:p>Juglas iela 53, Rīga, LV-1064</text:p>
          </table:table-cell>
          <table:table-cell table:style-name="ce21" office:value-type="float" office:value="1001242113001" calcext:value-type="float">
            <text:p>1001242113001</text:p>
          </table:table-cell>
          <table:table-cell table:content-validation-name="val1" office:value-type="string" calcext:value-type="string">
            <text:p>464. sērija (Lietuviešu projekts)</text:p>
          </table:table-cell>
          <table:table-cell table:style-name="ce25" table:content-validation-name="val2" table:formula="of:=VLOOKUP([.F1011];['file:///home/mixalako/Documents/EPU/rea-uc/datasets/Dataset-for-AI-tool_renovated-buildings-AUDITIEM-AR-1-ZONU-228-auditi-updated_ENG.xlsx'#$'Building series'.A$1:.F$1048576];6;0)" office:value-type="float" office:value="464" calcext:value-type="float">
            <text:p>464</text:p>
          </table:table-cell>
          <table:table-cell office:value-type="float" office:value="62.5" calcext:value-type="float">
            <text:p>62.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01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804.61" calcext:value-type="float">
            <text:p>3804.61</text:p>
          </table:table-cell>
          <table:table-cell table:style-name="ce10" table:formula="of:=[.L1011]*[.K1011]" office:value-type="float" office:value="9511.525" calcext:value-type="float">
            <text:p>9511.5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092.9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6" calcext:value-type="float">
            <text:p>1966</text:p>
          </table:table-cell>
          <table:table-cell table:style-name="ce10" office:value-type="float" office:value="80" calcext:value-type="float">
            <text:p>80</text:p>
          </table:table-cell>
          <table:table-cell table:style-name="ce40" office:value-type="float" office:value="3804.61" calcext:value-type="float">
            <text:p>3804.6</text:p>
          </table:table-cell>
          <table:table-cell office:value-type="float" office:value="9511.5" calcext:value-type="float">
            <text:p>9511.5</text:p>
          </table:table-cell>
          <table:table-cell table:style-name="ce43" office:value-type="float" office:value="20.5" calcext:value-type="float">
            <text:p>20.500</text:p>
          </table:table-cell>
          <table:table-cell office:value-type="float" office:value="203" calcext:value-type="float">
            <text:p>203</text:p>
          </table:table-cell>
          <table:table-cell office:value-type="float" office:value="0.52" calcext:value-type="float">
            <text:p>0.52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58393" calcext:value-type="float">
            <text:p>358393</text:p>
          </table:table-cell>
          <table:table-cell office:value-type="float" office:value="178187" calcext:value-type="float">
            <text:p>178187</text:p>
          </table:table-cell>
          <table:table-cell table:formula="of:=SUM([.Y1011:.Z1011])" office:value-type="float" office:value="536580" calcext:value-type="float">
            <text:p>536580</text:p>
          </table:table-cell>
          <table:table-cell office:value-type="float" office:value="0.904" calcext:value-type="float">
            <text:p>0.904</text:p>
          </table:table-cell>
          <table:table-cell office:value-type="float" office:value="150600" calcext:value-type="float">
            <text:p>150600</text:p>
          </table:table-cell>
          <table:table-cell table:style-name="ce10" office:value-type="float" office:value="39.6" calcext:value-type="float">
            <text:p>39.6</text:p>
          </table:table-cell>
          <table:table-cell table:formula="of:=['file:///home/mixalako/Documents/EPU/rea-uc/datasets/Dataset-for-AI-tool_renovated-buildings-AUDITIEM-AR-1-ZONU-228-auditi-updated_ENG.xlsx'#$'Building envelope'.D3541]" office:value-type="float" office:value="3525.2" calcext:value-type="float">
            <text:p>3525.2</text:p>
          </table:table-cell>
          <table:table-cell table:style-name="ce10" table:formula="of:=['file:///home/mixalako/Documents/EPU/rea-uc/datasets/Dataset-for-AI-tool_renovated-buildings-AUDITIEM-AR-1-ZONU-228-auditi-updated_ENG.xlsx'#$'Building envelope'.E3541]" office:value-type="float" office:value="349711" calcext:value-type="float">
            <text:p>34971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31]" office:value-type="currency" office:currency="EUR" office:value="197500" calcext:value-type="currency">
            <text:p><text:s/>€ 197,5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3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02</text:p>
          </table:table-cell>
          <table:table-cell/>
          <table:table-cell table:style-name="ce10"/>
          <table:table-cell office:value-type="string" calcext:value-type="string">
            <text:p>Kapseļu iela 7 1.korpuss, Rīga, LV-1046</text:p>
          </table:table-cell>
          <table:table-cell table:style-name="ce21" office:value-type="float" office:value="1000590035001" calcext:value-type="float">
            <text:p>1000590035001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1016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01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467.6" calcext:value-type="float">
            <text:p>2467.6</text:p>
          </table:table-cell>
          <table:table-cell table:style-name="ce10" table:formula="of:=[.L1016]*[.K1016]" office:value-type="float" office:value="6169" calcext:value-type="float">
            <text:p>6169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187.09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42" calcext:value-type="float">
            <text:p>42</text:p>
          </table:table-cell>
          <table:table-cell table:style-name="ce40" office:value-type="float" office:value="2467.6" calcext:value-type="float">
            <text:p>2467.6</text:p>
          </table:table-cell>
          <table:table-cell office:value-type="float" office:value="6169" calcext:value-type="float">
            <text:p>6169</text:p>
          </table:table-cell>
          <table:table-cell table:style-name="ce43" office:value-type="float" office:value="20.5" calcext:value-type="float">
            <text:p>20.500</text:p>
          </table:table-cell>
          <table:table-cell office:value-type="float" office:value="203" calcext:value-type="float">
            <text:p>203</text:p>
          </table:table-cell>
          <table:table-cell office:value-type="float" office:value="0.51" calcext:value-type="float">
            <text:p>0.51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68173" calcext:value-type="float">
            <text:p>268173</text:p>
          </table:table-cell>
          <table:table-cell office:value-type="float" office:value="180427" calcext:value-type="float">
            <text:p>180427</text:p>
          </table:table-cell>
          <table:table-cell table:formula="of:=SUM([.Y1016:.Z1016])" office:value-type="float" office:value="448600" calcext:value-type="float">
            <text:p>448600</text:p>
          </table:table-cell>
          <table:table-cell office:value-type="float" office:value="0.883" calcext:value-type="float">
            <text:p>0.883</text:p>
          </table:table-cell>
          <table:table-cell office:value-type="float" office:value="117700" calcext:value-type="float">
            <text:p>117700</text:p>
          </table:table-cell>
          <table:table-cell table:style-name="ce10" office:value-type="float" office:value="47.8" calcext:value-type="float">
            <text:p>47.8</text:p>
          </table:table-cell>
          <table:table-cell table:formula="of:=['file:///home/mixalako/Documents/EPU/rea-uc/datasets/Dataset-for-AI-tool_renovated-buildings-AUDITIEM-AR-1-ZONU-228-auditi-updated_ENG.xlsx'#$'Building envelope'.D3560]" office:value-type="float" office:value="2935.1" calcext:value-type="float">
            <text:p>2935.1</text:p>
          </table:table-cell>
          <table:table-cell table:style-name="ce10" table:formula="of:=['file:///home/mixalako/Documents/EPU/rea-uc/datasets/Dataset-for-AI-tool_renovated-buildings-AUDITIEM-AR-1-ZONU-228-auditi-updated_ENG.xlsx'#$'Building envelope'.E3560]" office:value-type="float" office:value="278237" calcext:value-type="float">
            <text:p>27823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45]" office:value-type="currency" office:currency="EUR" office:value="165600" calcext:value-type="currency">
            <text:p><text:s/>€ 165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4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03</text:p>
          </table:table-cell>
          <table:table-cell/>
          <table:table-cell table:style-name="ce10"/>
          <table:table-cell office:value-type="string" calcext:value-type="string">
            <text:p>Kapseļu iela 7 2.korpuss, Rīga, LV-1046</text:p>
          </table:table-cell>
          <table:table-cell table:style-name="ce21" office:value-type="float" office:value="1000590035002" calcext:value-type="float">
            <text:p>1000590035002</text:p>
          </table:table-cell>
          <table:table-cell table:content-validation-name="val1" office:value-type="string" calcext:value-type="string">
            <text:p>103. sērija 2.5</text:p>
          </table:table-cell>
          <table:table-cell table:style-name="ce25" table:content-validation-name="val2" table:formula="of:=VLOOKUP([.F102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.2</text:p>
          </table:table-cell>
          <table:table-cell table:style-name="ce28" table:formula="of:=VLOOKUP([.F10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1141.1" calcext:value-type="float">
            <text:p>1141.1</text:p>
          </table:table-cell>
          <table:table-cell table:style-name="ce10" table:formula="of:=[.L1021]*[.K1021]" office:value-type="float" office:value="2852.75" calcext:value-type="float">
            <text:p>2852.75</text:p>
          </table:table-cell>
          <table:table-cell table:style-name="ce25" office:value-type="string" calcext:value-type="string">
            <text:p>3; 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292.85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19" calcext:value-type="float">
            <text:p>19</text:p>
          </table:table-cell>
          <table:table-cell table:style-name="ce40" office:value-type="float" office:value="1141.1" calcext:value-type="float">
            <text:p>1141.1</text:p>
          </table:table-cell>
          <table:table-cell office:value-type="float" office:value="2852.8" calcext:value-type="float">
            <text:p>2852.8</text:p>
          </table:table-cell>
          <table:table-cell table:style-name="ce43" office:value-type="float" office:value="20.5" calcext:value-type="float">
            <text:p>20.500</text:p>
          </table:table-cell>
          <table:table-cell office:value-type="float" office:value="203" calcext:value-type="float">
            <text:p>203</text:p>
          </table:table-cell>
          <table:table-cell office:value-type="float" office:value="0.56" calcext:value-type="float">
            <text:p>0.5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57320" calcext:value-type="float">
            <text:p>157320</text:p>
          </table:table-cell>
          <table:table-cell office:value-type="float" office:value="79147" calcext:value-type="float">
            <text:p>79147</text:p>
          </table:table-cell>
          <table:table-cell table:formula="of:=SUM([.Y1021:.Z1021])" office:value-type="float" office:value="236467" calcext:value-type="float">
            <text:p>236467</text:p>
          </table:table-cell>
          <table:table-cell office:value-type="float" office:value="0.9" calcext:value-type="float">
            <text:p>0.9</text:p>
          </table:table-cell>
          <table:table-cell office:value-type="float" office:value="49300" calcext:value-type="float">
            <text:p>49300</text:p>
          </table:table-cell>
          <table:table-cell table:style-name="ce10" office:value-type="float" office:value="43.3" calcext:value-type="float">
            <text:p>43.3</text:p>
          </table:table-cell>
          <table:table-cell table:formula="of:=['file:///home/mixalako/Documents/EPU/rea-uc/datasets/Dataset-for-AI-tool_renovated-buildings-AUDITIEM-AR-1-ZONU-228-auditi-updated_ENG.xlsx'#$'Building envelope'.D3579]" office:value-type="float" office:value="1632.1" calcext:value-type="float">
            <text:p>1632.1</text:p>
          </table:table-cell>
          <table:table-cell table:style-name="ce10" table:formula="of:=['file:///home/mixalako/Documents/EPU/rea-uc/datasets/Dataset-for-AI-tool_renovated-buildings-AUDITIEM-AR-1-ZONU-228-auditi-updated_ENG.xlsx'#$'Building envelope'.E3579]" office:value-type="float" office:value="155122" calcext:value-type="float">
            <text:p>15512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59]" office:value-type="currency" office:currency="EUR" office:value="96200" calcext:value-type="currency">
            <text:p><text:s/>€ 96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5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4</text:p>
          </table:table-cell>
          <table:table-cell/>
          <table:table-cell table:style-name="ce10"/>
          <table:table-cell office:value-type="string" calcext:value-type="string">
            <text:p>Madonas iela 30, Rīga, LV-1084</text:p>
          </table:table-cell>
          <table:table-cell table:style-name="ce21" office:value-type="float" office:value="1000700914001" calcext:value-type="float">
            <text:p>1000700914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102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style-name="ce28" table:formula="of:=VLOOKUP([.F10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17.34" calcext:value-type="float">
            <text:p>217.34</text:p>
          </table:table-cell>
          <table:table-cell table:style-name="ce10" table:formula="of:=[.L1026]*[.K1026]" office:value-type="float" office:value="543.35" calcext:value-type="float">
            <text:p>543.3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401.96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1" calcext:value-type="float">
            <text:p>1971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217.34" calcext:value-type="float">
            <text:p>217.3</text:p>
          </table:table-cell>
          <table:table-cell office:value-type="float" office:value="543.4" calcext:value-type="float">
            <text:p>543.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8683" calcext:value-type="float">
            <text:p>58683</text:p>
          </table:table-cell>
          <table:table-cell office:value-type="float" office:value="7423" calcext:value-type="float">
            <text:p>7423</text:p>
          </table:table-cell>
          <table:table-cell table:formula="of:=SUM([.Y1026:.Z1026])" office:value-type="float" office:value="66106" calcext:value-type="float">
            <text:p>66106</text:p>
          </table:table-cell>
          <table:table-cell office:value-type="float" office:value="0.921" calcext:value-type="float">
            <text:p>0.921</text:p>
          </table:table-cell>
          <table:table-cell office:value-type="float" office:value="8660" calcext:value-type="float">
            <text:p>8660</text:p>
          </table:table-cell>
          <table:table-cell table:style-name="ce10" office:value-type="float" office:value="39.7" calcext:value-type="float">
            <text:p>39.7</text:p>
          </table:table-cell>
          <table:table-cell table:formula="of:=['file:///home/mixalako/Documents/EPU/rea-uc/datasets/Dataset-for-AI-tool_renovated-buildings-AUDITIEM-AR-1-ZONU-228-auditi-updated_ENG.xlsx'#$'Building envelope'.D3596]" office:value-type="float" office:value="591.1" calcext:value-type="float">
            <text:p>591.1</text:p>
          </table:table-cell>
          <table:table-cell table:style-name="ce10" table:formula="of:=['file:///home/mixalako/Documents/EPU/rea-uc/datasets/Dataset-for-AI-tool_renovated-buildings-AUDITIEM-AR-1-ZONU-228-auditi-updated_ENG.xlsx'#$'Building envelope'.E3596]" office:value-type="float" office:value="54883" calcext:value-type="float">
            <text:p>54883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72]" office:value-type="currency" office:currency="EUR" office:value="26300" calcext:value-type="currency">
            <text:p><text:s/>€ 26,3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7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5</text:p>
          </table:table-cell>
          <table:table-cell/>
          <table:table-cell table:style-name="ce10"/>
          <table:table-cell office:value-type="string" calcext:value-type="string">
            <text:p>Malnavas iela 18, Rīga, LV-1057</text:p>
          </table:table-cell>
          <table:table-cell table:style-name="ce21" office:value-type="float" office:value="1000780874001" calcext:value-type="float">
            <text:p>1000780874001</text:p>
          </table:table-cell>
          <table:table-cell table:content-validation-name="val1" office:value-type="string" calcext:value-type="string">
            <text:p>Hruščova (316. un 318. sērija) laika projekts 2.5</text:p>
          </table:table-cell>
          <table:table-cell table:style-name="ce25" table:content-validation-name="val2" table:formula="of:=VLOOKUP([.F103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03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4119.86" calcext:value-type="float">
            <text:p>4119.86</text:p>
          </table:table-cell>
          <table:table-cell table:style-name="ce10" table:formula="of:=[.L1031]*[.K1031]" office:value-type="float" office:value="10299.65" calcext:value-type="float">
            <text:p>10299.6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499.4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85" calcext:value-type="float">
            <text:p>85</text:p>
          </table:table-cell>
          <table:table-cell table:style-name="ce40" office:value-type="float" office:value="4119.86" calcext:value-type="float">
            <text:p>4119.9</text:p>
          </table:table-cell>
          <table:table-cell office:value-type="float" office:value="10300" calcext:value-type="float">
            <text:p>10300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3" calcext:value-type="float">
            <text:p>0.53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51223" calcext:value-type="float">
            <text:p>551223</text:p>
          </table:table-cell>
          <table:table-cell office:value-type="float" office:value="254023" calcext:value-type="float">
            <text:p>254023</text:p>
          </table:table-cell>
          <table:table-cell table:formula="of:=SUM([.Y1031:.Z1031])" office:value-type="float" office:value="805246" calcext:value-type="float">
            <text:p>805246</text:p>
          </table:table-cell>
          <table:table-cell office:value-type="float" office:value="0.89" calcext:value-type="float">
            <text:p>0.89</text:p>
          </table:table-cell>
          <table:table-cell office:value-type="float" office:value="193400" calcext:value-type="float">
            <text:p>193400</text:p>
          </table:table-cell>
          <table:table-cell table:style-name="ce10" office:value-type="float" office:value="46.9" calcext:value-type="float">
            <text:p>46.9</text:p>
          </table:table-cell>
          <table:table-cell table:formula="of:=['file:///home/mixalako/Documents/EPU/rea-uc/datasets/Dataset-for-AI-tool_renovated-buildings-AUDITIEM-AR-1-ZONU-228-auditi-updated_ENG.xlsx'#$'Building envelope'.D3614]" office:value-type="float" office:value="5844.5" calcext:value-type="float">
            <text:p>5844.5</text:p>
          </table:table-cell>
          <table:table-cell table:style-name="ce10" table:formula="of:=['file:///home/mixalako/Documents/EPU/rea-uc/datasets/Dataset-for-AI-tool_renovated-buildings-AUDITIEM-AR-1-ZONU-228-auditi-updated_ENG.xlsx'#$'Building envelope'.E3614]" office:value-type="float" office:value="570054" calcext:value-type="float">
            <text:p>57005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85]" office:value-type="currency" office:currency="EUR" office:value="302000" calcext:value-type="currency">
            <text:p><text:s/>€ 302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8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6</text:p>
          </table:table-cell>
          <table:table-cell/>
          <table:table-cell table:style-name="ce10"/>
          <table:table-cell office:value-type="string" calcext:value-type="string">
            <text:p>Nautrēnu iela 16, Rīga, LV-1079</text:p>
          </table:table-cell>
          <table:table-cell table:style-name="ce21" office:value-type="float" office:value="1001232055001" calcext:value-type="float">
            <text:p>1001232055001</text:p>
          </table:table-cell>
          <table:table-cell table:content-validation-name="val1" office:value-type="string" calcext:value-type="string">
            <text:p>Pirmskara laika projekts 2.8</text:p>
          </table:table-cell>
          <table:table-cell table:style-name="ce25" table:content-validation-name="val2" table:formula="of:=VLOOKUP([.F10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6.6" calcext:value-type="float">
            <text:p>6.6</text:p>
          </table:table-cell>
          <table:table-cell table:style-name="ce28" table:formula="of:=VLOOKUP([.F1036];['file:///home/mixalako/Documents/EPU/rea-uc/datasets/Dataset-for-AI-tool_renovated-buildings-AUDITIEM-AR-1-ZONU-228-auditi-updated_ENG.xlsx'#$'Building series'.A$1:.C$1048576];2;0)" office:value-type="float" office:value="2.8" calcext:value-type="float">
            <text:p>2.8</text:p>
          </table:table-cell>
          <table:table-cell office:value-type="float" office:value="187.54" calcext:value-type="float">
            <text:p>187.54</text:p>
          </table:table-cell>
          <table:table-cell table:style-name="ce10" table:formula="of:=[.L1036]*[.K1036]" office:value-type="float" office:value="525.112" calcext:value-type="float">
            <text:p>525.112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596.9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90" calcext:value-type="float">
            <text:p>1890</text:p>
          </table:table-cell>
          <table:table-cell table:style-name="ce10" office:value-type="float" office:value="5" calcext:value-type="float">
            <text:p>5</text:p>
          </table:table-cell>
          <table:table-cell table:style-name="ce40" office:value-type="float" office:value="187.54" calcext:value-type="float">
            <text:p>187.5</text:p>
          </table:table-cell>
          <table:table-cell office:value-type="float" office:value="446.3" calcext:value-type="float">
            <text:p>446.3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0127" calcext:value-type="float">
            <text:p>30127</text:p>
          </table:table-cell>
          <table:table-cell office:value-type="float" office:value="6770" calcext:value-type="float">
            <text:p>6770</text:p>
          </table:table-cell>
          <table:table-cell table:formula="of:=SUM([.Y1036:.Z1036])" office:value-type="float" office:value="36897" calcext:value-type="float">
            <text:p>36897</text:p>
          </table:table-cell>
          <table:table-cell office:value-type="float" office:value="0.874" calcext:value-type="float">
            <text:p>0.874</text:p>
          </table:table-cell>
          <table:table-cell office:value-type="float" office:value="10100" calcext:value-type="float">
            <text:p>10100</text:p>
          </table:table-cell>
          <table:table-cell table:style-name="ce10" office:value-type="float" office:value="48.2" calcext:value-type="float">
            <text:p>48.2</text:p>
          </table:table-cell>
          <table:table-cell table:formula="of:=['file:///home/mixalako/Documents/EPU/rea-uc/datasets/Dataset-for-AI-tool_renovated-buildings-AUDITIEM-AR-1-ZONU-228-auditi-updated_ENG.xlsx'#$'Building envelope'.D3632]" office:value-type="float" office:value="536.9" calcext:value-type="float">
            <text:p>536.9</text:p>
          </table:table-cell>
          <table:table-cell table:style-name="ce10" table:formula="of:=['file:///home/mixalako/Documents/EPU/rea-uc/datasets/Dataset-for-AI-tool_renovated-buildings-AUDITIEM-AR-1-ZONU-228-auditi-updated_ENG.xlsx'#$'Building envelope'.E3632]" office:value-type="float" office:value="40074" calcext:value-type="float">
            <text:p>4007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096]" office:value-type="currency" office:currency="EUR" office:value="32000" calcext:value-type="currency">
            <text:p><text:s/>€ 32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09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7</text:p>
          </table:table-cell>
          <table:table-cell/>
          <table:table-cell table:style-name="ce10"/>
          <table:table-cell office:value-type="string" calcext:value-type="string">
            <text:p>Slokas iela 169, Rīga, LV-1067</text:p>
          </table:table-cell>
          <table:table-cell table:style-name="ce21" office:value-type="float" office:value="1000800984001" calcext:value-type="float">
            <text:p>1000800984001</text:p>
          </table:table-cell>
          <table:table-cell table:content-validation-name="val1" office:value-type="string" calcext:value-type="string">
            <text:p>464. sērija (Lietuviešu projekts)</text:p>
          </table:table-cell>
          <table:table-cell table:style-name="ce25" table:content-validation-name="val2" table:formula="of:=VLOOKUP([.F1041];['file:///home/mixalako/Documents/EPU/rea-uc/datasets/Dataset-for-AI-tool_renovated-buildings-AUDITIEM-AR-1-ZONU-228-auditi-updated_ENG.xlsx'#$'Building series'.A$1:.F$1048576];6;0)" office:value-type="float" office:value="464" calcext:value-type="float">
            <text:p>46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04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543.72" calcext:value-type="float">
            <text:p>2543.72</text:p>
          </table:table-cell>
          <table:table-cell table:style-name="ce10" table:formula="of:=[.L1041]*[.K1041]" office:value-type="float" office:value="6359.3" calcext:value-type="float">
            <text:p>6359.3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694.47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45" calcext:value-type="float">
            <text:p>45</text:p>
          </table:table-cell>
          <table:table-cell table:style-name="ce40" office:value-type="float" office:value="2543.72" calcext:value-type="float">
            <text:p>2543.7</text:p>
          </table:table-cell>
          <table:table-cell office:value-type="float" office:value="6359.3" calcext:value-type="float">
            <text:p>6359.3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8" calcext:value-type="float">
            <text:p>0.5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28567" calcext:value-type="float">
            <text:p>228567</text:p>
          </table:table-cell>
          <table:table-cell office:value-type="float" office:value="135237" calcext:value-type="float">
            <text:p>135237</text:p>
          </table:table-cell>
          <table:table-cell table:formula="of:=SUM([.Y1041:.Z1041])" office:value-type="float" office:value="363804" calcext:value-type="float">
            <text:p>363804</text:p>
          </table:table-cell>
          <table:table-cell office:value-type="float" office:value="0.862" calcext:value-type="float">
            <text:p>0.862</text:p>
          </table:table-cell>
          <table:table-cell office:value-type="float" office:value="126700" calcext:value-type="float">
            <text:p>126700</text:p>
          </table:table-cell>
          <table:table-cell table:style-name="ce10" office:value-type="float" office:value="49.8" calcext:value-type="float">
            <text:p>49.8</text:p>
          </table:table-cell>
          <table:table-cell table:formula="of:=['file:///home/mixalako/Documents/EPU/rea-uc/datasets/Dataset-for-AI-tool_renovated-buildings-AUDITIEM-AR-1-ZONU-228-auditi-updated_ENG.xlsx'#$'Building envelope'.D3647]" office:value-type="float" office:value="2574.3" calcext:value-type="float">
            <text:p>2574.3</text:p>
          </table:table-cell>
          <table:table-cell table:style-name="ce10" table:formula="of:=['file:///home/mixalako/Documents/EPU/rea-uc/datasets/Dataset-for-AI-tool_renovated-buildings-AUDITIEM-AR-1-ZONU-228-auditi-updated_ENG.xlsx'#$'Building envelope'.E3647]" office:value-type="float" office:value="236709" calcext:value-type="float">
            <text:p>236709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06]" office:value-type="currency" office:currency="EUR" office:value="145100" calcext:value-type="currency">
            <text:p><text:s/>€ 145,1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0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8</text:p>
          </table:table-cell>
          <table:table-cell/>
          <table:table-cell table:style-name="ce10"/>
          <table:table-cell office:value-type="string" calcext:value-type="string">
            <text:p>Tālivalža iela 20 k-1, Rīga, LV-1006</text:p>
          </table:table-cell>
          <table:table-cell table:style-name="ce21" office:value-type="float" office:value="1001160015001" calcext:value-type="float">
            <text:p>1001160015001</text:p>
          </table:table-cell>
          <table:table-cell table:content-validation-name="val1" office:value-type="string" calcext:value-type="string">
            <text:p>Specprojekts</text:p>
          </table:table-cell>
          <table:table-cell table:style-name="ce25" table:content-validation-name="val2" table:formula="of:=VLOOKUP([.F104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n/a</text:p>
          </table:table-cell>
          <table:table-cell office:value-type="float" office:value="11.2" calcext:value-type="float">
            <text:p>11.2</text:p>
          </table:table-cell>
          <table:table-cell table:style-name="ce28" table:formula="of:=VLOOKUP([.F104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961.4" calcext:value-type="float">
            <text:p>961.4</text:p>
          </table:table-cell>
          <table:table-cell table:style-name="ce10" table:formula="of:=[.L1046]*[.K1046]" office:value-type="float" office:value="2403.5" calcext:value-type="float">
            <text:p>2403.5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791.98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8" calcext:value-type="float">
            <text:p>1978</text:p>
          </table:table-cell>
          <table:table-cell table:style-name="ce10" office:value-type="float" office:value="30" calcext:value-type="float">
            <text:p>30</text:p>
          </table:table-cell>
          <table:table-cell table:style-name="ce40" office:value-type="float" office:value="961.4" calcext:value-type="float">
            <text:p>961.4</text:p>
          </table:table-cell>
          <table:table-cell office:value-type="float" office:value="2403.5" calcext:value-type="float">
            <text:p>2403.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0237" calcext:value-type="float">
            <text:p>140237</text:p>
          </table:table-cell>
          <table:table-cell office:value-type="float" office:value="38807" calcext:value-type="float">
            <text:p>38807</text:p>
          </table:table-cell>
          <table:table-cell table:formula="of:=SUM([.Y1046:.Z1046])" office:value-type="float" office:value="179044" calcext:value-type="float">
            <text:p>179044</text:p>
          </table:table-cell>
          <table:table-cell office:value-type="float" office:value="0.901" calcext:value-type="float">
            <text:p>0.901</text:p>
          </table:table-cell>
          <table:table-cell office:value-type="float" office:value="39300" calcext:value-type="float">
            <text:p>39300</text:p>
          </table:table-cell>
          <table:table-cell table:style-name="ce10" office:value-type="float" office:value="40.9" calcext:value-type="float">
            <text:p>40.9</text:p>
          </table:table-cell>
          <table:table-cell table:formula="of:=['file:///home/mixalako/Documents/EPU/rea-uc/datasets/Dataset-for-AI-tool_renovated-buildings-AUDITIEM-AR-1-ZONU-228-auditi-updated_ENG.xlsx'#$'Building envelope'.D3661]" office:value-type="float" office:value="1589.3" calcext:value-type="float">
            <text:p>1589.3</text:p>
          </table:table-cell>
          <table:table-cell table:style-name="ce10" table:formula="of:=['file:///home/mixalako/Documents/EPU/rea-uc/datasets/Dataset-for-AI-tool_renovated-buildings-AUDITIEM-AR-1-ZONU-228-auditi-updated_ENG.xlsx'#$'Building envelope'.E3661]" office:value-type="float" office:value="146442" calcext:value-type="float">
            <text:p>14644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16]" office:value-type="currency" office:currency="EUR" office:value="91200" calcext:value-type="currency">
            <text:p><text:s/>€ 91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1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4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4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4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5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09</text:p>
          </table:table-cell>
          <table:table-cell/>
          <table:table-cell table:style-name="ce10"/>
          <table:table-cell office:value-type="string" calcext:value-type="string">
            <text:p>Stirnu iela 71 k-2, Rīga, LV-1039</text:p>
          </table:table-cell>
          <table:table-cell table:style-name="ce21" office:value-type="float" office:value="1000890291001" calcext:value-type="float">
            <text:p>1000890291001</text:p>
          </table:table-cell>
          <table:table-cell table:content-validation-name="val1" office:value-type="string" calcext:value-type="string">
            <text:p>Hruščova (316. un 318. sērija) laika projekts 2.56</text:p>
          </table:table-cell>
          <table:table-cell table:style-name="ce25" table:content-validation-name="val2" table:formula="of:=VLOOKUP([.F105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4" calcext:value-type="float">
            <text:p>24.4</text:p>
          </table:table-cell>
          <table:table-cell office:value-type="float" office:value="10.24" calcext:value-type="float">
            <text:p>10.24</text:p>
          </table:table-cell>
          <table:table-cell office:value-type="float" office:value="8.58" calcext:value-type="float">
            <text:p>8.58</text:p>
          </table:table-cell>
          <table:table-cell table:style-name="ce28" table:formula="of:=VLOOKUP([.F1051];['file:///home/mixalako/Documents/EPU/rea-uc/datasets/Dataset-for-AI-tool_renovated-buildings-AUDITIEM-AR-1-ZONU-228-auditi-updated_ENG.xlsx'#$'Building series'.A$1:.C$1048576];2;0)" office:value-type="float" office:value="2.56" calcext:value-type="float">
            <text:p>2.56</text:p>
          </table:table-cell>
          <table:table-cell office:value-type="float" office:value="559.3" calcext:value-type="float">
            <text:p>559.3</text:p>
          </table:table-cell>
          <table:table-cell table:style-name="ce10" table:formula="of:=[.L1051]*[.K1051]" office:value-type="float" office:value="1431.808" calcext:value-type="float">
            <text:p>1431.80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889.46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30.4" calcext:value-type="float">
            <text:p>530.4</text:p>
          </table:table-cell>
          <table:table-cell office:value-type="float" office:value="1357.7" calcext:value-type="float">
            <text:p>1357.7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89910" calcext:value-type="float">
            <text:p>89910</text:p>
          </table:table-cell>
          <table:table-cell office:value-type="float" office:value="23947" calcext:value-type="float">
            <text:p>23947</text:p>
          </table:table-cell>
          <table:table-cell table:formula="of:=SUM([.Y1051:.Z1051])" office:value-type="float" office:value="113857" calcext:value-type="float">
            <text:p>113857</text:p>
          </table:table-cell>
          <table:table-cell office:value-type="float" office:value="0.936" calcext:value-type="float">
            <text:p>0.936</text:p>
          </table:table-cell>
          <table:table-cell office:value-type="float" office:value="24100" calcext:value-type="float">
            <text:p>24100</text:p>
          </table:table-cell>
          <table:table-cell table:style-name="ce10" office:value-type="float" office:value="43.1" calcext:value-type="float">
            <text:p>43.1</text:p>
          </table:table-cell>
          <table:table-cell table:formula="of:=['file:///home/mixalako/Documents/EPU/rea-uc/datasets/Dataset-for-AI-tool_renovated-buildings-AUDITIEM-AR-1-ZONU-228-auditi-updated_ENG.xlsx'#$'Building envelope'.D3680]" office:value-type="float" office:value="1068.4" calcext:value-type="float">
            <text:p>1068.4</text:p>
          </table:table-cell>
          <table:table-cell table:style-name="ce10" table:formula="of:=['file:///home/mixalako/Documents/EPU/rea-uc/datasets/Dataset-for-AI-tool_renovated-buildings-AUDITIEM-AR-1-ZONU-228-auditi-updated_ENG.xlsx'#$'Building envelope'.E3680]" office:value-type="float" office:value="97352" calcext:value-type="float">
            <text:p>9735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29]" office:value-type="currency" office:currency="EUR" office:value="73000" calcext:value-type="currency">
            <text:p><text:s/>€ 73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2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5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5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5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5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10</text:p>
          </table:table-cell>
          <table:table-cell/>
          <table:table-cell table:style-name="ce10"/>
          <table:table-cell office:value-type="string" calcext:value-type="string">
            <text:p>Aleksandra Bieziņa iela 10, Rīga, LV-1029</text:p>
          </table:table-cell>
          <table:table-cell table:style-name="ce21" office:value-type="float" office:value="1000990069001" calcext:value-type="float">
            <text:p>1000990069001</text:p>
          </table:table-cell>
          <table:table-cell table:content-validation-name="val1" office:value-type="string" calcext:value-type="string">
            <text:p>119. sērija 2.6</text:p>
          </table:table-cell>
          <table:table-cell table:style-name="ce25" table:content-validation-name="val2" table:formula="of:=VLOOKUP([.F1056];['file:///home/mixalako/Documents/EPU/rea-uc/datasets/Dataset-for-AI-tool_renovated-buildings-AUDITIEM-AR-1-ZONU-228-auditi-updated_ENG.xlsx'#$'Building series'.A$1:.F$1048576];6;0)" office:value-type="float" office:value="119" calcext:value-type="float">
            <text:p>119</text:p>
          </table:table-cell>
          <table:table-cell office:value-type="float" office:value="31.69" calcext:value-type="float">
            <text:p>31.69</text:p>
          </table:table-cell>
          <table:table-cell office:value-type="float" office:value="11.72" calcext:value-type="float">
            <text:p>11.72</text:p>
          </table:table-cell>
          <table:table-cell office:value-type="float" office:value="28.3" calcext:value-type="float">
            <text:p>28.3</text:p>
          </table:table-cell>
          <table:table-cell table:style-name="ce28" table:formula="of:=VLOOKUP([.F105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2947.1" calcext:value-type="float">
            <text:p>2947.1</text:p>
          </table:table-cell>
          <table:table-cell table:style-name="ce10" table:formula="of:=[.L1056]*[.K1056]" office:value-type="float" office:value="7662.46" calcext:value-type="float">
            <text:p>7662.46</text:p>
          </table:table-cell>
          <table:table-cell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19991.08pt" draw:caption-point-x="-11.54pt" draw:caption-point-y="114.43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90" calcext:value-type="float">
            <text:p>1990</text:p>
          </table:table-cell>
          <table:table-cell table:style-name="ce10" office:value-type="float" office:value="40" calcext:value-type="float">
            <text:p>40</text:p>
          </table:table-cell>
          <table:table-cell table:style-name="ce40" office:value-type="float" office:value="2947.1" calcext:value-type="float">
            <text:p>2947.1</text:p>
          </table:table-cell>
          <table:table-cell office:value-type="float" office:value="7692" calcext:value-type="float">
            <text:p>7692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25" calcext:value-type="float">
            <text:p>0.52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20327" calcext:value-type="float">
            <text:p>320327</text:p>
          </table:table-cell>
          <table:table-cell office:value-type="float" office:value="137217" calcext:value-type="float">
            <text:p>137217</text:p>
          </table:table-cell>
          <table:table-cell table:formula="of:=SUM([.Y1056:.Z1056])" office:value-type="float" office:value="457544" calcext:value-type="float">
            <text:p>457544</text:p>
          </table:table-cell>
          <table:table-cell office:value-type="float" office:value="0.9" calcext:value-type="float">
            <text:p>0.9</text:p>
          </table:table-cell>
          <table:table-cell office:value-type="float" office:value="114840" calcext:value-type="float">
            <text:p>114840</text:p>
          </table:table-cell>
          <table:table-cell table:style-name="ce10" office:value-type="float" office:value="39" calcext:value-type="float">
            <text:p>39</text:p>
          </table:table-cell>
          <table:table-cell table:formula="of:=['file:///home/mixalako/Documents/EPU/rea-uc/datasets/Dataset-for-AI-tool_renovated-buildings-AUDITIEM-AR-1-ZONU-228-auditi-updated_ENG.xlsx'#$'Building envelope'.D3703]" office:value-type="float" office:value="3731.3" calcext:value-type="float">
            <text:p>3731.3</text:p>
          </table:table-cell>
          <table:table-cell table:style-name="ce10" table:formula="of:=['file:///home/mixalako/Documents/EPU/rea-uc/datasets/Dataset-for-AI-tool_renovated-buildings-AUDITIEM-AR-1-ZONU-228-auditi-updated_ENG.xlsx'#$'Building envelope'.E3703]" office:value-type="float" office:value="323920" calcext:value-type="float">
            <text:p>32392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42]" office:value-type="currency" office:currency="EUR" office:value="278000" calcext:value-type="currency">
            <text:p><text:s/>€ 278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4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5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5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5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6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1</text:p>
          </table:table-cell>
          <table:table-cell/>
          <table:table-cell table:style-name="ce10"/>
          <table:table-cell office:value-type="string" calcext:value-type="string">
            <text:p>Avotu iela 18, Rīga, LV-1011</text:p>
          </table:table-cell>
          <table:table-cell table:style-name="ce21" office:value-type="float" office:value="1000300104001" calcext:value-type="float">
            <text:p>1000300104001</text:p>
          </table:table-cell>
          <table:table-cell table:content-validation-name="val1" office:value-type="string" calcext:value-type="string">
            <text:p>Specprojekts 3.0</text:p>
          </table:table-cell>
          <table:table-cell table:style-name="ce25" table:content-validation-name="val2" table:formula="of:=VLOOKUP([.F106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.8" calcext:value-type="float">
            <text:p>9.8</text:p>
          </table:table-cell>
          <table:table-cell office:value-type="float" office:value="26.1" calcext:value-type="float">
            <text:p>26.1</text:p>
          </table:table-cell>
          <table:table-cell table:style-name="ce28" table:formula="of:=VLOOKUP([.F1061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651.6" calcext:value-type="float">
            <text:p>651.6</text:p>
          </table:table-cell>
          <table:table-cell table:style-name="ce10" table:formula="of:=[.L1061]*[.K1061]" office:value-type="float" office:value="1954.8" calcext:value-type="float">
            <text:p>1954.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092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table:style-name="ce25" office:value-type="string" calcext:value-type="string">
            <text:p>n/a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float" office:value="651.6" calcext:value-type="float">
            <text:p>651.6</text:p>
          </table:table-cell>
          <table:table-cell office:value-type="float" office:value="1954.8" calcext:value-type="float">
            <text:p>1954.8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79193" calcext:value-type="float">
            <text:p>79193</text:p>
          </table:table-cell>
          <table:table-cell office:value-type="float" office:value="16543" calcext:value-type="float">
            <text:p>16543</text:p>
          </table:table-cell>
          <table:table-cell table:formula="of:=SUM([.Y1061:.Z1061])" office:value-type="float" office:value="95736" calcext:value-type="float">
            <text:p>95736</text:p>
          </table:table-cell>
          <table:table-cell office:value-type="float" office:value="0.91" calcext:value-type="float">
            <text:p>0.91</text:p>
          </table:table-cell>
          <table:table-cell office:value-type="float" office:value="32450" calcext:value-type="float">
            <text:p>32450</text:p>
          </table:table-cell>
          <table:table-cell table:style-name="ce10" office:value-type="float" office:value="50.8" calcext:value-type="float">
            <text:p>50.8</text:p>
          </table:table-cell>
          <table:table-cell table:formula="of:=['file:///home/mixalako/Documents/EPU/rea-uc/datasets/Dataset-for-AI-tool_renovated-buildings-AUDITIEM-AR-1-ZONU-228-auditi-updated_ENG.xlsx'#$'Building envelope'.D3722]" office:value-type="float" office:value="1249" calcext:value-type="float">
            <text:p>1249</text:p>
          </table:table-cell>
          <table:table-cell table:style-name="ce10" table:formula="of:=['file:///home/mixalako/Documents/EPU/rea-uc/datasets/Dataset-for-AI-tool_renovated-buildings-AUDITIEM-AR-1-ZONU-228-auditi-updated_ENG.xlsx'#$'Building envelope'.E3722]" office:value-type="float" office:value="97031" calcext:value-type="float">
            <text:p>97031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57]" office:value-type="currency" office:currency="EUR" office:value="61409.82" calcext:value-type="currency">
            <text:p><text:s/>€ 61,409.82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5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6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6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6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6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2</text:p>
          </table:table-cell>
          <table:table-cell/>
          <table:table-cell table:style-name="ce10"/>
          <table:table-cell office:value-type="string" calcext:value-type="string">
            <text:p>Cēsu iela 12, Rīga, LV-1012</text:p>
          </table:table-cell>
          <table:table-cell table:style-name="ce21" office:value-type="float" office:value="1000260066001" calcext:value-type="float">
            <text:p>1000260066001</text:p>
          </table:table-cell>
          <table:table-cell table:content-validation-name="val1" office:value-type="string" calcext:value-type="string">
            <text:p>Pirmskara laika projekts 3.00</text:p>
          </table:table-cell>
          <table:table-cell table:style-name="ce25" table:content-validation-name="val2" table:formula="of:=VLOOKUP([.F106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19.94" calcext:value-type="float">
            <text:p>19.94</text:p>
          </table:table-cell>
          <table:table-cell office:value-type="float" office:value="19.6" calcext:value-type="float">
            <text:p>19.6</text:p>
          </table:table-cell>
          <table:table-cell table:style-name="ce28" table:formula="of:=VLOOKUP([.F1066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table:style-name="ce10" table:formula="of:=[.L1066]*[.K1066]" office:value-type="float" office:value="5967" calcext:value-type="float">
            <text:p>5967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190.2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12" calcext:value-type="float">
            <text:p>1912</text:p>
          </table:table-cell>
          <table:table-cell table:style-name="ce10" office:value-type="float" office:value="29" calcext:value-type="float">
            <text:p>29</text:p>
          </table:table-cell>
          <table:table-cell table:style-name="ce40" office:value-type="float" office:value="1989" calcext:value-type="float">
            <text:p>1989.0</text:p>
          </table:table-cell>
          <table:table-cell office:value-type="float" office:value="5967" calcext:value-type="float">
            <text:p>5967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36317" calcext:value-type="float">
            <text:p>236317</text:p>
          </table:table-cell>
          <table:table-cell office:value-type="float" office:value="34220" calcext:value-type="float">
            <text:p>34220</text:p>
          </table:table-cell>
          <table:table-cell table:formula="of:=SUM([.Y1066:.Z1066])" office:value-type="float" office:value="270537" calcext:value-type="float">
            <text:p>270537</text:p>
          </table:table-cell>
          <table:table-cell office:value-type="float" office:value="0.94" calcext:value-type="float">
            <text:p>0.94</text:p>
          </table:table-cell>
          <table:table-cell office:value-type="float" office:value="75230" calcext:value-type="float">
            <text:p>75230</text:p>
          </table:table-cell>
          <table:table-cell table:style-name="ce10" office:value-type="float" office:value="37.79" calcext:value-type="float">
            <text:p>37.79</text:p>
          </table:table-cell>
          <table:table-cell table:formula="of:=['file:///home/mixalako/Documents/EPU/rea-uc/datasets/Dataset-for-AI-tool_renovated-buildings-AUDITIEM-AR-1-ZONU-228-auditi-updated_ENG.xlsx'#$'Building envelope'.D3743]" office:value-type="float" office:value="2608" calcext:value-type="float">
            <text:p>2608</text:p>
          </table:table-cell>
          <table:table-cell table:style-name="ce10" table:formula="of:=['file:///home/mixalako/Documents/EPU/rea-uc/datasets/Dataset-for-AI-tool_renovated-buildings-AUDITIEM-AR-1-ZONU-228-auditi-updated_ENG.xlsx'#$'Building envelope'.E3743]" office:value-type="float" office:value="228702" calcext:value-type="float">
            <text:p>22870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72]" office:value-type="currency" office:currency="EUR" office:value="169656" calcext:value-type="currency">
            <text:p><text:s/>€ 169,656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7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6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6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6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7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3</text:p>
          </table:table-cell>
          <table:table-cell/>
          <table:table-cell table:style-name="ce10"/>
          <table:table-cell office:value-type="string" calcext:value-type="string">
            <text:p>Dzelzavas iela 31, Rīga, LV-1082</text:p>
          </table:table-cell>
          <table:table-cell table:style-name="ce21" office:value-type="float" office:value="1000702264001" calcext:value-type="float">
            <text:p>1000702264001</text:p>
          </table:table-cell>
          <table:table-cell table:content-validation-name="val1" office:value-type="string" calcext:value-type="string">
            <text:p>467. sērija 2.5</text:p>
          </table:table-cell>
          <table:table-cell table:style-name="ce25" table:content-validation-name="val2" table:formula="of:=VLOOKUP([.F1071];['file:///home/mixalako/Documents/EPU/rea-uc/datasets/Dataset-for-AI-tool_renovated-buildings-AUDITIEM-AR-1-ZONU-228-auditi-updated_ENG.xlsx'#$'Building series'.A$1:.F$1048576];6;0)" office:value-type="float" office:value="467" calcext:value-type="float">
            <text:p>467</text:p>
          </table:table-cell>
          <table:table-cell office:value-type="float" office:value="64.9" calcext:value-type="float">
            <text:p>64.9</text:p>
          </table:table-cell>
          <table:table-cell office:value-type="float" office:value="10.46" calcext:value-type="float">
            <text:p>10.46</text:p>
          </table:table-cell>
          <table:table-cell office:value-type="float" office:value="13.9" calcext:value-type="float">
            <text:p>13.9</text:p>
          </table:table-cell>
          <table:table-cell table:style-name="ce28" table:formula="of:=VLOOKUP([.F107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937" calcext:value-type="float">
            <text:p>2937</text:p>
          </table:table-cell>
          <table:table-cell table:style-name="ce10" table:formula="of:=[.L1071]*[.K1071]" office:value-type="float" office:value="7342.5" calcext:value-type="float">
            <text:p>7342.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287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2937" calcext:value-type="float">
            <text:p>2937.0</text:p>
          </table:table-cell>
          <table:table-cell office:value-type="float" office:value="7342.5" calcext:value-type="float">
            <text:p>7342.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52833" calcext:value-type="float">
            <text:p>352833</text:p>
          </table:table-cell>
          <table:table-cell office:value-type="float" office:value="201377" calcext:value-type="float">
            <text:p>201377</text:p>
          </table:table-cell>
          <table:table-cell table:formula="of:=SUM([.Y1071:.Z1071])" office:value-type="float" office:value="554210" calcext:value-type="float">
            <text:p>554210</text:p>
          </table:table-cell>
          <table:table-cell office:value-type="float" office:value="0.898" calcext:value-type="float">
            <text:p>0.898</text:p>
          </table:table-cell>
          <table:table-cell office:value-type="float" office:value="123940" calcext:value-type="float">
            <text:p>123940</text:p>
          </table:table-cell>
          <table:table-cell table:style-name="ce10" office:value-type="float" office:value="42.2" calcext:value-type="float">
            <text:p>42.2</text:p>
          </table:table-cell>
          <table:table-cell table:formula="of:=['file:///home/mixalako/Documents/EPU/rea-uc/datasets/Dataset-for-AI-tool_renovated-buildings-AUDITIEM-AR-1-ZONU-228-auditi-updated_ENG.xlsx'#$'Building envelope'.D3762]" office:value-type="float" office:value="3653.7" calcext:value-type="float">
            <text:p>3653.7</text:p>
          </table:table-cell>
          <table:table-cell table:style-name="ce10" table:formula="of:=['file:///home/mixalako/Documents/EPU/rea-uc/datasets/Dataset-for-AI-tool_renovated-buildings-AUDITIEM-AR-1-ZONU-228-auditi-updated_ENG.xlsx'#$'Building envelope'.E3762]" office:value-type="float" office:value="344800" calcext:value-type="float">
            <text:p>34480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86]" office:value-type="currency" office:currency="EUR" office:value="282000" calcext:value-type="currency">
            <text:p><text:s/>€ 282,0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8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7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7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7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7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4</text:p>
          </table:table-cell>
          <table:table-cell/>
          <table:table-cell table:style-name="ce10"/>
          <table:table-cell office:value-type="string" calcext:value-type="string">
            <text:p>Ganību dambis 25, Rīga, LV-1005</text:p>
          </table:table-cell>
          <table:table-cell table:style-name="ce21" office:value-type="float" office:value="1000140009001" calcext:value-type="float">
            <text:p>1000140009001</text:p>
          </table:table-cell>
          <table:table-cell table:content-validation-name="val1" office:value-type="string" calcext:value-type="string">
            <text:p>Pirmskara laika projekts 3.07</text:p>
          </table:table-cell>
          <table:table-cell table:style-name="ce25" table:content-validation-name="val2" table:formula="of:=VLOOKUP([.F107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3.7" calcext:value-type="float">
            <text:p>13.7</text:p>
          </table:table-cell>
          <table:table-cell office:value-type="float" office:value="29.85" calcext:value-type="float">
            <text:p>29.85</text:p>
          </table:table-cell>
          <table:table-cell table:style-name="ce28" table:formula="of:=VLOOKUP([.F1076];['file:///home/mixalako/Documents/EPU/rea-uc/datasets/Dataset-for-AI-tool_renovated-buildings-AUDITIEM-AR-1-ZONU-228-auditi-updated_ENG.xlsx'#$'Building series'.A$1:.C$1048576];2;0)" office:value-type="float" office:value="3.07" calcext:value-type="float">
            <text:p>3.07</text:p>
          </table:table-cell>
          <table:table-cell office:value-type="float" office:value="970.7" calcext:value-type="float">
            <text:p>970.7</text:p>
          </table:table-cell>
          <table:table-cell table:style-name="ce10" table:formula="of:=[.L1076]*[.K1076]" office:value-type="float" office:value="2980.049" calcext:value-type="float">
            <text:p>2980.049</text:p>
          </table:table-cell>
          <table:table-cell office:value-type="float" office:value="93" calcext:value-type="float">
            <text:p>9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385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897" calcext:value-type="float">
            <text:p>1897</text:p>
          </table:table-cell>
          <table:table-cell table:style-name="ce10" office:value-type="float" office:value="13" calcext:value-type="float">
            <text:p>13</text:p>
          </table:table-cell>
          <table:table-cell table:style-name="ce40" office:value-type="float" office:value="970.7" calcext:value-type="float">
            <text:p>970.7</text:p>
          </table:table-cell>
          <table:table-cell office:value-type="float" office:value="2981.4" calcext:value-type="float">
            <text:p>2981.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27877" calcext:value-type="float">
            <text:p>127877</text:p>
          </table:table-cell>
          <table:table-cell office:value-type="float" office:value="26010" calcext:value-type="float">
            <text:p>26010</text:p>
          </table:table-cell>
          <table:table-cell table:formula="of:=SUM([.Y1076:.Z1076])" office:value-type="float" office:value="153887" calcext:value-type="float">
            <text:p>153887</text:p>
          </table:table-cell>
          <table:table-cell office:value-type="float" office:value="0.951" calcext:value-type="float">
            <text:p>0.951</text:p>
          </table:table-cell>
          <table:table-cell office:value-type="float" office:value="32640" calcext:value-type="float">
            <text:p>32640</text:p>
          </table:table-cell>
          <table:table-cell table:style-name="ce10" office:value-type="float" office:value="33.6" calcext:value-type="float">
            <text:p>33.6</text:p>
          </table:table-cell>
          <table:table-cell table:formula="of:=['file:///home/mixalako/Documents/EPU/rea-uc/datasets/Dataset-for-AI-tool_renovated-buildings-AUDITIEM-AR-1-ZONU-228-auditi-updated_ENG.xlsx'#$'Building envelope'.D3782]" office:value-type="float" office:value="1493.7" calcext:value-type="float">
            <text:p>1493.7</text:p>
          </table:table-cell>
          <table:table-cell table:style-name="ce10" table:formula="of:=['file:///home/mixalako/Documents/EPU/rea-uc/datasets/Dataset-for-AI-tool_renovated-buildings-AUDITIEM-AR-1-ZONU-228-auditi-updated_ENG.xlsx'#$'Building envelope'.E3782]" office:value-type="float" office:value="126536" calcext:value-type="float">
            <text:p>12653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199]" office:value-type="currency" office:currency="EUR" office:value="100200" calcext:value-type="currency">
            <text:p><text:s/>€ 100,2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19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7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7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7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8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5</text:p>
          </table:table-cell>
          <table:table-cell/>
          <table:table-cell table:style-name="ce10"/>
          <table:table-cell office:value-type="string" calcext:value-type="string">
            <text:p>Melnsila iela 21, Rīga, LV-1046</text:p>
          </table:table-cell>
          <table:table-cell table:style-name="ce21" office:value-type="float" office:value="1000602024001" calcext:value-type="float">
            <text:p>1000602024001</text:p>
          </table:table-cell>
          <table:table-cell table:content-validation-name="val1" office:value-type="string" calcext:value-type="string">
            <text:p>Hruščova (316. un 318. sērija) laika projekts 2.77</text:p>
          </table:table-cell>
          <table:table-cell table:style-name="ce25" table:content-validation-name="val2" table:formula="of:=VLOOKUP([.F1081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37.8" calcext:value-type="float">
            <text:p>37.8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table:style-name="ce28" table:formula="of:=VLOOKUP([.F1081];['file:///home/mixalako/Documents/EPU/rea-uc/datasets/Dataset-for-AI-tool_renovated-buildings-AUDITIEM-AR-1-ZONU-228-auditi-updated_ENG.xlsx'#$'Building series'.A$1:.C$1048576];2;0)" office:value-type="float" office:value="2.77" calcext:value-type="float">
            <text:p>2.77</text:p>
          </table:table-cell>
          <table:table-cell office:value-type="float" office:value="1686.2" calcext:value-type="float">
            <text:p>1686.2</text:p>
          </table:table-cell>
          <table:table-cell table:style-name="ce10" table:formula="of:=[.L1081]*[.K1081]" office:value-type="float" office:value="4670.774" calcext:value-type="float">
            <text:p>4670.774</text:p>
          </table:table-cell>
          <table:table-cell office:value-type="float" office:value="95" calcext:value-type="float">
            <text:p>9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482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38" calcext:value-type="float">
            <text:p>38</text:p>
          </table:table-cell>
          <table:table-cell table:style-name="ce40" office:value-type="float" office:value="1686.6" calcext:value-type="float">
            <text:p>1686.6</text:p>
          </table:table-cell>
          <table:table-cell office:value-type="float" office:value="4670.9" calcext:value-type="float">
            <text:p>4670.9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44110" calcext:value-type="float">
            <text:p>244110</text:p>
          </table:table-cell>
          <table:table-cell office:value-type="float" office:value="46230" calcext:value-type="float">
            <text:p>46230</text:p>
          </table:table-cell>
          <table:table-cell table:formula="of:=SUM([.Y1081:.Z1081])" office:value-type="float" office:value="290340" calcext:value-type="float">
            <text:p>290340</text:p>
          </table:table-cell>
          <table:table-cell office:value-type="float" office:value="0.93" calcext:value-type="float">
            <text:p>0.93</text:p>
          </table:table-cell>
          <table:table-cell office:value-type="float" office:value="72500" calcext:value-type="float">
            <text:p>72500</text:p>
          </table:table-cell>
          <table:table-cell table:style-name="ce10" office:value-type="float" office:value="42.99" calcext:value-type="float">
            <text:p>42.99</text:p>
          </table:table-cell>
          <table:table-cell table:formula="of:=['file:///home/mixalako/Documents/EPU/rea-uc/datasets/Dataset-for-AI-tool_renovated-buildings-AUDITIEM-AR-1-ZONU-228-auditi-updated_ENG.xlsx'#$'Building envelope'.D3799]" office:value-type="float" office:value="2765" calcext:value-type="float">
            <text:p>2765</text:p>
          </table:table-cell>
          <table:table-cell table:style-name="ce10" table:formula="of:=['file:///home/mixalako/Documents/EPU/rea-uc/datasets/Dataset-for-AI-tool_renovated-buildings-AUDITIEM-AR-1-ZONU-228-auditi-updated_ENG.xlsx'#$'Building envelope'.E3799]" office:value-type="float" office:value="245866" calcext:value-type="float">
            <text:p>24586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15]" office:value-type="currency" office:currency="EUR" office:value="121290" calcext:value-type="currency">
            <text:p><text:s/>€ 121,29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1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8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8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8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8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6</text:p>
          </table:table-cell>
          <table:table-cell/>
          <table:table-cell table:style-name="ce10"/>
          <table:table-cell office:value-type="string" calcext:value-type="string">
            <text:p>Tomsona iela 4, Rīga, LV-1013</text:p>
          </table:table-cell>
          <table:table-cell table:style-name="ce21" office:value-type="float" office:value="1000240152001" calcext:value-type="float">
            <text:p>1000240152001</text:p>
          </table:table-cell>
          <table:table-cell table:content-validation-name="val1" office:value-type="string" calcext:value-type="string">
            <text:p>Specprojekts 2.77</text:p>
          </table:table-cell>
          <table:table-cell table:style-name="ce25" table:content-validation-name="val2" table:formula="of:=VLOOKUP([.F108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14.1" calcext:value-type="float">
            <text:p>14.1</text:p>
          </table:table-cell>
          <table:table-cell office:value-type="float" office:value="15.9" calcext:value-type="float">
            <text:p>15.9</text:p>
          </table:table-cell>
          <table:table-cell table:style-name="ce28" table:formula="of:=VLOOKUP([.F1086];['file:///home/mixalako/Documents/EPU/rea-uc/datasets/Dataset-for-AI-tool_renovated-buildings-AUDITIEM-AR-1-ZONU-228-auditi-updated_ENG.xlsx'#$'Building series'.A$1:.C$1048576];2;0)" office:value-type="float" office:value="2.77" calcext:value-type="float">
            <text:p>2.77</text:p>
          </table:table-cell>
          <table:table-cell office:value-type="float" office:value="1239.6" calcext:value-type="float">
            <text:p>1239.6</text:p>
          </table:table-cell>
          <table:table-cell table:style-name="ce10" table:formula="of:=[.L1086]*[.K1086]" office:value-type="float" office:value="3433.692" calcext:value-type="float">
            <text:p>3433.692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580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35" calcext:value-type="float">
            <text:p>1935</text:p>
          </table:table-cell>
          <table:table-cell table:style-name="ce10" office:value-type="float" office:value="19" calcext:value-type="float">
            <text:p>19</text:p>
          </table:table-cell>
          <table:table-cell table:style-name="ce40" office:value-type="float" office:value="1239.6" calcext:value-type="float">
            <text:p>1239.6</text:p>
          </table:table-cell>
          <table:table-cell office:value-type="float" office:value="3433.5" calcext:value-type="float">
            <text:p>3433.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5" calcext:value-type="float">
            <text:p>0.55</text:p>
          </table:table-cell>
          <table:table-cell table:style-name="ce45" table:content-validation-name="val4" office:value-type="string" calcext:value-type="string">
            <text:p>Doub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51797" calcext:value-type="float">
            <text:p>151797</text:p>
          </table:table-cell>
          <table:table-cell office:value-type="float" office:value="42213" calcext:value-type="float">
            <text:p>42213</text:p>
          </table:table-cell>
          <table:table-cell table:formula="of:=SUM([.Y1086:.Z1086])" office:value-type="float" office:value="194010" calcext:value-type="float">
            <text:p>194010</text:p>
          </table:table-cell>
          <table:table-cell office:value-type="float" office:value="0.93" calcext:value-type="float">
            <text:p>0.93</text:p>
          </table:table-cell>
          <table:table-cell office:value-type="float" office:value="52200" calcext:value-type="float">
            <text:p>52200</text:p>
          </table:table-cell>
          <table:table-cell table:style-name="ce10" office:value-type="float" office:value="42.04" calcext:value-type="float">
            <text:p>42.04</text:p>
          </table:table-cell>
          <table:table-cell table:formula="of:=['file:///home/mixalako/Documents/EPU/rea-uc/datasets/Dataset-for-AI-tool_renovated-buildings-AUDITIEM-AR-1-ZONU-228-auditi-updated_ENG.xlsx'#$'Building envelope'.D3820]" office:value-type="float" office:value="1773" calcext:value-type="float">
            <text:p>1773</text:p>
          </table:table-cell>
          <table:table-cell table:style-name="ce10" table:formula="of:=['file:///home/mixalako/Documents/EPU/rea-uc/datasets/Dataset-for-AI-tool_renovated-buildings-AUDITIEM-AR-1-ZONU-228-auditi-updated_ENG.xlsx'#$'Building envelope'.E3820]" office:value-type="float" office:value="152014" calcext:value-type="float">
            <text:p>15201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27]" office:value-type="currency" office:currency="EUR" office:value="76600" calcext:value-type="currency">
            <text:p><text:s/>€ 76,6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27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8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8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8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9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7</text:p>
          </table:table-cell>
          <table:table-cell/>
          <table:table-cell table:style-name="ce10"/>
          <table:table-cell office:value-type="string" calcext:value-type="string">
            <text:p>Ūdeļu iela 14, Rīga, LV-1064</text:p>
          </table:table-cell>
          <table:table-cell table:style-name="ce21" office:value-type="float" office:value="1001232064001" calcext:value-type="float">
            <text:p>1001232064001</text:p>
          </table:table-cell>
          <table:table-cell table:content-validation-name="val1" office:value-type="string" calcext:value-type="string">
            <text:p>103. sērija 2.46</text:p>
          </table:table-cell>
          <table:table-cell table:style-name="ce25" table:content-validation-name="val2" table:formula="of:=VLOOKUP([.F1091];['file:///home/mixalako/Documents/EPU/rea-uc/datasets/Dataset-for-AI-tool_renovated-buildings-AUDITIEM-AR-1-ZONU-228-auditi-updated_ENG.xlsx'#$'Building series'.A$1:.F$1048576];6;0)" office:value-type="float" office:value="103" calcext:value-type="float">
            <text:p>103</text:p>
          </table:table-cell>
          <table:table-cell office:value-type="float" office:value="64.71" calcext:value-type="float">
            <text:p>64.71</text:p>
          </table:table-cell>
          <table:table-cell office:value-type="float" office:value="12.56" calcext:value-type="float">
            <text:p>12.56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091];['file:///home/mixalako/Documents/EPU/rea-uc/datasets/Dataset-for-AI-tool_renovated-buildings-AUDITIEM-AR-1-ZONU-228-auditi-updated_ENG.xlsx'#$'Building series'.A$1:.C$1048576];2;0)" office:value-type="float" office:value="2.46" calcext:value-type="float">
            <text:p>2.46</text:p>
          </table:table-cell>
          <table:table-cell office:value-type="float" office:value="3305" calcext:value-type="float">
            <text:p>3305</text:p>
          </table:table-cell>
          <table:table-cell table:style-name="ce10" table:formula="of:=[.L1091]*[.K1091]" office:value-type="float" office:value="8130.3" calcext:value-type="float">
            <text:p>8130.3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677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3" calcext:value-type="float">
            <text:p>1973</text:p>
          </table:table-cell>
          <table:table-cell table:style-name="ce10" office:value-type="float" office:value="60" calcext:value-type="float">
            <text:p>60</text:p>
          </table:table-cell>
          <table:table-cell table:style-name="ce40" office:value-type="float" office:value="3305" calcext:value-type="float">
            <text:p>3305.0</text:p>
          </table:table-cell>
          <table:table-cell office:value-type="float" office:value="8137.2" calcext:value-type="float">
            <text:p>8137.2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57" calcext:value-type="float">
            <text:p>0.5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361643" calcext:value-type="float">
            <text:p>361643</text:p>
          </table:table-cell>
          <table:table-cell office:value-type="float" office:value="196740" calcext:value-type="float">
            <text:p>196740</text:p>
          </table:table-cell>
          <table:table-cell table:formula="of:=SUM([.Y1091:.Z1091])" office:value-type="float" office:value="558383" calcext:value-type="float">
            <text:p>558383</text:p>
          </table:table-cell>
          <table:table-cell office:value-type="float" office:value="0.9" calcext:value-type="float">
            <text:p>0.9</text:p>
          </table:table-cell>
          <table:table-cell office:value-type="float" office:value="129070" calcext:value-type="float">
            <text:p>129070</text:p>
          </table:table-cell>
          <table:table-cell table:style-name="ce10" office:value-type="float" office:value="39" calcext:value-type="float">
            <text:p>39</text:p>
          </table:table-cell>
          <table:table-cell table:formula="of:=['file:///home/mixalako/Documents/EPU/rea-uc/datasets/Dataset-for-AI-tool_renovated-buildings-AUDITIEM-AR-1-ZONU-228-auditi-updated_ENG.xlsx'#$'Building envelope'.D3841]" office:value-type="float" office:value="4003.9" calcext:value-type="float">
            <text:p>4003.9</text:p>
          </table:table-cell>
          <table:table-cell table:style-name="ce10" table:formula="of:=['file:///home/mixalako/Documents/EPU/rea-uc/datasets/Dataset-for-AI-tool_renovated-buildings-AUDITIEM-AR-1-ZONU-228-auditi-updated_ENG.xlsx'#$'Building envelope'.E3841]" office:value-type="float" office:value="356828" calcext:value-type="float">
            <text:p>356828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41]" office:value-type="currency" office:currency="EUR" office:value="233800" calcext:value-type="currency">
            <text:p><text:s/>€ 233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41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9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9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9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09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18</text:p>
          </table:table-cell>
          <table:table-cell/>
          <table:table-cell table:style-name="ce10"/>
          <table:table-cell office:value-type="string" calcext:value-type="string">
            <text:p>Zentenes iela 27, Rīga, LV-1069</text:p>
          </table:table-cell>
          <table:table-cell table:style-name="ce21" office:value-type="float" office:value="1001170166001" calcext:value-type="float">
            <text:p>1001170166001</text:p>
          </table:table-cell>
          <table:table-cell table:content-validation-name="val1" office:value-type="string" calcext:value-type="string">
            <text:p>602. sērija 2.6</text:p>
          </table:table-cell>
          <table:table-cell table:style-name="ce25" table:content-validation-name="val2" table:formula="of:=VLOOKUP([.F1096];['file:///home/mixalako/Documents/EPU/rea-uc/datasets/Dataset-for-AI-tool_renovated-buildings-AUDITIEM-AR-1-ZONU-228-auditi-updated_ENG.xlsx'#$'Building series'.A$1:.F$1048576];6;0)" office:value-type="float" office:value="602" calcext:value-type="float">
            <text:p>602</text:p>
          </table:table-cell>
          <table:table-cell office:value-type="float" office:value="70.8" calcext:value-type="float">
            <text:p>70.8</text:p>
          </table:table-cell>
          <table:table-cell office:value-type="float" office:value="9.8" calcext:value-type="float">
            <text:p>9.8</text:p>
          </table:table-cell>
          <table:table-cell office:value-type="float" office:value="26.1" calcext:value-type="float">
            <text:p>26.1</text:p>
          </table:table-cell>
          <table:table-cell table:style-name="ce28" table:formula="of:=VLOOKUP([.F1096];['file:///home/mixalako/Documents/EPU/rea-uc/datasets/Dataset-for-AI-tool_renovated-buildings-AUDITIEM-AR-1-ZONU-228-auditi-updated_ENG.xlsx'#$'Building series'.A$1:.C$1048576];2;0)" office:value-type="float" office:value="2.6" calcext:value-type="float">
            <text:p>2.6</text:p>
          </table:table-cell>
          <table:table-cell office:value-type="float" office:value="5899.5" calcext:value-type="float">
            <text:p>5899.5</text:p>
          </table:table-cell>
          <table:table-cell table:style-name="ce10" table:formula="of:=[.L1096]*[.K1096]" office:value-type="float" office:value="15338.7" calcext:value-type="float">
            <text:p>15338.7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775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7" calcext:value-type="float">
            <text:p>1977</text:p>
          </table:table-cell>
          <table:table-cell table:style-name="ce10" office:value-type="float" office:value="106" calcext:value-type="float">
            <text:p>106</text:p>
          </table:table-cell>
          <table:table-cell table:style-name="ce40" office:value-type="float" office:value="5899.5" calcext:value-type="float">
            <text:p>5899.5</text:p>
          </table:table-cell>
          <table:table-cell office:value-type="float" office:value="15338.7" calcext:value-type="float">
            <text:p>15338.7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644960" calcext:value-type="float">
            <text:p>644960</text:p>
          </table:table-cell>
          <table:table-cell office:value-type="float" office:value="355160" calcext:value-type="float">
            <text:p>355160</text:p>
          </table:table-cell>
          <table:table-cell table:formula="of:=SUM([.Y1096:.Z1096])" office:value-type="float" office:value="1000120" calcext:value-type="float">
            <text:p>1000120</text:p>
          </table:table-cell>
          <table:table-cell office:value-type="float" office:value="0.93" calcext:value-type="float">
            <text:p>0.93</text:p>
          </table:table-cell>
          <table:table-cell office:value-type="float" office:value="250010" calcext:value-type="float">
            <text:p>250010</text:p>
          </table:table-cell>
          <table:table-cell table:style-name="ce10" office:value-type="float" office:value="42.37" calcext:value-type="float">
            <text:p>42.37</text:p>
          </table:table-cell>
          <table:table-cell table:formula="of:=['file:///home/mixalako/Documents/EPU/rea-uc/datasets/Dataset-for-AI-tool_renovated-buildings-AUDITIEM-AR-1-ZONU-228-auditi-updated_ENG.xlsx'#$'Building envelope'.D3860]" office:value-type="float" office:value="6814" calcext:value-type="float">
            <text:p>6814</text:p>
          </table:table-cell>
          <table:table-cell table:style-name="ce10" table:formula="of:=['file:///home/mixalako/Documents/EPU/rea-uc/datasets/Dataset-for-AI-tool_renovated-buildings-AUDITIEM-AR-1-ZONU-228-auditi-updated_ENG.xlsx'#$'Building envelope'.E3860]" office:value-type="float" office:value="619022" calcext:value-type="float">
            <text:p>61902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56]" office:value-type="currency" office:currency="EUR" office:value="312800" calcext:value-type="currency">
            <text:p><text:s/>€ 312,800.00 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5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9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09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09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0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19</text:p>
          </table:table-cell>
          <table:table-cell/>
          <table:table-cell table:style-name="ce10"/>
          <table:table-cell office:value-type="string" calcext:value-type="string">
            <text:p>Čiekurkalna 2. šķērslīnija 1A k-1, Rīga, LV-1026</text:p>
          </table:table-cell>
          <table:table-cell table:style-name="ce21" office:value-type="float" office:value="1000870260001" calcext:value-type="float">
            <text:p>1000870260001</text:p>
          </table:table-cell>
          <table:table-cell table:content-validation-name="val1" office:value-type="string" calcext:value-type="string">
            <text:p>Staļina laika projekts 2.72</text:p>
          </table:table-cell>
          <table:table-cell table:style-name="ce25" table:content-validation-name="val2" table:formula="of:=VLOOKUP([.F110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0.3" calcext:value-type="float">
            <text:p>10.3</text:p>
          </table:table-cell>
          <table:table-cell office:value-type="float" office:value="6.09" calcext:value-type="float">
            <text:p>6.09</text:p>
          </table:table-cell>
          <table:table-cell table:style-name="ce28" table:formula="of:=VLOOKUP([.F1101];['file:///home/mixalako/Documents/EPU/rea-uc/datasets/Dataset-for-AI-tool_renovated-buildings-AUDITIEM-AR-1-ZONU-228-auditi-updated_ENG.xlsx'#$'Building series'.A$1:.C$1048576];2;0)" office:value-type="float" office:value="2.72" calcext:value-type="float">
            <text:p>2.72</text:p>
          </table:table-cell>
          <table:table-cell office:value-type="float" office:value="193.33" calcext:value-type="float">
            <text:p>193.33</text:p>
          </table:table-cell>
          <table:table-cell table:style-name="ce10" table:formula="of:=[.L1101]*[.K1101]" office:value-type="float" office:value="525.8576" calcext:value-type="float">
            <text:p>525.8576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869.34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193.33" calcext:value-type="float">
            <text:p>193.3</text:p>
          </table:table-cell>
          <table:table-cell office:value-type="float" office:value="525.86" calcext:value-type="float">
            <text:p>525.86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number-columns-repeated="2" table:style-name="ce25" office:value-type="string" calcext:value-type="string">
            <text:p>n/a</text:p>
          </table:table-cell>
          <table:table-cell table:formula="of:=SUM([.Y1101:.Z1101])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8600" calcext:value-type="float">
            <text:p>8600</text:p>
          </table:table-cell>
          <table:table-cell table:style-name="ce10" office:value-type="float" office:value="44.49" calcext:value-type="float">
            <text:p>44.49</text:p>
          </table:table-cell>
          <table:table-cell table:formula="of:=['file:///home/mixalako/Documents/EPU/rea-uc/datasets/Dataset-for-AI-tool_renovated-buildings-AUDITIEM-AR-1-ZONU-228-auditi-updated_ENG.xlsx'#$'Building envelope'.D3876]" office:value-type="float" office:value="534.05" calcext:value-type="float">
            <text:p>534.05</text:p>
          </table:table-cell>
          <table:table-cell table:style-name="ce10" table:formula="of:=['file:///home/mixalako/Documents/EPU/rea-uc/datasets/Dataset-for-AI-tool_renovated-buildings-AUDITIEM-AR-1-ZONU-228-auditi-updated_ENG.xlsx'#$'Building envelope'.E3876]" office:value-type="float" office:value="43837" calcext:value-type="float">
            <text:p>4383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69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69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0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0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0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0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20</text:p>
          </table:table-cell>
          <table:table-cell/>
          <table:table-cell table:style-name="ce10"/>
          <table:table-cell office:value-type="string" calcext:value-type="string">
            <text:p>Čiekurkalna 2. šķērslīnija 1A k-2, Rīga, LV-1026</text:p>
          </table:table-cell>
          <table:table-cell table:style-name="ce21" office:value-type="float" office:value="1000870260002" calcext:value-type="float">
            <text:p>1000870260002</text:p>
          </table:table-cell>
          <table:table-cell table:content-validation-name="val1" office:value-type="string" calcext:value-type="string">
            <text:p>Staļina laika projekts 2.74</text:p>
          </table:table-cell>
          <table:table-cell table:style-name="ce25" table:content-validation-name="val2" table:formula="of:=VLOOKUP([.F110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14.43" calcext:value-type="float">
            <text:p>14.43</text:p>
          </table:table-cell>
          <table:table-cell office:value-type="float" office:value="10.28" calcext:value-type="float">
            <text:p>10.28</text:p>
          </table:table-cell>
          <table:table-cell office:value-type="float" office:value="6.13" calcext:value-type="float">
            <text:p>6.13</text:p>
          </table:table-cell>
          <table:table-cell table:style-name="ce28" table:formula="of:=VLOOKUP([.F1106];['file:///home/mixalako/Documents/EPU/rea-uc/datasets/Dataset-for-AI-tool_renovated-buildings-AUDITIEM-AR-1-ZONU-228-auditi-updated_ENG.xlsx'#$'Building series'.A$1:.C$1048576];2;0)" office:value-type="float" office:value="2.74" calcext:value-type="float">
            <text:p>2.74</text:p>
          </table:table-cell>
          <table:table-cell office:value-type="float" office:value="196.21" calcext:value-type="float">
            <text:p>196.21</text:p>
          </table:table-cell>
          <table:table-cell table:style-name="ce10" table:formula="of:=[.L1106]*[.K1106]" office:value-type="float" office:value="537.6154" calcext:value-type="float">
            <text:p>537.615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0975.1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196.21" calcext:value-type="float">
            <text:p>196.2</text:p>
          </table:table-cell>
          <table:table-cell office:value-type="float" office:value="537.62" calcext:value-type="float">
            <text:p>537.62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number-columns-repeated="2" table:style-name="ce25" office:value-type="string" calcext:value-type="string">
            <text:p>n/a</text:p>
          </table:table-cell>
          <table:table-cell table:formula="of:=SUM([.Y1106:.Z1106])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8650" calcext:value-type="float">
            <text:p>8650</text:p>
          </table:table-cell>
          <table:table-cell table:style-name="ce10" office:value-type="float" office:value="44.13" calcext:value-type="float">
            <text:p>44.13</text:p>
          </table:table-cell>
          <table:table-cell table:formula="of:=['file:///home/mixalako/Documents/EPU/rea-uc/datasets/Dataset-for-AI-tool_renovated-buildings-AUDITIEM-AR-1-ZONU-228-auditi-updated_ENG.xlsx'#$'Building envelope'.D3892]" office:value-type="float" office:value="535.8" calcext:value-type="float">
            <text:p>535.8</text:p>
          </table:table-cell>
          <table:table-cell table:style-name="ce10" table:formula="of:=['file:///home/mixalako/Documents/EPU/rea-uc/datasets/Dataset-for-AI-tool_renovated-buildings-AUDITIEM-AR-1-ZONU-228-auditi-updated_ENG.xlsx'#$'Building envelope'.E3892]" office:value-type="float" office:value="43987" calcext:value-type="float">
            <text:p>4398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82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8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0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0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0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1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21</text:p>
          </table:table-cell>
          <table:table-cell/>
          <table:table-cell table:style-name="ce10"/>
          <table:table-cell office:value-type="string" calcext:value-type="string">
            <text:p>Čiekurkalna 2. šķērslīnija 1A k-3, Rīga, LV-1026</text:p>
          </table:table-cell>
          <table:table-cell table:style-name="ce21" office:value-type="float" office:value="1000870260003" calcext:value-type="float">
            <text:p>1000870260003</text:p>
          </table:table-cell>
          <table:table-cell table:content-validation-name="val1" office:value-type="string" calcext:value-type="string">
            <text:p>Staļina laika projekts 2.76</text:p>
          </table:table-cell>
          <table:table-cell table:style-name="ce25" table:content-validation-name="val2" table:formula="of:=VLOOKUP([.F1111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0.25" calcext:value-type="float">
            <text:p>10.25</text:p>
          </table:table-cell>
          <table:table-cell office:value-type="float" office:value="6.13" calcext:value-type="float">
            <text:p>6.13</text:p>
          </table:table-cell>
          <table:table-cell table:style-name="ce28" table:formula="of:=VLOOKUP([.F1111];['file:///home/mixalako/Documents/EPU/rea-uc/datasets/Dataset-for-AI-tool_renovated-buildings-AUDITIEM-AR-1-ZONU-228-auditi-updated_ENG.xlsx'#$'Building series'.A$1:.C$1048576];2;0)" office:value-type="float" office:value="2.76" calcext:value-type="float">
            <text:p>2.76</text:p>
          </table:table-cell>
          <table:table-cell office:value-type="float" office:value="194.54" calcext:value-type="float">
            <text:p>194.54</text:p>
          </table:table-cell>
          <table:table-cell table:style-name="ce10" table:formula="of:=[.L1111]*[.K1111]" office:value-type="float" office:value="536.9304" calcext:value-type="float">
            <text:p>536.930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080.83pt" draw:caption-point-x="-11.54pt" draw:caption-point-y="121.95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194.54" calcext:value-type="float">
            <text:p>194.5</text:p>
          </table:table-cell>
          <table:table-cell office:value-type="float" office:value="536.93" calcext:value-type="float">
            <text:p>536.93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number-columns-repeated="2" table:style-name="ce25" office:value-type="string" calcext:value-type="string">
            <text:p>n/a</text:p>
          </table:table-cell>
          <table:table-cell table:formula="of:=SUM([.Y1111:.Z1111])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8640" calcext:value-type="float">
            <text:p>8640</text:p>
          </table:table-cell>
          <table:table-cell table:style-name="ce10" office:value-type="float" office:value="44.37" calcext:value-type="float">
            <text:p>44.37</text:p>
          </table:table-cell>
          <table:table-cell table:formula="of:=['file:///home/mixalako/Documents/EPU/rea-uc/datasets/Dataset-for-AI-tool_renovated-buildings-AUDITIEM-AR-1-ZONU-228-auditi-updated_ENG.xlsx'#$'Building envelope'.D3908]" office:value-type="float" office:value="524.13" calcext:value-type="float">
            <text:p>524.13</text:p>
          </table:table-cell>
          <table:table-cell table:style-name="ce10" table:formula="of:=['file:///home/mixalako/Documents/EPU/rea-uc/datasets/Dataset-for-AI-tool_renovated-buildings-AUDITIEM-AR-1-ZONU-228-auditi-updated_ENG.xlsx'#$'Building envelope'.E3908]" office:value-type="float" office:value="43017" calcext:value-type="float">
            <text:p>4301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295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295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1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1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1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1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BUILDING 222</text:p>
          </table:table-cell>
          <table:table-cell/>
          <table:table-cell table:style-name="ce10"/>
          <table:table-cell office:value-type="string" calcext:value-type="string">
            <text:p>Čiekurkalna 2. šķērslīnija 1A k-4, Rīga, LV-1026</text:p>
          </table:table-cell>
          <table:table-cell table:style-name="ce21" office:value-type="float" office:value="1000870260004" calcext:value-type="float">
            <text:p>1000870260004</text:p>
          </table:table-cell>
          <table:table-cell table:content-validation-name="val1" office:value-type="string" calcext:value-type="string">
            <text:p>Staļina laika projekts 2.76</text:p>
          </table:table-cell>
          <table:table-cell table:style-name="ce25" table:content-validation-name="val2" table:formula="of:=VLOOKUP([.F1116];['file:///home/mixalako/Documents/EPU/rea-uc/datasets/Dataset-for-AI-tool_renovated-buildings-AUDITIEM-AR-1-ZONU-228-auditi-updated_ENG.xlsx'#$'Building series'.A$1:.F$1048576];6;0)" office:value-type="float" office:value="110" calcext:value-type="float">
            <text:p>110</text:p>
          </table:table-cell>
          <table:table-cell office:value-type="float" office:value="14.5" calcext:value-type="float">
            <text:p>14.5</text:p>
          </table:table-cell>
          <table:table-cell office:value-type="float" office:value="10.31" calcext:value-type="float">
            <text:p>10.31</text:p>
          </table:table-cell>
          <table:table-cell office:value-type="float" office:value="6.09" calcext:value-type="float">
            <text:p>6.09</text:p>
          </table:table-cell>
          <table:table-cell table:style-name="ce28" table:formula="of:=VLOOKUP([.F1116];['file:///home/mixalako/Documents/EPU/rea-uc/datasets/Dataset-for-AI-tool_renovated-buildings-AUDITIEM-AR-1-ZONU-228-auditi-updated_ENG.xlsx'#$'Building series'.A$1:.C$1048576];2;0)" office:value-type="float" office:value="2.76" calcext:value-type="float">
            <text:p>2.76</text:p>
          </table:table-cell>
          <table:table-cell office:value-type="float" office:value="194.84" calcext:value-type="float">
            <text:p>194.84</text:p>
          </table:table-cell>
          <table:table-cell table:style-name="ce10" table:formula="of:=[.L1116]*[.K1116]" office:value-type="float" office:value="537.7584" calcext:value-type="float">
            <text:p>537.758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186.6pt" draw:caption-point-x="-11.54pt" draw:caption-point-y="121.92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wood-burning or pellet Stoves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4" calcext:value-type="float">
            <text:p>4</text:p>
          </table:table-cell>
          <table:table-cell table:style-name="ce40" office:value-type="float" office:value="194.84" calcext:value-type="float">
            <text:p>194.8</text:p>
          </table:table-cell>
          <table:table-cell office:value-type="float" office:value="533.86" calcext:value-type="float">
            <text:p>533.86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number-columns-repeated="2" table:style-name="ce25" office:value-type="string" calcext:value-type="string">
            <text:p>n/a</text:p>
          </table:table-cell>
          <table:table-cell table:formula="of:=SUM([.Y1116:.Z1116])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8600" calcext:value-type="float">
            <text:p>8600</text:p>
          </table:table-cell>
          <table:table-cell table:style-name="ce10" office:value-type="float" office:value="44.13" calcext:value-type="float">
            <text:p>44.13</text:p>
          </table:table-cell>
          <table:table-cell table:formula="of:=['file:///home/mixalako/Documents/EPU/rea-uc/datasets/Dataset-for-AI-tool_renovated-buildings-AUDITIEM-AR-1-ZONU-228-auditi-updated_ENG.xlsx'#$'Building envelope'.D3924]" office:value-type="float" office:value="507.61" calcext:value-type="float">
            <text:p>507.61</text:p>
          </table:table-cell>
          <table:table-cell table:style-name="ce10" table:formula="of:=['file:///home/mixalako/Documents/EPU/rea-uc/datasets/Dataset-for-AI-tool_renovated-buildings-AUDITIEM-AR-1-ZONU-228-auditi-updated_ENG.xlsx'#$'Building envelope'.E3924]" office:value-type="float" office:value="41530" calcext:value-type="float">
            <text:p>4153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08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0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1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1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1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2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23</text:p>
          </table:table-cell>
          <table:table-cell/>
          <table:table-cell table:style-name="ce10"/>
          <table:table-cell office:value-type="string" calcext:value-type="string">
            <text:p>Dzirciema iela 41, Rīga, LV-1083</text:p>
          </table:table-cell>
          <table:table-cell table:style-name="ce21" office:value-type="float" office:value="1009180056" calcext:value-type="float">
            <text:p>1009180056</text:p>
          </table:table-cell>
          <table:table-cell table:content-validation-name="val1" office:value-type="string" calcext:value-type="string">
            <text:p>Lietuviešu projekts</text:p>
          </table:table-cell>
          <table:table-cell table:style-name="ce25" table:content-validation-name="val2" table:formula="of:=VLOOKUP([.F112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42.68" calcext:value-type="float">
            <text:p>42.68</text:p>
          </table:table-cell>
          <table:table-cell office:value-type="float" office:value="10.42" calcext:value-type="float">
            <text:p>10.42</text:p>
          </table:table-cell>
          <table:table-cell office:value-type="float" office:value="14" calcext:value-type="float">
            <text:p>14</text:p>
          </table:table-cell>
          <table:table-cell table:style-name="ce28" table:formula="of:=VLOOKUP([.F1121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2016.3" calcext:value-type="float">
            <text:p>2016.3</text:p>
          </table:table-cell>
          <table:table-cell table:style-name="ce10" table:formula="of:=[.L1121]*[.K1121]" office:value-type="float" office:value="5040.75" calcext:value-type="float">
            <text:p>5040.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295.7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45" calcext:value-type="float">
            <text:p>45</text:p>
          </table:table-cell>
          <table:table-cell table:style-name="ce40" office:value-type="float" office:value="2016.3" calcext:value-type="float">
            <text:p>2016.3</text:p>
          </table:table-cell>
          <table:table-cell office:value-type="float" office:value="5040.75" calcext:value-type="float">
            <text:p>5040.7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258750" calcext:value-type="float">
            <text:p>258750</text:p>
          </table:table-cell>
          <table:table-cell office:value-type="float" office:value="127627" calcext:value-type="float">
            <text:p>127627</text:p>
          </table:table-cell>
          <table:table-cell table:formula="of:=SUM([.Y1121:.Z1121])" office:value-type="float" office:value="386377" calcext:value-type="float">
            <text:p>386377</text:p>
          </table:table-cell>
          <table:table-cell office:value-type="float" office:value="0.74" calcext:value-type="float">
            <text:p>0.74</text:p>
          </table:table-cell>
          <table:table-cell office:value-type="float" office:value="102410" calcext:value-type="float">
            <text:p>102410</text:p>
          </table:table-cell>
          <table:table-cell table:style-name="ce10" office:value-type="float" office:value="50.79" calcext:value-type="float">
            <text:p>50.79</text:p>
          </table:table-cell>
          <table:table-cell table:formula="of:=['file:///home/mixalako/Documents/EPU/rea-uc/datasets/Dataset-for-AI-tool_renovated-buildings-AUDITIEM-AR-1-ZONU-228-auditi-updated_ENG.xlsx'#$'Building envelope'.D3940]" office:value-type="float" office:value="2806.48" calcext:value-type="float">
            <text:p>2806.48</text:p>
          </table:table-cell>
          <table:table-cell table:style-name="ce10" table:formula="of:=['file:///home/mixalako/Documents/EPU/rea-uc/datasets/Dataset-for-AI-tool_renovated-buildings-AUDITIEM-AR-1-ZONU-228-auditi-updated_ENG.xlsx'#$'Building envelope'.E3940]" office:value-type="float" office:value="232037" calcext:value-type="float">
            <text:p>232037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22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22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2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2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2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2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24</text:p>
          </table:table-cell>
          <table:table-cell/>
          <table:table-cell table:style-name="ce10"/>
          <table:table-cell office:value-type="string" calcext:value-type="string">
            <text:p>Kaņiera iela 16, Rīga, LV-1073</text:p>
          </table:table-cell>
          <table:table-cell table:style-name="ce21" office:value-type="float" office:value="1000722064001" calcext:value-type="float">
            <text:p>1000722064001</text:p>
          </table:table-cell>
          <table:table-cell table:content-validation-name="val1" office:value-type="string" calcext:value-type="string">
            <text:p>Čehu projekts 2.5</text:p>
          </table:table-cell>
          <table:table-cell table:style-name="ce25" table:content-validation-name="val2" table:formula="of:=VLOOKUP([.F1126];['file:///home/mixalako/Documents/EPU/rea-uc/datasets/Dataset-for-AI-tool_renovated-buildings-AUDITIEM-AR-1-ZONU-228-auditi-updated_ENG.xlsx'#$'Building series'.A$1:.F$1048576];6;0)" office:value-type="float" office:value="101" calcext:value-type="float">
            <text:p>101</text:p>
          </table:table-cell>
          <table:table-cell office:value-type="float" office:value="30.56" calcext:value-type="float">
            <text:p>30.56</text:p>
          </table:table-cell>
          <table:table-cell office:value-type="float" office:value="20.59" calcext:value-type="float">
            <text:p>20.59</text:p>
          </table:table-cell>
          <table:table-cell office:value-type="float" office:value="30.8" calcext:value-type="float">
            <text:p>30.8</text:p>
          </table:table-cell>
          <table:table-cell table:style-name="ce28" table:formula="of:=VLOOKUP([.F1126];['file:///home/mixalako/Documents/EPU/rea-uc/datasets/Dataset-for-AI-tool_renovated-buildings-AUDITIEM-AR-1-ZONU-228-auditi-updated_ENG.xlsx'#$'Building series'.A$1:.C$1048576];2;0)" office:value-type="float" office:value="2.5" calcext:value-type="float">
            <text:p>2.5</text:p>
          </table:table-cell>
          <table:table-cell office:value-type="float" office:value="3756.1" calcext:value-type="float">
            <text:p>3756.1</text:p>
          </table:table-cell>
          <table:table-cell table:style-name="ce10" table:formula="of:=[.L1126]*[.K1126]" office:value-type="float" office:value="9390.25" calcext:value-type="float">
            <text:p>9390.25</text:p>
          </table:table-cell>
          <table:table-cell office:value-type="float" office:value="13" calcext:value-type="float">
            <text:p>1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393.21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71" calcext:value-type="float">
            <text:p>1971</text:p>
          </table:table-cell>
          <table:table-cell table:style-name="ce10" office:value-type="float" office:value="102" calcext:value-type="float">
            <text:p>102</text:p>
          </table:table-cell>
          <table:table-cell table:style-name="ce40" office:value-type="float" office:value="3756.1" calcext:value-type="float">
            <text:p>3756.1</text:p>
          </table:table-cell>
          <table:table-cell office:value-type="float" office:value="9390.25" calcext:value-type="float">
            <text:p>9390.25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.8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509063" calcext:value-type="float">
            <text:p>509063</text:p>
          </table:table-cell>
          <table:table-cell office:value-type="float" office:value="269193" calcext:value-type="float">
            <text:p>269193</text:p>
          </table:table-cell>
          <table:table-cell table:formula="of:=SUM([.Y1126:.Z1126])" office:value-type="float" office:value="778256" calcext:value-type="float">
            <text:p>778256</text:p>
          </table:table-cell>
          <table:table-cell office:value-type="float" office:value="0.76" calcext:value-type="float">
            <text:p>0.76</text:p>
          </table:table-cell>
          <table:table-cell office:value-type="float" office:value="168190" calcext:value-type="float">
            <text:p>168190</text:p>
          </table:table-cell>
          <table:table-cell table:style-name="ce10" office:value-type="float" office:value="44.77" calcext:value-type="float">
            <text:p>44.77</text:p>
          </table:table-cell>
          <table:table-cell table:formula="of:=['file:///home/mixalako/Documents/EPU/rea-uc/datasets/Dataset-for-AI-tool_renovated-buildings-AUDITIEM-AR-1-ZONU-228-auditi-updated_ENG.xlsx'#$'Building envelope'.D3957]" office:value-type="float" office:value="4902.66" calcext:value-type="float">
            <text:p>4902.66</text:p>
          </table:table-cell>
          <table:table-cell table:style-name="ce10" table:formula="of:=['file:///home/mixalako/Documents/EPU/rea-uc/datasets/Dataset-for-AI-tool_renovated-buildings-AUDITIEM-AR-1-ZONU-228-auditi-updated_ENG.xlsx'#$'Building envelope'.E3957]" office:value-type="float" office:value="417426" calcext:value-type="float">
            <text:p>417426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36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36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2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2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2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3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25</text:p>
          </table:table-cell>
          <table:table-cell/>
          <table:table-cell table:style-name="ce10"/>
          <table:table-cell office:value-type="string" calcext:value-type="string">
            <text:p>Ropažu iela 58, Rīga, LV-1006</text:p>
          </table:table-cell>
          <table:table-cell table:style-name="ce21" office:value-type="float" office:value="1000860273001" calcext:value-type="float">
            <text:p>1000860273001</text:p>
          </table:table-cell>
          <table:table-cell table:content-validation-name="val1" office:value-type="string" calcext:value-type="string">
            <text:p>Pirmskara laika projekts 3.00</text:p>
          </table:table-cell>
          <table:table-cell table:style-name="ce25" table:content-validation-name="val2" table:formula="of:=VLOOKUP([.F113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20.59" calcext:value-type="float">
            <text:p>20.59</text:p>
          </table:table-cell>
          <table:table-cell office:value-type="float" office:value="30.8" calcext:value-type="float">
            <text:p>30.8</text:p>
          </table:table-cell>
          <table:table-cell table:style-name="ce28" table:formula="of:=VLOOKUP([.F1131];['file:///home/mixalako/Documents/EPU/rea-uc/datasets/Dataset-for-AI-tool_renovated-buildings-AUDITIEM-AR-1-ZONU-228-auditi-updated_ENG.xlsx'#$'Building series'.A$1:.C$1048576];2;0)" office:value-type="float" office:value="3" calcext:value-type="float">
            <text:p>3</text:p>
          </table:table-cell>
          <table:table-cell office:value-type="float" office:value="1174.4" calcext:value-type="float">
            <text:p>1174.4</text:p>
          </table:table-cell>
          <table:table-cell table:style-name="ce10" table:formula="of:=[.L1131]*[.K1131]" office:value-type="float" office:value="3523.2" calcext:value-type="float">
            <text:p>3523.2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490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39" calcext:value-type="float">
            <text:p>1939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1174.4" calcext:value-type="float">
            <text:p>1174.4</text:p>
          </table:table-cell>
          <table:table-cell office:value-type="float" office:value="3523.2" calcext:value-type="float">
            <text:p>3523.2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Preparation in the heating unit</text:p>
          </table:table-cell>
          <table:table-cell office:value-type="float" office:value="143957" calcext:value-type="float">
            <text:p>143957</text:p>
          </table:table-cell>
          <table:table-cell office:value-type="float" office:value="18273" calcext:value-type="float">
            <text:p>18273</text:p>
          </table:table-cell>
          <table:table-cell table:formula="of:=SUM([.Y1131:.Z1131])" office:value-type="float" office:value="162230" calcext:value-type="float">
            <text:p>162230</text:p>
          </table:table-cell>
          <table:table-cell office:value-type="float" office:value="0.67" calcext:value-type="float">
            <text:p>0.67</text:p>
          </table:table-cell>
          <table:table-cell office:value-type="float" office:value="86820" calcext:value-type="float">
            <text:p>86820</text:p>
          </table:table-cell>
          <table:table-cell table:style-name="ce10" office:value-type="float" office:value="73.93" calcext:value-type="float">
            <text:p>73.93</text:p>
          </table:table-cell>
          <table:table-cell table:formula="of:=['file:///home/mixalako/Documents/EPU/rea-uc/datasets/Dataset-for-AI-tool_renovated-buildings-AUDITIEM-AR-1-ZONU-228-auditi-updated_ENG.xlsx'#$'Building envelope'.D3971]" office:value-type="float" office:value="1753.47" calcext:value-type="float">
            <text:p>1753.47</text:p>
          </table:table-cell>
          <table:table-cell table:style-name="ce10" table:formula="of:=['file:///home/mixalako/Documents/EPU/rea-uc/datasets/Dataset-for-AI-tool_renovated-buildings-AUDITIEM-AR-1-ZONU-228-auditi-updated_ENG.xlsx'#$'Building envelope'.E3971]" office:value-type="float" office:value="145474" calcext:value-type="float">
            <text:p>145474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48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48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3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3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3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3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26</text:p>
          </table:table-cell>
          <table:table-cell/>
          <table:table-cell table:style-name="ce10"/>
          <table:table-cell office:value-type="string" calcext:value-type="string">
            <text:p>Stendera iela 14, Rīga, LV-1014</text:p>
          </table:table-cell>
          <table:table-cell table:style-name="ce21" office:value-type="float" office:value="1000840185001" calcext:value-type="float">
            <text:p>1000840185001</text:p>
          </table:table-cell>
          <table:table-cell table:content-validation-name="val1" office:value-type="string" calcext:value-type="string">
            <text:p>Pirmskara laika projekts 2.75</text:p>
          </table:table-cell>
          <table:table-cell table:style-name="ce25" table:content-validation-name="val2" table:formula="of:=VLOOKUP([.F1136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12.7" calcext:value-type="float">
            <text:p>12.7</text:p>
          </table:table-cell>
          <table:table-cell office:value-type="float" office:value="9.2" calcext:value-type="float">
            <text:p>9.2</text:p>
          </table:table-cell>
          <table:table-cell table:style-name="ce28" table:formula="of:=VLOOKUP([.F1136];['file:///home/mixalako/Documents/EPU/rea-uc/datasets/Dataset-for-AI-tool_renovated-buildings-AUDITIEM-AR-1-ZONU-228-auditi-updated_ENG.xlsx'#$'Building series'.A$1:.C$1048576];2;0)" office:value-type="float" office:value="2.75" calcext:value-type="float">
            <text:p>2.75</text:p>
          </table:table-cell>
          <table:table-cell office:value-type="float" office:value="589.36" calcext:value-type="float">
            <text:p>589.36</text:p>
          </table:table-cell>
          <table:table-cell table:style-name="ce10" table:formula="of:=[.L1136]*[.K1136]" office:value-type="float" office:value="1620.74" calcext:value-type="float">
            <text:p>1620.7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588.21pt" draw:caption-point-x="-11.54pt" draw:caption-point-y="118.57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ecentralized heating - gas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float" office:value="589.36" calcext:value-type="float">
            <text:p>589.4</text:p>
          </table:table-cell>
          <table:table-cell office:value-type="float" office:value="1620.74" calcext:value-type="float">
            <text:p>1620.7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Heating system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table:number-columns-repeated="2" table:style-name="ce25" office:value-type="string" calcext:value-type="string">
            <text:p>n/a</text:p>
          </table:table-cell>
          <table:table-cell table:formula="of:=SUM([.Y1136:.Z1136])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32130" calcext:value-type="float">
            <text:p>32130</text:p>
          </table:table-cell>
          <table:table-cell table:style-name="ce10" office:value-type="float" office:value="54.52" calcext:value-type="float">
            <text:p>54.52</text:p>
          </table:table-cell>
          <table:table-cell table:formula="of:=['file:///home/mixalako/Documents/EPU/rea-uc/datasets/Dataset-for-AI-tool_renovated-buildings-AUDITIEM-AR-1-ZONU-228-auditi-updated_ENG.xlsx'#$'Building envelope'.D3988]" office:value-type="float" office:value="1209.94" calcext:value-type="float">
            <text:p>1209.94</text:p>
          </table:table-cell>
          <table:table-cell table:style-name="ce10" table:formula="of:=['file:///home/mixalako/Documents/EPU/rea-uc/datasets/Dataset-for-AI-tool_renovated-buildings-AUDITIEM-AR-1-ZONU-228-auditi-updated_ENG.xlsx'#$'Building envelope'.E3988]" office:value-type="float" office:value="98572" calcext:value-type="float">
            <text:p>9857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60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6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37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38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39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40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27</text:p>
          </table:table-cell>
          <table:table-cell/>
          <table:table-cell table:style-name="ce10"/>
          <table:table-cell office:value-type="string" calcext:value-type="string">
            <text:p>Tallinas iela 36, Rīga, LV-1001</text:p>
          </table:table-cell>
          <table:table-cell table:style-name="ce21" office:value-type="float" office:value="1000280019001" calcext:value-type="float">
            <text:p>1000280019001</text:p>
          </table:table-cell>
          <table:table-cell table:content-validation-name="val1" office:value-type="string" calcext:value-type="string">
            <text:p>Pirmskara laika projekts 3.2</text:p>
          </table:table-cell>
          <table:table-cell table:style-name="ce25" table:content-validation-name="val2" table:formula="of:=VLOOKUP([.F1141];['file:///home/mixalako/Documents/EPU/rea-uc/datasets/Dataset-for-AI-tool_renovated-buildings-AUDITIEM-AR-1-ZONU-228-auditi-updated_ENG.xlsx'#$'Building series'.A$1:.F$1048576];6;0)"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11.8" calcext:value-type="float">
            <text:p>11.8</text:p>
          </table:table-cell>
          <table:table-cell office:value-type="float" office:value="16.7" calcext:value-type="float">
            <text:p>16.7</text:p>
          </table:table-cell>
          <table:table-cell table:style-name="ce28" table:formula="of:=VLOOKUP([.F1141];['file:///home/mixalako/Documents/EPU/rea-uc/datasets/Dataset-for-AI-tool_renovated-buildings-AUDITIEM-AR-1-ZONU-228-auditi-updated_ENG.xlsx'#$'Building series'.A$1:.C$1048576];2;0)" office:value-type="float" office:value="3.2" calcext:value-type="float">
            <text:p>3.2</text:p>
          </table:table-cell>
          <table:table-cell office:value-type="float" office:value="751.2" calcext:value-type="float">
            <text:p>751.2</text:p>
          </table:table-cell>
          <table:table-cell table:style-name="ce10" table:formula="of:=[.L1141]*[.K1141]" office:value-type="float" office:value="2403.84" calcext:value-type="float">
            <text:p>2403.8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685.72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751.2" calcext:value-type="float">
            <text:p>751.2</text:p>
          </table:table-cell>
          <table:table-cell office:value-type="float" office:value="2403.84" calcext:value-type="float">
            <text:p>2403.84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7" calcext:value-type="float">
            <text:p>0.7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88060" calcext:value-type="float">
            <text:p>88060</text:p>
          </table:table-cell>
          <table:table-cell table:style-name="ce25" office:value-type="string" calcext:value-type="string">
            <text:p>n/a</text:p>
          </table:table-cell>
          <table:table-cell table:formula="of:=SUM([.Y1141:.Z1141])" office:value-type="float" office:value="88060" calcext:value-type="float">
            <text:p>88060</text:p>
          </table:table-cell>
          <table:table-cell office:value-type="float" office:value="0.88" calcext:value-type="float">
            <text:p>0.88</text:p>
          </table:table-cell>
          <table:table-cell office:value-type="float" office:value="43810" calcext:value-type="float">
            <text:p>43810</text:p>
          </table:table-cell>
          <table:table-cell table:style-name="ce10" office:value-type="float" office:value="58.33" calcext:value-type="float">
            <text:p>58.33</text:p>
          </table:table-cell>
          <table:table-cell table:formula="of:=['file:///home/mixalako/Documents/EPU/rea-uc/datasets/Dataset-for-AI-tool_renovated-buildings-AUDITIEM-AR-1-ZONU-228-auditi-updated_ENG.xlsx'#$'Building envelope'.D4004]" office:value-type="float" office:value="1011.43" calcext:value-type="float">
            <text:p>1011.43</text:p>
          </table:table-cell>
          <table:table-cell table:style-name="ce10" table:formula="of:=['file:///home/mixalako/Documents/EPU/rea-uc/datasets/Dataset-for-AI-tool_renovated-buildings-AUDITIEM-AR-1-ZONU-228-auditi-updated_ENG.xlsx'#$'Building envelope'.E4004]" office:value-type="float" office:value="85880" calcext:value-type="float">
            <text:p>85880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70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70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42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5" table:content-validation-name="val2" table:formula="of:=VLOOKUP([.F1143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number-columns-repeated="6"/>
          <table:table-cell table:style-name="ce25" table:content-validation-name="val2" table:formula="of:=VLOOKUP([.F1144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5" table:content-validation-name="val2" table:formula="of:=VLOOKUP([.F1145];['file:///home/mixalako/Documents/EPU/rea-uc/datasets/Dataset-for-AI-tool_renovated-buildings-AUDITIEM-AR-1-ZONU-228-auditi-updated_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BUILDING 228</text:p>
          </table:table-cell>
          <table:table-cell/>
          <table:table-cell table:style-name="ce10"/>
          <table:table-cell office:value-type="string" calcext:value-type="string">
            <text:p>Valdeķu iela 8A, Rīga, LV-1004</text:p>
          </table:table-cell>
          <table:table-cell table:style-name="ce21" office:value-type="float" office:value="1000740251001" calcext:value-type="float">
            <text:p>1000740251001</text:p>
          </table:table-cell>
          <table:table-cell table:content-validation-name="val1" office:value-type="string" calcext:value-type="string">
            <text:p>Hruščova (316. un 318. sērija) laika projekts 2.58</text:p>
          </table:table-cell>
          <table:table-cell table:style-name="ce25" table:content-validation-name="val2" table:formula="of:=VLOOKUP([.F1146];['file:///home/mixalako/Documents/EPU/rea-uc/datasets/Dataset-for-AI-tool_renovated-buildings-AUDITIEM-AR-1-ZONU-228-auditi-updated_ENG.xlsx'#$'Building series'.A$1:.F$1048576];6;0)" office:value-type="string" office:string-value="316/318" calcext:value-type="string">
            <text:p>316/318</text:p>
          </table:table-cell>
          <table:table-cell office:value-type="float" office:value="24.3" calcext:value-type="float">
            <text:p>24.3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table:style-name="ce28" table:formula="of:=VLOOKUP([.F1146];['file:///home/mixalako/Documents/EPU/rea-uc/datasets/Dataset-for-AI-tool_renovated-buildings-AUDITIEM-AR-1-ZONU-228-auditi-updated_ENG.xlsx'#$'Building series'.A$1:.C$1048576];2;0)" office:value-type="float" office:value="2.58" calcext:value-type="float">
            <text:p>2.58</text:p>
          </table:table-cell>
          <table:table-cell office:value-type="float" office:value="528.37" calcext:value-type="float">
            <text:p>528.37</text:p>
          </table:table-cell>
          <table:table-cell table:style-name="ce10" table:formula="of:=[.L1146]*[.K1146]" office:value-type="float" office:value="1363.1946" calcext:value-type="float">
            <text:p>1363.194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8" draw:text-style-name="P3" svg:width="131.73pt" svg:height="287.57pt" svg:x="1694.35pt" svg:y="21783.23pt" draw:caption-point-x="-11.54pt" draw:caption-point-y="118.54pt">
              <dc:date>2022-12-07T00:00:00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Ja ir centralizētā - AI meklē datubāzē un novalidē pēc auditu datiem. Ja nav, tad ņem vērā tikai aprēķināto, kas nebūs precīzi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12" calcext:value-type="float">
            <text:p>12</text:p>
          </table:table-cell>
          <table:table-cell table:style-name="ce40" office:value-type="float" office:value="528.37" calcext:value-type="float">
            <text:p>528.4</text:p>
          </table:table-cell>
          <table:table-cell office:value-type="float" office:value="1363.19" calcext:value-type="float">
            <text:p>1363.19</text:p>
          </table:table-cell>
          <table:table-cell table:style-name="ce43" office:value-type="float" office:value="19.774" calcext:value-type="float">
            <text:p>19.774</text:p>
          </table:table-cell>
          <table:table-cell office:value-type="float" office:value="203" calcext:value-type="float">
            <text:p>203</text:p>
          </table:table-cell>
          <table:table-cell office:value-type="float" office:value="0.6" calcext:value-type="float">
            <text:p>0.6</text:p>
          </table:table-cell>
          <table:table-cell table:style-name="ce45" table:content-validation-name="val4" office:value-type="string" calcext:value-type="string">
            <text:p>Single pipe</text:p>
          </table:table-cell>
          <table:table-cell table:style-name="ce6" table:content-validation-name="val5" office:value-type="string" calcext:value-type="string">
            <text:p>Individual</text:p>
          </table:table-cell>
          <table:table-cell office:value-type="float" office:value="86900" calcext:value-type="float">
            <text:p>86900</text:p>
          </table:table-cell>
          <table:table-cell table:style-name="ce25" office:value-type="string" calcext:value-type="string">
            <text:p>n/a</text:p>
          </table:table-cell>
          <table:table-cell table:formula="of:=SUM([.Y1146:.Z1146])" office:value-type="float" office:value="86900" calcext:value-type="float">
            <text:p>86900</text:p>
          </table:table-cell>
          <table:table-cell office:value-type="float" office:value="0.75" calcext:value-type="float">
            <text:p>0.75</text:p>
          </table:table-cell>
          <table:table-cell office:value-type="float" office:value="31010" calcext:value-type="float">
            <text:p>31010</text:p>
          </table:table-cell>
          <table:table-cell table:style-name="ce10" office:value-type="float" office:value="58.68" calcext:value-type="float">
            <text:p>58.68</text:p>
          </table:table-cell>
          <table:table-cell table:formula="of:=['file:///home/mixalako/Documents/EPU/rea-uc/datasets/Dataset-for-AI-tool_renovated-buildings-AUDITIEM-AR-1-ZONU-228-auditi-updated_ENG.xlsx'#$'Building envelope'.D4019]" office:value-type="float" office:value="1092.99" calcext:value-type="float">
            <text:p>1092.99</text:p>
          </table:table-cell>
          <table:table-cell table:style-name="ce10" table:formula="of:=['file:///home/mixalako/Documents/EPU/rea-uc/datasets/Dataset-for-AI-tool_renovated-buildings-AUDITIEM-AR-1-ZONU-228-auditi-updated_ENG.xlsx'#$'Building envelope'.E4019]" office:value-type="float" office:value="90422" calcext:value-type="float">
            <text:p>90422</text:p>
          </table:table-cell>
          <table:table-cell table:style-name="ce50" table:formula="of:=['file:///home/mixalako/Documents/EPU/rea-uc/datasets/Dataset-for-AI-tool_renovated-buildings-AUDITIEM-AR-1-ZONU-228-auditi-updated_ENG.xlsx'#$'Energy efficiency measures'.H3383]" office:value-type="currency" office:currency="EUR" office:value="0" calcext:value-type="currency">
            <text:p><text:s/>€ - <text:s text:c="2"/></text:p>
          </table:table-cell>
          <table:table-cell table:style-name="ce51" table:formula="of:=['file:///home/mixalako/Documents/EPU/rea-uc/datasets/Dataset-for-AI-tool_renovated-buildings-AUDITIEM-AR-1-ZONU-228-auditi-updated_ENG.xlsx'#$'Energy efficiency measures'.I3383]" office:value-type="string" office:string-value="" calcext:value-type="error">
            <text:p>#REF!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2" table:content-validation-name="val2"/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style-name="ce22" table:content-validation-name="val2"/>
          <table:table-cell table:style-name="ce22" table:number-columns-repeated="7"/>
          <table:table-cell table:style-name="ce33"/>
          <table:table-cell table:style-name="ce22"/>
          <table:table-cell table:style-name="ce33" table:number-columns-repeated="6"/>
          <table:table-cell table:style-name="ce46"/>
          <table:table-cell table:style-name="ce22" table:number-columns-repeated="6"/>
          <table:table-cell table:style-name="ce33" table:number-columns-repeated="3"/>
          <table:table-cell table:style-name="ce22"/>
          <table:table-cell table:style-name="ce33"/>
          <table:table-cell table:style-name="ce11" table:number-columns-repeated="990"/>
        </table:table-row>
        <table:table-row table:style-name="ro2" table:number-rows-repeated="1047427">
          <table:table-cell table:number-columns-repeated="6"/>
          <table:table-cell table:content-validation-name="val2"/>
          <table:table-cell table:number-columns-repeated="1017"/>
        </table:table-row>
        <table:table-row table:style-name="ro2">
          <table:table-cell table:number-columns-repeated="6"/>
          <table:table-cell table:content-validation-name="val2"/>
          <table:table-cell table:number-columns-repeated="1017"/>
        </table:table-row>
      </table:table>
      <table:table table:name="'file:///home/mixalako/Documents/EPU/rea-uc/datasets/Dataset-for-AI-tool_renovated-buildings-AUDITIEM-AR-1-ZONU-228-auditi-updated_ENG.xlsx'#Building envelope" table:print="false" table:style-name="ta_extref">
        <table:table-source xlink:type="simple" xlink:href="../Dataset-for-AI-tool_renovated-buildings-AUDITIEM-AR-1-ZONU-228-auditi-updated_ENG.xlsx" table:table-name="Building envelope" table:mode="copy-results-only"/>
        <table:table-column table:number-columns-repeated="5"/>
        <table:table-row table:number-rows-repeated="23">
          <table:table-cell table:number-columns-repeated="5"/>
        </table:table-row>
        <table:table-row>
          <table:table-cell table:number-columns-repeated="3"/>
          <table:table-cell table:style-name="ce1" office:value-type="float" office:value="15357.6">
            <text:p>15357.6</text:p>
          </table:table-cell>
          <table:table-cell table:style-name="ce1" office:value-type="float" office:value="1394570.6">
            <text:p>1394570.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393.76">
            <text:p>1393.76</text:p>
          </table:table-cell>
          <table:table-cell table:style-name="ce1" office:value-type="float" office:value="121140.69">
            <text:p>121140.69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3556.782">
            <text:p>3556.782</text:p>
          </table:table-cell>
          <table:table-cell table:style-name="ce1" office:value-type="float" office:value="306106">
            <text:p>30610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573.802">
            <text:p>3573.802</text:p>
          </table:table-cell>
          <table:table-cell table:style-name="ce1" office:value-type="float" office:value="294206.38">
            <text:p>294206.38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123.79">
            <text:p>1123.79</text:p>
          </table:table-cell>
          <table:table-cell table:style-name="ce1" office:value-type="float" office:value="88079.89">
            <text:p>88079.89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1105.502">
            <text:p>1105.502</text:p>
          </table:table-cell>
          <table:table-cell table:style-name="ce1" office:value-type="float" office:value="88712.27">
            <text:p>88712.27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3258.98">
            <text:p>3258.98</text:p>
          </table:table-cell>
          <table:table-cell table:style-name="ce1" office:value-type="float" office:value="279758">
            <text:p>279758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3057.01">
            <text:p>3057.01</text:p>
          </table:table-cell>
          <table:table-cell table:style-name="ce1" office:value-type="float" office:value="247333">
            <text:p>24733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2186.31">
            <text:p>2186.31</text:p>
          </table:table-cell>
          <table:table-cell table:style-name="ce1" office:value-type="float" office:value="169852">
            <text:p>16985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340.65">
            <text:p>1340.65</text:p>
          </table:table-cell>
          <table:table-cell table:style-name="ce1" office:value-type="float" office:value="96861">
            <text:p>96861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995.4">
            <text:p>995.4</text:p>
          </table:table-cell>
          <table:table-cell table:style-name="ce1" office:value-type="float" office:value="77730">
            <text:p>7773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2294.95">
            <text:p>2294.95</text:p>
          </table:table-cell>
          <table:table-cell table:style-name="ce1" office:value-type="float" office:value="178071">
            <text:p>178071</text:p>
          </table:table-cell>
        </table:table-row>
        <table:table-row table:number-rows-repeated="26">
          <table:table-cell table:number-columns-repeated="5"/>
        </table:table-row>
        <table:table-row>
          <table:table-cell table:number-columns-repeated="3"/>
          <table:table-cell table:style-name="ce1" office:value-type="float" office:value="4065.02">
            <text:p>4065.02</text:p>
          </table:table-cell>
          <table:table-cell table:style-name="ce1" office:value-type="float" office:value="304398">
            <text:p>304398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941.18">
            <text:p>1941.18</text:p>
          </table:table-cell>
          <table:table-cell table:style-name="ce1" office:value-type="float" office:value="147882">
            <text:p>14788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207.65">
            <text:p>1207.65</text:p>
          </table:table-cell>
          <table:table-cell table:style-name="ce1" office:value-type="float" office:value="89171">
            <text:p>89171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5768.89">
            <text:p>5768.89</text:p>
          </table:table-cell>
          <table:table-cell table:style-name="ce1" office:value-type="float" office:value="458422">
            <text:p>458422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3460.2">
            <text:p>3460.2</text:p>
          </table:table-cell>
          <table:table-cell table:style-name="ce1" office:value-type="float" office:value="302434.2">
            <text:p>302434.2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809.32">
            <text:p>3809.32</text:p>
          </table:table-cell>
          <table:table-cell table:style-name="ce1" office:value-type="float" office:value="338887.46">
            <text:p>338887.46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629.59">
            <text:p>3629.59</text:p>
          </table:table-cell>
          <table:table-cell table:style-name="ce1" office:value-type="float" office:value="317770">
            <text:p>317770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834.59">
            <text:p>1834.59</text:p>
          </table:table-cell>
          <table:table-cell table:style-name="ce1" office:value-type="float" office:value="160886.2">
            <text:p>160886.2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3386.51">
            <text:p>3386.51</text:p>
          </table:table-cell>
          <table:table-cell table:style-name="ce1" office:value-type="float" office:value="291208.71">
            <text:p>291208.71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4719.38">
            <text:p>4719.38</text:p>
          </table:table-cell>
          <table:table-cell table:style-name="ce1" office:value-type="float" office:value="430195.65">
            <text:p>430195.65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082.88">
            <text:p>1082.88</text:p>
          </table:table-cell>
          <table:table-cell table:style-name="ce1" office:value-type="float" office:value="94753.22">
            <text:p>94753.22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1046.79">
            <text:p>1046.79</text:p>
          </table:table-cell>
          <table:table-cell table:style-name="ce1" office:value-type="float" office:value="96291.31">
            <text:p>96291.31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825.55">
            <text:p>3825.55</text:p>
          </table:table-cell>
          <table:table-cell table:style-name="ce1" office:value-type="float" office:value="347041.04">
            <text:p>347041.04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705.97">
            <text:p>3705.97</text:p>
          </table:table-cell>
          <table:table-cell table:style-name="ce1" office:value-type="float" office:value="324095.96">
            <text:p>324095.96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5582.85">
            <text:p>5582.85</text:p>
          </table:table-cell>
          <table:table-cell table:style-name="ce1" office:value-type="float" office:value="501760.16">
            <text:p>501760.16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2834.37">
            <text:p>2834.37</text:p>
          </table:table-cell>
          <table:table-cell table:style-name="ce1" office:value-type="float" office:value="247872.45">
            <text:p>247872.45</text:p>
          </table:table-cell>
        </table:table-row>
        <table:table-row table:number-rows-repeated="27">
          <table:table-cell table:number-columns-repeated="5"/>
        </table:table-row>
        <table:table-row>
          <table:table-cell table:number-columns-repeated="3"/>
          <table:table-cell table:style-name="ce1" office:value-type="float" office:value="5162.91">
            <text:p>5162.91</text:p>
          </table:table-cell>
          <table:table-cell table:style-name="ce1" office:value-type="float" office:value="443459.69">
            <text:p>443459.69</text:p>
          </table:table-cell>
        </table:table-row>
        <table:table-row table:number-rows-repeated="23">
          <table:table-cell table:number-columns-repeated="5"/>
        </table:table-row>
        <table:table-row>
          <table:table-cell table:number-columns-repeated="3"/>
          <table:table-cell table:style-name="ce1" office:value-type="float" office:value="2897.09">
            <text:p>2897.09</text:p>
          </table:table-cell>
          <table:table-cell table:style-name="ce1" office:value-type="float" office:value="262955.43">
            <text:p>262955.4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768.45">
            <text:p>3768.45</text:p>
          </table:table-cell>
          <table:table-cell table:style-name="ce1" office:value-type="float" office:value="348103.48">
            <text:p>348103.48</text:p>
          </table:table-cell>
        </table:table-row>
        <table:table-row table:number-rows-repeated="23">
          <table:table-cell table:number-columns-repeated="5"/>
        </table:table-row>
        <table:table-row>
          <table:table-cell table:number-columns-repeated="3"/>
          <table:table-cell table:style-name="ce1" office:value-type="float" office:value="941.56">
            <text:p>941.56</text:p>
          </table:table-cell>
          <table:table-cell table:style-name="ce1" office:value-type="float" office:value="81745.35">
            <text:p>81745.35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1110.74">
            <text:p>1110.74</text:p>
          </table:table-cell>
          <table:table-cell table:style-name="ce1" office:value-type="float" office:value="94485.23">
            <text:p>94485.23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862.68">
            <text:p>862.68</text:p>
          </table:table-cell>
          <table:table-cell table:style-name="ce1" office:value-type="float" office:value="74813">
            <text:p>74813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31644.25">
            <text:p>31644.25</text:p>
          </table:table-cell>
          <table:table-cell table:style-name="ce1" office:value-type="float" office:value="2875285.16">
            <text:p>2875285.1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214.58">
            <text:p>1214.58</text:p>
          </table:table-cell>
          <table:table-cell table:style-name="ce1" office:value-type="float" office:value="96480">
            <text:p>96480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4568.57">
            <text:p>4568.57</text:p>
          </table:table-cell>
          <table:table-cell table:style-name="ce1" office:value-type="float" office:value="429759">
            <text:p>429759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791.39">
            <text:p>4791.39</text:p>
          </table:table-cell>
          <table:table-cell table:style-name="ce1" office:value-type="float" office:value="388140">
            <text:p>38814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2260.23">
            <text:p>2260.23</text:p>
          </table:table-cell>
          <table:table-cell table:style-name="ce1" office:value-type="float" office:value="182454">
            <text:p>182454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8723.28">
            <text:p>8723.28</text:p>
          </table:table-cell>
          <table:table-cell table:style-name="ce1" office:value-type="float" office:value="697823">
            <text:p>69782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407.46">
            <text:p>1407.46</text:p>
          </table:table-cell>
          <table:table-cell table:style-name="ce1" office:value-type="float" office:value="110340">
            <text:p>110340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6212.93">
            <text:p>6212.93</text:p>
          </table:table-cell>
          <table:table-cell table:style-name="ce1" office:value-type="float" office:value="557763">
            <text:p>557763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3"/>
          <table:table-cell table:style-name="ce1" office:value-type="float" office:value="2701.72">
            <text:p>2701.72</text:p>
          </table:table-cell>
          <table:table-cell table:style-name="ce1" office:value-type="float" office:value="234204">
            <text:p>234204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3"/>
          <table:table-cell table:style-name="ce1" office:value-type="float" office:value="10106.68">
            <text:p>10106.68</text:p>
          </table:table-cell>
          <table:table-cell table:style-name="ce1" office:value-type="float" office:value="956959">
            <text:p>956959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1179.72">
            <text:p>1179.72</text:p>
          </table:table-cell>
          <table:table-cell table:style-name="ce1" office:value-type="float" office:value="97821">
            <text:p>9782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3375.85">
            <text:p>3375.85</text:p>
          </table:table-cell>
          <table:table-cell table:style-name="ce1" office:value-type="float" office:value="255359.94">
            <text:p>255359.94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653.42">
            <text:p>653.42</text:p>
          </table:table-cell>
          <table:table-cell table:style-name="ce1" office:value-type="float" office:value="48671.04">
            <text:p>48671.04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5276.25">
            <text:p>5276.25</text:p>
          </table:table-cell>
          <table:table-cell table:style-name="ce1" office:value-type="float" office:value="452302.98">
            <text:p>452302.98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5780.05">
            <text:p>5780.05</text:p>
          </table:table-cell>
          <table:table-cell table:style-name="ce1" office:value-type="float" office:value="438055.99">
            <text:p>438055.99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587">
            <text:p>587</text:p>
          </table:table-cell>
          <table:table-cell table:style-name="ce1" office:value-type="float" office:value="49227.36">
            <text:p>49227.36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1651.97">
            <text:p>1651.97</text:p>
          </table:table-cell>
          <table:table-cell table:style-name="ce1" office:value-type="float" office:value="133989.55">
            <text:p>133989.55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5218.3">
            <text:p>5218.3</text:p>
          </table:table-cell>
          <table:table-cell table:style-name="ce1" office:value-type="float" office:value="398725">
            <text:p>398725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7966.99">
            <text:p>7966.99</text:p>
          </table:table-cell>
          <table:table-cell table:style-name="ce1" office:value-type="float" office:value="610089.77">
            <text:p>610089.77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2165.48">
            <text:p>2165.48</text:p>
          </table:table-cell>
          <table:table-cell table:style-name="ce1" office:value-type="float" office:value="171968.55">
            <text:p>171968.55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742.11">
            <text:p>1742.11</text:p>
          </table:table-cell>
          <table:table-cell table:style-name="ce1" office:value-type="float" office:value="129186.46">
            <text:p>129186.46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738.65">
            <text:p>1738.65</text:p>
          </table:table-cell>
          <table:table-cell table:style-name="ce1" office:value-type="float" office:value="137154.12">
            <text:p>137154.12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5560.4">
            <text:p>5560.4</text:p>
          </table:table-cell>
          <table:table-cell table:style-name="ce1" office:value-type="float" office:value="452092.56">
            <text:p>452092.56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4029.74">
            <text:p>4029.74</text:p>
          </table:table-cell>
          <table:table-cell table:style-name="ce1" office:value-type="float" office:value="326113.81">
            <text:p>326113.8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336.4">
            <text:p>1336.4</text:p>
          </table:table-cell>
          <table:table-cell table:style-name="ce1" office:value-type="float" office:value="119002.88">
            <text:p>119002.88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6644.75">
            <text:p>6644.75</text:p>
          </table:table-cell>
          <table:table-cell table:style-name="ce1" office:value-type="float" office:value="507399.91">
            <text:p>507399.9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8198.71">
            <text:p>8198.71</text:p>
          </table:table-cell>
          <table:table-cell table:style-name="ce1" office:value-type="float" office:value="667072.29">
            <text:p>667072.29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871.78">
            <text:p>1871.78</text:p>
          </table:table-cell>
          <table:table-cell table:style-name="ce1" office:value-type="float" office:value="135686.51">
            <text:p>135686.5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3225.44">
            <text:p>3225.44</text:p>
          </table:table-cell>
          <table:table-cell table:style-name="ce1" office:value-type="float" office:value="256769.06">
            <text:p>256769.06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2695.49">
            <text:p>2695.49</text:p>
          </table:table-cell>
          <table:table-cell table:style-name="ce1" office:value-type="float" office:value="235106">
            <text:p>235106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2711.2">
            <text:p>2711.2</text:p>
          </table:table-cell>
          <table:table-cell table:style-name="ce1" office:value-type="float" office:value="236201">
            <text:p>236201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2712.55">
            <text:p>2712.55</text:p>
          </table:table-cell>
          <table:table-cell table:style-name="ce1" office:value-type="float" office:value="234058">
            <text:p>234058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984.48">
            <text:p>2984.48</text:p>
          </table:table-cell>
          <table:table-cell table:style-name="ce1" office:value-type="float" office:value="259854">
            <text:p>259854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980.47">
            <text:p>2980.47</text:p>
          </table:table-cell>
          <table:table-cell table:style-name="ce1" office:value-type="float" office:value="259327">
            <text:p>259327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7049.69">
            <text:p>7049.69</text:p>
          </table:table-cell>
          <table:table-cell table:style-name="ce1" office:value-type="float" office:value="630273">
            <text:p>630273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650.59">
            <text:p>5650.59</text:p>
          </table:table-cell>
          <table:table-cell table:style-name="ce1" office:value-type="float" office:value="531913">
            <text:p>531913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3649.66">
            <text:p>3649.66</text:p>
          </table:table-cell>
          <table:table-cell table:style-name="ce1" office:value-type="float" office:value="303756">
            <text:p>303756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4105.97">
            <text:p>4105.97</text:p>
          </table:table-cell>
          <table:table-cell table:style-name="ce1" office:value-type="float" office:value="288792">
            <text:p>28879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729.27">
            <text:p>729.27</text:p>
          </table:table-cell>
          <table:table-cell table:style-name="ce1" office:value-type="float" office:value="53042">
            <text:p>5304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1930.79">
            <text:p>1930.79</text:p>
          </table:table-cell>
          <table:table-cell table:style-name="ce1" office:value-type="float" office:value="151460">
            <text:p>151460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2712.61">
            <text:p>2712.61</text:p>
          </table:table-cell>
          <table:table-cell table:style-name="ce1" office:value-type="float" office:value="228341">
            <text:p>228341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608.78">
            <text:p>2608.78</text:p>
          </table:table-cell>
          <table:table-cell table:style-name="ce1" office:value-type="float" office:value="231642">
            <text:p>23164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3529.81">
            <text:p>3529.81</text:p>
          </table:table-cell>
          <table:table-cell table:style-name="ce1" office:value-type="float" office:value="298594">
            <text:p>298594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4084.45">
            <text:p>4084.45</text:p>
          </table:table-cell>
          <table:table-cell table:style-name="ce1" office:value-type="float" office:value="367692.61">
            <text:p>367692.61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4237.13">
            <text:p>4237.13</text:p>
          </table:table-cell>
          <table:table-cell table:style-name="ce1" office:value-type="float" office:value="364022.16">
            <text:p>364022.1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164.93">
            <text:p>1164.93</text:p>
          </table:table-cell>
          <table:table-cell table:style-name="ce1" office:value-type="float" office:value="98373.61">
            <text:p>98373.61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2188.77">
            <text:p>2188.77</text:p>
          </table:table-cell>
          <table:table-cell table:style-name="ce1" office:value-type="float" office:value="192505.62">
            <text:p>192505.62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9165.97">
            <text:p>9165.97</text:p>
          </table:table-cell>
          <table:table-cell table:style-name="ce1" office:value-type="float" office:value="812476.68">
            <text:p>812476.68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380.33">
            <text:p>5380.33</text:p>
          </table:table-cell>
          <table:table-cell table:style-name="ce1" office:value-type="float" office:value="496568.64">
            <text:p>496568.64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2562.73">
            <text:p>2562.73</text:p>
          </table:table-cell>
          <table:table-cell table:style-name="ce1" office:value-type="float" office:value="214215.21">
            <text:p>214215.2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908.05">
            <text:p>908.05</text:p>
          </table:table-cell>
          <table:table-cell table:style-name="ce1" office:value-type="float" office:value="79632.36">
            <text:p>79632.3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310.67">
            <text:p>5310.67</text:p>
          </table:table-cell>
          <table:table-cell table:style-name="ce1" office:value-type="float" office:value="450419.03">
            <text:p>450419.0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469.41">
            <text:p>4469.41</text:p>
          </table:table-cell>
          <table:table-cell table:style-name="ce1" office:value-type="float" office:value="371632.25">
            <text:p>371632.25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4537.39">
            <text:p>4537.39</text:p>
          </table:table-cell>
          <table:table-cell table:style-name="ce1" office:value-type="float" office:value="374638">
            <text:p>374638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437.61">
            <text:p>3437.61</text:p>
          </table:table-cell>
          <table:table-cell table:style-name="ce1" office:value-type="float" office:value="302512">
            <text:p>30251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823.77">
            <text:p>3823.77</text:p>
          </table:table-cell>
          <table:table-cell table:style-name="ce1" office:value-type="float" office:value="363851">
            <text:p>363851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1046.96">
            <text:p>1046.96</text:p>
          </table:table-cell>
          <table:table-cell table:style-name="ce1" office:value-type="float" office:value="80115">
            <text:p>80115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1886.3">
            <text:p>1886.3</text:p>
          </table:table-cell>
          <table:table-cell table:style-name="ce1" office:value-type="float" office:value="190830.97">
            <text:p>190830.97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712.8">
            <text:p>712.8</text:p>
          </table:table-cell>
          <table:table-cell table:style-name="ce1" office:value-type="float" office:value="59730.17">
            <text:p>59730.17</text:p>
          </table:table-cell>
        </table:table-row>
        <table:table-row table:number-rows-repeated="25">
          <table:table-cell table:number-columns-repeated="5"/>
        </table:table-row>
        <table:table-row>
          <table:table-cell table:number-columns-repeated="3"/>
          <table:table-cell table:style-name="ce1" office:value-type="float" office:value="2025.094">
            <text:p>2025.094</text:p>
          </table:table-cell>
          <table:table-cell table:style-name="ce1" office:value-type="float" office:value="166883.16">
            <text:p>166883.16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2324.3">
            <text:p>2324.3</text:p>
          </table:table-cell>
          <table:table-cell table:style-name="ce1" office:value-type="float" office:value="226476">
            <text:p>22647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295.9">
            <text:p>3295.9</text:p>
          </table:table-cell>
          <table:table-cell table:style-name="ce1" office:value-type="float" office:value="291518">
            <text:p>291518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582.4">
            <text:p>1582.4</text:p>
          </table:table-cell>
          <table:table-cell table:style-name="ce1" office:value-type="float" office:value="142621">
            <text:p>14262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2640">
            <text:p>2640</text:p>
          </table:table-cell>
          <table:table-cell table:style-name="ce1" office:value-type="float" office:value="239222">
            <text:p>239222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362">
            <text:p>3362</text:p>
          </table:table-cell>
          <table:table-cell table:style-name="ce1" office:value-type="float" office:value="256918">
            <text:p>256918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8784.59">
            <text:p>8784.59</text:p>
          </table:table-cell>
          <table:table-cell table:style-name="ce1" office:value-type="float" office:value="706854">
            <text:p>706854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5776.7">
            <text:p>5776.7</text:p>
          </table:table-cell>
          <table:table-cell table:style-name="ce1" office:value-type="float" office:value="547256">
            <text:p>547256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4723.37">
            <text:p>4723.37</text:p>
          </table:table-cell>
          <table:table-cell table:style-name="ce1" office:value-type="float" office:value="380047">
            <text:p>380047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955.86">
            <text:p>955.86</text:p>
          </table:table-cell>
          <table:table-cell table:style-name="ce1" office:value-type="float" office:value="72526">
            <text:p>72526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705.74">
            <text:p>705.74</text:p>
          </table:table-cell>
          <table:table-cell table:style-name="ce1" office:value-type="float" office:value="53613187.35">
            <text:p>53613187.35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5095.23">
            <text:p>5095.23</text:p>
          </table:table-cell>
          <table:table-cell table:style-name="ce1" office:value-type="float" office:value="447308">
            <text:p>447308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2308.2">
            <text:p>2308.2</text:p>
          </table:table-cell>
          <table:table-cell table:style-name="ce1" office:value-type="float" office:value="209397">
            <text:p>209397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2698.26">
            <text:p>2698.26</text:p>
          </table:table-cell>
          <table:table-cell table:style-name="ce1" office:value-type="float" office:value="194974.4">
            <text:p>194974.4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1001.4">
            <text:p>1001.4</text:p>
          </table:table-cell>
          <table:table-cell table:style-name="ce1" office:value-type="float" office:value="77437.95">
            <text:p>77437.95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1231.62">
            <text:p>1231.62</text:p>
          </table:table-cell>
          <table:table-cell table:style-name="ce1" office:value-type="float" office:value="91429.06">
            <text:p>91429.06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787.93">
            <text:p>3787.93</text:p>
          </table:table-cell>
          <table:table-cell table:style-name="ce1" office:value-type="float" office:value="298250.24">
            <text:p>298250.24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6485.92">
            <text:p>6485.92</text:p>
          </table:table-cell>
          <table:table-cell table:style-name="ce1" office:value-type="float" office:value="554010.32">
            <text:p>554010.3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686.81">
            <text:p>686.81</text:p>
          </table:table-cell>
          <table:table-cell table:style-name="ce1" office:value-type="float" office:value="48161">
            <text:p>48161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5149.61">
            <text:p>15149.61</text:p>
          </table:table-cell>
          <table:table-cell table:style-name="ce1" office:value-type="float" office:value="1380478">
            <text:p>1380478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5424.44">
            <text:p>15424.44</text:p>
          </table:table-cell>
          <table:table-cell table:style-name="ce1" office:value-type="float" office:value="1408339">
            <text:p>1408339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5660.9">
            <text:p>5660.9</text:p>
          </table:table-cell>
          <table:table-cell table:style-name="ce1" office:value-type="float" office:value="464791">
            <text:p>464791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4621.21">
            <text:p>4621.21</text:p>
          </table:table-cell>
          <table:table-cell table:style-name="ce1" office:value-type="float" office:value="344785">
            <text:p>344785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409.11">
            <text:p>1409.11</text:p>
          </table:table-cell>
          <table:table-cell table:style-name="ce1" office:value-type="float" office:value="107881">
            <text:p>107881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7068.05">
            <text:p>7068.05</text:p>
          </table:table-cell>
          <table:table-cell table:style-name="ce1" office:value-type="float" office:value="708258">
            <text:p>708258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128.9">
            <text:p>3128.9</text:p>
          </table:table-cell>
          <table:table-cell table:style-name="ce1" office:value-type="float" office:value="282740">
            <text:p>282740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215.8">
            <text:p>3215.8</text:p>
          </table:table-cell>
          <table:table-cell table:style-name="ce1" office:value-type="float" office:value="267535">
            <text:p>267535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3"/>
          <table:table-cell table:style-name="ce1" office:value-type="float" office:value="5144.8">
            <text:p>5144.8</text:p>
          </table:table-cell>
          <table:table-cell table:style-name="ce1" office:value-type="float" office:value="483659">
            <text:p>483659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3505.09">
            <text:p>3505.09</text:p>
          </table:table-cell>
          <table:table-cell table:style-name="ce1" office:value-type="float" office:value="319137">
            <text:p>319137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4464.87">
            <text:p>4464.87</text:p>
          </table:table-cell>
          <table:table-cell table:style-name="ce1" office:value-type="float" office:value="410608">
            <text:p>410608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5397.49">
            <text:p>15397.49</text:p>
          </table:table-cell>
          <table:table-cell table:style-name="ce1" office:value-type="float" office:value="1368340">
            <text:p>1368340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5406.83">
            <text:p>5406.83</text:p>
          </table:table-cell>
          <table:table-cell table:style-name="ce1" office:value-type="float" office:value="492896">
            <text:p>492896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178.9">
            <text:p>3178.9</text:p>
          </table:table-cell>
          <table:table-cell table:style-name="ce1" office:value-type="float" office:value="287321">
            <text:p>287321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9644.89">
            <text:p>9644.89</text:p>
          </table:table-cell>
          <table:table-cell table:style-name="ce1" office:value-type="float" office:value="881474">
            <text:p>881474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5049.8">
            <text:p>5049.8</text:p>
          </table:table-cell>
          <table:table-cell table:style-name="ce1" office:value-type="float" office:value="463210">
            <text:p>463210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2710.88">
            <text:p>2710.88</text:p>
          </table:table-cell>
          <table:table-cell table:style-name="ce1" office:value-type="float" office:value="250796">
            <text:p>250796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192.31">
            <text:p>3192.31</text:p>
          </table:table-cell>
          <table:table-cell table:style-name="ce1" office:value-type="float" office:value="276439">
            <text:p>276439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4306.77">
            <text:p>4306.77</text:p>
          </table:table-cell>
          <table:table-cell table:style-name="ce1" office:value-type="float" office:value="362031">
            <text:p>362031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1316.55">
            <text:p>1316.55</text:p>
          </table:table-cell>
          <table:table-cell table:style-name="ce1" office:value-type="float" office:value="105536">
            <text:p>10553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670.6">
            <text:p>670.6</text:p>
          </table:table-cell>
          <table:table-cell table:style-name="ce1" office:value-type="float" office:value="52128">
            <text:p>52128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894.12">
            <text:p>894.12</text:p>
          </table:table-cell>
          <table:table-cell table:style-name="ce1" office:value-type="float" office:value="70208">
            <text:p>70208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1681.34">
            <text:p>1681.34</text:p>
          </table:table-cell>
          <table:table-cell table:style-name="ce1" office:value-type="float" office:value="127310">
            <text:p>127310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4011.2">
            <text:p>4011.2</text:p>
          </table:table-cell>
          <table:table-cell table:style-name="ce1" office:value-type="float" office:value="351195">
            <text:p>351195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941.29">
            <text:p>2941.29</text:p>
          </table:table-cell>
          <table:table-cell table:style-name="ce1" office:value-type="float" office:value="240929">
            <text:p>240929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816.95">
            <text:p>3816.95</text:p>
          </table:table-cell>
          <table:table-cell table:style-name="ce1" office:value-type="float" office:value="335919">
            <text:p>335919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7202.91">
            <text:p>7202.91</text:p>
          </table:table-cell>
          <table:table-cell table:style-name="ce1" office:value-type="float" office:value="660677">
            <text:p>660677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6685.97">
            <text:p>6685.97</text:p>
          </table:table-cell>
          <table:table-cell table:style-name="ce1" office:value-type="float" office:value="537013">
            <text:p>537013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4921.1">
            <text:p>4921.1</text:p>
          </table:table-cell>
          <table:table-cell table:style-name="ce1" office:value-type="float" office:value="458962">
            <text:p>458962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3607.21">
            <text:p>3607.21</text:p>
          </table:table-cell>
          <table:table-cell table:style-name="ce1" office:value-type="float" office:value="301448">
            <text:p>301448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4309.97">
            <text:p>4309.97</text:p>
          </table:table-cell>
          <table:table-cell table:style-name="ce1" office:value-type="float" office:value="354128">
            <text:p>354128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578.08">
            <text:p>3578.08</text:p>
          </table:table-cell>
          <table:table-cell table:style-name="ce1" office:value-type="float" office:value="316720">
            <text:p>316720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516.23">
            <text:p>3516.23</text:p>
          </table:table-cell>
          <table:table-cell table:style-name="ce1" office:value-type="float" office:value="310479">
            <text:p>310479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523.01">
            <text:p>3523.01</text:p>
          </table:table-cell>
          <table:table-cell table:style-name="ce1" office:value-type="float" office:value="311164">
            <text:p>311164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942.07">
            <text:p>942.07</text:p>
          </table:table-cell>
          <table:table-cell table:style-name="ce1" office:value-type="float" office:value="67789">
            <text:p>67789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203.79">
            <text:p>3203.79</text:p>
          </table:table-cell>
          <table:table-cell table:style-name="ce1" office:value-type="float" office:value="267900">
            <text:p>26790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930.77">
            <text:p>3930.77</text:p>
          </table:table-cell>
          <table:table-cell table:style-name="ce1" office:value-type="float" office:value="358972">
            <text:p>358972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867">
            <text:p>867</text:p>
          </table:table-cell>
          <table:table-cell table:style-name="ce1" office:value-type="float" office:value="60208">
            <text:p>60208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3625.15">
            <text:p>3625.15</text:p>
          </table:table-cell>
          <table:table-cell table:style-name="ce1" office:value-type="float" office:value="277073">
            <text:p>27707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198.4">
            <text:p>5198.4</text:p>
          </table:table-cell>
          <table:table-cell table:style-name="ce1" office:value-type="float" office:value="454680">
            <text:p>45468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247.3">
            <text:p>5247.3</text:p>
          </table:table-cell>
          <table:table-cell table:style-name="ce1" office:value-type="float" office:value="459207">
            <text:p>459207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155.9">
            <text:p>5155.9</text:p>
          </table:table-cell>
          <table:table-cell table:style-name="ce1" office:value-type="float" office:value="450746">
            <text:p>450746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021.1">
            <text:p>5021.1</text:p>
          </table:table-cell>
          <table:table-cell table:style-name="ce1" office:value-type="float" office:value="445770">
            <text:p>445770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7477">
            <text:p>7477</text:p>
          </table:table-cell>
          <table:table-cell table:style-name="ce1" office:value-type="float" office:value="684482">
            <text:p>68448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934.5">
            <text:p>4934.5</text:p>
          </table:table-cell>
          <table:table-cell table:style-name="ce1" office:value-type="float" office:value="461447">
            <text:p>461447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054.5">
            <text:p>5054.5</text:p>
          </table:table-cell>
          <table:table-cell table:style-name="ce1" office:value-type="float" office:value="455110">
            <text:p>455110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4963.4">
            <text:p>4963.4</text:p>
          </table:table-cell>
          <table:table-cell table:style-name="ce1" office:value-type="float" office:value="447372">
            <text:p>44737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599.4">
            <text:p>3599.4</text:p>
          </table:table-cell>
          <table:table-cell table:style-name="ce1" office:value-type="float" office:value="309877">
            <text:p>309877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3334.5">
            <text:p>3334.5</text:p>
          </table:table-cell>
          <table:table-cell table:style-name="ce1" office:value-type="float" office:value="294857">
            <text:p>294857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6058.5">
            <text:p>6058.5</text:p>
          </table:table-cell>
          <table:table-cell table:style-name="ce1" office:value-type="float" office:value="529917">
            <text:p>529917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466.8">
            <text:p>4466.8</text:p>
          </table:table-cell>
          <table:table-cell table:style-name="ce1" office:value-type="float" office:value="387162">
            <text:p>38716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4358">
            <text:p>4358</text:p>
          </table:table-cell>
          <table:table-cell table:style-name="ce1" office:value-type="float" office:value="367504">
            <text:p>367504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7696.9">
            <text:p>7696.9</text:p>
          </table:table-cell>
          <table:table-cell table:style-name="ce1" office:value-type="float" office:value="681102">
            <text:p>68110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660.1">
            <text:p>5660.1</text:p>
          </table:table-cell>
          <table:table-cell table:style-name="ce1" office:value-type="float" office:value="505416">
            <text:p>505416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6455.8">
            <text:p>6455.8</text:p>
          </table:table-cell>
          <table:table-cell table:style-name="ce1" office:value-type="float" office:value="557155">
            <text:p>557155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3425.7">
            <text:p>3425.7</text:p>
          </table:table-cell>
          <table:table-cell table:style-name="ce1" office:value-type="float" office:value="303277">
            <text:p>303277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875.1">
            <text:p>875.1</text:p>
          </table:table-cell>
          <table:table-cell table:style-name="ce1" office:value-type="float" office:value="75688">
            <text:p>75688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5013.4">
            <text:p>5013.4</text:p>
          </table:table-cell>
          <table:table-cell table:style-name="ce1" office:value-type="float" office:value="446682">
            <text:p>446682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9417.2">
            <text:p>9417.2</text:p>
          </table:table-cell>
          <table:table-cell table:style-name="ce1" office:value-type="float" office:value="837530">
            <text:p>837530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1904.4">
            <text:p>1904.4</text:p>
          </table:table-cell>
          <table:table-cell table:style-name="ce1" office:value-type="float" office:value="163307">
            <text:p>163307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5075.3">
            <text:p>5075.3</text:p>
          </table:table-cell>
          <table:table-cell table:style-name="ce1" office:value-type="float" office:value="452430">
            <text:p>452430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1036.3">
            <text:p>1036.3</text:p>
          </table:table-cell>
          <table:table-cell table:style-name="ce1" office:value-type="float" office:value="77379">
            <text:p>77379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768.4">
            <text:p>768.4</text:p>
          </table:table-cell>
          <table:table-cell table:style-name="ce1" office:value-type="float" office:value="61949">
            <text:p>61949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2046.6">
            <text:p>2046.6</text:p>
          </table:table-cell>
          <table:table-cell table:style-name="ce1" office:value-type="float" office:value="168291">
            <text:p>168291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989.1">
            <text:p>989.1</text:p>
          </table:table-cell>
          <table:table-cell table:style-name="ce1" office:value-type="float" office:value="77766">
            <text:p>77766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2755.5">
            <text:p>2755.5</text:p>
          </table:table-cell>
          <table:table-cell table:style-name="ce1" office:value-type="float" office:value="225158">
            <text:p>225158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2497.1">
            <text:p>2497.1</text:p>
          </table:table-cell>
          <table:table-cell table:style-name="ce1" office:value-type="float" office:value="208787">
            <text:p>208787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497.7">
            <text:p>1497.7</text:p>
          </table:table-cell>
          <table:table-cell table:style-name="ce1" office:value-type="float" office:value="121181">
            <text:p>121181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8292.4">
            <text:p>8292.4</text:p>
          </table:table-cell>
          <table:table-cell table:style-name="ce1" office:value-type="float" office:value="692904">
            <text:p>692904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10534.1">
            <text:p>10534.1</text:p>
          </table:table-cell>
          <table:table-cell table:style-name="ce1" office:value-type="float" office:value="871428">
            <text:p>871428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076.52">
            <text:p>1076.52</text:p>
          </table:table-cell>
          <table:table-cell table:style-name="ce1" office:value-type="float" office:value="81726">
            <text:p>81726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5464.5">
            <text:p>5464.5</text:p>
          </table:table-cell>
          <table:table-cell table:style-name="ce1" office:value-type="float" office:value="420980">
            <text:p>420980</text:p>
          </table:table-cell>
        </table:table-row>
        <table:table-row table:number-rows-repeated="21">
          <table:table-cell table:number-columns-repeated="5"/>
        </table:table-row>
        <table:table-row>
          <table:table-cell table:number-columns-repeated="3"/>
          <table:table-cell table:style-name="ce1" office:value-type="float" office:value="3675.6">
            <text:p>3675.6</text:p>
          </table:table-cell>
          <table:table-cell table:style-name="ce1" office:value-type="float" office:value="295604">
            <text:p>295604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4721.8">
            <text:p>4721.8</text:p>
          </table:table-cell>
          <table:table-cell table:style-name="ce1" office:value-type="float" office:value="375296">
            <text:p>37529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654">
            <text:p>3654</text:p>
          </table:table-cell>
          <table:table-cell table:style-name="ce1" office:value-type="float" office:value="297123">
            <text:p>297123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4300.4">
            <text:p>4300.4</text:p>
          </table:table-cell>
          <table:table-cell table:style-name="ce1" office:value-type="float" office:value="348337">
            <text:p>348337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852.4">
            <text:p>1852.4</text:p>
          </table:table-cell>
          <table:table-cell table:style-name="ce1" office:value-type="float" office:value="144628">
            <text:p>144628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233.1">
            <text:p>4233.1</text:p>
          </table:table-cell>
          <table:table-cell table:style-name="ce1" office:value-type="float" office:value="331106">
            <text:p>331106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8121.6">
            <text:p>8121.6</text:p>
          </table:table-cell>
          <table:table-cell table:style-name="ce1" office:value-type="float" office:value="689863">
            <text:p>68986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6467.8">
            <text:p>6467.8</text:p>
          </table:table-cell>
          <table:table-cell table:style-name="ce1" office:value-type="float" office:value="557866">
            <text:p>557866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3539.8">
            <text:p>3539.8</text:p>
          </table:table-cell>
          <table:table-cell table:style-name="ce1" office:value-type="float" office:value="309220">
            <text:p>30922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564.5">
            <text:p>3564.5</text:p>
          </table:table-cell>
          <table:table-cell table:style-name="ce1" office:value-type="float" office:value="295932">
            <text:p>29593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699.5">
            <text:p>3699.5</text:p>
          </table:table-cell>
          <table:table-cell table:style-name="ce1" office:value-type="float" office:value="353406">
            <text:p>353406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470.1">
            <text:p>5470.1</text:p>
          </table:table-cell>
          <table:table-cell table:style-name="ce1" office:value-type="float" office:value="459783">
            <text:p>459783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2473.6">
            <text:p>2473.6</text:p>
          </table:table-cell>
          <table:table-cell table:style-name="ce1" office:value-type="float" office:value="197044">
            <text:p>197044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2358.6">
            <text:p>2358.6</text:p>
          </table:table-cell>
          <table:table-cell table:style-name="ce1" office:value-type="float" office:value="191820">
            <text:p>19182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407.4">
            <text:p>4407.4</text:p>
          </table:table-cell>
          <table:table-cell table:style-name="ce1" office:value-type="float" office:value="363528">
            <text:p>363528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741.7">
            <text:p>3741.7</text:p>
          </table:table-cell>
          <table:table-cell table:style-name="ce1" office:value-type="float" office:value="361617">
            <text:p>361617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4789.3">
            <text:p>4789.3</text:p>
          </table:table-cell>
          <table:table-cell table:style-name="ce1" office:value-type="float" office:value="465250">
            <text:p>465250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3525.2">
            <text:p>3525.2</text:p>
          </table:table-cell>
          <table:table-cell table:style-name="ce1" office:value-type="float" office:value="349711">
            <text:p>349711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2935.1">
            <text:p>2935.1</text:p>
          </table:table-cell>
          <table:table-cell table:style-name="ce1" office:value-type="float" office:value="278237">
            <text:p>278237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632.1">
            <text:p>1632.1</text:p>
          </table:table-cell>
          <table:table-cell table:style-name="ce1" office:value-type="float" office:value="155122">
            <text:p>15512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591.1">
            <text:p>591.1</text:p>
          </table:table-cell>
          <table:table-cell table:style-name="ce1" office:value-type="float" office:value="54883">
            <text:p>54883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5844.5">
            <text:p>5844.5</text:p>
          </table:table-cell>
          <table:table-cell table:style-name="ce1" office:value-type="float" office:value="570054">
            <text:p>570054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536.9">
            <text:p>536.9</text:p>
          </table:table-cell>
          <table:table-cell table:style-name="ce1" office:value-type="float" office:value="40074">
            <text:p>40074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2574.3">
            <text:p>2574.3</text:p>
          </table:table-cell>
          <table:table-cell table:style-name="ce1" office:value-type="float" office:value="236709">
            <text:p>236709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589.3">
            <text:p>1589.3</text:p>
          </table:table-cell>
          <table:table-cell table:style-name="ce1" office:value-type="float" office:value="146442">
            <text:p>146442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068.4">
            <text:p>1068.4</text:p>
          </table:table-cell>
          <table:table-cell table:style-name="ce1" office:value-type="float" office:value="97352">
            <text:p>97352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3"/>
          <table:table-cell table:style-name="ce1" office:value-type="float" office:value="3731.3">
            <text:p>3731.3</text:p>
          </table:table-cell>
          <table:table-cell table:style-name="ce1" office:value-type="float" office:value="323920">
            <text:p>323920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1249">
            <text:p>1249</text:p>
          </table:table-cell>
          <table:table-cell table:style-name="ce1" office:value-type="float" office:value="97031">
            <text:p>97031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608">
            <text:p>2608</text:p>
          </table:table-cell>
          <table:table-cell table:style-name="ce1" office:value-type="float" office:value="228702">
            <text:p>228702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3653.7">
            <text:p>3653.7</text:p>
          </table:table-cell>
          <table:table-cell table:style-name="ce1" office:value-type="float" office:value="344800">
            <text:p>344800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1493.7">
            <text:p>1493.7</text:p>
          </table:table-cell>
          <table:table-cell table:style-name="ce1" office:value-type="float" office:value="126536">
            <text:p>126536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2765">
            <text:p>2765</text:p>
          </table:table-cell>
          <table:table-cell table:style-name="ce1" office:value-type="float" office:value="245866">
            <text:p>245866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1773">
            <text:p>1773</text:p>
          </table:table-cell>
          <table:table-cell table:style-name="ce1" office:value-type="float" office:value="152014">
            <text:p>152014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4003.9">
            <text:p>4003.9</text:p>
          </table:table-cell>
          <table:table-cell table:style-name="ce1" office:value-type="float" office:value="356828">
            <text:p>356828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6814">
            <text:p>6814</text:p>
          </table:table-cell>
          <table:table-cell table:style-name="ce1" office:value-type="float" office:value="619022">
            <text:p>61902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34.05">
            <text:p>534.05</text:p>
          </table:table-cell>
          <table:table-cell table:style-name="ce1" office:value-type="float" office:value="43837">
            <text:p>43837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35.8">
            <text:p>535.8</text:p>
          </table:table-cell>
          <table:table-cell table:style-name="ce1" office:value-type="float" office:value="43987">
            <text:p>43987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24.13">
            <text:p>524.13</text:p>
          </table:table-cell>
          <table:table-cell table:style-name="ce1" office:value-type="float" office:value="43017">
            <text:p>43017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507.61">
            <text:p>507.61</text:p>
          </table:table-cell>
          <table:table-cell table:style-name="ce1" office:value-type="float" office:value="41530">
            <text:p>41530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2806.48">
            <text:p>2806.48</text:p>
          </table:table-cell>
          <table:table-cell table:style-name="ce1" office:value-type="float" office:value="232037">
            <text:p>232037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4902.66">
            <text:p>4902.66</text:p>
          </table:table-cell>
          <table:table-cell table:style-name="ce1" office:value-type="float" office:value="417426">
            <text:p>417426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753.47">
            <text:p>1753.47</text:p>
          </table:table-cell>
          <table:table-cell table:style-name="ce1" office:value-type="float" office:value="145474">
            <text:p>145474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1209.94">
            <text:p>1209.94</text:p>
          </table:table-cell>
          <table:table-cell table:style-name="ce1" office:value-type="float" office:value="98572">
            <text:p>98572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011.43">
            <text:p>1011.43</text:p>
          </table:table-cell>
          <table:table-cell table:style-name="ce1" office:value-type="float" office:value="85880">
            <text:p>85880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1092.99">
            <text:p>1092.99</text:p>
          </table:table-cell>
          <table:table-cell table:style-name="ce1" office:value-type="float" office:value="90422">
            <text:p>90422</text:p>
          </table:table-cell>
        </table:table-row>
      </table:table>
      <table:table table:name="'file:///home/mixalako/Documents/EPU/rea-uc/datasets/Dataset-for-AI-tool_renovated-buildings-AUDITIEM-AR-1-ZONU-228-auditi-updated_ENG.xlsx'#Energy efficiency measures" table:print="false" table:style-name="ta_extref">
        <table:table-source xlink:type="simple" xlink:href="../Dataset-for-AI-tool_renovated-buildings-AUDITIEM-AR-1-ZONU-228-auditi-updated_ENG.xlsx" table:table-name="Energy efficiency measures" table:mode="copy-results-only"/>
        <table:table-column table:number-columns-repeated="9"/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466500">
            <text:p>14665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70755">
            <text:p>70755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20039.63">
            <text:p>220039.63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183250.1">
            <text:p>183250.1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68587.43">
            <text:p>68587.43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75260.7">
            <text:p>75260.7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254900">
            <text:p>2549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129700">
            <text:p>1297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221100">
            <text:p>2211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83480">
            <text:p>8348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62200">
            <text:p>622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139700">
            <text:p>1397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269400">
            <text:p>2694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117600">
            <text:p>1176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81500">
            <text:p>815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412100">
            <text:p>412100</text:p>
          </table:table-cell>
          <table:table-cell>
            <text:p/>
          </table:table-cell>
        </table:table-row>
        <table:table-row table:number-rows-repeated="8">
          <table:table-cell table:number-columns-repeated="9"/>
        </table:table-row>
        <table:table-row>
          <table:table-cell table:number-columns-repeated="7"/>
          <table:table-cell office:value-type="float" office:value="243187">
            <text:p>243187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325911">
            <text:p>325911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245204">
            <text:p>245204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11559">
            <text:p>111559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233221">
            <text:p>233221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91820">
            <text:p>39182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82296">
            <text:p>82296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62999">
            <text:p>62999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87309">
            <text:p>287309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284032">
            <text:p>284032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393995">
            <text:p>393995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198827">
            <text:p>198827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78499">
            <text:p>378499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192008">
            <text:p>192008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32356">
            <text:p>232356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75382">
            <text:p>75382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85948">
            <text:p>85948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87300">
            <text:p>873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2704528">
            <text:p>2704528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80600">
            <text:p>806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349500">
            <text:p>3495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05300">
            <text:p>3053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41100">
            <text:p>1411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650400">
            <text:p>6504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48400">
            <text:p>1484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235200">
            <text:p>2352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198300">
            <text:p>1983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729700">
            <text:p>7297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81400">
            <text:p>814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64200">
            <text:p>2642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35000">
            <text:p>350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678900">
            <text:p>6789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462700">
            <text:p>4627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28200">
            <text:p>282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56200">
            <text:p>562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582800">
            <text:p>5828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817300">
            <text:p>8173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151900">
            <text:p>1519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33500">
            <text:p>1335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33300">
            <text:p>1333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566600">
            <text:p>5666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69400">
            <text:p>3694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72100">
            <text:p>721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587800">
            <text:p>5878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892700">
            <text:p>8927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78300">
            <text:p>1783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45900">
            <text:p>3459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271830">
            <text:p>27183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299500">
            <text:p>2995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301800">
            <text:p>3018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312900">
            <text:p>3129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312900">
            <text:p>3129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766100">
            <text:p>7661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569400">
            <text:p>5694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18170">
            <text:p>31817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331900">
            <text:p>3319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63700">
            <text:p>637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144600">
            <text:p>1446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272110">
            <text:p>27211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299400">
            <text:p>2994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14800">
            <text:p>3148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297273">
            <text:p>297273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127388">
            <text:p>127388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42300">
            <text:p>423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114306">
            <text:p>114306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700866">
            <text:p>700866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402441">
            <text:p>402441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136741">
            <text:p>136741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10471">
            <text:p>10471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430654">
            <text:p>430654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353326">
            <text:p>353326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88740">
            <text:p>28874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41100">
            <text:p>2411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211260">
            <text:p>21126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57480">
            <text:p>5748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74815.55">
            <text:p>74815.55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36071.5">
            <text:p>36071.5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125845.77">
            <text:p>125845.77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175900">
            <text:p>175900</text:p>
          </table:table-cell>
          <table:table-cell>
            <text:p/>
          </table:table-cell>
        </table:table-row>
        <table:table-row table:number-rows-repeated="8">
          <table:table-cell table:number-columns-repeated="9"/>
        </table:table-row>
        <table:table-row>
          <table:table-cell table:number-columns-repeated="7"/>
          <table:table-cell office:value-type="float" office:value="69600">
            <text:p>696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70320">
            <text:p>7032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202400">
            <text:p>2024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222000">
            <text:p>2220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562800">
            <text:p>5628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426300">
            <text:p>4263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393570">
            <text:p>39357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49980">
            <text:p>4998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24341.65">
            <text:p>24341.65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351550">
            <text:p>35155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218800">
            <text:p>2188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32100">
            <text:p>2321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50300">
            <text:p>503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102580.47">
            <text:p>102580.47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337111.22">
            <text:p>337111.22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529903">
            <text:p>529903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54500">
            <text:p>545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1463700">
            <text:p>14637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1422900">
            <text:p>14229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557800">
            <text:p>5578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401000">
            <text:p>4010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110700">
            <text:p>1107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742000">
            <text:p>7420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291200">
            <text:p>2912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311700">
            <text:p>3117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531200">
            <text:p>5312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383600">
            <text:p>3836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464200">
            <text:p>4642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1429250">
            <text:p>142925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558000">
            <text:p>558000</text:p>
          </table:table-cell>
          <table:table-cell>
            <text:p/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office:value-type="float" office:value="314700">
            <text:p>3147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996600">
            <text:p>9966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510800">
            <text:p>5108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273400">
            <text:p>2734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189100">
            <text:p>1891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429000">
            <text:p>4290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120700">
            <text:p>1207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66700">
            <text:p>667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91100">
            <text:p>911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166700">
            <text:p>1667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65000">
            <text:p>3650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299700">
            <text:p>2997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349800">
            <text:p>3498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701400">
            <text:p>7014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575900">
            <text:p>5759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509300">
            <text:p>5093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316000">
            <text:p>3160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372100">
            <text:p>3721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410000">
            <text:p>4100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95800">
            <text:p>3958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96500">
            <text:p>3965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94300">
            <text:p>943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295800">
            <text:p>2958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80400">
            <text:p>3804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96200">
            <text:p>962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306300">
            <text:p>3063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12210">
            <text:p>31221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11723">
            <text:p>311723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03703">
            <text:p>303703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07609">
            <text:p>307609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595271">
            <text:p>595271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98073">
            <text:p>298073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02217">
            <text:p>302217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03879">
            <text:p>303879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285710">
            <text:p>28571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331930">
            <text:p>33193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561700">
            <text:p>5617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53812">
            <text:p>353812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311142">
            <text:p>311142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624200">
            <text:p>6242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498604.68">
            <text:p>498604.68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531621">
            <text:p>531621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379430">
            <text:p>37943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90530">
            <text:p>9053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532900">
            <text:p>5329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989680">
            <text:p>98968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98280">
            <text:p>9828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97255">
            <text:p>397255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45200">
            <text:p>452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48400">
            <text:p>484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100350">
            <text:p>10035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65200">
            <text:p>65200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109500">
            <text:p>109500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56100">
            <text:p>561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54510">
            <text:p>5451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717814">
            <text:p>717814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542800">
            <text:p>542800</text:p>
          </table:table-cell>
          <table:table-cell>
            <text:p/>
          </table:table-cell>
        </table:table-row>
        <table:table-row table:number-rows-repeated="17">
          <table:table-cell table:number-columns-repeated="9"/>
        </table:table-row>
        <table:table-row>
          <table:table-cell table:number-columns-repeated="7"/>
          <table:table-cell office:value-type="float" office:value="111500">
            <text:p>111500</text:p>
          </table:table-cell>
          <table:table-cell>
            <text:p/>
          </table:table-cell>
        </table:table-row>
        <table:table-row table:number-rows-repeated="19">
          <table:table-cell table:number-columns-repeated="9"/>
        </table:table-row>
        <table:table-row>
          <table:table-cell table:number-columns-repeated="7"/>
          <table:table-cell office:value-type="float" office:value="353500">
            <text:p>353500</text:p>
          </table:table-cell>
          <table:table-cell>
            <text:p/>
          </table:table-cell>
        </table:table-row>
        <table:table-row table:number-rows-repeated="22">
          <table:table-cell table:number-columns-repeated="9"/>
        </table:table-row>
        <table:table-row>
          <table:table-cell table:number-columns-repeated="7"/>
          <table:table-cell office:value-type="float" office:value="294430">
            <text:p>29443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314200">
            <text:p>3142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273500">
            <text:p>273500</text:p>
          </table:table-cell>
          <table:table-cell>
            <text:p/>
          </table:table-cell>
        </table:table-row>
        <table:table-row table:number-rows-repeated="20">
          <table:table-cell table:number-columns-repeated="9"/>
        </table:table-row>
        <table:table-row>
          <table:table-cell table:number-columns-repeated="7"/>
          <table:table-cell office:value-type="float" office:value="310000">
            <text:p>310000</text:p>
          </table:table-cell>
          <table:table-cell>
            <text:p/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office:value-type="float" office:value="170600">
            <text:p>1706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369000">
            <text:p>369000</text:p>
          </table:table-cell>
          <table:table-cell>
            <text:p/>
          </table:table-cell>
        </table:table-row>
        <table:table-row table:number-rows-repeated="21">
          <table:table-cell table:number-columns-repeated="9"/>
        </table:table-row>
        <table:table-row>
          <table:table-cell table:number-columns-repeated="7"/>
          <table:table-cell office:value-type="float" office:value="475000">
            <text:p>47500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529147">
            <text:p>529147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53890">
            <text:p>25389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15126">
            <text:p>315126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89576">
            <text:p>389576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484807">
            <text:p>484807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83000">
            <text:p>1830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80200">
            <text:p>1802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373502">
            <text:p>373502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01400">
            <text:p>2014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75600">
            <text:p>2756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197500">
            <text:p>1975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165600">
            <text:p>1656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96200">
            <text:p>962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6300">
            <text:p>263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302000">
            <text:p>302000</text:p>
          </table:table-cell>
          <table:table-cell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office:value-type="float" office:value="32000">
            <text:p>32000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145100">
            <text:p>145100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91200">
            <text:p>912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73000">
            <text:p>730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278000">
            <text:p>2780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61409.82">
            <text:p>61409.82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169656">
            <text:p>169656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82000">
            <text:p>2820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100200">
            <text:p>100200</text:p>
          </table:table-cell>
          <table:table-cell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office:value-type="float" office:value="121290">
            <text:p>12129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76600">
            <text:p>7660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233800">
            <text:p>233800</text:p>
          </table:table-cell>
          <table:table-cell>
            <text:p/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office:value-type="float" office:value="312800">
            <text:p>31280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office:value-type="float" office:value="0">
            <text:p>0</text:p>
          </table:table-cell>
          <table:table-cell>
            <text:p/>
          </table:table-cell>
        </table:table-row>
      </table:table>
      <table:table table:name="'file:///home/mixalako/Documents/EPU/rea-uc/datasets/Dataset-for-AI-tool_renovated-buildings-AUDITIEM-AR-1-ZONU-228-auditi-updated_ENG.xlsx'#Building series" table:print="false" table:style-name="ta_extref">
        <table:table-source xlink:type="simple" xlink:href="../Dataset-for-AI-tool_renovated-buildings-AUDITIEM-AR-1-ZONU-228-auditi-updated_ENG.xlsx" table:table-name="Building series" table:mode="copy-results-only"/>
        <table:table-column/>
        <table:table-row>
          <table:table-cell table:style-name="ce1" office:value-type="string">
            <text:p>Building serie</text:p>
          </table:table-cell>
        </table:table-row>
        <table:table-row>
          <table:table-cell table:style-name="ce1" office:value-type="string">
            <text:p>Staļina laika projekts</text:p>
          </table:table-cell>
        </table:table-row>
        <table:table-row>
          <table:table-cell table:style-name="ce1" office:value-type="string">
            <text:p>Staļina laika projekts 3.3</text:p>
          </table:table-cell>
        </table:table-row>
        <table:table-row>
          <table:table-cell table:style-name="ce1" office:value-type="string">
            <text:p>Staļina laika projekts 3.04</text:p>
          </table:table-cell>
        </table:table-row>
        <table:table-row>
          <table:table-cell table:style-name="ce1" office:value-type="string">
            <text:p>Staļina laika projekts 2.91</text:p>
          </table:table-cell>
        </table:table-row>
        <table:table-row>
          <table:table-cell table:style-name="ce1" office:value-type="string">
            <text:p>Staļina laika projekts 2.9</text:p>
          </table:table-cell>
        </table:table-row>
        <table:table-row>
          <table:table-cell table:style-name="ce1" office:value-type="string">
            <text:p>Staļina laika projekts 2.85</text:p>
          </table:table-cell>
        </table:table-row>
        <table:table-row>
          <table:table-cell table:style-name="ce1" office:value-type="string">
            <text:p>Staļina laika projekts 2.8</text:p>
          </table:table-cell>
        </table:table-row>
        <table:table-row>
          <table:table-cell table:style-name="ce1" office:value-type="string">
            <text:p>Staļina laika projekts 2.76</text:p>
          </table:table-cell>
        </table:table-row>
        <table:table-row>
          <table:table-cell table:style-name="ce1" office:value-type="string">
            <text:p>Staļina laika projekts 2.74</text:p>
          </table:table-cell>
        </table:table-row>
        <table:table-row>
          <table:table-cell table:style-name="ce1" office:value-type="string">
            <text:p>Staļina laika projekts 2.73</text:p>
          </table:table-cell>
        </table:table-row>
        <table:table-row>
          <table:table-cell table:style-name="ce1" office:value-type="string">
            <text:p>Staļina laika projekts 2.72</text:p>
          </table:table-cell>
        </table:table-row>
        <table:table-row>
          <table:table-cell table:style-name="ce1" office:value-type="string">
            <text:p>Staļina laika projekts 2.7</text:p>
          </table:table-cell>
        </table:table-row>
        <table:table-row>
          <table:table-cell table:style-name="ce1" office:value-type="string">
            <text:p>Staļina laika projekts 2.68</text:p>
          </table:table-cell>
        </table:table-row>
        <table:table-row>
          <table:table-cell table:style-name="ce1" office:value-type="string">
            <text:p>Hruščova (316. un 318. sērija) laika projekts</text:p>
          </table:table-cell>
        </table:table-row>
        <table:table-row>
          <table:table-cell table:style-name="ce1" office:value-type="string">
            <text:p>Hruščova (316. un 318. sērija) laika projekts 2.54</text:p>
          </table:table-cell>
        </table:table-row>
        <table:table-row>
          <table:table-cell table:style-name="ce1" office:value-type="string">
            <text:p>Hruščova (316. un 318. sērija) laika projekts 2.49</text:p>
          </table:table-cell>
        </table:table-row>
        <table:table-row>
          <table:table-cell table:style-name="ce1" office:value-type="string">
            <text:p>Hruščova (316. un 318. sērija) laika projekts 2.5</text:p>
          </table:table-cell>
        </table:table-row>
        <table:table-row>
          <table:table-cell table:style-name="ce1" office:value-type="string">
            <text:p>Hruščova (316. un 318. sērija) laika projekts 2.51</text:p>
          </table:table-cell>
        </table:table-row>
        <table:table-row>
          <table:table-cell table:style-name="ce1" office:value-type="string">
            <text:p>Hruščova (316. un 318. sērija) laika projekts 2.55</text:p>
          </table:table-cell>
        </table:table-row>
        <table:table-row>
          <table:table-cell table:style-name="ce1" office:value-type="string">
            <text:p>Hruščova (316. un 318. sērija) laika projekts 2.56</text:p>
          </table:table-cell>
        </table:table-row>
        <table:table-row>
          <table:table-cell table:style-name="ce1" office:value-type="string">
            <text:p>Hruščova (316. un 318. sērija) laika projekts 2.6</text:p>
          </table:table-cell>
        </table:table-row>
        <table:table-row>
          <table:table-cell table:style-name="ce1" office:value-type="string">
            <text:p>Hruščova (316. un 318. sērija) laika projekts 2.8</text:p>
          </table:table-cell>
        </table:table-row>
        <table:table-row>
          <table:table-cell table:style-name="ce1" office:value-type="string">
            <text:p>Hruščova (316. un 318. sērija) laika projekts 2.58</text:p>
          </table:table-cell>
        </table:table-row>
        <table:table-row>
          <table:table-cell table:style-name="ce1" office:value-type="string">
            <text:p>Hruščova (316. un 318. sērija) laika projekts 2.65</text:p>
          </table:table-cell>
        </table:table-row>
        <table:table-row>
          <table:table-cell table:style-name="ce1" office:value-type="string">
            <text:p>Hruščova (316. un 318. sērija) laika projekts 2.68</text:p>
          </table:table-cell>
        </table:table-row>
        <table:table-row>
          <table:table-cell table:style-name="ce1" office:value-type="string">
            <text:p>Hruščova (316. un 318. sērija) laika projekts 2.7</text:p>
          </table:table-cell>
        </table:table-row>
        <table:table-row>
          <table:table-cell table:style-name="ce1" office:value-type="string">
            <text:p>Hruščova (316. un 318. sērija) laika projekts 2.72</text:p>
          </table:table-cell>
        </table:table-row>
        <table:table-row>
          <table:table-cell table:style-name="ce1" office:value-type="string">
            <text:p>Hruščova (316. un 318. sērija) laika projekts 2.77</text:p>
          </table:table-cell>
        </table:table-row>
        <table:table-row>
          <table:table-cell table:style-name="ce1" office:value-type="string">
            <text:p>Hruščova (316. un 318. sērija) laika projekts 2.88</text:p>
          </table:table-cell>
        </table:table-row>
        <table:table-row>
          <table:table-cell table:style-name="ce1" office:value-type="string">
            <text:p>Hruščova (316. un 318. sērija) laika projekts 3.0</text:p>
          </table:table-cell>
        </table:table-row>
        <table:table-row>
          <table:table-cell table:style-name="ce1" office:value-type="string">
            <text:p>Hruščova ( 3 stāvu ķieģeļu mūra ēka)</text:p>
          </table:table-cell>
        </table:table-row>
        <table:table-row>
          <table:table-cell table:style-name="ce1" office:value-type="string">
            <text:p>Hruščova ( 3 stāvu ķieģeļu mūra ēka) 2.75</text:p>
          </table:table-cell>
        </table:table-row>
        <table:table-row>
          <table:table-cell table:style-name="ce1" office:value-type="string">
            <text:p>Hruščova ( 2 stāvu )</text:p>
          </table:table-cell>
        </table:table-row>
        <table:table-row>
          <table:table-cell table:style-name="ce1" office:value-type="string">
            <text:p>Brežņeva laika projekts</text:p>
          </table:table-cell>
        </table:table-row>
        <table:table-row>
          <table:table-cell table:style-name="ce1" office:value-type="string">
            <text:p>Lietuviešu projekts</text:p>
          </table:table-cell>
        </table:table-row>
        <table:table-row>
          <table:table-cell table:style-name="ce1" office:value-type="string">
            <text:p>Lietuviešu projekts 2.52</text:p>
          </table:table-cell>
        </table:table-row>
        <table:table-row>
          <table:table-cell table:style-name="ce1" office:value-type="string">
            <text:p>Lietuviešu projekts 2.53</text:p>
          </table:table-cell>
        </table:table-row>
        <table:table-row>
          <table:table-cell table:style-name="ce1" office:value-type="string">
            <text:p>Lietuviešu projekts 2.71</text:p>
          </table:table-cell>
        </table:table-row>
        <table:table-row>
          <table:table-cell table:style-name="ce1" office:value-type="string">
            <text:p>464. sērija (Lietuviešu projekts)</text:p>
          </table:table-cell>
        </table:table-row>
        <table:table-row>
          <table:table-cell table:style-name="ce1" office:value-type="string">
            <text:p>464. sērija (Lietuviešu projekts) 2.6</text:p>
          </table:table-cell>
        </table:table-row>
        <table:table-row>
          <table:table-cell table:style-name="ce1" office:value-type="string">
            <text:p>464. sērija (Lietuviešu projekts) 2.77</text:p>
          </table:table-cell>
        </table:table-row>
        <table:table-row>
          <table:table-cell table:style-name="ce1" office:value-type="string">
            <text:p>467. sērija</text:p>
          </table:table-cell>
        </table:table-row>
        <table:table-row>
          <table:table-cell table:style-name="ce1" office:value-type="string">
            <text:p>467. sērija 2.86</text:p>
          </table:table-cell>
        </table:table-row>
        <table:table-row>
          <table:table-cell table:style-name="ce1" office:value-type="string">
            <text:p>467. sērija 2.68</text:p>
          </table:table-cell>
        </table:table-row>
        <table:table-row>
          <table:table-cell table:style-name="ce1" office:value-type="string">
            <text:p>467. sērija 2.5</text:p>
          </table:table-cell>
        </table:table-row>
        <table:table-row>
          <table:table-cell table:style-name="ce1" office:value-type="string">
            <text:p>467. sērija 2.45</text:p>
          </table:table-cell>
        </table:table-row>
        <table:table-row>
          <table:table-cell table:style-name="ce1" office:value-type="string">
            <text:p>103. sērija</text:p>
          </table:table-cell>
        </table:table-row>
        <table:table-row>
          <table:table-cell table:style-name="ce1" office:value-type="string">
            <text:p>103. sērija 2.735</text:p>
          </table:table-cell>
        </table:table-row>
        <table:table-row>
          <table:table-cell table:style-name="ce1" office:value-type="string">
            <text:p>103. sērija 2.7</text:p>
          </table:table-cell>
        </table:table-row>
        <table:table-row>
          <table:table-cell table:style-name="ce1" office:value-type="string">
            <text:p>103. sērija 2.5</text:p>
          </table:table-cell>
        </table:table-row>
        <table:table-row>
          <table:table-cell table:style-name="ce1" office:value-type="string">
            <text:p>103. sērija 2.46</text:p>
          </table:table-cell>
        </table:table-row>
        <table:table-row>
          <table:table-cell table:style-name="ce1" office:value-type="string">
            <text:p>104. sērija</text:p>
          </table:table-cell>
        </table:table-row>
        <table:table-row>
          <table:table-cell table:style-name="ce1" office:value-type="string">
            <text:p>Mazģimeņu projekts</text:p>
          </table:table-cell>
        </table:table-row>
        <table:table-row>
          <table:table-cell table:style-name="ce1" office:value-type="string">
            <text:p>Mazģimeņu projekts 2.5</text:p>
          </table:table-cell>
        </table:table-row>
        <table:table-row>
          <table:table-cell table:style-name="ce1" office:value-type="string">
            <text:p>Mazģimeņu projekts 2.55</text:p>
          </table:table-cell>
        </table:table-row>
        <table:table-row>
          <table:table-cell table:style-name="ce1" office:value-type="string">
            <text:p>Mazģimeņu projekts 2.58</text:p>
          </table:table-cell>
        </table:table-row>
        <table:table-row>
          <table:table-cell table:style-name="ce1" office:value-type="string">
            <text:p>Čehu projekts</text:p>
          </table:table-cell>
        </table:table-row>
        <table:table-row>
          <table:table-cell table:style-name="ce1" office:value-type="string">
            <text:p>Čehu projekts 2.5</text:p>
          </table:table-cell>
        </table:table-row>
        <table:table-row>
          <table:table-cell table:style-name="ce1" office:value-type="string">
            <text:p>602. sērija</text:p>
          </table:table-cell>
        </table:table-row>
        <table:table-row>
          <table:table-cell table:style-name="ce1" office:value-type="string">
            <text:p>602. sērija 2.55</text:p>
          </table:table-cell>
        </table:table-row>
        <table:table-row>
          <table:table-cell table:style-name="ce1" office:value-type="string">
            <text:p>602. sērija 2.5</text:p>
          </table:table-cell>
        </table:table-row>
        <table:table-row>
          <table:table-cell table:style-name="ce1" office:value-type="string">
            <text:p>602. sērija 2.58</text:p>
          </table:table-cell>
        </table:table-row>
        <table:table-row>
          <table:table-cell table:style-name="ce1" office:value-type="string">
            <text:p>602. sērija 2.6</text:p>
          </table:table-cell>
        </table:table-row>
        <table:table-row>
          <table:table-cell table:style-name="ce1" office:value-type="string">
            <text:p>602. sērija 2.67</text:p>
          </table:table-cell>
        </table:table-row>
        <table:table-row>
          <table:table-cell table:style-name="ce1" office:value-type="string">
            <text:p>602. sērija 2.73</text:p>
          </table:table-cell>
        </table:table-row>
        <table:table-row>
          <table:table-cell table:style-name="ce1" office:value-type="string">
            <text:p>119. sērija</text:p>
          </table:table-cell>
        </table:table-row>
        <table:table-row>
          <table:table-cell table:style-name="ce1" office:value-type="string">
            <text:p>119. sērija 2.6</text:p>
          </table:table-cell>
        </table:table-row>
        <table:table-row>
          <table:table-cell table:style-name="ce1" office:value-type="string">
            <text:p>119. sērija 2.5</text:p>
          </table:table-cell>
        </table:table-row>
        <table:table-row>
          <table:table-cell table:style-name="ce1" office:value-type="string">
            <text:p>Franču projekts (Monolīta ēka)</text:p>
          </table:table-cell>
        </table:table-row>
        <table:table-row>
          <table:table-cell table:style-name="ce1" office:value-type="string">
            <text:p>Specprojekts</text:p>
          </table:table-cell>
        </table:table-row>
        <table:table-row>
          <table:table-cell table:style-name="ce1" office:value-type="string">
            <text:p>Specprojekts 2.49</text:p>
          </table:table-cell>
        </table:table-row>
        <table:table-row>
          <table:table-cell table:style-name="ce1" office:value-type="string">
            <text:p>Specprojekts 2.55</text:p>
          </table:table-cell>
        </table:table-row>
        <table:table-row>
          <table:table-cell table:style-name="ce1" office:value-type="string">
            <text:p>Specprojekts 2.61</text:p>
          </table:table-cell>
        </table:table-row>
        <table:table-row>
          <table:table-cell table:style-name="ce1" office:value-type="string">
            <text:p>Specprojekts 2.63</text:p>
          </table:table-cell>
        </table:table-row>
        <table:table-row>
          <table:table-cell table:style-name="ce1" office:value-type="string">
            <text:p>Specprojekts 2.65</text:p>
          </table:table-cell>
        </table:table-row>
        <table:table-row>
          <table:table-cell table:style-name="ce1" office:value-type="string">
            <text:p>Specprojekts 2.7</text:p>
          </table:table-cell>
        </table:table-row>
        <table:table-row>
          <table:table-cell table:style-name="ce1" office:value-type="string">
            <text:p>Specprojekts 2.73</text:p>
          </table:table-cell>
        </table:table-row>
        <table:table-row>
          <table:table-cell table:style-name="ce1" office:value-type="string">
            <text:p>Specprojekts 2.77</text:p>
          </table:table-cell>
        </table:table-row>
        <table:table-row>
          <table:table-cell table:style-name="ce1" office:value-type="string">
            <text:p>Specprojekts 2.8</text:p>
          </table:table-cell>
        </table:table-row>
        <table:table-row>
          <table:table-cell table:style-name="ce1" office:value-type="string">
            <text:p>Specprojekts 2.817</text:p>
          </table:table-cell>
        </table:table-row>
        <table:table-row>
          <table:table-cell table:style-name="ce1" office:value-type="string">
            <text:p>Specprojekts 2.83</text:p>
          </table:table-cell>
        </table:table-row>
        <table:table-row>
          <table:table-cell table:style-name="ce1" office:value-type="string">
            <text:p>Specprojekts 2.85</text:p>
          </table:table-cell>
        </table:table-row>
        <table:table-row>
          <table:table-cell table:style-name="ce1" office:value-type="string">
            <text:p>Specprojekts 3.0</text:p>
          </table:table-cell>
        </table:table-row>
        <table:table-row>
          <table:table-cell table:style-name="ce1" office:value-type="string">
            <text:p>Specprojekts 3.29</text:p>
          </table:table-cell>
        </table:table-row>
        <table:table-row>
          <table:table-cell table:style-name="ce1" office:value-type="string">
            <text:p>Specprojekts 3.4</text:p>
          </table:table-cell>
        </table:table-row>
        <table:table-row>
          <table:table-cell table:style-name="ce1" office:value-type="string">
            <text:p>Ļeņingradas projekts</text:p>
          </table:table-cell>
        </table:table-row>
        <table:table-row>
          <table:table-cell table:style-name="ce1" office:value-type="string">
            <text:p>Vācu projekts</text:p>
          </table:table-cell>
        </table:table-row>
        <table:table-row>
          <table:table-cell table:style-name="ce1" office:value-type="string">
            <text:p>Divstāvu ķieģeļu mūru ēka ar divām kāpņu telpām </text:p>
          </table:table-cell>
        </table:table-row>
        <table:table-row>
          <table:table-cell table:style-name="ce1" office:value-type="string">
            <text:p>Tipveida projekts</text:p>
          </table:table-cell>
        </table:table-row>
        <table:table-row>
          <table:table-cell table:style-name="ce1" office:value-type="string">
            <text:p>Pirmskara laika projekts</text:p>
          </table:table-cell>
        </table:table-row>
        <table:table-row>
          <table:table-cell table:style-name="ce1" office:value-type="string">
            <text:p>Pirmskara laika projekts 2.4</text:p>
          </table:table-cell>
        </table:table-row>
        <table:table-row>
          <table:table-cell table:style-name="ce1" office:value-type="string">
            <text:p>Pirmskara laika projekts 2.5</text:p>
          </table:table-cell>
        </table:table-row>
        <table:table-row>
          <table:table-cell table:style-name="ce1" office:value-type="string">
            <text:p>Pirmskara laika projekts 2.57</text:p>
          </table:table-cell>
        </table:table-row>
        <table:table-row>
          <table:table-cell table:style-name="ce1" office:value-type="string">
            <text:p>Pirmskara laika projekts 2.7</text:p>
          </table:table-cell>
        </table:table-row>
        <table:table-row>
          <table:table-cell table:style-name="ce1" office:value-type="string">
            <text:p>Pirmskara laika projekts 2.75</text:p>
          </table:table-cell>
        </table:table-row>
        <table:table-row>
          <table:table-cell table:style-name="ce1" office:value-type="string">
            <text:p>Pirmskara laika projekts 2.8</text:p>
          </table:table-cell>
        </table:table-row>
        <table:table-row>
          <table:table-cell table:style-name="ce1" office:value-type="string">
            <text:p>Pirmskara laika projekts 2.82</text:p>
          </table:table-cell>
        </table:table-row>
        <table:table-row>
          <table:table-cell table:style-name="ce1" office:value-type="string">
            <text:p>Pirmskara laika projekts 2.84</text:p>
          </table:table-cell>
        </table:table-row>
        <table:table-row>
          <table:table-cell table:style-name="ce1" office:value-type="string">
            <text:p>Pirmskara laika projekts 2.85</text:p>
          </table:table-cell>
        </table:table-row>
        <table:table-row>
          <table:table-cell table:style-name="ce1" office:value-type="string">
            <text:p>Pirmskara laika projekts 2.88</text:p>
          </table:table-cell>
        </table:table-row>
        <table:table-row>
          <table:table-cell table:style-name="ce1" office:value-type="string">
            <text:p>Pirmskara laika projekts 2.9</text:p>
          </table:table-cell>
        </table:table-row>
        <table:table-row>
          <table:table-cell table:style-name="ce1" office:value-type="string">
            <text:p>Pirmskara laika projekts 2.91</text:p>
          </table:table-cell>
        </table:table-row>
        <table:table-row>
          <table:table-cell table:style-name="ce1" office:value-type="string">
            <text:p>Pirmskara laika projekts 2.92</text:p>
          </table:table-cell>
        </table:table-row>
        <table:table-row>
          <table:table-cell table:style-name="ce1" office:value-type="string">
            <text:p>Pirmskara laika projekts 2.94</text:p>
          </table:table-cell>
        </table:table-row>
        <table:table-row>
          <table:table-cell table:style-name="ce1" office:value-type="string">
            <text:p>Pirmskara laika projekts 2.95</text:p>
          </table:table-cell>
        </table:table-row>
        <table:table-row>
          <table:table-cell table:style-name="ce1" office:value-type="string">
            <text:p>Pirmskara laika projekts 3.00</text:p>
          </table:table-cell>
        </table:table-row>
        <table:table-row>
          <table:table-cell table:style-name="ce1" office:value-type="string">
            <text:p>Pirmskara laika projekts 3.02</text:p>
          </table:table-cell>
        </table:table-row>
        <table:table-row>
          <table:table-cell table:style-name="ce1" office:value-type="string">
            <text:p>Pirmskara laika projekts 3.07</text:p>
          </table:table-cell>
        </table:table-row>
        <table:table-row>
          <table:table-cell table:style-name="ce1" office:value-type="string">
            <text:p>Pirmskara laika projekts 3.1</text:p>
          </table:table-cell>
        </table:table-row>
        <table:table-row>
          <table:table-cell table:style-name="ce1" office:value-type="string">
            <text:p>Pirmskara laika projekts 3.17</text:p>
          </table:table-cell>
        </table:table-row>
        <table:table-row>
          <table:table-cell table:style-name="ce1" office:value-type="string">
            <text:p>Pirmskara laika projekts 3.2</text:p>
          </table:table-cell>
        </table:table-row>
        <table:table-row>
          <table:table-cell table:style-name="ce1" office:value-type="string">
            <text:p>Pirmskara laika projekts 3.25</text:p>
          </table:table-cell>
        </table:table-row>
        <table:table-row>
          <table:table-cell table:style-name="ce1" office:value-type="string">
            <text:p>Pirmskara laika projekts 3.4</text:p>
          </table:table-cell>
        </table:table-row>
        <table:table-row>
          <table:table-cell table:style-name="ce1" office:value-type="string">
            <text:p>Ķieģeļu mūra ēka</text:p>
          </table:table-cell>
        </table:table-row>
        <table:table-row>
          <table:table-cell table:style-name="ce1" office:value-type="string">
            <text:p>Cits</text:p>
          </table:table-cell>
        </table:table-row>
        <table:table-row>
          <table:table-cell table:style-name="ce1" office:value-type="string">
            <text:p>Avg. indoor height (m)</text:p>
          </table:table-cell>
        </table:table-row>
        <table:table-row>
          <table:table-cell table:style-name="ce1" office:value-type="string">
            <text:p>Avg. indoor height (m)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.3">
            <text:p>3.3</text:p>
          </table:table-cell>
        </table:table-row>
        <table:table-row>
          <table:table-cell table:style-name="ce1" office:value-type="float" office:value="3.04">
            <text:p>3.04</text:p>
          </table:table-cell>
        </table:table-row>
        <table:table-row>
          <table:table-cell table:style-name="ce1" office:value-type="float" office:value="2.91">
            <text:p>2.91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float" office:value="2.85">
            <text:p>2.85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76">
            <text:p>2.76</text:p>
          </table:table-cell>
        </table:table-row>
        <table:table-row>
          <table:table-cell table:style-name="ce1" office:value-type="float" office:value="2.74">
            <text:p>2.74</text:p>
          </table:table-cell>
        </table:table-row>
        <table:table-row>
          <table:table-cell table:style-name="ce1" office:value-type="float" office:value="2.73">
            <text:p>2.73</text:p>
          </table:table-cell>
        </table:table-row>
        <table:table-row>
          <table:table-cell table:style-name="ce1" office:value-type="float" office:value="2.72">
            <text:p>2.72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68">
            <text:p>2.68</text:p>
          </table:table-cell>
        </table:table-row>
        <table:table-row>
          <table:table-cell table:style-name="ce1" office:value-type="float" office:value="2.53">
            <text:p>2.53</text:p>
          </table:table-cell>
        </table:table-row>
        <table:table-row>
          <table:table-cell table:style-name="ce1" office:value-type="float" office:value="2.54">
            <text:p>2.54</text:p>
          </table:table-cell>
        </table:table-row>
        <table:table-row>
          <table:table-cell table:style-name="ce1" office:value-type="float" office:value="2.49">
            <text:p>2.49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1">
            <text:p>2.51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56">
            <text:p>2.56</text:p>
          </table:table-cell>
        </table:table-row>
        <table:table-row>
          <table:table-cell table:style-name="ce1" office:value-type="float" office:value="2.6">
            <text:p>2.6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>
          <table:table-cell table:style-name="ce1" office:value-type="float" office:value="2.65">
            <text:p>2.65</text:p>
          </table:table-cell>
        </table:table-row>
        <table:table-row>
          <table:table-cell table:style-name="ce1" office:value-type="float" office:value="2.68">
            <text:p>2.68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72">
            <text:p>2.72</text:p>
          </table:table-cell>
        </table:table-row>
        <table:table-row>
          <table:table-cell table:style-name="ce1" office:value-type="float" office:value="2.77">
            <text:p>2.77</text:p>
          </table:table-cell>
        </table:table-row>
        <table:table-row>
          <table:table-cell table:style-name="ce1" office:value-type="float" office:value="2.88">
            <text:p>2.88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.69">
            <text:p>2.69</text:p>
          </table:table-cell>
        </table:table-row>
        <table:table-row>
          <table:table-cell table:style-name="ce1" office:value-type="float" office:value="2.75">
            <text:p>2.75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2">
            <text:p>2.52</text:p>
          </table:table-cell>
        </table:table-row>
        <table:table-row>
          <table:table-cell table:style-name="ce1" office:value-type="float" office:value="2.53">
            <text:p>2.53</text:p>
          </table:table-cell>
        </table:table-row>
        <table:table-row>
          <table:table-cell table:style-name="ce1" office:value-type="float" office:value="2.71">
            <text:p>2.71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6">
            <text:p>2.6</text:p>
          </table:table-cell>
        </table:table-row>
        <table:table-row>
          <table:table-cell table:style-name="ce1" office:value-type="float" office:value="2.77">
            <text:p>2.77</text:p>
          </table:table-cell>
        </table:table-row>
        <table:table-row>
          <table:table-cell table:style-name="ce1" office:value-type="float" office:value="2.75">
            <text:p>2.75</text:p>
          </table:table-cell>
        </table:table-row>
        <table:table-row>
          <table:table-cell table:style-name="ce1" office:value-type="float" office:value="2.86">
            <text:p>2.86</text:p>
          </table:table-cell>
        </table:table-row>
        <table:table-row>
          <table:table-cell table:style-name="ce1" office:value-type="float" office:value="2.68">
            <text:p>2.68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45">
            <text:p>2.45</text:p>
          </table:table-cell>
        </table:table-row>
        <table:table-row>
          <table:table-cell table:style-name="ce1" office:value-type="float" office:value="2.82">
            <text:p>2.82</text:p>
          </table:table-cell>
        </table:table-row>
        <table:table-row>
          <table:table-cell table:style-name="ce1" office:value-type="float" office:value="2.735">
            <text:p>2.735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46">
            <text:p>2.46</text:p>
          </table:table-cell>
        </table:table-row>
        <table:table-row>
          <table:table-cell table:style-name="ce1" office:value-type="float" office:value="2.52">
            <text:p>2.52</text:p>
          </table:table-cell>
        </table:table-row>
        <table:table-row>
          <table:table-cell table:style-name="ce1" office:value-type="float" office:value="2.52">
            <text:p>2.52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>
          <table:table-cell table:style-name="ce1" office:value-type="float" office:value="2.49">
            <text:p>2.49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6">
            <text:p>2.56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>
          <table:table-cell table:style-name="ce1" office:value-type="float" office:value="2.6">
            <text:p>2.6</text:p>
          </table:table-cell>
        </table:table-row>
        <table:table-row>
          <table:table-cell table:style-name="ce1" office:value-type="float" office:value="2.67">
            <text:p>2.67</text:p>
          </table:table-cell>
        </table:table-row>
        <table:table-row>
          <table:table-cell table:style-name="ce1" office:value-type="float" office:value="2.73">
            <text:p>2.73</text:p>
          </table:table-cell>
        </table:table-row>
        <table:table-row>
          <table:table-cell table:style-name="ce1" office:value-type="float" office:value="2.65">
            <text:p>2.65</text:p>
          </table:table-cell>
        </table:table-row>
        <table:table-row>
          <table:table-cell table:style-name="ce1" office:value-type="float" office:value="2.6">
            <text:p>2.6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49">
            <text:p>2.49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61">
            <text:p>2.61</text:p>
          </table:table-cell>
        </table:table-row>
        <table:table-row>
          <table:table-cell table:style-name="ce1" office:value-type="float" office:value="2.63">
            <text:p>2.63</text:p>
          </table:table-cell>
        </table:table-row>
        <table:table-row>
          <table:table-cell table:style-name="ce1" office:value-type="float" office:value="2.65">
            <text:p>2.65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73">
            <text:p>2.73</text:p>
          </table:table-cell>
        </table:table-row>
        <table:table-row>
          <table:table-cell table:style-name="ce1" office:value-type="float" office:value="2.77">
            <text:p>2.77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817">
            <text:p>2.817</text:p>
          </table:table-cell>
        </table:table-row>
        <table:table-row>
          <table:table-cell table:style-name="ce1" office:value-type="float" office:value="2.83">
            <text:p>2.83</text:p>
          </table:table-cell>
        </table:table-row>
        <table:table-row>
          <table:table-cell table:style-name="ce1" office:value-type="float" office:value="2.85">
            <text:p>2.85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.29">
            <text:p>3.29</text:p>
          </table:table-cell>
        </table:table-row>
        <table:table-row>
          <table:table-cell table:style-name="ce1" office:value-type="float" office:value="3.4">
            <text:p>3.4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2.94">
            <text:p>2.94</text:p>
          </table:table-cell>
        </table:table-row>
        <table:table-row>
          <table:table-cell table:style-name="ce1" office:value-type="float" office:value="2.94">
            <text:p>2.94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68">
            <text:p>2.68</text:p>
          </table:table-cell>
        </table:table-row>
        <table:table-row>
          <table:table-cell table:style-name="ce1" office:value-type="float" office:value="2.4">
            <text:p>2.4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7">
            <text:p>2.57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75">
            <text:p>2.75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82">
            <text:p>2.82</text:p>
          </table:table-cell>
        </table:table-row>
        <table:table-row>
          <table:table-cell table:style-name="ce1" office:value-type="float" office:value="2.84">
            <text:p>2.84</text:p>
          </table:table-cell>
        </table:table-row>
        <table:table-row>
          <table:table-cell table:style-name="ce1" office:value-type="float" office:value="2.85">
            <text:p>2.85</text:p>
          </table:table-cell>
        </table:table-row>
        <table:table-row>
          <table:table-cell table:style-name="ce1" office:value-type="float" office:value="2.88">
            <text:p>2.88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float" office:value="2.91">
            <text:p>2.91</text:p>
          </table:table-cell>
        </table:table-row>
        <table:table-row>
          <table:table-cell table:style-name="ce1" office:value-type="float" office:value="2.92">
            <text:p>2.92</text:p>
          </table:table-cell>
        </table:table-row>
        <table:table-row>
          <table:table-cell table:style-name="ce1" office:value-type="float" office:value="2.94">
            <text:p>2.94</text:p>
          </table:table-cell>
        </table:table-row>
        <table:table-row>
          <table:table-cell table:style-name="ce1" office:value-type="float" office:value="2.95">
            <text:p>2.95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.02">
            <text:p>3.02</text:p>
          </table:table-cell>
        </table:table-row>
        <table:table-row>
          <table:table-cell table:style-name="ce1" office:value-type="float" office:value="3.07">
            <text:p>3.07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3.17">
            <text:p>3.17</text:p>
          </table:table-cell>
        </table:table-row>
        <table:table-row>
          <table:table-cell table:style-name="ce1" office:value-type="float" office:value="3.2">
            <text:p>3.2</text:p>
          </table:table-cell>
        </table:table-row>
        <table:table-row>
          <table:table-cell table:style-name="ce1" office:value-type="float" office:value="3.25">
            <text:p>3.25</text:p>
          </table:table-cell>
        </table:table-row>
        <table:table-row>
          <table:table-cell table:style-name="ce1" office:value-type="float" office:value="3.4">
            <text:p>3.4</text:p>
          </table:table-cell>
        </table:table-row>
        <table:table-row>
          <table:table-cell table:style-name="ce1" office:value-type="float" office:value="3.17">
            <text:p>3.17</text:p>
          </table:table-cell>
        </table:table-row>
        <table:table-row>
          <table:table-cell table:style-name="ce1" office:value-type="string">
            <text:p>Column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Column1</text:p>
          </table:table-cell>
        </table:table-row>
        <table:table-row table:number-rows-repeated="232">
          <table:table-cell table:number-columns-repeated="1"/>
        </table:table-row>
        <table:table-row>
          <table:table-cell table:style-name="ce1" office:value-type="string">
            <text:p>Total:</text:p>
          </table:table-cell>
        </table:table-row>
        <table:table-row>
          <table:table-cell table:style-name="ce1" office:value-type="string">
            <text:p>Amount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227">
            <text:p>227</text:p>
          </table:table-cell>
        </table:table-row>
        <table:table-row>
          <table:table-cell table:style-name="ce1" office:value-type="string">
            <text:p>Building Serie Code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64">
            <text:p>464</text:p>
          </table:table-cell>
        </table:table-row>
        <table:table-row>
          <table:table-cell table:style-name="ce1" office:value-type="float" office:value="464">
            <text:p>464</text:p>
          </table:table-cell>
        </table:table-row>
        <table:table-row>
          <table:table-cell table:style-name="ce1" office:value-type="float" office:value="464">
            <text:p>464</text:p>
          </table:table-cell>
        </table:table-row>
        <table:table-row>
          <table:table-cell table:style-name="ce1" office:value-type="float" office:value="467">
            <text:p>467</text:p>
          </table:table-cell>
        </table:table-row>
        <table:table-row>
          <table:table-cell table:style-name="ce1" office:value-type="float" office:value="467">
            <text:p>467</text:p>
          </table:table-cell>
        </table:table-row>
        <table:table-row>
          <table:table-cell table:style-name="ce1" office:value-type="float" office:value="467">
            <text:p>467</text:p>
          </table:table-cell>
        </table:table-row>
        <table:table-row>
          <table:table-cell table:style-name="ce1" office:value-type="float" office:value="467">
            <text:p>467</text:p>
          </table:table-cell>
        </table:table-row>
        <table:table-row>
          <table:table-cell table:style-name="ce1" office:value-type="float" office:value="467">
            <text:p>467</text:p>
          </table:table-cell>
        </table:table-row>
        <table:table-row>
          <table:table-cell table:style-name="ce1" office:value-type="float" office:value="103">
            <text:p>103</text:p>
          </table:table-cell>
        </table:table-row>
        <table:table-row>
          <table:table-cell table:style-name="ce1" office:value-type="float" office:value="103">
            <text:p>103</text:p>
          </table:table-cell>
        </table:table-row>
        <table:table-row>
          <table:table-cell table:style-name="ce1" office:value-type="float" office:value="103">
            <text:p>103</text:p>
          </table:table-cell>
        </table:table-row>
        <table:table-row>
          <table:table-cell table:style-name="ce1" office:value-type="float" office:value="103">
            <text:p>103</text:p>
          </table:table-cell>
        </table:table-row>
        <table:table-row>
          <table:table-cell table:style-name="ce1" office:value-type="float" office:value="103">
            <text:p>103</text:p>
          </table:table-cell>
        </table:table-row>
        <table:table-row>
          <table:table-cell table:style-name="ce1" office:value-type="float" office:value="104">
            <text:p>104</text:p>
          </table:table-cell>
        </table:table-row>
        <table:table-row>
          <table:table-cell table:style-name="ce1" office:value-type="float" office:value="102">
            <text:p>102</text:p>
          </table:table-cell>
        </table:table-row>
        <table:table-row>
          <table:table-cell table:style-name="ce1" office:value-type="float" office:value="102">
            <text:p>102</text:p>
          </table:table-cell>
        </table:table-row>
        <table:table-row>
          <table:table-cell table:style-name="ce1" office:value-type="float" office:value="102">
            <text:p>102</text:p>
          </table:table-cell>
        </table:table-row>
        <table:table-row>
          <table:table-cell table:style-name="ce1" office:value-type="float" office:value="102">
            <text:p>102</text:p>
          </table:table-cell>
        </table:table-row>
        <table:table-row>
          <table:table-cell table:style-name="ce1" office:value-type="float" office:value="101">
            <text:p>101</text:p>
          </table:table-cell>
        </table:table-row>
        <table:table-row>
          <table:table-cell table:style-name="ce1" office:value-type="float" office:value="101">
            <text:p>101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119">
            <text:p>119</text:p>
          </table:table-cell>
        </table:table-row>
        <table:table-row>
          <table:table-cell table:style-name="ce1" office:value-type="float" office:value="119">
            <text:p>119</text:p>
          </table:table-cell>
        </table:table-row>
        <table:table-row>
          <table:table-cell table:style-name="ce1" office:value-type="float" office:value="119">
            <text:p>119</text:p>
          </table:table-cell>
        </table:table-row>
        <table:table-row>
          <table:table-cell table:style-name="ce1" office:value-type="float" office:value="105">
            <text:p>105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text> 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5:03:53.592181243</meta:creation-date>
    <dc:date>2022-12-07T15:04:12.443784025</dc:date>
    <meta:editing-duration>PT23S</meta:editing-duration>
    <meta:editing-cycles>1</meta:editing-cycles>
    <meta:document-statistic meta:table-count="1" meta:cell-count="9225" meta:object-count="466"/>
    <meta:generator>LibreOffice/6.0.7.3$Linux_X86_64 LibreOffice_project/00m0$Build-3</meta:generator>
  </office:meta>
</office:document-meta>
</file>